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0000000100000001079230C28.png" manifest:media-type="image/png"/>
  <manifest:file-entry manifest:full-path="Pictures/100000000000013C00000080B951325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6" style:family="table-column">
      <style:table-column-properties fo:break-before="auto" style:column-width="1.354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1728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9154in"/>
    </style:style>
    <style:style style:name="co16" style:family="table-column">
      <style:table-column-properties fo:break-before="auto" style:column-width="3.9874in"/>
    </style:style>
    <style:style style:name="co17" style:family="table-column">
      <style:table-column-properties fo:break-before="auto" style:column-width="1.1945in"/>
    </style:style>
    <style:style style:name="co18" style:family="table-column">
      <style:table-column-properties fo:break-before="auto" style:column-width="1.5492in"/>
    </style:style>
    <style:style style:name="co19" style:family="table-column">
      <style:table-column-properties fo:break-before="auto" style:column-width="1.6898in"/>
    </style:style>
    <style:style style:name="co20" style:family="table-column">
      <style:table-column-properties fo:break-before="auto" style:column-width="2.0445in"/>
    </style:style>
    <style:style style:name="co21" style:family="table-column">
      <style:table-column-properties fo:break-before="auto" style:column-width="2.0661in"/>
    </style:style>
    <style:style style:name="co22" style:family="table-column">
      <style:table-column-properties fo:break-before="auto" style:column-width="2.389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1.4311in"/>
    </style:style>
    <style:style style:name="co25" style:family="table-column">
      <style:table-column-properties fo:break-before="auto" style:column-width="1.8937in"/>
    </style:style>
    <style:style style:name="co26" style:family="table-column">
      <style:table-column-properties fo:break-before="auto" style:column-width="2.4752in"/>
    </style:style>
    <style:style style:name="co27" style:family="table-column">
      <style:table-column-properties fo:break-before="auto" style:column-width="2.378in"/>
    </style:style>
    <style:style style:name="co28" style:family="table-column">
      <style:table-column-properties fo:break-before="auto" style:column-width="0.6in"/>
    </style:style>
    <style:style style:name="co29" style:family="table-column">
      <style:table-column-properties fo:break-before="auto" style:column-width="0.8465in"/>
    </style:style>
    <style:style style:name="co30" style:family="table-column">
      <style:table-column-properties fo:break-before="auto" style:column-width="0.6752in"/>
    </style:style>
    <style:style style:name="co31" style:family="table-column">
      <style:table-column-properties fo:break-before="auto" style:column-width="0.6429in"/>
    </style:style>
    <style:style style:name="co32" style:family="table-column">
      <style:table-column-properties fo:break-before="auto" style:column-width="0.5681in"/>
    </style:style>
    <style:style style:name="co33" style:family="table-column">
      <style:table-column-properties fo:break-before="auto" style:column-width="0.7827in"/>
    </style:style>
    <style:style style:name="co34" style:family="table-column">
      <style:table-column-properties fo:break-before="auto" style:column-width="0.7075in"/>
    </style:style>
    <style:style style:name="co35" style:family="table-column">
      <style:table-column-properties fo:break-before="auto" style:column-width="0.7209in"/>
    </style:style>
    <style:style style:name="co36" style:family="table-column">
      <style:table-column-properties fo:break-before="auto" style:column-width="0.85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1.4138in"/>
    </style:style>
    <style:style style:name="co39" style:family="table-column">
      <style:table-column-properties fo:break-before="auto" style:column-width="1.8189in"/>
    </style:style>
    <style:style style:name="co40" style:family="table-column">
      <style:table-column-properties fo:break-before="auto" style:column-width="1.9583in"/>
    </style:style>
    <style:style style:name="co41" style:family="table-column">
      <style:table-column-properties fo:break-before="auto" style:column-width="2.0752in"/>
    </style:style>
    <style:style style:name="co42" style:family="table-column">
      <style:table-column-properties fo:break-before="auto" style:column-width="1.8291in"/>
    </style:style>
    <style:style style:name="co43" style:family="table-column">
      <style:table-column-properties fo:break-before="auto" style:column-width="0.6665in"/>
    </style:style>
    <style:style style:name="co44" style:family="table-column">
      <style:table-column-properties fo:break-before="auto" style:column-width="0.9283in"/>
    </style:style>
    <style:style style:name="co45" style:family="table-column">
      <style:table-column-properties fo:break-before="auto" style:column-width="1.4201in"/>
    </style:style>
    <style:style style:name="co46" style:family="table-column">
      <style:table-column-properties fo:break-before="auto" style:column-width="0.7744in"/>
    </style:style>
    <style:style style:name="co47" style:family="table-column">
      <style:table-column-properties fo:break-before="auto" style:column-width="1.4744in"/>
    </style:style>
    <style:style style:name="co48" style:family="table-column">
      <style:table-column-properties fo:break-before="auto" style:column-width="1.8402in"/>
    </style:style>
    <style:style style:name="co49" style:family="table-column">
      <style:table-column-properties fo:break-before="auto" style:column-width="1.9693in"/>
    </style:style>
    <style:style style:name="co50" style:family="table-column">
      <style:table-column-properties fo:break-before="auto" style:column-width="0.8071in"/>
    </style:style>
    <style:style style:name="co51" style:family="table-column">
      <style:table-column-properties fo:break-before="auto" style:column-width="0.9681in"/>
    </style:style>
    <style:style style:name="co52" style:family="table-column">
      <style:table-column-properties fo:break-before="auto" style:column-width="0.9252in"/>
    </style:style>
    <style:style style:name="co53" style:family="table-column">
      <style:table-column-properties fo:break-before="auto" style:column-width="0.8929in"/>
    </style:style>
    <style:style style:name="co54" style:family="table-column">
      <style:table-column-properties fo:break-before="auto" style:column-width="1.0008in"/>
    </style:style>
    <style:style style:name="co55" style:family="table-column">
      <style:table-column-properties fo:break-before="auto" style:column-width="1.6252in"/>
    </style:style>
    <style:style style:name="co56" style:family="table-column">
      <style:table-column-properties fo:break-before="auto" style:column-width="2.0126in"/>
    </style:style>
    <style:style style:name="co57" style:family="table-column">
      <style:table-column-properties fo:break-before="auto" style:column-width="2.0346in"/>
    </style:style>
    <style:style style:name="co58" style:family="table-column">
      <style:table-column-properties fo:break-before="auto" style:column-width="0.7425in"/>
    </style:style>
    <style:style style:name="co59" style:family="table-column">
      <style:table-column-properties fo:break-before="auto" style:column-width="0.5917in"/>
    </style:style>
    <style:style style:name="co60" style:family="table-column">
      <style:table-column-properties fo:break-before="auto" style:column-width="0.7311in"/>
    </style:style>
    <style:style style:name="co61" style:family="table-column">
      <style:table-column-properties fo:break-before="auto" style:column-width="1.5181in"/>
    </style:style>
    <style:style style:name="co62" style:family="table-column">
      <style:table-column-properties fo:break-before="auto" style:column-width="1.8075in"/>
    </style:style>
    <style:style style:name="co63" style:family="table-column">
      <style:table-column-properties fo:break-before="auto" style:column-width="1.8618in"/>
    </style:style>
    <style:style style:name="co64" style:family="table-column">
      <style:table-column-properties fo:break-before="auto" style:column-width="1.8898in"/>
    </style:style>
    <style:style style:name="co65" style:family="table-column">
      <style:table-column-properties fo:break-before="auto" style:column-width="0.7638in"/>
    </style:style>
    <style:style style:name="co70" style:family="table-column">
      <style:table-column-properties fo:break-before="auto" style:column-width="0.961in"/>
    </style:style>
    <style:style style:name="co71" style:family="table-column">
      <style:table-column-properties fo:break-before="auto" style:column-width="0.678in"/>
    </style:style>
    <style:style style:name="co72" style:family="table-column">
      <style:table-column-properties fo:break-before="auto" style:column-width="1.3126in"/>
    </style:style>
    <style:style style:name="co73" style:family="table-column">
      <style:table-column-properties fo:break-before="auto" style:column-width="0.7098in"/>
    </style:style>
    <style:style style:name="co74" style:family="table-column">
      <style:table-column-properties fo:break-before="auto" style:column-width="1.2264in"/>
    </style:style>
    <style:style style:name="co75" style:family="table-column">
      <style:table-column-properties fo:break-before="auto" style:column-width="1.7583in"/>
    </style:style>
    <style:style style:name="co76" style:family="table-column">
      <style:table-column-properties fo:break-before="auto" style:column-width="2.1091in"/>
    </style:style>
    <style:style style:name="co77" style:family="table-column">
      <style:table-column-properties fo:break-before="auto" style:column-width="2.228in"/>
    </style:style>
    <style:style style:name="co78" style:family="table-column">
      <style:table-column-properties fo:break-before="auto" style:column-width="2.0984in"/>
    </style:style>
    <style:style style:name="co79" style:family="table-column">
      <style:table-column-properties fo:break-before="auto" style:column-width="0.5252in"/>
    </style:style>
    <style:style style:name="co80" style:family="table-column">
      <style:table-column-properties fo:break-before="auto" style:column-width="1.2756in"/>
    </style:style>
    <style:style style:name="co81" style:family="table-column">
      <style:table-column-properties fo:break-before="auto" style:column-width="0.7181in"/>
    </style:style>
    <style:style style:name="co82" style:family="table-column">
      <style:table-column-properties fo:break-before="auto" style:column-width="1.3508in"/>
    </style:style>
    <style:style style:name="co83" style:family="table-column">
      <style:table-column-properties fo:break-before="auto" style:column-width="1.6929in"/>
    </style:style>
    <style:style style:name="co84" style:family="table-column">
      <style:table-column-properties fo:break-before="auto" style:column-width="1.8835in"/>
    </style:style>
    <style:style style:name="co85" style:family="table-column">
      <style:table-column-properties fo:break-before="auto" style:column-width="2.4102in"/>
    </style:style>
    <style:style style:name="ro17" style:family="table-row">
      <style:table-row-properties style:row-height="0.2484in" fo:break-before="auto" style:use-optimal-row-height="false"/>
    </style:style>
    <style:style style:name="ro79" style:family="table-row">
      <style:table-row-properties style:row-height="0.4866in" fo:break-before="auto" style:use-optimal-row-height="false"/>
    </style:style>
    <style:style style:name="ro80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681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2791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4" style:family="table-row">
      <style:table-row-properties style:row-height="0.1756in" fo:break-before="auto" style:use-optimal-row-height="true"/>
    </style:style>
    <style:style style:name="ro15" style:family="table-row">
      <style:table-row-properties style:row-height="0.1846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7043in" fo:break-before="auto" style:use-optimal-row-height="fals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0.2071in" fo:break-before="auto" style:use-optimal-row-height="false"/>
    </style:style>
    <style:style style:name="ro22" style:family="table-row">
      <style:table-row-properties style:row-height="0.228in" fo:break-before="auto" style:use-optimal-row-height="false"/>
    </style:style>
    <style:style style:name="ro23" style:family="table-row">
      <style:table-row-properties style:row-height="0.2071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1.5752in" fo:break-before="auto" style:use-optimal-row-height="true"/>
    </style:style>
    <style:style style:name="ro28" style:family="table-row">
      <style:table-row-properties style:row-height="1.4193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ro30" style:family="table-row">
      <style:table-row-properties style:row-height="1.2638in" fo:break-before="auto" style:use-optimal-row-height="true"/>
    </style:style>
    <style:style style:name="ro31" style:family="table-row">
      <style:table-row-properties style:row-height="0.1791in" fo:break-before="auto" style:use-optimal-row-height="true"/>
    </style:style>
    <style:style style:name="ro32" style:family="table-row">
      <style:table-row-properties style:row-height="0.3626in" fo:break-before="auto" style:use-optimal-row-height="false"/>
    </style:style>
    <style:style style:name="ro33" style:family="table-row">
      <style:table-row-properties style:row-height="1.4091in" fo:break-before="auto" style:use-optimal-row-height="false"/>
    </style:style>
    <style:style style:name="ro34" style:family="table-row">
      <style:table-row-properties style:row-height="0.8492in" fo:break-before="auto" style:use-optimal-row-height="false"/>
    </style:style>
    <style:style style:name="ro35" style:family="table-row">
      <style:table-row-properties style:row-height="1.3055in" fo:break-before="auto" style:use-optimal-row-height="false"/>
    </style:style>
    <style:style style:name="ro36" style:family="table-row">
      <style:table-row-properties style:row-height="1.0154in" fo:break-before="auto" style:use-optimal-row-height="false"/>
    </style:style>
    <style:style style:name="ro37" style:family="table-row">
      <style:table-row-properties style:row-height="0.5181in" fo:break-before="auto" style:use-optimal-row-height="false"/>
    </style:style>
    <style:style style:name="ro38" style:family="table-row">
      <style:table-row-properties style:row-height="1.1811in" fo:break-before="auto" style:use-optimal-row-height="false"/>
    </style:style>
    <style:style style:name="ro39" style:family="table-row">
      <style:table-row-properties style:row-height="0.8598in" fo:break-before="auto" style:use-optimal-row-height="false"/>
    </style:style>
    <style:style style:name="ro40" style:family="table-row">
      <style:table-row-properties style:row-height="0.9118in" fo:break-before="auto" style:use-optimal-row-height="false"/>
    </style:style>
    <style:style style:name="ro41" style:family="table-row">
      <style:table-row-properties style:row-height="1.1602in" fo:break-before="auto" style:use-optimal-row-height="false"/>
    </style:style>
    <style:style style:name="ro42" style:family="table-row">
      <style:table-row-properties style:row-height="0.6839in" fo:break-before="auto" style:use-optimal-row-height="false"/>
    </style:style>
    <style:style style:name="ro43" style:family="table-row">
      <style:table-row-properties style:row-height="0.9839in" fo:break-before="auto" style:use-optimal-row-height="false"/>
    </style:style>
    <style:style style:name="ro44" style:family="table-row">
      <style:table-row-properties style:row-height="1.0571in" fo:break-before="auto" style:use-optimal-row-height="false"/>
    </style:style>
    <style:style style:name="ro45" style:family="table-row">
      <style:table-row-properties style:row-height="0.8083in" fo:break-before="auto" style:use-optimal-row-height="false"/>
    </style:style>
    <style:style style:name="ro46" style:family="table-row">
      <style:table-row-properties style:row-height="0.9429in" fo:break-before="auto" style:use-optimal-row-height="false"/>
    </style:style>
    <style:style style:name="ro47" style:family="table-row">
      <style:table-row-properties style:row-height="0.9736in" fo:break-before="auto" style:use-optimal-row-height="false"/>
    </style:style>
    <style:style style:name="ro48" style:family="table-row">
      <style:table-row-properties style:row-height="0.7772in" fo:break-before="auto" style:use-optimal-row-height="false"/>
    </style:style>
    <style:style style:name="ro49" style:family="table-row">
      <style:table-row-properties style:row-height="1.0984in" fo:break-before="auto" style:use-optimal-row-height="false"/>
    </style:style>
    <style:style style:name="ro50" style:family="table-row">
      <style:table-row-properties style:row-height="0.9535in" fo:break-before="auto" style:use-optimal-row-height="false"/>
    </style:style>
    <style:style style:name="ro51" style:family="table-row">
      <style:table-row-properties style:row-height="0.7457in" fo:break-before="auto" style:use-optimal-row-height="false"/>
    </style:style>
    <style:style style:name="ro52" style:family="table-row">
      <style:table-row-properties style:row-height="3.2854in" fo:break-before="auto" style:use-optimal-row-height="true"/>
    </style:style>
    <style:style style:name="ro53" style:family="table-row">
      <style:table-row-properties style:row-height="0.6937in" fo:break-before="auto" style:use-optimal-row-height="false"/>
    </style:style>
    <style:style style:name="ro54" style:family="table-row">
      <style:table-row-properties style:row-height="0.798in" fo:break-before="auto" style:use-optimal-row-height="false"/>
    </style:style>
    <style:style style:name="ro55" style:family="table-row">
      <style:table-row-properties style:row-height="1.3472in" fo:break-before="auto" style:use-optimal-row-height="false"/>
    </style:style>
    <style:style style:name="ro56" style:family="table-row">
      <style:table-row-properties style:row-height="1.0362in" fo:break-before="auto" style:use-optimal-row-height="false"/>
    </style:style>
    <style:style style:name="ro57" style:family="table-row">
      <style:table-row-properties style:row-height="0.5075in" fo:break-before="auto" style:use-optimal-row-height="false"/>
    </style:style>
    <style:style style:name="ro58" style:family="table-row">
      <style:table-row-properties style:row-height="0.539in" fo:break-before="auto" style:use-optimal-row-height="false"/>
    </style:style>
    <style:style style:name="ro59" style:family="table-row">
      <style:table-row-properties style:row-height="1.0256in" fo:break-before="auto" style:use-optimal-row-height="false"/>
    </style:style>
    <style:style style:name="ro60" style:family="table-row">
      <style:table-row-properties style:row-height="0.7146in" fo:break-before="auto" style:use-optimal-row-height="false"/>
    </style:style>
    <style:style style:name="ro61" style:family="table-row">
      <style:table-row-properties style:row-height="1.2638in" fo:break-before="auto" style:use-optimal-row-height="false"/>
    </style:style>
    <style:style style:name="ro62" style:family="table-row">
      <style:table-row-properties style:row-height="0.6217in" fo:break-before="auto" style:use-optimal-row-height="false"/>
    </style:style>
    <style:style style:name="ro63" style:family="table-row">
      <style:table-row-properties style:row-height="0.3311in" fo:break-before="auto" style:use-optimal-row-height="false"/>
    </style:style>
    <style:style style:name="ro64" style:family="table-row">
      <style:table-row-properties style:row-height="0.8807in" fo:break-before="auto" style:use-optimal-row-height="false"/>
    </style:style>
    <style:style style:name="ro65" style:family="table-row">
      <style:table-row-properties style:row-height="2.0417in" fo:break-before="auto" style:use-optimal-row-height="true"/>
    </style:style>
    <style:style style:name="ro66" style:family="table-row">
      <style:table-row-properties style:row-height="0.9016in" fo:break-before="auto" style:use-optimal-row-height="false"/>
    </style:style>
    <style:style style:name="ro67" style:family="table-row">
      <style:table-row-properties style:row-height="1.0465in" fo:break-before="auto" style:use-optimal-row-height="false"/>
    </style:style>
    <style:style style:name="ro68" style:family="table-row">
      <style:table-row-properties style:row-height="1.6992in" fo:break-before="auto" style:use-optimal-row-height="false"/>
    </style:style>
    <style:style style:name="ro69" style:family="table-row">
      <style:table-row-properties style:row-height="0.6634in" fo:break-before="auto" style:use-optimal-row-height="false"/>
    </style:style>
    <style:style style:name="ro70" style:family="table-row">
      <style:table-row-properties style:row-height="1.3882in" fo:break-before="auto" style:use-optimal-row-height="false"/>
    </style:style>
    <style:style style:name="ro71" style:family="table-row">
      <style:table-row-properties style:row-height="0.5902in" fo:break-before="auto" style:use-optimal-row-height="false"/>
    </style:style>
    <style:style style:name="ro72" style:family="table-row">
      <style:table-row-properties style:row-height="0.922in" fo:break-before="auto" style:use-optimal-row-height="false"/>
    </style:style>
    <style:style style:name="ro73" style:family="table-row">
      <style:table-row-properties style:row-height="0.4453in" fo:break-before="auto" style:use-optimal-row-height="false"/>
    </style:style>
    <style:style style:name="ro74" style:family="table-row">
      <style:table-row-properties style:row-height="1.3783in" fo:break-before="auto" style:use-optimal-row-height="false"/>
    </style:style>
    <style:style style:name="ro75" style:family="table-row">
      <style:table-row-properties style:row-height="0.8189in" fo:break-before="auto" style:use-optimal-row-height="false"/>
    </style:style>
    <style:style style:name="ro76" style:family="table-row">
      <style:table-row-properties style:row-height="0.6425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style:text-position="" fo:font-size="10pt" style:font-size-asian="10pt" style:font-size-complex="10pt"/>
    </style:style>
    <style:style style:name="ce27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/>
      <style:text-properties style:text-position="" fo:font-size="10pt" style:font-size-asian="10pt" style:font-size-complex="10pt"/>
    </style:style>
    <style:style style:name="ce2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6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6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35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9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27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ackground-color="#999999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80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8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fo:background-color="#cccccc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fo:background-color="#b3b3b3"/>
    </style:style>
    <style:style style:name="ce10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110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bold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bold"/>
    </style:style>
    <style:style style:name="ce115" style:family="table-cell" style:parent-style-name="Default">
      <style:table-cell-properties fo:wrap-option="wrap" fo:border="0.06pt solid #000000"/>
      <style:text-properties fo:font-weight="bold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#cccccc"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fo:background-color="#b3b3b3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#00cccc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3" style:family="table-cell" style:parent-style-name="Default">
      <style:table-cell-properties fo:background-color="#00cccc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3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4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54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5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66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77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7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Normal_5f_Sheet1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90" style:family="table-cell" style:parent-style-name="Default">
      <style:text-properties fo:font-weight="normal" style:font-weight-asian="normal" style:font-weight-complex="normal"/>
    </style:style>
    <style:style style:name="ce19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ext-properties fo:color="#000000"/>
    </style:style>
    <style:style style:name="ce193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2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fo:border="0.06pt solid #000000"/>
      <style:text-properties fo:color="#000000"/>
    </style:style>
    <style:style style:name="ce21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ext-properties fo:color="#000000" fo:font-weight="normal" style:font-weight-asian="normal" style:font-weight-complex="normal"/>
    </style:style>
    <style:style style:name="ce21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able-cell-properties style:diagonal-bl-tr="none" style:diagonal-tl-br="none" fo:background-color="transparent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diagonal-bl-tr="none" style:diagonal-tl-br="none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style:diagonal-bl-tr="none" style:diagonal-tl-br="none" fo:background-color="transparent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8" style:family="table-cell" style:parent-style-name="Default">
      <style:table-cell-properties style:diagonal-bl-tr="none" style:diagonal-tl-br="none" fo:background-color="transparent" fo:border="0.06pt solid #000000"/>
      <style:text-properties fo:color="#000000"/>
    </style:style>
    <style:style style:name="ce229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30" style:family="table-cell" style:parent-style-name="Default">
      <style:table-cell-properties fo:background-color="transparent"/>
      <style:text-properties fo:color="#000000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32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fo:background-color="#ffffcc"/>
      <style:text-properties fo:color="#000000"/>
    </style:style>
    <style:style style:name="ce241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4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2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24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bold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25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55" style:family="table-cell" style:parent-style-name="Normal_5f_Sheet1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261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62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6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6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9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0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6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7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8" style:family="table-cell" style:parent-style-name="Default" style:data-style-name="N12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 style:data-style-name="N12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93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</style:style>
    <style:style style:name="ce300" style:family="table-cell" style:parent-style-name="Default" style:data-style-name="N129">
      <style:table-cell-properties style:text-align-source="fix" style:repeat-content="false" fo:wrap-option="wrap" fo:border="0.06pt solid #000000" style:vertical-align="top"/>
      <style:paragraph-properties fo:text-align="center" fo:margin-left="0in"/>
    </style:style>
    <style:style style:name="ce3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303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304" style:family="table-cell" style:parent-style-name="Default">
      <style:table-cell-properties fo:wrap-option="wrap" fo:border="0.06pt solid #000000"/>
      <style:text-properties fo:font-weight="normal"/>
    </style:style>
    <style:style style:name="ce30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307" style:family="table-cell" style:parent-style-name="Default">
      <style:table-cell-properties fo:wrap-option="wrap"/>
    </style:style>
    <style:style style:name="ce308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="Arial1" style:font-name-asian="ＭＳ Ｐゴシック" style:font-name-complex="Arial1"/>
    </style:style>
    <style:style style:name="T27" style:family="text">
      <style:text-properties style:font-name-asian="Lucida Sans Unicode"/>
    </style:style>
    <style:style style:name="T28" style:family="text">
      <style:text-properties fo:font-weight="bold" style:font-name-asian="Lucida Sans Unicode"/>
    </style:style>
    <style:style style:name="T29" style:family="text">
      <style:text-properties fo:font-weight="normal" style:font-name-asian="Lucida Sans Unicode"/>
    </style:style>
    <style:style style:name="T30" style:family="text">
      <style:text-properties fo:font-weight="normal" style:font-name-asian="Lucida Sans Unicode" style:font-weight-asian="normal" style:font-weight-complex="normal"/>
    </style:style>
    <style:style style:name="T31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ntent_By_Query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49" table:default-cell-style-name="Default"/>
        <table:table-row table:style-name="ro7">
          <table:table-cell table:style-name="ce20"/>
          <table:table-cell table:style-name="ce24">
            <draw:frame table:end-cell-address="Cover.C6" table:end-x="0.4728in" table:end-y="0.1736in" draw:z-index="0" draw:name="Graphics 1" draw:style-name="gr1" draw:text-style-name="P1" svg:width="2.7417in" svg:height="1.1528in" svg:x="0.0083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4"/>
          <table:table-cell table:style-name="ce39" table:number-columns-repeated="5"/>
          <table:table-cell table:style-name="ce20" table:number-columns-repeated="3"/>
          <table:table-cell table:number-columns-repeated="245"/>
        </table:table-row>
        <table:table-row table:style-name="ro7" table:number-rows-repeated="6">
          <table:table-cell table:style-name="ce20"/>
          <table:table-cell table:style-name="ce24" table:number-columns-repeated="2"/>
          <table:table-cell table:style-name="ce39" table:number-columns-repeated="5"/>
          <table:table-cell table:style-name="ce20" table:number-columns-repeated="3"/>
          <table:table-cell table:number-columns-repeated="245"/>
        </table:table-row>
        <table:table-row table:style-name="ro8">
          <table:table-cell table:style-name="ce21"/>
          <table:table-cell table:style-name="ce25" office:value-type="string">
            <text:p>WCM TEST CASES</text:p>
          </table:table-cell>
          <table:table-cell table:style-name="ce31" table:number-columns-repeated="5"/>
          <table:table-cell table:style-name="ce39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21"/>
          <table:table-cell table:style-name="ce26" office:value-type="string">
            <text:p>Version: </text:p>
          </table:table-cell>
          <table:table-cell table:style-name="ce32" office:value-type="float" office:value="3.8">
            <text:p>3.8</text:p>
          </table:table-cell>
          <table:table-cell table:style-name="ce33"/>
          <table:table-cell table:style-name="ce31" table:number-columns-repeated="3"/>
          <table:table-cell table:style-name="ce39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21"/>
          <table:table-cell table:style-name="ce26" office:value-type="string">
            <text:p>Issue date: </text:p>
          </table:table-cell>
          <table:table-cell table:style-name="ce30" office:value-type="date" office:date-value="2012-06-01">
            <text:p>1-Jun-2012</text:p>
          </table:table-cell>
          <table:table-cell table:style-name="ce42"/>
          <table:table-cell table:style-name="ce31" table:number-columns-repeated="3"/>
          <table:table-cell table:style-name="ce39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21"/>
          <table:table-cell table:style-name="ce26"/>
          <table:table-cell table:style-name="ce33" table:number-columns-repeated="2"/>
          <table:table-cell table:style-name="ce31" table:number-columns-repeated="3"/>
          <table:table-cell table:style-name="ce39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21"/>
          <table:table-cell table:style-name="ce26" office:value-type="string">
            <text:p>Project Name:</text:p>
          </table:table-cell>
          <table:table-cell table:style-name="ce34" office:value-type="string">
            <text:p>Enterprise Content Management System</text:p>
          </table:table-cell>
          <table:table-cell table:style-name="ce35"/>
          <table:table-cell table:style-name="ce31" table:number-columns-repeated="3"/>
          <table:table-cell table:style-name="ce39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21"/>
          <table:table-cell table:style-name="ce26" office:value-type="string">
            <text:p>Project Code:</text:p>
          </table:table-cell>
          <table:table-cell table:style-name="ce35" office:value-type="string">
            <text:p>ECMS</text:p>
          </table:table-cell>
          <table:table-cell table:style-name="ce35"/>
          <table:table-cell table:style-name="ce31" table:number-columns-repeated="3"/>
          <table:table-cell table:style-name="ce39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21"/>
          <table:table-cell table:style-name="ce26" office:value-type="string">
            <text:p>Module:</text:p>
          </table:table-cell>
          <table:table-cell table:style-name="ce35" office:value-type="string">
            <text:p>Web Content</text:p>
          </table:table-cell>
          <table:table-cell table:style-name="ce35"/>
          <table:table-cell table:style-name="ce31" table:number-columns-repeated="3"/>
          <table:table-cell table:style-name="ce39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21"/>
          <table:table-cell table:style-name="ce26" office:value-type="string">
            <text:p>Total Cases:</text:p>
          </table:table-cell>
          <table:table-cell table:style-name="ce36" table:formula="of:=SUM([Single_Content_Viewer.C4:Categories.C4])" office:value-type="float" office:value="323">
            <text:p>323</text:p>
          </table:table-cell>
          <table:table-cell table:style-name="ce34" table:number-columns-repeated="3"/>
          <table:table-cell table:style-name="ce31"/>
          <table:table-cell table:style-name="ce39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21"/>
          <table:table-cell table:style-name="ce26" office:value-type="string">
            <text:p>Test Status</text:p>
          </table:table-cell>
          <table:table-cell table:style-name="ce37" office:value-type="string">
            <text:p>Passed</text:p>
          </table:table-cell>
          <table:table-cell table:style-name="ce43" office:value-type="string">
            <text:p><text:s/>Test is OK</text:p>
          </table:table-cell>
          <table:table-cell table:style-name="ce50"/>
          <table:table-cell table:style-name="ce34"/>
          <table:table-cell table:style-name="ce31"/>
          <table:table-cell table:style-name="ce39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Blocked</text:p>
          </table:table-cell>
          <table:table-cell table:style-name="ce43" office:value-type="string">
            <text:p>Could not run the test (another bug is blocking)</text:p>
          </table:table-cell>
          <table:table-cell table:style-name="ce50"/>
          <table:table-cell table:style-name="ce34"/>
          <table:table-cell table:style-name="ce31"/>
          <table:table-cell table:style-name="ce39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Failed</text:p>
          </table:table-cell>
          <table:table-cell table:style-name="ce44" office:value-type="string">
            <text:p>Test failed, a bug is entered on it (please add the bug ID)</text:p>
          </table:table-cell>
          <table:table-cell table:style-name="ce50"/>
          <table:table-cell table:style-name="ce34"/>
          <table:table-cell table:style-name="ce31"/>
          <table:table-cell table:style-name="ce39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N/A</text:p>
          </table:table-cell>
          <table:table-cell table:style-name="ce44" office:value-type="string">
            <text:p>Test is not possible to run on this version </text:p>
          </table:table-cell>
          <table:table-cell table:style-name="ce50"/>
          <table:table-cell table:style-name="ce31" table:number-columns-repeated="2"/>
          <table:table-cell table:style-name="ce39"/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string">
            <text:p>Record of change:</text:p>
          </table:table-cell>
          <table:table-cell table:style-name="ce39" table:number-columns-repeated="6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8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locat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5" office:value-type="string">
            <text:p>Reviewer/</text:p>
            <text:p>Approver</text:p>
          </table:table-cell>
          <table:table-cell table:style-name="ce56" office:value-type="string">
            <text:p>Reference</text:p>
          </table:table-cell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7">
            <text:p>7-Jan-2009</text:p>
          </table:table-cell>
          <table:table-cell table:style-name="ce41" office:value-type="string">
            <text:p>1.0</text:p>
          </table:table-cell>
          <table:table-cell table:style-name="ce45"/>
          <table:table-cell table:style-name="ce51" office:value-type="string">
            <text:p>Update test case for Site Admin Toolbar in</text:p>
            <text:p><text:s/>Sprint-1</text:p>
          </table:table-cell>
          <table:table-cell table:style-name="ce53"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9">
            <text:p>9-Jan-2009</text:p>
          </table:table-cell>
          <table:table-cell table:style-name="ce41" office:value-type="string">
            <text:p>1.1</text:p>
          </table:table-cell>
          <table:table-cell table:style-name="ce45"/>
          <table:table-cell table:style-name="ce52" office:value-type="string">
            <text:p>Update <text:span text:style-name="T2">test </text:span><text:span text:style-name="T2">case</text:span> for Single Content Viewer in</text:p>
            <text:p><text:s/>Sprint-1</text:p>
          </table:table-cell>
          <table:table-cell table:style-name="ce53"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2-06">
            <text:p>6-Feb-2009</text:p>
          </table:table-cell>
          <table:table-cell table:style-name="ce41" office:value-type="string">
            <text:p>1.2</text:p>
          </table:table-cell>
          <table:table-cell table:style-name="ce45"/>
          <table:table-cell table:style-name="ce52" office:value-type="string">
            <text:p>Update link for ID and change path </text:p>
          </table:table-cell>
          <table:table-cell table:style-name="ce53"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3-03">
            <text:p>3-Mar-2009</text:p>
          </table:table-cell>
          <table:table-cell table:style-name="ce41" office:value-type="string">
            <text:p>1.3</text:p>
          </table:table-cell>
          <table:table-cell table:style-name="ce45"/>
          <table:table-cell table:style-name="ce52" office:value-type="string">
            <text:p>Create print feature.</text:p>
          </table:table-cell>
          <table:table-cell table:style-name="ce53"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4-02">
            <text:p>2-Apr-2009</text:p>
          </table:table-cell>
          <table:table-cell table:style-name="ce41" office:value-type="string">
            <text:p>1.4</text:p>
          </table:table-cell>
          <table:table-cell table:style-name="ce46"/>
          <table:table-cell table:style-name="ce52" office:value-type="string">
            <text:p>Update test case for Single Content Viewer</text:p>
          </table:table-cell>
          <table:table-cell table:style-name="ce53"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3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04">
            <text:p>4-May-2009</text:p>
          </table:table-cell>
          <table:table-cell table:style-name="ce41" office:value-type="string">
            <text:p>1.5</text:p>
          </table:table-cell>
          <table:table-cell table:style-name="ce45"/>
          <table:table-cell table:style-name="ce52" office:value-type="string">
            <text:p>Update test case for publication</text:p>
          </table:table-cell>
          <table:table-cell table:style-name="ce53"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60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2">
            <text:p>12-May-2009</text:p>
          </table:table-cell>
          <table:table-cell table:style-name="ce41" office:value-type="string">
            <text:p>1.6</text:p>
          </table:table-cell>
          <table:table-cell table:style-name="ce46"/>
          <table:table-cell table:style-name="ce52" office:value-type="string">
            <text:p>Update test case for Banner and Footer</text:p>
          </table:table-cell>
          <table:table-cell table:style-name="ce53"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4">
            <text:p>14-May-2009</text:p>
          </table:table-cell>
          <table:table-cell table:style-name="ce41" office:value-type="string">
            <text:p>1.7</text:p>
          </table:table-cell>
          <table:table-cell table:style-name="ce46"/>
          <table:table-cell table:style-name="ce52" office:value-type="string">
            <text:p>Update test case for Sites explorer</text:p>
          </table:table-cell>
          <table:table-cell table:style-name="ce53"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7">
            <text:p>17-May-2009</text:p>
          </table:table-cell>
          <table:table-cell table:style-name="ce41" office:value-type="string">
            <text:p>1.8</text:p>
          </table:table-cell>
          <table:table-cell table:style-name="ce46"/>
          <table:table-cell table:style-name="ce52" office:value-type="string">
            <text:p>Update test case for Search</text:p>
          </table:table-cell>
          <table:table-cell table:style-name="ce53"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22">
            <text:p>22-May-2009</text:p>
          </table:table-cell>
          <table:table-cell table:style-name="ce41" office:value-type="string">
            <text:p>1.9</text:p>
          </table:table-cell>
          <table:table-cell table:style-name="ce46"/>
          <table:table-cell table:style-name="ce52" office:value-type="string">
            <text:p>Update test case after test campaign</text:p>
          </table:table-cell>
          <table:table-cell table:style-name="ce53"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3">
          <table:table-cell table:style-name="ce22"/>
          <table:table-cell table:style-name="ce29" office:value-type="date" office:date-value="2009-07-24">
            <text:p>24-Jul-2009</text:p>
          </table:table-cell>
          <table:table-cell table:style-name="ce41" office:value-type="string">
            <text:p>2.0</text:p>
          </table:table-cell>
          <table:table-cell table:style-name="ce46"/>
          <table:table-cell table:style-name="ce52" office:value-type="string">
            <text:p>Create new sheet: Newsletter, Form_Generator, Categories</text:p>
          </table:table-cell>
          <table:table-cell table:style-name="ce53" office:value-type="string">
            <text:p>Hanh.Ly</text:p>
          </table:table-cell>
          <table:table-cell table:style-name="ce53"/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6">
          <table:table-cell table:style-name="ce22"/>
          <table:table-cell table:style-name="ce29" office:value-type="date" office:date-value="2009-09-24">
            <text:p>24-Sep-2009</text:p>
          </table:table-cell>
          <table:table-cell table:style-name="ce41" office:value-type="string">
            <text:p>2.1</text:p>
          </table:table-cell>
          <table:table-cell table:style-name="ce46"/>
          <table:table-cell table:style-name="ce52" office:value-type="string">
            <text:p>- Add case for Removing category's moderator in Newsletter Manager</text:p>
            <text:p>- WCM_01_01.002: Change steps desc with new UI updated</text:p>
          </table:table-cell>
          <table:table-cell table:style-name="ce53" office:value-type="string">
            <text:p>Minh.nguyen</text:p>
          </table:table-cell>
          <table:table-cell table:style-name="ce53"/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10-05">
            <text:p>5-Oct-2009</text:p>
          </table:table-cell>
          <table:table-cell table:style-name="ce41" office:value-type="string">
            <text:p>2.2</text:p>
          </table:table-cell>
          <table:table-cell table:style-name="ce46"/>
          <table:table-cell table:style-name="ce52" office:value-type="string">
            <text:p>Create new sheet: FCK_Plugin</text:p>
          </table:table-cell>
          <table:table-cell table:style-name="ce53" office:value-type="string">
            <text:p>Hanh.Ly</text:p>
          </table:table-cell>
          <table:table-cell table:style-name="ce53"/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8">
          <table:table-cell table:style-name="ce20"/>
          <table:table-cell table:style-name="ce30" office:value-type="date" office:date-value="2009-11-30">
            <text:p>30-Nov-2009</text:p>
          </table:table-cell>
          <table:table-cell table:style-name="ce41" office:value-type="string">
            <text:p>2.3</text:p>
          </table:table-cell>
          <table:table-cell table:style-name="ce47"/>
          <table:table-cell table:style-name="ce52"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table:style-name="ce53" office:value-type="string">
            <text:p>Tuoi.Pham</text:p>
          </table:table-cell>
          <table:table-cell table:style-name="ce47" table:number-columns-repeated="2"/>
          <table:table-cell table:style-name="ce20" table:number-columns-repeated="3"/>
          <table:table-cell table:number-columns-repeated="245"/>
        </table:table-row>
        <table:table-row table:style-name="ro14">
          <table:table-cell/>
          <table:table-cell table:style-name="ce30" office:value-type="date" office:date-value="2009-12-01">
            <text:p>1-Dec-2009</text:p>
          </table:table-cell>
          <table:table-cell table:style-name="ce41" office:value-type="string">
            <text:p>2.4</text:p>
          </table:table-cell>
          <table:table-cell table:style-name="ce48"/>
          <table:table-cell table:style-name="ce52" office:value-type="string">
            <text:p>Update for Newsletter</text:p>
          </table:table-cell>
          <table:table-cell table:style-name="ce53" office:value-type="string">
            <text:p>Tuoi.Pham</text:p>
          </table:table-cell>
          <table:table-cell table:style-name="ce48" table:number-columns-repeated="2"/>
          <table:table-cell table:number-columns-repeated="248"/>
        </table:table-row>
        <table:table-row table:style-name="ro14">
          <table:table-cell/>
          <table:table-cell table:style-name="ce30" office:value-type="date" office:date-value="2009-12-02">
            <text:p>2-Dec-2009</text:p>
          </table:table-cell>
          <table:table-cell table:style-name="ce41" office:value-type="string">
            <text:p>2.5</text:p>
          </table:table-cell>
          <table:table-cell table:style-name="ce48"/>
          <table:table-cell table:style-name="ce52" office:value-type="string">
            <text:p>Update for Search</text:p>
          </table:table-cell>
          <table:table-cell table:style-name="ce53" office:value-type="string">
            <text:p>Tuoi.Pham</text:p>
          </table:table-cell>
          <table:table-cell table:style-name="ce48" table:number-columns-repeated="2"/>
          <table:table-cell table:number-columns-repeated="248"/>
        </table:table-row>
        <table:table-row table:style-name="ro14">
          <table:table-cell/>
          <table:table-cell table:style-name="ce30" office:value-type="date" office:date-value="2009-12-02">
            <text:p>2-Dec-2009</text:p>
          </table:table-cell>
          <table:table-cell table:style-name="ce41" office:value-type="string">
            <text:p>2.6</text:p>
          </table:table-cell>
          <table:table-cell table:style-name="ce48"/>
          <table:table-cell table:style-name="ce52" office:value-type="string">
            <text:p>Update for Form Generator</text:p>
          </table:table-cell>
          <table:table-cell table:style-name="ce53" office:value-type="string">
            <text:p>Tuoi.Pham</text:p>
          </table:table-cell>
          <table:table-cell table:style-name="ce48" table:number-columns-repeated="2"/>
          <table:table-cell table:number-columns-repeated="248"/>
        </table:table-row>
        <table:table-row table:style-name="ro14">
          <table:table-cell/>
          <table:table-cell table:style-name="ce30" office:value-type="date" office:date-value="2009-12-07">
            <text:p>7-Dec-2009</text:p>
          </table:table-cell>
          <table:table-cell table:style-name="ce41" office:value-type="string">
            <text:p>2.7</text:p>
          </table:table-cell>
          <table:table-cell table:style-name="ce48"/>
          <table:table-cell table:style-name="ce52" office:value-type="string">
            <text:p>Update for Categories</text:p>
          </table:table-cell>
          <table:table-cell table:style-name="ce53" office:value-type="string">
            <text:p>Tuoi.Pham</text:p>
          </table:table-cell>
          <table:table-cell table:style-name="ce48" table:number-columns-repeated="2"/>
          <table:table-cell table:number-columns-repeated="248"/>
        </table:table-row>
        <table:table-row table:style-name="ro14">
          <table:table-cell/>
          <table:table-cell table:style-name="ce30" office:value-type="date" office:date-value="2010-04-26">
            <text:p>26-Apr-2010</text:p>
          </table:table-cell>
          <table:table-cell table:style-name="ce41" office:value-type="string">
            <text:p>2.8</text:p>
          </table:table-cell>
          <table:table-cell table:style-name="ce48"/>
          <table:table-cell table:style-name="ce52" office:value-type="string">
            <text:p>Update for WebDAV</text:p>
          </table:table-cell>
          <table:table-cell table:style-name="ce53" office:value-type="string">
            <text:p>Hanh.Ly</text:p>
          </table:table-cell>
          <table:table-cell table:style-name="ce48" table:number-columns-repeated="2"/>
          <table:table-cell table:number-columns-repeated="248"/>
        </table:table-row>
        <table:table-row table:style-name="ro10">
          <table:table-cell/>
          <table:table-cell table:style-name="ce30" office:value-type="date" office:date-value="2010-04-27">
            <text:p>27-Apr-2010</text:p>
          </table:table-cell>
          <table:table-cell table:style-name="ce41" office:value-type="string">
            <text:p>2.9</text:p>
          </table:table-cell>
          <table:table-cell table:style-name="ce48"/>
          <table:table-cell table:style-name="ce48" office:value-type="string">
            <text:p>Add priorities for cases</text:p>
          </table:table-cell>
          <table:table-cell table:style-name="ce48" office:value-type="string">
            <text:p>Hanh.Ly</text:p>
          </table:table-cell>
          <table:table-cell table:style-name="ce48" table:number-columns-repeated="2"/>
          <table:table-cell table:number-columns-repeated="248"/>
        </table:table-row>
        <table:table-row table:style-name="ro10">
          <table:table-cell/>
          <table:table-cell table:style-name="ce30" office:value-type="date" office:date-value="2010-06-08">
            <text:p>8-Jun-2010</text:p>
          </table:table-cell>
          <table:table-cell table:style-name="ce41" office:value-type="string">
            <text:p>3.0</text:p>
          </table:table-cell>
          <table:table-cell table:style-name="ce48"/>
          <table:table-cell table:style-name="ce48" office:value-type="string">
            <text:p>Update Single Contetnt Viewer sheet</text:p>
          </table:table-cell>
          <table:table-cell table:style-name="ce48" office:value-type="string">
            <text:p>Hanh.Ly</text:p>
          </table:table-cell>
          <table:table-cell table:style-name="ce48" table:number-columns-repeated="2"/>
          <table:table-cell table:number-columns-repeated="248"/>
        </table:table-row>
        <table:table-row table:style-name="ro10">
          <table:table-cell/>
          <table:table-cell table:style-name="ce30" office:value-type="date" office:date-value="2010-06-09">
            <text:p>9-Jun-2010</text:p>
          </table:table-cell>
          <table:table-cell table:style-name="ce41" office:value-type="string">
            <text:p>3.1</text:p>
          </table:table-cell>
          <table:table-cell table:style-name="ce48"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 table:style-name="ce48" table:number-columns-repeated="2"/>
          <table:table-cell table:number-columns-repeated="248"/>
        </table:table-row>
        <table:table-row table:style-name="ro10">
          <table:table-cell/>
          <table:table-cell table:style-name="ce30" office:value-type="date" office:date-value="2010-06-17">
            <text:p>17-Jun-2010</text:p>
          </table:table-cell>
          <table:table-cell table:style-name="ce41" office:value-type="string">
            <text:p>3.2</text:p>
          </table:table-cell>
          <table:table-cell table:style-name="ce48"/>
          <table:table-cell table:style-name="ce48" office:value-type="string">
            <text:p>Update Categories sheet</text:p>
          </table:table-cell>
          <table:table-cell table:style-name="ce48" office:value-type="string">
            <text:p>Hanh.Ly</text:p>
          </table:table-cell>
          <table:table-cell table:style-name="ce48" table:number-columns-repeated="2"/>
          <table:table-cell table:number-columns-repeated="248"/>
        </table:table-row>
        <table:table-row table:style-name="ro10">
          <table:table-cell/>
          <table:table-cell table:style-name="ce30" office:value-type="date" office:date-value="2010-06-20">
            <text:p>20-Jun-2010</text:p>
          </table:table-cell>
          <table:table-cell table:style-name="ce41" office:value-type="string">
            <text:p>3.3</text:p>
          </table:table-cell>
          <table:table-cell table:style-name="ce48"/>
          <table:table-cell table:style-name="ce48" office:value-type="string">
            <text:p>Update Form Generator sheet</text:p>
          </table:table-cell>
          <table:table-cell table:style-name="ce48" office:value-type="string">
            <text:p>Hanh.Ly</text:p>
          </table:table-cell>
          <table:table-cell table:style-name="ce48" table:number-columns-repeated="2"/>
          <table:table-cell table:number-columns-repeated="248"/>
        </table:table-row>
        <table:table-row table:style-name="ro10">
          <table:table-cell/>
          <table:table-cell table:style-name="ce30" office:value-type="date" office:date-value="2010-08-25">
            <text:p>25-Aug-2010</text:p>
          </table:table-cell>
          <table:table-cell table:style-name="ce41" office:value-type="string">
            <text:p>3.4</text:p>
          </table:table-cell>
          <table:table-cell table:style-name="ce48"/>
          <table:table-cell table:style-name="ce48" office:value-type="string">
            <text:p>Update new ID</text:p>
          </table:table-cell>
          <table:table-cell table:style-name="ce48" office:value-type="string">
            <text:p>Hanh.Ly</text:p>
          </table:table-cell>
          <table:table-cell table:style-name="ce48" table:number-columns-repeated="2"/>
          <table:table-cell table:number-columns-repeated="248"/>
        </table:table-row>
        <table:table-row table:style-name="ro10">
          <table:table-cell/>
          <table:table-cell table:style-name="ce30" office:value-type="date" office:date-value="2010-09-27">
            <text:p>27-Sep-2010</text:p>
          </table:table-cell>
          <table:table-cell table:style-name="ce41" office:value-type="string">
            <text:p>3.5</text:p>
          </table:table-cell>
          <table:table-cell table:style-name="ce48"/>
          <table:table-cell table:style-name="ce48" office:value-type="string">
            <text:p>Update Single Content Viewer sheet</text:p>
          </table:table-cell>
          <table:table-cell table:style-name="ce48" office:value-type="string">
            <text:p>Hanh.Ly</text:p>
          </table:table-cell>
          <table:table-cell table:style-name="ce48" table:number-columns-repeated="2"/>
          <table:table-cell table:number-columns-repeated="248"/>
        </table:table-row>
        <table:table-row table:style-name="ro10">
          <table:table-cell/>
          <table:table-cell table:style-name="ce30" office:value-type="date" office:date-value="2010-10-04">
            <text:p>4-Oct-2010</text:p>
          </table:table-cell>
          <table:table-cell table:style-name="ce41" office:value-type="string">
            <text:p>3.6</text:p>
          </table:table-cell>
          <table:table-cell table:style-name="ce48"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 table:style-name="ce48" table:number-columns-repeated="2"/>
          <table:table-cell table:number-columns-repeated="248"/>
        </table:table-row>
        <table:table-row table:style-name="ro10">
          <table:table-cell/>
          <table:table-cell table:style-name="ce30" office:value-type="date" office:date-value="2010-12-27">
            <text:p>27-Dec-2010</text:p>
          </table:table-cell>
          <table:table-cell table:style-name="ce41" office:value-type="string">
            <text:p>3.7</text:p>
          </table:table-cell>
          <table:table-cell table:style-name="ce48"/>
          <table:table-cell table:style-name="ce48" office:value-type="string">
            <text:p>Update Related Function</text:p>
          </table:table-cell>
          <table:table-cell table:style-name="ce48" office:value-type="string">
            <text:p>Hanh.Ly</text:p>
          </table:table-cell>
          <table:table-cell table:style-name="ce48" table:number-columns-repeated="2"/>
          <table:table-cell table:number-columns-repeated="248"/>
        </table:table-row>
        <table:table-row table:style-name="ro12">
          <table:table-cell/>
          <table:table-cell table:style-name="ce30" office:value-type="date" office:date-value="2011-08-19">
            <text:p>19-Aug-2011</text:p>
          </table:table-cell>
          <table:table-cell table:style-name="ce41" office:value-type="string">
            <text:p>3.8</text:p>
          </table:table-cell>
          <table:table-cell table:style-name="ce48"/>
          <table:table-cell table:style-name="ce52" office:value-type="string">
            <text:p>Update Single Content Viewer &amp; Content List Viewer sheets: Exploratory for Fast Editing</text:p>
          </table:table-cell>
          <table:table-cell table:style-name="ce48" office:value-type="string">
            <text:p>Nhung.Vu</text:p>
          </table:table-cell>
          <table:table-cell table:style-name="ce48" table:number-columns-repeated="2"/>
          <table:table-cell table:number-columns-repeated="248"/>
        </table:table-row>
        <table:table-row table:style-name="ro11">
          <table:table-cell/>
          <table:table-cell table:style-name="ce30" office:value-type="date" office:date-value="2012-05-31">
            <text:p>31-May-2012</text:p>
          </table:table-cell>
          <table:table-cell table:style-name="ce41" office:value-type="string">
            <text:p>3.8</text:p>
          </table:table-cell>
          <table:table-cell table:style-name="ce48"/>
          <table:table-cell table:style-name="ce52" office:value-type="string">
            <text:p>Update statistics in checklist sheet</text:p>
          </table:table-cell>
          <table:table-cell table:style-name="ce48" office:value-type="string">
            <text:p>Hai.Nguyen</text:p>
          </table:table-cell>
          <table:table-cell table:style-name="ce48" table:number-columns-repeated="2"/>
          <table:table-cell table:number-columns-repeated="248"/>
        </table:table-row>
        <table:table-row table:style-name="ro13">
          <table:table-cell/>
          <table:table-cell table:style-name="ce30" office:value-type="date" office:date-value="2012-06-01">
            <text:p>1-Jun-2012</text:p>
          </table:table-cell>
          <table:table-cell table:style-name="ce41" office:value-type="string">
            <text:p>3.9</text:p>
          </table:table-cell>
          <table:table-cell table:style-name="ce48"/>
          <table:table-cell table:style-name="ce52" office:value-type="string">
            <text:p>Update content in Categories sheet</text:p>
            <text:p>Update CheckList sheet</text:p>
          </table:table-cell>
          <table:table-cell table:style-name="ce48" office:value-type="string">
            <text:p>Hanh.Ly</text:p>
          </table:table-cell>
          <table:table-cell table:style-name="ce48" table:number-columns-repeated="2"/>
          <table:table-cell table:number-columns-repeated="248"/>
        </table:table-row>
        <table:table-row table:style-name="ro10">
          <table:table-cell/>
          <table:table-cell table:style-name="ce30" office:value-type="string">
            <text:p>10 Aug-12</text:p>
          </table:table-cell>
          <table:table-cell table:style-name="ce41" office:value-type="float" office:value="3.1">
            <text:p>3.1</text:p>
          </table:table-cell>
          <table:table-cell/>
          <table:table-cell office:value-type="string">
            <text:p>Update Search sheet: change to choose in pages or in content form check box to radio button</text:p>
          </table:table-cell>
          <table:table-cell office:value-type="string">
            <text:p>Ha.Khuat</text:p>
          </table:table-cell>
          <table:table-cell table:number-columns-repeated="250"/>
        </table:table-row>
        <table:table-row table:style-name="ro10" table:number-rows-repeated="1048522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heck_List" table:style-name="ta3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251" table:default-cell-style-name="Default"/>
        <table:table-row table:style-name="ro19">
          <table:table-cell table:style-name="ce61" office:value-type="string" table:number-columns-spanned="6" table:number-rows-spanned="1">
            <text:p>Web Content Management Check List<text:line-break/>Based on Product built version:</text:p>
          </table:table-cell>
          <table:covered-table-cell table:number-columns-repeated="2" table:style-name="ce62"/>
          <table:covered-table-cell table:number-columns-repeated="3" table:style-name="ce119"/>
          <table:table-cell table:style-name="ce62"/>
          <table:table-cell table:number-columns-repeated="247"/>
        </table:table-row>
        <table:table-row table:style-name="ro14">
          <table:table-cell table:style-name="ce62" office:value-type="string">
            <text:p>Id</text:p>
          </table:table-cell>
          <table:table-cell table:style-name="ce62" office:value-type="string">
            <text:p>Main cases</text:p>
          </table:table-cell>
          <table:table-cell table:style-name="ce6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2"/>
          <table:table-cell table:style-name="ce62" office:value-type="string">
            <text:p>Done</text:p>
          </table:table-cell>
          <table:table-cell table:number-columns-repeated="247"/>
        </table:table-row>
        <table:table-row table:style-name="ro14">
          <table:table-cell table:style-name="ce63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75"/>
          <table:covered-table-cell table:number-columns-repeated="2" table:style-name="ce120"/>
          <table:table-cell table:style-name="ce130" office:value-type="string">
            <text:p>Total of High</text:p>
          </table:table-cell>
          <table:table-cell table:style-name="ce132" table:formula="of:=SUMPRODUCT(([.C4:.C582]=&quot;High&quot;))" office:value-type="float" office:value="112">
            <text:p>112</text:p>
          </table:table-cell>
          <table:table-cell table:style-name="ce130" table:formula="of:=SUMPRODUCT(([.C4:.C582]=&quot;High&quot;)*([.D4:.D582]=&quot;x&quot;))" office:value-type="float" office:value="0">
            <text:p>0</text:p>
          </table:table-cell>
          <table:table-cell table:number-columns-repeated="247"/>
        </table:table-row>
        <table:table-row table:style-name="ro13">
          <table:table-cell table:style-name="ce64" office:value-type="string">
            <text:p>FNC_ECMS_WCM_SCV_01.001</text:p>
          </table:table-cell>
          <table:table-cell table:style-name="ce76" office:value-type="string">
            <text:p>Create new SCV page using existing document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30" office:value-type="string">
            <text:p>Total of Medium</text:p>
          </table:table-cell>
          <table:table-cell table:style-name="ce130" table:formula="of:=SUMPRODUCT(([.C4:.C582]=&quot;Medium&quot;))" office:value-type="float" office:value="197">
            <text:p>197</text:p>
          </table:table-cell>
          <table:table-cell table:style-name="ce130" table:formula="of:=SUMPRODUCT(([.C4:.C582]=&quot;Medium&quot;)*([.D4:.D582]=&quot;x&quot;))" office:value-type="float" office:value="0">
            <text:p>0</text:p>
          </table:table-cell>
          <table:table-cell table:number-columns-repeated="247"/>
        </table:table-row>
        <table:table-row table:style-name="ro13">
          <table:table-cell table:style-name="ce65" office:value-type="string">
            <text:p>FNC_ECMS_WCM_SCV_01.002</text:p>
          </table:table-cell>
          <table:table-cell table:style-name="ce76" office:value-type="string">
            <text:p>Create new SCV page using new created document/web content is being in draft status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30" office:value-type="string">
            <text:p>Total of Low</text:p>
          </table:table-cell>
          <table:table-cell table:style-name="ce132" table:formula="of:=SUMPRODUCT(([.C4:.C582]=&quot;Low&quot;))" office:value-type="float" office:value="15">
            <text:p>15</text:p>
          </table:table-cell>
          <table:table-cell table:style-name="ce130" table:formula="of:=SUMPRODUCT(([.C4:.C582]=&quot;Low&quot;)*([.D4:.D582]=&quot;x&quot;))" office:value-type="float" office:value="0">
            <text:p>0</text:p>
          </table:table-cell>
          <table:table-cell table:number-columns-repeated="247"/>
        </table:table-row>
        <table:table-row table:style-name="ro13">
          <table:table-cell table:style-name="ce65" office:value-type="string">
            <text:p>FNC_ECMS_WCM_SCV_01.003</text:p>
          </table:table-cell>
          <table:table-cell table:style-name="ce76" office:value-type="string">
            <text:p>Create new SCV page using new created document/web content is being in publish status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31" office:value-type="string">
            <text:p>Total</text:p>
          </table:table-cell>
          <table:table-cell table:style-name="ce133" table:formula="of:=SUM([.F3:.F5])" office:value-type="float" office:value="324">
            <text:p>324</text:p>
          </table:table-cell>
          <table:table-cell table:style-name="ce133" table:formula="of:=SUM([.G3:.G5])" office:value-type="float" office:value="0">
            <text:p>0</text:p>
          </table:table-cell>
          <table:table-cell table:number-columns-repeated="247"/>
        </table:table-row>
        <table:table-row table:style-name="ro13">
          <table:table-cell table:style-name="ce65" office:value-type="string">
            <text:p>FNC_ECMS_WCM_SCV_01.004</text:p>
          </table:table-cell>
          <table:table-cell table:style-name="ce77" office:value-type="string">
            <text:p>Filter document/web content/media file to add content for SCV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05</text:p>
          </table:table-cell>
          <table:table-cell table:style-name="ce76" office:value-type="string">
            <text:p>Search by name of content to add content for SCV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06</text:p>
          </table:table-cell>
          <table:table-cell table:style-name="ce78" office:value-type="string">
            <text:p>Search by name <text:s/>with blank keyword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07</text:p>
          </table:table-cell>
          <table:table-cell table:style-name="ce79" office:value-type="string">
            <text:p>Search a word or phrase in content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08</text:p>
          </table:table-cell>
          <table:table-cell table:style-name="ce79" office:value-type="string">
            <text:p>Search a word or </text:p>
            <text:p>phrase in content with blank keyword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09</text:p>
          </table:table-cell>
          <table:table-cell table:style-name="ce79" office:value-type="string">
            <text:p>Search by date in content in case choose [From] field less than [To] field when select content to add for SCV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10</text:p>
          </table:table-cell>
          <table:table-cell table:style-name="ce79" office:value-type="string">
            <text:p>Search by date in content in case choose [From] field greater than [To] field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11</text:p>
          </table:table-cell>
          <table:table-cell table:style-name="ce80" office:value-type="string">
            <text:p>Search by date in content in case choose [From] field greater than current date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12</text:p>
          </table:table-cell>
          <table:table-cell table:style-name="ce76" office:value-type="string">
            <text:p>Search by date in content in case choose only [To date] field 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13</text:p>
          </table:table-cell>
          <table:table-cell table:style-name="ce76" office:value-type="string">
            <text:p>Search by date in content in case choose only [from] field 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14</text:p>
          </table:table-cell>
          <table:table-cell table:style-name="ce81" office:value-type="string">
            <text:p>Check Search Node <text:s/>type in content when select existed content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2">
          <table:table-cell table:style-name="ce65" office:value-type="string">
            <text:p>FNC_ECMS_WCM_SCV_01.015</text:p>
          </table:table-cell>
          <table:table-cell table:style-name="ce78" office:value-type="string">
            <text:p>Search a node using properties when do not select any property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16</text:p>
          </table:table-cell>
          <table:table-cell table:style-name="ce78" office:value-type="string">
            <text:p>Preview web content after do search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17</text:p>
          </table:table-cell>
          <table:table-cell table:style-name="ce76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91in" svg:height="0.026in" svg:x="0.3063in" svg:y="0.139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18</text:p>
          </table:table-cell>
          <table:table-cell table:style-name="ce76" office:value-type="string">
            <text:p>Create new SCV page with no content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SCV_02.001</text:p>
          </table:table-cell>
          <table:table-cell table:style-name="ce82" office:value-type="string">
            <text:p>Setting for SCV page when 'Show title' check-box is checked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2.002</text:p>
          </table:table-cell>
          <table:table-cell table:style-name="ce82" office:value-type="string">
            <text:p>Setting for SCV page when 'Show title' check-box is not checked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2.003</text:p>
          </table:table-cell>
          <table:table-cell table:style-name="ce82" office:value-type="string">
            <text:p>Setting for SCV page when 'Show date' check-box is checked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2.004</text:p>
          </table:table-cell>
          <table:table-cell table:style-name="ce82" office:value-type="string">
            <text:p>Setting for SCV page when 'Show date' check-box is un-checked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2.005</text:p>
          </table:table-cell>
          <table:table-cell table:style-name="ce82" office:value-type="string">
            <text:p>Setting for SCV page when 'Show option bar' check-box is checked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2.006</text:p>
          </table:table-cell>
          <table:table-cell table:style-name="ce82" office:value-type="string">
            <text:p>Setting for SCV page when 'Show option bar' check-box is un-checked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2.007</text:p>
          </table:table-cell>
          <table:table-cell table:style-name="ce82" office:value-type="string">
            <text:p>Setting for SCV page to print document/web content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SCV_03.001</text:p>
          </table:table-cell>
          <table:table-cell table:style-name="ce82" office:value-type="string">
            <text:p>Edit content of SCV page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3.002</text:p>
          </table:table-cell>
          <table:table-cell table:style-name="ce82" office:value-type="string">
            <text:p>Open form to setting page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6" office:value-type="string">
            <text:p>FNC_ECMS_WCM_SCV_04.001</text:p>
          </table:table-cell>
          <table:table-cell table:style-name="ce82" office:value-type="string">
            <text:p>Default of [Edit] icon when mode = View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SCV_04.002</text:p>
          </table:table-cell>
          <table:table-cell table:style-name="ce82" office:value-type="string">
            <text:p>Activity of [Edit] icon 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SCV_04.003</text:p>
          </table:table-cell>
          <table:table-cell table:style-name="ce82" office:value-type="string">
            <text:p>Fast editing when double click 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6" office:value-type="string">
            <text:p>FNC_ECMS_WCM_SCV_05.001</text:p>
          </table:table-cell>
          <table:table-cell table:style-name="ce82" office:value-type="string">
            <text:p>Displaying of [Publish] Icon 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8" office:value-type="string">
            <text:p>FNC_ECMS_WCM_SCV_05.002</text:p>
          </table:table-cell>
          <table:table-cell table:style-name="ce82" office:value-type="string">
            <text:p>Activity of [Publish] Icon 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8" office:value-type="string">
            <text:p>FNC_ECMS_WCM_SCV_05.003</text:p>
          </table:table-cell>
          <table:table-cell table:style-name="ce82" office:value-type="string">
            <text:p>Activity of [Publish] Icon 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8" office:value-type="string">
            <text:p>FNC_ECMS_WCM_SCV_05.004</text:p>
          </table:table-cell>
          <table:table-cell table:style-name="ce82" office:value-type="string">
            <text:p>Displaying of [Publish] icon when the content has no life cycle 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0">
          <table:table-cell table:style-name="ce63" office:value-type="string" table:number-columns-spanned="4" table:number-rows-spanned="1">
            <text:p>Content List viewer: Create, edit and view web content, View document.</text:p>
          </table:table-cell>
          <table:covered-table-cell table:style-name="ce75"/>
          <table:covered-table-cell table:style-name="ce120"/>
          <table:covered-table-cell table:style-name="ce127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CLV_01.001</text:p>
          </table:table-cell>
          <table:table-cell table:style-name="ce78" office:value-type="string">
            <text:p>Create new CLV page by using folder mode in case the folder is empty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1.002</text:p>
          </table:table-cell>
          <table:table-cell table:style-name="ce78" office:value-type="string">
            <text:p>Create new CLV page by using folder mode in case the folder is not empty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CLV_02.001</text:p>
          </table:table-cell>
          <table:table-cell table:style-name="ce83" office:value-type="string">
            <text:p>Create new CLV page by select directly contents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2.002</text:p>
          </table:table-cell>
          <table:table-cell table:style-name="ce83" office:value-type="string">
            <text:p>Delete content after choosing directly document or web content to view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2.003</text:p>
          </table:table-cell>
          <table:table-cell table:style-name="ce82" office:value-type="string">
            <text:p>Search by name of content when select existing content to create page 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2.004</text:p>
          </table:table-cell>
          <table:table-cell table:style-name="ce78" office:value-type="string">
            <text:p>Search by name <text:s/>with blank keyword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2.005</text:p>
          </table:table-cell>
          <table:table-cell table:style-name="ce79" office:value-type="string">
            <text:p>Search a word or phrase in content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2.006</text:p>
          </table:table-cell>
          <table:table-cell table:style-name="ce80" office:value-type="string">
            <text:p>Search by date in content in case choose [From] field less than [To] field when select existed content to view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2.007</text:p>
          </table:table-cell>
          <table:table-cell table:style-name="ce80" office:value-type="string">
            <text:p>Search by date in content in case choose [From] field greater than [To] field when select existed content to view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20">
          <table:table-cell table:style-name="ce65" office:value-type="string">
            <text:p>FNC_ECMS_WCM_CLV_02.008</text:p>
          </table:table-cell>
          <table:table-cell table:style-name="ce80" office:value-type="string">
            <text:p>Search by date in content in case choose [From] field greater than current by date when select existed content to view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2.009</text:p>
          </table:table-cell>
          <table:table-cell table:style-name="ce76" office:value-type="string">
            <text:p>Search by date in content in case choose only [To] field when select existed content to view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2.010</text:p>
          </table:table-cell>
          <table:table-cell table:style-name="ce76" office:value-type="string">
            <text:p>Search by date in content in case choose only [from] field when select existed content to view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2.011</text:p>
          </table:table-cell>
          <table:table-cell table:style-name="ce81" office:value-type="string">
            <text:p>Search Node <text:s/>type in content when select existed content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2.012</text:p>
          </table:table-cell>
          <table:table-cell table:style-name="ce78" office:value-type="string">
            <text:p>Search a node using properties when do not select any property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2.013</text:p>
          </table:table-cell>
          <table:table-cell table:style-name="ce78" office:value-type="string">
            <text:p>Preview web content after do search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2.014</text:p>
          </table:table-cell>
          <table:table-cell table:style-name="ce76" office:value-type="string">
            <text:p>Check select existed document/media to add on Single content viewer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CLV_03.001</text:p>
          </table:table-cell>
          <table:table-cell table:style-name="ce84" office:value-type="string">
            <text:p>Check Order by date created When automatic was chosen default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3.002</text:p>
          </table:table-cell>
          <table:table-cell table:style-name="ce84" office:value-type="string">
            <text:p>Check Order by date modified When automatic was chosen default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3.003</text:p>
          </table:table-cell>
          <table:table-cell table:style-name="ce84" office:value-type="string">
            <text:p>Check Order by date published When automatic was chosen default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3.004</text:p>
          </table:table-cell>
          <table:table-cell table:style-name="ce85" office:value-type="string">
            <text:p>Check Order by Title published When automatic was chosen default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3.005</text:p>
          </table:table-cell>
          <table:table-cell table:style-name="ce86" office:value-type="string">
            <text:p>Check view content with chosen automatic to view all web contents and sort by ascendant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3.006</text:p>
          </table:table-cell>
          <table:table-cell table:style-name="ce84" office:value-type="string">
            <text:p>Check change template to view content list viewer 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3.007</text:p>
          </table:table-cell>
          <table:table-cell table:style-name="ce84" office:value-type="string">
            <text:p>Test unchecked show image option on content list viewer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3.008</text:p>
          </table:table-cell>
          <table:table-cell table:style-name="ce84" office:value-type="string">
            <text:p>Test unchecked show summary option on content list viewer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3.009</text:p>
          </table:table-cell>
          <table:table-cell table:style-name="ce84" office:value-type="string">
            <text:p>Test unchecked show header option on content list viewer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3.010</text:p>
          </table:table-cell>
          <table:table-cell table:style-name="ce84" office:value-type="string">
            <text:p>Test unchecked show title option on content list viewer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3.011</text:p>
          </table:table-cell>
          <table:table-cell table:style-name="ce84" office:value-type="string">
            <text:p>Test unchecked show by date created option on content list viewer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3.012</text:p>
          </table:table-cell>
          <table:table-cell table:style-name="ce84" office:value-type="string">
            <text:p>Test unchecked show link option on content list viewer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3.013</text:p>
          </table:table-cell>
          <table:table-cell table:style-name="ce84" office:value-type="string">
            <text:p>Test checked show refresh button option on content list viewer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CLV_04.001</text:p>
          </table:table-cell>
          <table:table-cell table:style-name="ce83" office:value-type="string">
            <text:p>Check keep draft revision after edit draft revision from content list viewer 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4.002</text:p>
          </table:table-cell>
          <table:table-cell table:style-name="ce83" office:value-type="string">
            <text:p>Check change draft revision to live revision after edit draft revision from content list viewer 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4.003</text:p>
          </table:table-cell>
          <table:table-cell table:style-name="ce87" office:value-type="string">
            <text:p>Check display content in content list viewer in edit mode and no draft version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4.004</text:p>
          </table:table-cell>
          <table:table-cell table:style-name="ce78" office:value-type="string">
            <text:p>Check display content in content list viewer in case edit mode and have draft version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4.005</text:p>
          </table:table-cell>
          <table:table-cell table:style-name="ce78" office:value-type="string">
            <text:p>Check display content in content list viewer in case Live mode and no live version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20">
          <table:table-cell table:style-name="ce65" office:value-type="string">
            <text:p>FNC_ECMS_WCM_CLV_04.006</text:p>
          </table:table-cell>
          <table:table-cell table:style-name="ce78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4.007</text:p>
          </table:table-cell>
          <table:table-cell table:style-name="ce78" office:value-type="string">
            <text:p>Test to verify the layout of Print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4.008</text:p>
          </table:table-cell>
          <table:table-cell table:style-name="ce78" office:value-type="string">
            <text:p>Print in case did not install printer.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4.009</text:p>
          </table:table-cell>
          <table:table-cell table:style-name="ce78" office:value-type="string">
            <text:p>Print in case existed content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4.010</text:p>
          </table:table-cell>
          <table:table-cell table:style-name="ce78" office:value-type="string">
            <text:p>Print in case not exist content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4.011</text:p>
          </table:table-cell>
          <table:table-cell table:style-name="ce78" office:value-type="string">
            <text:p>Open form to configuration for CLV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4.012</text:p>
          </table:table-cell>
          <table:table-cell table:style-name="ce78" office:value-type="string">
            <text:p>Add new content for CLV page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4.013</text:p>
          </table:table-cell>
          <table:table-cell table:style-name="ce78" office:value-type="string">
            <text:p>Manage content of CLV page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6" office:value-type="string">
            <text:p>FNC_ECMS_WCM_CLV_05.001</text:p>
          </table:table-cell>
          <table:table-cell table:style-name="ce82" office:value-type="string">
            <text:p>Default of [Edit] icon when mode = View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LV_05.002</text:p>
          </table:table-cell>
          <table:table-cell table:style-name="ce82" office:value-type="string">
            <text:p>Activity of [Edit] icon 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LV_05.003</text:p>
          </table:table-cell>
          <table:table-cell table:style-name="ce82" office:value-type="string">
            <text:p>Fast editing when double click 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6" office:value-type="string">
            <text:p>FNC_ECMS_WCM_CLV_06.001</text:p>
          </table:table-cell>
          <table:table-cell table:style-name="ce82" office:value-type="string">
            <text:p>Displaying of [Publish] Icon 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LV_06.002</text:p>
          </table:table-cell>
          <table:table-cell table:style-name="ce82" office:value-type="string">
            <text:p>Activity of [Publish] Icon 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LV_06.003</text:p>
          </table:table-cell>
          <table:table-cell table:style-name="ce82" office:value-type="string">
            <text:p>Activity of [Publish] Icon 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LV_06.004</text:p>
          </table:table-cell>
          <table:table-cell table:style-name="ce82" office:value-type="string">
            <text:p>Displaying of [Publish] icon when the content has no life cycle 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4">
          <table:table-cell table:style-name="ce69" office:value-type="string" table:number-columns-spanned="4" table:number-rows-spanned="1">
            <text:p>Content By Query</text:p>
          </table:table-cell>
          <table:covered-table-cell table:number-columns-repeated="2" table:style-name="ce88"/>
          <table:covered-table-cell table:style-name="ce127"/>
          <table:table-cell table:style-name="ce119" table:number-columns-repeated="250"/>
        </table:table-row>
        <table:table-row table:style-name="ro21">
          <table:table-cell table:style-name="ce66" office:value-type="string">
            <text:p>FNC_ECMS_WCM_CBQ_01.001</text:p>
          </table:table-cell>
          <table:table-cell table:style-name="ce78" office:value-type="string">
            <text:p>Check if a query and a workspace condition works</text:p>
          </table:table-cell>
          <table:table-cell table:style-name="ce122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BQ_01.002</text:p>
          </table:table-cell>
          <table:table-cell table:style-name="ce78" office:value-type="string">
            <text:p>Check if a Folder option works when a query is missing</text:p>
          </table:table-cell>
          <table:table-cell table:style-name="ce122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22">
          <table:table-cell table:style-name="ce67" office:value-type="string">
            <text:p>FNC_ECMS_WCM_CBQ_01.003</text:p>
          </table:table-cell>
          <table:table-cell table:style-name="ce78" office:value-type="string">
            <text:p>Check if a Content option works when a query is missing</text:p>
          </table:table-cell>
          <table:table-cell table:style-name="ce122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BQ_01.004</text:p>
          </table:table-cell>
          <table:table-cell table:style-name="ce78" office:value-type="string">
            <text:p>Check if a Folder/Content option works when a query is invalid</text:p>
          </table:table-cell>
          <table:table-cell table:style-name="ce122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BQ_01.005</text:p>
          </table:table-cell>
          <table:table-cell table:style-name="ce83" office:value-type="string">
            <text:p>Check if a query finds no match in a workspace</text:p>
          </table:table-cell>
          <table:table-cell table:style-name="ce122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BQ_01.006</text:p>
          </table:table-cell>
          <table:table-cell table:style-name="ce82" office:value-type="string">
            <text:p>Vary tests with some queries</text:p>
          </table:table-cell>
          <table:table-cell table:style-name="ce122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BQ_01.007</text:p>
          </table:table-cell>
          <table:table-cell table:style-name="ce89" office:value-type="string">
            <text:p>User who is not administrator cannot edit portlet settings</text:p>
          </table:table-cell>
          <table:table-cell table:style-name="ce122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4">
          <table:table-cell table:style-name="ce69" office:value-type="string" table:number-columns-spanned="4" table:number-rows-spanned="1">
            <text:p>Banner and Footer: edit banner, footer and homepage</text:p>
          </table:table-cell>
          <table:covered-table-cell table:number-columns-repeated="2" table:style-name="ce88"/>
          <table:covered-table-cell table:style-name="ce127"/>
          <table:table-cell table:style-name="ce119" table:number-columns-repeated="250"/>
        </table:table-row>
        <table:table-row table:style-name="ro21">
          <table:table-cell table:style-name="ce66" office:value-type="string">
            <text:p>FNC_ECMS_WCM_BF_01.001</text:p>
          </table:table-cell>
          <table:table-cell table:style-name="ce90" office:value-type="string">
            <text:p>Replace existing logo while editing banner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BF_01.002</text:p>
          </table:table-cell>
          <table:table-cell table:style-name="ce90" office:value-type="string">
            <text:p>Replace existing logo while editing banner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22">
          <table:table-cell table:style-name="ce67" office:value-type="string">
            <text:p>FNC_ECMS_WCM_BF_01.003</text:p>
          </table:table-cell>
          <table:table-cell table:style-name="ce90" office:value-type="string">
            <text:p>Check adding slogan on banner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BF_01.004</text:p>
          </table:table-cell>
          <table:table-cell table:style-name="ce91" office:value-type="string">
            <text:p>Check edit banner with image larger than designed/allowed size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BF_01.005</text:p>
          </table:table-cell>
          <table:table-cell table:style-name="ce90" office:value-type="string">
            <text:p>Check displaying slogan in banner after edit banner with long text slogan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BF_01.006</text:p>
          </table:table-cell>
          <table:table-cell table:style-name="ce90" office:value-type="string">
            <text:p>Check edit banner by error default.css code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BF_01.007</text:p>
          </table:table-cell>
          <table:table-cell table:style-name="ce90" office:value-type="string">
            <text:p>Check edit banner by error java script(js) code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6" office:value-type="string">
            <text:p>FNC_ECMS_WCM_BF_02.001</text:p>
          </table:table-cell>
          <table:table-cell table:style-name="ce90" office:value-type="string">
            <text:p>Check displaying form to edit footer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BF_02.002</text:p>
          </table:table-cell>
          <table:table-cell table:style-name="ce90" office:value-type="string">
            <text:p>Check editing footer with image/text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BF_02.003</text:p>
          </table:table-cell>
          <table:table-cell table:style-name="ce90" office:value-type="string">
            <text:p>Check edit footer with long text.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BF_02.004</text:p>
          </table:table-cell>
          <table:table-cell table:style-name="ce90" office:value-type="string">
            <text:p>Check edit footer with invalid CSS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BF_02.005</text:p>
          </table:table-cell>
          <table:table-cell table:style-name="ce90" office:value-type="string">
            <text:p>Check edit footer with invalid JS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6" office:value-type="string">
            <text:p>FNC_ECMS_WCM_BF_03.001</text:p>
          </table:table-cell>
          <table:table-cell table:style-name="ce90" office:value-type="string">
            <text:p>Check display form to edit content of Homepage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BF_03.002</text:p>
          </table:table-cell>
          <table:table-cell table:style-name="ce90" office:value-type="string">
            <text:p>Edit content of Home page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BF_03.003</text:p>
          </table:table-cell>
          <table:table-cell table:style-name="ce90" office:value-type="string">
            <text:p>Check edit Homepage with invalid CSS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BF_03.004</text:p>
          </table:table-cell>
          <table:table-cell table:style-name="ce90" office:value-type="string">
            <text:p>Check edit Homepage with invalid JS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4">
          <table:table-cell table:style-name="ce69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92"/>
          <table:covered-table-cell/>
          <table:covered-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SEARCH_01.001</text:p>
          </table:table-cell>
          <table:table-cell table:style-name="ce93" office:value-type="string">
            <text:p>Search in case input no keywords for searching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02</text:p>
          </table:table-cell>
          <table:table-cell table:style-name="ce70" office:value-type="string">
            <text:p>Search in case search keyword does not match existing values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03</text:p>
          </table:table-cell>
          <table:table-cell table:style-name="ce94" office:value-type="string">
            <text:p>Search in case input keyword matches existing value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04</text:p>
          </table:table-cell>
          <table:table-cell table:style-name="ce94" office:value-type="string">
            <text:p>Search in case searching keyword contains special characters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05</text:p>
          </table:table-cell>
          <table:table-cell table:style-name="ce70" office:value-type="string">
            <text:p>Test Search Result in case admin user do searching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06</text:p>
          </table:table-cell>
          <table:table-cell table:style-name="ce95" office:value-type="string">
            <text:p>Test search result without login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07</text:p>
          </table:table-cell>
          <table:table-cell table:style-name="ce96" office:value-type="string">
            <text:p>Test Search Result in case normal user do searching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08</text:p>
          </table:table-cell>
          <table:table-cell table:style-name="ce96" office:value-type="string">
            <text:p>Test display search result on one page with administrator user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09</text:p>
          </table:table-cell>
          <table:table-cell table:style-name="ce97" office:value-type="string">
            <text:p>Test display search result in case choose one site </text:p>
            <text:p>to search.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10</text:p>
          </table:table-cell>
          <table:table-cell table:style-name="ce97" office:value-type="string">
            <text:p>Test display search result in case checked only </text:p>
            <text:p>document to search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11</text:p>
          </table:table-cell>
          <table:table-cell table:style-name="ce97" office:value-type="string">
            <text:p>Test display search result in case checked only page</text:p>
            <text:p><text:s/>to search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12</text:p>
          </table:table-cell>
          <table:table-cell table:style-name="ce97" office:value-type="string">
            <text:p>Test search result in case search by Box search.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13</text:p>
          </table:table-cell>
          <table:table-cell table:style-name="ce97" office:value-type="string">
            <text:p>Test search result in case keyword was typed by A*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14</text:p>
          </table:table-cell>
          <table:table-cell table:style-name="ce97" office:value-type="string">
            <text:p>Test view content in Search</text:p>
            <text:p><text:s/>Result in Live mode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15</text:p>
          </table:table-cell>
          <table:table-cell table:style-name="ce98" office:value-type="string">
            <text:p>Print content of search result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2.001</text:p>
          </table:table-cell>
          <table:table-cell table:style-name="ce99" office:value-type="string">
            <text:p>Check display form to setting search result page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ARCH_02.002</text:p>
          </table:table-cell>
          <table:table-cell table:style-name="ce99" office:value-type="string">
            <text:p>Check display when choose box search is page mode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ARCH_02.003</text:p>
          </table:table-cell>
          <table:table-cell table:style-name="ce99" office:value-type="string">
            <text:p>Check display result when change item per page default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ARCH_02.004</text:p>
          </table:table-cell>
          <table:table-cell table:style-name="ce100" office:value-type="string">
            <text:p>Check display result when change search page layout template 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SEARCH_03.001</text:p>
          </table:table-cell>
          <table:table-cell table:style-name="ce99" office:value-type="string">
            <text:p>Check search on textbox by normal user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ARCH_03.002</text:p>
          </table:table-cell>
          <table:table-cell table:style-name="ce99" office:value-type="string">
            <text:p>Check search on textbox by administrator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4">
          <table:table-cell table:style-name="ce69" office:value-type="string" table:number-columns-spanned="4" table:number-rows-spanned="1">
            <text:p>SEO</text:p>
          </table:table-cell>
          <table:covered-table-cell table:style-name="ce92"/>
          <table:covered-table-cell/>
          <table:covered-table-cell table:style-name="ce121"/>
          <table:table-cell table:style-name="ce119" table:number-columns-repeated="250"/>
        </table:table-row>
        <table:table-row table:style-name="ro13">
          <table:table-cell table:style-name="ce71" office:value-type="string">
            <text:p>FNC_ECMS_WCM_SEO_01.001</text:p>
          </table:table-cell>
          <table:table-cell table:style-name="ce101" office:value-type="string">
            <text:p>Default color of SEO icon when metadata doesn't exist 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1.002</text:p>
          </table:table-cell>
          <table:table-cell table:style-name="ce101" office:value-type="string">
            <text:p>Color of SEO icon when user inputs data but not fully completed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1.003</text:p>
          </table:table-cell>
          <table:table-cell table:style-name="ce78" office:value-type="string">
            <text:p>Color of SEO icon when user inputs data for all fields 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1.004</text:p>
          </table:table-cell>
          <table:table-cell table:style-name="ce102" office:value-type="string">
            <text:p>Color of SEO icon when user open an administration page 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1.005</text:p>
          </table:table-cell>
          <table:table-cell table:style-name="ce102" office:value-type="string">
            <text:p>Screen of SEO management when user open a portal page 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1.006</text:p>
          </table:table-cell>
          <table:table-cell table:style-name="ce102" office:value-type="string">
            <text:p>Screen of SEO management when user open a content page 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SEO_02.001</text:p>
          </table:table-cell>
          <table:table-cell table:style-name="ce102" office:value-type="string">
            <text:p>Check default metadata when user hasn't added SEO data 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2.002</text:p>
          </table:table-cell>
          <table:table-cell table:style-name="ce78" office:value-type="string">
            <text:p>Check metadata through View Page Source when user input value for Description (1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2.003</text:p>
          </table:table-cell>
          <table:table-cell table:style-name="ce78" office:value-type="string">
            <text:p>Check metadata through View Page Source</text:p>
            <text:p>when user input value for Description (2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2.004</text:p>
          </table:table-cell>
          <table:table-cell table:style-name="ce83" office:value-type="string">
            <text:p>Check metadata through View Page Source</text:p>
            <text:p>when user input value for Description (3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2.005</text:p>
          </table:table-cell>
          <table:table-cell table:style-name="ce82" office:value-type="string">
            <text:p>Check metadata through View Page Source</text:p>
            <text:p>when user input value for Description (4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2.006</text:p>
          </table:table-cell>
          <table:table-cell table:style-name="ce82" office:value-type="string">
            <text:p>Check metadata through View Page Source</text:p>
            <text:p>when user input value for Keywords (1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2.007</text:p>
          </table:table-cell>
          <table:table-cell table:style-name="ce82" office:value-type="string">
            <text:p>Check metadata through View Page Source</text:p>
            <text:p>when user input value for Keywords (2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2.008</text:p>
          </table:table-cell>
          <table:table-cell table:style-name="ce89" office:value-type="string">
            <text:p>Check metadata through View Page Source</text:p>
            <text:p>when user input value for Keywords (3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2.009</text:p>
          </table:table-cell>
          <table:table-cell table:style-name="ce103" office:value-type="string">
            <text:p>Check metadata through View Page Source</text:p>
            <text:p>when user input value for Keywords (4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2.010</text:p>
          </table:table-cell>
          <table:table-cell table:style-name="ce103" office:value-type="string">
            <text:p>Check metadata through View Page Source</text:p>
            <text:p>when user input value for both Description &amp; Keywords <text:s/>(1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2.011</text:p>
          </table:table-cell>
          <table:table-cell table:style-name="ce103" office:value-type="string">
            <text:p>Check metadata through View Page Source</text:p>
            <text:p>when user input value for both Description &amp; Keywords <text:s/>(2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2.012</text:p>
          </table:table-cell>
          <table:table-cell table:style-name="ce103" office:value-type="string">
            <text:p>Check metadata through View Page Source</text:p>
            <text:p>when user input value for both Description &amp; Keywords (3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2.013</text:p>
          </table:table-cell>
          <table:table-cell table:style-name="ce103" office:value-type="string">
            <text:p>Check metadata through View Page Source</text:p>
            <text:p>when user input value for both Description &amp; Keywords (4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SEO_03.001</text:p>
          </table:table-cell>
          <table:table-cell table:style-name="ce103" office:value-type="string">
            <text:p>Check default of Sitemap 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3.002</text:p>
          </table:table-cell>
          <table:table-cell table:style-name="ce104" office:value-type="string">
            <text:p>Check Sitemap (1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3.003</text:p>
          </table:table-cell>
          <table:table-cell table:style-name="ce104" office:value-type="string">
            <text:p>Check Sitemap (2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3.004</text:p>
          </table:table-cell>
          <table:table-cell table:style-name="ce104" office:value-type="string">
            <text:p>Check Sitemap (3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3.005</text:p>
          </table:table-cell>
          <table:table-cell table:style-name="ce104" office:value-type="string">
            <text:p>Check Sitemap (4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3.006</text:p>
          </table:table-cell>
          <table:table-cell table:style-name="ce104" office:value-type="string">
            <text:p>Check Sitemap (5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3.007</text:p>
          </table:table-cell>
          <table:table-cell table:style-name="ce104" office:value-type="string">
            <text:p>Check Sitemap (6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3.008</text:p>
          </table:table-cell>
          <table:table-cell table:style-name="ce104" office:value-type="string">
            <text:p>Check Sitemap (7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3.009</text:p>
          </table:table-cell>
          <table:table-cell table:style-name="ce78" office:value-type="string">
            <text:p>Alert message when user input invalid data 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4">
          <table:table-cell table:style-name="ce69" office:value-type="string" table:number-columns-spanned="4" table:number-rows-spanned="1">
            <text:p>Others check: Check display something</text:p>
          </table:table-cell>
          <table:covered-table-cell table:number-columns-repeated="2" table:style-name="ce105"/>
          <table:covered-table-cell table:style-name="ce128"/>
          <table:table-cell table:style-name="ce119" table:number-columns-repeated="250"/>
        </table:table-row>
        <table:table-row table:style-name="ro13">
          <table:table-cell table:style-name="ce66" office:value-type="string">
            <text:p>FNC_ECMS_WCM_MICS_01.001</text:p>
          </table:table-cell>
          <table:table-cell table:style-name="ce106" office:value-type="string">
            <text:p><text:span text:style-name="T3">Display edit </text:span><text:span text:style-name="T3">mode in </text:span><text:span text:style-name="T3">case</text:span></text:p>
            <text:p><text:span text:style-name="T3"><text:s/></text:span><text:span text:style-name="T3">click [Edit </text:span><text:span text:style-name="T3">mode] icon </text:span><text:span text:style-name="T3">in admin </text:span><text:span text:style-name="T3">toolbar</text:span>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MICS_01.001</text:p>
          </table:table-cell>
          <table:table-cell table:style-name="ce107" office:value-type="string">
            <text:p>Display live mode 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0">
          <table:table-cell table:style-name="ce63" office:value-type="string" table:number-columns-spanned="4" table:number-rows-spanned="1">
            <text:p>Newsletter</text:p>
          </table:table-cell>
          <table:covered-table-cell table:style-name="ce108"/>
          <table:covered-table-cell table:style-name="ce126"/>
          <table:covered-table-cell table:style-name="ce128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NEWS_01.001</text:p>
          </table:table-cell>
          <table:table-cell table:style-name="ce109" office:value-type="string">
            <text:p>Subscribe <text:s/>a newsletter when put value in all required filed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1.002</text:p>
          </table:table-cell>
          <table:table-cell table:style-name="ce109" office:value-type="string">
            <text:p>Subscribe <text:s/>a newsletter when 'User Email' field is blank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1.003</text:p>
          </table:table-cell>
          <table:table-cell table:style-name="ce109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1.004</text:p>
          </table:table-cell>
          <table:table-cell table:style-name="ce109" office:value-type="string">
            <text:p>Subscribe <text:s/>a newsletter when do not select any category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1.005</text:p>
          </table:table-cell>
          <table:table-cell table:style-name="ce110" office:value-type="string">
            <text:p>Subscribe a newsletter email when input more than one email address in Your Email field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1.006</text:p>
          </table:table-cell>
          <table:table-cell table:style-name="ce111" office:value-type="string">
            <text:p>Change the subscription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1.007</text:p>
          </table:table-cell>
          <table:table-cell table:style-name="ce111" office:value-type="string">
            <text:p>Change the subscription from link in the confirmation letter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1.008</text:p>
          </table:table-cell>
          <table:table-cell table:style-name="ce111" office:value-type="string">
            <text:p>Not receipt email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1.009</text:p>
          </table:table-cell>
          <table:table-cell table:style-name="ce112" office:value-type="string">
            <text:p>Subscribe <text:s/>a newsletter email address have special character (!@#$%^&amp;*()&lt;&gt;?|”) 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NEWS_02.001</text:p>
          </table:table-cell>
          <table:table-cell table:style-name="ce111" office:value-type="string">
            <text:p>Check create new category when put value in required fields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02</text:p>
          </table:table-cell>
          <table:table-cell table:style-name="ce111" office:value-type="string">
            <text:p>Check create new category with blank title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03</text:p>
          </table:table-cell>
          <table:table-cell table:style-name="ce111" office:value-type="string">
            <text:p>Check create new category with blank name 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04</text:p>
          </table:table-cell>
          <table:table-cell table:style-name="ce111" office:value-type="string">
            <text:p>Check create new category without permission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05</text:p>
          </table:table-cell>
          <table:table-cell table:style-name="ce111" office:value-type="string">
            <text:p>Check create new category have space letter on name field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06</text:p>
          </table:table-cell>
          <table:table-cell table:style-name="ce111" office:value-type="string">
            <text:p>Check create new category have space letter on title field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07</text:p>
          </table:table-cell>
          <table:table-cell table:style-name="ce111" office:value-type="string">
            <text:p>Check create new category have special character (!@#$%^&amp;*()&lt;&gt;?|”) on name field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08</text:p>
          </table:table-cell>
          <table:table-cell table:style-name="ce111" office:value-type="string">
            <text:p>Check create new category have special character (!@#$%^&amp;*()&lt;&gt;?|”) on title field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09</text:p>
          </table:table-cell>
          <table:table-cell table:style-name="ce111" office:value-type="string">
            <text:p>Create new category has the same name with existing categories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10</text:p>
          </table:table-cell>
          <table:table-cell table:style-name="ce111" office:value-type="string">
            <text:p>Create new category has the same title with existing categories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11</text:p>
          </table:table-cell>
          <table:table-cell table:style-name="ce111" office:value-type="string">
            <text:p>Check filtering user list when select moderator while adding new category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12</text:p>
          </table:table-cell>
          <table:table-cell table:style-name="ce111" office:value-type="string">
            <text:p>Check when select user as moderator while adding new category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13</text:p>
          </table:table-cell>
          <table:table-cell table:style-name="ce111" office:value-type="string">
            <text:p>Check when select group to be moderator while adding new category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14</text:p>
          </table:table-cell>
          <table:table-cell table:style-name="ce111" office:value-type="string">
            <text:p>Check when select multi-moderator while adding new category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15</text:p>
          </table:table-cell>
          <table:table-cell table:style-name="ce111" office:value-type="string">
            <text:p>Check removing added moderator while adding new category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16</text:p>
          </table:table-cell>
          <table:table-cell table:style-name="ce111" office:value-type="string">
            <text:p>Edit existing categories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17</text:p>
          </table:table-cell>
          <table:table-cell table:style-name="ce111" office:value-type="string">
            <text:p>Delete category when accept confirm message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18</text:p>
          </table:table-cell>
          <table:table-cell table:style-name="ce111" office:value-type="string">
            <text:p>Delete category when don not accept confirm message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NEWS_03.001</text:p>
          </table:table-cell>
          <table:table-cell table:style-name="ce111" office:value-type="string">
            <text:p>Check create new subscription when put valid data in all required filed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02</text:p>
          </table:table-cell>
          <table:table-cell table:style-name="ce111" office:value-type="string">
            <text:p>Check create new subscription in specify category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03</text:p>
          </table:table-cell>
          <table:table-cell table:style-name="ce111" office:value-type="string">
            <text:p>Check create new subscription didn't choose category, which you w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04</text:p>
          </table:table-cell>
          <table:table-cell table:style-name="ce111" office:value-type="string">
            <text:p>Check create new subscription with blank name field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05</text:p>
          </table:table-cell>
          <table:table-cell table:style-name="ce111" office:value-type="string">
            <text:p>Check create new subscription with blank title field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06</text:p>
          </table:table-cell>
          <table:table-cell table:style-name="ce111" office:value-type="string">
            <text:p>Check create new subscription contain special character (!@#$%^&amp;*()&lt;&gt;?|”) on name field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07</text:p>
          </table:table-cell>
          <table:table-cell table:style-name="ce111" office:value-type="string">
            <text:p>Check create new subscription contain special character (!@#$%^&amp;*()&lt;&gt;?|”) on title field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08</text:p>
          </table:table-cell>
          <table:table-cell table:style-name="ce99" office:value-type="string">
            <text:p>Create new subscription has the same name with existing subscriptions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09</text:p>
          </table:table-cell>
          <table:table-cell table:style-name="ce99" office:value-type="string">
            <text:p>Create new subscription with blank redactor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10</text:p>
          </table:table-cell>
          <table:table-cell table:style-name="ce99" office:value-type="string">
            <text:p>Create new subscription with multiple redactors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11</text:p>
          </table:table-cell>
          <table:table-cell table:style-name="ce99" office:value-type="string">
            <text:p>Check when remove redactor in a subscription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12</text:p>
          </table:table-cell>
          <table:table-cell table:style-name="ce99" office:value-type="string">
            <text:p>Check when remove all redactors in a subscription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13</text:p>
          </table:table-cell>
          <table:table-cell table:style-name="ce99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14</text:p>
          </table:table-cell>
          <table:table-cell table:style-name="ce99" office:value-type="string">
            <text:p>Check when cancel removing redactor in subscription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15</text:p>
          </table:table-cell>
          <table:table-cell table:style-name="ce99" office:value-type="string">
            <text:p>Check open an existing subscription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16</text:p>
          </table:table-cell>
          <table:table-cell table:style-name="ce99" office:value-type="string">
            <text:p>View a subscription but do not select any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17</text:p>
          </table:table-cell>
          <table:table-cell table:style-name="ce99" office:value-type="string">
            <text:p>Edit existing subscription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18</text:p>
          </table:table-cell>
          <table:table-cell table:style-name="ce99" office:value-type="string">
            <text:p>Edit existing subscription but do not select any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19</text:p>
          </table:table-cell>
          <table:table-cell table:style-name="ce99" office:value-type="string">
            <text:p>Delete subscription of category when click OK on confirm message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20</text:p>
          </table:table-cell>
          <table:table-cell table:style-name="ce99" office:value-type="string">
            <text:p>Delete subscription of category when click Cancel on confirm message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21</text:p>
          </table:table-cell>
          <table:table-cell table:style-name="ce99" office:value-type="string">
            <text:p>Delete subscription but do not select any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NEWS_04.001</text:p>
          </table:table-cell>
          <table:table-cell table:style-name="ce99" office:value-type="string">
            <text:p>Create new letter when put valid value in all required fields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02</text:p>
          </table:table-cell>
          <table:table-cell table:style-name="ce99" office:value-type="string">
            <text:p>Create new letter in specify subscription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03</text:p>
          </table:table-cell>
          <table:table-cell table:style-name="ce99" office:value-type="string">
            <text:p>Create new letter in specify subscription when send date field is blank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04</text:p>
          </table:table-cell>
          <table:table-cell table:style-name="ce113" office:value-type="string">
            <text:p>Create new letter in specify subscription when do not update sending parameters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05</text:p>
          </table:table-cell>
          <table:table-cell table:style-name="ce99" office:value-type="string">
            <text:p>Send a new letter when <text:s/>chosen time is equal or less than current tim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06</text:p>
          </table:table-cell>
          <table:table-cell table:style-name="ce99" office:value-type="string">
            <text:p>Send a new letter when chosen time is greater than current tim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07</text:p>
          </table:table-cell>
          <table:table-cell table:style-name="ce99" office:value-type="string">
            <text:p>Cannot receive a letter if user has not confirmed ye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08</text:p>
          </table:table-cell>
          <table:table-cell table:style-name="ce99" office:value-type="string">
            <text:p>View an existing letter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09</text:p>
          </table:table-cell>
          <table:table-cell table:style-name="ce99" office:value-type="string">
            <text:p>View an existing letter but do not select any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10</text:p>
          </table:table-cell>
          <table:table-cell table:style-name="ce99" office:value-type="string">
            <text:p>Edit an existing letter but do not select any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11</text:p>
          </table:table-cell>
          <table:table-cell table:style-name="ce114" office:value-type="string">
            <text:p>Edit an existing letter which has draft status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12</text:p>
          </table:table-cell>
          <table:table-cell table:style-name="ce99" office:value-type="string">
            <text:p>Change letter status from draft to se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13</text:p>
          </table:table-cell>
          <table:table-cell table:style-name="ce99" office:value-type="string">
            <text:p>Change letter status from draft to awaiting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14</text:p>
          </table:table-cell>
          <table:table-cell table:style-name="ce115" office:value-type="string">
            <text:p>Click [Save] button after editing an awaiting letter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15</text:p>
          </table:table-cell>
          <table:table-cell table:style-name="ce115" office:value-type="string">
            <text:p>Click [Send] button after editing time less than or equal the current time in an awaiting letter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16</text:p>
          </table:table-cell>
          <table:table-cell table:style-name="ce115" office:value-type="string">
            <text:p>Click [Send] button after editing time greater than the current time in an awaiting letter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17</text:p>
          </table:table-cell>
          <table:table-cell table:style-name="ce115" office:value-type="string">
            <text:p>Edit an existing letter which has Sent status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18</text:p>
          </table:table-cell>
          <table:table-cell table:style-name="ce99" office:value-type="string">
            <text:p>Delete a letter when click OK on confirm message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19</text:p>
          </table:table-cell>
          <table:table-cell table:style-name="ce99" office:value-type="string">
            <text:p>Delete a letter when click Cancel on confirm message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20</text:p>
          </table:table-cell>
          <table:table-cell table:style-name="ce99" office:value-type="string">
            <text:p>Delete a letter but do not select any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21</text:p>
          </table:table-cell>
          <table:table-cell table:style-name="ce99" office:value-type="string">
            <text:p>Convert a letter as templat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22</text:p>
          </table:table-cell>
          <table:table-cell table:style-name="ce99" office:value-type="string">
            <text:p>Convert a letter as template but do not select any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NEWS_05.001</text:p>
          </table:table-cell>
          <table:table-cell table:style-name="ce99" office:value-type="string">
            <text:p>Ban public user in Newsletter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5.002</text:p>
          </table:table-cell>
          <table:table-cell table:style-name="ce99" office:value-type="string">
            <text:p>Unban public user in Newsletter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5.003</text:p>
          </table:table-cell>
          <table:table-cell table:style-name="ce99" office:value-type="string">
            <text:p>Delete public user in Newsletter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5.004</text:p>
          </table:table-cell>
          <table:table-cell table:style-name="ce99" office:value-type="string">
            <text:p>Set the role administration for user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5.005</text:p>
          </table:table-cell>
          <table:table-cell table:style-name="ce99" office:value-type="string">
            <text:p>Unset the role administration for user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5.006</text:p>
          </table:table-cell>
          <table:table-cell table:style-name="ce99" office:value-type="string">
            <text:p>Show action bar in Newsletter Manager when log in by Moderator 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5.007</text:p>
          </table:table-cell>
          <table:table-cell table:style-name="ce99" office:value-type="string">
            <text:p>Show action bar in Newsletter Manager form when log in by Redactor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5.008</text:p>
          </table:table-cell>
          <table:table-cell table:style-name="ce99" office:value-type="string">
            <text:p>Check edit category right of Moderator role in Newsletter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5.009</text:p>
          </table:table-cell>
          <table:table-cell table:style-name="ce99" office:value-type="string">
            <text:p>Check create new subscription right of Moderator role in Newsletter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5.010</text:p>
          </table:table-cell>
          <table:table-cell table:style-name="ce99" office:value-type="string">
            <text:p>Check edit subscription right of Redactor role in Newsletter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5.011</text:p>
          </table:table-cell>
          <table:table-cell table:style-name="ce99" office:value-type="string">
            <text:p>Check create new/view/edit/delete letter rights of Moderator or Redactor role in Newsletter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0">
          <table:table-cell table:style-name="ce63" office:value-type="string" table:number-columns-spanned="4" table:number-rows-spanned="1">
            <text:p>Form Generator, Fast Content Creator</text:p>
          </table:table-cell>
          <table:covered-table-cell table:style-name="ce107"/>
          <table:covered-table-cell table:style-name="ce125"/>
          <table:covered-table-cell table:style-name="ce121"/>
          <table:table-cell table:style-name="ce119" table:number-columns-repeated="250"/>
        </table:table-row>
        <table:table-row table:style-name="ro13">
          <table:table-cell table:style-name="ce72" office:value-type="string">
            <text:p>FNC_ECMS_WCM_FORM_01.001</text:p>
          </table:table-cell>
          <table:table-cell table:style-name="ce99" office:value-type="string">
            <text:p>Create new node type 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1.002</text:p>
          </table:table-cell>
          <table:table-cell table:style-name="ce99" office:value-type="string">
            <text:p>Create new node type when name is blank 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1.003</text:p>
          </table:table-cell>
          <table:table-cell table:style-name="ce99" office:value-type="string">
            <text:p>Create new node type when name content special characters (#,$,%,&amp;,*..)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1.004</text:p>
          </table:table-cell>
          <table:table-cell table:style-name="ce99" office:value-type="string">
            <text:p>Create new node type has the same name with existing node types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1.005</text:p>
          </table:table-cell>
          <table:table-cell table:style-name="ce99" office:value-type="string">
            <text:p>Create new node type which has some duplicated field label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1.006</text:p>
          </table:table-cell>
          <table:table-cell table:style-name="ce99" office:value-type="string">
            <text:p>Create new node type which has select box without the default valu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1.007</text:p>
          </table:table-cell>
          <table:table-cell table:style-name="ce99" office:value-type="string">
            <text:p>Reset information of node type 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1.008</text:p>
          </table:table-cell>
          <table:table-cell table:style-name="ce99" office:value-type="string">
            <text:p>Arrange position of component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1.009</text:p>
          </table:table-cell>
          <table:table-cell table:style-name="ce99" office:value-type="string">
            <text:p>Edit information of component 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1.010</text:p>
          </table:table-cell>
          <table:table-cell table:style-name="ce99" office:value-type="string">
            <text:p>Remove the component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1.011</text:p>
          </table:table-cell>
          <table:table-cell table:style-name="ce99" office:value-type="string">
            <text:p>Check the displaying of new node type in DMS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1.012</text:p>
          </table:table-cell>
          <table:table-cell table:style-name="ce99" office:value-type="string">
            <text:p>Check the displaying of new node type when create new document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6" office:value-type="string">
            <text:p>FNC_ECMS_WCM_FORM_02.001</text:p>
          </table:table-cell>
          <table:table-cell table:style-name="ce116" office:value-type="string">
            <text:p>Check when change the Location to sav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2.002</text:p>
          </table:table-cell>
          <table:table-cell table:style-name="ce117" office:value-type="string">
            <text:p>Check when change the templat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2.003</text:p>
          </table:table-cell>
          <table:table-cell table:style-name="ce117" office:value-type="string">
            <text:p>Check when change the Custom save field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2.004</text:p>
          </table:table-cell>
          <table:table-cell table:style-name="ce99" office:value-type="string">
            <text:p>Create new configuration when Custom save button field is blank 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2.005</text:p>
          </table:table-cell>
          <table:table-cell table:style-name="ce117" office:value-type="string">
            <text:p>Check when change the Custom save messag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2.006</text:p>
          </table:table-cell>
          <table:table-cell table:style-name="ce99" office:value-type="string">
            <text:p>Create new configuration when Custom save message field is blank 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2.007</text:p>
          </table:table-cell>
          <table:table-cell table:style-name="ce99" office:value-type="string">
            <text:p>Create new configuration when tick on Redirect check-box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2.008</text:p>
          </table:table-cell>
          <table:table-cell table:style-name="ce99" office:value-type="string">
            <text:p>Create new configuration when tick on Redirect check-box but Redirect path is blank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2.009</text:p>
          </table:table-cell>
          <table:table-cell table:style-name="ce117" office:value-type="string">
            <text:p>Create new configuration when there is no action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2.010</text:p>
          </table:table-cell>
          <table:table-cell table:style-name="ce118" office:value-type="string">
            <text:p>Create new document after configuration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0">
          <table:table-cell table:style-name="ce63" office:value-type="string" table:number-columns-spanned="4" table:number-rows-spanned="1">
            <text:p>Category</text:p>
          </table:table-cell>
          <table:covered-table-cell table:style-name="ce107"/>
          <table:covered-table-cell table:style-name="ce125"/>
          <table:covered-table-cell table:style-name="ce121"/>
          <table:table-cell table:style-name="ce119" table:number-columns-repeated="250"/>
        </table:table-row>
        <table:table-row table:style-name="ro13">
          <table:table-cell table:style-name="ce66" office:value-type="string">
            <text:p>FNC_ECMS_WCM_CAT_01.001</text:p>
          </table:table-cell>
          <table:table-cell table:style-name="ce99" office:value-type="string">
            <text:p>Check the displaying of categories in Category Navigation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02</text:p>
          </table:table-cell>
          <table:table-cell table:style-name="ce99" office:value-type="string">
            <text:p>Check change the category's titl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03</text:p>
          </table:table-cell>
          <table:table-cell table:style-name="ce99" office:value-type="string">
            <text:p>Check the displaying of categories when change the taxonomy tree 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04</text:p>
          </table:table-cell>
          <table:table-cell table:style-name="ce116" office:value-type="string">
            <text:p>Check categories when sorted by Title and A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05</text:p>
          </table:table-cell>
          <table:table-cell table:style-name="ce116" office:value-type="string">
            <text:p>Check categories when sorted by Title and De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06</text:p>
          </table:table-cell>
          <table:table-cell table:style-name="ce116" office:value-type="string">
            <text:p>Check categories when sorted by Created Date and A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07</text:p>
          </table:table-cell>
          <table:table-cell table:style-name="ce116" office:value-type="string">
            <text:p>Check categories when sorted by Created Date and De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08</text:p>
          </table:table-cell>
          <table:table-cell table:style-name="ce116" office:value-type="string">
            <text:p>Check categories when sorted by Modified Date and A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09</text:p>
          </table:table-cell>
          <table:table-cell table:style-name="ce116" office:value-type="string">
            <text:p>Check categories when sorted by Modified Date and De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10</text:p>
          </table:table-cell>
          <table:table-cell table:style-name="ce116" office:value-type="string">
            <text:p>Check categories when sorted by Published Date and A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11</text:p>
          </table:table-cell>
          <table:table-cell table:style-name="ce116" office:value-type="string">
            <text:p>Check categories when sorted by Published Date and De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12</text:p>
          </table:table-cell>
          <table:table-cell table:style-name="ce116" office:value-type="string">
            <text:p>Check categories when sorted by Event Date and A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13</text:p>
          </table:table-cell>
          <table:table-cell table:style-name="ce116" office:value-type="string">
            <text:p>Check categories when sorted by Event Date and De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14</text:p>
          </table:table-cell>
          <table:table-cell table:style-name="ce116" office:value-type="string">
            <text:p>Check categories when sorted by Index and A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15</text:p>
          </table:table-cell>
          <table:table-cell table:style-name="ce116" office:value-type="string">
            <text:p>Check categories when sorted by Index and De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16</text:p>
          </table:table-cell>
          <table:table-cell table:style-name="ce116" office:value-type="string">
            <text:p>Check the displaying when change the Tree Viewer templat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17</text:p>
          </table:table-cell>
          <table:table-cell table:style-name="ce99" office:value-type="string">
            <text:p>Check the displaying of document/web content when change target path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18</text:p>
          </table:table-cell>
          <table:table-cell table:style-name="ce116" office:value-type="string">
            <text:p>Add category using Manage Content function of Category portal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19</text:p>
          </table:table-cell>
          <table:table-cell table:style-name="ce116" office:value-type="string">
            <text:p>Add content using Manage Content function of Category portal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20</text:p>
          </table:table-cell>
          <table:table-cell table:style-name="ce116" office:value-type="string">
            <text:p>Add content using Add Content function of Category portal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2" office:value-type="string">
            <text:p>FNC_ECMS_WCM_CAT_02.001</text:p>
          </table:table-cell>
          <table:table-cell table:style-name="ce99" office:value-type="string">
            <text:p>Check the displaying of document/web content in Parameterized Content List Viewer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02</text:p>
          </table:table-cell>
          <table:table-cell table:style-name="ce117" office:value-type="string">
            <text:p>Check the displaying of document/web content when user does not have permission to view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03</text:p>
          </table:table-cell>
          <table:table-cell table:style-name="ce99" office:value-type="string">
            <text:p>View content of document/web content in Parameterized Content List Viewer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04</text:p>
          </table:table-cell>
          <table:table-cell table:style-name="ce116" office:value-type="string">
            <text:p>Back to PCLV after viewing content of document/web conte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05</text:p>
          </table:table-cell>
          <table:table-cell table:style-name="ce116" office:value-type="string">
            <text:p>Print content of document/web conte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06</text:p>
          </table:table-cell>
          <table:table-cell table:style-name="ce116" office:value-type="string">
            <text:p>Close form to print conte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07</text:p>
          </table:table-cell>
          <table:table-cell table:style-name="ce116" office:value-type="string">
            <text:p>Download uploaded fil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08</text:p>
          </table:table-cell>
          <table:table-cell table:style-name="ce99" office:value-type="string">
            <text:p>Change the order of document in PCLV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09</text:p>
          </table:table-cell>
          <table:table-cell table:style-name="ce116" office:value-type="string">
            <text:p>Check documents when sorted by Title and A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10</text:p>
          </table:table-cell>
          <table:table-cell table:style-name="ce116" office:value-type="string">
            <text:p>Check categories when sorted by Title and De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11</text:p>
          </table:table-cell>
          <table:table-cell table:style-name="ce116" office:value-type="string">
            <text:p>Check documents when sorted by Created Date and A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12</text:p>
          </table:table-cell>
          <table:table-cell table:style-name="ce116" office:value-type="string">
            <text:p>Check categories when sorted by Created Date and De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13</text:p>
          </table:table-cell>
          <table:table-cell table:style-name="ce116" office:value-type="string">
            <text:p>Check documents when sorted by Modified Date and A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14</text:p>
          </table:table-cell>
          <table:table-cell table:style-name="ce116" office:value-type="string">
            <text:p>Check categories when sorted by Modified Date and De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15</text:p>
          </table:table-cell>
          <table:table-cell table:style-name="ce116" office:value-type="string">
            <text:p>Check documents when sorted by Published Date and A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16</text:p>
          </table:table-cell>
          <table:table-cell table:style-name="ce116" office:value-type="string">
            <text:p>Check categories when sorted by Published Date and De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17</text:p>
          </table:table-cell>
          <table:table-cell table:style-name="ce116" office:value-type="string">
            <text:p>Check documents when sorted by Event Date and A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18</text:p>
          </table:table-cell>
          <table:table-cell table:style-name="ce116" office:value-type="string">
            <text:p>Check categories when sorted by Event Date and De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19</text:p>
          </table:table-cell>
          <table:table-cell table:style-name="ce116" office:value-type="string">
            <text:p>Check documents when sorted by Index and A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20</text:p>
          </table:table-cell>
          <table:table-cell table:style-name="ce116" office:value-type="string">
            <text:p>Check categories when sorted by Index and De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21</text:p>
          </table:table-cell>
          <table:table-cell table:style-name="ce117" office:value-type="string">
            <text:p>Check when change the header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22</text:p>
          </table:table-cell>
          <table:table-cell table:style-name="ce116" office:value-type="string">
            <text:p>Check when the header is blank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23</text:p>
          </table:table-cell>
          <table:table-cell table:style-name="ce117" office:value-type="string">
            <text:p>Check when change the viewer templat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24</text:p>
          </table:table-cell>
          <table:table-cell table:style-name="ce116" office:value-type="string">
            <text:p>Check when change the taxonomy tre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25</text:p>
          </table:table-cell>
          <table:table-cell table:style-name="ce99" office:value-type="string">
            <text:p>Config PCLV when Item per page field is blank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26</text:p>
          </table:table-cell>
          <table:table-cell table:style-name="ce99" office:value-type="string">
            <text:p>Config PCLV when put invalid value in Item per page field 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27</text:p>
          </table:table-cell>
          <table:table-cell table:style-name="ce99" office:value-type="string">
            <text:p>Config PCLV when check/uncheck in Show title check-box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28</text:p>
          </table:table-cell>
          <table:table-cell table:style-name="ce99" office:value-type="string">
            <text:p>Config PCLV when check/uncheck in Show header check-box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29</text:p>
          </table:table-cell>
          <table:table-cell table:style-name="ce99" office:value-type="string">
            <text:p>Config PCLV when check/uncheck in Show <text:s/>Refresh button check-box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30</text:p>
          </table:table-cell>
          <table:table-cell table:style-name="ce99" office:value-type="string">
            <text:p>Config PCLV when check/uncheck in Show image check-box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31</text:p>
          </table:table-cell>
          <table:table-cell table:style-name="ce99" office:value-type="string">
            <text:p>Config PCLV when check/uncheck in Show date created check-box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32</text:p>
          </table:table-cell>
          <table:table-cell table:style-name="ce99" office:value-type="string">
            <text:p>Config PCLV when check/uncheck in Show more link check-box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33</text:p>
          </table:table-cell>
          <table:table-cell table:style-name="ce99" office:value-type="string">
            <text:p>Config PCLV when check/uncheck in Show summary check-box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34</text:p>
          </table:table-cell>
          <table:table-cell table:style-name="ce99" office:value-type="string">
            <text:p>Config PCLV when check/uncheck in Show link check-box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35</text:p>
          </table:table-cell>
          <table:table-cell table:style-name="ce99" office:value-type="string">
            <text:p>Config PCLV when check/uncheck in Show Rss link check-box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36</text:p>
          </table:table-cell>
          <table:table-cell table:style-name="ce117" office:value-type="string">
            <text:p>Check when click on RSS button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37</text:p>
          </table:table-cell>
          <table:table-cell table:style-name="ce99" office:value-type="string">
            <text:p>Config PCLV when change target pag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38</text:p>
          </table:table-cell>
          <table:table-cell table:style-name="ce116" office:value-type="string">
            <text:p>Add category using Manage Content function of Top News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39</text:p>
          </table:table-cell>
          <table:table-cell table:style-name="ce116" office:value-type="string">
            <text:p>Add content using Manage Content function of Top News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40</text:p>
          </table:table-cell>
          <table:table-cell table:style-name="ce116" office:value-type="string">
            <text:p>Add content using Add Content function of Top News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6" office:value-type="string">
            <text:p>FNC_ECMS_WCM_CAT_03.001</text:p>
          </table:table-cell>
          <table:table-cell table:style-name="ce116" office:value-type="string">
            <text:p>Check the displaying of private tag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3.002</text:p>
          </table:table-cell>
          <table:table-cell table:style-name="ce116" office:value-type="string">
            <text:p>Check the displaying of public tag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3.003</text:p>
          </table:table-cell>
          <table:table-cell table:style-name="ce116" office:value-type="string">
            <text:p>View document/web content using tag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3.004</text:p>
          </table:table-cell>
          <table:table-cell table:style-name="ce116" office:value-type="string">
            <text:p>View document/web content while user doesn't have permission to view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7" table:number-rows-repeated="11">
          <table:table-cell table:style-name="ce74"/>
          <table:table-cell table:style-name="ce119" table:number-columns-repeated="253"/>
        </table:table-row>
        <table:table-row table:style-name="ro10" table:number-rows-repeated="1048228">
          <table:table-cell table:number-columns-repeated="254"/>
        </table:table-row>
        <table:table-row table:style-name="ro10">
          <table:table-cell table:number-columns-repeated="254"/>
        </table:table-row>
      </table:table>
      <table:table table:name="Single_Content_Viewer" table:style-name="ta4" table:print="false">
        <office:forms form:automatic-focus="false" form:apply-design-mode="false"/>
        <table:table-column table:style-name="co8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248" table:default-cell-style-name="Default"/>
        <table:table-row table:style-name="ro13">
          <table:table-cell table:style-name="ce134"/>
          <table:table-cell table:style-name="ce139" office:value-type="string">
            <text:p>TEST CASES</text:p>
          </table:table-cell>
          <table:table-cell table:style-name="ce144"/>
          <table:table-cell table:style-name="ce139" table:number-columns-repeated="2"/>
          <table:table-cell table:style-name="ce143"/>
          <table:table-cell table:style-name="ce149" table:number-columns-repeated="3"/>
          <table:table-cell table:style-name="ce167"/>
          <table:table-cell table:style-name="ce168" office:value-type="string">
            <text:p>Passed</text:p>
          </table:table-cell>
          <table:table-cell table:style-name="ce168" table:formula="of:=COUNTIF([.L$7:.L$885];[.$K1])" office:value-type="float" office:value="0">
            <text:p>0</text:p>
          </table:table-cell>
          <table:table-cell table:style-name="ce168" table:formula="of:=COUNTIF([.M$7:.M$885];[.$K1])" office:value-type="float" office:value="0">
            <text:p>0</text:p>
          </table:table-cell>
          <table:table-cell table:style-name="ce168" table:formula="of:=COUNTIF([.N$7:.N$885];[.$K1])" office:value-type="float" office:value="0">
            <text:p>0</text:p>
          </table:table-cell>
          <table:table-cell table:style-name="ce168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34"/>
          <table:table-cell table:style-name="ce140"/>
          <table:table-cell table:style-name="ce145"/>
          <table:table-cell table:style-name="ce149" table:number-columns-repeated="2"/>
          <table:table-cell table:style-name="ce143"/>
          <table:table-cell table:style-name="ce14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885];[.$K2])" office:value-type="float" office:value="0">
            <text:p>0</text:p>
          </table:table-cell>
          <table:table-cell table:style-name="ce168" table:formula="of:=COUNTIF([.M$7:.M$885];[.$K2])" office:value-type="float" office:value="0">
            <text:p>0</text:p>
          </table:table-cell>
          <table:table-cell table:style-name="ce168" table:formula="of:=COUNTIF([.N$7:.N$885];[.$K2])" office:value-type="float" office:value="0">
            <text:p>0</text:p>
          </table:table-cell>
          <table:table-cell table:style-name="ce168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4"/>
          <table:table-cell table:style-name="ce141" office:value-type="string">
            <text:p>Functions list</text:p>
          </table:table-cell>
          <table:table-cell table:style-name="ce147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3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885];[.$K3])" office:value-type="float" office:value="0">
            <text:p>0</text:p>
          </table:table-cell>
          <table:table-cell table:style-name="ce168" table:formula="of:=COUNTIF([.M$7:.M$885];[.$K3])" office:value-type="float" office:value="0">
            <text:p>0</text:p>
          </table:table-cell>
          <table:table-cell table:style-name="ce168" table:formula="of:=COUNTIF([.N$7:.N$885];[.$K3])" office:value-type="float" office:value="0">
            <text:p>0</text:p>
          </table:table-cell>
          <table:table-cell table:style-name="ce168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4"/>
          <table:table-cell table:style-name="ce141" office:value-type="string">
            <text:p>Total Main Cases</text:p>
          </table:table-cell>
          <table:table-cell table:style-name="ce147" table:formula="of:=MAX([.A7:.A6645])" office:value-type="float" office:value="34" table:number-columns-spanned="3" table:number-rows-spanned="1">
            <text:p>34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4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885];[.$K4])" office:value-type="float" office:value="0">
            <text:p>0</text:p>
          </table:table-cell>
          <table:table-cell table:style-name="ce168" table:formula="of:=COUNTIF([.M$7:.M$885];[.$K4])" office:value-type="float" office:value="0">
            <text:p>0</text:p>
          </table:table-cell>
          <table:table-cell table:style-name="ce168" table:formula="of:=COUNTIF([.N$7:.N$885];[.$K4])" office:value-type="float" office:value="0">
            <text:p>0</text:p>
          </table:table-cell>
          <table:table-cell table:style-name="ce168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35"/>
          <table:table-cell table:style-name="ce142"/>
          <table:table-cell table:style-name="ce138"/>
          <table:table-cell table:style-name="ce150"/>
          <table:table-cell table:style-name="ce143" table:number-columns-repeated="4"/>
          <table:table-cell table:style-name="ce165"/>
          <table:table-cell table:style-name="ce169"/>
          <table:table-cell office:value-type="string">
            <text:p>N/A</text:p>
          </table:table-cell>
          <table:table-cell table:style-name="ce168" table:formula="of:=COUNTIF([.L$7:.L$885];[.$K5])" office:value-type="float" office:value="0">
            <text:p>0</text:p>
          </table:table-cell>
          <table:table-cell table:style-name="ce168" table:formula="of:=COUNTIF([.M$7:.M$885];[.$K5])" office:value-type="float" office:value="0">
            <text:p>0</text:p>
          </table:table-cell>
          <table:table-cell table:style-name="ce168" table:formula="of:=COUNTIF([.N$7:.N$885];[.$K5])" office:value-type="float" office:value="0">
            <text:p>0</text:p>
          </table:table-cell>
          <table:table-cell table:style-name="ce168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8" office:value-type="string">
            <text:p>Tester</text:p>
          </table:table-cell>
          <table:table-cell table:style-name="ce138" office:value-type="string">
            <text:p>IE7</text:p>
          </table:table-cell>
          <table:table-cell table:style-name="ce138" office:value-type="string">
            <text:p>FireFox3.5</text:p>
          </table:table-cell>
          <table:table-cell table:style-name="ce138" office:value-type="string">
            <text:p>Comment/Bug</text:p>
          </table:table-cell>
          <table:table-cell table:style-name="ce138" table:number-columns-repeated="242"/>
        </table:table-row>
        <table:table-row table:style-name="ro24">
          <table:table-cell table:style-name="ce137" office:value-type="float" office:value="1">
            <text:p>001</text:p>
          </table:table-cell>
          <table:table-cell table:style-name="ce72" office:value-type="string">
            <text:p>FNC_ECMS_WCM_SCV_01</text:p>
          </table:table-cell>
          <table:table-cell table:style-name="ce148" office:value-type="float" office:value="1">
            <text:p>001</text:p>
          </table:table-cell>
          <table:table-cell table:style-name="ce151" office:value-type="string">
            <text:p>WCM\Viewers\Single content\Add</text:p>
          </table:table-cell>
          <table:table-cell table:style-name="ce76" office:value-type="string">
            <text:p>Create new SCV page using existing document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156" office:value-type="string">
            <text:p>High</text:p>
          </table:table-cell>
          <table:table-cell table:style-name="ce170"/>
          <table:table-cell table:number-columns-repeated="246"/>
        </table:table-row>
        <table:table-row table:style-name="ro25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Create new SCV page using existing document</text:p>
          </table:table-cell>
          <table:table-cell table:style-name="ce157" office:value-type="string">
            <text:p>Step 2: Add content for SCV page</text:p>
          </table:table-cell>
          <table:table-cell table:style-name="ce156"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table:style-name="ce156" office:value-type="string">
            <text:p>Selected web content is shown.</text:p>
          </table:table-cell>
          <table:table-cell table:style-name="ce156" office:value-type="string">
            <text:p>High</text:p>
          </table:table-cell>
          <table:table-cell table:style-name="ce170"/>
          <table:table-cell table:number-columns-repeated="246"/>
        </table:table-row>
        <table:table-row table:style-name="ro26">
          <table:table-cell table:style-name="ce13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7" office:value-type="string">
            <text:p>FNC_ECMS_WCM_SCV_01</text:p>
          </table:table-cell>
          <table:table-cell table:style-name="ce148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51" office:value-type="string">
            <text:p>WCM\Viewers\Single content\Add</text:p>
          </table:table-cell>
          <table:table-cell table:style-name="ce76" office:value-type="string">
            <text:p>Create new SCV page using new created document/web content is being in draft status</text:p>
          </table:table-cell>
          <table:table-cell table:style-name="ce157" office:value-type="string">
            <text:p>Step 1: Create document/web content</text:p>
          </table:table-cell>
          <table:table-cell table:style-name="ce156" office:value-type="string">
            <text:p>- Select<text:span text:style-name="T8"> </text:span><text:span text:style-name="T8">Group → </text:span><text:span text:style-name="T8">Content </text:span><text:span text:style-name="T8">Explorer</text:span> </text:p>
            <text:p>- Select any drive</text:p>
            <text:p>- Create new document/web content in this drive</text:p>
          </table:table-cell>
          <table:table-cell table:style-name="ce156" office:value-type="string">
            <text:p>New document/web content is created successfully.</text:p>
          </table:table-cell>
          <table:table-cell table:style-name="ce156" office:value-type="string">
            <text:p>High</text:p>
          </table:table-cell>
          <table:table-cell table:style-name="ce170"/>
          <table:table-cell table:number-columns-repeated="246"/>
        </table:table-row>
        <table:table-row table:style-name="ro24">
          <table:table-cell table:style-name="ce13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Create new SCV page using new created document/web content is being in draft status</text:p>
          </table:table-cell>
          <table:table-cell table:style-name="ce157"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156" office:value-type="string">
            <text:p>High</text:p>
          </table:table-cell>
          <table:table-cell table:style-name="ce170"/>
          <table:table-cell table:number-columns-repeated="246"/>
        </table:table-row>
        <table:table-row table:style-name="ro27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Create new SCV page using new created document/web content is being in draft status</text:p>
          </table:table-cell>
          <table:table-cell table:style-name="ce157" office:value-type="string">
            <text:p>Step 3: Add content for SCV page</text:p>
          </table:table-cell>
          <table:table-cell table:style-name="ce156"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table:style-name="ce156" office:value-type="string">
            <text:p>Selected document/web content is shown in Edit mode</text:p>
          </table:table-cell>
          <table:table-cell table:style-name="ce156" office:value-type="string">
            <text:p>High</text:p>
          </table:table-cell>
          <table:table-cell table:style-name="ce170"/>
          <table:table-cell table:number-columns-repeated="246"/>
        </table:table-row>
        <table:table-row table:style-name="ro26">
          <table:table-cell table:style-name="ce137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7" office:value-type="string">
            <text:p>FNC_ECMS_WCM_SCV_01</text:p>
          </table:table-cell>
          <table:table-cell table:style-name="ce148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51" office:value-type="string">
            <text:p>WCM\Viewers\Single content\Add</text:p>
          </table:table-cell>
          <table:table-cell table:style-name="ce76" office:value-type="string">
            <text:p>Create new SCV page using new created document/web content is being in published status</text:p>
          </table:table-cell>
          <table:table-cell table:style-name="ce157" office:value-type="string">
            <text:p>Step 1: Create document/web content</text:p>
          </table:table-cell>
          <table:table-cell table:style-name="ce156" office:value-type="string">
            <text:p>- Select<text:span text:style-name="T8"> </text:span><text:span text:style-name="T8">Group → </text:span><text:span text:style-name="T8">Content </text:span><text:span text:style-name="T8">Explorer</text:span> </text:p>
            <text:p>- Select any drive</text:p>
            <text:p>- Create new document/web content in this drive</text:p>
          </table:table-cell>
          <table:table-cell table:style-name="ce156" office:value-type="string">
            <text:p>New document/web content is created successfully.</text:p>
          </table:table-cell>
          <table:table-cell table:style-name="ce156" office:value-type="string">
            <text:p>High</text:p>
          </table:table-cell>
          <table:table-cell table:style-name="ce170"/>
          <table:table-cell table:number-columns-repeated="246"/>
        </table:table-row>
        <table:table-row table:style-name="ro26">
          <table:table-cell table:style-name="ce13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Create new SCV page using new created document/web content is being in published status</text:p>
          </table:table-cell>
          <table:table-cell table:style-name="ce157" office:value-type="string">
            <text:p>Step 2: Publish document/web content</text:p>
          </table:table-cell>
          <table:table-cell table:style-name="ce156" office:value-type="string">
            <text:p>- Select document/ web content above</text:p>
            <text:p>- Click on <text:span text:style-name="T8">Manage </text:span><text:span text:style-name="T8">Publications</text:span> in action bar</text:p>
            <text:p>- Click on <text:span text:style-name="T8">Publish</text:span></text:p>
          </table:table-cell>
          <table:table-cell table:style-name="ce156" office:value-type="string">
            <text:p>Document/web content is published</text:p>
          </table:table-cell>
          <table:table-cell table:style-name="ce156" office:value-type="string">
            <text:p>High</text:p>
          </table:table-cell>
          <table:table-cell table:style-name="ce170"/>
          <table:table-cell table:number-columns-repeated="246"/>
        </table:table-row>
        <table:table-row table:style-name="ro24">
          <table:table-cell table:style-name="ce13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Create new SCV page using new created document/web content is being in published status</text:p>
          </table:table-cell>
          <table:table-cell table:style-name="ce157" office:value-type="string">
            <text:p>Step 3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156" office:value-type="string">
            <text:p>High</text:p>
          </table:table-cell>
          <table:table-cell table:style-name="ce170"/>
          <table:table-cell table:number-columns-repeated="246"/>
        </table:table-row>
        <table:table-row table:style-name="ro27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Create new SCV page using new created document/web content is being in published status</text:p>
          </table:table-cell>
          <table:table-cell table:style-name="ce157" office:value-type="string">
            <text:p>Step 4: Add content for SCV page</text:p>
          </table:table-cell>
          <table:table-cell table:style-name="ce156"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table:style-name="ce156" office:value-type="string">
            <text:p>Selected document/web content is shown in Published mode</text:p>
          </table:table-cell>
          <table:table-cell table:style-name="ce156" office:value-type="string">
            <text:p>High</text:p>
          </table:table-cell>
          <table:table-cell table:style-name="ce170"/>
          <table:table-cell table:number-columns-repeated="246"/>
        </table:table-row>
        <table:table-row table:style-name="ro26">
          <table:table-cell table:style-name="ce137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67" office:value-type="string">
            <text:p>FNC_ECMS_WCM_SCV_01</text:p>
          </table:table-cell>
          <table:table-cell table:style-name="ce148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51" office:value-type="string">
            <text:p>WCM\Viewers\Single content\Add</text:p>
          </table:table-cell>
          <table:table-cell table:style-name="ce82" office:value-type="string">
            <text:p>Filter document/web content/media file to add content for SCV</text:p>
          </table:table-cell>
          <table:table-cell table:style-name="ce157" office:value-type="string">
            <text:p>Step 1: Create document/web content/media</text:p>
          </table:table-cell>
          <table:table-cell table:style-name="ce156"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/media file in this drive</text:p>
          </table:table-cell>
          <table:table-cell table:style-name="ce156" office:value-type="string">
            <text:p>New document/web content is created successfully.</text:p>
          </table:table-cell>
          <table:table-cell table:style-name="ce156" office:value-type="string">
            <text:p>High</text:p>
          </table:table-cell>
          <table:table-cell table:style-name="ce170"/>
          <table:table-cell table:number-columns-repeated="246"/>
        </table:table-row>
        <table:table-row table:style-name="ro24">
          <table:table-cell table:style-name="ce13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Filter document/web content/media file to add content for SCV</text:p>
          </table:table-cell>
          <table:table-cell table:style-name="ce157"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156" office:value-type="string">
            <text:p>High</text:p>
          </table:table-cell>
          <table:table-cell table:style-name="ce170"/>
          <table:table-cell table:number-columns-repeated="246"/>
        </table:table-row>
        <table:table-row table:style-name="ro24">
          <table:table-cell table:style-name="ce13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Filter document/web content/media file to add content for SCV</text:p>
          </table:table-cell>
          <table:table-cell table:style-name="ce152" office:value-type="string">
            <text:p>Step 3: Open form to filter document/web content/media file to add content for SCV</text:p>
          </table:table-cell>
          <table:table-cell table:style-name="ce156"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table:style-name="ce156" office:value-type="string">
            <text:p>By default, all types of file are displayed</text:p>
          </table:table-cell>
          <table:table-cell table:style-name="ce156" office:value-type="string">
            <text:p>High</text:p>
          </table:table-cell>
          <table:table-cell table:style-name="ce170"/>
          <table:table-cell table:number-columns-repeated="246"/>
        </table:table-row>
        <table:table-row table:style-name="ro20">
          <table:table-cell table:style-name="ce13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Filter document/web content/media file to add content for SCV</text:p>
          </table:table-cell>
          <table:table-cell table:style-name="ce152" office:value-type="string">
            <text:p>Step 4: Filter by web content</text:p>
          </table:table-cell>
          <table:table-cell table:style-name="ce156" office:value-type="string">
            <text:p>- Select path</text:p>
            <text:p>- Select <text:span text:style-name="T8">Web </text:span><text:span text:style-name="T8">Contents</text:span> in <text:span text:style-name="T8">Filter</text:span> list</text:p>
          </table:table-cell>
          <table:table-cell table:style-name="ce156" office:value-type="string">
            <text:p>All web contents stored in this path are displayed</text:p>
          </table:table-cell>
          <table:table-cell table:style-name="ce156" office:value-type="string">
            <text:p>High</text:p>
          </table:table-cell>
          <table:table-cell table:style-name="ce170"/>
          <table:table-cell table:number-columns-repeated="246"/>
        </table:table-row>
        <table:table-row table:style-name="ro20">
          <table:table-cell table:style-name="ce13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Filter document/web content/media file to add content for SCV</text:p>
          </table:table-cell>
          <table:table-cell table:style-name="ce152" office:value-type="string">
            <text:p>Step 5: Filter by document </text:p>
          </table:table-cell>
          <table:table-cell table:style-name="ce156"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table:style-name="ce156" office:value-type="string">
            <text:p>All documents stored in this path are displayed</text:p>
          </table:table-cell>
          <table:table-cell table:style-name="ce156" office:value-type="string">
            <text:p>High</text:p>
          </table:table-cell>
          <table:table-cell table:style-name="ce170"/>
          <table:table-cell table:number-columns-repeated="246"/>
        </table:table-row>
        <table:table-row table:style-name="ro20">
          <table:table-cell table:style-name="ce13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Filter document/web content/media file to add content for SCV</text:p>
          </table:table-cell>
          <table:table-cell table:style-name="ce152" office:value-type="string">
            <text:p>Step 6: Filter by media</text:p>
          </table:table-cell>
          <table:table-cell table:style-name="ce156" office:value-type="string">
            <text:p>- Select path</text:p>
            <text:p>- Select <text:span text:style-name="T8">Medias</text:span> in <text:span text:style-name="T8">Filter</text:span> list</text:p>
          </table:table-cell>
          <table:table-cell table:style-name="ce156" office:value-type="string">
            <text:p>All media files stored in this path are displayed</text:p>
          </table:table-cell>
          <table:table-cell table:style-name="ce156" office:value-type="string">
            <text:p>High</text:p>
          </table:table-cell>
          <table:table-cell table:style-name="ce170"/>
          <table:table-cell table:number-columns-repeated="246"/>
        </table:table-row>
        <table:table-row table:style-name="ro26">
          <table:table-cell table:style-name="ce137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67" office:value-type="string">
            <text:p>FNC_ECMS_WCM_SCV_01</text:p>
          </table:table-cell>
          <table:table-cell table:style-name="ce148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51" office:value-type="string">
            <text:p>WCM\Viewers\Single content\Add</text:p>
          </table:table-cell>
          <table:table-cell table:style-name="ce76" office:value-type="string">
            <text:p>Search by name of content to add content for SCV</text:p>
          </table:table-cell>
          <table:table-cell table:style-name="ce157" office:value-type="string">
            <text:p>Step 1: Create document/web content</text:p>
          </table:table-cell>
          <table:table-cell table:style-name="ce156" office:value-type="string">
            <text:p>- Select<text:span text:style-name="T8"> </text:span>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table:style-name="ce156" office:value-type="string">
            <text:p>New document/web content is created successfully.</text:p>
          </table:table-cell>
          <table:table-cell table:style-name="ce156" office:value-type="string">
            <text:p>High</text:p>
          </table:table-cell>
          <table:table-cell table:style-name="ce170"/>
          <table:table-cell table:number-columns-repeated="246"/>
        </table:table-row>
        <table:table-row table:style-name="ro24">
          <table:table-cell table:style-name="ce13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Search by name of content to add content for SCV</text:p>
          </table:table-cell>
          <table:table-cell table:style-name="ce157"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156" office:value-type="string">
            <text:p>High</text:p>
          </table:table-cell>
          <table:table-cell table:style-name="ce170"/>
          <table:table-cell table:number-columns-repeated="246"/>
        </table:table-row>
        <table:table-row table:style-name="ro18">
          <table:table-cell table:style-name="ce13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Search by name of content to add content for SCV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table:style-name="ce156" office:value-type="string">
            <text:p>Search form is displayed</text:p>
            <text:p>Search by name option is chosen as default</text:p>
          </table:table-cell>
          <table:table-cell table:style-name="ce156" office:value-type="string">
            <text:p>High</text:p>
          </table:table-cell>
          <table:table-cell table:style-name="ce170"/>
          <table:table-cell table:number-columns-repeated="246"/>
        </table:table-row>
        <table:table-row table:style-name="ro24">
          <table:table-cell table:style-name="ce13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Search by name of content to add content for SCV</text:p>
          </table:table-cell>
          <table:table-cell table:style-name="ce157" office:value-type="string">
            <text:p>Step 4: Search by name of content</text:p>
          </table:table-cell>
          <table:table-cell table:style-name="ce156" office:value-type="string">
            <text:p>- Input keyword which you want to find in Search by name field</text:p>
            <text:p>- Click [<text:span text:style-name="T10">Search</text:span>] button</text:p>
          </table:table-cell>
          <table:table-cell table:style-name="ce156"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56" office:value-type="string">
            <text:p>High</text:p>
          </table:table-cell>
          <table:table-cell table:style-name="ce170"/>
          <table:table-cell table:number-columns-repeated="246"/>
        </table:table-row>
        <table:table-row table:style-name="ro26">
          <table:table-cell table:style-name="ce137"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67" office:value-type="string">
            <text:p>FNC_ECMS_WCM_SCV_01</text:p>
          </table:table-cell>
          <table:table-cell table:style-name="ce148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51"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table:style-name="ce157" office:value-type="string">
            <text:p>Step 1: Create document/web content</text:p>
          </table:table-cell>
          <table:table-cell table:style-name="ce156" office:value-type="string">
            <text:p>- Select<text:span text:style-name="T8"> </text:span>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table:style-name="ce156" office:value-type="string">
            <text:p>New document/web content is created successfully.</text:p>
          </table:table-cell>
          <table:table-cell table:style-name="ce156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4">
          <table:table-cell table:style-name="ce13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151" office:value-type="string">
            <text:p>WCM\Viewers\Single content\Add</text:p>
          </table:table-cell>
          <table:table-cell table:style-name="ce97" office:value-type="string">
            <text:p>Search by name <text:s/>with blank keyword</text:p>
          </table:table-cell>
          <table:table-cell table:style-name="ce157"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156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18">
          <table:table-cell table:style-name="ce13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151" office:value-type="string">
            <text:p>WCM\Viewers\Single content\Add</text:p>
          </table:table-cell>
          <table:table-cell table:style-name="ce97" office:value-type="string">
            <text:p>Search by name <text:s/>with blank keyword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table:style-name="ce156" office:value-type="string">
            <text:p>Search form is displayed</text:p>
            <text:p>Search by name option is chosen as default</text:p>
          </table:table-cell>
          <table:table-cell table:style-name="ce156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0">
          <table:table-cell table:style-name="ce13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51" office:value-type="string">
            <text:p>WCM\Viewers\Single content\Add</text:p>
          </table:table-cell>
          <table:table-cell table:style-name="ce97" office:value-type="string">
            <text:p>Search by name <text:s/>with blank keyword</text:p>
          </table:table-cell>
          <table:table-cell table:style-name="ce157" office:value-type="string">
            <text:p>Step 4: Search by name of content</text:p>
          </table:table-cell>
          <table:table-cell table:style-name="ce156" office:value-type="string">
            <text:p>- Leave Search by name field</text:p>
            <text:p>- Click [<text:span text:style-name="T10">Search</text:span>] button</text:p>
          </table:table-cell>
          <table:table-cell table:style-name="ce156" office:value-type="string">
            <text:p>An alert message is prompted to request user input keyword in Search by name field</text:p>
          </table:table-cell>
          <table:table-cell table:style-name="ce156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6">
          <table:table-cell table:style-name="ce137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67" office:value-type="string">
            <text:p>FNC_ECMS_WCM_SCV_01</text:p>
          </table:table-cell>
          <table:table-cell table:style-name="ce148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151" office:value-type="string">
            <text:p>WCM\Viewers\Single content\Add</text:p>
          </table:table-cell>
          <table:table-cell table:style-name="ce79" office:value-type="string">
            <text:p>Search a word or </text:p>
            <text:p>phrase in content</text:p>
          </table:table-cell>
          <table:table-cell table:style-name="ce157" office:value-type="string">
            <text:p>Step 1: Create document/web content</text:p>
          </table:table-cell>
          <table:table-cell table:style-name="ce156"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table:style-name="ce156" office:value-type="string">
            <text:p>New document/web content is created successfully.</text:p>
          </table:table-cell>
          <table:table-cell table:style-name="ce156" office:value-type="string">
            <text:p>High</text:p>
          </table:table-cell>
          <table:table-cell table:style-name="ce170"/>
          <table:table-cell table:number-columns-repeated="246"/>
        </table:table-row>
        <table:table-row table:style-name="ro24">
          <table:table-cell table:style-name="ce13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151" office:value-type="string">
            <text:p>WCM\Viewers\Single content\Add</text:p>
          </table:table-cell>
          <table:table-cell table:style-name="ce153" office:value-type="string">
            <text:p>Check Search a word or </text:p>
            <text:p>phrase in content</text:p>
          </table:table-cell>
          <table:table-cell table:style-name="ce157"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156" office:value-type="string">
            <text:p>High</text:p>
          </table:table-cell>
          <table:table-cell table:style-name="ce170"/>
          <table:table-cell table:number-columns-repeated="246"/>
        </table:table-row>
        <table:table-row table:style-name="ro18">
          <table:table-cell table:style-name="ce13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151" office:value-type="string">
            <text:p>WCM\Viewers\Single content\Add</text:p>
          </table:table-cell>
          <table:table-cell table:style-name="ce153" office:value-type="string">
            <text:p>Check Search a word or </text:p>
            <text:p>phrase in content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table:style-name="ce156" office:value-type="string">
            <text:p>Search form is displayed</text:p>
            <text:p>Search by name option is chosen as default</text:p>
          </table:table-cell>
          <table:table-cell table:style-name="ce156" office:value-type="string">
            <text:p>High</text:p>
          </table:table-cell>
          <table:table-cell table:style-name="ce170"/>
          <table:table-cell table:number-columns-repeated="246"/>
        </table:table-row>
        <table:table-row table:style-name="ro26">
          <table:table-cell table:style-name="ce13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51" office:value-type="string">
            <text:p>WCM\Viewers\Single content\Add</text:p>
          </table:table-cell>
          <table:table-cell table:style-name="ce153" office:value-type="string">
            <text:p>Check Search a word or </text:p>
            <text:p>phrase in content</text:p>
          </table:table-cell>
          <table:table-cell table:style-name="ce157" office:value-type="string">
            <text:p>Step 4: Search a word or phrase in content</text:p>
          </table:table-cell>
          <table:table-cell table:style-name="ce156" office:value-type="string">
            <text:p>- Select <text:span text:style-name="T8">A </text:span><text:span text:style-name="T8">word or </text:span><text:span text:style-name="T8">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table:style-name="ce156" office:value-type="string">
            <text:p>- Can search all contents have <text:s/>match keyword</text:p>
          </table:table-cell>
          <table:table-cell table:style-name="ce156" office:value-type="string">
            <text:p>High</text:p>
          </table:table-cell>
          <table:table-cell table:style-name="ce170"/>
          <table:table-cell table:number-columns-repeated="246"/>
        </table:table-row>
        <table:table-row table:style-name="ro26">
          <table:table-cell table:style-name="ce137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67" office:value-type="string">
            <text:p>FNC_ECMS_WCM_SCV_01</text:p>
          </table:table-cell>
          <table:table-cell table:style-name="ce148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151" office:value-type="string">
            <text:p>WCM\Viewers\Single content\Add</text:p>
          </table:table-cell>
          <table:table-cell table:style-name="ce80" office:value-type="string">
            <text:p>Search a word or </text:p>
            <text:p>phrase in content with blank keyword</text:p>
          </table:table-cell>
          <table:table-cell table:style-name="ce157" office:value-type="string">
            <text:p>Step 1: Create document/web content</text:p>
          </table:table-cell>
          <table:table-cell table:style-name="ce156"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table:style-name="ce156" office:value-type="string">
            <text:p>New document/web content is created successfully.</text:p>
          </table:table-cell>
          <table:table-cell table:style-name="ce156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4">
          <table:table-cell table:style-name="ce13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table:style-name="ce151" office:value-type="string">
            <text:p>WCM\Viewers\Single content\Add</text:p>
          </table:table-cell>
          <table:table-cell table:style-name="ce154" office:value-type="string">
            <text:p>Search a word or </text:p>
            <text:p>phrase in content with blank keyword</text:p>
          </table:table-cell>
          <table:table-cell table:style-name="ce157"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156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18">
          <table:table-cell table:style-name="ce13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51" office:value-type="string">
            <text:p>WCM\Viewers\Single content\Add</text:p>
          </table:table-cell>
          <table:table-cell table:style-name="ce154" office:value-type="string">
            <text:p>Search a word or </text:p>
            <text:p>phrase in content with blank keyword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table:style-name="ce156" office:value-type="string">
            <text:p>Search form is displayed</text:p>
            <text:p>Search by name option is chosen as default</text:p>
          </table:table-cell>
          <table:table-cell table:style-name="ce156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16">
          <table:table-cell table:style-name="ce13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151" office:value-type="string">
            <text:p>WCM\Viewers\Single content\Add</text:p>
          </table:table-cell>
          <table:table-cell table:style-name="ce154" office:value-type="string">
            <text:p>Search a word or </text:p>
            <text:p>phrase in content with blank keyword</text:p>
          </table:table-cell>
          <table:table-cell table:style-name="ce157" office:value-type="string">
            <text:p>Step 4: Search a word or phrase in content</text:p>
          </table:table-cell>
          <table:table-cell table:style-name="ce156" office:value-type="string">
            <text:p>- Select <text:span text:style-name="T8">A </text:span><text:span text:style-name="T8">word or </text:span><text:span text:style-name="T8">phrase in </text:span><text:span text:style-name="T8">context</text:span> field</text:p>
            <text:p>- Leave this field is blank</text:p>
            <text:p>- Click [<text:span text:style-name="T10">Search</text:span>] button</text:p>
          </table:table-cell>
          <table:table-cell table:style-name="ce156" office:value-type="string">
            <text:p>An alert message is prompted to request user to input keyword </text:p>
          </table:table-cell>
          <table:table-cell table:style-name="ce156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4">
          <table:table-cell table:style-name="ce137"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table:style-name="ce67" office:value-type="string">
            <text:p>FNC_ECMS_WCM_SCV_01</text:p>
          </table:table-cell>
          <table:table-cell table:style-name="ce148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151" office:value-type="string">
            <text:p>WCM\Viewers\Single content\Add</text:p>
          </table:table-cell>
          <table:table-cell table:style-name="ce80" office:value-type="string">
            <text:p>Search by date </text:p>
            <text:p>in content in case choose [From] field less than [To] field when select content to add for SCV</text:p>
          </table:table-cell>
          <table:table-cell table:style-name="ce157" office:value-type="string">
            <text:p>Step 1: Create document/web content</text:p>
          </table:table-cell>
          <table:table-cell table:style-name="ce156" office:value-type="string">
            <text:p>- Select<text:span text:style-name="T8"> </text:span>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table:style-name="ce156" office:value-type="string">
            <text:p>New document/web content is created successfully.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4">
          <table:table-cell table:style-name="ce13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table:style-name="ce151" office:value-type="string">
            <text:p>WCM\Viewers\Single content\Add</text:p>
          </table:table-cell>
          <table:table-cell table:style-name="ce154" office:value-type="string">
            <text:p>Search by date </text:p>
            <text:p>in content in case choose [From] field less than [To] field when select content to add for SCV</text:p>
          </table:table-cell>
          <table:table-cell table:style-name="ce157"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18">
          <table:table-cell table:style-name="ce13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table:style-name="ce151" office:value-type="string">
            <text:p>WCM\Viewers\Single content\Add</text:p>
          </table:table-cell>
          <table:table-cell table:style-name="ce154" office:value-type="string">
            <text:p>Search by date </text:p>
            <text:p>in content in case choose [From] field less than [To] field when select content to add for SCV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table:style-name="ce156" office:value-type="string">
            <text:p>Search form is displayed</text:p>
            <text:p>Search by name option is chosen as default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8">
          <table:table-cell table:style-name="ce13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table:style-name="ce151" office:value-type="string">
            <text:p>WCM\Viewers\Single content\Add</text:p>
          </table:table-cell>
          <table:table-cell table:style-name="ce154" office:value-type="string">
            <text:p>Search by date </text:p>
            <text:p>in content in case choose [From] field less than [To] field when select content to add for SCV</text:p>
          </table:table-cell>
          <table:table-cell table:style-name="ce157" office:value-type="string">
            <text:p>Step 4: Search by date</text:p>
          </table:table-cell>
          <table:table-cell table:style-name="ce156"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table:style-name="ce156" office:value-type="string">
            <text:p>- Can search all contents have match keyword</text:p>
            <text:p>- Will display all contents on Search Result tab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6">
          <table:table-cell table:style-name="ce137"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table:style-name="ce67" office:value-type="string">
            <text:p>FNC_ECMS_WCM_SCV_01</text:p>
          </table:table-cell>
          <table:table-cell table:style-name="ce148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151" office:value-type="string">
            <text:p>WCM\Viewers\Single content\Add</text:p>
          </table:table-cell>
          <table:table-cell table:style-name="ce80" office:value-type="string">
            <text:p>Search by date in content in case choose</text:p>
            <text:p>[From] field greater than</text:p>
            <text:p>[To] field</text:p>
          </table:table-cell>
          <table:table-cell table:style-name="ce157" office:value-type="string">
            <text:p>Step 1: Create document/web content</text:p>
          </table:table-cell>
          <table:table-cell table:style-name="ce156"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table:style-name="ce156" office:value-type="string">
            <text:p>New document/web content is created successfully.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4">
          <table:table-cell table:style-name="ce13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table:style-name="ce151" office:value-type="string">
            <text:p>WCM\Viewers\Single content\Add</text:p>
          </table:table-cell>
          <table:table-cell table:style-name="ce154" office:value-type="string">
            <text:p>Search by date in content in case choose</text:p>
            <text:p>[From] field greater than</text:p>
            <text:p>[To] field</text:p>
          </table:table-cell>
          <table:table-cell table:style-name="ce157"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18">
          <table:table-cell table:style-name="ce13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table:style-name="ce151" office:value-type="string">
            <text:p>WCM\Viewers\Single content\Add</text:p>
          </table:table-cell>
          <table:table-cell table:style-name="ce154" office:value-type="string">
            <text:p>Search by date in content in case choose</text:p>
            <text:p>[From] field greater than</text:p>
            <text:p>[To] field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table:style-name="ce156" office:value-type="string">
            <text:p>Search form is displayed</text:p>
            <text:p>Search by name option is chosen as default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9">
          <table:table-cell table:style-name="ce13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table:style-name="ce151" office:value-type="string">
            <text:p>WCM\Viewers\Single content\Add</text:p>
          </table:table-cell>
          <table:table-cell table:style-name="ce155" office:value-type="string">
            <text:p>Search by date in content in case choose</text:p>
            <text:p>[From] field greater than</text:p>
            <text:p>[To] field</text:p>
          </table:table-cell>
          <table:table-cell table:style-name="ce157" office:value-type="string">
            <text:p>Step 4: Search by date</text:p>
          </table:table-cell>
          <table:table-cell table:style-name="ce156"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62" office:value-type="string">
            <text:p>- Show alert message to inform invalid date and request user <text:s/>to input again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6">
          <table:table-cell table:style-name="ce137"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table:style-name="ce67" office:value-type="string">
            <text:p>FNC_ECMS_WCM_SCV_01</text:p>
          </table:table-cell>
          <table:table-cell table:style-name="ce148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151" office:value-type="string">
            <text:p>WCM\Viewers\Single content\Add</text:p>
          </table:table-cell>
          <table:table-cell table:style-name="ce80" office:value-type="string">
            <text:p>Search by date in content in case choose [From] field greater than current date</text:p>
          </table:table-cell>
          <table:table-cell table:style-name="ce157" office:value-type="string">
            <text:p>Step 1: Create document/web content</text:p>
          </table:table-cell>
          <table:table-cell table:style-name="ce156"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table:style-name="ce156" office:value-type="string">
            <text:p>New document/web content is created successfully.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4">
          <table:table-cell table:style-name="ce13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table:style-name="ce151" office:value-type="string">
            <text:p>WCM\Viewers\Single content\Add</text:p>
          </table:table-cell>
          <table:table-cell table:style-name="ce154" office:value-type="string">
            <text:p>Search by date in content in case choose [From] field greater than current date</text:p>
          </table:table-cell>
          <table:table-cell table:style-name="ce157"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18">
          <table:table-cell table:style-name="ce13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table:style-name="ce151" office:value-type="string">
            <text:p>WCM\Viewers\Single content\Add</text:p>
          </table:table-cell>
          <table:table-cell table:style-name="ce154" office:value-type="string">
            <text:p>Search by date in content in case choose [From] field greater than current date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table:style-name="ce156" office:value-type="string">
            <text:p>Search form is displayed</text:p>
            <text:p>Search by name option is chosen as default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9">
          <table:table-cell table:style-name="ce13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table:style-name="ce151" office:value-type="string">
            <text:p>WCM\Viewers\Single content\Add</text:p>
          </table:table-cell>
          <table:table-cell table:style-name="ce154" office:value-type="string">
            <text:p>Search by date in content in case choose [From] field greater than current date</text:p>
          </table:table-cell>
          <table:table-cell table:style-name="ce157" office:value-type="string">
            <text:p>Step 4: Search by date</text:p>
          </table:table-cell>
          <table:table-cell table:style-name="ce156"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62" office:value-type="string">
            <text:p>Display “Empty data” in Result form 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6">
          <table:table-cell table:style-name="ce137"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table:style-name="ce67" office:value-type="string">
            <text:p>FNC_ECMS_WCM_SCV_01</text:p>
          </table:table-cell>
          <table:table-cell table:style-name="ce148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151" office:value-type="string">
            <text:p>WCM\Viewers\Single content\Add</text:p>
          </table:table-cell>
          <table:table-cell table:style-name="ce76" office:value-type="string">
            <text:p>Search by date in content in case choose only [To date] field </text:p>
          </table:table-cell>
          <table:table-cell table:style-name="ce157" office:value-type="string">
            <text:p>Step 1: Create document/web content</text:p>
          </table:table-cell>
          <table:table-cell table:style-name="ce156" office:value-type="string">
            <text:p>- Select Group → Content Explorer</text:p>
            <text:p>- Select any drive</text:p>
            <text:p>- Create new document/web content in this drive</text:p>
          </table:table-cell>
          <table:table-cell table:style-name="ce156" office:value-type="string">
            <text:p>New document/web content is created successfully.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4">
          <table:table-cell table:style-name="ce13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Search by date in content in case choose only [To date] field </text:p>
          </table:table-cell>
          <table:table-cell table:style-name="ce157"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18">
          <table:table-cell table:style-name="ce13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Search by date in content in case choose only [To date] field 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table:style-name="ce156" office:value-type="string">
            <text:p>Search form is displayed</text:p>
            <text:p>Search by name option is chosen as default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7">
          <table:table-cell table:style-name="ce13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Search by date in content in case choose only [To date] field </text:p>
          </table:table-cell>
          <table:table-cell table:style-name="ce157" office:value-type="string">
            <text:p>Step 4: Search by date</text:p>
          </table:table-cell>
          <table:table-cell table:style-name="ce156"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62" office:value-type="string">
            <text:p>- Display message to inform invalid data and request user input again 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6">
          <table:table-cell table:style-name="ce137"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table:style-name="ce67" office:value-type="string">
            <text:p>FNC_ECMS_WCM_SCV_01</text:p>
          </table:table-cell>
          <table:table-cell table:style-name="ce148"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151" office:value-type="string">
            <text:p>WCM\Viewers\Single content\Add</text:p>
          </table:table-cell>
          <table:table-cell table:style-name="ce76" office:value-type="string">
            <text:p>Search by date in content in case choose only [from] field </text:p>
          </table:table-cell>
          <table:table-cell table:style-name="ce157" office:value-type="string">
            <text:p>Step 1: Create document/web content</text:p>
          </table:table-cell>
          <table:table-cell table:style-name="ce156"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table:style-name="ce156" office:value-type="string">
            <text:p>New document/web content is created successfully.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4">
          <table:table-cell table:style-name="ce13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Search by date in content in case choose only [from] field </text:p>
          </table:table-cell>
          <table:table-cell table:style-name="ce157"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18">
          <table:table-cell table:style-name="ce13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Search by date in content in case choose only [from] field 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table:style-name="ce156" office:value-type="string">
            <text:p>Search form is displayed</text:p>
            <text:p>Search by name option is chosen as default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7">
          <table:table-cell table:style-name="ce13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Search by date in content in case choose only [from] field </text:p>
          </table:table-cell>
          <table:table-cell table:style-name="ce157" office:value-type="string">
            <text:p>Step 4: Search by date</text:p>
          </table:table-cell>
          <table:table-cell table:style-name="ce156"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table:style-name="ce156" office:value-type="string">
            <text:p>- Return all contents, which was created [from] date to current date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6">
          <table:table-cell table:style-name="ce137"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table:style-name="ce67" office:value-type="string">
            <text:p>FNC_ECMS_WCM_SCV_01</text:p>
          </table:table-cell>
          <table:table-cell table:style-name="ce148"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table:style-name="ce151" office:value-type="string">
            <text:p>WCM\Viewers\Single content\Add</text:p>
          </table:table-cell>
          <table:table-cell table:style-name="ce76" office:value-type="string">
            <text:p>Check Search Node type in content when select existed content</text:p>
          </table:table-cell>
          <table:table-cell table:style-name="ce157" office:value-type="string">
            <text:p>Step 1: Create document/web content</text:p>
          </table:table-cell>
          <table:table-cell table:style-name="ce156"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table:style-name="ce156" office:value-type="string">
            <text:p>New document/web content is created successfully.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4">
          <table:table-cell table:style-name="ce13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Check Search Node <text:s/>type in content when select existed content</text:p>
          </table:table-cell>
          <table:table-cell table:style-name="ce157"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18">
          <table:table-cell table:style-name="ce137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Check Search Node <text:s/>type in content when select existed content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table:style-name="ce156" office:value-type="string">
            <text:p>Search form is displayed</text:p>
            <text:p>Search by name option is chosen as default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18">
          <table:table-cell table:style-name="ce13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Check Search Node <text:s/>type in content when select existed content</text:p>
          </table:table-cell>
          <table:table-cell table:style-name="ce157" office:value-type="string">
            <text:p>Step 4: Search by Document type</text:p>
          </table:table-cell>
          <table:table-cell table:style-name="ce156" office:value-type="string">
            <text:p>- Select a suitable site in Site name field</text:p>
            <text:p>- Select Document type</text:p>
            <text:p>- Click <text:span text:style-name="T8">Add </text:span><text:span text:style-name="T8">document </text:span><text:span text:style-name="T8">type</text:span> icon next to textbox</text:p>
            <text:p>- Check any type of document </text:p>
            <text:p>- Click [<text:span text:style-name="T8">Search</text:span>] button</text:p>
          </table:table-cell>
          <table:table-cell table:style-name="ce156" office:value-type="string">
            <text:p>Display all contents, which have match keyword on search 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6">
          <table:table-cell table:style-name="ce137"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table:style-name="ce67" office:value-type="string">
            <text:p>FNC_ECMS_WCM_SCV_01</text:p>
          </table:table-cell>
          <table:table-cell table:style-name="ce148"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table:style-name="ce151" office:value-type="string">
            <text:p>WCM\Viewers\Single content\Add</text:p>
          </table:table-cell>
          <table:table-cell table:style-name="ce78" office:value-type="string">
            <text:p>Search a node using properties when do not select any property</text:p>
          </table:table-cell>
          <table:table-cell table:style-name="ce157" office:value-type="string">
            <text:p>Step 1: Create document/web content</text:p>
          </table:table-cell>
          <table:table-cell table:style-name="ce156" office:value-type="string">
            <text:p>- Select Group → Content Explorer</text:p>
            <text:p>- Select any drive</text:p>
            <text:p>- Create new document/web content in this drive</text:p>
          </table:table-cell>
          <table:table-cell table:style-name="ce156" office:value-type="string">
            <text:p>New document/web content is created successfully.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4">
          <table:table-cell table:style-name="ce13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table:style-name="ce151" office:value-type="string">
            <text:p>WCM\Viewers\Single content\Add</text:p>
          </table:table-cell>
          <table:table-cell table:style-name="ce151" office:value-type="string">
            <text:p>Search a node using properties when do not select any property</text:p>
          </table:table-cell>
          <table:table-cell table:style-name="ce157"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18">
          <table:table-cell table:style-name="ce137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table:style-name="ce151" office:value-type="string">
            <text:p>WCM\Viewers\Single content\Add</text:p>
          </table:table-cell>
          <table:table-cell table:style-name="ce151" office:value-type="string">
            <text:p>Search a node using properties when do not select any property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table:style-name="ce156" office:value-type="string">
            <text:p>Search form is displayed</text:p>
            <text:p>Search by name option is chosen as default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16">
          <table:table-cell table:style-name="ce13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table:style-name="ce151" office:value-type="string">
            <text:p>WCM\Viewers\Single content\Add</text:p>
          </table:table-cell>
          <table:table-cell table:style-name="ce151" office:value-type="string">
            <text:p>Search a node using properties when do not select any property</text:p>
          </table:table-cell>
          <table:table-cell table:style-name="ce157" office:value-type="string">
            <text:p>Step 4: Search by Document type</text:p>
          </table:table-cell>
          <table:table-cell table:style-name="ce156"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table:style-name="ce156" office:value-type="string">
            <text:p>Display an alert message to inform invalid data ad request user to select some type of document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6">
          <table:table-cell table:style-name="ce137"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table:style-name="ce67" office:value-type="string">
            <text:p>FNC_ECMS_WCM_SCV_01</text:p>
          </table:table-cell>
          <table:table-cell table:style-name="ce148"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table:style-name="ce151" office:value-type="string">
            <text:p>WCM\Viewers\Single content\Add</text:p>
          </table:table-cell>
          <table:table-cell table:style-name="ce78" office:value-type="string">
            <text:p>Preview web content after do search</text:p>
          </table:table-cell>
          <table:table-cell table:style-name="ce157" office:value-type="string">
            <text:p>Step 1: Create document/web content</text:p>
          </table:table-cell>
          <table:table-cell table:style-name="ce156" office:value-type="string">
            <text:p>- Select Group → Content Explorer</text:p>
            <text:p>- Select any drive</text:p>
            <text:p>- Create new document/web content in this drive</text:p>
          </table:table-cell>
          <table:table-cell table:style-name="ce156" office:value-type="string">
            <text:p>New document/web content is created successfully.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4">
          <table:table-cell table:style-name="ce137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table:style-name="ce151" office:value-type="string">
            <text:p>WCM\Viewers\Single content\Add</text:p>
          </table:table-cell>
          <table:table-cell table:style-name="ce151" office:value-type="string">
            <text:p>Preview web content after do search</text:p>
          </table:table-cell>
          <table:table-cell table:style-name="ce157"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18">
          <table:table-cell table:style-name="ce13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table:style-name="ce151" office:value-type="string">
            <text:p>WCM\Viewers\Single content\Add</text:p>
          </table:table-cell>
          <table:table-cell table:style-name="ce151" office:value-type="string">
            <text:p>Preview web content after do search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table:style-name="ce156" office:value-type="string">
            <text:p>Search form is displayed</text:p>
            <text:p>Search by name option is chosen as default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30">
          <table:table-cell table:style-name="ce137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table:style-name="ce151" office:value-type="string">
            <text:p>WCM\Viewers\Single content\Add</text:p>
          </table:table-cell>
          <table:table-cell table:style-name="ce151" office:value-type="string">
            <text:p>Preview web content after do search</text:p>
          </table:table-cell>
          <table:table-cell table:style-name="ce157" office:value-type="string">
            <text:p>Step 4: Search successfully</text:p>
          </table:table-cell>
          <table:table-cell table:style-name="ce156"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62" office:value-type="string">
            <text:p>- Display all contents, which have match keyword on search 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0">
          <table:table-cell table:style-name="ce13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table:style-name="ce151" office:value-type="string">
            <text:p>WCM\Viewers\Single content\Add</text:p>
          </table:table-cell>
          <table:table-cell table:style-name="ce151" office:value-type="string">
            <text:p>Preview web content after do search</text:p>
          </table:table-cell>
          <table:table-cell table:style-name="ce97" office:value-type="string">
            <text:p>Step 5: View content of</text:p>
            <text:p><text:s/>document or web content after</text:p>
            <text:p><text:s/>do search</text:p>
          </table:table-cell>
          <table:table-cell table:style-name="ce97" office:value-type="string">
            <text:p>- Click on [<text:span text:style-name="T10">Preview</text:span>] icon of some <text:s/>web content which is listed in Result form</text:p>
          </table:table-cell>
          <table:table-cell table:style-name="ce97" office:value-type="string">
            <text:p>- Appear “Result viewers” tab</text:p>
            <text:p>- We can preview content or </text:p>
            <text:p>document</text:p>
          </table:table-cell>
          <table:table-cell table:style-name="ce97"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6">
          <table:table-cell table:style-name="ce137"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table:style-name="ce67" office:value-type="string">
            <text:p>FNC_ECMS_WCM_SCV_01</text:p>
          </table:table-cell>
          <table:table-cell table:style-name="ce148"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table:style-name="ce151" office:value-type="string">
            <text:p>WCM\Viewers\Single content\Add</text:p>
          </table:table-cell>
          <table:table-cell table:style-name="ce76" office:value-type="string">
            <text:p>Select search result to add on Single content viewer</text:p>
          </table:table-cell>
          <table:table-cell table:style-name="ce157" office:value-type="string">
            <text:p>Step 1: Create document/web content</text:p>
          </table:table-cell>
          <table:table-cell table:style-name="ce156" office:value-type="string">
            <text:p>- Select Group → Content Explorer</text:p>
            <text:p>- Select any drive</text:p>
            <text:p>- Create new document/web content in this drive</text:p>
          </table:table-cell>
          <table:table-cell table:style-name="ce156" office:value-type="string">
            <text:p>New document/web content is created successfully.</text:p>
          </table:table-cell>
          <table:table-cell table:style-name="ce97" office:value-type="string">
            <text:p>Medium</text:p>
          </table:table-cell>
          <table:table-cell table:style-name="ce171"/>
          <table:table-cell table:number-columns-repeated="246"/>
        </table:table-row>
        <table:table-row table:style-name="ro24">
          <table:table-cell table:style-name="ce13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Select search result to add on Single content viewer</text:p>
          </table:table-cell>
          <table:table-cell table:style-name="ce157"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97" office:value-type="string">
            <text:p>Medium</text:p>
          </table:table-cell>
          <table:table-cell table:style-name="ce171"/>
          <table:table-cell table:number-columns-repeated="246"/>
        </table:table-row>
        <table:table-row table:style-name="ro18">
          <table:table-cell table:style-name="ce137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Select search result to add on Single content viewer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table:style-name="ce156" office:value-type="string">
            <text:p>Search form is displayed</text:p>
            <text:p>Search by name option is chosen as default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7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Select search result to add on Single content viewer</text:p>
          </table:table-cell>
          <table:table-cell table:style-name="ce157" office:value-type="string">
            <text:p>Step 4: Search successfully</text:p>
          </table:table-cell>
          <table:table-cell table:style-name="ce156"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62" office:value-type="string">
            <text:p>- Display all contents, which have match keyword on search 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Select search result to add on Single content viewer</text:p>
          </table:table-cell>
          <table:table-cell table:style-name="ce97" office:value-type="string">
            <text:p>Step 5: Select result to add content for SCV page</text:p>
          </table:table-cell>
          <table:table-cell table:style-name="ce97" office:value-type="string">
            <text:p>- Click on [<text:span text:style-name="T10">Add</text:span>] icon of 1 <text:s/>web content/document/media which is listed in Result form</text:p>
          </table:table-cell>
          <table:table-cell table:style-name="ce97" office:value-type="string">
            <text:p>- Name of selected web content/ document/ media is displayed in Content path field 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37"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table:style-name="ce67" office:value-type="string">
            <text:p>FNC_ECMS_WCM_SCV_01</text:p>
          </table:table-cell>
          <table:table-cell table:style-name="ce148" table:formula="of:=IF(VALUE(MID([.F76];6;FIND(&quot;:&quot;;[.F76];1)-FIND(&quot; &quot;;[.F76];1)-1))&gt;VALUE(MID([.F75];6;FIND(&quot;:&quot;;[.F75];1)-FIND(&quot; &quot;;[.F75];1)-1));[.C75];[.C75]+1)" office:value-type="float" office:value="18">
            <text:p>018</text:p>
          </table:table-cell>
          <table:table-cell table:style-name="ce151" office:value-type="string">
            <text:p>WCM\Viewers\Single content\Add</text:p>
          </table:table-cell>
          <table:table-cell table:style-name="ce76" office:value-type="string">
            <text:p>Create new SCV page with no content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37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77];6;FIND(&quot;:&quot;;[.F77];1)-FIND(&quot; &quot;;[.F77];1)-1))&gt;VALUE(MID([.F76];6;FIND(&quot;:&quot;;[.F76];1)-FIND(&quot; &quot;;[.F76];1)-1));[.C76];[.C76]+1)" office:value-type="float" office:value="18">
            <text:p>018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Create new SCV page with no content</text:p>
          </table:table-cell>
          <table:table-cell table:style-name="ce157" office:value-type="string">
            <text:p>Step 2: Remove the info bar in this scv </text:p>
          </table:table-cell>
          <table:table-cell table:style-name="ce156"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</text:span><text:span text:style-name="T7">Portelt </text:span><text:span text:style-name="T7">Setting tab</text:span></text:p>
            <text:p><text:span text:style-name="T7">- Uncheck </text:span><text:span text:style-name="T7">“Show Infor </text:span><text:span text:style-name="T7">Bar, Show </text:span><text:span text:style-name="T7">Portlet Mode </text:span><text:span text:style-name="T7">and Show </text:span><text:span text:style-name="T7">Window </text:span><text:span text:style-name="T7">State”</text:span></text:p>
            <text:p>- Click <text:span text:style-name="T8">Save </text:span><text:span text:style-name="T7">button</text:span></text:p>
          </table:table-cell>
          <table:table-cell table:style-name="ce156" office:value-type="string">
            <text:p>Edit portlet successfully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7" office:value-type="string">
            <text:p>FNC_ECMS_WCM_SCV_01</text:p>
          </table:table-cell>
          <table:table-cell table:style-name="ce148" table:formula="of:=IF(VALUE(MID([.F78];6;FIND(&quot;:&quot;;[.F78];1)-FIND(&quot; &quot;;[.F78];1)-1))&gt;VALUE(MID([.F77];6;FIND(&quot;:&quot;;[.F77];1)-FIND(&quot; &quot;;[.F77];1)-1));[.C77];[.C77]+1)" office:value-type="float" office:value="18">
            <text:p>018</text:p>
          </table:table-cell>
          <table:table-cell table:style-name="ce151" office:value-type="string">
            <text:p>WCM\Viewers\Single content\Add</text:p>
          </table:table-cell>
          <table:table-cell table:style-name="ce152" office:value-type="string">
            <text:p>Create new SCV page with no content</text:p>
          </table:table-cell>
          <table:table-cell table:style-name="ce97" office:value-type="string">
            <text:p>Step 3: Check view page in edit mode</text:p>
          </table:table-cell>
          <table:table-cell table:style-name="ce97" office:value-type="string">
            <text:p>Switch to edit mode</text:p>
          </table:table-cell>
          <table:table-cell table:style-name="ce97" office:value-type="string">
            <text:p>Edit bar is not visible and show "No Content" text 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37"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table:style-name="ce72" office:value-type="string">
            <text:p>FNC_ECMS_WCM_SCV_02</text:p>
          </table:table-cell>
          <table:table-cell table:style-name="ce148" office:value-type="float" office:value="1">
            <text:p>001</text:p>
          </table:table-cell>
          <table:table-cell table:style-name="ce78" office:value-type="string">
            <text:p>WCM\Viewers\Single content\Setting</text:p>
          </table:table-cell>
          <table:table-cell table:style-name="ce82" office:value-type="string">
            <text:p>Setting for SCV page when 'Show title' check-box is checked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7" office:value-type="string">
            <text:p>FNC_ECMS_WCM_SCV_02</text:p>
          </table:table-cell>
          <table:table-cell table:style-name="ce148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97" office:value-type="string">
            <text:p>WCM\Viewers\Single content\Setting</text:p>
          </table:table-cell>
          <table:table-cell table:style-name="ce152" office:value-type="string">
            <text:p>Setting for SCV page when 'Show title' check-box is checked</text:p>
          </table:table-cell>
          <table:table-cell table:style-name="ce157" office:value-type="string">
            <text:p>Step 2: Add content for SCV page</text:p>
          </table:table-cell>
          <table:table-cell table:style-name="ce156"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table:style-name="ce156" office:value-type="string">
            <text:p>Content is selected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7" office:value-type="string">
            <text:p>FNC_ECMS_WCM_SCV_02</text:p>
          </table:table-cell>
          <table:table-cell table:style-name="ce148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97" office:value-type="string">
            <text:p>WCM\Viewers\Single content\Setting</text:p>
          </table:table-cell>
          <table:table-cell table:style-name="ce152" office:value-type="string">
            <text:p>Setting for SCV page when 'Show title' check-box is checked</text:p>
          </table:table-cell>
          <table:table-cell table:style-name="ce97" office:value-type="string">
            <text:p>Step 3: Setting for SCV page when check on 'Show title check-box'</text:p>
          </table:table-cell>
          <table:table-cell table:style-name="ce97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7" office:value-type="string">
            <text:p>The title of document is shown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37"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table:style-name="ce67" office:value-type="string">
            <text:p>FNC_ECMS_WCM_SCV_02</text:p>
          </table:table-cell>
          <table:table-cell table:style-name="ce148"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97" office:value-type="string">
            <text:p>WCM\Viewers\Single content\Setting</text:p>
          </table:table-cell>
          <table:table-cell table:style-name="ce82" office:value-type="string">
            <text:p>Setting for SCV page when 'Show title' check-box is un-checked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7" office:value-type="string">
            <text:p>FNC_ECMS_WCM_SCV_02</text:p>
          </table:table-cell>
          <table:table-cell table:style-name="ce148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97" office:value-type="string">
            <text:p>WCM\Viewers\Single content\Setting</text:p>
          </table:table-cell>
          <table:table-cell table:style-name="ce152" office:value-type="string">
            <text:p>Setting for SCV page when 'Show title' check-box is un-checked</text:p>
          </table:table-cell>
          <table:table-cell table:style-name="ce157" office:value-type="string">
            <text:p>Step 2: Add content for SCV page</text:p>
          </table:table-cell>
          <table:table-cell table:style-name="ce156"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table:style-name="ce156" office:value-type="string">
            <text:p>Content is selected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67" office:value-type="string">
            <text:p>FNC_ECMS_WCM_SCV_02</text:p>
          </table:table-cell>
          <table:table-cell table:style-name="ce148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97" office:value-type="string">
            <text:p>WCM\Viewers\Single content\Setting</text:p>
          </table:table-cell>
          <table:table-cell table:style-name="ce152" office:value-type="string">
            <text:p>Setting for SCV page when 'Show title' check-box is un-checked</text:p>
          </table:table-cell>
          <table:table-cell table:style-name="ce97" office:value-type="string">
            <text:p>Step 3: Setting for SCV page when check on 'Show title check-box'</text:p>
          </table:table-cell>
          <table:table-cell table:style-name="ce97" office:value-type="string">
            <text:p>- Do not tick on '<text:span text:style-name="T8">Show </text:span><text:span text:style-name="T8">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7" office:value-type="string">
            <text:p>The title of document is not shown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37"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67" office:value-type="string">
            <text:p>FNC_ECMS_WCM_SCV_02</text:p>
          </table:table-cell>
          <table:table-cell table:style-name="ce148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97" office:value-type="string">
            <text:p>WCM\Viewers\Single content\Setting</text:p>
          </table:table-cell>
          <table:table-cell table:style-name="ce82" office:value-type="string">
            <text:p>Setting for SCV page when 'Show date' check-box is checked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67" office:value-type="string">
            <text:p>FNC_ECMS_WCM_SCV_02</text:p>
          </table:table-cell>
          <table:table-cell table:style-name="ce148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97" office:value-type="string">
            <text:p>WCM\Viewers\Single content\Setting</text:p>
          </table:table-cell>
          <table:table-cell table:style-name="ce152" office:value-type="string">
            <text:p>Setting for SCV page when 'Show date' check-box is checked</text:p>
          </table:table-cell>
          <table:table-cell table:style-name="ce157" office:value-type="string">
            <text:p>Step 2: Add content for SCV page</text:p>
          </table:table-cell>
          <table:table-cell table:style-name="ce156"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table:style-name="ce156" office:value-type="string">
            <text:p>Content is selected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67" office:value-type="string">
            <text:p>FNC_ECMS_WCM_SCV_02</text:p>
          </table:table-cell>
          <table:table-cell table:style-name="ce148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97" office:value-type="string">
            <text:p>WCM\Viewers\Single content\Setting</text:p>
          </table:table-cell>
          <table:table-cell table:style-name="ce152" office:value-type="string">
            <text:p>Setting for SCV page when 'Show date' check-box is checked</text:p>
          </table:table-cell>
          <table:table-cell table:style-name="ce152" office:value-type="string">
            <text:p>Step 3: Setting for SCV page when 'Show date' check-box is checked</text:p>
          </table:table-cell>
          <table:table-cell table:style-name="ce97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7" office:value-type="string">
            <text:p>The date of document is shown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37"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table:style-name="ce67" office:value-type="string">
            <text:p>FNC_ECMS_WCM_SCV_02</text:p>
          </table:table-cell>
          <table:table-cell table:style-name="ce148"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97" office:value-type="string">
            <text:p>WCM\Viewers\Single content\Setting</text:p>
          </table:table-cell>
          <table:table-cell table:style-name="ce82" office:value-type="string">
            <text:p>Setting for SCV page when 'Show date' check-box is un-checked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67" office:value-type="string">
            <text:p>FNC_ECMS_WCM_SCV_02</text:p>
          </table:table-cell>
          <table:table-cell table:style-name="ce148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97" office:value-type="string">
            <text:p>WCM\Viewers\Single content\Setting</text:p>
          </table:table-cell>
          <table:table-cell table:style-name="ce152" office:value-type="string">
            <text:p>Setting for SCV page when 'Show date' check-box is un-checked</text:p>
          </table:table-cell>
          <table:table-cell table:style-name="ce157" office:value-type="string">
            <text:p>Step 2: Add content for SCV page</text:p>
          </table:table-cell>
          <table:table-cell table:style-name="ce156"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table:style-name="ce156" office:value-type="string">
            <text:p>Content is selected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67" office:value-type="string">
            <text:p>FNC_ECMS_WCM_SCV_02</text:p>
          </table:table-cell>
          <table:table-cell table:style-name="ce148"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97" office:value-type="string">
            <text:p>WCM\Viewers\Single content\Setting</text:p>
          </table:table-cell>
          <table:table-cell table:style-name="ce152" office:value-type="string">
            <text:p>Setting for SCV page when 'Show date' check-box is un-checked</text:p>
          </table:table-cell>
          <table:table-cell table:style-name="ce97" office:value-type="string">
            <text:p>Step 3: Setting for SCV page when check on 'Show date' check-box</text:p>
          </table:table-cell>
          <table:table-cell table:style-name="ce97" office:value-type="string">
            <text:p>- Do not tick on '<text:span text:style-name="T8">Show </text:span><text:span text:style-name="T8">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7" office:value-type="string">
            <text:p>The date of document is not shown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37"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table:style-name="ce67" office:value-type="string">
            <text:p>FNC_ECMS_WCM_SCV_02</text:p>
          </table:table-cell>
          <table:table-cell table:style-name="ce148"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97" office:value-type="string">
            <text:p>WCM\Viewers\Single content\Setting</text:p>
          </table:table-cell>
          <table:table-cell table:style-name="ce82" office:value-type="string">
            <text:p>Setting for SCV page when 'Show option bar' check-box is checked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67" office:value-type="string">
            <text:p>FNC_ECMS_WCM_SCV_02</text:p>
          </table:table-cell>
          <table:table-cell table:style-name="ce148"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97" office:value-type="string">
            <text:p>WCM\Viewers\Single content\Setting</text:p>
          </table:table-cell>
          <table:table-cell table:style-name="ce152" office:value-type="string">
            <text:p>Setting for SCV page when 'Show option bar' check-box is checked</text:p>
          </table:table-cell>
          <table:table-cell table:style-name="ce157" office:value-type="string">
            <text:p>Step 2: Add content for SCV page</text:p>
          </table:table-cell>
          <table:table-cell table:style-name="ce156"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table:style-name="ce156" office:value-type="string">
            <text:p>Content is selected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67" office:value-type="string">
            <text:p>FNC_ECMS_WCM_SCV_02</text:p>
          </table:table-cell>
          <table:table-cell table:style-name="ce148"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97" office:value-type="string">
            <text:p>WCM\Viewers\Single content\Setting</text:p>
          </table:table-cell>
          <table:table-cell table:style-name="ce152" office:value-type="string">
            <text:p>Setting for SCV page when 'Show option bar' check-box is checked</text:p>
          </table:table-cell>
          <table:table-cell table:style-name="ce152" office:value-type="string">
            <text:p>Step 3: Setting for SCV page when 'Show option bar' check-box is checked</text:p>
          </table:table-cell>
          <table:table-cell table:style-name="ce97" office:value-type="string">
            <text:p>- Tick on '<text:span text:style-name="T8">Show </text:span><text:span text:style-name="T8">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7" office:value-type="string">
            <text:p>The option bar is shown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37"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table:style-name="ce67" office:value-type="string">
            <text:p>FNC_ECMS_WCM_SCV_02</text:p>
          </table:table-cell>
          <table:table-cell table:style-name="ce148"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97" office:value-type="string">
            <text:p>WCM\Viewers\Single content\Setting</text:p>
          </table:table-cell>
          <table:table-cell table:style-name="ce82" office:value-type="string">
            <text:p>Setting for SCV page when 'Show option bar' check-box is un-checked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67" office:value-type="string">
            <text:p>FNC_ECMS_WCM_SCV_02</text:p>
          </table:table-cell>
          <table:table-cell table:style-name="ce148"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97" office:value-type="string">
            <text:p>WCM\Viewers\Single content\Setting</text:p>
          </table:table-cell>
          <table:table-cell table:style-name="ce152" office:value-type="string">
            <text:p>Setting for SCV page when 'Show option bar' check-box is un-checked</text:p>
          </table:table-cell>
          <table:table-cell table:style-name="ce157" office:value-type="string">
            <text:p>Step 2: Add content for SCV page</text:p>
          </table:table-cell>
          <table:table-cell table:style-name="ce156"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table:style-name="ce156" office:value-type="string">
            <text:p>Content is selected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67" office:value-type="string">
            <text:p>FNC_ECMS_WCM_SCV_02</text:p>
          </table:table-cell>
          <table:table-cell table:style-name="ce148"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97" office:value-type="string">
            <text:p>WCM\Viewers\Single content\Setting</text:p>
          </table:table-cell>
          <table:table-cell table:style-name="ce152" office:value-type="string">
            <text:p>Setting for SCV page when 'Show option bar' check-box is un-checked</text:p>
          </table:table-cell>
          <table:table-cell table:style-name="ce97" office:value-type="string">
            <text:p>Step 3: Setting for SCV page when check on 'Show option bar' check-box</text:p>
          </table:table-cell>
          <table:table-cell table:style-name="ce97" office:value-type="string">
            <text:p>- Do not tick on '<text:span text:style-name="T8">Show </text:span><text:span text:style-name="T8">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7" office:value-type="string">
            <text:p>The option bar is not shown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37"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025</text:p>
          </table:table-cell>
          <table:table-cell table:style-name="ce67" office:value-type="string">
            <text:p>FNC_ECMS_WCM_SCV_02</text:p>
          </table:table-cell>
          <table:table-cell table:style-name="ce148"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97" office:value-type="string">
            <text:p>WCM\Viewers\Single content\Setting</text:p>
          </table:table-cell>
          <table:table-cell table:style-name="ce82" office:value-type="string">
            <text:p>Setting for SCV page to print document/web content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67" office:value-type="string">
            <text:p>FNC_ECMS_WCM_SCV_02</text:p>
          </table:table-cell>
          <table:table-cell table:style-name="ce148"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97" office:value-type="string">
            <text:p>WCM\Viewers\Single content\Setting</text:p>
          </table:table-cell>
          <table:table-cell table:style-name="ce152" office:value-type="string">
            <text:p>Setting for SCV page to print document/web content</text:p>
          </table:table-cell>
          <table:table-cell table:style-name="ce157" office:value-type="string">
            <text:p>Step 2: Add content for SCV page</text:p>
          </table:table-cell>
          <table:table-cell table:style-name="ce156"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table:style-name="ce156" office:value-type="string">
            <text:p>Content is selected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37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67" office:value-type="string">
            <text:p>FNC_ECMS_WCM_SCV_02</text:p>
          </table:table-cell>
          <table:table-cell table:style-name="ce148"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97" office:value-type="string">
            <text:p>WCM\Viewers\Single content\Setting</text:p>
          </table:table-cell>
          <table:table-cell table:style-name="ce152" office:value-type="string">
            <text:p>Setting for SCV page to print document/web content</text:p>
          </table:table-cell>
          <table:table-cell table:style-name="ce159" office:value-type="string">
            <text:p>Step 3: Setting for SCV page to print document/web content</text:p>
          </table:table-cell>
          <table:table-cell table:style-name="ce97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97" office:value-type="string">
            <text:p>Print page is set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67" office:value-type="string">
            <text:p>FNC_ECMS_WCM_SCV_02</text:p>
          </table:table-cell>
          <table:table-cell table:style-name="ce148"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97" office:value-type="string">
            <text:p>WCM\Viewers\Single content\Setting</text:p>
          </table:table-cell>
          <table:table-cell table:style-name="ce152" office:value-type="string">
            <text:p>Setting for SCV page to print document/web content</text:p>
          </table:table-cell>
          <table:table-cell table:style-name="ce97" office:value-type="string">
            <text:p>Step 5: Print document</text:p>
          </table:table-cell>
          <table:table-cell table:style-name="ce97" office:value-type="string">
            <text:p>- View content of page</text:p>
            <text:p>- Click on <text:span text:style-name="T8">Print</text:span></text:p>
          </table:table-cell>
          <table:table-cell table:style-name="ce97" office:value-type="string">
            <text:p>Content of document/web content is shown to print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37"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table:style-name="ce72" office:value-type="string">
            <text:p>FNC_ECMS_WCM_SCV_03</text:p>
          </table:table-cell>
          <table:table-cell table:style-name="ce148" office:value-type="float" office:value="1">
            <text:p>001</text:p>
          </table:table-cell>
          <table:table-cell table:style-name="ce78" office:value-type="string">
            <text:p>WCM\Viewers\Single content\Other</text:p>
          </table:table-cell>
          <table:table-cell table:style-name="ce82" office:value-type="string">
            <text:p>Edit content of SCV page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30">
          <table:table-cell table:style-name="ce137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67" office:value-type="string">
            <text:p>FNC_ECMS_WCM_SCV_03</text:p>
          </table:table-cell>
          <table:table-cell table:style-name="ce148"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97" office:value-type="string">
            <text:p>WCM\Viewers\Single content\Other</text:p>
          </table:table-cell>
          <table:table-cell table:style-name="ce152" office:value-type="string">
            <text:p>Edit content of SCV page</text:p>
          </table:table-cell>
          <table:table-cell table:style-name="ce157" office:value-type="string">
            <text:p>Step 2: Add content for SCV page</text:p>
          </table:table-cell>
          <table:table-cell table:style-name="ce156"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156" office:value-type="string">
            <text:p>Content is added for SCV page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26">
          <table:table-cell table:style-name="ce137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67" office:value-type="string">
            <text:p>FNC_ECMS_WCM_SCV_03</text:p>
          </table:table-cell>
          <table:table-cell table:style-name="ce148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97" office:value-type="string">
            <text:p>WCM\Viewers\Single content\Other</text:p>
          </table:table-cell>
          <table:table-cell table:style-name="ce152" office:value-type="string">
            <text:p>Edit content of SCV page</text:p>
          </table:table-cell>
          <table:table-cell table:style-name="ce97" office:value-type="string">
            <text:p>Step 3: Edit content of page</text:p>
          </table:table-cell>
          <table:table-cell table:style-name="ce97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</text:span><text:span text:style-name="T8">as Draft </text:span><text:span text:style-name="T7">button</text:span></text:p>
          </table:table-cell>
          <table:table-cell table:style-name="ce97" office:value-type="string">
            <text:p>Content of page is changed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37"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table:style-name="ce67" office:value-type="string">
            <text:p>FNC_ECMS_WCM_SCV_03</text:p>
          </table:table-cell>
          <table:table-cell table:style-name="ce148"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97" office:value-type="string">
            <text:p>WCM\Viewers\Single content\Other</text:p>
          </table:table-cell>
          <table:table-cell table:style-name="ce82" office:value-type="string">
            <text:p>Open form to setting page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SCV page is created successfully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30">
          <table:table-cell table:style-name="ce137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67" office:value-type="string">
            <text:p>FNC_ECMS_WCM_SCV_03</text:p>
          </table:table-cell>
          <table:table-cell table:style-name="ce148"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97" office:value-type="string">
            <text:p>WCM\Viewers\Single content\Other</text:p>
          </table:table-cell>
          <table:table-cell table:style-name="ce152" office:value-type="string">
            <text:p>Open form to setting page</text:p>
          </table:table-cell>
          <table:table-cell table:style-name="ce157" office:value-type="string">
            <text:p>Step 2: Add content for SCV page</text:p>
          </table:table-cell>
          <table:table-cell table:style-name="ce156"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156" office:value-type="string">
            <text:p>Content is added for SCV page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37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67" office:value-type="string">
            <text:p>FNC_ECMS_WCM_SCV_03</text:p>
          </table:table-cell>
          <table:table-cell table:style-name="ce148"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97" office:value-type="string">
            <text:p>WCM\Viewers\Single content\Other</text:p>
          </table:table-cell>
          <table:table-cell table:style-name="ce152" office:value-type="string">
            <text:p>Open form to setting page</text:p>
          </table:table-cell>
          <table:table-cell table:style-name="ce97" office:value-type="string">
            <text:p>Step 3: Open form to setting page</text:p>
          </table:table-cell>
          <table:table-cell table:style-name="ce97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97" office:value-type="string">
            <text:p>Form to setting page appears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37"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72" office:value-type="string">
            <text:p>FNC_ECMS_WCM_SCV_04</text:p>
          </table:table-cell>
          <table:table-cell table:style-name="ce148" office:value-type="float" office:value="1">
            <text:p>001</text:p>
          </table:table-cell>
          <table:table-cell table:style-name="ce87" office:value-type="string">
            <text:p>WCM\Viewers\Single content\Edit Icon</text:p>
          </table:table-cell>
          <table:table-cell table:style-name="ce82" office:value-type="string">
            <text:p>Default of [Edit] icon when mode = View</text:p>
          </table:table-cell>
          <table:table-cell table:style-name="ce97" office:value-type="string">
            <text:p>Step 1: Change mode = View</text:p>
          </table:table-cell>
          <table:table-cell table:style-name="ce98" office:value-type="string">
            <text:p><text:span text:style-name="T3">- Change </text:span><text:span text:style-name="T3">mode = </text:span><text:span text:style-name="T11">View</text:span><text:span text:style-name="T3"> </text:span></text:p>
            <text:p><text:span text:style-name="T9">- Check </text:span><text:span text:style-name="T6">Edit</text:span><text:span text:style-name="T9"> </text:span><text:span text:style-name="T9">icon in SCV </text:span></text:p>
          </table:table-cell>
          <table:table-cell table:style-name="ce97" office:value-type="string">
            <text:p>[Edit] icon is not displayed in SCV 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37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67" office:value-type="string">
            <text:p>FNC_ECMS_WCM_SCV_04</text:p>
          </table:table-cell>
          <table:table-cell table:style-name="ce148"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98" office:value-type="string">
            <text:p>WCM\Viewers\Single content\Edit Icon</text:p>
          </table:table-cell>
          <table:table-cell table:style-name="ce152" office:value-type="string">
            <text:p>Displaying of [Edit] icon when mode = Edit</text:p>
          </table:table-cell>
          <table:table-cell table:style-name="ce97" office:value-type="string">
            <text:p>Step 2: Change mode = Edit</text:p>
          </table:table-cell>
          <table:table-cell table:style-name="ce97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97" office:value-type="string">
            <text:p>[Edit] icon is displayed in SCV 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37"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029</text:p>
          </table:table-cell>
          <table:table-cell table:style-name="ce67" office:value-type="string">
            <text:p>FNC_ECMS_WCM_SCV_04</text:p>
          </table:table-cell>
          <table:table-cell table:style-name="ce148"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98" office:value-type="string">
            <text:p>WCM\Viewers\Single content\Edit Icon</text:p>
          </table:table-cell>
          <table:table-cell table:style-name="ce82" office:value-type="string">
            <text:p>Activity of [Edit] icon </text:p>
          </table:table-cell>
          <table:table-cell table:style-name="ce97" office:value-type="string">
            <text:p>Step 1: Click on Edit icon</text:p>
          </table:table-cell>
          <table:table-cell table:style-name="ce97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7" office:value-type="string">
            <text:p>Edit page is shown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37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67" office:value-type="string">
            <text:p>FNC_ECMS_WCM_SCV_04</text:p>
          </table:table-cell>
          <table:table-cell table:style-name="ce148" table:formula="of:=IF(VALUE(MID([.F110];6;FIND(&quot;:&quot;;[.F110];1)-FIND(&quot; &quot;;[.F110];1)-1))&gt;VALUE(MID([.F109];6;FIND(&quot;:&quot;;[.F109];1)-FIND(&quot; &quot;;[.F109];1)-1));[.C109];[.C109]+1)" office:value-type="float" office:value="2">
            <text:p>002</text:p>
          </table:table-cell>
          <table:table-cell table:style-name="ce98" office:value-type="string">
            <text:p>WCM\Viewers\Single content\Edit Icon</text:p>
          </table:table-cell>
          <table:table-cell table:style-name="ce152" office:value-type="string">
            <text:p>Activity of [Edit] icon </text:p>
          </table:table-cell>
          <table:table-cell table:style-name="ce97" office:value-type="string">
            <text:p>Step 2: Return to Home page</text:p>
          </table:table-cell>
          <table:table-cell table:style-name="ce97" office:value-type="string">
            <text:p>- Click button <text:span text:style-name="T8">Back</text:span></text:p>
          </table:table-cell>
          <table:table-cell table:style-name="ce97" office:value-type="string">
            <text:p>- Return to homepage with [Edit] icon is displayed in SCV </text:p>
            <text:p>- Data is not changed 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37"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030</text:p>
          </table:table-cell>
          <table:table-cell table:style-name="ce67" office:value-type="string">
            <text:p>FNC_ECMS_WCM_SCV_04</text:p>
          </table:table-cell>
          <table:table-cell table:style-name="ce148"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98" office:value-type="string">
            <text:p>WCM\Viewers\Single content\Edit Icon</text:p>
          </table:table-cell>
          <table:table-cell table:style-name="ce82" office:value-type="string">
            <text:p>Fast editing when double click </text:p>
          </table:table-cell>
          <table:table-cell table:style-name="ce97" office:value-type="string">
            <text:p>Step 1: Double click on data of SCV </text:p>
          </table:table-cell>
          <table:table-cell table:style-name="ce97" office:value-type="string">
            <text:p><text:span text:style-name="T9">- Change </text:span><text:span text:style-name="T9">mode = </text:span><text:span text:style-name="T6">Edit </text:span></text:p>
            <text:p><text:span text:style-name="T5">- Double </text:span><text:span text:style-name="T5">click on data </text:span><text:span text:style-name="T5">of SCV </text:span></text:p>
          </table:table-cell>
          <table:table-cell table:style-name="ce97" office:value-type="string">
            <text:p>- User can modify data immediately 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37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67" office:value-type="string">
            <text:p>FNC_ECMS_WCM_SCV_04</text:p>
          </table:table-cell>
          <table:table-cell table:style-name="ce148"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98" office:value-type="string">
            <text:p>WCM\Viewers\Single content\Edit Icon</text:p>
          </table:table-cell>
          <table:table-cell table:style-name="ce152" office:value-type="string">
            <text:p>Fast editing when double click </text:p>
          </table:table-cell>
          <table:table-cell table:style-name="ce97" office:value-type="string">
            <text:p>Step 2: Edit data</text:p>
          </table:table-cell>
          <table:table-cell table:style-name="ce97" office:value-type="string">
            <text:p>- Edit some data (ex: Fast Edit Data)</text:p>
            <text:p>- Click button <text:span text:style-name="T8">Save</text:span></text:p>
          </table:table-cell>
          <table:table-cell table:style-name="ce97" office:value-type="string">
            <text:p>- Data "Fast Edit Data" will be displayed 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37"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031</text:p>
          </table:table-cell>
          <table:table-cell table:style-name="ce72" office:value-type="string">
            <text:p>FNC_ECMS_WCM_SCV_05</text:p>
          </table:table-cell>
          <table:table-cell table:style-name="ce148" office:value-type="float" office:value="1">
            <text:p>001</text:p>
          </table:table-cell>
          <table:table-cell table:style-name="ce87" office:value-type="string">
            <text:p>WCM\Viewers\Single content\Publish Icon</text:p>
          </table:table-cell>
          <table:table-cell table:style-name="ce82" office:value-type="string">
            <text:p>Displaying of [Publish] Icon </text:p>
          </table:table-cell>
          <table:table-cell table:style-name="ce97" office:value-type="string">
            <text:p>Step 1: Default of Publish icon</text:p>
          </table:table-cell>
          <table:table-cell table:style-name="ce98" office:value-type="string">
            <text:p><text:span text:style-name="T3">- Change </text:span><text:span text:style-name="T3">mode = </text:span><text:span text:style-name="T11">Edit </text:span></text:p>
          </table:table-cell>
          <table:table-cell table:style-name="ce97" office:value-type="string">
            <text:p>Publish icon is not displayed 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137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67" office:value-type="string">
            <text:p>FNC_ECMS_WCM_SCV_05</text:p>
          </table:table-cell>
          <table:table-cell table:style-name="ce148" office:value-type="float" office:value="1">
            <text:p>001</text:p>
          </table:table-cell>
          <table:table-cell table:style-name="ce98" office:value-type="string">
            <text:p>WCM\Viewers\Single content\Publish Icon</text:p>
          </table:table-cell>
          <table:table-cell table:style-name="ce152" office:value-type="string">
            <text:p>Displaying of [Publish] Icon </text:p>
          </table:table-cell>
          <table:table-cell table:style-name="ce97" office:value-type="string">
            <text:p>Step 2: Edit data</text:p>
          </table:table-cell>
          <table:table-cell table:style-name="ce97" office:value-type="string">
            <text:p>- Click <text:span text:style-name="T8">Edit</text:span> icon in SCV </text:p>
            <text:p><text:span text:style-name="T9">- Input some </text:span><text:span text:style-name="T9">data (ex: </text:span><text:span text:style-name="T9">Test Publish </text:span><text:span text:style-name="T9">icon in SCV) </text:span></text:p>
            <text:p><text:span text:style-name="T9">- Click button </text:span><text:span text:style-name="T6">Save</text:span></text:p>
          </table:table-cell>
          <table:table-cell table:style-name="ce97" office:value-type="string">
            <text:p>- Edit page is shown</text:p>
            <text:p>- Data will be saved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37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67" office:value-type="string">
            <text:p>FNC_ECMS_WCM_SCV_05</text:p>
          </table:table-cell>
          <table:table-cell table:style-name="ce148" office:value-type="float" office:value="1">
            <text:p>001</text:p>
          </table:table-cell>
          <table:table-cell table:style-name="ce98" office:value-type="string">
            <text:p>WCM\Viewers\Single content\Publish Icon</text:p>
          </table:table-cell>
          <table:table-cell table:style-name="ce152" office:value-type="string">
            <text:p>Displaying of [Publish] Icon </text:p>
          </table:table-cell>
          <table:table-cell table:style-name="ce97" office:value-type="string">
            <text:p>Step 3: Return to Home page</text:p>
          </table:table-cell>
          <table:table-cell table:style-name="ce98" office:value-type="string">
            <text:p>- Click button <text:span text:style-name="T8">Back</text:span></text:p>
          </table:table-cell>
          <table:table-cell table:style-name="ce97" office:value-type="string">
            <text:p>Label [Draft] and [Publish] icon are displayed in SCV 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37"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032</text:p>
          </table:table-cell>
          <table:table-cell table:style-name="ce67" office:value-type="string">
            <text:p>FNC_ECMS_WCM_SCV_05</text:p>
          </table:table-cell>
          <table:table-cell table:style-name="ce148" office:value-type="float" office:value="2">
            <text:p>002</text:p>
          </table:table-cell>
          <table:table-cell table:style-name="ce98" office:value-type="string">
            <text:p>WCM\Viewers\Single content\Publish Icon</text:p>
          </table:table-cell>
          <table:table-cell table:style-name="ce82" office:value-type="string">
            <text:p>Activity of [Publish] Icon </text:p>
          </table:table-cell>
          <table:table-cell table:style-name="ce97" office:value-type="string">
            <text:p>Step 1: Click on Edit icon</text:p>
          </table:table-cell>
          <table:table-cell table:style-name="ce97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7" office:value-type="string">
            <text:p>Edit page is shown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137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67" office:value-type="string">
            <text:p>FNC_ECMS_WCM_SCV_05</text:p>
          </table:table-cell>
          <table:table-cell table:style-name="ce148" office:value-type="float" office:value="2">
            <text:p>002</text:p>
          </table:table-cell>
          <table:table-cell table:style-name="ce98" office:value-type="string">
            <text:p>WCM\Viewers\Single content\Publish Icon</text:p>
          </table:table-cell>
          <table:table-cell table:style-name="ce152" office:value-type="string">
            <text:p>Activity of [Publish] Icon </text:p>
          </table:table-cell>
          <table:table-cell table:style-name="ce97" office:value-type="string">
            <text:p>Step 2: Edit data</text:p>
          </table:table-cell>
          <table:table-cell table:style-name="ce97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7" office:value-type="string">
            <text:p>- Data will be saved</text:p>
            <text:p>- Return to Homepage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37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67" office:value-type="string">
            <text:p>FNC_ECMS_WCM_SCV_05</text:p>
          </table:table-cell>
          <table:table-cell table:style-name="ce148" office:value-type="float" office:value="2">
            <text:p>002</text:p>
          </table:table-cell>
          <table:table-cell table:style-name="ce98" office:value-type="string">
            <text:p>WCM\Viewers\Single content\Publish Icon</text:p>
          </table:table-cell>
          <table:table-cell table:style-name="ce152" office:value-type="string">
            <text:p>Activity of [Publish] Icon </text:p>
          </table:table-cell>
          <table:table-cell table:style-name="ce97" office:value-type="string">
            <text:p>Step 3: Not publish data</text:p>
          </table:table-cell>
          <table:table-cell table:style-name="ce97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7" office:value-type="string">
            <text:p>- Mary can not see Data "Test Publish icon in SCV".</text:p>
            <text:p>- She can see the previous data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37"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033</text:p>
          </table:table-cell>
          <table:table-cell table:style-name="ce67" office:value-type="string">
            <text:p>FNC_ECMS_WCM_SCV_05</text:p>
          </table:table-cell>
          <table:table-cell table:style-name="ce148" office:value-type="float" office:value="3">
            <text:p>003</text:p>
          </table:table-cell>
          <table:table-cell table:style-name="ce98" office:value-type="string">
            <text:p>WCM\Viewers\Single content\Publish Icon</text:p>
          </table:table-cell>
          <table:table-cell table:style-name="ce152" office:value-type="string">
            <text:p>Activity of [Publish] Icon </text:p>
          </table:table-cell>
          <table:table-cell table:style-name="ce97" office:value-type="string">
            <text:p>Step 1: Click on Edit icon</text:p>
          </table:table-cell>
          <table:table-cell table:style-name="ce97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7" office:value-type="string">
            <text:p>Edit page is shown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137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67" office:value-type="string">
            <text:p>FNC_ECMS_WCM_SCV_05</text:p>
          </table:table-cell>
          <table:table-cell table:style-name="ce148" office:value-type="float" office:value="3">
            <text:p>003</text:p>
          </table:table-cell>
          <table:table-cell table:style-name="ce98" office:value-type="string">
            <text:p>WCM\Viewers\Single content\Publish Icon</text:p>
          </table:table-cell>
          <table:table-cell table:style-name="ce152" office:value-type="string">
            <text:p>Activity of [Publish] Icon </text:p>
          </table:table-cell>
          <table:table-cell table:style-name="ce97" office:value-type="string">
            <text:p>Step 2: Edit data</text:p>
          </table:table-cell>
          <table:table-cell table:style-name="ce97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7" office:value-type="string">
            <text:p>- Data will be saved</text:p>
            <text:p>- Return to Homepage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137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67" office:value-type="string">
            <text:p>FNC_ECMS_WCM_SCV_05</text:p>
          </table:table-cell>
          <table:table-cell table:style-name="ce148" office:value-type="float" office:value="3">
            <text:p>003</text:p>
          </table:table-cell>
          <table:table-cell table:style-name="ce98" office:value-type="string">
            <text:p>WCM\Viewers\Single content\Publish Icon</text:p>
          </table:table-cell>
          <table:table-cell table:style-name="ce152" office:value-type="string">
            <text:p>Activity of [Publish] Icon </text:p>
          </table:table-cell>
          <table:table-cell table:style-name="ce97" office:value-type="string">
            <text:p>Step 3: Publish data</text:p>
          </table:table-cell>
          <table:table-cell table:style-name="ce97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7" office:value-type="string">
            <text:p>- Data "Test Publish icon on SCV" will be published immediately </text:p>
            <text:p>- Mary can see Data "Test Publish icon in SCV".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37"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034</text:p>
          </table:table-cell>
          <table:table-cell table:style-name="ce67" office:value-type="string">
            <text:p>FNC_ECMS_WCM_SCV_05</text:p>
          </table:table-cell>
          <table:table-cell table:style-name="ce148"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table:style-name="ce98" office:value-type="string">
            <text:p>WCM\Viewers\Single content\Publish Icon</text:p>
          </table:table-cell>
          <table:table-cell table:style-name="ce82" office:value-type="string">
            <text:p>Displaying of [Publish] icon when the content has no life cycle </text:p>
          </table:table-cell>
          <table:table-cell table:style-name="ce97" office:value-type="string">
            <text:p>Step 1: Click on Edit icon</text:p>
          </table:table-cell>
          <table:table-cell table:style-name="ce97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7" office:value-type="string">
            <text:p>Edit page is shown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37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67" office:value-type="string">
            <text:p>FNC_ECMS_WCM_SCV_05</text:p>
          </table:table-cell>
          <table:table-cell table:style-name="ce148"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table:style-name="ce98" office:value-type="string">
            <text:p>WCM\Viewers\Single content\Publish Icon</text:p>
          </table:table-cell>
          <table:table-cell table:style-name="ce152" office:value-type="string">
            <text:p>Displaying of [Publish] icon when the content has no life cycle </text:p>
          </table:table-cell>
          <table:table-cell table:style-name="ce97" office:value-type="string">
            <text:p>Step 2: Do not edit data</text:p>
          </table:table-cell>
          <table:table-cell table:style-name="ce97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98" office:value-type="string">
            <text:p>- Return to Homepage</text:p>
            <text:p>- Publish icon is not displayed 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10" table:number-rows-repeated="3">
          <table:table-cell table:style-name="ce137"/>
          <table:table-cell table:style-name="ce67"/>
          <table:table-cell table:style-name="ce148"/>
          <table:table-cell table:style-name="ce98"/>
          <table:table-cell table:style-name="ce152"/>
          <table:table-cell table:style-name="ce97" table:number-columns-repeated="4"/>
          <table:table-cell table:number-columns-repeated="247"/>
        </table:table-row>
        <table:table-row table:style-name="ro17" table:number-rows-repeated="4">
          <table:table-cell table:number-columns-repeated="256"/>
        </table:table-row>
        <table:table-row table:style-name="ro17" table:number-rows-repeated="3">
          <table:table-cell table:style-name="ce138"/>
          <table:table-cell table:style-name="ce143"/>
          <table:table-cell table:style-name="ce138"/>
          <table:table-cell table:style-name="ce150"/>
          <table:table-cell table:style-name="ce143" table:number-columns-repeated="252"/>
        </table:table-row>
        <table:table-row table:style-name="ro10" table:number-rows-repeated="1048442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ontent_List_Viewer" table:style-name="ta4" table:print="false">
        <office:forms form:automatic-focus="false" form:apply-design-mode="false"/>
        <table:table-column table:style-name="co8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visibility="collapse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243" table:default-cell-style-name="Default"/>
        <table:table-row table:style-name="ro23">
          <table:table-cell table:style-name="ce134"/>
          <table:table-cell table:style-name="ce139" office:value-type="string">
            <text:p>TEST CASES</text:p>
          </table:table-cell>
          <table:table-cell table:style-name="ce144"/>
          <table:table-cell table:style-name="ce139" table:number-columns-repeated="2"/>
          <table:table-cell table:style-name="ce143"/>
          <table:table-cell table:style-name="ce149" table:number-columns-repeated="3"/>
          <table:table-cell table:style-name="ce167"/>
          <table:table-cell table:style-name="ce168" office:value-type="string">
            <text:p>Passed</text:p>
          </table:table-cell>
          <table:table-cell table:style-name="ce168" table:formula="of:=COUNTIF([.L$7:.L$1063];[.$K1])" office:value-type="float" office:value="31">
            <text:p>31</text:p>
          </table:table-cell>
          <table:table-cell table:style-name="ce168" table:formula="of:=COUNTIF([.M$7:.M$1063];[.$K1])" office:value-type="float" office:value="31">
            <text:p>31</text:p>
          </table:table-cell>
          <table:table-cell table:style-name="ce168" table:formula="of:=COUNTIF([.N$7:.N$1063];[.$K1])" office:value-type="float" office:value="0">
            <text:p>0</text:p>
          </table:table-cell>
          <table:table-cell table:style-name="ce168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3" table:visibility="filter">
          <table:table-cell table:style-name="ce134"/>
          <table:table-cell table:style-name="ce140"/>
          <table:table-cell table:style-name="ce145"/>
          <table:table-cell table:style-name="ce149" table:number-columns-repeated="2"/>
          <table:table-cell table:style-name="ce143"/>
          <table:table-cell table:style-name="ce14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063];[.$K2])" office:value-type="float" office:value="0">
            <text:p>0</text:p>
          </table:table-cell>
          <table:table-cell table:style-name="ce168" table:formula="of:=COUNTIF([.M$7:.M$1063];[.$K2])" office:value-type="float" office:value="0">
            <text:p>0</text:p>
          </table:table-cell>
          <table:table-cell table:style-name="ce168" table:formula="of:=COUNTIF([.N$7:.N$1063];[.$K2])" office:value-type="float" office:value="0">
            <text:p>0</text:p>
          </table:table-cell>
          <table:table-cell table:style-name="ce168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3" table:visibility="filter">
          <table:table-cell table:style-name="ce134"/>
          <table:table-cell table:style-name="ce141" office:value-type="string">
            <text:p>Functions list</text:p>
          </table:table-cell>
          <table:table-cell table:style-name="ce147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3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063];[.$K3])" office:value-type="float" office:value="0">
            <text:p>0</text:p>
          </table:table-cell>
          <table:table-cell table:style-name="ce168" table:formula="of:=COUNTIF([.M$7:.M$1063];[.$K3])" office:value-type="float" office:value="0">
            <text:p>0</text:p>
          </table:table-cell>
          <table:table-cell table:style-name="ce168" table:formula="of:=COUNTIF([.N$7:.N$1063];[.$K3])" office:value-type="float" office:value="0">
            <text:p>0</text:p>
          </table:table-cell>
          <table:table-cell table:style-name="ce168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3" table:visibility="filter">
          <table:table-cell table:style-name="ce134"/>
          <table:table-cell table:style-name="ce141" office:value-type="string">
            <text:p>Total Main Cases</text:p>
          </table:table-cell>
          <table:table-cell table:style-name="ce147" table:formula="of:=MAX([.A7:.A6823])" office:value-type="float" office:value="49" table:number-columns-spanned="3" table:number-rows-spanned="1">
            <text:p>49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4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063];[.$K4])" office:value-type="float" office:value="0">
            <text:p>0</text:p>
          </table:table-cell>
          <table:table-cell table:style-name="ce168" table:formula="of:=COUNTIF([.M$7:.M$1063];[.$K4])" office:value-type="float" office:value="0">
            <text:p>0</text:p>
          </table:table-cell>
          <table:table-cell table:style-name="ce168" table:formula="of:=COUNTIF([.N$7:.N$1063];[.$K4])" office:value-type="float" office:value="0">
            <text:p>0</text:p>
          </table:table-cell>
          <table:table-cell table:style-name="ce168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3" table:visibility="filter">
          <table:table-cell table:style-name="ce135"/>
          <table:table-cell table:style-name="ce142"/>
          <table:table-cell table:style-name="ce138"/>
          <table:table-cell table:style-name="ce150"/>
          <table:table-cell table:style-name="ce143" table:number-columns-repeated="4"/>
          <table:table-cell table:style-name="ce165"/>
          <table:table-cell table:style-name="ce169"/>
          <table:table-cell office:value-type="string">
            <text:p>N/A</text:p>
          </table:table-cell>
          <table:table-cell table:style-name="ce168" table:formula="of:=COUNTIF([.L$7:.L$1063];[.$K5])" office:value-type="float" office:value="0">
            <text:p>0</text:p>
          </table:table-cell>
          <table:table-cell table:style-name="ce168" table:formula="of:=COUNTIF([.M$7:.M$1063];[.$K5])" office:value-type="float" office:value="0">
            <text:p>0</text:p>
          </table:table-cell>
          <table:table-cell table:style-name="ce168" table:formula="of:=COUNTIF([.N$7:.N$1063];[.$K5])" office:value-type="float" office:value="0">
            <text:p>0</text:p>
          </table:table-cell>
          <table:table-cell table:style-name="ce168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3" table:visibility="filter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8" office:value-type="string">
            <text:p>Tester</text:p>
          </table:table-cell>
          <table:table-cell table:style-name="ce138" office:value-type="string">
            <text:p>IE7</text:p>
          </table:table-cell>
          <table:table-cell table:style-name="ce138" office:value-type="string">
            <text:p>FireFox3.5</text:p>
          </table:table-cell>
          <table:table-cell table:style-name="ce138" office:value-type="string">
            <text:p>Comment/Bug</text:p>
          </table:table-cell>
          <table:table-cell table:style-name="ce138" table:number-columns-repeated="242"/>
        </table:table-row>
        <table:table-row table:style-name="ro26">
          <table:table-cell table:style-name="ce137" office:value-type="float" office:value="1">
            <text:p>001</text:p>
          </table:table-cell>
          <table:table-cell table:style-name="ce172" office:value-type="string">
            <text:p>FNC_ECMS_WCM_CLV_01</text:p>
          </table:table-cell>
          <table:table-cell table:style-name="ce148" office:value-type="float" office:value="1">
            <text:p>001</text:p>
          </table:table-cell>
          <table:table-cell table:style-name="ce83" office:value-type="string">
            <text:p>WCM\Viewers\List Content\Add new\Select_Folder</text:p>
          </table:table-cell>
          <table:table-cell table:style-name="ce78" office:value-type="string">
            <text:p>Create new CLV page by using folder mode in case the folder is empty</text:p>
          </table:table-cell>
          <table:table-cell table:style-name="ce156"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CLV page is created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72" office:value-type="string">
            <text:p>FNC_ECMS_WCM_CLV_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6" office:value-type="string">
            <text:p>WCM\Viewers\List Content\Add new\Select_Folder</text:p>
          </table:table-cell>
          <table:table-cell table:style-name="ce97" office:value-type="string">
            <text:p>Create new CLV page by using folder mode in case the folder is empty</text:p>
          </table:table-cell>
          <table:table-cell table:style-name="ce156" office:value-type="string">
            <text:p>Step 2: <text:s/>Show form content list viewer management</text:p>
          </table:table-cell>
          <table:table-cell table:style-name="ce156"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style-name="ce13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72" office:value-type="string">
            <text:p>FNC_ECMS_WCM_CLV_01</text:p>
          </table:table-cell>
          <table:table-cell table:style-name="ce14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6" office:value-type="string">
            <text:p>WCM\Viewers\List Content\Add new\Select_Folder</text:p>
          </table:table-cell>
          <table:table-cell table:style-name="ce97" office:value-type="string">
            <text:p>Create new CLV page by using folder mode in case the folder is empty</text:p>
          </table:table-cell>
          <table:table-cell table:style-name="ce97" office:value-type="string">
            <text:p>Step 3: Choose blank web content folder to view.</text:p>
          </table:table-cell>
          <table:table-cell table:style-name="ce97" office:value-type="string">
            <text:p>- Select <text:s/><text:span text:style-name="T8">By </text:span><text:span text:style-name="T8">Folder</text:span> option in Mode field</text:p>
            <text:p>- Click <text:span text:style-name="T8">Select </text:span><text:span text:style-name="T8">folder</text:span> <text:span text:style-name="T10">path</text:span> icon.</text:p>
            <text:p><text:span text:style-name="T12">- Choose </text:span><text:span text:style-name="T12">web content </text:span><text:span text:style-name="T12">folder which </text:span><text:span text:style-name="T12">is empty</text:span></text:p>
            <text:p><text:span text:style-name="T12">- Click [</text:span><text:span text:style-name="T13">Add</text:span><text:span text:style-name="T12">] </text:span><text:span text:style-name="T12">icon on right </text:span><text:span text:style-name="T12">panel of web </text:span><text:span text:style-name="T12">content </text:span><text:span text:style-name="T12">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</text:span><text:span text:style-name="T12">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97" office:value-type="string">
            <text:p>- List viewer is still empty</text:p>
            <text:p><text:s/>and display message “There is no content to show”.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style-name="ce13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72" office:value-type="string">
            <text:p>FNC_ECMS_WCM_CLV_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56" office:value-type="string">
            <text:p>WCM\Viewers\List Content\Add new\Select_Folder</text:p>
          </table:table-cell>
          <table:table-cell table:style-name="ce78" office:value-type="string">
            <text:p>Create new CLV page by using folder mode in case the folder is not empty</text:p>
          </table:table-cell>
          <table:table-cell table:style-name="ce156"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CLV page is created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72" office:value-type="string">
            <text:p>FNC_ECMS_WCM_CLV_01</text:p>
          </table:table-cell>
          <table:table-cell table:style-name="ce14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6" office:value-type="string">
            <text:p>WCM\Viewers\List Content\Add new\Select_Folder</text:p>
          </table:table-cell>
          <table:table-cell table:style-name="ce97" office:value-type="string">
            <text:p>Create new CLV page by using folder mode in case the folder is not empty</text:p>
          </table:table-cell>
          <table:table-cell table:style-name="ce156" office:value-type="string">
            <text:p>Step 2: <text:s/>Show form content list viewer management</text:p>
          </table:table-cell>
          <table:table-cell table:style-name="ce156"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style-name="ce13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72" office:value-type="string">
            <text:p>FNC_ECMS_WCM_CLV_01</text:p>
          </table:table-cell>
          <table:table-cell table:style-name="ce148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56" office:value-type="string">
            <text:p>WCM\Viewers\List Content\Add new\Select_Folder</text:p>
          </table:table-cell>
          <table:table-cell table:style-name="ce97" office:value-type="string">
            <text:p>Create new CLV page by using folder mode in case the folder is not empty</text:p>
          </table:table-cell>
          <table:table-cell table:style-name="ce97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97" office:value-type="string">
            <text:p>- Select <text:s/><text:span text:style-name="T8">By </text:span><text:span text:style-name="T8">Folder</text:span> option in Mode field</text:p>
            <text:p>- Click <text:span text:style-name="T8">Select </text:span><text:span text:style-name="T8">folder</text:span> <text:span text:style-name="T10">path</text:span> icon.</text:p>
            <text:p><text:span text:style-name="T12">- Choose </text:span><text:span text:style-name="T12">web content </text:span><text:span text:style-name="T12">folder which </text:span><text:span text:style-name="T12">has content</text:span></text:p>
            <text:p><text:span text:style-name="T12">- Click [</text:span><text:span text:style-name="T13">Add</text:span><text:span text:style-name="T12">] </text:span><text:span text:style-name="T12">icon on right </text:span><text:span text:style-name="T12">panel of web </text:span><text:span text:style-name="T12">content </text:span><text:span text:style-name="T12">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</text:span><text:span text:style-name="T15">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97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style-name="ce137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73" office:value-type="string">
            <text:p>FNC_ECMS_WCM_CLV_02</text:p>
          </table:table-cell>
          <table:table-cell table:style-name="ce148" office:value-type="float" office:value="1">
            <text:p>001</text:p>
          </table:table-cell>
          <table:table-cell table:style-name="ce156" office:value-type="string">
            <text:p>WCM\Viewers\List Content\Add new\Select_Content</text:p>
          </table:table-cell>
          <table:table-cell table:style-name="ce83" office:value-type="string">
            <text:p>Create new CLV page by select directly contents</text:p>
          </table:table-cell>
          <table:table-cell table:style-name="ce156"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CLV page is created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style-name="ce13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56" office:value-type="string">
            <text:p>WCM\Viewers\List Content\Add new\Select_Content</text:p>
          </table:table-cell>
          <table:table-cell table:style-name="ce156" office:value-type="string">
            <text:p>Create new CLV page by select directly contents</text:p>
          </table:table-cell>
          <table:table-cell table:style-name="ce156" office:value-type="string">
            <text:p>Step 2: <text:s/>Show form content list viewer management</text:p>
          </table:table-cell>
          <table:table-cell table:style-name="ce156"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56" office:value-type="string">
            <text:p>WCM\Viewers\List Content\Add new\Select_Content</text:p>
          </table:table-cell>
          <table:table-cell table:style-name="ce156" office:value-type="string">
            <text:p>Create new CLV page by select directly contents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style-name="ce13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56" office:value-type="string">
            <text:p>WCM\Viewers\List Content\Add new\Select_Content</text:p>
          </table:table-cell>
          <table:table-cell table:style-name="ce156" office:value-type="string">
            <text:p>Create new CLV page by select directly contents</text:p>
          </table:table-cell>
          <table:table-cell table:style-name="ce97" office:value-type="string">
            <text:p>Step 4: Select document/web contents which you want to list in CLV</text:p>
          </table:table-cell>
          <table:table-cell table:style-name="ce97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7" office:value-type="string">
            <text:p>The selected web contents are displayed in <text:span text:style-name="T8">List </text:span><text:span text:style-name="T8">selected </text:span><text:span text:style-name="T8">content</text:span>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style-name="ce13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56" office:value-type="string">
            <text:p>WCM\Viewers\List Content\Add new\Select_Content</text:p>
          </table:table-cell>
          <table:table-cell table:style-name="ce156" office:value-type="string">
            <text:p>Create new CLV page by select directly contents</text:p>
          </table:table-cell>
          <table:table-cell table:style-name="ce97" office:value-type="string">
            <text:p>Step 5: Add web contents to CLV</text:p>
          </table:table-cell>
          <table:table-cell table:style-name="ce97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97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style-name="ce137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56" office:value-type="string">
            <text:p>WCM\Viewers\List Content\Add new\Select_Content</text:p>
          </table:table-cell>
          <table:table-cell table:style-name="ce83" office:value-type="string">
            <text:p>Delete content after choosing directly document or web content to view</text:p>
          </table:table-cell>
          <table:table-cell table:style-name="ce156"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CLV page is created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style-name="ce13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56" office:value-type="string">
            <text:p>WCM\Viewers\List Content\Add new\Select_Content</text:p>
          </table:table-cell>
          <table:table-cell table:style-name="ce156" office:value-type="string">
            <text:p>Delete content after choosing directly document or web content to view</text:p>
          </table:table-cell>
          <table:table-cell table:style-name="ce156" office:value-type="string">
            <text:p>Step 2: <text:s/>Show form content list viewer management</text:p>
          </table:table-cell>
          <table:table-cell table:style-name="ce156"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3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56" office:value-type="string">
            <text:p>WCM\Viewers\List Content\Add new\Select_Content</text:p>
          </table:table-cell>
          <table:table-cell table:style-name="ce156" office:value-type="string">
            <text:p>Delete content after choosing directly document or web content to view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style-name="ce13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56" office:value-type="string">
            <text:p>WCM\Viewers\List Content\Add new\Select_Content</text:p>
          </table:table-cell>
          <table:table-cell table:style-name="ce156" office:value-type="string">
            <text:p>Delete content after choosing directly document or web content to view</text:p>
          </table:table-cell>
          <table:table-cell table:style-name="ce97" office:value-type="string">
            <text:p>Step 4: Select document/web contents which you want to list in CLV</text:p>
          </table:table-cell>
          <table:table-cell table:style-name="ce97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7" office:value-type="string">
            <text:p>The selected web contents are displayed in <text:span text:style-name="T8">List </text:span><text:span text:style-name="T8">selected </text:span><text:span text:style-name="T8">content</text:span>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3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156" office:value-type="string">
            <text:p>WCM\Viewers\List Content\Add new\Select_Content</text:p>
          </table:table-cell>
          <table:table-cell table:style-name="ce156" office:value-type="string">
            <text:p>Delete content after choosing directly document or web content to view</text:p>
          </table:table-cell>
          <table:table-cell table:style-name="ce97" office:value-type="string">
            <text:p>Step 5: Delete some contents </text:p>
          </table:table-cell>
          <table:table-cell table:style-name="ce97" office:value-type="string">
            <text:p>- Click Delete icon near the content</text:p>
            <text:p>- Click <text:span text:style-name="T10">OK</text:span> button</text:p>
          </table:table-cell>
          <table:table-cell table:style-name="ce97" office:value-type="string">
            <text:p>- Content is deleted from List selected content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style-name="ce137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56" office:value-type="string">
            <text:p>WCM\Viewers\List Content\Add new\Select_Content</text:p>
          </table:table-cell>
          <table:table-cell table:style-name="ce82" office:value-type="string">
            <text:p>Search by name of content when select existing content to create page </text:p>
          </table:table-cell>
          <table:table-cell table:style-name="ce156"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CLV page is created successfully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style-name="ce13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56" office:value-type="string">
            <text:p>WCM\Viewers\List Content\Add new\Select_Content</text:p>
          </table:table-cell>
          <table:table-cell table:style-name="ce174" office:value-type="string">
            <text:p>Check Search by name of content when select existing content to view </text:p>
          </table:table-cell>
          <table:table-cell table:style-name="ce156" office:value-type="string">
            <text:p>Step 2: <text:s/>Show form content list viewer management</text:p>
          </table:table-cell>
          <table:table-cell table:style-name="ce156"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3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156" office:value-type="string">
            <text:p>WCM\Viewers\List Content\Add new\Select_Content</text:p>
          </table:table-cell>
          <table:table-cell table:style-name="ce174" office:value-type="string">
            <text:p>Check Search by name of content when select existing content to view 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style-name="ce13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table:style-name="ce156" office:value-type="string">
            <text:p>WCM\Viewers\List Content\Add new\Select_Content</text:p>
          </table:table-cell>
          <table:table-cell table:style-name="ce174" office:value-type="string">
            <text:p>Check Search by name of content when select existing content to view </text:p>
          </table:table-cell>
          <table:table-cell table:style-name="ce157" office:value-type="string">
            <text:p>Step 4: Display Search form to find a web content</text:p>
          </table:table-cell>
          <table:table-cell table:style-name="ce156" office:value-type="string">
            <text:p>- Select <text:span text:style-name="T8">Content </text:span><text:span text:style-name="T8">search form</text:span> tab</text:p>
          </table:table-cell>
          <table:table-cell table:style-name="ce156"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style-name="ce13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table:style-name="ce156" office:value-type="string">
            <text:p>WCM\Viewers\List Content\Add new\Select_Content</text:p>
          </table:table-cell>
          <table:table-cell table:style-name="ce174" office:value-type="string">
            <text:p>Check Search by name of content when select existing content to view </text:p>
          </table:table-cell>
          <table:table-cell table:style-name="ce157" office:value-type="string">
            <text:p>Step 5: Search by name of content</text:p>
          </table:table-cell>
          <table:table-cell table:style-name="ce156"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table:style-name="ce156"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style-name="ce137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table:style-name="ce156" office:value-type="string">
            <text:p>WCM\Viewers\List Content\Add new\Select_Content</text:p>
          </table:table-cell>
          <table:table-cell table:style-name="ce89" office:value-type="string">
            <text:p>Search by name <text:s/>with blank keyword</text:p>
          </table:table-cell>
          <table:table-cell table:style-name="ce156"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CLV page is created successfully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style-name="ce13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table:style-name="ce156" office:value-type="string">
            <text:p>WCM\Viewers\List Content\Add new\Select_Content</text:p>
          </table:table-cell>
          <table:table-cell table:style-name="ce175" office:value-type="string">
            <text:p>Search by name <text:s/>with blank keyword</text:p>
          </table:table-cell>
          <table:table-cell table:style-name="ce156" office:value-type="string">
            <text:p>Step 2: <text:s/>Show form content list viewer management</text:p>
          </table:table-cell>
          <table:table-cell table:style-name="ce156"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3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156" office:value-type="string">
            <text:p>WCM\Viewers\List Content\Add new\Select_Content</text:p>
          </table:table-cell>
          <table:table-cell table:style-name="ce175" office:value-type="string">
            <text:p>Search by name <text:s/>with blank keyword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3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56" office:value-type="string">
            <text:p>WCM\Viewers\List Content\Add new\Select_Content</text:p>
          </table:table-cell>
          <table:table-cell table:style-name="ce175" office:value-type="string">
            <text:p>Search by name <text:s/>with blank keyword</text:p>
          </table:table-cell>
          <table:table-cell table:style-name="ce157" office:value-type="string">
            <text:p>Step 4: Display Search form to find a web content</text:p>
          </table:table-cell>
          <table:table-cell table:style-name="ce156" office:value-type="string">
            <text:p>- Select Content search form tab</text:p>
          </table:table-cell>
          <table:table-cell table:style-name="ce156" office:value-type="string">
            <text:p>Search form is displayed</text:p>
            <text:p>Search by name option is chosen as default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style-name="ce13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56" office:value-type="string">
            <text:p>WCM\Viewers\List Content\Add new\Select_Content</text:p>
          </table:table-cell>
          <table:table-cell table:style-name="ce175" office:value-type="string">
            <text:p>Search by name <text:s/>with blank keyword</text:p>
          </table:table-cell>
          <table:table-cell table:style-name="ce157" office:value-type="string">
            <text:p>Step 5: Search by name of content</text:p>
          </table:table-cell>
          <table:table-cell table:style-name="ce156"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table:style-name="ce156" office:value-type="string">
            <text:p>An alert message is prompted to request user input keyword in Search by name field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style-name="ce137"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56" office:value-type="string">
            <text:p>WCM\Viewers\List Content\Add new\Select_Content</text:p>
          </table:table-cell>
          <table:table-cell table:style-name="ce176" office:value-type="string">
            <text:p>Search a word or phrase in content</text:p>
          </table:table-cell>
          <table:table-cell table:style-name="ce156"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CLV page is created successfully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style-name="ce13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56" office:value-type="string">
            <text:p>WCM\Viewers\List Content\Add new\Select_Content</text:p>
          </table:table-cell>
          <table:table-cell table:style-name="ce177" office:value-type="string">
            <text:p>Search a word or phrase in content</text:p>
          </table:table-cell>
          <table:table-cell table:style-name="ce156" office:value-type="string">
            <text:p>Step 2: <text:s/>Show form content list viewer management</text:p>
          </table:table-cell>
          <table:table-cell table:style-name="ce156"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3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table:style-name="ce156" office:value-type="string">
            <text:p>WCM\Viewers\List Content\Add new\Select_Content</text:p>
          </table:table-cell>
          <table:table-cell table:style-name="ce177" office:value-type="string">
            <text:p>Search a word or phrase in content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3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156" office:value-type="string">
            <text:p>WCM\Viewers\List Content\Add new\Select_Content</text:p>
          </table:table-cell>
          <table:table-cell table:style-name="ce177" office:value-type="string">
            <text:p>Search a word or phrase in content</text:p>
          </table:table-cell>
          <table:table-cell table:style-name="ce157" office:value-type="string">
            <text:p>Step 4: Display Search form to find a web content</text:p>
          </table:table-cell>
          <table:table-cell table:style-name="ce156" office:value-type="string">
            <text:p>- Select Content search form tab</text:p>
          </table:table-cell>
          <table:table-cell table:style-name="ce156" office:value-type="string">
            <text:p>Search form is displayed</text:p>
            <text:p>Search by name option is chosen as default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style-name="ce13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table:style-name="ce156" office:value-type="string">
            <text:p>WCM\Viewers\List Content\Add new\Select_Content</text:p>
          </table:table-cell>
          <table:table-cell table:style-name="ce177" office:value-type="string">
            <text:p>Search a word or phrase in content</text:p>
          </table:table-cell>
          <table:table-cell table:style-name="ce157" office:value-type="string">
            <text:p>Step 5: Search a word or phrase in content</text:p>
          </table:table-cell>
          <table:table-cell table:style-name="ce156" office:value-type="string">
            <text:p>- Select a suitable site in Site Name field.</text:p>
            <text:p>- Select <text:span text:style-name="T8">A </text:span><text:span text:style-name="T8">word or </text:span><text:span text:style-name="T8">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table:style-name="ce156" office:value-type="string">
            <text:p>- Can search all contents have <text:s/>match keyword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style-name="ce137"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table:style-name="ce156" office:value-type="string">
            <text:p>WCM\Viewers\List Content\Add new\Select_Content</text:p>
          </table:table-cell>
          <table:table-cell table:style-name="ce176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56"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table:style-name="ce156"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56" office:value-type="string">
            <text:p>Step 2: <text:s/>Show form content list viewer management</text:p>
          </table:table-cell>
          <table:table-cell table:style-name="ce156"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table:style-name="ce156"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table:style-name="ce156"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57" office:value-type="string">
            <text:p>Step 4: Display Search form to find a web content</text:p>
          </table:table-cell>
          <table:table-cell table:style-name="ce156" office:value-type="string">
            <text:p>- Select Content search form tab</text:p>
          </table:table-cell>
          <table:table-cell table:style-name="ce156"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table:style-name="ce156"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57" office:value-type="string">
            <text:p>Step 5: Search by date</text:p>
          </table:table-cell>
          <table:table-cell table:style-name="ce156"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table:style-name="ce156" office:value-type="string">
            <text:p>- Can search all contents have match keyword</text:p>
            <text:p>- Will display all contents on Search Result tab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table:style-name="ce156" office:value-type="string">
            <text:p>WCM\Viewers\List Content\Add new\Select_Content</text:p>
          </table:table-cell>
          <table:table-cell table:style-name="ce176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6"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table:style-name="ce156"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6" office:value-type="string">
            <text:p>Step 2: <text:s/>Show form content list viewer management</text:p>
          </table:table-cell>
          <table:table-cell table:style-name="ce156"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table:style-name="ce156"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table:style-name="ce156"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7" office:value-type="string">
            <text:p>Step 4: Display Search form to find a web content</text:p>
          </table:table-cell>
          <table:table-cell table:style-name="ce156" office:value-type="string">
            <text:p>- Select Content search form tab</text:p>
          </table:table-cell>
          <table:table-cell table:style-name="ce156"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table:style-name="ce156"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7" office:value-type="string">
            <text:p>Step 5: Search by date</text:p>
          </table:table-cell>
          <table:table-cell table:style-name="ce156"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62" office:value-type="string">
            <text:p>- Show alert message to inform invalid date and request user input again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table:style-name="ce156" office:value-type="string">
            <text:p>WCM\Viewers\List Content\Add new\Select_Content</text:p>
          </table:table-cell>
          <table:table-cell table:style-name="ce176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6"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table:style-name="ce156"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6" office:value-type="string">
            <text:p>Step 2: <text:s/>Show form content list viewer management</text:p>
          </table:table-cell>
          <table:table-cell table:style-name="ce156"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table:style-name="ce156"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table:style-name="ce156"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7" office:value-type="string">
            <text:p>Step 4: Display Search form to find a web content</text:p>
          </table:table-cell>
          <table:table-cell table:style-name="ce156" office:value-type="string">
            <text:p>- Select Content search form tab</text:p>
          </table:table-cell>
          <table:table-cell table:style-name="ce156"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table:style-name="ce156"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7" office:value-type="string">
            <text:p>Step 5: Search by date</text:p>
          </table:table-cell>
          <table:table-cell table:style-name="ce156"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62" office:value-type="string">
            <text:p>Display “Empty data” in Result form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table:style-name="ce156" office:value-type="string">
            <text:p>WCM\Viewers\List Content\Add new\Select_Content</text:p>
          </table:table-cell>
          <table:table-cell table:style-name="ce178" office:value-type="string">
            <text:p>Search by date in content in case choose only [To date] field when select existed content to view</text:p>
          </table:table-cell>
          <table:table-cell table:style-name="ce156"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table:style-name="ce156" office:value-type="string">
            <text:p>WCM\Viewers\List Content\Add new\Select_Content</text:p>
          </table:table-cell>
          <table:table-cell table:style-name="ce174" office:value-type="string">
            <text:p>Search by date in content in case choose only [To date] field when select existed content to view</text:p>
          </table:table-cell>
          <table:table-cell table:style-name="ce156" office:value-type="string">
            <text:p>Step 2: <text:s/>Show form content list viewer management</text:p>
          </table:table-cell>
          <table:table-cell table:style-name="ce156"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table:style-name="ce156" office:value-type="string">
            <text:p>WCM\Viewers\List Content\Add new\Select_Content</text:p>
          </table:table-cell>
          <table:table-cell table:style-name="ce174" office:value-type="string">
            <text:p>Search by date in content in case choose only [To date] field when select existed content to view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table:style-name="ce156" office:value-type="string">
            <text:p>WCM\Viewers\List Content\Add new\Select_Content</text:p>
          </table:table-cell>
          <table:table-cell table:style-name="ce174" office:value-type="string">
            <text:p>Search by date in content in case choose only [To date] field when select existed content to view</text:p>
          </table:table-cell>
          <table:table-cell table:style-name="ce157" office:value-type="string">
            <text:p>Step 4: Display Search form to find a web content</text:p>
          </table:table-cell>
          <table:table-cell table:style-name="ce156" office:value-type="string">
            <text:p>- Select Content search form tab</text:p>
          </table:table-cell>
          <table:table-cell table:style-name="ce156"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table:style-name="ce156" office:value-type="string">
            <text:p>WCM\Viewers\List Content\Add new\Select_Content</text:p>
          </table:table-cell>
          <table:table-cell table:style-name="ce174" office:value-type="string">
            <text:p>Search by date in content in case choose only [To date] field when select existed content to view</text:p>
          </table:table-cell>
          <table:table-cell table:style-name="ce157" office:value-type="string">
            <text:p>Step 5: Search by date</text:p>
          </table:table-cell>
          <table:table-cell table:style-name="ce156"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62" office:value-type="string">
            <text:p>- Display message to inform invalid data and request user input again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table:style-name="ce156" office:value-type="string">
            <text:p>WCM\Viewers\List Content\Add new\Select_Content</text:p>
          </table:table-cell>
          <table:table-cell table:style-name="ce76" office:value-type="string">
            <text:p>Search by date in content in case choose only [from] field when select existed content to view</text:p>
          </table:table-cell>
          <table:table-cell table:style-name="ce156"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table:style-name="ce156" office:value-type="string">
            <text:p>WCM\Viewers\List Content\Add new\Select_Content</text:p>
          </table:table-cell>
          <table:table-cell table:style-name="ce152" office:value-type="string">
            <text:p>Search by date in content in case choose only [from] field when select existed content to view</text:p>
          </table:table-cell>
          <table:table-cell table:style-name="ce156" office:value-type="string">
            <text:p>Step 2: <text:s/>Show form content list viewer management</text:p>
          </table:table-cell>
          <table:table-cell table:style-name="ce156"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table:style-name="ce156" office:value-type="string">
            <text:p>WCM\Viewers\List Content\Add new\Select_Content</text:p>
          </table:table-cell>
          <table:table-cell table:style-name="ce152" office:value-type="string">
            <text:p>Search by date in content in case choose only [from] field when select existed content to view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table:style-name="ce156" office:value-type="string">
            <text:p>WCM\Viewers\List Content\Add new\Select_Content</text:p>
          </table:table-cell>
          <table:table-cell table:style-name="ce152" office:value-type="string">
            <text:p>Search by date in content in case choose only [from] field when select existed content to view</text:p>
          </table:table-cell>
          <table:table-cell table:style-name="ce157" office:value-type="string">
            <text:p>Step 4: Display Search form to find a web content</text:p>
          </table:table-cell>
          <table:table-cell table:style-name="ce156" office:value-type="string">
            <text:p>- Select Content search form tab</text:p>
          </table:table-cell>
          <table:table-cell table:style-name="ce156"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56" office:value-type="string">
            <text:p>WCM\Viewers\List Content\Add new\Select_Content</text:p>
          </table:table-cell>
          <table:table-cell table:style-name="ce152" office:value-type="string">
            <text:p>Search by date in content in case choose only [from] field when select existed content to view</text:p>
          </table:table-cell>
          <table:table-cell table:style-name="ce157" office:value-type="string">
            <text:p>Step 5: Search by date</text:p>
          </table:table-cell>
          <table:table-cell table:style-name="ce156"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table:style-name="ce156" office:value-type="string">
            <text:p>- Return all contents, which was created [from] date to current date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table:style-name="ce156" office:value-type="string">
            <text:p>WCM\Viewers\List Content\Add new\Select_Content</text:p>
          </table:table-cell>
          <table:table-cell table:style-name="ce76" office:value-type="string">
            <text:p>Search Node type in content when select existed content</text:p>
          </table:table-cell>
          <table:table-cell table:style-name="ce156"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table:style-name="ce156" office:value-type="string">
            <text:p>WCM\Viewers\List Content\Add new\Select_Content</text:p>
          </table:table-cell>
          <table:table-cell table:style-name="ce152" office:value-type="string">
            <text:p>Search Node type in content when select existed content</text:p>
          </table:table-cell>
          <table:table-cell table:style-name="ce156" office:value-type="string">
            <text:p>Step 2: <text:s/>Show form content list viewer management</text:p>
          </table:table-cell>
          <table:table-cell table:style-name="ce156"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table:style-name="ce156" office:value-type="string">
            <text:p>WCM\Viewers\List Content\Add new\Select_Content</text:p>
          </table:table-cell>
          <table:table-cell table:style-name="ce152" office:value-type="string">
            <text:p>Search Node type in content when select existed content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table:style-name="ce156" office:value-type="string">
            <text:p>WCM\Viewers\List Content\Add new\Select_Content</text:p>
          </table:table-cell>
          <table:table-cell table:style-name="ce152" office:value-type="string">
            <text:p>Search Node type in content when select existed content</text:p>
          </table:table-cell>
          <table:table-cell table:style-name="ce157" office:value-type="string">
            <text:p>Step 4: Display Search form to find a web content</text:p>
          </table:table-cell>
          <table:table-cell table:style-name="ce156" office:value-type="string">
            <text:p>- Select Content search form tab</text:p>
          </table:table-cell>
          <table:table-cell table:style-name="ce156"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137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156" office:value-type="string">
            <text:p>WCM\Viewers\List Content\Add new\Select_Content</text:p>
          </table:table-cell>
          <table:table-cell table:style-name="ce152" office:value-type="string">
            <text:p>Search Node type in content when select existed content</text:p>
          </table:table-cell>
          <table:table-cell table:style-name="ce157" office:value-type="string">
            <text:p>Step 5: Search by Document type</text:p>
          </table:table-cell>
          <table:table-cell table:style-name="ce156" office:value-type="string">
            <text:p>- Select a suitable site in Site name field</text:p>
            <text:p>- Select Document type</text:p>
            <text:p>- Click <text:span text:style-name="T8">Add </text:span><text:span text:style-name="T8">document </text:span><text:span text:style-name="T8">type</text:span> icon next to textbox</text:p>
            <text:p>- Check any type of document </text:p>
            <text:p>- Click [<text:span text:style-name="T8">Search</text:span>] button</text:p>
          </table:table-cell>
          <table:table-cell table:style-name="ce156" office:value-type="string">
            <text:p>Display all contents, which have match keyword on search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table:style-name="ce156" office:value-type="string">
            <text:p>WCM\Viewers\List Content\Add new\Select_Content</text:p>
          </table:table-cell>
          <table:table-cell table:style-name="ce78" office:value-type="string">
            <text:p>Search a node using properties when do not select any property</text:p>
          </table:table-cell>
          <table:table-cell table:style-name="ce156"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table:style-name="ce156" office:value-type="string">
            <text:p>WCM\Viewers\List Content\Add new\Select_Content</text:p>
          </table:table-cell>
          <table:table-cell table:style-name="ce151" office:value-type="string">
            <text:p>Search a node using properties when do not select any property</text:p>
          </table:table-cell>
          <table:table-cell table:style-name="ce156" office:value-type="string">
            <text:p>Step 2: <text:s/>Show form content list viewer management</text:p>
          </table:table-cell>
          <table:table-cell table:style-name="ce156"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table:style-name="ce156" office:value-type="string">
            <text:p>WCM\Viewers\List Content\Add new\Select_Content</text:p>
          </table:table-cell>
          <table:table-cell table:style-name="ce151" office:value-type="string">
            <text:p>Search a node using properties when do not select any property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table:style-name="ce156" office:value-type="string">
            <text:p>WCM\Viewers\List Content\Add new\Select_Content</text:p>
          </table:table-cell>
          <table:table-cell table:style-name="ce151" office:value-type="string">
            <text:p>Search a node using properties when do not select any property</text:p>
          </table:table-cell>
          <table:table-cell table:style-name="ce157" office:value-type="string">
            <text:p>Step 4: Display Search form to find a web content</text:p>
          </table:table-cell>
          <table:table-cell table:style-name="ce156" office:value-type="string">
            <text:p>- Select Content search form tab</text:p>
          </table:table-cell>
          <table:table-cell table:style-name="ce156" office:value-type="string">
            <text:p>- Search form is displayed</text:p>
            <text:p>- 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table:style-name="ce156" office:value-type="string">
            <text:p>WCM\Viewers\List Content\Add new\Select_Content</text:p>
          </table:table-cell>
          <table:table-cell table:style-name="ce151" office:value-type="string">
            <text:p>Search a node using properties when do not select any property</text:p>
          </table:table-cell>
          <table:table-cell table:style-name="ce157" office:value-type="string">
            <text:p>Step 5: Search by Document type</text:p>
          </table:table-cell>
          <table:table-cell table:style-name="ce156"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table:style-name="ce156" office:value-type="string">
            <text:p>Display an alert message to inform invalid data ad request user to select some type of documen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table:style-name="ce156" office:value-type="string">
            <text:p>WCM\Viewers\List Content\Add new\Select_Content</text:p>
          </table:table-cell>
          <table:table-cell table:style-name="ce78" office:value-type="string">
            <text:p>Preview web content after do search</text:p>
          </table:table-cell>
          <table:table-cell table:style-name="ce156"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table:style-name="ce156" office:value-type="string">
            <text:p>WCM\Viewers\List Content\Add new\Select_Content</text:p>
          </table:table-cell>
          <table:table-cell table:style-name="ce151" office:value-type="string">
            <text:p>Preview web content after do search</text:p>
          </table:table-cell>
          <table:table-cell table:style-name="ce156" office:value-type="string">
            <text:p>Step 2: <text:s/>Show form content list viewer management</text:p>
          </table:table-cell>
          <table:table-cell table:style-name="ce156"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table:style-name="ce156" office:value-type="string">
            <text:p>WCM\Viewers\List Content\Add new\Select_Content</text:p>
          </table:table-cell>
          <table:table-cell table:style-name="ce151" office:value-type="string">
            <text:p>Preview web content after do search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table:style-name="ce156" office:value-type="string">
            <text:p>WCM\Viewers\List Content\Add new\Select_Content</text:p>
          </table:table-cell>
          <table:table-cell table:style-name="ce151" office:value-type="string">
            <text:p>Preview web content after do search</text:p>
          </table:table-cell>
          <table:table-cell table:style-name="ce157" office:value-type="string">
            <text:p>Step 4: Display Search form to find a web content</text:p>
          </table:table-cell>
          <table:table-cell table:style-name="ce156" office:value-type="string">
            <text:p>- Select Content search form tab</text:p>
          </table:table-cell>
          <table:table-cell table:style-name="ce156" office:value-type="string">
            <text:p>- Search form is displayed</text:p>
            <text:p>- 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137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table:style-name="ce156" office:value-type="string">
            <text:p>WCM\Viewers\List Content\Add new\Select_Content</text:p>
          </table:table-cell>
          <table:table-cell table:style-name="ce151" office:value-type="string">
            <text:p>Preview web content after do search</text:p>
          </table:table-cell>
          <table:table-cell table:style-name="ce157" office:value-type="string">
            <text:p>Step 5: Search successfully</text:p>
          </table:table-cell>
          <table:table-cell table:style-name="ce156"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62" office:value-type="string">
            <text:p>- Display all contents, which have match keyword on search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table:style-name="ce156" office:value-type="string">
            <text:p>WCM\Viewers\List Content\Add new\Select_Content</text:p>
          </table:table-cell>
          <table:table-cell table:style-name="ce151" office:value-type="string">
            <text:p>Preview web content after do search</text:p>
          </table:table-cell>
          <table:table-cell table:style-name="ce97" office:value-type="string">
            <text:p>Step 6: View content of</text:p>
            <text:p><text:s/>document or web content after</text:p>
            <text:p><text:s/>do search</text:p>
          </table:table-cell>
          <table:table-cell table:style-name="ce97" office:value-type="string">
            <text:p>- Click on [<text:span text:style-name="T10">Preview</text:span>] icon of some <text:s/>web content which is listed in Result form</text:p>
          </table:table-cell>
          <table:table-cell table:style-name="ce97" office:value-type="string">
            <text:p>- Appear “Result viewers” tab</text:p>
            <text:p>- We can preview content or </text:p>
            <text:p>documen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table:style-name="ce156" office:value-type="string">
            <text:p>WCM\Viewers\List Content\Add new\Select_Content</text:p>
          </table:table-cell>
          <table:table-cell table:style-name="ce76" office:value-type="string">
            <text:p>Check select existed document/media to add on Content List Viewer</text:p>
          </table:table-cell>
          <table:table-cell table:style-name="ce156"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table:style-name="ce156"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table:style-name="ce156" office:value-type="string">
            <text:p>WCM\Viewers\List Content\Add new\Select_Content</text:p>
          </table:table-cell>
          <table:table-cell table:style-name="ce152" office:value-type="string">
            <text:p>Check select existed document/media to add on Content List Viewer</text:p>
          </table:table-cell>
          <table:table-cell table:style-name="ce156" office:value-type="string">
            <text:p>Step 2: <text:s/>Show form content list viewer management</text:p>
          </table:table-cell>
          <table:table-cell table:style-name="ce156"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table:style-name="ce156" office:value-type="string">
            <text:p>WCM\Viewers\List Content\Add new\Select_Content</text:p>
          </table:table-cell>
          <table:table-cell table:style-name="ce152" office:value-type="string">
            <text:p>Check select existed document/media to add on Content List Viewer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table:style-name="ce156" office:value-type="string">
            <text:p>WCM\Viewers\List Content\Add new\Select_Content</text:p>
          </table:table-cell>
          <table:table-cell table:style-name="ce152" office:value-type="string">
            <text:p>Check select existed document/media to add on Content List Viewer</text:p>
          </table:table-cell>
          <table:table-cell table:style-name="ce157" office:value-type="string">
            <text:p>Step 4: Display Search form to find a web content</text:p>
          </table:table-cell>
          <table:table-cell table:style-name="ce156" office:value-type="string">
            <text:p>- Select Content search form tab</text:p>
          </table:table-cell>
          <table:table-cell table:style-name="ce156" office:value-type="string">
            <text:p>- Search form is displayed</text:p>
            <text:p>- 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137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table:style-name="ce156" office:value-type="string">
            <text:p>WCM\Viewers\List Content\Add new\Select_Content</text:p>
          </table:table-cell>
          <table:table-cell table:style-name="ce152" office:value-type="string">
            <text:p>Check select existed document/media to add on Content List Viewer</text:p>
          </table:table-cell>
          <table:table-cell table:style-name="ce157" office:value-type="string">
            <text:p>Step 5: Search successfully</text:p>
          </table:table-cell>
          <table:table-cell table:style-name="ce156"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62" office:value-type="string">
            <text:p>- Display all contents, which have match keyword on search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172" office:value-type="string">
            <text:p>FNC_ECMS_WCM_CLV_02</text:p>
          </table:table-cell>
          <table:table-cell table:style-name="ce148"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table:style-name="ce156" office:value-type="string">
            <text:p>WCM\Viewers\List Content\Add new\Select_Content</text:p>
          </table:table-cell>
          <table:table-cell table:style-name="ce152" office:value-type="string">
            <text:p>Check select existed document/media to add on Content List Viewer</text:p>
          </table:table-cell>
          <table:table-cell table:style-name="ce97" office:value-type="string">
            <text:p>Step 6: Check select existed document/media to add on Content List Viewer</text:p>
          </table:table-cell>
          <table:table-cell table:style-name="ce97" office:value-type="string">
            <text:p>- Click on [<text:span text:style-name="T10">Add</text:span>] icon of some <text:s/>web content which is listed in Result form</text:p>
          </table:table-cell>
          <table:table-cell table:style-name="ce156" office:value-type="string">
            <text:p>This document/media/web content is added in CLV configuration form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173" office:value-type="string">
            <text:p>FNC_ECMS_WCM_CLV_03</text:p>
          </table:table-cell>
          <table:table-cell table:style-name="ce148" office:value-type="float" office:value="1">
            <text:p>001</text:p>
          </table:table-cell>
          <table:table-cell table:style-name="ce83" office:value-type="string">
            <text:p>WCM\Viewers\List Content\Setting</text:p>
          </table:table-cell>
          <table:table-cell table:style-name="ce83" office:value-type="string">
            <text:p>Check Order by date created When automatic was chosen default</text:p>
          </table:table-cell>
          <table:table-cell table:style-name="ce156" office:value-type="string">
            <text:p>Step 1: Access WCM by administrator user</text:p>
          </table:table-cell>
          <table:table-cell table:style-name="ce156" office:value-type="string">
            <text:p>- Login by administrator or upper user</text:p>
          </table:table-cell>
          <table:table-cell table:style-name="ce156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156" office:value-type="string">
            <text:p>WCM\Viewers\List Content\Setting</text:p>
          </table:table-cell>
          <table:table-cell table:style-name="ce179" office:value-type="string">
            <text:p>Check Order by date created When automatic was chosen default</text:p>
          </table:table-cell>
          <table:table-cell table:style-name="ce156" office:value-type="string">
            <text:p>Step 2: <text:s/>Show form document list viewer management</text:p>
          </table:table-cell>
          <table:table-cell table:style-name="ce156"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156" office:value-type="string">
            <text:p>WCM\Viewers\List Content\Setting</text:p>
          </table:table-cell>
          <table:table-cell table:style-name="ce179" office:value-type="string">
            <text:p>Check Order by date created When automatic was chosen default</text:p>
          </table:table-cell>
          <table:table-cell table:style-name="ce97" office:value-type="string">
            <text:p>Step 3: Choose by date created to order</text:p>
          </table:table-cell>
          <table:table-cell table:style-name="ce97" office:value-type="string">
            <text:p>- Choose by date Created on Order by</text:p>
            <text:p><text:span text:style-name="T15">- Click [</text:span><text:span text:style-name="T20">Save</text:span><text:span text:style-name="T15">] </text:span><text:span text:style-name="T15">button</text:span></text:p>
          </table:table-cell>
          <table:table-cell table:style-name="ce97" office:value-type="string">
            <text:p>- All web contents displayed on content list viewer, sorted by date created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156" office:value-type="string">
            <text:p>WCM\Viewers\List Content\Setting</text:p>
          </table:table-cell>
          <table:table-cell table:style-name="ce83" office:value-type="string">
            <text:p>Check Order by date modified When automatic was chosen default</text:p>
          </table:table-cell>
          <table:table-cell table:style-name="ce156" office:value-type="string">
            <text:p>Step 1: Access WCM by administrator user</text:p>
          </table:table-cell>
          <table:table-cell table:style-name="ce156" office:value-type="string">
            <text:p>- Login by administrator or upper user</text:p>
          </table:table-cell>
          <table:table-cell table:style-name="ce156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156" office:value-type="string">
            <text:p>WCM\Viewers\List Content\Setting</text:p>
          </table:table-cell>
          <table:table-cell table:style-name="ce179" office:value-type="string">
            <text:p>Check Order by date modified When automatic was chosen default</text:p>
          </table:table-cell>
          <table:table-cell table:style-name="ce156" office:value-type="string">
            <text:p>Step 2: <text:s/>Show form document list viewer management</text:p>
          </table:table-cell>
          <table:table-cell table:style-name="ce156"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156" office:value-type="string">
            <text:p>WCM\Viewers\List Content\Setting</text:p>
          </table:table-cell>
          <table:table-cell table:style-name="ce179" office:value-type="string">
            <text:p>Check Order by date modified When automatic was chosen default</text:p>
          </table:table-cell>
          <table:table-cell table:style-name="ce97" office:value-type="string">
            <text:p>Step 3: Choose by date modified to order</text:p>
          </table:table-cell>
          <table:table-cell table:style-name="ce97" office:value-type="string">
            <text:p>- Choose by date modified on Order by</text:p>
            <text:p><text:span text:style-name="T15">- Click [</text:span><text:span text:style-name="T20">Save</text:span><text:span text:style-name="T15">] </text:span><text:span text:style-name="T15">button</text:span></text:p>
          </table:table-cell>
          <table:table-cell table:style-name="ce97" office:value-type="string">
            <text:p>- All web contents displayed on content list viewer, sorted by the modified date 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156" office:value-type="string">
            <text:p>WCM\Viewers\List Content\Setting</text:p>
          </table:table-cell>
          <table:table-cell table:style-name="ce83" office:value-type="string">
            <text:p>Check Order by Date published When automatic was chosen default</text:p>
          </table:table-cell>
          <table:table-cell table:style-name="ce156" office:value-type="string">
            <text:p>Step 1: Access WCM by administrator user</text:p>
          </table:table-cell>
          <table:table-cell table:style-name="ce156" office:value-type="string">
            <text:p>- Login by administrator or upper user</text:p>
          </table:table-cell>
          <table:table-cell table:style-name="ce156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table:style-name="ce156" office:value-type="string">
            <text:p>WCM\Viewers\List Content\Setting</text:p>
          </table:table-cell>
          <table:table-cell table:style-name="ce156" office:value-type="string">
            <text:p>Check Order by Date published When automatic was chosen default</text:p>
          </table:table-cell>
          <table:table-cell table:style-name="ce156" office:value-type="string">
            <text:p>Step 2: <text:s/>Show form document list viewer management</text:p>
          </table:table-cell>
          <table:table-cell table:style-name="ce156"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table:style-name="ce156" office:value-type="string">
            <text:p>WCM\Viewers\List Content\Setting</text:p>
          </table:table-cell>
          <table:table-cell table:style-name="ce156" office:value-type="string">
            <text:p>Check Order by Date published When automatic was chosen default</text:p>
          </table:table-cell>
          <table:table-cell table:style-name="ce97" office:value-type="string">
            <text:p>Step 3: Choose by date published to order</text:p>
          </table:table-cell>
          <table:table-cell table:style-name="ce97" office:value-type="string">
            <text:p>- Choose by date published on Order by</text:p>
            <text:p><text:span text:style-name="T15">- Click [</text:span><text:span text:style-name="T20">Save</text:span><text:span text:style-name="T15">] </text:span><text:span text:style-name="T15">button</text:span></text:p>
          </table:table-cell>
          <table:table-cell table:style-name="ce97" office:value-type="string">
            <text:p>- All web contents displayed on content list viewer, sorted by the published date 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table:style-name="ce156" office:value-type="string">
            <text:p>WCM\Viewers\List Content\Setting</text:p>
          </table:table-cell>
          <table:table-cell table:style-name="ce83" office:value-type="string">
            <text:p>Check Order by Title published When automatic was chosen default</text:p>
          </table:table-cell>
          <table:table-cell table:style-name="ce156" office:value-type="string">
            <text:p>Step 1: Access WCM by administrator user</text:p>
          </table:table-cell>
          <table:table-cell table:style-name="ce156" office:value-type="string">
            <text:p>- Login by administrator or upper user</text:p>
          </table:table-cell>
          <table:table-cell table:style-name="ce156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table:style-name="ce156" office:value-type="string">
            <text:p>WCM\Viewers\List Content\Setting</text:p>
          </table:table-cell>
          <table:table-cell table:style-name="ce156" office:value-type="string">
            <text:p>Check Order by Title published When automatic was chosen default</text:p>
          </table:table-cell>
          <table:table-cell table:style-name="ce156" office:value-type="string">
            <text:p>Step 2: <text:s/>Show form document list viewer management</text:p>
          </table:table-cell>
          <table:table-cell table:style-name="ce156"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156" office:value-type="string">
            <text:p>WCM\Viewers\List Content\Setting</text:p>
          </table:table-cell>
          <table:table-cell table:style-name="ce156" office:value-type="string">
            <text:p>Check Order by Title published When automatic was chosen default</text:p>
          </table:table-cell>
          <table:table-cell table:style-name="ce97" office:value-type="string">
            <text:p>Step 3: Choose by Title to order</text:p>
          </table:table-cell>
          <table:table-cell table:style-name="ce97" office:value-type="string">
            <text:p>- Choose Title on Order by</text:p>
            <text:p><text:span text:style-name="T15">- Click [</text:span><text:span text:style-name="T20">Save</text:span><text:span text:style-name="T15">] </text:span><text:span text:style-name="T15">button</text:span></text:p>
          </table:table-cell>
          <table:table-cell table:style-name="ce97" office:value-type="string">
            <text:p>- All web contents displayed on content list viewer, sorted by title 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table:style-name="ce156" office:value-type="string">
            <text:p>WCM\Viewers\List Content\Setting</text:p>
          </table:table-cell>
          <table:table-cell table:style-name="ce78" office:value-type="string">
            <text:p>Check view content with chosen automatic to view all web contents and sort by ascendant</text:p>
          </table:table-cell>
          <table:table-cell table:style-name="ce156" office:value-type="string">
            <text:p>Step 1: Access WCM by administrator user</text:p>
          </table:table-cell>
          <table:table-cell table:style-name="ce156" office:value-type="string">
            <text:p>- Login by administrator or upper user</text:p>
          </table:table-cell>
          <table:table-cell table:style-name="ce156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56" office:value-type="string">
            <text:p>WCM\Viewers\List Content\Setting</text:p>
          </table:table-cell>
          <table:table-cell table:style-name="ce151" office:value-type="string">
            <text:p>Check view content with chosen automatic to view all web contents and sort by ascendant</text:p>
          </table:table-cell>
          <table:table-cell table:style-name="ce156" office:value-type="string">
            <text:p>Step 2: <text:s/>Show form content list viewer management</text:p>
          </table:table-cell>
          <table:table-cell table:style-name="ce156"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56" office:value-type="string">
            <text:p>WCM\Viewers\List Content\Setting</text:p>
          </table:table-cell>
          <table:table-cell table:style-name="ce151" office:value-type="string">
            <text:p>Check view content with chosen automatic to view all web contents and sort by ascendant</text:p>
          </table:table-cell>
          <table:table-cell table:style-name="ce97" office:value-type="string">
            <text:p>Step 3: Using list content </text:p>
            <text:p>viewer to view all web</text:p>
            <text:p>contents</text:p>
          </table:table-cell>
          <table:table-cell table:style-name="ce97" office:value-type="string">
            <text:p><text:span text:style-name="T12">- Choose </text:span><text:span text:style-name="T12">ascendant </text:span><text:span text:style-name="T12">option </text:span></text:p>
            <text:p><text:span text:style-name="T12">- Click [</text:span><text:span text:style-name="T14">Save</text:span><text:span text:style-name="T12">] </text:span><text:span text:style-name="T12">button</text:span></text:p>
          </table:table-cell>
          <table:table-cell table:style-name="ce97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table:style-name="ce156" office:value-type="string">
            <text:p>WCM\Viewers\List Content\Setting</text:p>
          </table:table-cell>
          <table:table-cell table:style-name="ce83" office:value-type="string">
            <text:p>Check change template to view content list viewer </text:p>
          </table:table-cell>
          <table:table-cell table:style-name="ce156" office:value-type="string">
            <text:p>Step 1: Access WCM by administrator user</text:p>
          </table:table-cell>
          <table:table-cell table:style-name="ce156" office:value-type="string">
            <text:p>- Login by administrator or upper user</text:p>
          </table:table-cell>
          <table:table-cell table:style-name="ce156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table:style-name="ce156" office:value-type="string">
            <text:p>WCM\Viewers\List Content\Setting</text:p>
          </table:table-cell>
          <table:table-cell table:style-name="ce179" office:value-type="string">
            <text:p>Check change template to view content list viewer </text:p>
          </table:table-cell>
          <table:table-cell table:style-name="ce156" office:value-type="string">
            <text:p>Step 2: <text:s/>Show form document list viewer management</text:p>
          </table:table-cell>
          <table:table-cell table:style-name="ce156"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table:style-name="ce156" office:value-type="string">
            <text:p>WCM\Viewers\List Content\Setting</text:p>
          </table:table-cell>
          <table:table-cell table:style-name="ce179" office:value-type="string">
            <text:p>Check change template to view content list viewer </text:p>
          </table:table-cell>
          <table:table-cell table:style-name="ce97" office:value-type="string">
            <text:p>Step 3: Change template</text:p>
          </table:table-cell>
          <table:table-cell table:style-name="ce97" office:value-type="string">
            <text:p>- Select any template in Viewer template field</text:p>
            <text:p>- Click [<text:span text:style-name="T8">Save</text:span>] button</text:p>
          </table:table-cell>
          <table:table-cell table:style-name="ce97" office:value-type="string">
            <text:p>- All contents displayed on content list viewer following the selected template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table:style-name="ce156" office:value-type="string">
            <text:p>WCM\Viewers\List Content\Setting</text:p>
          </table:table-cell>
          <table:table-cell table:style-name="ce83" office:value-type="string">
            <text:p>Test unchecked show image option on content list viewer</text:p>
          </table:table-cell>
          <table:table-cell table:style-name="ce156" office:value-type="string">
            <text:p>Step 1: Access WCM by administrator user</text:p>
          </table:table-cell>
          <table:table-cell table:style-name="ce156" office:value-type="string">
            <text:p>- Login by administrator or upper user</text:p>
          </table:table-cell>
          <table:table-cell table:style-name="ce156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table:style-name="ce156" office:value-type="string">
            <text:p>WCM\Viewers\List Content\Setting</text:p>
          </table:table-cell>
          <table:table-cell table:style-name="ce179" office:value-type="string">
            <text:p>Test unchecked show image option on content list viewer</text:p>
          </table:table-cell>
          <table:table-cell table:style-name="ce156" office:value-type="string">
            <text:p>Step 2: <text:s/>Show form content list viewer management</text:p>
          </table:table-cell>
          <table:table-cell table:style-name="ce156"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table:style-name="ce156" office:value-type="string">
            <text:p>WCM\Viewers\List Content\Setting</text:p>
          </table:table-cell>
          <table:table-cell table:style-name="ce179" office:value-type="string">
            <text:p>Test unchecked show image option on content list viewer</text:p>
          </table:table-cell>
          <table:table-cell table:style-name="ce97" office:value-type="string">
            <text:p>Step 3: Change option for content list viewer </text:p>
          </table:table-cell>
          <table:table-cell table:style-name="ce97" office:value-type="string">
            <text:p><text:span text:style-name="T12">- Unchecked </text:span><text:span text:style-name="T12">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</text:span><text:span text:style-name="T12">button</text:span></text:p>
          </table:table-cell>
          <table:table-cell table:style-name="ce97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table:style-name="ce156" office:value-type="string">
            <text:p>WCM\Viewers\List Content\Setting</text:p>
          </table:table-cell>
          <table:table-cell table:style-name="ce83" office:value-type="string">
            <text:p>Test unchecked show summary option on content list viewer</text:p>
          </table:table-cell>
          <table:table-cell table:style-name="ce156" office:value-type="string">
            <text:p>Step 1: Access WCM by administrator user</text:p>
          </table:table-cell>
          <table:table-cell table:style-name="ce156" office:value-type="string">
            <text:p>- Login by administrator or upper user</text:p>
          </table:table-cell>
          <table:table-cell table:style-name="ce156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table:style-name="ce156" office:value-type="string">
            <text:p>WCM\Viewers\List Content\Setting</text:p>
          </table:table-cell>
          <table:table-cell table:style-name="ce179" office:value-type="string">
            <text:p>Test unchecked show summary option on content list viewer</text:p>
          </table:table-cell>
          <table:table-cell table:style-name="ce156" office:value-type="string">
            <text:p>Step 2: <text:s/>Show form content list viewer management</text:p>
          </table:table-cell>
          <table:table-cell table:style-name="ce156"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table:style-name="ce156" office:value-type="string">
            <text:p>WCM\Viewers\List Content\Setting</text:p>
          </table:table-cell>
          <table:table-cell table:style-name="ce179" office:value-type="string">
            <text:p>Test unchecked show summary option on content list viewer</text:p>
          </table:table-cell>
          <table:table-cell table:style-name="ce97" office:value-type="string">
            <text:p>Step 3: Change option for content list viewer </text:p>
          </table:table-cell>
          <table:table-cell table:style-name="ce97" office:value-type="string">
            <text:p><text:span text:style-name="T12">- Unchecked </text:span><text:span text:style-name="T12">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</text:span><text:span text:style-name="T12">button</text:span></text:p>
          </table:table-cell>
          <table:table-cell table:style-name="ce97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table:style-name="ce156" office:value-type="string">
            <text:p>WCM\Viewers\List Content\Setting</text:p>
          </table:table-cell>
          <table:table-cell table:style-name="ce83" office:value-type="string">
            <text:p>Test unchecked show header option on content list viewer</text:p>
          </table:table-cell>
          <table:table-cell table:style-name="ce156" office:value-type="string">
            <text:p>Step 1: Access WCM by administrator user</text:p>
          </table:table-cell>
          <table:table-cell table:style-name="ce156" office:value-type="string">
            <text:p>- Login by administrator or upper user</text:p>
          </table:table-cell>
          <table:table-cell table:style-name="ce156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table:style-name="ce156" office:value-type="string">
            <text:p>WCM\Viewers\List Content\Setting</text:p>
          </table:table-cell>
          <table:table-cell table:style-name="ce179" office:value-type="string">
            <text:p>Test unchecked show header option on content list viewer</text:p>
          </table:table-cell>
          <table:table-cell table:style-name="ce156" office:value-type="string">
            <text:p>Step 2: <text:s/>Show form content list viewer management</text:p>
          </table:table-cell>
          <table:table-cell table:style-name="ce156"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table:style-name="ce156" office:value-type="string">
            <text:p>WCM\Viewers\List Content\Setting</text:p>
          </table:table-cell>
          <table:table-cell table:style-name="ce179" office:value-type="string">
            <text:p>Test unchecked show header option on content list viewer</text:p>
          </table:table-cell>
          <table:table-cell table:style-name="ce97" office:value-type="string">
            <text:p>Step 3: Change option for content list viewer </text:p>
          </table:table-cell>
          <table:table-cell table:style-name="ce97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97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table:style-name="ce156" office:value-type="string">
            <text:p>WCM\Viewers\List Content\Setting</text:p>
          </table:table-cell>
          <table:table-cell table:style-name="ce83" office:value-type="string">
            <text:p>Test unchecked show title option on content list viewer</text:p>
          </table:table-cell>
          <table:table-cell table:style-name="ce156" office:value-type="string">
            <text:p>Step 1: Access WCM by administrator user</text:p>
          </table:table-cell>
          <table:table-cell table:style-name="ce156" office:value-type="string">
            <text:p>- Login by administrator or upper user</text:p>
          </table:table-cell>
          <table:table-cell table:style-name="ce156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table:style-name="ce156" office:value-type="string">
            <text:p>WCM\Viewers\List Content\Setting</text:p>
          </table:table-cell>
          <table:table-cell table:style-name="ce179" office:value-type="string">
            <text:p>Test unchecked show title option on content list viewer</text:p>
          </table:table-cell>
          <table:table-cell table:style-name="ce156" office:value-type="string">
            <text:p>Step 2: <text:s/>Show form content list viewer management</text:p>
          </table:table-cell>
          <table:table-cell table:style-name="ce156"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table:style-name="ce156" office:value-type="string">
            <text:p>WCM\Viewers\List Content\Setting</text:p>
          </table:table-cell>
          <table:table-cell table:style-name="ce179" office:value-type="string">
            <text:p>Test unchecked show title option on content list viewer</text:p>
          </table:table-cell>
          <table:table-cell table:style-name="ce97" office:value-type="string">
            <text:p>Step 3: Change option for content list viewer </text:p>
          </table:table-cell>
          <table:table-cell table:style-name="ce97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97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table:style-name="ce156" office:value-type="string">
            <text:p>WCM\Viewers\List Content\Setting</text:p>
          </table:table-cell>
          <table:table-cell table:style-name="ce83" office:value-type="string">
            <text:p>Test unchecked show by date created option on content list viewer</text:p>
          </table:table-cell>
          <table:table-cell table:style-name="ce156" office:value-type="string">
            <text:p>Step 1: Access WCM by administrator user</text:p>
          </table:table-cell>
          <table:table-cell table:style-name="ce156" office:value-type="string">
            <text:p>- Login by administrator or upper user</text:p>
          </table:table-cell>
          <table:table-cell table:style-name="ce156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table:style-name="ce156" office:value-type="string">
            <text:p>WCM\Viewers\List Content\Setting</text:p>
          </table:table-cell>
          <table:table-cell table:style-name="ce179" office:value-type="string">
            <text:p>Test unchecked show by date created option on content list viewer</text:p>
          </table:table-cell>
          <table:table-cell table:style-name="ce156" office:value-type="string">
            <text:p>Step 2: <text:s/>Show form content list viewer management</text:p>
          </table:table-cell>
          <table:table-cell table:style-name="ce156"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table:style-name="ce156" office:value-type="string">
            <text:p>WCM\Viewers\List Content\Setting</text:p>
          </table:table-cell>
          <table:table-cell table:style-name="ce179" office:value-type="string">
            <text:p>Test unchecked show by date created option on content list viewer</text:p>
          </table:table-cell>
          <table:table-cell table:style-name="ce97" office:value-type="string">
            <text:p>Step 3: Change option for content list viewer </text:p>
          </table:table-cell>
          <table:table-cell table:style-name="ce97" office:value-type="string">
            <text:p>- Unchecked on <text:span text:style-name="T8">Show by </text:span><text:span text:style-name="T8">date created</text:span> option</text:p>
            <text:p>- Click [<text:span text:style-name="T10">Save</text:span>] button</text:p>
          </table:table-cell>
          <table:table-cell table:style-name="ce97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table:style-name="ce156" office:value-type="string">
            <text:p>WCM\Viewers\List Content\Setting</text:p>
          </table:table-cell>
          <table:table-cell table:style-name="ce83" office:value-type="string">
            <text:p>Test unchecked show link option on content list viewer</text:p>
          </table:table-cell>
          <table:table-cell table:style-name="ce156" office:value-type="string">
            <text:p>Step 1: Access WCM by administrator user</text:p>
          </table:table-cell>
          <table:table-cell table:style-name="ce156" office:value-type="string">
            <text:p>- Login by administrator or upper user</text:p>
          </table:table-cell>
          <table:table-cell table:style-name="ce156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table:style-name="ce156" office:value-type="string">
            <text:p>WCM\Viewers\List Content\Setting</text:p>
          </table:table-cell>
          <table:table-cell table:style-name="ce179" office:value-type="string">
            <text:p>Test unchecked show link option on content list viewer</text:p>
          </table:table-cell>
          <table:table-cell table:style-name="ce156" office:value-type="string">
            <text:p>Step 2: <text:s/>Show form content list viewer management</text:p>
          </table:table-cell>
          <table:table-cell table:style-name="ce156"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table:style-name="ce156" office:value-type="string">
            <text:p>WCM\Viewers\List Content\Setting</text:p>
          </table:table-cell>
          <table:table-cell table:style-name="ce179" office:value-type="string">
            <text:p>Test unchecked show link option on content list viewer</text:p>
          </table:table-cell>
          <table:table-cell table:style-name="ce97" office:value-type="string">
            <text:p>Step 3: Change option for content list viewer </text:p>
          </table:table-cell>
          <table:table-cell table:style-name="ce97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97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table:style-name="ce156" office:value-type="string">
            <text:p>WCM\Viewers\List Content\Setting</text:p>
          </table:table-cell>
          <table:table-cell table:style-name="ce83" office:value-type="string">
            <text:p>Test checked show refresh button option on content list viewer</text:p>
          </table:table-cell>
          <table:table-cell table:style-name="ce156" office:value-type="string">
            <text:p>Step 1: Access WCM by administrator user</text:p>
          </table:table-cell>
          <table:table-cell table:style-name="ce156" office:value-type="string">
            <text:p>- Login by administrator or upper user</text:p>
          </table:table-cell>
          <table:table-cell table:style-name="ce156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table:style-name="ce156" office:value-type="string">
            <text:p>WCM\Viewers\List Content\Setting</text:p>
          </table:table-cell>
          <table:table-cell table:style-name="ce179" office:value-type="string">
            <text:p>Test checked show refresh button option on content list viewer</text:p>
          </table:table-cell>
          <table:table-cell table:style-name="ce156" office:value-type="string">
            <text:p>Step 2: <text:s/>Show form content list viewer management</text:p>
          </table:table-cell>
          <table:table-cell table:style-name="ce156"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172" office:value-type="string">
            <text:p>FNC_ECMS_WCM_CLV_03</text:p>
          </table:table-cell>
          <table:table-cell table:style-name="ce148"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table:style-name="ce156" office:value-type="string">
            <text:p>WCM\Viewers\List Content\Setting</text:p>
          </table:table-cell>
          <table:table-cell table:style-name="ce179" office:value-type="string">
            <text:p>Test checked show refresh button option on content list viewer</text:p>
          </table:table-cell>
          <table:table-cell table:style-name="ce97" office:value-type="string">
            <text:p>Step 3: Change option for content list viewer </text:p>
          </table:table-cell>
          <table:table-cell table:style-name="ce97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97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173" office:value-type="string">
            <text:p>FNC_ECMS_WCM_CLV_04</text:p>
          </table:table-cell>
          <table:table-cell table:style-name="ce148" office:value-type="float" office:value="1">
            <text:p>001</text:p>
          </table:table-cell>
          <table:table-cell table:style-name="ce83" office:value-type="string">
            <text:p>WCM\Viewers\List Content\Other</text:p>
          </table:table-cell>
          <table:table-cell table:style-name="ce83" office:value-type="string">
            <text:p>Check keep draft revision after edit draft revision from content list viewer </text:p>
          </table:table-cell>
          <table:table-cell table:style-name="ce156" office:value-type="string">
            <text:p>Step 1: Display all contents of web content folder in sites explorer</text:p>
          </table:table-cell>
          <table:table-cell table:style-name="ce156" office:value-type="string">
            <text:p><text:span text:style-name="T12">- Login by </text:span><text:span text:style-name="T12">administrator</text:span></text:p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</text:span></text:p>
            <text:p><text:span text:style-name="T12">- Add </text:span><text:span text:style-name="T12">contents to </text:span><text:span text:style-name="T12">CLV [</text:span><text:span text:style-name="T12"><text:a xlink:href="#WCM_04_01_01_003">details</text:a></text:span><text:span text:style-name="T12">]</text:span></text:p>
          </table:table-cell>
          <table:table-cell table:style-name="ce156" office:value-type="string">
            <text:p>- All contents displayed on content list viewer. This content contain draft version and live version, if have both of them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table:style-name="ce156" office:value-type="string">
            <text:p>WCM\Viewers\List Content\Other</text:p>
          </table:table-cell>
          <table:table-cell table:style-name="ce179" office:value-type="string">
            <text:p>Check keep draft revision after edit draft revision from content list viewer </text:p>
          </table:table-cell>
          <table:table-cell table:style-name="ce156" office:value-type="string">
            <text:p>Step 2: Display content editing form to edit draft revision from content list viewer </text:p>
          </table:table-cell>
          <table:table-cell table:style-name="ce156" office:value-type="string">
            <text:p>- Click <text:s/><text:span text:style-name="T10">edit</text:span> <text:span text:style-name="T10">icon</text:span> beside draft revision on content list viewer</text:p>
          </table:table-cell>
          <table:table-cell table:style-name="ce156"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table:style-name="ce156" office:value-type="string">
            <text:p>WCM\Viewers\List Content\Other</text:p>
          </table:table-cell>
          <table:table-cell table:style-name="ce179" office:value-type="string">
            <text:p>Check keep draft revision after edit draft revision from content list viewer </text:p>
          </table:table-cell>
          <table:table-cell table:style-name="ce156" office:value-type="string">
            <text:p>Step 3: Edit draft revision by edit icon from content list viewer</text:p>
          </table:table-cell>
          <table:table-cell table:style-name="ce97" office:value-type="string">
            <text:p>- Update information for this content</text:p>
            <text:p>- Click [<text:span text:style-name="T8">Save </text:span><text:span text:style-name="T8">Draft</text:span>] button</text:p>
          </table:table-cell>
          <table:table-cell table:style-name="ce97" office:value-type="string">
            <text:p>- Content was updated.</text:p>
            <text:p>- On content list viewer still display draft version and have edit icon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table:style-name="ce156" office:value-type="string">
            <text:p>WCM\Viewers\List Content\Other</text:p>
          </table:table-cell>
          <table:table-cell table:style-name="ce83" office:value-type="string">
            <text:p>Check change draft revision to live revision after edit draft revision from content list viewer </text:p>
            <text:p/>
          </table:table-cell>
          <table:table-cell table:style-name="ce156" office:value-type="string">
            <text:p>Step 1: Display all contents of web content folder in sites explorer</text:p>
          </table:table-cell>
          <table:table-cell table:style-name="ce156" office:value-type="string">
            <text:p><text:span text:style-name="T12">- Login by </text:span><text:span text:style-name="T12">administrator</text:span></text:p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</text:span><text:span text:style-name="T15">any CLV</text:span></text:p>
            <text:p><text:span text:style-name="T15">- Add </text:span><text:span text:style-name="T15">contents to </text:span><text:span text:style-name="T15">CLV [</text:span><text:span text:style-name="T15"><text:a xlink:href="#WCM_04_01_01_003">details</text:a></text:span><text:span text:style-name="T15">]</text:span></text:p>
          </table:table-cell>
          <table:table-cell table:style-name="ce156" office:value-type="string">
            <text:p>- All contents displayed on content list viewer. This content contain draft version and live version, if have both of them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table:style-name="ce156" office:value-type="string">
            <text:p>WCM\Viewers\List Content\Other</text:p>
          </table:table-cell>
          <table:table-cell table:style-name="ce179" office:value-type="string">
            <text:p>Check change draft revision to live revision after edit draft revision from content list viewer </text:p>
            <text:p/>
          </table:table-cell>
          <table:table-cell table:style-name="ce156" office:value-type="string">
            <text:p>Step 2: Display content editing form to edit draft revision from content list viewer </text:p>
          </table:table-cell>
          <table:table-cell table:style-name="ce156" office:value-type="string">
            <text:p>- Click <text:s/><text:span text:style-name="T10">edit</text:span> <text:span text:style-name="T10">icon</text:span> beside draft revision on content list viewer</text:p>
          </table:table-cell>
          <table:table-cell table:style-name="ce156"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156" office:value-type="string">
            <text:p>WCM\Viewers\List Content\Other</text:p>
          </table:table-cell>
          <table:table-cell table:style-name="ce179" office:value-type="string">
            <text:p>Check change draft revision to live revision after edit draft revision from content list viewer </text:p>
            <text:p/>
          </table:table-cell>
          <table:table-cell table:style-name="ce156" office:value-type="string">
            <text:p>Step 3: Edit draft revision by edit icon from content list viewer</text:p>
          </table:table-cell>
          <table:table-cell table:style-name="ce97" office:value-type="string">
            <text:p>- Update information for this content</text:p>
            <text:p>- Click [<text:span text:style-name="T8">Fast </text:span><text:span text:style-name="T8">publish</text:span>] button</text:p>
          </table:table-cell>
          <table:table-cell table:style-name="ce97" office:value-type="string">
            <text:p>- Content was updated.</text:p>
            <text:p>- On content list viewer disappear draft version and have edit icon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table:style-name="ce172" office:value-type="string">
            <text:p>FNC_ECMS_WCM_CLV_04</text:p>
          </table:table-cell>
          <table:table-cell table:style-name="ce148" office:value-type="float" office:value="3">
            <text:p>003</text:p>
          </table:table-cell>
          <table:table-cell table:style-name="ce156" office:value-type="string">
            <text:p>WCM\Viewers\List Content\Other</text:p>
          </table:table-cell>
          <table:table-cell table:style-name="ce78" office:value-type="string">
            <text:p>Check display content in content list viewer in edit mode and no draft version</text:p>
          </table:table-cell>
          <table:table-cell table:style-name="ce156" office:value-type="string">
            <text:p>Step 1: Create some web content with live version</text:p>
          </table:table-cell>
          <table:table-cell table:style-name="ce152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table:style-name="ce156" office:value-type="string">
            <text:p>- Add new content was created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table:style-name="ce156" office:value-type="string">
            <text:p>WCM\Viewers\List Content\Other</text:p>
          </table:table-cell>
          <table:table-cell table:style-name="ce97" office:value-type="string">
            <text:p>Check display content in content list viewer in edit mode and no draft version</text:p>
          </table:table-cell>
          <table:table-cell table:style-name="ce158" office:value-type="string">
            <text:p>Step 2: Display edit mode.</text:p>
          </table:table-cell>
          <table:table-cell table:style-name="ce157" office:value-type="string">
            <text:p>- <text:s/>Click [Edit mode] icon in admin toolbar at right corner of screen</text:p>
          </table:table-cell>
          <table:table-cell table:style-name="ce157" office:value-type="string">
            <text:p>- Display edit mode, which display <text:s/>all quick edit icons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37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156" office:value-type="string">
            <text:p>WCM\Viewers\List Content\Other</text:p>
          </table:table-cell>
          <table:table-cell table:style-name="ce97" office:value-type="string">
            <text:p>Check display content in content list viewer in edit mode and no draft version</text:p>
          </table:table-cell>
          <table:table-cell table:style-name="ce158" office:value-type="string">
            <text:p>Step 3: Add CLV to a page</text:p>
          </table:table-cell>
          <table:table-cell table:style-name="ce183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85" office:value-type="string">
            <text:p>Display CLV which has not configed in Overview page 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156" office:value-type="string">
            <text:p>WCM\Viewers\List Content\Other</text:p>
          </table:table-cell>
          <table:table-cell table:style-name="ce97" office:value-type="string">
            <text:p>Check display content in content list viewer in edit mode and no draft version</text:p>
          </table:table-cell>
          <table:table-cell table:style-name="ce158" office:value-type="string">
            <text:p>Step 4: Display web content by content list viewer</text:p>
          </table:table-cell>
          <table:table-cell table:style-name="ce157" office:value-type="string">
            <text:p>- Click edit icon corresponding with this portlet</text:p>
            <text:p>- Click <text:span text:style-name="T8">[</text:span><text:span text:style-name="T10">Select </text:span><text:span text:style-name="T10">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85" office:value-type="string">
            <text:p>- Display all published contents on content list viewer (have no Draft notification and Edit icon)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37"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156" office:value-type="string">
            <text:p>WCM\Viewers\List Content\Other</text:p>
          </table:table-cell>
          <table:table-cell table:style-name="ce78" office:value-type="string">
            <text:p>Check display content in content list viewer in case edit mode and have draft version</text:p>
          </table:table-cell>
          <table:table-cell table:style-name="ce156" office:value-type="string">
            <text:p>Step 1: Create some web content with live and draft version</text:p>
          </table:table-cell>
          <table:table-cell table:style-name="ce152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</text:span><text:span text:style-name="T8">Publish</text:span>]</text:p>
          </table:table-cell>
          <table:table-cell table:style-name="ce156" office:value-type="string">
            <text:p>- New contents are created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156" office:value-type="string">
            <text:p>WCM\Viewers\List Content\Other</text:p>
          </table:table-cell>
          <table:table-cell table:style-name="ce97" office:value-type="string">
            <text:p>Check display content in content list viewer in case edit mode and have draft version</text:p>
          </table:table-cell>
          <table:table-cell table:style-name="ce158" office:value-type="string">
            <text:p>Step 2: Display edit mode.</text:p>
          </table:table-cell>
          <table:table-cell table:style-name="ce157" office:value-type="string">
            <text:p>- <text:s/>Click [Edit mode] icon in admin toolbar at right corner of screen</text:p>
          </table:table-cell>
          <table:table-cell table:style-name="ce157" office:value-type="string">
            <text:p>- Display edit mode, which display <text:s/>all quick edit icons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37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156" office:value-type="string">
            <text:p>WCM\Viewers\List Content\Other</text:p>
          </table:table-cell>
          <table:table-cell table:style-name="ce97" office:value-type="string">
            <text:p>Check display content in content list viewer in case edit mode and have draft version</text:p>
          </table:table-cell>
          <table:table-cell table:style-name="ce158" office:value-type="string">
            <text:p>Step 3: Add CLV to a page</text:p>
          </table:table-cell>
          <table:table-cell table:style-name="ce183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85" office:value-type="string">
            <text:p>Display CLV which has not configed in Overview page 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table:style-name="ce156" office:value-type="string">
            <text:p>WCM\Viewers\List Content\Other</text:p>
          </table:table-cell>
          <table:table-cell table:style-name="ce97" office:value-type="string">
            <text:p>Check display content in content list viewer in case edit mode and have draft version</text:p>
          </table:table-cell>
          <table:table-cell table:style-name="ce158" office:value-type="string">
            <text:p>Step 4: Display web content by content list viewer</text:p>
          </table:table-cell>
          <table:table-cell table:style-name="ce157" office:value-type="string">
            <text:p>- Click edit icon corresponding with this portlet</text:p>
            <text:p>- Click <text:span text:style-name="T8">[</text:span><text:span text:style-name="T10">Select </text:span><text:span text:style-name="T10">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57" office:value-type="string">
            <text:p>- Display live revision and draft revision</text:p>
            <text:p>- With Draft version, will have <text:span text:style-name="T13">draft</text:span><text:span text:style-name="T12"> </text:span><text:span text:style-name="T12">icon and </text:span><text:span text:style-name="T13">edit</text:span><text:span text:style-name="T12"> </text:span><text:span text:style-name="T12">link</text:span>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137"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156" office:value-type="string">
            <text:p>WCM\Viewers\List Content\Other</text:p>
          </table:table-cell>
          <table:table-cell table:style-name="ce78" office:value-type="string">
            <text:p>Check display content in content list viewer in case Live mode and no live version</text:p>
          </table:table-cell>
          <table:table-cell table:style-name="ce156" office:value-type="string">
            <text:p>Step 1: Create some web content with only Draft version</text:p>
          </table:table-cell>
          <table:table-cell table:style-name="ce152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table:style-name="ce156" office:value-type="string">
            <text:p>- Some draft web contents are created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37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table:style-name="ce156" office:value-type="string">
            <text:p>WCM\Viewers\List Content\Other</text:p>
          </table:table-cell>
          <table:table-cell table:style-name="ce97" office:value-type="string">
            <text:p>Check display content in content list viewer in case Live mode and no live version</text:p>
          </table:table-cell>
          <table:table-cell table:style-name="ce158" office:value-type="string">
            <text:p>Step 2: Add CLV to a page</text:p>
          </table:table-cell>
          <table:table-cell table:style-name="ce183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85" office:value-type="string">
            <text:p>Display CLV which has not configed in Overview page 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table:style-name="ce156" office:value-type="string">
            <text:p>WCM\Viewers\List Content\Other</text:p>
          </table:table-cell>
          <table:table-cell table:style-name="ce97" office:value-type="string">
            <text:p>Check display content in content list viewer in case Live mode and no live version</text:p>
          </table:table-cell>
          <table:table-cell table:style-name="ce158" office:value-type="string">
            <text:p>Step 3: Display web content by content list viewer</text:p>
          </table:table-cell>
          <table:table-cell table:style-name="ce157" office:value-type="string">
            <text:p>- Click edit icon corresponding with this portlet</text:p>
            <text:p>- Click <text:span text:style-name="T8">[</text:span><text:span text:style-name="T10">Select </text:span><text:span text:style-name="T10">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85" office:value-type="string">
            <text:p>- No content is listed in this CLV in Live mode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37"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table:style-name="ce156" office:value-type="string">
            <text:p>WCM\Viewers\List Content\Other</text:p>
          </table:table-cell>
          <table:table-cell table:style-name="ce78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6" office:value-type="string">
            <text:p>Step 1: Create some web content with live version</text:p>
          </table:table-cell>
          <table:table-cell table:style-name="ce152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table:style-name="ce156" office:value-type="string">
            <text:p>- Add new content was created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table:style-name="ce156" office:value-type="string">
            <text:p>WCM\Viewers\List Content\Other</text:p>
          </table:table-cell>
          <table:table-cell table:style-name="ce97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8" office:value-type="string">
            <text:p>Step 2: Display edit mode.</text:p>
          </table:table-cell>
          <table:table-cell table:style-name="ce157" office:value-type="string">
            <text:p>'- Click [<text:span text:style-name="T8">Edit </text:span><text:span text:style-name="T8">mode</text:span>] icon in admin toolbar at right corner of screen</text:p>
          </table:table-cell>
          <table:table-cell table:style-name="ce157" office:value-type="string">
            <text:p>- Display edit mode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37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table:style-name="ce156" office:value-type="string">
            <text:p>WCM\Viewers\List Content\Other</text:p>
          </table:table-cell>
          <table:table-cell table:style-name="ce97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80" office:value-type="string">
            <text:p>Step 3: Add CLV to a page</text:p>
          </table:table-cell>
          <table:table-cell table:style-name="ce183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85" office:value-type="string">
            <text:p>Display CLV which has not configed in Overview page 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table:style-name="ce156" office:value-type="string">
            <text:p>WCM\Viewers\List Content\Other</text:p>
          </table:table-cell>
          <table:table-cell table:style-name="ce97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8" office:value-type="string">
            <text:p>Step 4: Display web content by content list viewer</text:p>
          </table:table-cell>
          <table:table-cell table:style-name="ce157" office:value-type="string">
            <text:p>- Click edit icon corresponding with this portlet</text:p>
            <text:p>- Click <text:span text:style-name="T8">[</text:span><text:span text:style-name="T10">Select </text:span><text:span text:style-name="T10">Folder Path</text:span><text:span text:style-name="T8">]</text:span> icon</text:p>
            <text:p>- Add contents which have just been created to content list viewer</text:p>
          </table:table-cell>
          <table:table-cell table:style-name="ce157" office:value-type="string">
            <text:p>- Display live revision and draft revision</text:p>
            <text:p>- With Draft version, will have <text:span text:style-name="T13">draft</text:span><text:span text:style-name="T12"> </text:span><text:span text:style-name="T12">icon and </text:span><text:span text:style-name="T13">edit</text:span><text:span text:style-name="T12"> </text:span><text:span text:style-name="T12">link</text:span>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table:style-name="ce156" office:value-type="string">
            <text:p>WCM\Viewers\List Content\Other</text:p>
          </table:table-cell>
          <table:table-cell table:style-name="ce97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8" office:value-type="string">
            <text:p>Step 5: Edit content from Content list viewer to view</text:p>
          </table:table-cell>
          <table:table-cell table:style-name="ce157" office:value-type="string">
            <text:p>- Choose one draft revision, </text:p>
            <text:p>- Click on [<text:span text:style-name="T13">Edit</text:span><text:span text:style-name="T12">] link </text:span><text:span text:style-name="T12">beside </text:span><text:span text:style-name="T12">content</text:span></text:p>
            <text:p><text:span text:style-name="T12">- Edit </text:span><text:span text:style-name="T12">something</text:span></text:p>
            <text:p><text:span text:style-name="T12">- Click on </text:span><text:span text:style-name="T12">[</text:span><text:span text:style-name="T13">Fast </text:span><text:span text:style-name="T13">publish</text:span><text:span text:style-name="T12">]</text:span></text:p>
          </table:table-cell>
          <table:table-cell table:style-name="ce157" office:value-type="string">
            <text:p>- Draft content, which has just edited is become live content with no Draft notification and no Edit icon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7"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table:style-name="ce172" office:value-type="string">
            <text:p>FNC_ECMS_WCM_CLV_04</text:p>
          </table:table-cell>
          <table:table-cell table:style-name="ce148" office:value-type="float" office:value="7">
            <text:p>007</text:p>
          </table:table-cell>
          <table:table-cell table:style-name="ce156" office:value-type="string">
            <text:p>WCM\Viewers\List Content\Other</text:p>
          </table:table-cell>
          <table:table-cell table:style-name="ce78" office:value-type="string">
            <text:p>Test to verify the layout of </text:p>
            <text:p>Print</text:p>
          </table:table-cell>
          <table:table-cell table:style-name="ce158" office:value-type="string">
            <text:p>Step 1: Access WCM program</text:p>
          </table:table-cell>
          <table:table-cell table:style-name="ce157" office:value-type="string">
            <text:p>- Access WCM in public</text:p>
          </table:table-cell>
          <table:table-cell table:style-name="ce157" office:value-type="string">
            <text:p>- Login successfully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7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table:style-name="ce156" office:value-type="string">
            <text:p>WCM\Viewers\List Content\Other</text:p>
          </table:table-cell>
          <table:table-cell table:style-name="ce97" office:value-type="string">
            <text:p>Test to verify the layout of </text:p>
            <text:p>Print</text:p>
          </table:table-cell>
          <table:table-cell table:style-name="ce158" office:value-type="string">
            <text:p>Step 2: Access portlet, where can view content</text:p>
          </table:table-cell>
          <table:table-cell table:style-name="ce157" office:value-type="string">
            <text:p>- Click on home, we can see content on this page</text:p>
          </table:table-cell>
          <table:table-cell table:style-name="ce157" office:value-type="string">
            <text:p>- Display interface of homepage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table:style-name="ce156" office:value-type="string">
            <text:p>WCM\Viewers\List Content\Other</text:p>
          </table:table-cell>
          <table:table-cell table:style-name="ce97" office:value-type="string">
            <text:p>Test to verify the layout of </text:p>
            <text:p>Print</text:p>
          </table:table-cell>
          <table:table-cell table:style-name="ce158" office:value-type="string">
            <text:p>Step 3: Display new explorer to preview print content</text:p>
          </table:table-cell>
          <table:table-cell table:style-name="ce157" office:value-type="string">
            <text:p>- Click on “<text:span text:style-name="T13">Print this </text:span><text:span text:style-name="T13">page</text:span><text:span text:style-name="T12">” or </text:span><text:span text:style-name="T12">[</text:span><text:span text:style-name="T13">Print</text:span><text:span text:style-name="T12">] icon </text:span><text:span text:style-name="T12">or Press </text:span><text:span text:style-name="T13">Ctrl+P</text:span></text:p>
          </table:table-cell>
          <table:table-cell table:style-name="ce157" office:value-type="string">
            <text:p>- Display new explorer to print, no works space, no navigation, only content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table:style-name="ce156" office:value-type="string">
            <text:p>WCM\Viewers\List Content\Other</text:p>
          </table:table-cell>
          <table:table-cell table:style-name="ce78" office:value-type="string">
            <text:p>Print in case did not install printer.</text:p>
          </table:table-cell>
          <table:table-cell table:style-name="ce97" office:value-type="string">
            <text:p>Step 1: verify the layout of print</text:p>
          </table:table-cell>
          <table:table-cell table:style-name="ce97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57" office:value-type="string">
            <text:p>Print form is showed in New window with no works space, no navigation, only content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7"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table:style-name="ce156" office:value-type="string">
            <text:p>WCM\Viewers\List Content\Other</text:p>
          </table:table-cell>
          <table:table-cell table:style-name="ce97" office:value-type="string">
            <text:p>Print in case did not install printer.</text:p>
          </table:table-cell>
          <table:table-cell table:style-name="ce97" office:value-type="string">
            <text:p>Step 2: Print in case did not install printer</text:p>
          </table:table-cell>
          <table:table-cell table:style-name="ce157" office:value-type="string">
            <text:p>- Click on [<text:span text:style-name="T13">Print</text:span><text:span text:style-name="T12">] icon </text:span><text:span text:style-name="T12">or Press </text:span><text:span text:style-name="T13">Ctrl+P</text:span></text:p>
          </table:table-cell>
          <table:table-cell table:style-name="ce97" office:value-type="string">
            <text:p>- We can not print, will display message that did not install printer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7"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table:style-name="ce156" office:value-type="string">
            <text:p>WCM\Viewers\List Content\Other</text:p>
          </table:table-cell>
          <table:table-cell table:style-name="ce78" office:value-type="string">
            <text:p>Print in case existed content</text:p>
          </table:table-cell>
          <table:table-cell table:style-name="ce158" office:value-type="string">
            <text:p>Step 1: Access WCM program</text:p>
          </table:table-cell>
          <table:table-cell table:style-name="ce157" office:value-type="string">
            <text:p>- Access WCM in public</text:p>
          </table:table-cell>
          <table:table-cell table:style-name="ce157" office:value-type="string">
            <text:p>- Login successfully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7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table:style-name="ce156" office:value-type="string">
            <text:p>WCM\Viewers\List Content\Other</text:p>
          </table:table-cell>
          <table:table-cell table:style-name="ce97" office:value-type="string">
            <text:p>Print in case existed content</text:p>
          </table:table-cell>
          <table:table-cell table:style-name="ce158" office:value-type="string">
            <text:p>Step 2: Access portlet, where can view content</text:p>
          </table:table-cell>
          <table:table-cell table:style-name="ce157" office:value-type="string">
            <text:p>- Chose content, which want to print</text:p>
          </table:table-cell>
          <table:table-cell table:style-name="ce157" office:value-type="string">
            <text:p>- Display interface of homepage, <text:s/>we can see content on this page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7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table:style-name="ce156" office:value-type="string">
            <text:p>WCM\Viewers\List Content\Other</text:p>
          </table:table-cell>
          <table:table-cell table:style-name="ce97" office:value-type="string">
            <text:p>Print in case existed content</text:p>
          </table:table-cell>
          <table:table-cell table:style-name="ce158" office:value-type="string">
            <text:p>Step 3: Display new explorer to preview print content</text:p>
          </table:table-cell>
          <table:table-cell table:style-name="ce157" office:value-type="string">
            <text:p>- Click on “<text:span text:style-name="T13">Print this </text:span><text:span text:style-name="T13">page</text:span><text:span text:style-name="T12">” or </text:span><text:span text:style-name="T12">[</text:span><text:span text:style-name="T13">Print</text:span><text:span text:style-name="T12">] icon </text:span><text:span text:style-name="T12">or Press </text:span><text:span text:style-name="T13">Ctrl+P</text:span></text:p>
          </table:table-cell>
          <table:table-cell table:style-name="ce157" office:value-type="string">
            <text:p>-Display new explorer to print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7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table:style-name="ce156" office:value-type="string">
            <text:p>WCM\Viewers\List Content\Other</text:p>
          </table:table-cell>
          <table:table-cell table:style-name="ce97" office:value-type="string">
            <text:p>Print in case existed content</text:p>
          </table:table-cell>
          <table:table-cell table:style-name="ce97" office:value-type="string">
            <text:p>Step 4: Print in case existed content</text:p>
          </table:table-cell>
          <table:table-cell table:style-name="ce157" office:value-type="string">
            <text:p>- Click on [<text:span text:style-name="T13">Print</text:span><text:span text:style-name="T12">] button</text:span></text:p>
          </table:table-cell>
          <table:table-cell table:style-name="ce157" office:value-type="string">
            <text:p>-This content was printed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7"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table:style-name="ce156" office:value-type="string">
            <text:p>WCM\Viewers\List Content\Other</text:p>
          </table:table-cell>
          <table:table-cell table:style-name="ce78" office:value-type="string">
            <text:p>Print in case not exist content</text:p>
          </table:table-cell>
          <table:table-cell table:style-name="ce158" office:value-type="string">
            <text:p>Step 1: Access WCM program</text:p>
          </table:table-cell>
          <table:table-cell table:style-name="ce157" office:value-type="string">
            <text:p>- Access WCM in public</text:p>
          </table:table-cell>
          <table:table-cell table:style-name="ce157" office:value-type="string">
            <text:p>- Login successfully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7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table:style-name="ce156" office:value-type="string">
            <text:p>WCM\Viewers\List Content\Other</text:p>
          </table:table-cell>
          <table:table-cell table:style-name="ce97" office:value-type="string">
            <text:p>Print in case not exist content</text:p>
          </table:table-cell>
          <table:table-cell table:style-name="ce181" office:value-type="string">
            <text:p>Step 2: Access portlet, where can view content</text:p>
          </table:table-cell>
          <table:table-cell table:style-name="ce184" office:value-type="string">
            <text:p>- Click on home, we can see content on this page</text:p>
          </table:table-cell>
          <table:table-cell table:style-name="ce182" office:value-type="string">
            <text:p>- No content was displayed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7"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table:style-name="ce156" office:value-type="string">
            <text:p>WCM\Viewers\List Content\Other</text:p>
          </table:table-cell>
          <table:table-cell table:style-name="ce78" office:value-type="string">
            <text:p>Open form to configuration for CLV</text:p>
          </table:table-cell>
          <table:table-cell table:style-name="ce158" office:value-type="string">
            <text:p>Step 1: Access WCM program</text:p>
          </table:table-cell>
          <table:table-cell table:style-name="ce157" office:value-type="string">
            <text:p>- Access WCM in public</text:p>
          </table:table-cell>
          <table:table-cell table:style-name="ce157" office:value-type="string">
            <text:p>- Login successfully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table:style-name="ce156" office:value-type="string">
            <text:p>WCM\Viewers\List Content\Other</text:p>
          </table:table-cell>
          <table:table-cell table:style-name="ce97" office:value-type="string">
            <text:p>Open form to configuration for CLV</text:p>
          </table:table-cell>
          <table:table-cell table:style-name="ce181" office:value-type="string">
            <text:p>Step 2: Open form to create configuration</text:p>
          </table:table-cell>
          <table:table-cell table:style-name="ce184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82" office:value-type="string">
            <text:p>Form to configuration for CLV page appears</text:p>
          </table:table-cell>
          <table:table-cell table:style-name="ce97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7"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table:style-name="ce156" office:value-type="string">
            <text:p>WCM\Viewers\List Content\Other</text:p>
          </table:table-cell>
          <table:table-cell table:style-name="ce78" office:value-type="string">
            <text:p>Add new content for CLV page</text:p>
          </table:table-cell>
          <table:table-cell table:style-name="ce158" office:value-type="string">
            <text:p>Step 1: Access WCM program</text:p>
          </table:table-cell>
          <table:table-cell table:style-name="ce157" office:value-type="string">
            <text:p>- Access WCM in public</text:p>
          </table:table-cell>
          <table:table-cell table:style-name="ce157" office:value-type="string">
            <text:p>- Login successfully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137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table:style-name="ce156" office:value-type="string">
            <text:p>WCM\Viewers\List Content\Other</text:p>
          </table:table-cell>
          <table:table-cell table:style-name="ce97" office:value-type="string">
            <text:p>Add new content for CLV page</text:p>
          </table:table-cell>
          <table:table-cell table:style-name="ce182" office:value-type="string">
            <text:p>Step 2: Open form to create new content</text:p>
          </table:table-cell>
          <table:table-cell table:style-name="ce184" office:value-type="string">
            <text:p>- Create 1 CLV page or go to home page</text:p>
            <text:p>- Change to <text:span text:style-name="T8">Edit</text:span> mode</text:p>
            <text:p>- Click on <text:span text:style-name="T8">Add </text:span><text:span text:style-name="T8">Content</text:span> icon</text:p>
          </table:table-cell>
          <table:table-cell table:style-name="ce182" office:value-type="string">
            <text:p>Form to create new document appears. By default, it is Article document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37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table:style-name="ce156" office:value-type="string">
            <text:p>WCM\Viewers\List Content\Other</text:p>
          </table:table-cell>
          <table:table-cell table:style-name="ce97" office:value-type="string">
            <text:p>Add new content for CLV page</text:p>
          </table:table-cell>
          <table:table-cell table:style-name="ce181" office:value-type="string">
            <text:p>Step 3: Create new content</text:p>
          </table:table-cell>
          <table:table-cell table:style-name="ce184" office:value-type="string">
            <text:p>- Fill values in field</text:p>
            <text:p>- Save</text:p>
            <text:p>- Back to CLV page</text:p>
          </table:table-cell>
          <table:table-cell table:style-name="ce182" office:value-type="string">
            <text:p>New content is added in CLV page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37"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table:style-name="ce156" office:value-type="string">
            <text:p>WCM\Viewers\List Content\Other</text:p>
          </table:table-cell>
          <table:table-cell table:style-name="ce78" office:value-type="string">
            <text:p>Manage content of CLV page</text:p>
          </table:table-cell>
          <table:table-cell table:style-name="ce158" office:value-type="string">
            <text:p>Step 1: Access WCM program</text:p>
          </table:table-cell>
          <table:table-cell table:style-name="ce157" office:value-type="string">
            <text:p>- Access WCM in public</text:p>
          </table:table-cell>
          <table:table-cell table:style-name="ce157" office:value-type="string">
            <text:p>- Login successfully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137"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172" office:value-type="string">
            <text:p>FNC_ECMS_WCM_CLV_04</text:p>
          </table:table-cell>
          <table:table-cell table:style-name="ce148"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table:style-name="ce156" office:value-type="string">
            <text:p>WCM\Viewers\List Content\Other</text:p>
          </table:table-cell>
          <table:table-cell table:style-name="ce97" office:value-type="string">
            <text:p>Manage content of CLV page</text:p>
          </table:table-cell>
          <table:table-cell table:style-name="ce182" office:value-type="string">
            <text:p>Step 2: Open form to create new content</text:p>
          </table:table-cell>
          <table:table-cell table:style-name="ce184" office:value-type="string">
            <text:p>- Create 1 CLV page or go to home page</text:p>
            <text:p>- Change to <text:span text:style-name="T8">Edit</text:span> mode</text:p>
            <text:p>- Click on <text:span text:style-name="T8">Manage </text:span><text:span text:style-name="T8">Content</text:span> icon</text:p>
          </table:table-cell>
          <table:table-cell table:style-name="ce182" office:value-type="string">
            <text:p>Form to manage content appears. You can create/delete content or add properties for content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37"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043</text:p>
          </table:table-cell>
          <table:table-cell table:style-name="ce72" office:value-type="string">
            <text:p>FNC_ECMS_WCM_CLV_05</text:p>
          </table:table-cell>
          <table:table-cell table:style-name="ce148" office:value-type="float" office:value="1">
            <text:p>001</text:p>
          </table:table-cell>
          <table:table-cell table:style-name="ce87" office:value-type="string">
            <text:p>WCM\Viewers\List content\Edit Icon</text:p>
          </table:table-cell>
          <table:table-cell table:style-name="ce82" office:value-type="string">
            <text:p>Default of [Edit] icon when mode = View</text:p>
          </table:table-cell>
          <table:table-cell table:style-name="ce97" office:value-type="string">
            <text:p>Step 1: Change mode = View</text:p>
          </table:table-cell>
          <table:table-cell table:style-name="ce98" office:value-type="string">
            <text:p>- Change mode = <text:span text:style-name="T8">View </text:span></text:p>
            <text:p>- Check Edit icon in CLV </text:p>
          </table:table-cell>
          <table:table-cell table:style-name="ce97" office:value-type="string">
            <text:p>[Edit] icon is not displayed in CLV </text:p>
          </table:table-cell>
          <table:table-cell table:style-name="ce97" office:value-type="string">
            <text:p>High</text:p>
          </table:table-cell>
          <table:table-cell table:style-name="ce143" table:number-columns-repeated="247"/>
        </table:table-row>
        <table:table-row table:style-name="ro13">
          <table:table-cell table:style-name="ce137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7" office:value-type="string">
            <text:p>FNC_ECMS_WCM_CLV_05</text:p>
          </table:table-cell>
          <table:table-cell table:style-name="ce148"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98" office:value-type="string">
            <text:p>WCM\Viewers\List content\Edit Icon</text:p>
          </table:table-cell>
          <table:table-cell table:style-name="ce152" office:value-type="string">
            <text:p>Displaying of [Edit] icon when mode = Edit</text:p>
          </table:table-cell>
          <table:table-cell table:style-name="ce97" office:value-type="string">
            <text:p>Step 2: Change mode = Edit</text:p>
          </table:table-cell>
          <table:table-cell table:style-name="ce97" office:value-type="string">
            <text:p>- Change mode = <text:span text:style-name="T8">Edit </text:span></text:p>
            <text:p>- Check Edit icon in CLV </text:p>
          </table:table-cell>
          <table:table-cell table:style-name="ce97" office:value-type="string">
            <text:p>[Edit] icon is displayed in CLV </text:p>
          </table:table-cell>
          <table:table-cell table:style-name="ce97" office:value-type="string">
            <text:p>High</text:p>
          </table:table-cell>
          <table:table-cell table:style-name="ce143" table:number-columns-repeated="247"/>
        </table:table-row>
        <table:table-row table:style-name="ro13">
          <table:table-cell table:style-name="ce137"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044</text:p>
          </table:table-cell>
          <table:table-cell table:style-name="ce67" office:value-type="string">
            <text:p>FNC_ECMS_WCM_CLV_05</text:p>
          </table:table-cell>
          <table:table-cell table:style-name="ce148"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98" office:value-type="string">
            <text:p>WCM\Viewers\List content\Edit Icon</text:p>
          </table:table-cell>
          <table:table-cell table:style-name="ce82" office:value-type="string">
            <text:p>Activity of [Edit] icon </text:p>
          </table:table-cell>
          <table:table-cell table:style-name="ce97" office:value-type="string">
            <text:p>Step 1: Click on Edit icon</text:p>
          </table:table-cell>
          <table:table-cell table:style-name="ce97" office:value-type="string">
            <text:p>- Change mode = <text:span text:style-name="T8">Edit </text:span></text:p>
            <text:p>- Click Edit icon in CLV </text:p>
          </table:table-cell>
          <table:table-cell table:style-name="ce97" office:value-type="string">
            <text:p>Edit page is shown</text:p>
          </table:table-cell>
          <table:table-cell table:style-name="ce97" office:value-type="string">
            <text:p>High</text:p>
          </table:table-cell>
          <table:table-cell table:style-name="ce143" table:number-columns-repeated="247"/>
        </table:table-row>
        <table:table-row table:style-name="ro20">
          <table:table-cell table:style-name="ce137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7" office:value-type="string">
            <text:p>FNC_ECMS_WCM_CLV_05</text:p>
          </table:table-cell>
          <table:table-cell table:style-name="ce148"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98" office:value-type="string">
            <text:p>WCM\Viewers\List content\Edit Icon</text:p>
          </table:table-cell>
          <table:table-cell table:style-name="ce152" office:value-type="string">
            <text:p>Activity of [Edit] icon </text:p>
          </table:table-cell>
          <table:table-cell table:style-name="ce97" office:value-type="string">
            <text:p>Step 2: Return to Home page</text:p>
          </table:table-cell>
          <table:table-cell table:style-name="ce97" office:value-type="string">
            <text:p>- Click button <text:span text:style-name="T8">Back</text:span></text:p>
          </table:table-cell>
          <table:table-cell table:style-name="ce97" office:value-type="string">
            <text:p>- Return to homepage with [Edit] icon is displayed in CLV </text:p>
            <text:p>- Data is not changed </text:p>
          </table:table-cell>
          <table:table-cell table:style-name="ce97" office:value-type="string">
            <text:p>High</text:p>
          </table:table-cell>
          <table:table-cell table:style-name="ce143" table:number-columns-repeated="247"/>
        </table:table-row>
        <table:table-row table:style-name="ro13">
          <table:table-cell table:style-name="ce137"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045</text:p>
          </table:table-cell>
          <table:table-cell table:style-name="ce67" office:value-type="string">
            <text:p>FNC_ECMS_WCM_CLV_05</text:p>
          </table:table-cell>
          <table:table-cell table:style-name="ce148"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98" office:value-type="string">
            <text:p>WCM\Viewers\List content\Edit Icon</text:p>
          </table:table-cell>
          <table:table-cell table:style-name="ce82" office:value-type="string">
            <text:p>Fast editing when double click </text:p>
          </table:table-cell>
          <table:table-cell table:style-name="ce97" office:value-type="string">
            <text:p>Step 1: Double click on data of CLV </text:p>
          </table:table-cell>
          <table:table-cell table:style-name="ce97" office:value-type="string">
            <text:p>- Change mode = <text:span text:style-name="T8">Edit </text:span></text:p>
            <text:p>- Double click on data of CLV </text:p>
          </table:table-cell>
          <table:table-cell table:style-name="ce97" office:value-type="string">
            <text:p>- User can modify data immediately </text:p>
          </table:table-cell>
          <table:table-cell table:style-name="ce97" office:value-type="string">
            <text:p>High</text:p>
          </table:table-cell>
          <table:table-cell table:style-name="ce143" table:number-columns-repeated="247"/>
        </table:table-row>
        <table:table-row table:style-name="ro13">
          <table:table-cell table:style-name="ce137"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7" office:value-type="string">
            <text:p>FNC_ECMS_WCM_CLV_05</text:p>
          </table:table-cell>
          <table:table-cell table:style-name="ce148"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98" office:value-type="string">
            <text:p>WCM\Viewers\List content\Edit Icon</text:p>
          </table:table-cell>
          <table:table-cell table:style-name="ce152" office:value-type="string">
            <text:p>Fast editing when double click </text:p>
          </table:table-cell>
          <table:table-cell table:style-name="ce97" office:value-type="string">
            <text:p>Step 2: Edit data</text:p>
          </table:table-cell>
          <table:table-cell table:style-name="ce97" office:value-type="string">
            <text:p>- Edit some data (ex: Fast Edit Data)</text:p>
            <text:p>- Click button <text:span text:style-name="T8">Save</text:span></text:p>
          </table:table-cell>
          <table:table-cell table:style-name="ce97" office:value-type="string">
            <text:p>- Data "Fast Edit Data" will be displayed </text:p>
          </table:table-cell>
          <table:table-cell table:style-name="ce97" office:value-type="string">
            <text:p>High</text:p>
          </table:table-cell>
          <table:table-cell table:style-name="ce143" table:number-columns-repeated="247"/>
        </table:table-row>
        <table:table-row table:style-name="ro13">
          <table:table-cell table:style-name="ce137"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046</text:p>
          </table:table-cell>
          <table:table-cell table:style-name="ce72" office:value-type="string">
            <text:p>FNC_ECMS_WCM_CLV_06</text:p>
          </table:table-cell>
          <table:table-cell table:style-name="ce148" office:value-type="float" office:value="1">
            <text:p>001</text:p>
          </table:table-cell>
          <table:table-cell table:style-name="ce87" office:value-type="string">
            <text:p>WCM\Viewers\List content\Publish Icon</text:p>
          </table:table-cell>
          <table:table-cell table:style-name="ce82" office:value-type="string">
            <text:p>Displaying of [Publish] Icon </text:p>
          </table:table-cell>
          <table:table-cell table:style-name="ce97" office:value-type="string">
            <text:p>Step 1: Default of Publish icon</text:p>
          </table:table-cell>
          <table:table-cell table:style-name="ce98" office:value-type="string">
            <text:p><text:span text:style-name="T3">- Change </text:span><text:span text:style-name="T3">mode = </text:span><text:span text:style-name="T11">Edit </text:span></text:p>
          </table:table-cell>
          <table:table-cell table:style-name="ce97" office:value-type="string">
            <text:p>Publish icon is not displayed </text:p>
          </table:table-cell>
          <table:table-cell table:style-name="ce97" office:value-type="string">
            <text:p>High</text:p>
          </table:table-cell>
          <table:table-cell table:style-name="ce143" table:number-columns-repeated="247"/>
        </table:table-row>
        <table:table-row table:style-name="ro16">
          <table:table-cell table:style-name="ce137"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7" office:value-type="string">
            <text:p>FNC_ECMS_WCM_CLV_06</text:p>
          </table:table-cell>
          <table:table-cell table:style-name="ce148" office:value-type="float" office:value="1">
            <text:p>001</text:p>
          </table:table-cell>
          <table:table-cell table:style-name="ce98" office:value-type="string">
            <text:p>WCM\Viewers\List content\Publish Icon</text:p>
          </table:table-cell>
          <table:table-cell table:style-name="ce152" office:value-type="string">
            <text:p>Displaying of [Publish] Icon </text:p>
          </table:table-cell>
          <table:table-cell table:style-name="ce97" office:value-type="string">
            <text:p>Step 2: Edit data</text:p>
          </table:table-cell>
          <table:table-cell table:style-name="ce97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97" office:value-type="string">
            <text:p>- Edit page is shown</text:p>
            <text:p>- Data will be saved</text:p>
          </table:table-cell>
          <table:table-cell table:style-name="ce97" office:value-type="string">
            <text:p>High</text:p>
          </table:table-cell>
          <table:table-cell table:style-name="ce143" table:number-columns-repeated="247"/>
        </table:table-row>
        <table:table-row table:style-name="ro13">
          <table:table-cell table:style-name="ce137"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7" office:value-type="string">
            <text:p>FNC_ECMS_WCM_CLV_06</text:p>
          </table:table-cell>
          <table:table-cell table:style-name="ce148" office:value-type="float" office:value="1">
            <text:p>001</text:p>
          </table:table-cell>
          <table:table-cell table:style-name="ce98" office:value-type="string">
            <text:p>WCM\Viewers\List content\Publish Icon</text:p>
          </table:table-cell>
          <table:table-cell table:style-name="ce152" office:value-type="string">
            <text:p>Displaying of [Publish] Icon </text:p>
          </table:table-cell>
          <table:table-cell table:style-name="ce97" office:value-type="string">
            <text:p>Step 3: Return to Home page</text:p>
          </table:table-cell>
          <table:table-cell table:style-name="ce98" office:value-type="string">
            <text:p>- Click button <text:span text:style-name="T8">Back</text:span></text:p>
          </table:table-cell>
          <table:table-cell table:style-name="ce97" office:value-type="string">
            <text:p>Label [Draft] and [Publish] icon are displayed in CLV </text:p>
          </table:table-cell>
          <table:table-cell table:style-name="ce97" office:value-type="string">
            <text:p>High</text:p>
          </table:table-cell>
          <table:table-cell table:style-name="ce143" table:number-columns-repeated="247"/>
        </table:table-row>
        <table:table-row table:style-name="ro20">
          <table:table-cell table:style-name="ce137"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047</text:p>
          </table:table-cell>
          <table:table-cell table:style-name="ce67" office:value-type="string">
            <text:p>FNC_ECMS_WCM_CLV_06</text:p>
          </table:table-cell>
          <table:table-cell table:style-name="ce148" office:value-type="float" office:value="2">
            <text:p>002</text:p>
          </table:table-cell>
          <table:table-cell table:style-name="ce98" office:value-type="string">
            <text:p>WCM\Viewers\List content\Publish Icon</text:p>
          </table:table-cell>
          <table:table-cell table:style-name="ce82" office:value-type="string">
            <text:p>Activity of [Publish] Icon </text:p>
          </table:table-cell>
          <table:table-cell table:style-name="ce97" office:value-type="string">
            <text:p>Step 1: Click on Edit icon</text:p>
          </table:table-cell>
          <table:table-cell table:style-name="ce97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97" office:value-type="string">
            <text:p>Edit page is shown</text:p>
          </table:table-cell>
          <table:table-cell table:style-name="ce97" office:value-type="string">
            <text:p>High</text:p>
          </table:table-cell>
          <table:table-cell table:style-name="ce143" table:number-columns-repeated="247"/>
        </table:table-row>
        <table:table-row table:style-name="ro16">
          <table:table-cell table:style-name="ce137"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7" office:value-type="string">
            <text:p>FNC_ECMS_WCM_CLV_06</text:p>
          </table:table-cell>
          <table:table-cell table:style-name="ce148" office:value-type="float" office:value="2">
            <text:p>002</text:p>
          </table:table-cell>
          <table:table-cell table:style-name="ce98" office:value-type="string">
            <text:p>WCM\Viewers\List content\Publish Icon</text:p>
          </table:table-cell>
          <table:table-cell table:style-name="ce152" office:value-type="string">
            <text:p>Activity of [Publish] Icon </text:p>
          </table:table-cell>
          <table:table-cell table:style-name="ce97" office:value-type="string">
            <text:p>Step 2: Edit data</text:p>
          </table:table-cell>
          <table:table-cell table:style-name="ce97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7" office:value-type="string">
            <text:p>- Data will be saved</text:p>
            <text:p>- Return to Homepage</text:p>
          </table:table-cell>
          <table:table-cell table:style-name="ce97" office:value-type="string">
            <text:p>High</text:p>
          </table:table-cell>
          <table:table-cell table:style-name="ce143" table:number-columns-repeated="247"/>
        </table:table-row>
        <table:table-row table:style-name="ro20">
          <table:table-cell table:style-name="ce137"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7" office:value-type="string">
            <text:p>FNC_ECMS_WCM_CLV_06</text:p>
          </table:table-cell>
          <table:table-cell table:style-name="ce148" office:value-type="float" office:value="2">
            <text:p>002</text:p>
          </table:table-cell>
          <table:table-cell table:style-name="ce98" office:value-type="string">
            <text:p>WCM\Viewers\List content\Publish Icon</text:p>
          </table:table-cell>
          <table:table-cell table:style-name="ce152" office:value-type="string">
            <text:p>Activity of [Publish] Icon </text:p>
          </table:table-cell>
          <table:table-cell table:style-name="ce97" office:value-type="string">
            <text:p>Step 3: Not publish data</text:p>
          </table:table-cell>
          <table:table-cell table:style-name="ce97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7" office:value-type="string">
            <text:p>- Mary can not see Data "Test Publish icon in CLV".</text:p>
            <text:p>- She can see the previous data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37"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048</text:p>
          </table:table-cell>
          <table:table-cell table:style-name="ce67" office:value-type="string">
            <text:p>FNC_ECMS_WCM_CLV_06</text:p>
          </table:table-cell>
          <table:table-cell table:style-name="ce148" office:value-type="float" office:value="3">
            <text:p>003</text:p>
          </table:table-cell>
          <table:table-cell table:style-name="ce98" office:value-type="string">
            <text:p>WCM\Viewers\List content\Publish Icon</text:p>
          </table:table-cell>
          <table:table-cell table:style-name="ce152" office:value-type="string">
            <text:p>Activity of [Publish] Icon </text:p>
          </table:table-cell>
          <table:table-cell table:style-name="ce97" office:value-type="string">
            <text:p>Step 1: Click on Edit icon</text:p>
          </table:table-cell>
          <table:table-cell table:style-name="ce97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97" office:value-type="string">
            <text:p>Edit page is shown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137"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7" office:value-type="string">
            <text:p>FNC_ECMS_WCM_CLV_06</text:p>
          </table:table-cell>
          <table:table-cell table:style-name="ce148" office:value-type="float" office:value="3">
            <text:p>003</text:p>
          </table:table-cell>
          <table:table-cell table:style-name="ce98" office:value-type="string">
            <text:p>WCM\Viewers\List content\Publish Icon</text:p>
          </table:table-cell>
          <table:table-cell table:style-name="ce152" office:value-type="string">
            <text:p>Activity of [Publish] Icon </text:p>
          </table:table-cell>
          <table:table-cell table:style-name="ce97" office:value-type="string">
            <text:p>Step 2: Edit data</text:p>
          </table:table-cell>
          <table:table-cell table:style-name="ce97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7" office:value-type="string">
            <text:p>- Data will be saved</text:p>
            <text:p>- Return to Homepage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137"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7" office:value-type="string">
            <text:p>FNC_ECMS_WCM_CLV_06</text:p>
          </table:table-cell>
          <table:table-cell table:style-name="ce148" office:value-type="float" office:value="3">
            <text:p>003</text:p>
          </table:table-cell>
          <table:table-cell table:style-name="ce98" office:value-type="string">
            <text:p>WCM\Viewers\List content\Publish Icon</text:p>
          </table:table-cell>
          <table:table-cell table:style-name="ce152" office:value-type="string">
            <text:p>Activity of [Publish] Icon </text:p>
          </table:table-cell>
          <table:table-cell table:style-name="ce97" office:value-type="string">
            <text:p>Step 3: Publish data</text:p>
          </table:table-cell>
          <table:table-cell table:style-name="ce97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7" office:value-type="string">
            <text:p>- Data "Test Publish icon on CLV" will be published immediately </text:p>
            <text:p>- Mary can see Data "Test Publish icon in CLV".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37"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049</text:p>
          </table:table-cell>
          <table:table-cell table:style-name="ce67" office:value-type="string">
            <text:p>FNC_ECMS_WCM_CLV_06</text:p>
          </table:table-cell>
          <table:table-cell table:style-name="ce148" table:formula="of:=IF(VALUE(MID([.F179];6;FIND(&quot;:&quot;;[.F179];1)-FIND(&quot; &quot;;[.F179];1)-1))&gt;VALUE(MID([.F178];6;FIND(&quot;:&quot;;[.F178];1)-FIND(&quot; &quot;;[.F178];1)-1));[.C178];[.C178]+1)" office:value-type="float" office:value="4">
            <text:p>004</text:p>
          </table:table-cell>
          <table:table-cell table:style-name="ce98" office:value-type="string">
            <text:p>WCM\Viewers\List content\Publish Icon</text:p>
          </table:table-cell>
          <table:table-cell table:style-name="ce82" office:value-type="string">
            <text:p>Displaying of [Publish] icon when the content has no life cycle </text:p>
          </table:table-cell>
          <table:table-cell table:style-name="ce97" office:value-type="string">
            <text:p>Step 1: Click on Edit icon</text:p>
          </table:table-cell>
          <table:table-cell table:style-name="ce97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97" office:value-type="string">
            <text:p>Edit page is shown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37"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7" office:value-type="string">
            <text:p>FNC_ECMS_WCM_CLV_06</text:p>
          </table:table-cell>
          <table:table-cell table:style-name="ce148" table:formula="of:=IF(VALUE(MID([.F180];6;FIND(&quot;:&quot;;[.F180];1)-FIND(&quot; &quot;;[.F180];1)-1))&gt;VALUE(MID([.F179];6;FIND(&quot;:&quot;;[.F179];1)-FIND(&quot; &quot;;[.F179];1)-1));[.C179];[.C179]+1)" office:value-type="float" office:value="4">
            <text:p>004</text:p>
          </table:table-cell>
          <table:table-cell table:style-name="ce98" office:value-type="string">
            <text:p>WCM\Viewers\List content\Publish Icon</text:p>
          </table:table-cell>
          <table:table-cell table:style-name="ce152" office:value-type="string">
            <text:p>Displaying of [Publish] icon when the content has no life cycle </text:p>
          </table:table-cell>
          <table:table-cell table:style-name="ce97" office:value-type="string">
            <text:p>Step 2: Do not edit data</text:p>
          </table:table-cell>
          <table:table-cell table:style-name="ce97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98" office:value-type="string">
            <text:p>- Return to Homepage</text:p>
            <text:p>- Publish icon is not displayed 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10" table:number-rows-repeated="1048395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ontent_By_Query" table:style-name="ta4" table:print="false">
        <office:forms form:automatic-focus="false" form:apply-design-mode="false"/>
        <table:table-column table:style-name="co8" table:default-cell-style-name="Default"/>
        <table:table-column table:style-name="co17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8" table:visibility="collapse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244" table:default-cell-style-name="Default"/>
        <table:table-row table:style-name="ro23">
          <table:table-cell table:style-name="ce134"/>
          <table:table-cell table:style-name="ce139" office:value-type="string">
            <text:p>TEST CASES</text:p>
          </table:table-cell>
          <table:table-cell table:style-name="ce144"/>
          <table:table-cell table:style-name="ce139"/>
          <table:table-cell table:style-name="ce188"/>
          <table:table-cell table:style-name="ce143"/>
          <table:table-cell table:style-name="ce149" table:number-columns-repeated="3"/>
          <table:table-cell table:style-name="ce167"/>
          <table:table-cell table:style-name="ce168" office:value-type="string">
            <text:p>Passed</text:p>
          </table:table-cell>
          <table:table-cell table:style-name="ce168" table:formula="of:=COUNTIF([.L$7:.L$1067];[.$K1])" office:value-type="float" office:value="25">
            <text:p>25</text:p>
          </table:table-cell>
          <table:table-cell table:style-name="ce168" table:formula="of:=COUNTIF([.M$7:.M$1067];[.$K1])" office:value-type="float" office:value="25">
            <text:p>25</text:p>
          </table:table-cell>
          <table:table-cell table:style-name="ce168" table:formula="of:=COUNTIF([.N$7:.N$1067];[.$K1])" office:value-type="float" office:value="0">
            <text:p>0</text:p>
          </table:table-cell>
          <table:table-cell table:style-name="ce168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34"/>
          <table:table-cell table:style-name="ce140"/>
          <table:table-cell table:style-name="ce145"/>
          <table:table-cell table:style-name="ce149" table:number-columns-repeated="2"/>
          <table:table-cell table:style-name="ce143"/>
          <table:table-cell table:style-name="ce14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067];[.$K2])" office:value-type="float" office:value="2">
            <text:p>2</text:p>
          </table:table-cell>
          <table:table-cell table:style-name="ce168" table:formula="of:=COUNTIF([.M$7:.M$1067];[.$K2])" office:value-type="float" office:value="2">
            <text:p>2</text:p>
          </table:table-cell>
          <table:table-cell table:style-name="ce168" table:formula="of:=COUNTIF([.N$7:.N$1067];[.$K2])" office:value-type="float" office:value="0">
            <text:p>0</text:p>
          </table:table-cell>
          <table:table-cell table:style-name="ce168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34"/>
          <table:table-cell table:style-name="ce141" office:value-type="string">
            <text:p>Functions list</text:p>
          </table:table-cell>
          <table:table-cell table:style-name="ce147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3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067];[.$K3])" office:value-type="float" office:value="0">
            <text:p>0</text:p>
          </table:table-cell>
          <table:table-cell table:style-name="ce168" table:formula="of:=COUNTIF([.M$7:.M$1067];[.$K3])" office:value-type="float" office:value="0">
            <text:p>0</text:p>
          </table:table-cell>
          <table:table-cell table:style-name="ce168" table:formula="of:=COUNTIF([.N$7:.N$1067];[.$K3])" office:value-type="float" office:value="0">
            <text:p>0</text:p>
          </table:table-cell>
          <table:table-cell table:style-name="ce168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34"/>
          <table:table-cell table:style-name="ce141" office:value-type="string">
            <text:p>Total Main Cases</text:p>
          </table:table-cell>
          <table:table-cell table:style-name="ce147" table:formula="of:=MAX([.A7:.A6827])" office:value-type="float" office:value="7" table:number-columns-spanned="3" table:number-rows-spanned="1">
            <text:p>7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4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067];[.$K4])" office:value-type="float" office:value="0">
            <text:p>0</text:p>
          </table:table-cell>
          <table:table-cell table:style-name="ce168" table:formula="of:=COUNTIF([.M$7:.M$1067];[.$K4])" office:value-type="float" office:value="0">
            <text:p>0</text:p>
          </table:table-cell>
          <table:table-cell table:style-name="ce168" table:formula="of:=COUNTIF([.N$7:.N$1067];[.$K4])" office:value-type="float" office:value="0">
            <text:p>0</text:p>
          </table:table-cell>
          <table:table-cell table:style-name="ce168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35"/>
          <table:table-cell table:style-name="ce142"/>
          <table:table-cell table:style-name="ce138"/>
          <table:table-cell table:style-name="ce150"/>
          <table:table-cell table:style-name="ce189"/>
          <table:table-cell table:style-name="ce143"/>
          <table:table-cell table:style-name="ce189"/>
          <table:table-cell table:style-name="ce143"/>
          <table:table-cell table:style-name="ce165"/>
          <table:table-cell table:style-name="ce169"/>
          <table:table-cell office:value-type="string">
            <text:p>N/A</text:p>
          </table:table-cell>
          <table:table-cell table:style-name="ce168" table:formula="of:=COUNTIF([.L$7:.L$1067];[.$K5])" office:value-type="float" office:value="1">
            <text:p>1</text:p>
          </table:table-cell>
          <table:table-cell table:style-name="ce168" table:formula="of:=COUNTIF([.M$7:.M$1067];[.$K5])" office:value-type="float" office:value="1">
            <text:p>1</text:p>
          </table:table-cell>
          <table:table-cell table:style-name="ce168" table:formula="of:=COUNTIF([.N$7:.N$1067];[.$K5])" office:value-type="float" office:value="0">
            <text:p>0</text:p>
          </table:table-cell>
          <table:table-cell table:style-name="ce168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8" office:value-type="string">
            <text:p>Tester</text:p>
          </table:table-cell>
          <table:table-cell table:style-name="ce138" office:value-type="string">
            <text:p>IE7</text:p>
          </table:table-cell>
          <table:table-cell table:style-name="ce138" office:value-type="string">
            <text:p>FireFox3.5</text:p>
          </table:table-cell>
          <table:table-cell table:style-name="ce138" office:value-type="string">
            <text:p>Comment/Bug</text:p>
          </table:table-cell>
          <table:table-cell table:style-name="ce138" table:number-columns-repeated="242"/>
        </table:table-row>
        <table:table-row table:style-name="ro13">
          <table:table-cell table:style-name="ce137" office:value-type="float" office:value="1">
            <text:p>001</text:p>
          </table:table-cell>
          <table:table-cell table:style-name="ce173" office:value-type="string">
            <text:p>FNC_ECMS_WCM_CBQ_01</text:p>
          </table:table-cell>
          <table:table-cell table:style-name="ce148" office:value-type="float" office:value="1">
            <text:p>001</text:p>
          </table:table-cell>
          <table:table-cell table:style-name="ce83" office:value-type="string">
            <text:p>WCM\Viewers\Contents Query</text:p>
          </table:table-cell>
          <table:table-cell table:style-name="ce78" office:value-type="string">
            <text:p>Check if a query and a workspace condition works</text:p>
          </table:table-cell>
          <table:table-cell table:style-name="ce156"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table:style-name="ce156" office:value-type="string">
            <text:p>Login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72" office:value-type="string">
            <text:p>FNC_ECMS_WCM_CBQ_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6" office:value-type="string">
            <text:p>WCM\Viewers\Contents Query</text:p>
          </table:table-cell>
          <table:table-cell table:style-name="ce97" office:value-type="string">
            <text:p>Check if a query and a workspace condition works</text:p>
          </table:table-cell>
          <table:table-cell table:style-name="ce156" office:value-type="string">
            <text:p>Step 2: Add portlet Contents By Query</text:p>
          </table:table-cell>
          <table:table-cell table:style-name="ce156" office:value-type="string">
            <text:p>- Create a page</text:p>
            <text:p>- Drug and drop portlet Contents By Query to the page</text:p>
          </table:table-cell>
          <table:table-cell table:style-name="ce162" office:value-type="string">
            <text:p>User can open portlet settings after drop it to the page.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style-name="ce13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72" office:value-type="string">
            <text:p>FNC_ECMS_WCM_CBQ_01</text:p>
          </table:table-cell>
          <table:table-cell table:style-name="ce14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6" office:value-type="string">
            <text:p>WCM\Viewers\Contents Query</text:p>
          </table:table-cell>
          <table:table-cell table:style-name="ce97" office:value-type="string">
            <text:p>Check if a query and a workspace condition works</text:p>
          </table:table-cell>
          <table:table-cell table:style-name="ce97" office:value-type="string">
            <text:p>Step 3: Input a query</text:p>
          </table:table-cell>
          <table:table-cell table:style-name="ce97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7" office:value-type="string">
            <text:p>Save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3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72" office:value-type="string">
            <text:p>FNC_ECMS_WCM_CBQ_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56" office:value-type="string">
            <text:p>WCM\Viewers\Contents Query</text:p>
          </table:table-cell>
          <table:table-cell table:style-name="ce97" office:value-type="string">
            <text:p>Check if a query and a workspace condition works</text:p>
          </table:table-cell>
          <table:table-cell table:style-name="ce156"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table:style-name="ce156" office:value-type="string">
            <text:p>Documents which have node type nt:file in workspace collaboration are displayed in the page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37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73" office:value-type="string">
            <text:p>FNC_ECMS_WCM_CBQ_01</text:p>
          </table:table-cell>
          <table:table-cell table:style-name="ce14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3" office:value-type="string">
            <text:p>WCM\Viewers\Contents Query</text:p>
          </table:table-cell>
          <table:table-cell table:style-name="ce78" office:value-type="string">
            <text:p>Check if a Folder option works when a query is missing</text:p>
          </table:table-cell>
          <table:table-cell table:style-name="ce156"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table:style-name="ce156" office:value-type="string">
            <text:p>Login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3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72" office:value-type="string">
            <text:p>FNC_ECMS_WCM_CBQ_01</text:p>
          </table:table-cell>
          <table:table-cell table:style-name="ce148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56" office:value-type="string">
            <text:p>WCM\Viewers\Contents Query</text:p>
          </table:table-cell>
          <table:table-cell table:style-name="ce97" office:value-type="string">
            <text:p>Check if a Folder option works when a query is missing</text:p>
          </table:table-cell>
          <table:table-cell table:style-name="ce156" office:value-type="string">
            <text:p>Step 2: Add portlet Contents By Query</text:p>
          </table:table-cell>
          <table:table-cell table:style-name="ce156" office:value-type="string">
            <text:p>- Create a page</text:p>
            <text:p>- Drug and drop portlet Contents By Query to the page</text:p>
          </table:table-cell>
          <table:table-cell table:style-name="ce162" office:value-type="string">
            <text:p>User can open portlet settings after drop it to the page.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style-name="ce13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72" office:value-type="string">
            <text:p>FNC_ECMS_WCM_CBQ_01</text:p>
          </table:table-cell>
          <table:table-cell table:style-name="ce148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56" office:value-type="string">
            <text:p>WCM\Viewers\Contents Query</text:p>
          </table:table-cell>
          <table:table-cell table:style-name="ce97" office:value-type="string">
            <text:p>Check if a Folder option works when a query is missing</text:p>
          </table:table-cell>
          <table:table-cell table:style-name="ce97" office:value-type="string">
            <text:p>Step 3: Select folder path</text:p>
          </table:table-cell>
          <table:table-cell table:style-name="ce97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97" office:value-type="string">
            <text:p>Save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style-name="ce13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72" office:value-type="string">
            <text:p>FNC_ECMS_WCM_CBQ_01</text:p>
          </table:table-cell>
          <table:table-cell table:style-name="ce148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56" office:value-type="string">
            <text:p>WCM\Viewers\Contents Query</text:p>
          </table:table-cell>
          <table:table-cell table:style-name="ce97" office:value-type="string">
            <text:p>Check if a Folder option works when a query is missing</text:p>
          </table:table-cell>
          <table:table-cell table:style-name="ce156"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table:style-name="ce156" office:value-type="string">
            <text:p>Documents in the folder you selected are displayed in the page (This option only takes effect if and when the query does not)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37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73" office:value-type="string">
            <text:p>FNC_ECMS_WCM_CBQ_01</text:p>
          </table:table-cell>
          <table:table-cell table:style-name="ce148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83" office:value-type="string">
            <text:p>WCM\Viewers\Contents Query</text:p>
          </table:table-cell>
          <table:table-cell table:style-name="ce78" office:value-type="string">
            <text:p>Check if a Content option works when a query is missing</text:p>
          </table:table-cell>
          <table:table-cell table:style-name="ce156"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table:style-name="ce156" office:value-type="string">
            <text:p>Login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3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72" office:value-type="string">
            <text:p>FNC_ECMS_WCM_CBQ_01</text:p>
          </table:table-cell>
          <table:table-cell table:style-name="ce148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56" office:value-type="string">
            <text:p>WCM\Viewers\Contents Query</text:p>
          </table:table-cell>
          <table:table-cell table:style-name="ce97" office:value-type="string">
            <text:p>Check if a Content option works when a query is missing</text:p>
          </table:table-cell>
          <table:table-cell table:style-name="ce156" office:value-type="string">
            <text:p>Step 2: Add portlet Contents By Query</text:p>
          </table:table-cell>
          <table:table-cell table:style-name="ce156" office:value-type="string">
            <text:p>- Create a page</text:p>
            <text:p>- Drug and drop portlet Contents By Query to the page</text:p>
          </table:table-cell>
          <table:table-cell table:style-name="ce162" office:value-type="string">
            <text:p>User can open portlet settings after drop it to the page.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style-name="ce13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72" office:value-type="string">
            <text:p>FNC_ECMS_WCM_CBQ_01</text:p>
          </table:table-cell>
          <table:table-cell table:style-name="ce148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56" office:value-type="string">
            <text:p>WCM\Viewers\Contents Query</text:p>
          </table:table-cell>
          <table:table-cell table:style-name="ce97" office:value-type="string">
            <text:p>Check if a Content option works when a query is missing</text:p>
          </table:table-cell>
          <table:table-cell table:style-name="ce97" office:value-type="string">
            <text:p>Step 3: Select content path</text:p>
          </table:table-cell>
          <table:table-cell table:style-name="ce97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97" office:value-type="string">
            <text:p>Save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style-name="ce13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72" office:value-type="string">
            <text:p>FNC_ECMS_WCM_CBQ_01</text:p>
          </table:table-cell>
          <table:table-cell table:style-name="ce148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56" office:value-type="string">
            <text:p>WCM\Viewers\Contents Query</text:p>
          </table:table-cell>
          <table:table-cell table:style-name="ce97" office:value-type="string">
            <text:p>Check if a Content option works when a query is missing</text:p>
          </table:table-cell>
          <table:table-cell table:style-name="ce156"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table:style-name="ce156" office:value-type="string">
            <text:p>Contents you selected are displayed in the page (This option only takes effect if and when the query does not)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37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173" office:value-type="string">
            <text:p>FNC_ECMS_WCM_CBQ_01</text:p>
          </table:table-cell>
          <table:table-cell table:style-name="ce148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83" office:value-type="string">
            <text:p>WCM\Viewers\Contents Query</text:p>
          </table:table-cell>
          <table:table-cell table:style-name="ce78" office:value-type="string">
            <text:p>Check if a Folder/Content option works when a query is invalid</text:p>
          </table:table-cell>
          <table:table-cell table:style-name="ce156"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table:style-name="ce156" office:value-type="string">
            <text:p>Login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3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72" office:value-type="string">
            <text:p>FNC_ECMS_WCM_CBQ_01</text:p>
          </table:table-cell>
          <table:table-cell table:style-name="ce148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56" office:value-type="string">
            <text:p>WCM\Viewers\Contents Query</text:p>
          </table:table-cell>
          <table:table-cell table:style-name="ce97" office:value-type="string">
            <text:p>Check if a Folder/Content option works when a query is invalid</text:p>
          </table:table-cell>
          <table:table-cell table:style-name="ce156" office:value-type="string">
            <text:p>Step 2: Add portlet Contents By Query</text:p>
          </table:table-cell>
          <table:table-cell table:style-name="ce156" office:value-type="string">
            <text:p>- Create a page</text:p>
            <text:p>- Drug and drop portlet Contents By Query to the page</text:p>
          </table:table-cell>
          <table:table-cell table:style-name="ce162" office:value-type="string">
            <text:p>User can open portlet settings after drop it to the page.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style-name="ce13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72" office:value-type="string">
            <text:p>FNC_ECMS_WCM_CBQ_01</text:p>
          </table:table-cell>
          <table:table-cell table:style-name="ce148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156" office:value-type="string">
            <text:p>WCM\Viewers\Contents Query</text:p>
          </table:table-cell>
          <table:table-cell table:style-name="ce97" office:value-type="string">
            <text:p>Check if a Folder/Content option works when a query is invalid</text:p>
          </table:table-cell>
          <table:table-cell table:style-name="ce97" office:value-type="string">
            <text:p>Step 3: Select content path</text:p>
          </table:table-cell>
          <table:table-cell table:style-name="ce97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97" office:value-type="string">
            <text:p>Save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style-name="ce13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72" office:value-type="string">
            <text:p>FNC_ECMS_WCM_CBQ_01</text:p>
          </table:table-cell>
          <table:table-cell table:style-name="ce148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56" office:value-type="string">
            <text:p>WCM\Viewers\Contents Query</text:p>
          </table:table-cell>
          <table:table-cell table:style-name="ce97" office:value-type="string">
            <text:p>Check if a Folder/Content option works when a query is invalid</text:p>
          </table:table-cell>
          <table:table-cell table:style-name="ce156"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table:style-name="ce156" office:value-type="string">
            <text:p>Contents you selected are displayed in the page (This option only takes effect if and when the query does not)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style-name="ce137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173" office:value-type="string">
            <text:p>FNC_ECMS_WCM_CBQ_01</text:p>
          </table:table-cell>
          <table:table-cell table:style-name="ce148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83" office:value-type="string">
            <text:p>WCM\Viewers\Contents Query</text:p>
          </table:table-cell>
          <table:table-cell table:style-name="ce83" office:value-type="string">
            <text:p>Check if a query finds no match in a workspace</text:p>
          </table:table-cell>
          <table:table-cell table:style-name="ce156"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table:style-name="ce97" office:value-type="string">
            <text:p>Login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Failed</text:p>
          </table:table-cell>
          <table:table-cell table:number-columns-repeated="243"/>
        </table:table-row>
        <table:table-row table:style-name="ro20">
          <table:table-cell table:style-name="ce13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72" office:value-type="string">
            <text:p>FNC_ECMS_WCM_CBQ_01</text:p>
          </table:table-cell>
          <table:table-cell table:style-name="ce148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156" office:value-type="string">
            <text:p>WCM\Viewers\Contents Query</text:p>
          </table:table-cell>
          <table:table-cell table:style-name="ce156" office:value-type="string">
            <text:p>Check if a query finds no match in a workspace</text:p>
          </table:table-cell>
          <table:table-cell table:style-name="ce156" office:value-type="string">
            <text:p>Step 2: Add portlet Contents By Query</text:p>
          </table:table-cell>
          <table:table-cell table:style-name="ce156" office:value-type="string">
            <text:p>- Create a page</text:p>
            <text:p>- Drug and drop portlet Contents By Query to the page</text:p>
          </table:table-cell>
          <table:table-cell table:style-name="ce97" office:value-type="string">
            <text:p>User can open portlet settings after drop it to the page.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style-name="ce13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72" office:value-type="string">
            <text:p>FNC_ECMS_WCM_CBQ_01</text:p>
          </table:table-cell>
          <table:table-cell table:style-name="ce148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156" office:value-type="string">
            <text:p>WCM\Viewers\Contents Query</text:p>
          </table:table-cell>
          <table:table-cell table:style-name="ce156" office:value-type="string">
            <text:p>Check if a query finds no match in a workspace</text:p>
          </table:table-cell>
          <table:table-cell table:style-name="ce97" office:value-type="string">
            <text:p>Step 3: Select a workspace</text:p>
          </table:table-cell>
          <table:table-cell table:style-name="ce97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97" office:value-type="string">
            <text:p>Save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3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72" office:value-type="string">
            <text:p>FNC_ECMS_WCM_CBQ_01</text:p>
          </table:table-cell>
          <table:table-cell table:style-name="ce148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56" office:value-type="string">
            <text:p>WCM\Viewers\Contents Query</text:p>
          </table:table-cell>
          <table:table-cell table:style-name="ce156" office:value-type="string">
            <text:p>Check if a query finds no match in a workspace</text:p>
          </table:table-cell>
          <table:table-cell table:style-name="ce156"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table:style-name="ce156" office:value-type="string">
            <text:p>Message 'Sorry, no articles are available' displays. (Normally there is no nt:file in system workspace).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Failed</text:p>
          </table:table-cell>
          <table:table-cell table:number-columns-repeated="243"/>
        </table:table-row>
        <table:table-row table:style-name="ro13">
          <table:table-cell table:style-name="ce137"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006</text:p>
          </table:table-cell>
          <table:table-cell table:style-name="ce173" office:value-type="string">
            <text:p>FNC_ECMS_WCM_CBQ_01</text:p>
          </table:table-cell>
          <table:table-cell table:style-name="ce148"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83" office:value-type="string">
            <text:p>WCM\Viewers\Contents Query</text:p>
          </table:table-cell>
          <table:table-cell table:style-name="ce82" office:value-type="string">
            <text:p>Vary tests with some queries</text:p>
          </table:table-cell>
          <table:table-cell table:style-name="ce156"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table:style-name="ce156" office:value-type="string">
            <text:p>Login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3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72" office:value-type="string">
            <text:p>FNC_ECMS_WCM_CBQ_01</text:p>
          </table:table-cell>
          <table:table-cell table:style-name="ce148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156" office:value-type="string">
            <text:p>WCM\Viewers\Contents Query</text:p>
          </table:table-cell>
          <table:table-cell table:style-name="ce152" office:value-type="string">
            <text:p>Vary tests with some queries</text:p>
          </table:table-cell>
          <table:table-cell table:style-name="ce156" office:value-type="string">
            <text:p>Step 2: Add portlet Contents By Query</text:p>
          </table:table-cell>
          <table:table-cell table:style-name="ce156" office:value-type="string">
            <text:p>- Create a page</text:p>
            <text:p>- Drug and drop portlet Contents By Query to the page</text:p>
          </table:table-cell>
          <table:table-cell table:style-name="ce162" office:value-type="string">
            <text:p>User can open portlet settings after drop it to the page.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style-name="ce13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72" office:value-type="string">
            <text:p>FNC_ECMS_WCM_CBQ_01</text:p>
          </table:table-cell>
          <table:table-cell table:style-name="ce148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56" office:value-type="string">
            <text:p>WCM\Viewers\Contents Query</text:p>
          </table:table-cell>
          <table:table-cell table:style-name="ce152" office:value-type="string">
            <text:p>Vary tests with some queries</text:p>
          </table:table-cell>
          <table:table-cell table:style-name="ce97" office:value-type="string">
            <text:p>Step 3: Input query</text:p>
          </table:table-cell>
          <table:table-cell table:style-name="ce97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7" office:value-type="string">
            <text:p>Save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style-name="ce13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72" office:value-type="string">
            <text:p>FNC_ECMS_WCM_CBQ_01</text:p>
          </table:table-cell>
          <table:table-cell table:style-name="ce148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56" office:value-type="string">
            <text:p>WCM\Viewers\Contents Query</text:p>
          </table:table-cell>
          <table:table-cell table:style-name="ce152" office:value-type="string">
            <text:p>Vary tests with some queries</text:p>
          </table:table-cell>
          <table:table-cell table:style-name="ce156" office:value-type="string">
            <text:p>Step 4: Save and check its content display</text:p>
          </table:table-cell>
          <table:table-cell table:style-name="ce191" office:value-type="string">
            <text:p>- Save the page</text:p>
            <text:p>- Verify the result displayed</text:p>
          </table:table-cell>
          <table:table-cell table:style-name="ce156" office:value-type="string">
            <text:p>Your query works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style-name="ce13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72" office:value-type="string">
            <text:p>FNC_ECMS_WCM_CBQ_01</text:p>
          </table:table-cell>
          <table:table-cell table:style-name="ce148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56" office:value-type="string">
            <text:p>WCM\Viewers\Contents Query</text:p>
          </table:table-cell>
          <table:table-cell table:style-name="ce152" office:value-type="string">
            <text:p>Vary tests with some queries</text:p>
          </table:table-cell>
          <table:table-cell table:style-name="ce157" office:value-type="string">
            <text:p>Step 5 : Change the query and test</text:p>
          </table:table-cell>
          <table:table-cell table:style-name="ce156"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table:style-name="ce156" office:value-type="string">
            <text:p>Your query works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6">
          <table:table-cell table:style-name="ce137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173" office:value-type="string">
            <text:p>FNC_ECMS_WCM_CBQ_01</text:p>
          </table:table-cell>
          <table:table-cell table:style-name="ce148"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83" office:value-type="string">
            <text:p>WCM\Viewers\Contents Query</text:p>
          </table:table-cell>
          <table:table-cell table:style-name="ce89" office:value-type="string">
            <text:p>User who is not administrator cannot edit portlet settings</text:p>
          </table:table-cell>
          <table:table-cell table:style-name="ce156" office:value-type="string">
            <text:p>Step 1 : Login</text:p>
          </table:table-cell>
          <table:table-cell table:style-name="ce191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table:style-name="ce156" office:value-type="string">
            <text:p>Login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3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72" office:value-type="string">
            <text:p>FNC_ECMS_WCM_CBQ_01</text:p>
          </table:table-cell>
          <table:table-cell table:style-name="ce148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56" office:value-type="string">
            <text:p>WCM\Viewers\Contents Query</text:p>
          </table:table-cell>
          <table:table-cell table:style-name="ce175" office:value-type="string">
            <text:p>User who is not administrator cannot edit portlet settings</text:p>
          </table:table-cell>
          <table:table-cell table:style-name="ce156" office:value-type="string">
            <text:p>Step 2: Add portlet Contents By Query</text:p>
          </table:table-cell>
          <table:table-cell table:style-name="ce156" office:value-type="string">
            <text:p>- Create a page</text:p>
            <text:p>- Drug and drop portlet Contents By Query to the page</text:p>
          </table:table-cell>
          <table:table-cell table:style-name="ce162" office:value-type="string">
            <text:p>User can add portlet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style-name="ce13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72" office:value-type="string">
            <text:p>FNC_ECMS_WCM_CBQ_01</text:p>
          </table:table-cell>
          <table:table-cell table:style-name="ce148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156" office:value-type="string">
            <text:p>WCM\Viewers\Contents Query</text:p>
          </table:table-cell>
          <table:table-cell table:style-name="ce175" office:value-type="string">
            <text:p>User who is not administrator cannot edit portlet settings</text:p>
          </table:table-cell>
          <table:table-cell table:style-name="ce97" office:value-type="string">
            <text:p>Step 3: Try to edit portlet settings</text:p>
          </table:table-cell>
          <table:table-cell table:style-name="ce97" office:value-type="string">
            <text:p>- Try to open Portlet Settings</text:p>
          </table:table-cell>
          <table:table-cell table:style-name="ce97" office:value-type="string">
            <text:p>Portlet settings is protected, user cannot change it.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 table:number-rows-repeated="2">
          <table:table-cell table:style-name="ce137"/>
          <table:table-cell table:style-name="ce172"/>
          <table:table-cell table:style-name="ce148"/>
          <table:table-cell table:style-name="ce156"/>
          <table:table-cell table:style-name="ce175"/>
          <table:table-cell table:style-name="ce157"/>
          <table:table-cell table:style-name="ce156" table:number-columns-repeated="2"/>
          <table:table-cell table:style-name="ce186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77"/>
          <table:table-cell table:style-name="ce156"/>
          <table:table-cell table:style-name="ce191"/>
          <table:table-cell table:style-name="ce156"/>
          <table:table-cell table:style-name="ce186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77"/>
          <table:table-cell table:style-name="ce156" table:number-columns-repeated="2"/>
          <table:table-cell table:style-name="ce162"/>
          <table:table-cell table:style-name="ce186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77"/>
          <table:table-cell table:style-name="ce97" table:number-columns-repeated="3"/>
          <table:table-cell table:style-name="ce186"/>
          <table:table-cell table:number-columns-repeated="247"/>
        </table:table-row>
        <table:table-row table:style-name="ro31" table:number-rows-repeated="2">
          <table:table-cell table:style-name="ce137"/>
          <table:table-cell table:style-name="ce172"/>
          <table:table-cell table:style-name="ce148"/>
          <table:table-cell table:style-name="ce156"/>
          <table:table-cell table:style-name="ce177"/>
          <table:table-cell table:style-name="ce157"/>
          <table:table-cell table:style-name="ce156" table:number-columns-repeated="2"/>
          <table:table-cell table:style-name="ce186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77"/>
          <table:table-cell table:style-name="ce156"/>
          <table:table-cell table:style-name="ce191"/>
          <table:table-cell table:style-name="ce156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77"/>
          <table:table-cell table:style-name="ce156" table:number-columns-repeated="2"/>
          <table:table-cell table:style-name="ce162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77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1" table:number-rows-repeated="2">
          <table:table-cell table:style-name="ce137"/>
          <table:table-cell table:style-name="ce172"/>
          <table:table-cell table:style-name="ce148"/>
          <table:table-cell table:style-name="ce156"/>
          <table:table-cell table:style-name="ce177"/>
          <table:table-cell table:style-name="ce157"/>
          <table:table-cell table:style-name="ce156" table:number-columns-repeated="2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77"/>
          <table:table-cell table:style-name="ce156"/>
          <table:table-cell table:style-name="ce191"/>
          <table:table-cell table:style-name="ce156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77"/>
          <table:table-cell table:style-name="ce156" table:number-columns-repeated="2"/>
          <table:table-cell table:style-name="ce162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77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77"/>
          <table:table-cell table:style-name="ce157"/>
          <table:table-cell table:style-name="ce156" table:number-columns-repeated="2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77"/>
          <table:table-cell table:style-name="ce157"/>
          <table:table-cell table:style-name="ce156"/>
          <table:table-cell table:style-name="ce162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77"/>
          <table:table-cell table:style-name="ce156"/>
          <table:table-cell table:style-name="ce191"/>
          <table:table-cell table:style-name="ce156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77"/>
          <table:table-cell table:style-name="ce156" table:number-columns-repeated="2"/>
          <table:table-cell table:style-name="ce162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77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77"/>
          <table:table-cell table:style-name="ce157"/>
          <table:table-cell table:style-name="ce156" table:number-columns-repeated="2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77"/>
          <table:table-cell table:style-name="ce157"/>
          <table:table-cell table:style-name="ce156"/>
          <table:table-cell table:style-name="ce162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74"/>
          <table:table-cell table:style-name="ce156"/>
          <table:table-cell table:style-name="ce191"/>
          <table:table-cell table:style-name="ce156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74"/>
          <table:table-cell table:style-name="ce156" table:number-columns-repeated="2"/>
          <table:table-cell table:style-name="ce162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74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74"/>
          <table:table-cell table:style-name="ce157"/>
          <table:table-cell table:style-name="ce156" table:number-columns-repeated="2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74"/>
          <table:table-cell table:style-name="ce157"/>
          <table:table-cell table:style-name="ce156"/>
          <table:table-cell table:style-name="ce162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52"/>
          <table:table-cell table:style-name="ce156"/>
          <table:table-cell table:style-name="ce191"/>
          <table:table-cell table:style-name="ce156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52"/>
          <table:table-cell table:style-name="ce156" table:number-columns-repeated="2"/>
          <table:table-cell table:style-name="ce162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52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1" table:number-rows-repeated="2">
          <table:table-cell table:style-name="ce137"/>
          <table:table-cell table:style-name="ce172"/>
          <table:table-cell table:style-name="ce148"/>
          <table:table-cell table:style-name="ce156"/>
          <table:table-cell table:style-name="ce152"/>
          <table:table-cell table:style-name="ce157"/>
          <table:table-cell table:style-name="ce156" table:number-columns-repeated="2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52"/>
          <table:table-cell table:style-name="ce156"/>
          <table:table-cell table:style-name="ce191"/>
          <table:table-cell table:style-name="ce156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52"/>
          <table:table-cell table:style-name="ce156" table:number-columns-repeated="2"/>
          <table:table-cell table:style-name="ce162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52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1" table:number-rows-repeated="2">
          <table:table-cell table:style-name="ce137"/>
          <table:table-cell table:style-name="ce172"/>
          <table:table-cell table:style-name="ce148"/>
          <table:table-cell table:style-name="ce156"/>
          <table:table-cell table:style-name="ce152"/>
          <table:table-cell table:style-name="ce157"/>
          <table:table-cell table:style-name="ce156" table:number-columns-repeated="2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6"/>
          <table:table-cell table:style-name="ce191"/>
          <table:table-cell table:style-name="ce156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6" table:number-columns-repeated="2"/>
          <table:table-cell table:style-name="ce162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 table:number-columns-repeated="4"/>
          <table:table-cell table:style-name="ce187"/>
          <table:table-cell table:number-columns-repeated="247"/>
        </table:table-row>
        <table:table-row table:style-name="ro31" table:number-rows-repeated="2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7"/>
          <table:table-cell table:style-name="ce156" table:number-columns-repeated="2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6"/>
          <table:table-cell table:style-name="ce191"/>
          <table:table-cell table:style-name="ce156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6" table:number-columns-repeated="2"/>
          <table:table-cell table:style-name="ce162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 table:number-columns-repeated="4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7"/>
          <table:table-cell table:style-name="ce156" table:number-columns-repeated="2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7"/>
          <table:table-cell table:style-name="ce156"/>
          <table:table-cell table:style-name="ce162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 table:number-columns-repeated="4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52"/>
          <table:table-cell table:style-name="ce156"/>
          <table:table-cell table:style-name="ce191"/>
          <table:table-cell table:style-name="ce156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52"/>
          <table:table-cell table:style-name="ce156" table:number-columns-repeated="2"/>
          <table:table-cell table:style-name="ce162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52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52"/>
          <table:table-cell table:style-name="ce157"/>
          <table:table-cell table:style-name="ce156" table:number-columns-repeated="2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52"/>
          <table:table-cell table:style-name="ce157"/>
          <table:table-cell table:style-name="ce156"/>
          <table:table-cell table:style-name="ce162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152"/>
          <table:table-cell table:style-name="ce97" table:number-columns-repeated="2"/>
          <table:table-cell table:style-name="ce156"/>
          <table:table-cell table:style-name="ce187"/>
          <table:table-cell table:number-columns-repeated="247"/>
        </table:table-row>
        <table:table-row table:style-name="ro31">
          <table:table-cell table:style-name="ce137"/>
          <table:table-cell table:style-name="ce173"/>
          <table:table-cell table:style-name="ce148"/>
          <table:table-cell table:style-name="ce83"/>
          <table:table-cell table:style-name="ce156" table:number-columns-repeated="4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4"/>
          <table:table-cell table:style-name="ce16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2"/>
          <table:table-cell table:style-name="ce97" table:number-columns-repeated="4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5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4"/>
          <table:table-cell table:style-name="ce16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2"/>
          <table:table-cell table:style-name="ce97" table:number-columns-repeated="4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5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4"/>
          <table:table-cell table:style-name="ce16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2"/>
          <table:table-cell table:style-name="ce97" table:number-columns-repeated="4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5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4"/>
          <table:table-cell table:style-name="ce16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2"/>
          <table:table-cell table:style-name="ce97" table:number-columns-repeated="4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6" table:number-columns-repeated="3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6" table:number-columns-repeated="2"/>
          <table:table-cell table:style-name="ce16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 table:number-columns-repeated="5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5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4"/>
          <table:table-cell table:style-name="ce16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2"/>
          <table:table-cell table:style-name="ce97" table:number-columns-repeated="4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5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4"/>
          <table:table-cell table:style-name="ce16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2"/>
          <table:table-cell table:style-name="ce97" table:number-columns-repeated="4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5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4"/>
          <table:table-cell table:style-name="ce16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2"/>
          <table:table-cell table:style-name="ce97" table:number-columns-repeated="4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5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4"/>
          <table:table-cell table:style-name="ce16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2"/>
          <table:table-cell table:style-name="ce97" table:number-columns-repeated="4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5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4"/>
          <table:table-cell table:style-name="ce16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2"/>
          <table:table-cell table:style-name="ce97" table:number-columns-repeated="4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5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4"/>
          <table:table-cell table:style-name="ce16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2"/>
          <table:table-cell table:style-name="ce97" table:number-columns-repeated="4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5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4"/>
          <table:table-cell table:style-name="ce16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2"/>
          <table:table-cell table:style-name="ce97" table:number-columns-repeated="4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5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4"/>
          <table:table-cell table:style-name="ce16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2"/>
          <table:table-cell table:style-name="ce97" table:number-columns-repeated="4"/>
          <table:table-cell table:number-columns-repeated="247"/>
        </table:table-row>
        <table:table-row table:style-name="ro31">
          <table:table-cell table:style-name="ce137"/>
          <table:table-cell table:style-name="ce173"/>
          <table:table-cell table:style-name="ce148"/>
          <table:table-cell table:style-name="ce83"/>
          <table:table-cell table:style-name="ce156" table:number-columns-repeated="4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5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3"/>
          <table:table-cell table:style-name="ce97" table:number-columns-repeated="3"/>
          <table:table-cell table:number-columns-repeated="247"/>
        </table:table-row>
        <table:table-row table:style-name="ro31" table:number-rows-repeated="2">
          <table:table-cell table:style-name="ce137"/>
          <table:table-cell table:style-name="ce172"/>
          <table:table-cell table:style-name="ce148"/>
          <table:table-cell table:style-name="ce156" table:number-columns-repeated="5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 table:number-columns-repeated="3"/>
          <table:table-cell table:style-name="ce97" table:number-columns-repeated="3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6"/>
          <table:table-cell table:style-name="ce152"/>
          <table:table-cell table:style-name="ce156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8"/>
          <table:table-cell table:style-name="ce157" table:number-columns-repeated="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8"/>
          <table:table-cell table:style-name="ce183"/>
          <table:table-cell table:style-name="ce185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8"/>
          <table:table-cell table:style-name="ce157"/>
          <table:table-cell table:style-name="ce185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6"/>
          <table:table-cell table:style-name="ce152"/>
          <table:table-cell table:style-name="ce156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8"/>
          <table:table-cell table:style-name="ce157" table:number-columns-repeated="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8"/>
          <table:table-cell table:style-name="ce183"/>
          <table:table-cell table:style-name="ce185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8"/>
          <table:table-cell table:style-name="ce157" table:number-columns-repeated="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6"/>
          <table:table-cell table:style-name="ce152"/>
          <table:table-cell table:style-name="ce156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8"/>
          <table:table-cell table:style-name="ce183"/>
          <table:table-cell table:style-name="ce185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8"/>
          <table:table-cell table:style-name="ce157"/>
          <table:table-cell table:style-name="ce185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6"/>
          <table:table-cell table:style-name="ce152"/>
          <table:table-cell table:style-name="ce156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8"/>
          <table:table-cell table:style-name="ce157" table:number-columns-repeated="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80"/>
          <table:table-cell table:style-name="ce183"/>
          <table:table-cell table:style-name="ce185"/>
          <table:table-cell table:style-name="ce97"/>
          <table:table-cell table:number-columns-repeated="247"/>
        </table:table-row>
        <table:table-row table:style-name="ro31" table:number-rows-repeated="5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8"/>
          <table:table-cell table:style-name="ce157" table:number-columns-repeated="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 table:number-columns-repeated="3"/>
          <table:table-cell table:style-name="ce157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 table:number-columns-repeated="2"/>
          <table:table-cell table:style-name="ce157"/>
          <table:table-cell table:style-name="ce97" table:number-columns-repeated="2"/>
          <table:table-cell table:number-columns-repeated="247"/>
        </table:table-row>
        <table:table-row table:style-name="ro31" table:number-rows-repeated="3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8"/>
          <table:table-cell table:style-name="ce157" table:number-columns-repeated="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 table:number-columns-repeated="2"/>
          <table:table-cell table:style-name="ce157" table:number-columns-repeated="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8"/>
          <table:table-cell table:style-name="ce157" table:number-columns-repeated="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81"/>
          <table:table-cell table:style-name="ce184"/>
          <table:table-cell table:style-name="ce18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8"/>
          <table:table-cell table:style-name="ce157" table:number-columns-repeated="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81"/>
          <table:table-cell table:style-name="ce184"/>
          <table:table-cell table:style-name="ce18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8"/>
          <table:table-cell table:style-name="ce157" table:number-columns-repeated="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82"/>
          <table:table-cell table:style-name="ce184"/>
          <table:table-cell table:style-name="ce18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81"/>
          <table:table-cell table:style-name="ce184"/>
          <table:table-cell table:style-name="ce18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58"/>
          <table:table-cell table:style-name="ce157" table:number-columns-repeated="2"/>
          <table:table-cell table:style-name="ce97"/>
          <table:table-cell table:number-columns-repeated="247"/>
        </table:table-row>
        <table:table-row table:style-name="ro31">
          <table:table-cell table:style-name="ce137"/>
          <table:table-cell table:style-name="ce172"/>
          <table:table-cell table:style-name="ce148"/>
          <table:table-cell table:style-name="ce156"/>
          <table:table-cell table:style-name="ce97"/>
          <table:table-cell table:style-name="ce182"/>
          <table:table-cell table:style-name="ce184"/>
          <table:table-cell table:style-name="ce182"/>
          <table:table-cell table:style-name="ce97"/>
          <table:table-cell table:number-columns-repeated="247"/>
        </table:table-row>
        <table:table-row table:style-name="ro10">
          <table:table-cell table:style-name="ce137"/>
          <table:table-cell table:style-name="ce67"/>
          <table:table-cell table:style-name="ce148"/>
          <table:table-cell table:style-name="ce98"/>
          <table:table-cell table:style-name="ce152"/>
          <table:table-cell table:style-name="ce97"/>
          <table:table-cell table:style-name="ce98"/>
          <table:table-cell table:style-name="ce97" table:number-columns-repeated="2"/>
          <table:table-cell table:style-name="ce143" table:number-columns-repeated="247"/>
        </table:table-row>
        <table:table-row table:style-name="ro10" table:number-rows-repeated="5">
          <table:table-cell table:style-name="ce137"/>
          <table:table-cell table:style-name="ce67"/>
          <table:table-cell table:style-name="ce148"/>
          <table:table-cell table:style-name="ce98"/>
          <table:table-cell table:style-name="ce152"/>
          <table:table-cell table:style-name="ce97" table:number-columns-repeated="4"/>
          <table:table-cell table:style-name="ce143" table:number-columns-repeated="247"/>
        </table:table-row>
        <table:table-row table:style-name="ro10">
          <table:table-cell table:style-name="ce137"/>
          <table:table-cell table:style-name="ce67"/>
          <table:table-cell table:style-name="ce148"/>
          <table:table-cell table:style-name="ce98"/>
          <table:table-cell table:style-name="ce152"/>
          <table:table-cell table:style-name="ce97"/>
          <table:table-cell table:style-name="ce98"/>
          <table:table-cell table:style-name="ce97" table:number-columns-repeated="2"/>
          <table:table-cell table:style-name="ce143" table:number-columns-repeated="247"/>
        </table:table-row>
        <table:table-row table:style-name="ro10">
          <table:table-cell table:style-name="ce137"/>
          <table:table-cell table:style-name="ce67"/>
          <table:table-cell table:style-name="ce148"/>
          <table:table-cell table:style-name="ce98"/>
          <table:table-cell table:style-name="ce152"/>
          <table:table-cell table:style-name="ce97" table:number-columns-repeated="4"/>
          <table:table-cell table:style-name="ce143" table:number-columns-repeated="247"/>
        </table:table-row>
        <table:table-row table:style-name="ro10">
          <table:table-cell table:style-name="ce137"/>
          <table:table-cell table:style-name="ce67"/>
          <table:table-cell table:style-name="ce148"/>
          <table:table-cell table:style-name="ce98"/>
          <table:table-cell table:style-name="ce152"/>
          <table:table-cell table:style-name="ce97"/>
          <table:table-cell table:style-name="ce98"/>
          <table:table-cell table:style-name="ce97" table:number-columns-repeated="2"/>
          <table:table-cell table:style-name="ce143" table:number-columns-repeated="247"/>
        </table:table-row>
        <table:table-row table:style-name="ro10" table:number-rows-repeated="2">
          <table:table-cell table:style-name="ce137"/>
          <table:table-cell table:style-name="ce67"/>
          <table:table-cell table:style-name="ce148"/>
          <table:table-cell table:style-name="ce98"/>
          <table:table-cell table:style-name="ce152"/>
          <table:table-cell table:style-name="ce97" table:number-columns-repeated="4"/>
          <table:table-cell table:style-name="ce143" table:number-columns-repeated="247"/>
        </table:table-row>
        <table:table-row table:style-name="ro10" table:number-rows-repeated="5">
          <table:table-cell table:style-name="ce137"/>
          <table:table-cell table:style-name="ce67"/>
          <table:table-cell table:style-name="ce148"/>
          <table:table-cell table:style-name="ce98"/>
          <table:table-cell table:style-name="ce152"/>
          <table:table-cell table:style-name="ce97" table:number-columns-repeated="4"/>
          <table:table-cell table:number-columns-repeated="247"/>
        </table:table-row>
        <table:table-row table:style-name="ro10">
          <table:table-cell table:style-name="ce137"/>
          <table:table-cell table:style-name="ce67"/>
          <table:table-cell table:style-name="ce148"/>
          <table:table-cell table:style-name="ce98"/>
          <table:table-cell table:style-name="ce152"/>
          <table:table-cell table:style-name="ce97" table:number-columns-repeated="2"/>
          <table:table-cell table:style-name="ce98"/>
          <table:table-cell table:style-name="ce97"/>
          <table:table-cell table:number-columns-repeated="247"/>
        </table:table-row>
        <table:table-row table:style-name="ro17" table:number-rows-repeated="11">
          <table:table-cell table:number-columns-repeated="4"/>
          <table:table-cell table:style-name="ce190"/>
          <table:table-cell/>
          <table:table-cell table:style-name="ce190"/>
          <table:table-cell table:number-columns-repeated="249"/>
        </table:table-row>
        <table:table-row table:style-name="ro10" table:number-rows-repeated="1048380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Banner_Footer" table:style-name="ta5" table:print="false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" table:number-columns-repeated="2" table:default-cell-style-name="Default"/>
        <table:table-column table:style-name="co44" table:default-cell-style-name="Default"/>
        <table:table-column table:style-name="co3" table:number-columns-repeated="243" table:default-cell-style-name="Default"/>
        <table:table-column table:style-name="co8" table:default-cell-style-name="Default"/>
        <table:table-row table:style-name="ro23">
          <table:table-cell table:style-name="ce192"/>
          <table:table-cell table:style-name="ce194" office:value-type="string">
            <text:p>TEST CASES</text:p>
          </table:table-cell>
          <table:table-cell table:style-name="ce194" table:number-columns-repeated="3"/>
          <table:table-cell table:style-name="ce192"/>
          <table:table-cell table:style-name="ce199" table:number-columns-repeated="4"/>
          <table:table-cell table:style-name="ce168" office:value-type="string">
            <text:p>Passed</text:p>
          </table:table-cell>
          <table:table-cell table:style-name="ce168" table:formula="of:=COUNTIF([.L$7:.L$1008];[.$K1])" office:value-type="float" office:value="0">
            <text:p>0</text:p>
          </table:table-cell>
          <table:table-cell table:style-name="ce168" table:formula="of:=COUNTIF([.M$7:.M$1008];[.$K1])" office:value-type="float" office:value="0">
            <text:p>0</text:p>
          </table:table-cell>
          <table:table-cell table:style-name="ce168" table:formula="of:=COUNTIF([.N$7:.N$1008];[.$K1])" office:value-type="float" office:value="0">
            <text:p>0</text:p>
          </table:table-cell>
          <table:table-cell table:style-name="ce168" table:formula="of:=COUNTIF([.O$7:.O$1008];[.$K1])" office:value-type="float" office:value="0">
            <text:p>0</text:p>
          </table:table-cell>
          <table:table-cell table:style-name="ce199"/>
          <table:table-cell table:style-name="ce192" table:number-columns-repeated="39"/>
          <table:table-cell table:style-name="ce234" table:number-columns-repeated="167"/>
          <table:table-cell table:style-name="ce192" table:number-columns-repeated="34"/>
        </table:table-row>
        <table:table-row table:style-name="ro23">
          <table:table-cell table:style-name="ce192"/>
          <table:table-cell table:style-name="ce195" table:number-columns-repeated="2"/>
          <table:table-cell table:style-name="ce199" table:number-columns-repeated="2"/>
          <table:table-cell table:style-name="ce192"/>
          <table:table-cell table:style-name="ce19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008];[.$K2])" office:value-type="float" office:value="0">
            <text:p>0</text:p>
          </table:table-cell>
          <table:table-cell table:style-name="ce168" table:formula="of:=COUNTIF([.M$7:.M$1008];[.$K2])" office:value-type="float" office:value="0">
            <text:p>0</text:p>
          </table:table-cell>
          <table:table-cell table:style-name="ce168" table:formula="of:=COUNTIF([.N$7:.N$1008];[.$K2])" office:value-type="float" office:value="0">
            <text:p>0</text:p>
          </table:table-cell>
          <table:table-cell table:style-name="ce168" table:formula="of:=COUNTIF([.O$7:.O$1008];[.$K2])" office:value-type="float" office:value="0">
            <text:p>0</text:p>
          </table:table-cell>
          <table:table-cell table:style-name="ce199"/>
          <table:table-cell table:style-name="ce192" table:number-columns-repeated="39"/>
          <table:table-cell table:style-name="ce234" table:number-columns-repeated="167"/>
          <table:table-cell table:style-name="ce192" table:number-columns-repeated="34"/>
        </table:table-row>
        <table:table-row table:style-name="ro32">
          <table:table-cell table:style-name="ce192"/>
          <table:table-cell table:style-name="ce196" office:value-type="string">
            <text:p>Functions list</text:p>
          </table:table-cell>
          <table:table-cell table:style-name="ce198" office:value-type="string" table:number-columns-spanned="3" table:number-rows-spanned="1">
            <text:p>Edit banner, Edit footer, Edit homepage</text:p>
          </table:table-cell>
          <table:covered-table-cell table:number-columns-repeated="2" table:style-name="ce198"/>
          <table:table-cell table:style-name="ce192"/>
          <table:table-cell table:style-name="ce203"/>
          <table:table-cell table:style-name="ce206"/>
          <table:table-cell table:style-name="ce209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008];[.$K3])" office:value-type="float" office:value="0">
            <text:p>0</text:p>
          </table:table-cell>
          <table:table-cell table:style-name="ce168" table:formula="of:=COUNTIF([.M$7:.M$1008];[.$K3])" office:value-type="float" office:value="0">
            <text:p>0</text:p>
          </table:table-cell>
          <table:table-cell table:style-name="ce168" table:formula="of:=COUNTIF([.N$7:.N$1008];[.$K3])" office:value-type="float" office:value="0">
            <text:p>0</text:p>
          </table:table-cell>
          <table:table-cell table:style-name="ce168" table:formula="of:=COUNTIF([.O$7:.O$1008];[.$K3])" office:value-type="float" office:value="0">
            <text:p>0</text:p>
          </table:table-cell>
          <table:table-cell table:style-name="ce206"/>
          <table:table-cell table:style-name="ce192" table:number-columns-repeated="39"/>
          <table:table-cell table:style-name="ce234" table:number-columns-repeated="167"/>
          <table:table-cell table:style-name="ce192" table:number-columns-repeated="34"/>
        </table:table-row>
        <table:table-row table:style-name="ro13">
          <table:table-cell table:style-name="ce192"/>
          <table:table-cell table:style-name="ce196" office:value-type="string">
            <text:p>Total Main Cases</text:p>
          </table:table-cell>
          <table:table-cell table:style-name="ce198" table:formula="of:=MAX([.A9:.A520])" office:value-type="float" office:value="16" table:number-columns-spanned="3" table:number-rows-spanned="1">
            <text:p>16</text:p>
          </table:table-cell>
          <table:covered-table-cell table:number-columns-repeated="2" table:style-name="ce198"/>
          <table:table-cell table:style-name="ce192"/>
          <table:table-cell table:style-name="ce203"/>
          <table:table-cell table:style-name="ce206"/>
          <table:table-cell table:style-name="ce210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008];[.$K4])" office:value-type="float" office:value="0">
            <text:p>0</text:p>
          </table:table-cell>
          <table:table-cell table:style-name="ce168" table:formula="of:=COUNTIF([.M$7:.M$1008];[.$K4])" office:value-type="float" office:value="0">
            <text:p>0</text:p>
          </table:table-cell>
          <table:table-cell table:style-name="ce168" table:formula="of:=COUNTIF([.N$7:.N$1008];[.$K4])" office:value-type="float" office:value="0">
            <text:p>0</text:p>
          </table:table-cell>
          <table:table-cell table:style-name="ce168" table:formula="of:=COUNTIF([.O$7:.O$1008];[.$K4])" office:value-type="float" office:value="0">
            <text:p>0</text:p>
          </table:table-cell>
          <table:table-cell table:style-name="ce206"/>
          <table:table-cell table:style-name="ce192" table:number-columns-repeated="39"/>
          <table:table-cell table:style-name="ce234" table:number-columns-repeated="167"/>
          <table:table-cell table:style-name="ce192" table:number-columns-repeated="34"/>
        </table:table-row>
        <table:table-row table:style-name="ro23">
          <table:table-cell table:style-name="ce192"/>
          <table:table-cell table:style-name="ce197"/>
          <table:table-cell table:style-name="ce192" table:number-columns-repeated="7"/>
          <table:table-cell table:style-name="ce169"/>
          <table:table-cell office:value-type="string">
            <text:p>N/A</text:p>
          </table:table-cell>
          <table:table-cell table:style-name="ce168" table:formula="of:=COUNTIF([.L$7:.L$1008];[.$K5])" office:value-type="float" office:value="0">
            <text:p>0</text:p>
          </table:table-cell>
          <table:table-cell table:style-name="ce168" table:formula="of:=COUNTIF([.M$7:.M$1008];[.$K5])" office:value-type="float" office:value="0">
            <text:p>0</text:p>
          </table:table-cell>
          <table:table-cell table:style-name="ce168" table:formula="of:=COUNTIF([.N$7:.N$1008];[.$K5])" office:value-type="float" office:value="0">
            <text:p>0</text:p>
          </table:table-cell>
          <table:table-cell table:style-name="ce168" table:formula="of:=COUNTIF([.O$7:.O$1008];[.$K5])" office:value-type="float" office:value="0">
            <text:p>0</text:p>
          </table:table-cell>
          <table:table-cell table:style-name="ce192" table:number-columns-repeated="241"/>
        </table:table-row>
        <table:table-row table:style-name="ro13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4"/>
          <table:table-cell table:style-name="ce229" table:number-columns-repeated="4"/>
          <table:table-cell table:style-name="ce232" table:number-columns-repeated="11"/>
          <table:table-cell table:style-name="ce138" table:number-columns-repeated="13"/>
          <table:table-cell table:style-name="ce233" table:number-columns-repeated="208"/>
          <table:table-cell table:style-name="ce138" table:number-columns-repeated="2"/>
        </table:table-row>
        <table:table-row table:style-name="ro26">
          <table:table-cell table:style-name="ce193" office:value-type="float" office:value="1">
            <text:p>001</text:p>
          </table:table-cell>
          <table:table-cell table:style-name="ce72" office:value-type="string">
            <text:p>FNC_ECMS_WCM_BF_01</text:p>
          </table:table-cell>
          <table:table-cell table:style-name="ce193" office:value-type="float" office:value="1">
            <text:p>001</text:p>
          </table:table-cell>
          <table:table-cell table:style-name="ce200" office:value-type="string">
            <text:p>WCM\Banner-Footer\Banner\Edit</text:p>
          </table:table-cell>
          <table:table-cell table:style-name="ce90" office:value-type="string">
            <text:p>Check display form to edit banner</text:p>
          </table:table-cell>
          <table:table-cell table:style-name="ce200" office:value-type="string">
            <text:p>Step 1: Enable edit mode for WCM by admin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</table:table-cell>
          <table:table-cell table:style-name="ce200" office:value-type="string">
            <text:p>Edit mode is turned on. There's Edit icon for each portlet</text:p>
          </table:table-cell>
          <table:table-cell table:style-name="ce211" office:value-type="string">
            <text:p>Medium</text:p>
          </table:table-cell>
          <table:table-cell table:style-name="ce212"/>
          <table:table-cell table:style-name="ce217" table:content-validation-name="val1"/>
          <table:table-cell table:style-name="ce219"/>
          <table:table-cell table:style-name="ce212" table:number-columns-repeated="3"/>
          <table:table-cell table:style-name="ce222" table:number-columns-repeated="4"/>
          <table:table-cell table:style-name="ce230" table:number-columns-repeated="36"/>
          <table:table-cell table:style-name="ce235" table:number-columns-repeated="167"/>
          <table:table-cell table:style-name="ce230" table:number-columns-repeated="34"/>
        </table:table-row>
        <table:table-row table:style-name="ro20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7" office:value-type="string">
            <text:p>FNC_ECMS_WCM_BF_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0" office:value-type="string">
            <text:p>WCM\Banner-Footer\Banner\Edit</text:p>
          </table:table-cell>
          <table:table-cell table:style-name="ce201" office:value-type="string">
            <text:p>Check display form to edit banner</text:p>
          </table:table-cell>
          <table:table-cell table:style-name="ce202" office:value-type="string">
            <text:p>Step 2: Show form to edit banner</text:p>
          </table:table-cell>
          <table:table-cell table:style-name="ce202" office:value-type="string">
            <text:p><text:s/>- Click on <text:span text:style-name="T10">quick</text:span> <text:span text:style-name="T10">edit</text:span> icon on banner</text:p>
          </table:table-cell>
          <table:table-cell table:style-name="ce202" office:value-type="string">
            <text:p>- Show edit banner form properly</text:p>
          </table:table-cell>
          <table:table-cell table:style-name="ce211" office:value-type="string">
            <text:p>Medium</text:p>
          </table:table-cell>
          <table:table-cell table:style-name="ce213"/>
          <table:table-cell table:style-name="ce217" table:content-validation-name="val1"/>
          <table:table-cell table:style-name="ce219"/>
          <table:table-cell table:style-name="ce213" table:number-columns-repeated="3"/>
          <table:table-cell table:style-name="ce223" table:number-columns-repeated="4"/>
          <table:table-cell table:style-name="ce231" table:number-columns-repeated="36"/>
          <table:table-cell table:style-name="ce236" table:number-columns-repeated="167"/>
          <table:table-cell table:style-name="ce231" table:number-columns-repeated="34"/>
        </table:table-row>
        <table:table-row table:style-name="ro33">
          <table:table-cell table:style-name="ce13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7" office:value-type="string">
            <text:p>FNC_ECMS_WCM_BF_01</text:p>
          </table:table-cell>
          <table:table-cell table:style-name="ce148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0" office:value-type="string">
            <text:p>WCM\Banner-Footer\Banner\Edit</text:p>
          </table:table-cell>
          <table:table-cell table:style-name="ce90" office:value-type="string">
            <text:p>Replace existing logo while editing banner</text:p>
          </table:table-cell>
          <table:table-cell table:style-name="ce200" office:value-type="string">
            <text:p>Step 1: Show form to edit bann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</text:span><text:span text:style-name="T21">banner</text:span></text:p>
          </table:table-cell>
          <table:table-cell table:style-name="ce200" office:value-type="string">
            <text:p>Edit banner form is shown properly with current logo in Main content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4"/>
          <table:table-cell table:style-name="ce228" table:number-columns-repeated="3"/>
          <table:table-cell table:style-name="ce230" table:number-columns-repeated="36"/>
          <table:table-cell table:style-name="ce235" table:number-columns-repeated="167"/>
          <table:table-cell table:style-name="ce230" table:number-columns-repeated="34"/>
        </table:table-row>
        <table:table-row table:style-name="ro24">
          <table:table-cell table:style-name="ce13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7" office:value-type="string">
            <text:p>FNC_ECMS_WCM_BF_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0" office:value-type="string">
            <text:p>WCM\Banner-Footer\Banner\Edit</text:p>
          </table:table-cell>
          <table:table-cell table:style-name="ce200" office:value-type="string">
            <text:p>Replace existing logo while editing banner</text:p>
          </table:table-cell>
          <table:table-cell table:style-name="ce202" office:value-type="string">
            <text:p>Step 2: Change logo</text:p>
          </table:table-cell>
          <table:table-cell table:style-name="ce204" office:value-type="string">
            <office:annotation draw:style-name="gr2" draw:text-style-name="P2" svg:width="1.398in" svg:height="0.6815in" svg:x="9.7366in" svg:y="44.3008in" draw:caption-point-x="-0.2047in" draw:caption-point-y="-39.9575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204" office:value-type="string">
            <text:p>Uploaded image is displayed in Main content field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5" table:number-columns-repeated="4"/>
          <table:table-cell table:style-name="ce192" table:number-columns-repeated="36"/>
          <table:table-cell table:style-name="ce203" table:number-columns-repeated="167"/>
          <table:table-cell table:style-name="ce192" table:number-columns-repeated="34"/>
        </table:table-row>
        <table:table-row table:style-name="ro34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7" office:value-type="string">
            <text:p>FNC_ECMS_WCM_BF_01</text:p>
          </table:table-cell>
          <table:table-cell table:style-name="ce14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00" office:value-type="string">
            <text:p>WCM\Banner-Footer\Banner\Edit</text:p>
          </table:table-cell>
          <table:table-cell table:style-name="ce200" office:value-type="string">
            <text:p>Replace existing logo while editing banner</text:p>
          </table:table-cell>
          <table:table-cell table:style-name="ce202" office:value-type="string">
            <text:p>Step 3: Complete changing logo</text:p>
          </table:table-cell>
          <table:table-cell table:style-name="ce202" office:value-type="string">
            <text:p>Click <text:span text:style-name="T8">[Fast </text:span><text:span text:style-name="T8">Publish]</text:span></text:p>
          </table:table-cell>
          <table:table-cell table:style-name="ce207" office:value-type="string">
            <text:p>Edit banner form is closed. Edited banner is displayed with new logo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5" table:number-columns-repeated="4"/>
          <table:table-cell table:style-name="ce192" table:number-columns-repeated="36"/>
          <table:table-cell table:style-name="ce203" table:number-columns-repeated="167"/>
          <table:table-cell table:style-name="ce192" table:number-columns-repeated="34"/>
        </table:table-row>
        <table:table-row table:style-name="ro18">
          <table:table-cell table:style-name="ce137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7" office:value-type="string">
            <text:p>FNC_ECMS_WCM_BF_01</text:p>
          </table:table-cell>
          <table:table-cell table:style-name="ce148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200" office:value-type="string">
            <text:p>WCM\Banner-Footer\Banner\Edit</text:p>
          </table:table-cell>
          <table:table-cell table:style-name="ce90" office:value-type="string">
            <text:p>Check adding slogan on banner</text:p>
          </table:table-cell>
          <table:table-cell table:style-name="ce200" office:value-type="string">
            <text:p>Step 1: Show form to edit bann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</text:span><text:span text:style-name="T21">banner</text:span></text:p>
          </table:table-cell>
          <table:table-cell table:style-name="ce200" office:value-type="string">
            <text:p>Edit banner form is shown properly with current logo in Main content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5" table:number-columns-repeated="4"/>
          <table:table-cell table:style-name="ce192" table:number-columns-repeated="36"/>
          <table:table-cell table:style-name="ce203" table:number-columns-repeated="167"/>
          <table:table-cell table:style-name="ce192" table:number-columns-repeated="34"/>
        </table:table-row>
        <table:table-row table:style-name="ro34">
          <table:table-cell table:style-name="ce13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7" office:value-type="string">
            <text:p>FNC_ECMS_WCM_BF_01</text:p>
          </table:table-cell>
          <table:table-cell table:style-name="ce148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00" office:value-type="string">
            <text:p>WCM\Banner-Footer\Banner\Edit</text:p>
          </table:table-cell>
          <table:table-cell table:style-name="ce200" office:value-type="string">
            <text:p>Check adding slogan on banner</text:p>
          </table:table-cell>
          <table:table-cell table:style-name="ce202" office:value-type="string">
            <text:p>Step 2: Complete editing banner with new slogan</text:p>
          </table:table-cell>
          <table:table-cell table:style-name="ce202" office:value-type="string">
            <text:p>- Add text for slogan in Main content</text:p>
            <text:p>- Click <text:span text:style-name="T8">[Fast </text:span><text:span text:style-name="T8">Publish]</text:span></text:p>
          </table:table-cell>
          <table:table-cell table:style-name="ce207" office:value-type="string">
            <text:p>Edit banner form is closed. Edited banner is displayed with new added slogan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5" table:number-columns-repeated="4"/>
          <table:table-cell table:style-name="ce192" table:number-columns-repeated="36"/>
          <table:table-cell table:style-name="ce203" table:number-columns-repeated="167"/>
          <table:table-cell table:style-name="ce192" table:number-columns-repeated="34"/>
        </table:table-row>
        <table:table-row table:style-name="ro35">
          <table:table-cell table:style-name="ce137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7" office:value-type="string">
            <text:p>FNC_ECMS_WCM_BF_01</text:p>
          </table:table-cell>
          <table:table-cell table:style-name="ce148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200" office:value-type="string">
            <text:p>WCM\Banner-Footer\Banner\Edit</text:p>
          </table:table-cell>
          <table:table-cell table:style-name="ce91" office:value-type="string">
            <text:p>Check edit banner with image larger than designed/allowed size</text:p>
          </table:table-cell>
          <table:table-cell table:style-name="ce200" office:value-type="string">
            <text:p>Step 1: Show form to edit bann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</text:span><text:span text:style-name="T21">banner</text:span></text:p>
          </table:table-cell>
          <table:table-cell table:style-name="ce200" office:value-type="string">
            <text:p>Edit banner form is shown properly with current logo in Main content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5" table:number-columns-repeated="4"/>
          <table:table-cell table:style-name="ce192" table:number-columns-repeated="36"/>
          <table:table-cell table:style-name="ce203" table:number-columns-repeated="167"/>
          <table:table-cell table:style-name="ce192" table:number-columns-repeated="34"/>
        </table:table-row>
        <table:table-row table:style-name="ro36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7" office:value-type="string">
            <text:p>FNC_ECMS_WCM_BF_01</text:p>
          </table:table-cell>
          <table:table-cell table:style-name="ce148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200"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2: Change information of banner.</text:p>
          </table:table-cell>
          <table:table-cell table:style-name="ce204" office:value-type="string">
            <office:annotation draw:style-name="gr3" draw:text-style-name="P2" svg:width="1.4882in" svg:height="0.8933in" svg:x="9.5606in" svg:y="102.272in" draw:caption-point-x="-0.0287in" draw:caption-point-y="-92.8622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204" office:value-type="string">
            <text:p>- Show edit banner form properly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5" table:number-columns-repeated="4"/>
          <table:table-cell table:style-name="ce192" table:number-columns-repeated="36"/>
          <table:table-cell table:style-name="ce203" table:number-columns-repeated="167"/>
          <table:table-cell table:style-name="ce192" table:number-columns-repeated="34"/>
        </table:table-row>
        <table:table-row table:style-name="ro36">
          <table:table-cell table:style-name="ce13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7" office:value-type="string">
            <text:p>FNC_ECMS_WCM_BF_01</text:p>
          </table:table-cell>
          <table:table-cell table:style-name="ce148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200"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3: Update logo</text:p>
          </table:table-cell>
          <table:table-cell table:style-name="ce202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207" office:value-type="string">
            <text:p>- Changed logo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5" table:number-columns-repeated="4"/>
          <table:table-cell table:style-name="ce192" table:number-columns-repeated="36"/>
          <table:table-cell table:style-name="ce203" table:number-columns-repeated="167"/>
          <table:table-cell table:style-name="ce192" table:number-columns-repeated="34"/>
        </table:table-row>
        <table:table-row table:style-name="ro36">
          <table:table-cell table:style-name="ce13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7" office:value-type="string">
            <text:p>FNC_ECMS_WCM_BF_01</text:p>
          </table:table-cell>
          <table:table-cell table:style-name="ce148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200"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4: Display image's <text:s/>source code</text:p>
          </table:table-cell>
          <table:table-cell table:style-name="ce202" office:value-type="string">
            <text:p>- Click on <text:span text:style-name="T10">Source </text:span><text:span text:style-name="T4">icon </text:span><text:span text:style-name="T4">on fck editor</text:span></text:p>
          </table:table-cell>
          <table:table-cell table:style-name="ce207" office:value-type="string">
            <text:p>- Display image source code on main content textarea,</text:p>
            <text:p>- There some information as height of image, weight of image and path 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5" table:number-columns-repeated="4"/>
          <table:table-cell table:style-name="ce192" table:number-columns-repeated="36"/>
          <table:table-cell table:style-name="ce203" table:number-columns-repeated="167"/>
          <table:table-cell table:style-name="ce192" table:number-columns-repeated="34"/>
        </table:table-row>
        <table:table-row table:style-name="ro36">
          <table:table-cell table:style-name="ce13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7" office:value-type="string">
            <text:p>FNC_ECMS_WCM_BF_01</text:p>
          </table:table-cell>
          <table:table-cell table:style-name="ce148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200"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5: Make large size to suitable with banner</text:p>
          </table:table-cell>
          <table:table-cell table:style-name="ce202" office:value-type="string">
            <text:p>- Change height and weight of image in here </text:p>
          </table:table-cell>
          <table:table-cell table:style-name="ce207" office:value-type="string">
            <text:p>- Large image is suitable with banner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5" table:number-columns-repeated="4"/>
          <table:table-cell table:style-name="ce192" table:number-columns-repeated="36"/>
          <table:table-cell table:style-name="ce203" table:number-columns-repeated="167"/>
          <table:table-cell table:style-name="ce192" table:number-columns-repeated="34"/>
        </table:table-row>
        <table:table-row table:style-name="ro36">
          <table:table-cell table:style-name="ce13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7" office:value-type="string">
            <text:p>FNC_ECMS_WCM_BF_01</text:p>
          </table:table-cell>
          <table:table-cell table:style-name="ce148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200"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6: Update slogan</text:p>
          </table:table-cell>
          <table:table-cell table:style-name="ce202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207" office:value-type="string">
            <text:p>- Change Logo and Slogan successfully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5" table:number-columns-repeated="4"/>
          <table:table-cell table:style-name="ce192" table:number-columns-repeated="36"/>
          <table:table-cell table:style-name="ce203" table:number-columns-repeated="167"/>
          <table:table-cell table:style-name="ce192" table:number-columns-repeated="34"/>
        </table:table-row>
        <table:table-row table:style-name="ro24">
          <table:table-cell table:style-name="ce137"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table:style-name="ce67" office:value-type="string">
            <text:p>FNC_ECMS_WCM_BF_01</text:p>
          </table:table-cell>
          <table:table-cell table:style-name="ce148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200" office:value-type="string">
            <text:p>WCM\Banner-Footer\Banner\Edit</text:p>
          </table:table-cell>
          <table:table-cell table:style-name="ce90" office:value-type="string">
            <text:p>Check displaying slogan in banner after edit banner with long text slogan</text:p>
          </table:table-cell>
          <table:table-cell table:style-name="ce200" office:value-type="string">
            <text:p>Step 1: Choose existing site with bann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6"/>
          <table:table-cell table:style-name="ce225" table:number-columns-repeated="3"/>
          <table:table-cell table:style-name="ce192" table:number-columns-repeated="36"/>
          <table:table-cell table:style-name="ce197" table:number-columns-repeated="167"/>
          <table:table-cell table:style-name="ce192" table:number-columns-repeated="34"/>
        </table:table-row>
        <table:table-row table:style-name="ro37">
          <table:table-cell table:style-name="ce13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7" office:value-type="string">
            <text:p>FNC_ECMS_WCM_BF_01</text:p>
          </table:table-cell>
          <table:table-cell table:style-name="ce148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200" office:value-type="string">
            <text:p>WCM\Banner-Footer\Banner\Edit</text:p>
          </table:table-cell>
          <table:table-cell table:style-name="ce200" office:value-type="string">
            <text:p>Check displaying slogan in banner after edit banner with long text slogan</text:p>
          </table:table-cell>
          <table:table-cell table:style-name="ce202" office:value-type="string">
            <text:p>Step 2: Change information of banner.</text:p>
          </table:table-cell>
          <table:table-cell table:style-name="ce204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204" office:value-type="string">
            <text:p>- Show edit banner form properly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6"/>
          <table:table-cell table:style-name="ce225" table:number-columns-repeated="3"/>
          <table:table-cell table:style-name="ce192" table:number-columns-repeated="36"/>
          <table:table-cell table:style-name="ce197" table:number-columns-repeated="167"/>
          <table:table-cell table:style-name="ce192" table:number-columns-repeated="34"/>
        </table:table-row>
        <table:table-row table:style-name="ro26">
          <table:table-cell table:style-name="ce13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7" office:value-type="string">
            <text:p>FNC_ECMS_WCM_BF_01</text:p>
          </table:table-cell>
          <table:table-cell table:style-name="ce148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200" office:value-type="string">
            <text:p>WCM\Banner-Footer\Banner\Edit</text:p>
          </table:table-cell>
          <table:table-cell table:style-name="ce200" office:value-type="string">
            <text:p>Check displaying slogan in banner after edit banner with long text slogan</text:p>
          </table:table-cell>
          <table:table-cell table:style-name="ce202" office:value-type="string">
            <text:p>Step 3: Update slogan</text:p>
          </table:table-cell>
          <table:table-cell table:style-name="ce202" office:value-type="string">
            <text:p>- Edit current or add new slogan by input long text in Main Content field</text:p>
            <text:p>- Click <text:span text:style-name="T8">[Fast </text:span><text:span text:style-name="T8">Publish]</text:span></text:p>
            <text:p/>
          </table:table-cell>
          <table:table-cell table:style-name="ce207" office:value-type="string">
            <text:p>Edit banner form is closed. Edited banner is displayed with new slogan. There's scroll bar if needed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6"/>
          <table:table-cell table:style-name="ce225" table:number-columns-repeated="3"/>
          <table:table-cell table:style-name="ce192" table:number-columns-repeated="36"/>
          <table:table-cell table:style-name="ce197" table:number-columns-repeated="167"/>
          <table:table-cell table:style-name="ce192" table:number-columns-repeated="34"/>
        </table:table-row>
        <table:table-row table:style-name="ro24">
          <table:table-cell table:style-name="ce137"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table:style-name="ce67" office:value-type="string">
            <text:p>FNC_ECMS_WCM_BF_01</text:p>
          </table:table-cell>
          <table:table-cell table:style-name="ce148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200" office:value-type="string">
            <text:p>WCM\Banner-Footer\Banner\Edit</text:p>
          </table:table-cell>
          <table:table-cell table:style-name="ce90" office:value-type="string">
            <office:annotation draw:style-name="gr4" draw:text-style-name="P2" svg:width="1.1193in" svg:height="0.5457in" svg:x="5.7181in" svg:y="157.1654in" draw:caption-point-x="-0.2193in" draw:caption-point-y="-140.4094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200" office:value-type="string">
            <text:p>Step 1: Choose existing site with bann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7"/>
          <table:table-cell table:style-name="ce225" table:number-columns-repeated="3"/>
          <table:table-cell table:style-name="ce192" table:number-columns-repeated="36"/>
          <table:table-cell table:style-name="ce237" table:number-columns-repeated="167"/>
          <table:table-cell table:style-name="ce240"/>
          <table:table-cell table:style-name="ce192" table:number-columns-repeated="33"/>
        </table:table-row>
        <table:table-row table:style-name="ro37">
          <table:table-cell table:style-name="ce13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7" office:value-type="string">
            <text:p>FNC_ECMS_WCM_BF_01</text:p>
          </table:table-cell>
          <table:table-cell table:style-name="ce148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200" office:value-type="string">
            <text:p>WCM\Banner-Footer\Banner\Edit</text:p>
          </table:table-cell>
          <table:table-cell table:style-name="ce201" office:value-type="string">
            <text:p>Check edit banner by error default.css code</text:p>
          </table:table-cell>
          <table:table-cell table:style-name="ce202" office:value-type="string">
            <text:p>Step 2: Change information of banner.</text:p>
          </table:table-cell>
          <table:table-cell table:style-name="ce204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204" office:value-type="string">
            <text:p>- Show edit banner form properly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7"/>
          <table:table-cell table:style-name="ce225" table:number-columns-repeated="3"/>
          <table:table-cell table:style-name="ce192" table:number-columns-repeated="36"/>
          <table:table-cell table:style-name="ce237" table:number-columns-repeated="167"/>
          <table:table-cell table:style-name="ce240"/>
          <table:table-cell table:style-name="ce192" table:number-columns-repeated="33"/>
        </table:table-row>
        <table:table-row table:style-name="ro26">
          <table:table-cell table:style-name="ce13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7" office:value-type="string">
            <text:p>FNC_ECMS_WCM_BF_01</text:p>
          </table:table-cell>
          <table:table-cell table:style-name="ce148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200" office:value-type="string">
            <text:p>WCM\Banner-Footer\Banner\Edit</text:p>
          </table:table-cell>
          <table:table-cell table:style-name="ce201" office:value-type="string">
            <text:p>Check edit banner by error default.css code</text:p>
          </table:table-cell>
          <table:table-cell table:style-name="ce202" office:value-type="string">
            <text:p>Step 3: Change by error css code</text:p>
          </table:table-cell>
          <table:table-cell table:style-name="ce204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208" office:value-type="string">
            <text:p>Error Css code doesn't affect to banner so the banner format is the same the default format in Main content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7"/>
          <table:table-cell table:style-name="ce225" table:number-columns-repeated="3"/>
          <table:table-cell table:style-name="ce192" table:number-columns-repeated="36"/>
          <table:table-cell table:style-name="ce237" table:number-columns-repeated="167"/>
          <table:table-cell table:style-name="ce240"/>
          <table:table-cell table:style-name="ce192" table:number-columns-repeated="33"/>
        </table:table-row>
        <table:table-row table:style-name="ro24">
          <table:table-cell table:style-name="ce137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67" office:value-type="string">
            <text:p>FNC_ECMS_WCM_BF_01</text:p>
          </table:table-cell>
          <table:table-cell table:style-name="ce148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200" office:value-type="string">
            <text:p>WCM\Banner-Footer\Banner\Edit</text:p>
          </table:table-cell>
          <table:table-cell table:style-name="ce90" office:value-type="string">
            <text:p>Check edit banner by error java script(js) code</text:p>
          </table:table-cell>
          <table:table-cell table:style-name="ce200" office:value-type="string">
            <text:p>Step 1: Choose existing site with bann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7"/>
          <table:table-cell table:style-name="ce225" table:number-columns-repeated="3"/>
          <table:table-cell table:style-name="ce192" table:number-columns-repeated="36"/>
          <table:table-cell table:style-name="ce237" table:number-columns-repeated="167"/>
          <table:table-cell table:style-name="ce240"/>
          <table:table-cell table:style-name="ce192" table:number-columns-repeated="33"/>
        </table:table-row>
        <table:table-row table:style-name="ro20">
          <table:table-cell table:style-name="ce13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7" office:value-type="string">
            <text:p>FNC_ECMS_WCM_BF_01</text:p>
          </table:table-cell>
          <table:table-cell table:style-name="ce148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200" office:value-type="string">
            <text:p>WCM\Banner-Footer\Banner\Edit</text:p>
          </table:table-cell>
          <table:table-cell table:style-name="ce201" office:value-type="string">
            <text:p>Check edit banner by error default.java script(js) code</text:p>
          </table:table-cell>
          <table:table-cell table:style-name="ce202" office:value-type="string">
            <text:p>Step 2: Change information of banner.</text:p>
          </table:table-cell>
          <table:table-cell table:style-name="ce204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204" office:value-type="string">
            <text:p>- Show edit banner form properly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7"/>
          <table:table-cell table:style-name="ce225" table:number-columns-repeated="3"/>
          <table:table-cell table:style-name="ce192" table:number-columns-repeated="36"/>
          <table:table-cell table:style-name="ce237" table:number-columns-repeated="167"/>
          <table:table-cell table:style-name="ce240"/>
          <table:table-cell table:style-name="ce192" table:number-columns-repeated="33"/>
        </table:table-row>
        <table:table-row table:style-name="ro26">
          <table:table-cell table:style-name="ce13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7" office:value-type="string">
            <text:p>FNC_ECMS_WCM_BF_01</text:p>
          </table:table-cell>
          <table:table-cell table:style-name="ce148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200" office:value-type="string">
            <text:p>WCM\Banner-Footer\Banner\Edit</text:p>
          </table:table-cell>
          <table:table-cell table:style-name="ce201" office:value-type="string">
            <text:p>Check edit banner by error default.java script(js) code</text:p>
          </table:table-cell>
          <table:table-cell table:style-name="ce202" office:value-type="string">
            <text:p>Step 3: Change by error java script(js) code</text:p>
          </table:table-cell>
          <table:table-cell table:style-name="ce204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200" office:value-type="string">
            <text:p>- New banner wasn't edited as updated by java script(js) code.</text:p>
            <text:p>- Or new banner was edited error.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7"/>
          <table:table-cell table:style-name="ce225" table:number-columns-repeated="3"/>
          <table:table-cell table:style-name="ce192" table:number-columns-repeated="36"/>
          <table:table-cell table:style-name="ce237" table:number-columns-repeated="167"/>
          <table:table-cell table:style-name="ce240"/>
          <table:table-cell table:style-name="ce192" table:number-columns-repeated="33"/>
        </table:table-row>
        <table:table-row table:style-name="ro26">
          <table:table-cell table:style-name="ce137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72" office:value-type="string">
            <text:p>FNC_ECMS_WCM_BF_02</text:p>
          </table:table-cell>
          <table:table-cell table:style-name="ce148" office:value-type="float" office:value="1">
            <text:p>001</text:p>
          </table:table-cell>
          <table:table-cell table:style-name="ce200" office:value-type="string">
            <text:p>WCM\Banner-Footer\Footer\Edit</text:p>
          </table:table-cell>
          <table:table-cell table:style-name="ce90" office:value-type="string">
            <text:p>Check displaying form to edit footer</text:p>
          </table:table-cell>
          <table:table-cell table:style-name="ce200" office:value-type="string">
            <text:p>Step 1: Enable edit mode for WCM by admin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</table:table-cell>
          <table:table-cell table:style-name="ce200" office:value-type="string">
            <text:p>Edit mode is turned on. There's Edit icon for each portlet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7"/>
          <table:table-cell table:style-name="ce225" table:number-columns-repeated="3"/>
          <table:table-cell table:style-name="ce192" table:number-columns-repeated="36"/>
          <table:table-cell table:style-name="ce237" table:number-columns-repeated="167"/>
          <table:table-cell table:style-name="ce240"/>
          <table:table-cell table:style-name="ce192" table:number-columns-repeated="33"/>
        </table:table-row>
        <table:table-row table:style-name="ro20">
          <table:table-cell table:style-name="ce13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7" office:value-type="string">
            <text:p>FNC_ECMS_WCM_BF_02</text:p>
          </table:table-cell>
          <table:table-cell table:style-name="ce148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00" office:value-type="string">
            <text:p>WCM\Banner-Footer\Footer\Edit</text:p>
          </table:table-cell>
          <table:table-cell table:style-name="ce200" office:value-type="string">
            <text:p>Check displaying form to edit footer</text:p>
          </table:table-cell>
          <table:table-cell table:style-name="ce200" office:value-type="string">
            <text:p>Step 2: Show form to edit footer</text:p>
          </table:table-cell>
          <table:table-cell table:style-name="ce205" office:value-type="string">
            <text:p>- Click on quick edit icon on footer at the bottom of screen</text:p>
          </table:table-cell>
          <table:table-cell table:style-name="ce200" office:value-type="string">
            <text:p>- Show edit footer form properly. Current information in footer is displayed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7"/>
          <table:table-cell table:style-name="ce225" table:number-columns-repeated="3"/>
          <table:table-cell table:style-name="ce192" table:number-columns-repeated="36"/>
          <table:table-cell table:style-name="ce237" table:number-columns-repeated="167"/>
          <table:table-cell table:style-name="ce240"/>
          <table:table-cell table:style-name="ce192" table:number-columns-repeated="33"/>
        </table:table-row>
        <table:table-row table:style-name="ro18">
          <table:table-cell table:style-name="ce137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67" office:value-type="string">
            <text:p>FNC_ECMS_WCM_BF_02</text:p>
          </table:table-cell>
          <table:table-cell table:style-name="ce148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200" office:value-type="string">
            <text:p>WCM\Banner-Footer\Footer\Edit</text:p>
          </table:table-cell>
          <table:table-cell table:style-name="ce90" office:value-type="string">
            <text:p>Check editing footer with image/text</text:p>
          </table:table-cell>
          <table:table-cell table:style-name="ce200" office:value-type="string">
            <text:p>Step 1: Show form to edit foot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- Click on </text:span><text:span text:style-name="T21">quick edit </text:span><text:span text:style-name="T21">icon on </text:span><text:span text:style-name="T21">footer</text:span></text:p>
          </table:table-cell>
          <table:table-cell table:style-name="ce200" office:value-type="string">
            <text:p>- Edit mode is turned on.</text:p>
            <text:p>- Edit footer form is shown.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7"/>
          <table:table-cell table:style-name="ce225" table:number-columns-repeated="3"/>
          <table:table-cell table:style-name="ce192" table:number-columns-repeated="36"/>
          <table:table-cell table:style-name="ce237" table:number-columns-repeated="167"/>
          <table:table-cell table:style-name="ce240"/>
          <table:table-cell table:style-name="ce192" table:number-columns-repeated="33"/>
        </table:table-row>
        <table:table-row table:style-name="ro24">
          <table:table-cell table:style-name="ce13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7" office:value-type="string">
            <text:p>FNC_ECMS_WCM_BF_02</text:p>
          </table:table-cell>
          <table:table-cell table:style-name="ce148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200" office:value-type="string">
            <text:p>WCM\Banner-Footer\Footer\Edit</text:p>
          </table:table-cell>
          <table:table-cell table:style-name="ce200" office:value-type="string">
            <text:p>Check editing footer with image/text</text:p>
          </table:table-cell>
          <table:table-cell table:style-name="ce202" office:value-type="string">
            <text:p>Step 2: Update image</text:p>
          </table:table-cell>
          <table:table-cell table:style-name="ce204" office:value-type="string">
            <office:annotation draw:style-name="gr5" draw:text-style-name="P2" svg:width="1.1193in" svg:height="0.7083in" svg:x="9.7366in" svg:y="327.5949in" draw:caption-point-x="-0.2047in" draw:caption-point-y="-303.9378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207" office:value-type="string">
            <text:p>Uploaded image is displayed in Main content field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7"/>
          <table:table-cell table:style-name="ce225" table:number-columns-repeated="3"/>
          <table:table-cell table:style-name="ce192" table:number-columns-repeated="36"/>
          <table:table-cell table:style-name="ce237" table:number-columns-repeated="167"/>
          <table:table-cell table:style-name="ce240"/>
          <table:table-cell table:style-name="ce192" table:number-columns-repeated="33"/>
        </table:table-row>
        <table:table-row table:style-name="ro20">
          <table:table-cell table:style-name="ce13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7" office:value-type="string">
            <text:p>FNC_ECMS_WCM_BF_02</text:p>
          </table:table-cell>
          <table:table-cell table:style-name="ce148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200" office:value-type="string">
            <text:p>WCM\Banner-Footer\Footer\Edit</text:p>
          </table:table-cell>
          <table:table-cell table:style-name="ce200" office:value-type="string">
            <text:p>Check editing footer with image/text</text:p>
          </table:table-cell>
          <table:table-cell table:style-name="ce202" office:value-type="string">
            <text:p>Step 3: Complete editing footer</text:p>
          </table:table-cell>
          <table:table-cell table:style-name="ce202" office:value-type="string">
            <text:p>Click [<text:span text:style-name="T10">Fast</text:span> <text:span text:style-name="T10">publish</text:span>] button</text:p>
          </table:table-cell>
          <table:table-cell table:style-name="ce207" office:value-type="string">
            <text:p>Footer is edited successfully with new image &amp; text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7"/>
          <table:table-cell table:style-name="ce225" table:number-columns-repeated="3"/>
          <table:table-cell table:style-name="ce192" table:number-columns-repeated="36"/>
          <table:table-cell table:style-name="ce237" table:number-columns-repeated="167"/>
          <table:table-cell table:style-name="ce240"/>
          <table:table-cell table:style-name="ce192" table:number-columns-repeated="33"/>
        </table:table-row>
        <table:table-row table:style-name="ro18">
          <table:table-cell table:style-name="ce137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67" office:value-type="string">
            <text:p>FNC_ECMS_WCM_BF_02</text:p>
          </table:table-cell>
          <table:table-cell table:style-name="ce148"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table:style-name="ce200" office:value-type="string">
            <text:p>WCM\Banner-Footer\Footer\Edit</text:p>
          </table:table-cell>
          <table:table-cell table:style-name="ce90" office:value-type="string">
            <text:p>Check edit footer with long text.</text:p>
          </table:table-cell>
          <table:table-cell table:style-name="ce200" office:value-type="string">
            <text:p>Step 1: Show form to edit foot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- Click on </text:span><text:span text:style-name="T21">quick edit </text:span><text:span text:style-name="T21">icon on </text:span><text:span text:style-name="T21">footer</text:span></text:p>
          </table:table-cell>
          <table:table-cell table:style-name="ce200" office:value-type="string">
            <text:p>- Edit mode is turned on.</text:p>
            <text:p>- Edit footer form is shown.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7"/>
          <table:table-cell table:style-name="ce225" table:number-columns-repeated="3"/>
          <table:table-cell table:style-name="ce192" table:number-columns-repeated="36"/>
          <table:table-cell table:style-name="ce237" table:number-columns-repeated="167"/>
          <table:table-cell table:style-name="ce240"/>
          <table:table-cell table:style-name="ce192" table:number-columns-repeated="33"/>
        </table:table-row>
        <table:table-row table:style-name="ro16">
          <table:table-cell table:style-name="ce13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7" office:value-type="string">
            <text:p>FNC_ECMS_WCM_BF_02</text:p>
          </table:table-cell>
          <table:table-cell table:style-name="ce148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200" office:value-type="string">
            <text:p>WCM\Banner-Footer\Footer\Edit</text:p>
          </table:table-cell>
          <table:table-cell table:style-name="ce200" office:value-type="string">
            <text:p>Check edit footer with long text.</text:p>
          </table:table-cell>
          <table:table-cell table:style-name="ce202" office:value-type="string">
            <text:p>Step 2: Update footer with long text</text:p>
          </table:table-cell>
          <table:table-cell table:style-name="ce204" office:value-type="string">
            <text:p>- Edit current or add new text with long content or in different lines</text:p>
            <text:p>- Click [<text:span text:style-name="T8">Fast </text:span><text:span text:style-name="T8">Publish]</text:span></text:p>
          </table:table-cell>
          <table:table-cell table:style-name="ce204" office:value-type="string">
            <text:p>Footer is edited &amp; displayed properly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7"/>
          <table:table-cell table:style-name="ce225" table:number-columns-repeated="3"/>
          <table:table-cell table:style-name="ce192" table:number-columns-repeated="36"/>
          <table:table-cell table:style-name="ce237" table:number-columns-repeated="167"/>
          <table:table-cell table:style-name="ce240"/>
          <table:table-cell table:style-name="ce192" table:number-columns-repeated="33"/>
        </table:table-row>
        <table:table-row table:style-name="ro24">
          <table:table-cell table:style-name="ce137"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table:style-name="ce67" office:value-type="string">
            <text:p>FNC_ECMS_WCM_BF_02</text:p>
          </table:table-cell>
          <table:table-cell table:style-name="ce148"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table:style-name="ce200" office:value-type="string">
            <text:p>WCM\Banner-Footer\Footer\Edit</text:p>
          </table:table-cell>
          <table:table-cell table:style-name="ce90" office:value-type="string">
            <text:p>Check edit footer with invalid CSS</text:p>
          </table:table-cell>
          <table:table-cell table:style-name="ce200" office:value-type="string">
            <text:p>Step 1: Choose existing site with foot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footer, footer, can access toolbar management.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7"/>
          <table:table-cell table:style-name="ce225" table:number-columns-repeated="3"/>
          <table:table-cell table:style-name="ce192" table:number-columns-repeated="36"/>
          <table:table-cell table:style-name="ce237" table:number-columns-repeated="167"/>
          <table:table-cell table:style-name="ce240"/>
          <table:table-cell table:style-name="ce192" table:number-columns-repeated="33"/>
        </table:table-row>
        <table:table-row table:style-name="ro20">
          <table:table-cell table:style-name="ce13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7" office:value-type="string">
            <text:p>FNC_ECMS_WCM_BF_02</text:p>
          </table:table-cell>
          <table:table-cell table:style-name="ce148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200" office:value-type="string">
            <text:p>WCM\Banner-Footer\Footer\Edit</text:p>
          </table:table-cell>
          <table:table-cell table:style-name="ce200" office:value-type="string">
            <text:p>Check edit footer with invalid CSS</text:p>
          </table:table-cell>
          <table:table-cell table:style-name="ce202" office:value-type="string">
            <text:p>Step 2: Change information of footer.</text:p>
          </table:table-cell>
          <table:table-cell table:style-name="ce204" office:value-type="string">
            <text:p>- Click on quick edit icon on footer at the middle of screen</text:p>
          </table:table-cell>
          <table:table-cell table:style-name="ce204" office:value-type="string">
            <text:p>- Show edit footer form properly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7"/>
          <table:table-cell table:style-name="ce225" table:number-columns-repeated="3"/>
          <table:table-cell table:style-name="ce192" table:number-columns-repeated="36"/>
          <table:table-cell table:style-name="ce237" table:number-columns-repeated="167"/>
          <table:table-cell table:style-name="ce240"/>
          <table:table-cell table:style-name="ce192" table:number-columns-repeated="33"/>
        </table:table-row>
        <table:table-row table:style-name="ro16">
          <table:table-cell table:style-name="ce13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7" office:value-type="string">
            <text:p>FNC_ECMS_WCM_BF_02</text:p>
          </table:table-cell>
          <table:table-cell table:style-name="ce148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200" office:value-type="string">
            <text:p>WCM\Banner-Footer\Footer\Edit</text:p>
          </table:table-cell>
          <table:table-cell table:style-name="ce200" office:value-type="string">
            <text:p>Check edit footer with invalid CSS</text:p>
          </table:table-cell>
          <table:table-cell table:style-name="ce202" office:value-type="string">
            <text:p>Step 3: Change by error css code</text:p>
          </table:table-cell>
          <table:table-cell table:style-name="ce204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200" office:value-type="string">
            <text:p>- The error Css code doesn't affect to footer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7"/>
          <table:table-cell table:style-name="ce225" table:number-columns-repeated="3"/>
          <table:table-cell table:style-name="ce192" table:number-columns-repeated="36"/>
          <table:table-cell table:style-name="ce237" table:number-columns-repeated="167"/>
          <table:table-cell table:style-name="ce240"/>
          <table:table-cell table:style-name="ce192" table:number-columns-repeated="33"/>
        </table:table-row>
        <table:table-row table:style-name="ro24">
          <table:table-cell table:style-name="ce137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67" office:value-type="string">
            <text:p>FNC_ECMS_WCM_BF_02</text:p>
          </table:table-cell>
          <table:table-cell table:style-name="ce148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200" office:value-type="string">
            <text:p>WCM\Banner-Footer\Footer\Edit</text:p>
          </table:table-cell>
          <table:table-cell table:style-name="ce90" office:value-type="string">
            <text:p>Check edit footer with invalid JS</text:p>
          </table:table-cell>
          <table:table-cell table:style-name="ce200" office:value-type="string">
            <text:p>Step 1: Choose existing site with foot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footer, footer, can access toolbar management.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7"/>
          <table:table-cell table:style-name="ce225" table:number-columns-repeated="3"/>
          <table:table-cell table:style-name="ce192" table:number-columns-repeated="36"/>
          <table:table-cell table:style-name="ce237" table:number-columns-repeated="167"/>
          <table:table-cell table:style-name="ce240"/>
          <table:table-cell table:style-name="ce192" table:number-columns-repeated="33"/>
        </table:table-row>
        <table:table-row table:style-name="ro36">
          <table:table-cell table:style-name="ce13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7" office:value-type="string">
            <text:p>FNC_ECMS_WCM_BF_02</text:p>
          </table:table-cell>
          <table:table-cell table:style-name="ce148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200" office:value-type="string">
            <text:p>WCM\Banner-Footer\Footer\Edit</text:p>
          </table:table-cell>
          <table:table-cell table:style-name="ce200" office:value-type="string">
            <text:p>Check edit footer with invalid JS</text:p>
          </table:table-cell>
          <table:table-cell table:style-name="ce202" office:value-type="string">
            <text:p>Step 2: Change information of footer.</text:p>
          </table:table-cell>
          <table:table-cell table:style-name="ce204" office:value-type="string">
            <text:p>- Click on quick edit icon on footer at the middle of screen</text:p>
          </table:table-cell>
          <table:table-cell table:style-name="ce204" office:value-type="string">
            <text:p>- Show edit footer form properly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6"/>
          <table:table-cell table:style-name="ce225" table:number-columns-repeated="3"/>
          <table:table-cell table:style-name="ce192" table:number-columns-repeated="36"/>
          <table:table-cell table:style-name="ce197" table:number-columns-repeated="167"/>
          <table:table-cell table:style-name="ce192" table:number-columns-repeated="34"/>
        </table:table-row>
        <table:table-row table:style-name="ro38">
          <table:table-cell table:style-name="ce13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67" office:value-type="string">
            <text:p>FNC_ECMS_WCM_BF_02</text:p>
          </table:table-cell>
          <table:table-cell table:style-name="ce148"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table:style-name="ce200" office:value-type="string">
            <text:p>WCM\Banner-Footer\Footer\Edit</text:p>
          </table:table-cell>
          <table:table-cell table:style-name="ce200" office:value-type="string">
            <text:p>Check edit footer with invalid JS</text:p>
          </table:table-cell>
          <table:table-cell table:style-name="ce202" office:value-type="string">
            <text:p>Step 3: Change by error java script(js) code</text:p>
          </table:table-cell>
          <table:table-cell table:style-name="ce204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200" office:value-type="string">
            <text:p>The error java script code doesn't affect to footer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6"/>
          <table:table-cell table:style-name="ce225" table:number-columns-repeated="3"/>
          <table:table-cell table:style-name="ce192" table:number-columns-repeated="36"/>
          <table:table-cell table:style-name="ce197" table:number-columns-repeated="167"/>
          <table:table-cell table:style-name="ce192" table:number-columns-repeated="34"/>
        </table:table-row>
        <table:table-row table:style-name="ro26">
          <table:table-cell table:style-name="ce137"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72" office:value-type="string">
            <text:p>FNC_ECMS_WCM_BF_03</text:p>
          </table:table-cell>
          <table:table-cell table:style-name="ce148" office:value-type="float" office:value="1">
            <text:p>001</text:p>
          </table:table-cell>
          <table:table-cell table:style-name="ce200" office:value-type="string">
            <text:p>WCM\Banner-Footer\Homepage\Edit</text:p>
          </table:table-cell>
          <table:table-cell table:style-name="ce90" office:value-type="string">
            <text:p>Check display form to edit content of Homepage</text:p>
          </table:table-cell>
          <table:table-cell table:style-name="ce200" office:value-type="string">
            <text:p>Step 1: Enable edit mode for WCM by admin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</table:table-cell>
          <table:table-cell table:style-name="ce200" office:value-type="string">
            <text:p>Edit mode is turned on. There's Edit icon for each portlet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6"/>
          <table:table-cell table:style-name="ce225" table:number-columns-repeated="3"/>
          <table:table-cell table:style-name="ce192" table:number-columns-repeated="36"/>
          <table:table-cell table:style-name="ce197" table:number-columns-repeated="167"/>
          <table:table-cell table:style-name="ce192" table:number-columns-repeated="34"/>
        </table:table-row>
        <table:table-row table:style-name="ro34">
          <table:table-cell table:style-name="ce13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7" office:value-type="string">
            <text:p>FNC_ECMS_WCM_BF_03</text:p>
          </table:table-cell>
          <table:table-cell table:style-name="ce148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200" office:value-type="string">
            <text:p>WCM\Banner-Footer\Homepage\Edit</text:p>
          </table:table-cell>
          <table:table-cell table:style-name="ce200" office:value-type="string">
            <text:p>Check display form to edit Homepage</text:p>
          </table:table-cell>
          <table:table-cell table:style-name="ce200" office:value-type="string">
            <text:p>Step 2: Show form to edit footer</text:p>
          </table:table-cell>
          <table:table-cell table:style-name="ce200" office:value-type="string">
            <text:p>- Click on quick edit icon in the top right of page's content</text:p>
          </table:table-cell>
          <table:table-cell table:style-name="ce200" office:value-type="string">
            <text:p>Edit content form is shown, current content of Home page is shown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6"/>
          <table:table-cell table:style-name="ce225" table:number-columns-repeated="3"/>
          <table:table-cell table:style-name="ce192" table:number-columns-repeated="36"/>
          <table:table-cell table:style-name="ce197" table:number-columns-repeated="167"/>
          <table:table-cell table:style-name="ce192" table:number-columns-repeated="34"/>
        </table:table-row>
        <table:table-row table:style-name="ro30">
          <table:table-cell table:style-name="ce137"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table:style-name="ce67" office:value-type="string">
            <text:p>FNC_ECMS_WCM_BF_03</text:p>
          </table:table-cell>
          <table:table-cell table:style-name="ce148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200" office:value-type="string">
            <text:p>WCM\Banner-Footer\Homepage\Edit</text:p>
          </table:table-cell>
          <table:table-cell table:style-name="ce90" office:value-type="string">
            <text:p>Edit content of Home page</text:p>
          </table:table-cell>
          <table:table-cell table:style-name="ce200" office:value-type="string">
            <text:p>Step 1: Show form to edit Home page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- Select </text:span><text:span text:style-name="T21">Home page</text:span></text:p>
            <text:p><text:span text:style-name="T21">- Click Quick </text:span><text:span text:style-name="T21">Edit icon in </text:span><text:span text:style-name="T21">the top right </text:span><text:span text:style-name="T21">of page's </text:span><text:span text:style-name="T21">content</text:span></text:p>
          </table:table-cell>
          <table:table-cell table:style-name="ce200" office:value-type="string">
            <text:p>Edit content form is shown, current content of Home page is shown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7"/>
          <table:table-cell table:style-name="ce224" table:number-columns-repeated="3"/>
          <table:table-cell table:style-name="ce230" table:number-columns-repeated="36"/>
          <table:table-cell table:style-name="ce238" table:number-columns-repeated="167"/>
          <table:table-cell table:style-name="ce230" table:number-columns-repeated="34"/>
        </table:table-row>
        <table:table-row table:style-name="ro39">
          <table:table-cell table:style-name="ce13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7" office:value-type="string">
            <text:p>FNC_ECMS_WCM_BF_03</text:p>
          </table:table-cell>
          <table:table-cell table:style-name="ce148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200" office:value-type="string">
            <text:p>WCM\Banner-Footer\Homepage\Edit</text:p>
          </table:table-cell>
          <table:table-cell table:style-name="ce200" office:value-type="string">
            <text:p>Edit content of Home page</text:p>
          </table:table-cell>
          <table:table-cell table:style-name="ce202" office:value-type="string">
            <text:p>Step 2: Change information of Homepage.</text:p>
          </table:table-cell>
          <table:table-cell table:style-name="ce204" office:value-type="string">
            <text:p>- Change content of Home page in Main Content field</text:p>
            <text:p>- Click [<text:span text:style-name="T8">Fast </text:span><text:span text:style-name="T8">Publish</text:span>]</text:p>
          </table:table-cell>
          <table:table-cell table:style-name="ce204" office:value-type="string">
            <text:p>Edit Home page successfully, it is displayed with edited content</text:p>
          </table:table-cell>
          <table:table-cell table:style-name="ce211" office:value-type="string">
            <text:p>Medium</text:p>
          </table:table-cell>
          <table:table-cell table:style-name="ce214"/>
          <table:table-cell table:style-name="ce217" table:content-validation-name="val1"/>
          <table:table-cell table:style-name="ce214" table:number-columns-repeated="4"/>
          <table:table-cell table:style-name="ce227"/>
          <table:table-cell table:style-name="ce224" table:number-columns-repeated="3"/>
          <table:table-cell table:style-name="ce230" table:number-columns-repeated="36"/>
          <table:table-cell table:style-name="ce238" table:number-columns-repeated="167"/>
          <table:table-cell table:style-name="ce230" table:number-columns-repeated="34"/>
        </table:table-row>
        <table:table-row table:style-name="ro18">
          <table:table-cell table:style-name="ce137"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table:style-name="ce67" office:value-type="string">
            <text:p>FNC_ECMS_WCM_BF_03</text:p>
          </table:table-cell>
          <table:table-cell table:style-name="ce148"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table:style-name="ce200" office:value-type="string">
            <text:p>WCM\Banner-Footer\Homepage\Edit</text:p>
          </table:table-cell>
          <table:table-cell table:style-name="ce90" office:value-type="string">
            <text:p>Check edit Homepage with invalid CSS</text:p>
          </table:table-cell>
          <table:table-cell table:style-name="ce200" office:value-type="string">
            <text:p>Step 1: Choose existing site with Homepage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Homepage, footer, can access toolbar management.</text:p>
          </table:table-cell>
          <table:table-cell table:style-name="ce211" office:value-type="string">
            <text:p>Medium</text:p>
          </table:table-cell>
          <table:table-cell table:style-name="ce216"/>
          <table:table-cell table:style-name="ce217" table:content-validation-name="val1"/>
          <table:table-cell table:style-name="ce220"/>
          <table:table-cell table:style-name="ce216" table:number-columns-repeated="7"/>
          <table:table-cell table:style-name="ce192" table:number-columns-repeated="36"/>
          <table:table-cell table:style-name="ce203" table:number-columns-repeated="167"/>
          <table:table-cell table:style-name="ce192" table:number-columns-repeated="34"/>
        </table:table-row>
        <table:table-row table:style-name="ro20">
          <table:table-cell table:style-name="ce13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7" office:value-type="string">
            <text:p>FNC_ECMS_WCM_BF_03</text:p>
          </table:table-cell>
          <table:table-cell table:style-name="ce148"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200" office:value-type="string">
            <text:p>WCM\Banner-Footer\Homepage\Edit</text:p>
          </table:table-cell>
          <table:table-cell table:style-name="ce200" office:value-type="string">
            <text:p>Check edit Homepage with invalid CSS</text:p>
          </table:table-cell>
          <table:table-cell table:style-name="ce202" office:value-type="string">
            <text:p>Step 2: Change information of Homepage.</text:p>
          </table:table-cell>
          <table:table-cell table:style-name="ce204" office:value-type="string">
            <text:p>- Click on quick edit icon on Homepage at the middle of screen</text:p>
          </table:table-cell>
          <table:table-cell table:style-name="ce204" office:value-type="string">
            <text:p>- Show edit Homepage form properly</text:p>
          </table:table-cell>
          <table:table-cell table:style-name="ce211" office:value-type="string">
            <text:p>Medium</text:p>
          </table:table-cell>
          <table:table-cell table:style-name="ce216"/>
          <table:table-cell table:style-name="ce217" table:content-validation-name="val1"/>
          <table:table-cell table:style-name="ce220"/>
          <table:table-cell table:style-name="ce216" table:number-columns-repeated="7"/>
          <table:table-cell table:style-name="ce192" table:number-columns-repeated="36"/>
          <table:table-cell table:style-name="ce203" table:number-columns-repeated="167"/>
          <table:table-cell table:style-name="ce192" table:number-columns-repeated="34"/>
        </table:table-row>
        <table:table-row table:style-name="ro26">
          <table:table-cell table:style-name="ce13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7" office:value-type="string">
            <text:p>FNC_ECMS_WCM_BF_03</text:p>
          </table:table-cell>
          <table:table-cell table:style-name="ce148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200" office:value-type="string">
            <text:p>WCM\Banner-Footer\Homepage\Edit</text:p>
          </table:table-cell>
          <table:table-cell table:style-name="ce200" office:value-type="string">
            <text:p>Check edit Homepage with invalid CSS</text:p>
          </table:table-cell>
          <table:table-cell table:style-name="ce202" office:value-type="string">
            <text:p>Step 3: Change by error css code</text:p>
          </table:table-cell>
          <table:table-cell table:style-name="ce204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200" office:value-type="string">
            <text:p>- New Homepage wasn't edited as updated by CSS code.</text:p>
            <text:p>- Or new Homepage was edited error.</text:p>
          </table:table-cell>
          <table:table-cell table:style-name="ce211" office:value-type="string">
            <text:p>Medium</text:p>
          </table:table-cell>
          <table:table-cell table:style-name="ce216"/>
          <table:table-cell table:style-name="ce217" table:content-validation-name="val1"/>
          <table:table-cell table:style-name="ce220"/>
          <table:table-cell table:style-name="ce216" table:number-columns-repeated="7"/>
          <table:table-cell table:style-name="ce192" table:number-columns-repeated="36"/>
          <table:table-cell table:style-name="ce203" table:number-columns-repeated="167"/>
          <table:table-cell table:style-name="ce192" table:number-columns-repeated="34"/>
        </table:table-row>
        <table:table-row table:style-name="ro18">
          <table:table-cell table:style-name="ce137"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67" office:value-type="string">
            <text:p>FNC_ECMS_WCM_BF_03</text:p>
          </table:table-cell>
          <table:table-cell table:style-name="ce148"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table:style-name="ce200" office:value-type="string">
            <text:p>WCM\Banner-Footer\Homepage\Edit</text:p>
          </table:table-cell>
          <table:table-cell table:style-name="ce90" office:value-type="string">
            <text:p>Check edit Homepage with invalid JS</text:p>
          </table:table-cell>
          <table:table-cell table:style-name="ce200" office:value-type="string">
            <text:p>Step 1: Choose existing site with Homepage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Homepage, footer, can access toolbar management.</text:p>
          </table:table-cell>
          <table:table-cell table:style-name="ce211" office:value-type="string">
            <text:p>Medium</text:p>
          </table:table-cell>
          <table:table-cell table:style-name="ce216"/>
          <table:table-cell table:style-name="ce217" table:content-validation-name="val1"/>
          <table:table-cell table:style-name="ce220"/>
          <table:table-cell table:style-name="ce216" table:number-columns-repeated="7"/>
          <table:table-cell table:style-name="ce192" table:number-columns-repeated="36"/>
          <table:table-cell table:style-name="ce203" table:number-columns-repeated="167"/>
          <table:table-cell table:style-name="ce192" table:number-columns-repeated="34"/>
        </table:table-row>
        <table:table-row table:style-name="ro20">
          <table:table-cell table:style-name="ce13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7" office:value-type="string">
            <text:p>FNC_ECMS_WCM_BF_03</text:p>
          </table:table-cell>
          <table:table-cell table:style-name="ce148"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table:style-name="ce200" office:value-type="string">
            <text:p>WCM\Banner-Footer\Homepage\Edit</text:p>
          </table:table-cell>
          <table:table-cell table:style-name="ce200" office:value-type="string">
            <text:p>Check edit Homepage with invalid JS</text:p>
          </table:table-cell>
          <table:table-cell table:style-name="ce202" office:value-type="string">
            <text:p>Step 2: Change information of Homepage.</text:p>
          </table:table-cell>
          <table:table-cell table:style-name="ce204" office:value-type="string">
            <text:p>- Click on quick edit icon on Homepage at the middle of screen</text:p>
          </table:table-cell>
          <table:table-cell table:style-name="ce204" office:value-type="string">
            <text:p>- Show edit Homepage form properly</text:p>
          </table:table-cell>
          <table:table-cell table:style-name="ce211" office:value-type="string">
            <text:p>Medium</text:p>
          </table:table-cell>
          <table:table-cell table:style-name="ce216"/>
          <table:table-cell table:style-name="ce217" table:content-validation-name="val1"/>
          <table:table-cell table:style-name="ce220"/>
          <table:table-cell table:style-name="ce216" table:number-columns-repeated="7"/>
          <table:table-cell table:style-name="ce192" table:number-columns-repeated="36"/>
          <table:table-cell table:style-name="ce203" table:number-columns-repeated="167"/>
          <table:table-cell table:style-name="ce192" table:number-columns-repeated="34"/>
        </table:table-row>
        <table:table-row table:style-name="ro26">
          <table:table-cell table:style-name="ce13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7" office:value-type="string">
            <text:p>FNC_ECMS_WCM_BF_03</text:p>
          </table:table-cell>
          <table:table-cell table:style-name="ce148"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table:style-name="ce200" office:value-type="string">
            <text:p>WCM\Banner-Footer\Homepage\Edit</text:p>
          </table:table-cell>
          <table:table-cell table:style-name="ce200" office:value-type="string">
            <text:p>Check edit Homepage with invalid JS</text:p>
          </table:table-cell>
          <table:table-cell table:style-name="ce202" office:value-type="string">
            <text:p>Step 3: Change by error java script(js) code</text:p>
          </table:table-cell>
          <table:table-cell table:style-name="ce204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200" office:value-type="string">
            <text:p>- New Homepage wasn't edited as updated by java script(js) code.</text:p>
            <text:p>- Or new Homepage was edited error.</text:p>
          </table:table-cell>
          <table:table-cell table:style-name="ce211" office:value-type="string">
            <text:p>Medium</text:p>
          </table:table-cell>
          <table:table-cell table:style-name="ce216"/>
          <table:table-cell table:style-name="ce217" table:content-validation-name="val1"/>
          <table:table-cell table:style-name="ce220"/>
          <table:table-cell table:style-name="ce216" table:number-columns-repeated="7"/>
          <table:table-cell table:style-name="ce192" table:number-columns-repeated="36"/>
          <table:table-cell table:style-name="ce203" table:number-columns-repeated="167"/>
          <table:table-cell table:style-name="ce192" table:number-columns-repeated="34"/>
        </table:table-row>
        <table:table-row table:style-name="ro10" table:number-rows-repeated="12">
          <table:table-cell table:style-name="ce192" table:number-columns-repeated="10"/>
          <table:table-cell table:style-name="ce218"/>
          <table:table-cell table:style-name="ce221"/>
          <table:table-cell table:style-name="ce192" table:number-columns-repeated="43"/>
          <table:table-cell table:style-name="ce203" table:number-columns-repeated="167"/>
          <table:table-cell table:style-name="ce192" table:number-columns-repeated="34"/>
        </table:table-row>
        <table:table-row table:style-name="ro10" table:number-rows-repeated="2">
          <table:table-cell table:style-name="ce192" table:number-columns-repeated="10"/>
          <table:table-cell table:style-name="ce218"/>
          <table:table-cell table:style-name="ce221"/>
          <table:table-cell table:style-name="ce192" table:number-columns-repeated="43"/>
          <table:table-cell table:style-name="ce239" table:number-columns-repeated="167"/>
          <table:table-cell table:style-name="ce192" table:number-columns-repeated="34"/>
        </table:table-row>
        <table:table-row table:style-name="ro10" table:number-rows-repeated="11">
          <table:table-cell table:style-name="ce192" table:number-columns-repeated="10"/>
          <table:table-cell table:style-name="ce218"/>
          <table:table-cell table:style-name="ce221"/>
          <table:table-cell table:style-name="ce192" table:number-columns-repeated="244"/>
        </table:table-row>
        <table:table-row table:style-name="ro10" table:number-rows-repeated="1048499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Search" table:style-name="ta6" table:print="false">
        <office:forms form:automatic-focus="false" form:apply-design-mode="false"/>
        <table:table-column table:style-name="co37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40" table:default-cell-style-name="Default"/>
        <table:table-column table:style-name="co50" table:default-cell-style-name="Default"/>
        <table:table-column table:style-name="co3" table:number-columns-repeated="247" table:default-cell-style-name="Default"/>
        <table:table-row table:style-name="ro23">
          <table:table-cell table:style-name="ce138"/>
          <table:table-cell table:style-name="ce139" office:value-type="string">
            <text:p>TEST CASES</text:p>
          </table:table-cell>
          <table:table-cell table:style-name="ce144"/>
          <table:table-cell table:style-name="ce139" table:number-columns-repeated="2"/>
          <table:table-cell table:style-name="ce143"/>
          <table:table-cell table:style-name="ce149" table:number-columns-repeated="4"/>
          <table:table-cell table:style-name="ce168" office:value-type="string">
            <text:p>Passed</text:p>
          </table:table-cell>
          <table:table-cell table:style-name="ce168" table:formula="of:=COUNTIF([.L$7:.L$1005];[.$K1])" office:value-type="float" office:value="0">
            <text:p>0</text:p>
          </table:table-cell>
          <table:table-cell table:style-name="ce168" table:formula="of:=COUNTIF([.M$7:.M$1005];[.$K1])" office:value-type="float" office:value="0">
            <text:p>0</text:p>
          </table:table-cell>
          <table:table-cell table:style-name="ce168" table:formula="of:=COUNTIF([.N$7:.N$1005];[.$K1])" office:value-type="float" office:value="0">
            <text:p>0</text:p>
          </table:table-cell>
          <table:table-cell table:style-name="ce168" table:formula="of:=COUNTIF([.O$7:.O$1005];[.$K1])" office:value-type="float" office:value="0">
            <text:p>0</text:p>
          </table:table-cell>
          <table:table-cell table:style-name="ce149"/>
          <table:table-cell table:number-columns-repeated="30"/>
          <table:table-cell table:style-name="ce167" table:number-columns-repeated="208"/>
          <table:table-cell table:number-columns-repeated="2"/>
        </table:table-row>
        <table:table-row table:style-name="ro23">
          <table:table-cell table:style-name="ce138"/>
          <table:table-cell table:style-name="ce149"/>
          <table:table-cell table:style-name="ce145"/>
          <table:table-cell table:style-name="ce149" table:number-columns-repeated="2"/>
          <table:table-cell table:style-name="ce143"/>
          <table:table-cell table:style-name="ce14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005];[.$K2])" office:value-type="float" office:value="0">
            <text:p>0</text:p>
          </table:table-cell>
          <table:table-cell table:style-name="ce168" table:formula="of:=COUNTIF([.M$7:.M$1005];[.$K2])" office:value-type="float" office:value="0">
            <text:p>0</text:p>
          </table:table-cell>
          <table:table-cell table:style-name="ce168" table:formula="of:=COUNTIF([.N$7:.N$1005];[.$K2])" office:value-type="float" office:value="0">
            <text:p>0</text:p>
          </table:table-cell>
          <table:table-cell table:style-name="ce168" table:formula="of:=COUNTIF([.O$7:.O$1005];[.$K2])" office:value-type="float" office:value="0">
            <text:p>0</text:p>
          </table:table-cell>
          <table:table-cell table:style-name="ce149"/>
          <table:table-cell table:number-columns-repeated="30"/>
          <table:table-cell table:style-name="ce167" table:number-columns-repeated="208"/>
          <table:table-cell table:number-columns-repeated="2"/>
        </table:table-row>
        <table:table-row table:style-name="ro32">
          <table:table-cell table:style-name="ce138"/>
          <table:table-cell table:style-name="ce242" office:value-type="string">
            <text:p>Functions list</text:p>
          </table:table-cell>
          <table:table-cell table:style-name="ce156" office:value-type="string" table:number-columns-spanned="3" table:number-rows-spanned="1">
            <text:p>Search: Search, setting search page result, in current site and all sites.</text:p>
          </table:table-cell>
          <table:covered-table-cell table:number-columns-repeated="2" table:style-name="ce156"/>
          <table:table-cell table:style-name="ce143"/>
          <table:table-cell table:style-name="ce65"/>
          <table:table-cell table:style-name="ce161"/>
          <table:table-cell table:style-name="ce163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005];[.$K3])" office:value-type="float" office:value="0">
            <text:p>0</text:p>
          </table:table-cell>
          <table:table-cell table:style-name="ce168" table:formula="of:=COUNTIF([.M$7:.M$1005];[.$K3])" office:value-type="float" office:value="0">
            <text:p>0</text:p>
          </table:table-cell>
          <table:table-cell table:style-name="ce168" table:formula="of:=COUNTIF([.N$7:.N$1005];[.$K3])" office:value-type="float" office:value="0">
            <text:p>0</text:p>
          </table:table-cell>
          <table:table-cell table:style-name="ce168" table:formula="of:=COUNTIF([.O$7:.O$1005];[.$K3])" office:value-type="float" office:value="0">
            <text:p>0</text:p>
          </table:table-cell>
          <table:table-cell table:style-name="ce161"/>
          <table:table-cell table:style-name="ce261"/>
          <table:table-cell table:style-name="ce262" table:number-columns-repeated="5"/>
          <table:table-cell table:number-columns-repeated="2"/>
          <table:table-cell table:style-name="ce261"/>
          <table:table-cell table:style-name="ce262" table:number-columns-repeated="6"/>
          <table:table-cell table:number-columns-repeated="15"/>
          <table:table-cell table:style-name="ce167" table:number-columns-repeated="208"/>
          <table:table-cell table:number-columns-repeated="2"/>
        </table:table-row>
        <table:table-row table:style-name="ro23">
          <table:table-cell table:style-name="ce138"/>
          <table:table-cell table:style-name="ce242" office:value-type="string">
            <text:p>Total Main Cases</text:p>
          </table:table-cell>
          <table:table-cell table:style-name="ce147" table:formula="of:=MAX([.A7:.A6429])" office:value-type="float" office:value="20" table:number-columns-spanned="3" table:number-rows-spanned="1">
            <text:p>20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4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005];[.$K4])" office:value-type="float" office:value="0">
            <text:p>0</text:p>
          </table:table-cell>
          <table:table-cell table:style-name="ce168" table:formula="of:=COUNTIF([.M$7:.M$1005];[.$K4])" office:value-type="float" office:value="0">
            <text:p>0</text:p>
          </table:table-cell>
          <table:table-cell table:style-name="ce168" table:formula="of:=COUNTIF([.N$7:.N$1005];[.$K4])" office:value-type="float" office:value="0">
            <text:p>0</text:p>
          </table:table-cell>
          <table:table-cell table:style-name="ce168" table:formula="of:=COUNTIF([.O$7:.O$1005];[.$K4])" office:value-type="float" office:value="0">
            <text:p>0</text:p>
          </table:table-cell>
          <table:table-cell table:style-name="ce161"/>
          <table:table-cell table:style-name="ce261" table:number-columns-repeated="6"/>
          <table:table-cell table:number-columns-repeated="2"/>
          <table:table-cell table:style-name="ce261" table:number-columns-repeated="7"/>
          <table:table-cell table:number-columns-repeated="15"/>
          <table:table-cell table:style-name="ce167" table:number-columns-repeated="208"/>
          <table:table-cell table:number-columns-repeated="2"/>
        </table:table-row>
        <table:table-row table:style-name="ro23">
          <table:table-cell table:style-name="ce138"/>
          <table:table-cell table:style-name="ce243"/>
          <table:table-cell table:style-name="ce138"/>
          <table:table-cell table:style-name="ce143" table:number-columns-repeated="6"/>
          <table:table-cell table:style-name="ce169"/>
          <table:table-cell office:value-type="string">
            <text:p>N/A</text:p>
          </table:table-cell>
          <table:table-cell table:style-name="ce168" table:formula="of:=COUNTIF([.L$7:.L$1005];[.$K5])" office:value-type="float" office:value="0">
            <text:p>0</text:p>
          </table:table-cell>
          <table:table-cell table:style-name="ce168" table:formula="of:=COUNTIF([.M$7:.M$1005];[.$K5])" office:value-type="float" office:value="0">
            <text:p>0</text:p>
          </table:table-cell>
          <table:table-cell table:style-name="ce168" table:formula="of:=COUNTIF([.N$7:.N$1005];[.$K5])" office:value-type="float" office:value="0">
            <text:p>0</text:p>
          </table:table-cell>
          <table:table-cell table:style-name="ce168" table:formula="of:=COUNTIF([.O$7:.O$100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4"/>
          <table:table-cell table:style-name="ce229" table:number-columns-repeated="4"/>
          <table:table-cell table:style-name="ce232" table:number-columns-repeated="11"/>
          <table:table-cell table:style-name="ce138" table:number-columns-repeated="13"/>
          <table:table-cell table:style-name="ce233" table:number-columns-repeated="208"/>
          <table:table-cell table:style-name="ce138" table:number-columns-repeated="2"/>
        </table:table-row>
        <table:table-row table:style-name="ro20">
          <table:table-cell table:style-name="ce241" office:value-type="float" office:value="1">
            <text:p>001</text:p>
          </table:table-cell>
          <table:table-cell table:style-name="ce243" office:value-type="string">
            <text:p>FNC_ECMS_WCM_SEARCH_01</text:p>
          </table:table-cell>
          <table:table-cell table:style-name="ce244" office:value-type="float" office:value="1">
            <text:p>001</text:p>
          </table:table-cell>
          <table:table-cell table:style-name="ce156" office:value-type="string">
            <text:p>WCM\Search\Page</text:p>
          </table:table-cell>
          <table:table-cell table:style-name="ce111" office:value-type="string">
            <text:p>Search in case input no keywords for searching</text:p>
          </table:table-cell>
          <table:table-cell table:style-name="ce156" office:value-type="string">
            <text:p>Step 1: Access WCM </text:p>
          </table:table-cell>
          <table:table-cell table:style-name="ce156" office:value-type="string">
            <text:p>- Access WCM program (Acme/Overview)</text:p>
          </table:table-cell>
          <table:table-cell table:style-name="ce156" office:value-type="string">
            <text:p>- WCM main screen is displayed</text:p>
            <text:p/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1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40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6" office:value-type="string">
            <text:p>WCM\Search\Page</text:p>
          </table:table-cell>
          <table:table-cell table:style-name="ce204" office:value-type="string">
            <text:p>Search in case input no keywords for searching</text:p>
          </table:table-cell>
          <table:table-cell table:style-name="ce158" office:value-type="string">
            <text:p>Step 2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1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16">
          <table:table-cell table:style-name="ce13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6" office:value-type="string">
            <text:p>WCM\Search\Page</text:p>
          </table:table-cell>
          <table:table-cell table:style-name="ce204" office:value-type="string">
            <text:p>Search in case input no keywords for searching</text:p>
          </table:table-cell>
          <table:table-cell table:style-name="ce152" office:value-type="string">
            <text:p>Step 3: Do search</text:p>
          </table:table-cell>
          <table:table-cell table:style-name="ce152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57" office:value-type="string">
            <text:p><text:s/>- Alert message is shown to notify that user can not leave empty when searching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1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20">
          <table:table-cell table:style-name="ce13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56" office:value-type="string">
            <text:p>WCM\Search\Page</text:p>
          </table:table-cell>
          <table:table-cell table:style-name="ce82" office:value-type="string">
            <text:p>Search in case search keyword does not match existing values</text:p>
          </table:table-cell>
          <table:table-cell table:style-name="ce156" office:value-type="string">
            <text:p>Step 1: Access WCM </text:p>
          </table:table-cell>
          <table:table-cell table:style-name="ce156" office:value-type="string">
            <text:p>- Access WCM program (Acme/Overview)</text:p>
          </table:table-cell>
          <table:table-cell table:style-name="ce156" office:value-type="string">
            <text:p>- WCM main screen is displayed</text:p>
            <text:p/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1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16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6" office:value-type="string">
            <text:p>WCM\Search\Page</text:p>
          </table:table-cell>
          <table:table-cell table:style-name="ce247" office:value-type="string">
            <text:p>Search in case search keyword does not match existing values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1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16">
          <table:table-cell table:style-name="ce13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56" office:value-type="string">
            <text:p>WCM\Search\Page</text:p>
          </table:table-cell>
          <table:table-cell table:style-name="ce247" office:value-type="string">
            <text:p>Search in case search keyword does not match existing values</text:p>
          </table:table-cell>
          <table:table-cell table:style-name="ce158"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1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26">
          <table:table-cell table:style-name="ce13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56" office:value-type="string">
            <text:p>WCM\Search\Page</text:p>
          </table:table-cell>
          <table:table-cell table:style-name="ce247" office:value-type="string">
            <text:p>Search in case search keyword does not match existing values</text:p>
          </table:table-cell>
          <table:table-cell table:style-name="ce157" office:value-type="string">
            <text:p>Step 4: Search by does not match keywords</text:p>
          </table:table-cell>
          <table:table-cell table:style-name="ce157" office:value-type="string">
            <text:p>- Input keyword into Search (does not match with any existing value) text box</text:p>
            <text:p>- Click [<text:span text:style-name="T13">Search]</text:span><text:span text:style-name="T12"> </text:span><text:span text:style-name="T12">icon</text:span></text:p>
          </table:table-cell>
          <table:table-cell table:style-name="ce157" office:value-type="string">
            <text:p>- Alert message is shown in <text:s/>Search result form to notify that user's keyword does not match with any word in web content.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1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20">
          <table:table-cell table:style-name="ce137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56" office:value-type="string">
            <text:p>WCM\Search\Page</text:p>
          </table:table-cell>
          <table:table-cell table:style-name="ce111" office:value-type="string">
            <text:p>Search in case input keyword matches existing value</text:p>
          </table:table-cell>
          <table:table-cell table:style-name="ce156" office:value-type="string">
            <text:p>Step 1: Access WCM </text:p>
          </table:table-cell>
          <table:table-cell table:style-name="ce156" office:value-type="string">
            <text:p>- Access WCM program (Acme/Overview)</text:p>
          </table:table-cell>
          <table:table-cell table:style-name="ce156" office:value-type="string">
            <text:p>- WCM main screen is displayed</text:p>
            <text:p/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259"/>
          <table:table-cell table:style-name="ce170" table:number-columns-repeated="2"/>
          <table:table-cell table:number-columns-repeated="28"/>
          <table:table-cell table:style-name="ce243" table:number-columns-repeated="208"/>
          <table:table-cell table:number-columns-repeated="2"/>
        </table:table-row>
        <table:table-row table:style-name="ro41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56" office:value-type="string">
            <text:p>WCM\Search\Page</text:p>
          </table:table-cell>
          <table:table-cell table:style-name="ce204" office:value-type="string">
            <text:p>Search in case input keyword matches existing value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259"/>
          <table:table-cell table:style-name="ce170" table:number-columns-repeated="2"/>
          <table:table-cell table:number-columns-repeated="28"/>
          <table:table-cell table:style-name="ce243" table:number-columns-repeated="208"/>
          <table:table-cell table:number-columns-repeated="2"/>
        </table:table-row>
        <table:table-row table:style-name="ro16">
          <table:table-cell table:style-name="ce13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56" office:value-type="string">
            <text:p>WCM\Search\Page</text:p>
          </table:table-cell>
          <table:table-cell table:style-name="ce204" office:value-type="string">
            <text:p>Search in case input keyword matches existing value</text:p>
          </table:table-cell>
          <table:table-cell table:style-name="ce158"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259"/>
          <table:table-cell table:style-name="ce170" table:number-columns-repeated="2"/>
          <table:table-cell table:number-columns-repeated="28"/>
          <table:table-cell table:style-name="ce243" table:number-columns-repeated="208"/>
          <table:table-cell table:number-columns-repeated="2"/>
        </table:table-row>
        <table:table-row table:style-name="ro24">
          <table:table-cell table:style-name="ce13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56" office:value-type="string">
            <text:p>WCM\Search\Page</text:p>
          </table:table-cell>
          <table:table-cell table:style-name="ce204" office:value-type="string">
            <text:p>Search in case input keyword matches existing value</text:p>
          </table:table-cell>
          <table:table-cell table:style-name="ce158" office:value-type="string">
            <text:p>Step 4: Search by valid keywords </text:p>
          </table:table-cell>
          <table:table-cell table:style-name="ce158" office:value-type="string">
            <text:p>- Input valid keyword which contain in main content of web content.</text:p>
            <text:p>- Click [<text:span text:style-name="T23">Search</text:span><text:span text:style-name="T24">] </text:span><text:span text:style-name="T24">icon</text:span></text:p>
          </table:table-cell>
          <table:table-cell table:style-name="ce158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259"/>
          <table:table-cell table:style-name="ce170" table:number-columns-repeated="2"/>
          <table:table-cell table:number-columns-repeated="28"/>
          <table:table-cell table:style-name="ce243" table:number-columns-repeated="208"/>
          <table:table-cell table:number-columns-repeated="2"/>
        </table:table-row>
        <table:table-row table:style-name="ro20">
          <table:table-cell table:style-name="ce137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56" office:value-type="string">
            <text:p>WCM\Search\Page</text:p>
          </table:table-cell>
          <table:table-cell table:style-name="ce111" office:value-type="string">
            <text:p>Search in case searching keyword contains special characters like: #,$,%, &amp;</text:p>
          </table:table-cell>
          <table:table-cell table:style-name="ce156" office:value-type="string">
            <text:p>Step 1: Access WCM </text:p>
          </table:table-cell>
          <table:table-cell table:style-name="ce156" office:value-type="string">
            <text:p>- Access WCM program (Acme/Overview)</text:p>
          </table:table-cell>
          <table:table-cell table:style-name="ce156" office:value-type="string">
            <text:p>- WCM main screen is displayed</text:p>
            <text:p/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259"/>
          <table:table-cell table:style-name="ce170" table:number-columns-repeated="2"/>
          <table:table-cell table:number-columns-repeated="28"/>
          <table:table-cell table:style-name="ce243" table:number-columns-repeated="208"/>
          <table:table-cell table:number-columns-repeated="2"/>
        </table:table-row>
        <table:table-row table:style-name="ro16">
          <table:table-cell table:style-name="ce13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56" office:value-type="string">
            <text:p>WCM\Search\Page</text:p>
          </table:table-cell>
          <table:table-cell table:style-name="ce204" office:value-type="string">
            <text:p>Search in case searching keyword contains special characters like: #,$,%, &amp;</text:p>
          </table:table-cell>
          <table:table-cell table:style-name="ce158" office:value-type="string">
            <text:p>Step 2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259"/>
          <table:table-cell table:style-name="ce170" table:number-columns-repeated="2"/>
          <table:table-cell table:number-columns-repeated="28"/>
          <table:table-cell table:style-name="ce243" table:number-columns-repeated="208"/>
          <table:table-cell table:number-columns-repeated="2"/>
        </table:table-row>
        <table:table-row table:style-name="ro16">
          <table:table-cell table:style-name="ce13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56" office:value-type="string">
            <text:p>WCM\Search\Page</text:p>
          </table:table-cell>
          <table:table-cell table:style-name="ce204" office:value-type="string">
            <text:p>Search in case searching keyword contains special characters like: #,$,%, &amp;</text:p>
          </table:table-cell>
          <table:table-cell table:style-name="ce158" office:value-type="string">
            <text:p>Step 3: Search by <text:s/>keyword contains special character that does not allow to search</text:p>
          </table:table-cell>
          <table:table-cell table:style-name="ce158" office:value-type="string">
            <text:p>- Type special character on text box search</text:p>
          </table:table-cell>
          <table:table-cell table:style-name="ce152" office:value-type="string">
            <text:p>Show alert message “The search engine can not currently work with the keyword you supplied” 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259"/>
          <table:table-cell table:style-name="ce170" table:number-columns-repeated="2"/>
          <table:table-cell table:number-columns-repeated="28"/>
          <table:table-cell table:style-name="ce243" table:number-columns-repeated="208"/>
          <table:table-cell table:number-columns-repeated="2"/>
        </table:table-row>
        <table:table-row table:style-name="ro42">
          <table:table-cell table:style-name="ce137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56" office:value-type="string">
            <text:p>WCM\Search\Page</text:p>
          </table:table-cell>
          <table:table-cell table:style-name="ce82" office:value-type="string">
            <text:p>Test Search Result in case admin user do searching</text:p>
          </table:table-cell>
          <table:table-cell table:style-name="ce156" office:value-type="string">
            <text:p>Step 1: Access WCM by administrator user</text:p>
          </table:table-cell>
          <table:table-cell table:style-name="ce156" office:value-type="string">
            <text:p>- Login acme by administrator or upper user</text:p>
          </table:table-cell>
          <table:table-cell table:style-name="ce156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1"/>
          <table:table-cell table:style-name="ce260" table:number-columns-repeated="2"/>
          <table:table-cell table:style-name="ce264" table:number-columns-repeated="28"/>
          <table:table-cell table:style-name="ce266" table:number-columns-repeated="208"/>
          <table:table-cell table:style-name="ce264"/>
          <table:table-cell/>
        </table:table-row>
        <table:table-row table:style-name="ro42">
          <table:table-cell table:style-name="ce13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56" office:value-type="string">
            <text:p>WCM\Search\Page</text:p>
          </table:table-cell>
          <table:table-cell table:style-name="ce247" office:value-type="string">
            <text:p>Test Search Result in case admin user do searching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1"/>
          <table:table-cell table:style-name="ce260" table:number-columns-repeated="2"/>
          <table:table-cell table:style-name="ce264" table:number-columns-repeated="28"/>
          <table:table-cell table:style-name="ce266" table:number-columns-repeated="208"/>
          <table:table-cell table:style-name="ce264"/>
          <table:table-cell/>
        </table:table-row>
        <table:table-row table:style-name="ro42">
          <table:table-cell table:style-name="ce13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56" office:value-type="string">
            <text:p>WCM\Search\Page</text:p>
          </table:table-cell>
          <table:table-cell table:style-name="ce247" office:value-type="string">
            <text:p>Test Search Result in case admin user do searching</text:p>
          </table:table-cell>
          <table:table-cell table:style-name="ce158"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1"/>
          <table:table-cell table:style-name="ce260" table:number-columns-repeated="2"/>
          <table:table-cell table:style-name="ce264" table:number-columns-repeated="28"/>
          <table:table-cell table:style-name="ce266" table:number-columns-repeated="208"/>
          <table:table-cell table:style-name="ce264"/>
          <table:table-cell/>
        </table:table-row>
        <table:table-row table:style-name="ro28">
          <table:table-cell table:style-name="ce13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156" office:value-type="string">
            <text:p>WCM\Search\Page</text:p>
          </table:table-cell>
          <table:table-cell table:style-name="ce247" office:value-type="string">
            <text:p>Test Search Result in case admin user do searching</text:p>
          </table:table-cell>
          <table:table-cell table:style-name="ce158" office:value-type="string">
            <text:p>Step 4: Type data to search with</text:p>
          </table:table-cell>
          <table:table-cell table:style-name="ce158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58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1"/>
          <table:table-cell table:style-name="ce260" table:number-columns-repeated="2"/>
          <table:table-cell table:style-name="ce264" table:number-columns-repeated="28"/>
          <table:table-cell table:style-name="ce266" table:number-columns-repeated="208"/>
          <table:table-cell table:style-name="ce264"/>
          <table:table-cell/>
        </table:table-row>
        <table:table-row table:style-name="ro13">
          <table:table-cell table:style-name="ce137"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56" office:value-type="string">
            <text:p>WCM\Search\Page</text:p>
          </table:table-cell>
          <table:table-cell table:style-name="ce82" office:value-type="string">
            <text:p>Test search result without login</text:p>
          </table:table-cell>
          <table:table-cell table:style-name="ce156" office:value-type="string">
            <text:p>Step 1: Access WCM by public</text:p>
          </table:table-cell>
          <table:table-cell table:style-name="ce156" office:value-type="string">
            <text:p>- Access published WCM as a normal user (Not login)</text:p>
          </table:table-cell>
          <table:table-cell table:style-name="ce156" office:value-type="string">
            <text:p>- Display public interface of WCM 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260" table:number-columns-repeated="3"/>
          <table:table-cell table:style-name="ce264" table:number-columns-repeated="237"/>
          <table:table-cell/>
        </table:table-row>
        <table:table-row table:style-name="ro43">
          <table:table-cell table:style-name="ce13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56" office:value-type="string">
            <text:p>WCM\Search\Page</text:p>
          </table:table-cell>
          <table:table-cell table:style-name="ce247" office:value-type="string">
            <text:p>Test search result without login</text:p>
          </table:table-cell>
          <table:table-cell table:style-name="ce158" office:value-type="string">
            <text:p>Step 2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260" table:number-columns-repeated="3"/>
          <table:table-cell table:style-name="ce264" table:number-columns-repeated="237"/>
          <table:table-cell/>
        </table:table-row>
        <table:table-row table:style-name="ro26">
          <table:table-cell table:style-name="ce13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156" office:value-type="string">
            <text:p>WCM\Search\Page</text:p>
          </table:table-cell>
          <table:table-cell table:style-name="ce247" office:value-type="string">
            <text:p>Test search result without login</text:p>
          </table:table-cell>
          <table:table-cell table:style-name="ce158" office:value-type="string">
            <text:p>Step 3: Type data to search without login</text:p>
          </table:table-cell>
          <table:table-cell table:style-name="ce158" office:value-type="string">
            <text:p>- Type data on text box to search.</text:p>
            <text:p>- Check in Content or in Page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58" office:value-type="string">
            <text:p>- Display all published links suitable with keyword.</text:p>
            <text:p/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260" table:number-columns-repeated="3"/>
          <table:table-cell table:style-name="ce264" table:number-columns-repeated="237"/>
          <table:table-cell/>
        </table:table-row>
        <table:table-row table:style-name="ro44">
          <table:table-cell table:style-name="ce137"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156" office:value-type="string">
            <text:p>WCM\Search\Page</text:p>
          </table:table-cell>
          <table:table-cell table:style-name="ce248" office:value-type="string">
            <text:p>Test Search Result in case normal user do searching</text:p>
          </table:table-cell>
          <table:table-cell table:style-name="ce156" office:value-type="string">
            <text:p>Step 1: Access WCM by normal user</text:p>
          </table:table-cell>
          <table:table-cell table:style-name="ce156" office:value-type="string">
            <text:p>- Login by normal</text:p>
          </table:table-cell>
          <table:table-cell table:style-name="ce156"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0" table:number-columns-repeated="3"/>
          <table:table-cell table:number-columns-repeated="238"/>
        </table:table-row>
        <table:table-row table:style-name="ro45">
          <table:table-cell table:style-name="ce13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156" office:value-type="string">
            <text:p>WCM\Search\Page</text:p>
          </table:table-cell>
          <table:table-cell table:style-name="ce249" office:value-type="string">
            <text:p>Test Search Result in case normal user do searching</text:p>
          </table:table-cell>
          <table:table-cell table:style-name="ce158" office:value-type="string">
            <text:p>Step 2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0" table:number-columns-repeated="3"/>
          <table:table-cell table:number-columns-repeated="238"/>
        </table:table-row>
        <table:table-row table:style-name="ro26">
          <table:table-cell table:style-name="ce13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156" office:value-type="string">
            <text:p>WCM\Search\Page</text:p>
          </table:table-cell>
          <table:table-cell table:style-name="ce249" office:value-type="string">
            <text:p>Test Search Result in case normal user do searching</text:p>
          </table:table-cell>
          <table:table-cell table:style-name="ce158" office:value-type="string">
            <text:p>Step 3: type data to search by <text:s/>normal user</text:p>
          </table:table-cell>
          <table:table-cell table:style-name="ce158" office:value-type="string">
            <text:p>- Type data on text box to search.</text:p>
            <text:p>- Check in Content or in Pages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58" office:value-type="string">
            <text:p>- Display all public link suitable with keyword.</text:p>
            <text:p>- User can view each link,which user have set permission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0" table:number-columns-repeated="3"/>
          <table:table-cell table:number-columns-repeated="238"/>
        </table:table-row>
        <table:table-row table:style-name="ro20">
          <table:table-cell table:style-name="ce137"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156" office:value-type="string">
            <text:p>WCM\Search\Page</text:p>
          </table:table-cell>
          <table:table-cell table:style-name="ce78" office:value-type="string">
            <text:p>Test display search result </text:p>
            <text:p>in case choose one site </text:p>
            <text:p>to search.</text:p>
          </table:table-cell>
          <table:table-cell table:style-name="ce156" office:value-type="string">
            <text:p>Step 1: Access WCM </text:p>
          </table:table-cell>
          <table:table-cell table:style-name="ce156" office:value-type="string">
            <text:p>- Access WCM program</text:p>
          </table:table-cell>
          <table:table-cell table:style-name="ce156" office:value-type="string">
            <text:p>- WCM main screen is displayed</text:p>
            <text:p/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0" table:number-columns-repeated="3"/>
          <table:table-cell table:number-columns-repeated="238"/>
        </table:table-row>
        <table:table-row table:style-name="ro46">
          <table:table-cell table:style-name="ce13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56" office:value-type="string">
            <text:p>WCM\Search\Page</text:p>
          </table:table-cell>
          <table:table-cell table:style-name="ce151" office:value-type="string">
            <text:p>Test display search result </text:p>
            <text:p>in case choose one site </text:p>
            <text:p>to search.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0" table:number-columns-repeated="3"/>
          <table:table-cell table:number-columns-repeated="238"/>
        </table:table-row>
        <table:table-row table:style-name="ro37">
          <table:table-cell table:style-name="ce13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156" office:value-type="string">
            <text:p>WCM\Search\Page</text:p>
          </table:table-cell>
          <table:table-cell table:style-name="ce151" office:value-type="string">
            <text:p>Test display search result </text:p>
            <text:p>in case choose one site </text:p>
            <text:p>to search.</text:p>
          </table:table-cell>
          <table:table-cell table:style-name="ce158"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0" table:number-columns-repeated="3"/>
          <table:table-cell table:number-columns-repeated="238"/>
        </table:table-row>
        <table:table-row table:style-name="ro18">
          <table:table-cell table:style-name="ce13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156" office:value-type="string">
            <text:p>WCM\Search\Page</text:p>
          </table:table-cell>
          <table:table-cell table:style-name="ce151" office:value-type="string">
            <text:p>Test display search result </text:p>
            <text:p>in case choose one site </text:p>
            <text:p>to search.</text:p>
          </table:table-cell>
          <table:table-cell table:style-name="ce158" office:value-type="string">
            <text:p>Step 4: Type data to search </text:p>
          </table:table-cell>
          <table:table-cell table:style-name="ce158" office:value-type="string">
            <text:p>- Type data on text box to search.</text:p>
            <text:p>- Check in Content or in Pages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58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0" table:number-columns-repeated="3"/>
          <table:table-cell table:number-columns-repeated="238"/>
        </table:table-row>
        <table:table-row table:style-name="ro20">
          <table:table-cell table:style-name="ce137"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156" office:value-type="string">
            <text:p>WCM\Search\Page</text:p>
          </table:table-cell>
          <table:table-cell table:style-name="ce78" office:value-type="string">
            <text:p>Test display search result</text:p>
            <text:p><text:s/>in case checked only </text:p>
            <text:p>document to search</text:p>
          </table:table-cell>
          <table:table-cell table:style-name="ce156" office:value-type="string">
            <text:p>Step 1: Access WCM </text:p>
          </table:table-cell>
          <table:table-cell table:style-name="ce156" office:value-type="string">
            <text:p>- Access WCM program (Acme/Overview)</text:p>
          </table:table-cell>
          <table:table-cell table:style-name="ce156" office:value-type="string">
            <text:p>- WCM main screen is displayed</text:p>
            <text:p/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0" table:number-columns-repeated="3"/>
          <table:table-cell table:number-columns-repeated="238"/>
        </table:table-row>
        <table:table-row table:style-name="ro47">
          <table:table-cell table:style-name="ce13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156" office:value-type="string">
            <text:p>WCM\Search\Page</text:p>
          </table:table-cell>
          <table:table-cell table:style-name="ce151" office:value-type="string">
            <text:p>Test display search result</text:p>
            <text:p><text:s/>in case checked only </text:p>
            <text:p>document to search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0" table:number-columns-repeated="3"/>
          <table:table-cell table:number-columns-repeated="238"/>
        </table:table-row>
        <table:table-row table:style-name="ro48">
          <table:table-cell table:style-name="ce13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156" office:value-type="string">
            <text:p>WCM\Search\Page</text:p>
          </table:table-cell>
          <table:table-cell table:style-name="ce151" office:value-type="string">
            <text:p>Test display search result</text:p>
            <text:p><text:s/>in case checked only </text:p>
            <text:p>document to search</text:p>
          </table:table-cell>
          <table:table-cell table:style-name="ce158"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0" table:number-columns-repeated="3"/>
          <table:table-cell table:number-columns-repeated="238"/>
        </table:table-row>
        <table:table-row table:style-name="ro24">
          <table:table-cell table:style-name="ce13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156" office:value-type="string">
            <text:p>WCM\Search\Page</text:p>
          </table:table-cell>
          <table:table-cell table:style-name="ce151" office:value-type="string">
            <text:p>Test display search result</text:p>
            <text:p><text:s/>in case checked only </text:p>
            <text:p>Content to search</text:p>
          </table:table-cell>
          <table:table-cell table:style-name="ce158" office:value-type="string">
            <text:p>Step 4: Type data to search</text:p>
          </table:table-cell>
          <table:table-cell table:style-name="ce158" office:value-type="string">
            <text:p>- Type data on text box to search.</text:p>
            <text:p>- Check in Content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8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0" table:number-columns-repeated="3"/>
          <table:table-cell table:number-columns-repeated="238"/>
        </table:table-row>
        <table:table-row table:style-name="ro20">
          <table:table-cell table:style-name="ce137"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156" office:value-type="string">
            <text:p>WCM\Search\Page</text:p>
          </table:table-cell>
          <table:table-cell table:style-name="ce78" office:value-type="string">
            <text:p>Test display search result</text:p>
            <text:p><text:s/>in case checked only page <text:s/>to search</text:p>
          </table:table-cell>
          <table:table-cell table:style-name="ce156" office:value-type="string">
            <text:p>Step 1: Access WCM </text:p>
          </table:table-cell>
          <table:table-cell table:style-name="ce156" office:value-type="string">
            <text:p>- Access WCM program (Acme/Overview)</text:p>
          </table:table-cell>
          <table:table-cell table:style-name="ce156" office:value-type="string">
            <text:p>- WCM main screen is displayed</text:p>
            <text:p/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0" table:number-columns-repeated="3"/>
          <table:table-cell table:number-columns-repeated="238"/>
        </table:table-row>
        <table:table-row table:style-name="ro40">
          <table:table-cell table:style-name="ce13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156" office:value-type="string">
            <text:p>WCM\Search\Page</text:p>
          </table:table-cell>
          <table:table-cell table:style-name="ce151" office:value-type="string">
            <text:p>Test display search result</text:p>
            <text:p><text:s/>in case checked only page</text:p>
            <text:p><text:s/>to search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0" table:number-columns-repeated="3"/>
          <table:table-cell table:number-columns-repeated="238"/>
        </table:table-row>
        <table:table-row table:style-name="ro49">
          <table:table-cell table:style-name="ce13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156" office:value-type="string">
            <text:p>WCM\Search\Page</text:p>
          </table:table-cell>
          <table:table-cell table:style-name="ce151" office:value-type="string">
            <text:p>Test display search result</text:p>
            <text:p><text:s/>in case checked only page</text:p>
            <text:p><text:s/>to search</text:p>
          </table:table-cell>
          <table:table-cell table:style-name="ce158"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0" table:number-columns-repeated="3"/>
          <table:table-cell table:number-columns-repeated="238"/>
        </table:table-row>
        <table:table-row table:style-name="ro18">
          <table:table-cell table:style-name="ce13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156" office:value-type="string">
            <text:p>WCM\Search\Page</text:p>
          </table:table-cell>
          <table:table-cell table:style-name="ce151" office:value-type="string">
            <text:p>Test display search result</text:p>
            <text:p><text:s/>in case checked only page</text:p>
            <text:p><text:s/>to search</text:p>
          </table:table-cell>
          <table:table-cell table:style-name="ce158" office:value-type="string">
            <text:p>Step 4:Type data to search by <text:s/>administrator user</text:p>
          </table:table-cell>
          <table:table-cell table:style-name="ce158" office:value-type="string">
            <text:p>- Type data on text box to search.</text:p>
            <text:p>- Check in Pages</text:p>
            <text:p>- Choose “Search all sites” <text:s/>in site combo 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8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0" table:number-columns-repeated="3"/>
          <table:table-cell table:number-columns-repeated="238"/>
        </table:table-row>
        <table:table-row table:style-name="ro20">
          <table:table-cell table:style-name="ce137"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156" office:value-type="string">
            <text:p>WCM\Search\Page</text:p>
          </table:table-cell>
          <table:table-cell table:style-name="ce78" office:value-type="string">
            <text:p>Test search result in case </text:p>
            <text:p>search by Box search.</text:p>
          </table:table-cell>
          <table:table-cell table:style-name="ce156" office:value-type="string">
            <text:p>Step 1: Access WCM </text:p>
          </table:table-cell>
          <table:table-cell table:style-name="ce156" office:value-type="string">
            <text:p>- Access WCM program (Acme/Overview)</text:p>
          </table:table-cell>
          <table:table-cell table:style-name="ce156" office:value-type="string">
            <text:p>- WCM main screen is displayed</text:p>
            <text:p/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0" table:number-columns-repeated="3"/>
          <table:table-cell table:number-columns-repeated="238"/>
        </table:table-row>
        <table:table-row table:style-name="ro50">
          <table:table-cell table:style-name="ce13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156" office:value-type="string">
            <text:p>WCM\Search\Page</text:p>
          </table:table-cell>
          <table:table-cell table:style-name="ce151" office:value-type="string">
            <text:p>Test search result in case </text:p>
            <text:p>search by Box search.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0" table:number-columns-repeated="3"/>
          <table:table-cell table:number-columns-repeated="238"/>
        </table:table-row>
        <table:table-row table:style-name="ro37">
          <table:table-cell table:style-name="ce13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156" office:value-type="string">
            <text:p>WCM\Search\Page</text:p>
          </table:table-cell>
          <table:table-cell table:style-name="ce151" office:value-type="string">
            <text:p>Test search result in case </text:p>
            <text:p>search by Box search.</text:p>
          </table:table-cell>
          <table:table-cell table:style-name="ce158"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0" table:number-columns-repeated="3"/>
          <table:table-cell table:number-columns-repeated="238"/>
        </table:table-row>
        <table:table-row table:style-name="ro16">
          <table:table-cell table:style-name="ce13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156" office:value-type="string">
            <text:p>WCM\Search\Page</text:p>
          </table:table-cell>
          <table:table-cell table:style-name="ce151" office:value-type="string">
            <text:p>Test search result in case </text:p>
            <text:p>search by Box search.</text:p>
          </table:table-cell>
          <table:table-cell table:style-name="ce97" office:value-type="string">
            <text:p>Step 4: Type keyword suitable</text:p>
            <text:p><text:s/>with site</text:p>
            <text:p/>
          </table:table-cell>
          <table:table-cell table:style-name="ce97" office:value-type="string">
            <text:p>- Type keyword suitable with</text:p>
            <text:p><text:s/>sites to search.</text:p>
            <text:p>- Click [<text:span text:style-name="T13">Search</text:span><text:span text:style-name="T12">] </text:span><text:span text:style-name="T12">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97" office:value-type="string">
            <text:p>- Display search results by all </text:p>
            <text:p>links contain pages and </text:p>
            <text:p>documents of all sites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0" table:number-columns-repeated="3"/>
          <table:table-cell table:number-columns-repeated="238"/>
        </table:table-row>
        <table:table-row table:style-name="ro20">
          <table:table-cell table:style-name="ce137"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156" office:value-type="string">
            <text:p>WCM\Search\Page</text:p>
          </table:table-cell>
          <table:table-cell table:style-name="ce78" office:value-type="string">
            <text:p>Test search result in case </text:p>
            <text:p>keyword was typed by A*</text:p>
          </table:table-cell>
          <table:table-cell table:style-name="ce156" office:value-type="string">
            <text:p>Step 1: Access WCM </text:p>
          </table:table-cell>
          <table:table-cell table:style-name="ce156" office:value-type="string">
            <text:p>- Access WCM program (Acme/Overview)</text:p>
          </table:table-cell>
          <table:table-cell table:style-name="ce156" office:value-type="string">
            <text:p>- WCM main screen is displayed</text:p>
            <text:p/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0" table:number-columns-repeated="3"/>
          <table:table-cell table:number-columns-repeated="238"/>
        </table:table-row>
        <table:table-row table:style-name="ro37">
          <table:table-cell table:style-name="ce13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156" office:value-type="string">
            <text:p>WCM\Search\Page</text:p>
          </table:table-cell>
          <table:table-cell table:style-name="ce151" office:value-type="string">
            <text:p>Test search result in case </text:p>
            <text:p>keyword was typed by A*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0" table:number-columns-repeated="3"/>
          <table:table-cell table:number-columns-repeated="238"/>
        </table:table-row>
        <table:table-row table:style-name="ro37">
          <table:table-cell table:style-name="ce13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156" office:value-type="string">
            <text:p>WCM\Search\Page</text:p>
          </table:table-cell>
          <table:table-cell table:style-name="ce151" office:value-type="string">
            <text:p>Test search result in case </text:p>
            <text:p>keyword was typed by A*</text:p>
          </table:table-cell>
          <table:table-cell table:style-name="ce158"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0" table:number-columns-repeated="3"/>
          <table:table-cell table:number-columns-repeated="238"/>
        </table:table-row>
        <table:table-row table:style-name="ro18">
          <table:table-cell table:style-name="ce13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156" office:value-type="string">
            <text:p>WCM\Search\Page</text:p>
          </table:table-cell>
          <table:table-cell table:style-name="ce151" office:value-type="string">
            <text:p>Test search result in case </text:p>
            <text:p>keyword was typed by A*</text:p>
          </table:table-cell>
          <table:table-cell table:style-name="ce158" office:value-type="string">
            <text:p>Step 4: type data to search by <text:s/>administrator user</text:p>
          </table:table-cell>
          <table:table-cell table:style-name="ce158" office:value-type="string">
            <text:p>- Type data on text box as A* to search.</text:p>
            <text:p>- Checked in <text:span text:style-name="T10">Page</text:span></text:p>
            <text:p>- Choose “<text:span text:style-name="T10">Search all </text:span><text:span text:style-name="T10">sites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8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170" table:number-columns-repeated="3"/>
          <table:table-cell table:number-columns-repeated="238"/>
        </table:table-row>
        <table:table-row table:style-name="ro51">
          <table:table-cell table:style-name="ce137"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156" office:value-type="string">
            <text:p>WCM\Search\Page</text:p>
          </table:table-cell>
          <table:table-cell table:style-name="ce78" office:value-type="string">
            <text:p>Test view content in Search <text:s/>Result in Published mode</text:p>
          </table:table-cell>
          <table:table-cell table:style-name="ce156" office:value-type="string">
            <text:p>Step 1: Access WCM </text:p>
          </table:table-cell>
          <table:table-cell table:style-name="ce156" office:value-type="string">
            <text:p>- Access WCM program (Acme/Overview)</text:p>
          </table:table-cell>
          <table:table-cell table:style-name="ce156" office:value-type="string">
            <text:p>- WCM main screen is displayed</text:p>
            <text:p>in Published mode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97"/>
          <table:table-cell table:style-name="ce170" table:number-columns-repeated="2"/>
          <table:table-cell table:number-columns-repeated="238"/>
        </table:table-row>
        <table:table-row table:style-name="ro16">
          <table:table-cell table:style-name="ce13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156" office:value-type="string">
            <text:p>WCM\Search\Page</text:p>
          </table:table-cell>
          <table:table-cell table:style-name="ce97" office:value-type="string">
            <text:p>Test view content in Search</text:p>
            <text:p><text:s/>Result in Published mode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97"/>
          <table:table-cell table:style-name="ce170" table:number-columns-repeated="2"/>
          <table:table-cell table:number-columns-repeated="238"/>
        </table:table-row>
        <table:table-row table:style-name="ro16">
          <table:table-cell table:style-name="ce13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table:style-name="ce156" office:value-type="string">
            <text:p>WCM\Search\Page</text:p>
          </table:table-cell>
          <table:table-cell table:style-name="ce97" office:value-type="string">
            <text:p>Test view content in Search</text:p>
            <text:p><text:s/>Result in Published mode</text:p>
          </table:table-cell>
          <table:table-cell table:style-name="ce158"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4"/>
          <table:table-cell table:style-name="ce97"/>
          <table:table-cell table:style-name="ce170" table:number-columns-repeated="2"/>
          <table:table-cell table:number-columns-repeated="238"/>
        </table:table-row>
        <table:table-row table:style-name="ro28">
          <table:table-cell table:style-name="ce13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156" office:value-type="string">
            <text:p>WCM\Search\Page</text:p>
          </table:table-cell>
          <table:table-cell table:style-name="ce156" office:value-type="string">
            <text:p>Test view content in Search</text:p>
            <text:p><text:s/>Result in Published mode</text:p>
          </table:table-cell>
          <table:table-cell table:style-name="ce158" office:value-type="string">
            <text:p>Step 4: Type data to search with</text:p>
          </table:table-cell>
          <table:table-cell table:style-name="ce158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58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5"/>
          <table:table-cell table:style-name="ce171" table:number-columns-repeated="2"/>
          <table:table-cell table:style-name="ce264" table:number-columns-repeated="238"/>
        </table:table-row>
        <table:table-row table:style-name="ro24">
          <table:table-cell table:style-name="ce13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table:style-name="ce156" office:value-type="string">
            <text:p>WCM\Search\Page</text:p>
          </table:table-cell>
          <table:table-cell table:style-name="ce156" office:value-type="string">
            <text:p>Test view content in Search</text:p>
            <text:p><text:s/>Result in Published mode</text:p>
          </table:table-cell>
          <table:table-cell table:style-name="ce158" office:value-type="string">
            <text:p>Step 5: View data from search result</text:p>
          </table:table-cell>
          <table:table-cell table:style-name="ce152" office:value-type="string">
            <text:p>- Click link of search result </text:p>
          </table:table-cell>
          <table:table-cell table:style-name="ce255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5"/>
          <table:table-cell table:style-name="ce171" table:number-columns-repeated="2"/>
          <table:table-cell table:style-name="ce264" table:number-columns-repeated="238"/>
        </table:table-row>
        <table:table-row table:style-name="ro20">
          <table:table-cell table:style-name="ce137" table:formula="of:=IF(VALUE(MID([.F56];6;FIND(&quot;:&quot;;[.F56];1)-FIND(&quot; &quot;;[.F56];1)-1))&gt;VALUE(MID([.F55];6;FIND(&quot;:&quot;;[.F55];1)-FIND(&quot; &quot;;[.F55];1)-1));&quot;&quot;;MAX([.A$7:.A55])+1)" office:value-type="float" office:value="14">
            <text:p>014</text:p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table:style-name="ce156" office:value-type="string">
            <text:p>WCM\Search\Page</text:p>
          </table:table-cell>
          <table:table-cell table:style-name="ce83" office:value-type="string">
            <text:p>Print content of search result</text:p>
          </table:table-cell>
          <table:table-cell table:style-name="ce156" office:value-type="string">
            <text:p>Step 1: Access WCM </text:p>
          </table:table-cell>
          <table:table-cell table:style-name="ce156" office:value-type="string">
            <text:p>- Access WCM program (Acme/Overview)</text:p>
          </table:table-cell>
          <table:table-cell table:style-name="ce156" office:value-type="string">
            <text:p>- WCM main screen is displayed</text:p>
            <text:p>in Published mode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5"/>
          <table:table-cell table:style-name="ce171" table:number-columns-repeated="2"/>
          <table:table-cell table:style-name="ce264" table:number-columns-repeated="238"/>
        </table:table-row>
        <table:table-row table:style-name="ro13">
          <table:table-cell table:style-name="ce13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table:style-name="ce156" office:value-type="string">
            <text:p>WCM\Search\Page</text:p>
          </table:table-cell>
          <table:table-cell table:style-name="ce156" office:value-type="string">
            <text:p>Print content of search result</text:p>
          </table:table-cell>
          <table:table-cell table:style-name="ce158" office:value-type="string">
            <text:p>Step 2: Do search </text:p>
          </table:table-cell>
          <table:table-cell table:style-name="ce152" office:value-type="string">
            <text:p>- Open search portlet</text:p>
            <text:p>- Do search</text:p>
          </table:table-cell>
          <table:table-cell table:style-name="ce255" office:value-type="string">
            <text:p>All search result are shown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5"/>
          <table:table-cell table:style-name="ce171" table:number-columns-repeated="2"/>
          <table:table-cell table:style-name="ce264" table:number-columns-repeated="238"/>
        </table:table-row>
        <table:table-row table:style-name="ro24">
          <table:table-cell table:style-name="ce13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table:style-name="ce156" office:value-type="string">
            <text:p>WCM\Search\Page</text:p>
          </table:table-cell>
          <table:table-cell table:style-name="ce156" office:value-type="string">
            <text:p>Print content of search result</text:p>
          </table:table-cell>
          <table:table-cell table:style-name="ce158" office:value-type="string">
            <text:p>Step 3: View content of search result</text:p>
          </table:table-cell>
          <table:table-cell table:style-name="ce152" office:value-type="string">
            <text:p>- Click link of search result</text:p>
          </table:table-cell>
          <table:table-cell table:style-name="ce255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5"/>
          <table:table-cell table:style-name="ce171" table:number-columns-repeated="2"/>
          <table:table-cell table:style-name="ce264" table:number-columns-repeated="238"/>
        </table:table-row>
        <table:table-row table:style-name="ro13">
          <table:table-cell table:style-name="ce13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5" office:value-type="string">
            <text:p>FNC_ECMS_WCM_SEARCH_01</text:p>
          </table:table-cell>
          <table:table-cell table:style-name="ce148"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table:style-name="ce156" office:value-type="string">
            <text:p>WCM\Search\Page</text:p>
          </table:table-cell>
          <table:table-cell table:style-name="ce156" office:value-type="string">
            <text:p>Print content of search result</text:p>
          </table:table-cell>
          <table:table-cell table:style-name="ce158" office:value-type="string">
            <text:p>Step 4: Print content of search result</text:p>
          </table:table-cell>
          <table:table-cell table:style-name="ce152" office:value-type="string">
            <text:p>Click on <text:span text:style-name="T8">Print</text:span> icon</text:p>
          </table:table-cell>
          <table:table-cell table:style-name="ce255" office:value-type="string">
            <text:p>Show form to print content of search result</text:p>
          </table:table-cell>
          <table:table-cell table:style-name="ce156" office:value-type="string">
            <text:p>Medium</text:p>
          </table:table-cell>
          <table:table-cell table:style-name="ce156"/>
          <table:table-cell table:style-name="ce257" table:content-validation-name="val2"/>
          <table:table-cell table:style-name="ce156" table:number-columns-repeated="5"/>
          <table:table-cell table:style-name="ce171" table:number-columns-repeated="2"/>
          <table:table-cell table:style-name="ce264" table:number-columns-repeated="238"/>
        </table:table-row>
        <table:table-row table:style-name="ro20">
          <table:table-cell table:style-name="ce137" table:formula="of:=IF(VALUE(MID([.F60];6;FIND(&quot;:&quot;;[.F60];1)-FIND(&quot; &quot;;[.F60];1)-1))&gt;VALUE(MID([.F59];6;FIND(&quot;:&quot;;[.F59];1)-FIND(&quot; &quot;;[.F59];1)-1));&quot;&quot;;MAX([.A$7:.A59])+1)" office:value-type="float" office:value="15">
            <text:p>015</text:p>
          </table:table-cell>
          <table:table-cell table:style-name="ce243" office:value-type="string">
            <text:p>FNC_ECMS_WCM_SEARCH_02</text:p>
          </table:table-cell>
          <table:table-cell table:style-name="ce148" office:value-type="float" office:value="1">
            <text:p>001</text:p>
          </table:table-cell>
          <table:table-cell table:style-name="ce245" office:value-type="string">
            <text:p>WCM\Search\Setting</text:p>
          </table:table-cell>
          <table:table-cell table:style-name="ce99" office:value-type="string">
            <text:p>Check display form to setting</text:p>
            <text:p><text:s/>search result page</text:p>
          </table:table-cell>
          <table:table-cell table:style-name="ce156" office:value-type="string">
            <text:p>Step 1: Access WCM </text:p>
          </table:table-cell>
          <table:table-cell table:style-name="ce156" office:value-type="string">
            <text:p>- Access WCM program</text:p>
          </table:table-cell>
          <table:table-cell table:style-name="ce156" office:value-type="string">
            <text:p>- WCM main screen is displayed</text:p>
            <text:p/>
          </table:table-cell>
          <table:table-cell table:style-name="ce156" office:value-type="string">
            <text:p>Medium</text:p>
          </table:table-cell>
          <table:table-cell table:style-name="ce245"/>
          <table:table-cell table:style-name="ce257" table:content-validation-name="val2"/>
          <table:table-cell table:style-name="ce245" table:number-columns-repeated="7"/>
          <table:table-cell table:number-columns-repeated="238"/>
        </table:table-row>
        <table:table-row table:style-name="ro16">
          <table:table-cell table:style-name="ce13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5" office:value-type="string">
            <text:p>FNC_ECMS_WCM_SEARCH_02</text:p>
          </table:table-cell>
          <table:table-cell table:style-name="ce148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245" office:value-type="string">
            <text:p>WCM\Search\Setting</text:p>
          </table:table-cell>
          <table:table-cell table:style-name="ce250" office:value-type="string">
            <text:p>Check display form to setting</text:p>
            <text:p><text:s/>search result page</text:p>
          </table:table-cell>
          <table:table-cell table:style-name="ce158" office:value-type="string">
            <text:p>Step 2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table:style-name="ce156" office:value-type="string">
            <text:p>Medium</text:p>
          </table:table-cell>
          <table:table-cell table:style-name="ce245"/>
          <table:table-cell table:style-name="ce257" table:content-validation-name="val2"/>
          <table:table-cell table:style-name="ce245" table:number-columns-repeated="7"/>
          <table:table-cell table:number-columns-repeated="238"/>
        </table:table-row>
        <table:table-row table:style-name="ro52">
          <table:table-cell table:style-name="ce13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5" office:value-type="string">
            <text:p>FNC_ECMS_WCM_SEARCH_02</text:p>
          </table:table-cell>
          <table:table-cell table:style-name="ce148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245" office:value-type="string">
            <text:p>WCM\Search\Setting</text:p>
          </table:table-cell>
          <table:table-cell table:style-name="ce250" office:value-type="string">
            <text:p>Check display form to setting</text:p>
            <text:p><text:s/>search result page</text:p>
          </table:table-cell>
          <table:table-cell table:style-name="ce245" office:value-type="string">
            <text:p>Step 3: Display form to setting </text:p>
            <text:p>search page</text:p>
          </table:table-cell>
          <table:table-cell table:style-name="ce245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45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table:style-name="ce156" office:value-type="string">
            <text:p>Medium</text:p>
          </table:table-cell>
          <table:table-cell table:style-name="ce245"/>
          <table:table-cell table:style-name="ce257" table:content-validation-name="val2"/>
          <table:table-cell table:style-name="ce245" table:number-columns-repeated="7"/>
          <table:table-cell table:number-columns-repeated="238"/>
        </table:table-row>
        <table:table-row table:style-name="ro20">
          <table:table-cell table:style-name="ce137"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table:style-name="ce65" office:value-type="string">
            <text:p>FNC_ECMS_WCM_SEARCH_02</text:p>
          </table:table-cell>
          <table:table-cell table:style-name="ce148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1" office:value-type="string">
            <text:p>Check display when choose</text:p>
            <text:p>box search is page mode</text:p>
          </table:table-cell>
          <table:table-cell table:style-name="ce156" office:value-type="string">
            <text:p>Step 1: Access WCM </text:p>
          </table:table-cell>
          <table:table-cell table:style-name="ce156" office:value-type="string">
            <text:p>- Access WCM program</text:p>
          </table:table-cell>
          <table:table-cell table:style-name="ce156" office:value-type="string">
            <text:p>- WCM main screen is displayed</text:p>
            <text:p/>
          </table:table-cell>
          <table:table-cell table:style-name="ce156" office:value-type="string">
            <text:p>Medium</text:p>
          </table:table-cell>
          <table:table-cell table:style-name="ce246"/>
          <table:table-cell table:style-name="ce257"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16">
          <table:table-cell table:style-name="ce137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65" office:value-type="string">
            <text:p>FNC_ECMS_WCM_SEARCH_02</text:p>
          </table:table-cell>
          <table:table-cell table:style-name="ce148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when choose</text:p>
            <text:p>box search is page mode</text:p>
          </table:table-cell>
          <table:table-cell table:style-name="ce158" office:value-type="string">
            <text:p>Step 2: Display edit mode</text:p>
          </table:table-cell>
          <table:table-cell table:style-name="ce152" office:value-type="string">
            <text:p>- <text:s/>Click [Edit mode] icon in admin toolbar at right corner of screen</text:p>
          </table:table-cell>
          <table:table-cell table:style-name="ce152" office:value-type="string">
            <text:p>- Display edit mode, which display <text:s text:c="2"/>quick edit icon corresponding with search portlet </text:p>
          </table:table-cell>
          <table:table-cell table:style-name="ce156" office:value-type="string">
            <text:p>Medium</text:p>
          </table:table-cell>
          <table:table-cell table:style-name="ce246"/>
          <table:table-cell table:style-name="ce257"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6">
          <table:table-cell table:style-name="ce13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5" office:value-type="string">
            <text:p>FNC_ECMS_WCM_SEARCH_02</text:p>
          </table:table-cell>
          <table:table-cell table:style-name="ce148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when choose</text:p>
            <text:p>box search is page mode</text:p>
          </table:table-cell>
          <table:table-cell table:style-name="ce246" office:value-type="string">
            <text:p>Step 3: Display form to setting </text:p>
            <text:p>search page</text:p>
          </table:table-cell>
          <table:table-cell table:style-name="ce246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46" office:value-type="string">
            <text:p>- Display search form to setting</text:p>
            <text:p>search result page properly</text:p>
          </table:table-cell>
          <table:table-cell table:style-name="ce156" office:value-type="string">
            <text:p>Medium</text:p>
          </table:table-cell>
          <table:table-cell table:style-name="ce246"/>
          <table:table-cell table:style-name="ce257"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16">
          <table:table-cell table:style-name="ce13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5" office:value-type="string">
            <text:p>FNC_ECMS_WCM_SEARCH_02</text:p>
          </table:table-cell>
          <table:table-cell table:style-name="ce148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when choose</text:p>
            <text:p>box search is page mode</text:p>
          </table:table-cell>
          <table:table-cell table:style-name="ce246" office:value-type="string">
            <text:p>Step 4: Choose box <text:s/>search for</text:p>
            <text:p><text:s/>page mode</text:p>
          </table:table-cell>
          <table:table-cell table:style-name="ce246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46" office:value-type="string">
            <text:p>- Choose box search successfully</text:p>
          </table:table-cell>
          <table:table-cell table:style-name="ce156" office:value-type="string">
            <text:p>Medium</text:p>
          </table:table-cell>
          <table:table-cell table:style-name="ce246"/>
          <table:table-cell table:style-name="ce257"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53">
          <table:table-cell table:style-name="ce137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65" office:value-type="string">
            <text:p>FNC_ECMS_WCM_SEARCH_02</text:p>
          </table:table-cell>
          <table:table-cell table:style-name="ce148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when choose</text:p>
            <text:p>box search is page mode</text:p>
          </table:table-cell>
          <table:table-cell table:style-name="ce246" office:value-type="string">
            <text:p>Step 5: Check form after </text:p>
            <text:p>choosing box search </text:p>
          </table:table-cell>
          <table:table-cell table:style-name="ce246" office:value-type="string">
            <text:p>- Choose search portlet on </text:p>
            <text:p>navigation bar</text:p>
          </table:table-cell>
          <table:table-cell table:style-name="ce246" office:value-type="string">
            <text:p>- Display interface box search </text:p>
            <text:p>properly</text:p>
            <text:p>- There are textbox and search icon</text:p>
          </table:table-cell>
          <table:table-cell table:style-name="ce156" office:value-type="string">
            <text:p>Medium</text:p>
          </table:table-cell>
          <table:table-cell table:style-name="ce246"/>
          <table:table-cell table:style-name="ce257"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0">
          <table:table-cell table:style-name="ce137" table:formula="of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65" office:value-type="string">
            <text:p>FNC_ECMS_WCM_SEARCH_02</text:p>
          </table:table-cell>
          <table:table-cell table:style-name="ce148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1" office:value-type="string">
            <text:p>Check display result when </text:p>
            <text:p>change item per page default</text:p>
          </table:table-cell>
          <table:table-cell table:style-name="ce156" office:value-type="string">
            <text:p>Step 1: Access WCM </text:p>
          </table:table-cell>
          <table:table-cell table:style-name="ce156" office:value-type="string">
            <text:p>- Access WCM program</text:p>
          </table:table-cell>
          <table:table-cell table:style-name="ce156" office:value-type="string">
            <text:p>- WCM main screen is displayed</text:p>
            <text:p/>
          </table:table-cell>
          <table:table-cell table:style-name="ce156" office:value-type="string">
            <text:p>Medium</text:p>
          </table:table-cell>
          <table:table-cell table:style-name="ce246"/>
          <table:table-cell table:style-name="ce257"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16">
          <table:table-cell table:style-name="ce137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5" office:value-type="string">
            <text:p>FNC_ECMS_WCM_SEARCH_02</text:p>
          </table:table-cell>
          <table:table-cell table:style-name="ce148" table:formula="of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result when </text:p>
            <text:p>change item per page default</text:p>
          </table:table-cell>
          <table:table-cell table:style-name="ce158" office:value-type="string">
            <text:p>Step 2: Display edit mode</text:p>
          </table:table-cell>
          <table:table-cell table:style-name="ce152" office:value-type="string">
            <text:p>Click [<text:span text:style-name="T8">Edit </text:span><text:span text:style-name="T8">mode</text:span>] icon in admin toolbar at right corner of screen</text:p>
          </table:table-cell>
          <table:table-cell table:style-name="ce152" office:value-type="string">
            <text:p>- Display edit mode, which display <text:s text:c="2"/>quick edit icon corresponding with search portlet </text:p>
          </table:table-cell>
          <table:table-cell table:style-name="ce156" office:value-type="string">
            <text:p>Medium</text:p>
          </table:table-cell>
          <table:table-cell table:style-name="ce246"/>
          <table:table-cell table:style-name="ce257"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6">
          <table:table-cell table:style-name="ce13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65" office:value-type="string">
            <text:p>FNC_ECMS_WCM_SEARCH_02</text:p>
          </table:table-cell>
          <table:table-cell table:style-name="ce148" table:formula="of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result when </text:p>
            <text:p>change item per page default</text:p>
          </table:table-cell>
          <table:table-cell table:style-name="ce246" office:value-type="string">
            <text:p>Step 3: Display form to setting </text:p>
            <text:p>search page</text:p>
          </table:table-cell>
          <table:table-cell table:style-name="ce246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46" office:value-type="string">
            <text:p>- Display search form to setting</text:p>
            <text:p>search result page properly</text:p>
          </table:table-cell>
          <table:table-cell table:style-name="ce156" office:value-type="string">
            <text:p>Medium</text:p>
          </table:table-cell>
          <table:table-cell table:style-name="ce246"/>
          <table:table-cell table:style-name="ce257"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0">
          <table:table-cell table:style-name="ce137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5" office:value-type="string">
            <text:p>FNC_ECMS_WCM_SEARCH_02</text:p>
          </table:table-cell>
          <table:table-cell table:style-name="ce148" table:formula="of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result when </text:p>
            <text:p>change item per page default</text:p>
          </table:table-cell>
          <table:table-cell table:style-name="ce246" office:value-type="string">
            <text:p>Step 4: Change item per page </text:p>
            <text:p>for result search page</text:p>
          </table:table-cell>
          <table:table-cell table:style-name="ce246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46" office:value-type="string">
            <text:p>- Choose box search successfully</text:p>
          </table:table-cell>
          <table:table-cell table:style-name="ce156" office:value-type="string">
            <text:p>Medium</text:p>
          </table:table-cell>
          <table:table-cell table:style-name="ce246"/>
          <table:table-cell table:style-name="ce257"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8">
          <table:table-cell table:style-name="ce13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65" office:value-type="string">
            <text:p>FNC_ECMS_WCM_SEARCH_02</text:p>
          </table:table-cell>
          <table:table-cell table:style-name="ce148" table:formula="of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result when </text:p>
            <text:p>change item per page default</text:p>
          </table:table-cell>
          <table:table-cell table:style-name="ce246" office:value-type="string">
            <text:p>Step 5: Check display search </text:p>
            <text:p>result page after changing</text:p>
          </table:table-cell>
          <table:table-cell table:style-name="ce246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46" office:value-type="string">
            <text:p>- Display all content, which suitable</text:p>
            <text:p>with keyword</text:p>
            <text:p>- Result will display 10 item per page</text:p>
          </table:table-cell>
          <table:table-cell table:style-name="ce156" office:value-type="string">
            <text:p>Medium</text:p>
          </table:table-cell>
          <table:table-cell table:style-name="ce246"/>
          <table:table-cell table:style-name="ce257"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0">
          <table:table-cell table:style-name="ce137" table:formula="of:=IF(VALUE(MID([.F73];6;FIND(&quot;:&quot;;[.F73];1)-FIND(&quot; &quot;;[.F73];1)-1))&gt;VALUE(MID([.F72];6;FIND(&quot;:&quot;;[.F72];1)-FIND(&quot; &quot;;[.F72];1)-1));&quot;&quot;;MAX([.A$7:.A72])+1)" office:value-type="float" office:value="18">
            <text:p>018</text:p>
          </table:table-cell>
          <table:table-cell table:style-name="ce65" office:value-type="string">
            <text:p>FNC_ECMS_WCM_SEARCH_02</text:p>
          </table:table-cell>
          <table:table-cell table:style-name="ce148"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3" office:value-type="string">
            <text:p>Check display result when change search page layout template </text:p>
          </table:table-cell>
          <table:table-cell table:style-name="ce156" office:value-type="string">
            <text:p>Step 1: Access WCM </text:p>
          </table:table-cell>
          <table:table-cell table:style-name="ce156" office:value-type="string">
            <text:p>- Access WCM program</text:p>
          </table:table-cell>
          <table:table-cell table:style-name="ce156" office:value-type="string">
            <text:p>- WCM main screen is displayed</text:p>
            <text:p/>
          </table:table-cell>
          <table:table-cell table:style-name="ce156" office:value-type="string">
            <text:p>Medium</text:p>
          </table:table-cell>
          <table:table-cell table:style-name="ce246"/>
          <table:table-cell table:style-name="ce257"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16">
          <table:table-cell table:style-name="ce137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5" office:value-type="string">
            <text:p>FNC_ECMS_WCM_SEARCH_02</text:p>
          </table:table-cell>
          <table:table-cell table:style-name="ce148"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4" office:value-type="string">
            <text:p>Check display result when change search page layout template </text:p>
          </table:table-cell>
          <table:table-cell table:style-name="ce158" office:value-type="string">
            <text:p>Step 2: Display edit mode</text:p>
          </table:table-cell>
          <table:table-cell table:style-name="ce152" office:value-type="string">
            <text:p>- <text:s/>Click [<text:span text:style-name="T10">Edit </text:span><text:span text:style-name="T10">mode</text:span>] icon in admin toolbar at right corner of screen</text:p>
          </table:table-cell>
          <table:table-cell table:style-name="ce152" office:value-type="string">
            <text:p>- Display edit mode, which display <text:s text:c="2"/>quick edit icon corresponding with search portlet </text:p>
          </table:table-cell>
          <table:table-cell table:style-name="ce156" office:value-type="string">
            <text:p>Medium</text:p>
          </table:table-cell>
          <table:table-cell table:style-name="ce246"/>
          <table:table-cell table:style-name="ce257"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6">
          <table:table-cell table:style-name="ce137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5" office:value-type="string">
            <text:p>FNC_ECMS_WCM_SEARCH_02</text:p>
          </table:table-cell>
          <table:table-cell table:style-name="ce148" table:formula="of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4" office:value-type="string">
            <text:p>Check display result when change search page layout template </text:p>
          </table:table-cell>
          <table:table-cell table:style-name="ce246" office:value-type="string">
            <text:p>Step 3: Display form to setting </text:p>
            <text:p>search page</text:p>
          </table:table-cell>
          <table:table-cell table:style-name="ce246" office:value-type="string">
            <text:p>- Choose search portlet on </text:p>
            <text:p>navigation bar</text:p>
            <text:p>- Click <text:span text:style-name="T10">Quick </text:span><text:span text:style-name="T10">Edit</text:span> icon corresponding </text:p>
            <text:p>with search portlet</text:p>
          </table:table-cell>
          <table:table-cell table:style-name="ce246" office:value-type="string">
            <text:p>- Display search form to setting</text:p>
            <text:p>search result page properly</text:p>
          </table:table-cell>
          <table:table-cell table:style-name="ce156" office:value-type="string">
            <text:p>Medium</text:p>
          </table:table-cell>
          <table:table-cell table:style-name="ce246"/>
          <table:table-cell table:style-name="ce257"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16">
          <table:table-cell table:style-name="ce137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5" office:value-type="string">
            <text:p>FNC_ECMS_WCM_SEARCH_02</text:p>
          </table:table-cell>
          <table:table-cell table:style-name="ce148" table:formula="of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4" office:value-type="string">
            <text:p>Check display result when change search page layout template </text:p>
          </table:table-cell>
          <table:table-cell table:style-name="ce246" office:value-type="string">
            <text:p>Step 4: Change search page</text:p>
            <text:p>layout template</text:p>
          </table:table-cell>
          <table:table-cell table:style-name="ce246" office:value-type="string">
            <text:p>- Choose </text:p>
            <text:p>UIResultpagelayoutdefault.gtmpl</text:p>
            <text:p>on page layout template</text:p>
          </table:table-cell>
          <table:table-cell table:style-name="ce246" office:value-type="string">
            <text:p>- Change template successfully</text:p>
          </table:table-cell>
          <table:table-cell table:style-name="ce156" office:value-type="string">
            <text:p>Medium</text:p>
          </table:table-cell>
          <table:table-cell table:style-name="ce246"/>
          <table:table-cell table:style-name="ce257"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6">
          <table:table-cell table:style-name="ce137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65" office:value-type="string">
            <text:p>FNC_ECMS_WCM_SEARCH_02</text:p>
          </table:table-cell>
          <table:table-cell table:style-name="ce148" table:formula="of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4" office:value-type="string">
            <text:p>Check display result when change search page layout template </text:p>
          </table:table-cell>
          <table:table-cell table:style-name="ce246" office:value-type="string">
            <text:p>Step 5: Check display search </text:p>
            <text:p>result page after changing</text:p>
          </table:table-cell>
          <table:table-cell table:style-name="ce246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46" office:value-type="string">
            <text:p>- Display search result and keep to </text:p>
            <text:p>display search form under search</text:p>
            <text:p>result </text:p>
          </table:table-cell>
          <table:table-cell table:style-name="ce156" office:value-type="string">
            <text:p>Medium</text:p>
          </table:table-cell>
          <table:table-cell table:style-name="ce246"/>
          <table:table-cell table:style-name="ce257"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0">
          <table:table-cell table:style-name="ce137" table:formula="of:=IF(VALUE(MID([.F78];6;FIND(&quot;:&quot;;[.F78];1)-FIND(&quot; &quot;;[.F78];1)-1))&gt;VALUE(MID([.F77];6;FIND(&quot;:&quot;;[.F77];1)-FIND(&quot; &quot;;[.F77];1)-1));&quot;&quot;;MAX([.A$7:.A77])+1)" office:value-type="float" office:value="19">
            <text:p>019</text:p>
          </table:table-cell>
          <table:table-cell table:style-name="ce243" office:value-type="string">
            <text:p>FNC_ECMS_WCM_SEARCH_03</text:p>
          </table:table-cell>
          <table:table-cell table:style-name="ce148" office:value-type="float" office:value="1">
            <text:p>001</text:p>
          </table:table-cell>
          <table:table-cell table:style-name="ce246" office:value-type="string">
            <text:p>WCM\Search\Textbox</text:p>
          </table:table-cell>
          <table:table-cell table:style-name="ce251" office:value-type="string">
            <text:p>Check search on textbox by normal user</text:p>
          </table:table-cell>
          <table:table-cell table:style-name="ce156" office:value-type="string">
            <text:p>Step 1: Access WCM </text:p>
          </table:table-cell>
          <table:table-cell table:style-name="ce156" office:value-type="string">
            <text:p>- Access WCM program</text:p>
          </table:table-cell>
          <table:table-cell table:style-name="ce156" office:value-type="string">
            <text:p>- WCM main screen is displayed</text:p>
            <text:p/>
          </table:table-cell>
          <table:table-cell table:style-name="ce156" office:value-type="string">
            <text:p>Medium</text:p>
          </table:table-cell>
          <table:table-cell table:style-name="ce246"/>
          <table:table-cell table:style-name="ce257"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13">
          <table:table-cell table:style-name="ce137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5" office:value-type="string">
            <text:p>FNC_ECMS_WCM_SEARCH_03</text:p>
          </table:table-cell>
          <table:table-cell table:style-name="ce148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246" office:value-type="string">
            <text:p>WCM\Search\Textbox</text:p>
          </table:table-cell>
          <table:table-cell table:style-name="ce252" office:value-type="string">
            <text:p>Check search on textbox by </text:p>
            <text:p>normal user</text:p>
          </table:table-cell>
          <table:table-cell table:style-name="ce158" office:value-type="string">
            <text:p>Step 2: Display search portlet</text:p>
          </table:table-cell>
          <table:table-cell table:style-name="ce152" office:value-type="string">
            <text:p>- Choose search portlet on navigation bar</text:p>
          </table:table-cell>
          <table:table-cell table:style-name="ce152" office:value-type="string">
            <text:p>-Display interface of search portlet</text:p>
          </table:table-cell>
          <table:table-cell table:style-name="ce156" office:value-type="string">
            <text:p>Medium</text:p>
          </table:table-cell>
          <table:table-cell table:style-name="ce246"/>
          <table:table-cell table:style-name="ce257"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6">
          <table:table-cell table:style-name="ce137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5" office:value-type="string">
            <text:p>FNC_ECMS_WCM_SEARCH_03</text:p>
          </table:table-cell>
          <table:table-cell table:style-name="ce148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246" office:value-type="string">
            <text:p>WCM\Search\Textbox</text:p>
          </table:table-cell>
          <table:table-cell table:style-name="ce252" office:value-type="string">
            <text:p>Check search on textbox by </text:p>
            <text:p>normal user</text:p>
          </table:table-cell>
          <table:table-cell table:style-name="ce158" office:value-type="string">
            <text:p>Step 3: Type data to search without login</text:p>
          </table:table-cell>
          <table:table-cell table:style-name="ce158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58" office:value-type="string">
            <text:p>- Display all public link suitable with keyword.</text:p>
            <text:p>- User can view each link but can't edit this content.</text:p>
          </table:table-cell>
          <table:table-cell table:style-name="ce156" office:value-type="string">
            <text:p>Medium</text:p>
          </table:table-cell>
          <table:table-cell table:style-name="ce246"/>
          <table:table-cell table:style-name="ce257"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0">
          <table:table-cell table:style-name="ce137"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020</text:p>
          </table:table-cell>
          <table:table-cell table:style-name="ce65" office:value-type="string">
            <text:p>FNC_ECMS_WCM_SEARCH_03</text:p>
          </table:table-cell>
          <table:table-cell table:style-name="ce148" table:formula="of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246" office:value-type="string">
            <text:p>WCM\Search\Textbox</text:p>
          </table:table-cell>
          <table:table-cell table:style-name="ce251" office:value-type="string">
            <text:p>Check search on textbox by administrator</text:p>
          </table:table-cell>
          <table:table-cell table:style-name="ce156" office:value-type="string">
            <text:p>Step 1: Access WCM </text:p>
          </table:table-cell>
          <table:table-cell table:style-name="ce156" office:value-type="string">
            <text:p>- Access WCM program</text:p>
          </table:table-cell>
          <table:table-cell table:style-name="ce156" office:value-type="string">
            <text:p>- WCM main screen is displayed</text:p>
            <text:p/>
          </table:table-cell>
          <table:table-cell table:style-name="ce156" office:value-type="string">
            <text:p>Medium</text:p>
          </table:table-cell>
          <table:table-cell table:style-name="ce246"/>
          <table:table-cell table:style-name="ce257"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6">
          <table:table-cell table:style-name="ce137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65" office:value-type="string">
            <text:p>FNC_ECMS_WCM_SEARCH_03</text:p>
          </table:table-cell>
          <table:table-cell table:style-name="ce148"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246" office:value-type="string">
            <text:p>WCM\Search\Textbox</text:p>
          </table:table-cell>
          <table:table-cell table:style-name="ce252" office:value-type="string">
            <text:p>Check search on textbox by </text:p>
            <text:p>administrator</text:p>
          </table:table-cell>
          <table:table-cell table:style-name="ce246" office:value-type="string">
            <text:p>Step 2: Do search </text:p>
          </table:table-cell>
          <table:table-cell table:style-name="ce246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46" office:value-type="string">
            <text:p>- Display all results, which contain search keyword</text:p>
            <text:p>- This keyword was filled on search portlet textbox</text:p>
          </table:table-cell>
          <table:table-cell table:style-name="ce156" office:value-type="string">
            <text:p>Medium</text:p>
          </table:table-cell>
          <table:table-cell table:style-name="ce246"/>
          <table:table-cell table:style-name="ce257"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5">
          <table:table-cell table:style-name="ce137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5" office:value-type="string">
            <text:p>FNC_ECMS_WCM_SEARCH_03</text:p>
          </table:table-cell>
          <table:table-cell table:style-name="ce148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246" office:value-type="string">
            <text:p>WCM\Search\Textbox</text:p>
          </table:table-cell>
          <table:table-cell table:style-name="ce252" office:value-type="string">
            <text:p>Check search on textbox by </text:p>
            <text:p>administrator</text:p>
          </table:table-cell>
          <table:table-cell table:style-name="ce246" office:value-type="string">
            <text:p>Step 3: Check display search</text:p>
            <text:p>result</text:p>
          </table:table-cell>
          <table:table-cell table:style-name="ce246" office:value-type="string">
            <text:p>- See on search result page</text:p>
          </table:table-cell>
          <table:table-cell table:style-name="ce246" office:value-type="string">
            <text:p>- Display all results, which contain search keyword.</text:p>
            <text:p>-Will display only Published version if edit</text:p>
            <text:p>mode OFF</text:p>
            <text:p>- Or will display both Published and draft</text:p>
            <text:p>version, which contain draft icon and</text:p>
            <text:p><text:s/>edit icon beside if edit mode ON</text:p>
            <text:p><text:s/>and user can edit this content</text:p>
          </table:table-cell>
          <table:table-cell table:style-name="ce156" office:value-type="string">
            <text:p>Medium</text:p>
          </table:table-cell>
          <table:table-cell table:style-name="ce246"/>
          <table:table-cell table:style-name="ce257"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10" table:number-rows-repeated="11">
          <table:table-cell table:style-name="ce138"/>
          <table:table-cell table:style-name="ce143"/>
          <table:table-cell table:style-name="ce138"/>
          <table:table-cell table:style-name="ce143" table:number-columns-repeated="7"/>
          <table:table-cell table:style-name="ce258"/>
          <table:table-cell table:style-name="ce143" table:number-columns-repeated="245"/>
        </table:table-row>
        <table:table-row table:style-name="ro10" table:number-rows-repeated="1048481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SEO" table:style-name="ta4" table:print="false">
        <office:forms form:automatic-focus="false" form:apply-design-mode="false"/>
        <table:table-column table:style-name="co8" table:default-cell-style-name="Default"/>
        <table:table-column table:style-name="co17" table:default-cell-style-name="Default"/>
        <table:table-column table:style-name="co5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1016" table:default-cell-style-name="Default"/>
        <table:table-row table:style-name="ro23">
          <table:table-cell table:style-name="ce267"/>
          <table:table-cell table:style-name="ce139" office:value-type="string">
            <text:p>TEST CASES</text:p>
          </table:table-cell>
          <table:table-cell table:style-name="ce139" table:number-columns-repeated="2"/>
          <table:table-cell table:style-name="ce188"/>
          <table:table-cell table:style-name="ce143"/>
          <table:table-cell table:style-name="ce149" table:number-columns-repeated="3"/>
          <table:table-cell table:style-name="ce167"/>
          <table:table-cell table:style-name="ce168" office:value-type="string">
            <text:p>Passed</text:p>
          </table:table-cell>
          <table:table-cell table:style-name="ce168" table:formula="of:=COUNTIF([.L$7:.L$1070];[.$K1])" office:value-type="float" office:value="0">
            <text:p>0</text:p>
          </table:table-cell>
          <table:table-cell table:style-name="ce168" table:formula="of:=COUNTIF([.M$7:.M$1070];[.$K1])" office:value-type="float" office:value="0">
            <text:p>0</text:p>
          </table:table-cell>
          <table:table-cell table:style-name="ce168" table:formula="of:=COUNTIF([.N$7:.N$1070];[.$K1])" office:value-type="float" office:value="0">
            <text:p>0</text:p>
          </table:table-cell>
          <table:table-cell table:style-name="ce168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3">
          <table:table-cell table:style-name="ce267"/>
          <table:table-cell table:style-name="ce140"/>
          <table:table-cell table:style-name="ce149" table:number-columns-repeated="3"/>
          <table:table-cell table:style-name="ce143"/>
          <table:table-cell table:style-name="ce14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070];[.$K2])" office:value-type="float" office:value="0">
            <text:p>0</text:p>
          </table:table-cell>
          <table:table-cell table:style-name="ce168" table:formula="of:=COUNTIF([.M$7:.M$1070];[.$K2])" office:value-type="float" office:value="0">
            <text:p>0</text:p>
          </table:table-cell>
          <table:table-cell table:style-name="ce168" table:formula="of:=COUNTIF([.N$7:.N$1070];[.$K2])" office:value-type="float" office:value="0">
            <text:p>0</text:p>
          </table:table-cell>
          <table:table-cell table:style-name="ce168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3">
          <table:table-cell table:style-name="ce267"/>
          <table:table-cell table:style-name="ce141" office:value-type="string">
            <text:p>Functions list</text:p>
          </table:table-cell>
          <table:table-cell table:style-name="ce147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3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070];[.$K3])" office:value-type="float" office:value="0">
            <text:p>0</text:p>
          </table:table-cell>
          <table:table-cell table:style-name="ce168" table:formula="of:=COUNTIF([.M$7:.M$1070];[.$K3])" office:value-type="float" office:value="0">
            <text:p>0</text:p>
          </table:table-cell>
          <table:table-cell table:style-name="ce168" table:formula="of:=COUNTIF([.N$7:.N$1070];[.$K3])" office:value-type="float" office:value="0">
            <text:p>0</text:p>
          </table:table-cell>
          <table:table-cell table:style-name="ce168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3">
          <table:table-cell table:style-name="ce267"/>
          <table:table-cell table:style-name="ce141" office:value-type="string">
            <text:p>Total Main Cases</text:p>
          </table:table-cell>
          <table:table-cell table:style-name="ce147" table:formula="of:=MAX([.A7:.A6830])" office:value-type="float" office:value="28" table:number-columns-spanned="3" table:number-rows-spanned="1">
            <text:p>28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4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070];[.$K4])" office:value-type="float" office:value="0">
            <text:p>0</text:p>
          </table:table-cell>
          <table:table-cell table:style-name="ce168" table:formula="of:=COUNTIF([.M$7:.M$1070];[.$K4])" office:value-type="float" office:value="0">
            <text:p>0</text:p>
          </table:table-cell>
          <table:table-cell table:style-name="ce168" table:formula="of:=COUNTIF([.N$7:.N$1070];[.$K4])" office:value-type="float" office:value="0">
            <text:p>0</text:p>
          </table:table-cell>
          <table:table-cell table:style-name="ce168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3">
          <table:table-cell table:style-name="ce268"/>
          <table:table-cell table:style-name="ce142"/>
          <table:table-cell table:style-name="ce165"/>
          <table:table-cell table:style-name="ce150"/>
          <table:table-cell table:style-name="ce189"/>
          <table:table-cell table:style-name="ce143"/>
          <table:table-cell table:style-name="ce189"/>
          <table:table-cell table:style-name="ce143"/>
          <table:table-cell table:style-name="ce165"/>
          <table:table-cell table:style-name="ce169"/>
          <table:table-cell office:value-type="string">
            <text:p>N/A</text:p>
          </table:table-cell>
          <table:table-cell table:style-name="ce168" table:formula="of:=COUNTIF([.L$7:.L$1070];[.$K5])" office:value-type="float" office:value="0">
            <text:p>0</text:p>
          </table:table-cell>
          <table:table-cell table:style-name="ce168" table:formula="of:=COUNTIF([.M$7:.M$1070];[.$K5])" office:value-type="float" office:value="0">
            <text:p>0</text:p>
          </table:table-cell>
          <table:table-cell table:style-name="ce168" table:formula="of:=COUNTIF([.N$7:.N$1070];[.$K5])" office:value-type="float" office:value="0">
            <text:p>0</text:p>
          </table:table-cell>
          <table:table-cell table:style-name="ce168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3">
          <table:table-cell table:style-name="ce269" office:value-type="string">
            <text:p>Case No</text:p>
          </table:table-cell>
          <table:table-cell table:style-name="ce269" office:value-type="string">
            <text:p>Related function</text:p>
          </table:table-cell>
          <table:table-cell table:style-name="ce269" office:value-type="string">
            <text:p>Case ID</text:p>
          </table:table-cell>
          <table:table-cell table:style-name="ce269" office:value-type="string">
            <text:p>Path</text:p>
          </table:table-cell>
          <table:table-cell table:style-name="ce269" office:value-type="string">
            <text:p>Case Description</text:p>
          </table:table-cell>
          <table:table-cell table:style-name="ce269" office:value-type="string">
            <text:p>Step Description</text:p>
          </table:table-cell>
          <table:table-cell table:style-name="ce269" office:value-type="string">
            <text:p>Steps to produce</text:p>
          </table:table-cell>
          <table:table-cell table:style-name="ce269" office:value-type="string">
            <text:p>Expected Output</text:p>
          </table:table-cell>
          <table:table-cell table:style-name="ce285" office:value-type="string">
            <text:p>Priority</text:p>
          </table:table-cell>
          <table:table-cell table:style-name="ce269" office:value-type="string">
            <text:p>Affect</text:p>
          </table:table-cell>
          <table:table-cell table:style-name="ce165" office:value-type="string">
            <text:p>Tester</text:p>
          </table:table-cell>
          <table:table-cell table:style-name="ce165" office:value-type="string">
            <text:p>IE7</text:p>
          </table:table-cell>
          <table:table-cell table:style-name="ce165" office:value-type="string">
            <text:p>FireFox3.5</text:p>
          </table:table-cell>
          <table:table-cell table:style-name="ce165" office:value-type="string">
            <text:p>Comment/Bug</text:p>
          </table:table-cell>
          <table:table-cell table:style-name="ce165" table:number-columns-repeated="242"/>
          <table:table-cell table:number-columns-repeated="768"/>
        </table:table-row>
        <table:table-row table:style-name="ro16">
          <table:table-cell table:style-name="ce270" office:value-type="float" office:value="1">
            <text:p>001</text:p>
          </table:table-cell>
          <table:table-cell table:style-name="ce173" office:value-type="string">
            <text:p>FNC_ECMS_WCM_SEO_01</text:p>
          </table:table-cell>
          <table:table-cell table:style-name="ce279" office:value-type="float" office:value="1">
            <text:p>001</text:p>
          </table:table-cell>
          <table:table-cell table:style-name="ce83" office:value-type="string">
            <text:p>WCM\SEO\Appearance</text:p>
          </table:table-cell>
          <table:table-cell table:style-name="ce101" office:value-type="string">
            <text:p>Default color of SEO icon when metadata doesn't exist </text:p>
          </table:table-cell>
          <table:table-cell table:style-name="ce156" office:value-type="string">
            <text:p>Step 1: Check default color</text:p>
          </table:table-cell>
          <table:table-cell table:style-name="ce156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table:style-name="ce156" office:value-type="string">
            <text:p>Color of SEO icon is red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27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72" office:value-type="string">
            <text:p>FNC_ECMS_WCM_SEO_01</text:p>
          </table:table-cell>
          <table:table-cell table:style-name="ce280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56" office:value-type="string">
            <text:p>WCM\SEO\Appearance</text:p>
          </table:table-cell>
          <table:table-cell table:style-name="ce101" office:value-type="string">
            <text:p>Color of SEO icon when user inputs data but not fully completed</text:p>
          </table:table-cell>
          <table:table-cell table:style-name="ce156" office:value-type="string">
            <text:p>Step 1: Login</text:p>
          </table:table-cell>
          <table:table-cell table:style-name="ce156" office:value-type="string">
            <text:p>- Login as root, goto acme homepage</text:p>
            <text:p>- Select SEO Management beside username</text:p>
          </table:table-cell>
          <table:table-cell table:style-name="ce162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6">
          <table:table-cell table:style-name="ce27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72" office:value-type="string">
            <text:p>FNC_ECMS_WCM_SEO_01</text:p>
          </table:table-cell>
          <table:table-cell table:style-name="ce280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56" office:value-type="string">
            <text:p>WCM\SEO\Appearance</text:p>
          </table:table-cell>
          <table:table-cell table:style-name="ce281" office:value-type="string">
            <text:p>Color of SEO icon when user inputs data but not fully completed</text:p>
          </table:table-cell>
          <table:table-cell table:style-name="ce97" office:value-type="string">
            <text:p>Step 2: Input data</text:p>
          </table:table-cell>
          <table:table-cell table:style-name="ce98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97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27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72" office:value-type="string">
            <text:p>FNC_ECMS_WCM_SEO_01</text:p>
          </table:table-cell>
          <table:table-cell table:style-name="ce28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56" office:value-type="string">
            <text:p>WCM\SEO\Appearance</text:p>
          </table:table-cell>
          <table:table-cell table:style-name="ce281" office:value-type="string">
            <text:p>Color of SEO icon when user inputs data but not fully completed</text:p>
          </table:table-cell>
          <table:table-cell table:style-name="ce156" office:value-type="string">
            <text:p>Step 3: Check color</text:p>
          </table:table-cell>
          <table:table-cell table:style-name="ce183" office:value-type="string">
            <text:p>- Select menu Edit &gt; Page</text:p>
            <text:p>- Check color of SEO icon </text:p>
          </table:table-cell>
          <table:table-cell table:style-name="ce156" office:value-type="string">
            <text:p>Color of SEO icon is orange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270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72" office:value-type="string">
            <text:p>FNC_ECMS_WCM_SEO_01</text:p>
          </table:table-cell>
          <table:table-cell table:style-name="ce280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56" office:value-type="string">
            <text:p>WCM\SEO\Appearance</text:p>
          </table:table-cell>
          <table:table-cell table:style-name="ce78" office:value-type="string">
            <text:p>Color of SEO icon when user inputs data for all fields </text:p>
          </table:table-cell>
          <table:table-cell table:style-name="ce156" office:value-type="string">
            <text:p>Step 1: Login</text:p>
          </table:table-cell>
          <table:table-cell table:style-name="ce191" office:value-type="string">
            <text:p>- Login as root, goto acme homepage</text:p>
            <text:p>- Select SEO Management beside username</text:p>
          </table:table-cell>
          <table:table-cell table:style-name="ce156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6">
          <table:table-cell table:style-name="ce27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72" office:value-type="string">
            <text:p>FNC_ECMS_WCM_SEO_01</text:p>
          </table:table-cell>
          <table:table-cell table:style-name="ce280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56" office:value-type="string">
            <text:p>WCM\SEO\Appearance</text:p>
          </table:table-cell>
          <table:table-cell table:style-name="ce97" office:value-type="string">
            <text:p>Color of SEO icon when user inputs data for all fields </text:p>
          </table:table-cell>
          <table:table-cell table:style-name="ce97" office:value-type="string">
            <text:p>Step 2: Input data</text:p>
          </table:table-cell>
          <table:table-cell table:style-name="ce282" office:value-type="string">
            <text:p>- Input data for both Description and Keywords</text:p>
            <text:p><text:span text:style-name="T9">- Input a </text:span><text:span text:style-name="T9">value for </text:span><text:span text:style-name="T9">Priority</text:span></text:p>
            <text:p>- Click button Save</text:p>
          </table:table-cell>
          <table:table-cell table:style-name="ce162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27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72" office:value-type="string">
            <text:p>FNC_ECMS_WCM_SEO_01</text:p>
          </table:table-cell>
          <table:table-cell table:style-name="ce280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56" office:value-type="string">
            <text:p>WCM\SEO\Appearance</text:p>
          </table:table-cell>
          <table:table-cell table:style-name="ce97" office:value-type="string">
            <text:p>Color of SEO icon when user inputs data for all fields </text:p>
          </table:table-cell>
          <table:table-cell table:style-name="ce156" office:value-type="string">
            <text:p>Step 3: Check color</text:p>
          </table:table-cell>
          <table:table-cell table:style-name="ce283" office:value-type="string">
            <text:p>- Select menu Edit &gt; Page</text:p>
            <text:p>- Check color of SEO icon </text:p>
          </table:table-cell>
          <table:table-cell table:style-name="ce97" office:value-type="string">
            <text:p>Color of SEO icon is green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27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72" office:value-type="string">
            <text:p>FNC_ECMS_WCM_SEO_01</text:p>
          </table:table-cell>
          <table:table-cell table:style-name="ce280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56" office:value-type="string">
            <text:p>WCM\SEO\Appearance</text:p>
          </table:table-cell>
          <table:table-cell table:style-name="ce102" office:value-type="string">
            <text:p>Color of SEO icon when user open an administration page </text:p>
          </table:table-cell>
          <table:table-cell table:style-name="ce156" office:value-type="string">
            <text:p>Step 1: Check color and click</text:p>
          </table:table-cell>
          <table:table-cell table:style-name="ce191" office:value-type="string">
            <text:p>- Login as root, goto My Group &gt; Content Explorer</text:p>
            <text:p>- Check color of SEO icon </text:p>
          </table:table-cell>
          <table:table-cell table:style-name="ce156" office:value-type="string">
            <text:p>- Color of SEO icon is grey</text:p>
            <text:p>- User cannot click on SEO icon to manage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style-name="ce270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172" office:value-type="string">
            <text:p>FNC_ECMS_WCM_SEO_01</text:p>
          </table:table-cell>
          <table:table-cell table:style-name="ce280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table:style-name="ce156" office:value-type="string">
            <text:p>WCM\SEO\Appearance</text:p>
          </table:table-cell>
          <table:table-cell table:style-name="ce102" office:value-type="string">
            <text:p>Screen of SEO management when user open a portal page </text:p>
          </table:table-cell>
          <table:table-cell table:style-name="ce156" office:value-type="string">
            <text:p>Step 1: Check screen</text:p>
          </table:table-cell>
          <table:table-cell table:style-name="ce191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table:style-name="ce156"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6">
          <table:table-cell table:style-name="ce270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table:style-name="ce172" office:value-type="string">
            <text:p>FNC_ECMS_WCM_SEO_01</text:p>
          </table:table-cell>
          <table:table-cell table:style-name="ce280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table:style-name="ce156" office:value-type="string">
            <text:p>WCM\SEO\Appearance</text:p>
          </table:table-cell>
          <table:table-cell table:style-name="ce102" office:value-type="string">
            <text:p>Screen of SEO management when user open a content page </text:p>
          </table:table-cell>
          <table:table-cell table:style-name="ce156" office:value-type="string">
            <text:p>Step 1: Check screen</text:p>
          </table:table-cell>
          <table:table-cell table:style-name="ce156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62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270"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007</text:p>
          </table:table-cell>
          <table:table-cell table:style-name="ce173" office:value-type="string">
            <text:p>FNC_ECMS_WCM_SEO_02</text:p>
          </table:table-cell>
          <table:table-cell table:style-name="ce279" office:value-type="float" office:value="1">
            <text:p>001</text:p>
          </table:table-cell>
          <table:table-cell table:style-name="ce83" office:value-type="string">
            <text:p>WCM\SEO\Metadata</text:p>
          </table:table-cell>
          <table:table-cell table:style-name="ce102" office:value-type="string">
            <text:p>Check default metadata when user hasn't added SEO data </text:p>
          </table:table-cell>
          <table:table-cell table:style-name="ce97" office:value-type="string">
            <text:p>Step 1: Check default metadata</text:p>
          </table:table-cell>
          <table:table-cell table:style-name="ce97"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97" office:value-type="string">
            <text:p>Tag &lt;meta&gt; for Description / Keywords / Robots are not created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6">
          <table:table-cell table:style-name="ce270"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008</text:p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56" office:value-type="string">
            <text:p>WCM\SEO\Metadata</text:p>
          </table:table-cell>
          <table:table-cell table:style-name="ce78" office:value-type="string">
            <text:p>Check metadata through View Page Source when user input value for Description (1)</text:p>
          </table:table-cell>
          <table:table-cell table:style-name="ce156" office:value-type="string">
            <text:p>Step 1: Login</text:p>
          </table:table-cell>
          <table:table-cell table:style-name="ce191" office:value-type="string">
            <text:p>- Login as root, goto acme homepage</text:p>
            <text:p>- Select SEO Management beside username</text:p>
          </table:table-cell>
          <table:table-cell table:style-name="ce156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style-name="ce27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56" office:value-type="string">
            <text:p>WCM\SEO\Metadata</text:p>
          </table:table-cell>
          <table:table-cell table:style-name="ce97" office:value-type="string">
            <text:p>Check metadata through View Page Source when user input value for Description (1)</text:p>
          </table:table-cell>
          <table:table-cell table:style-name="ce156" office:value-type="string">
            <text:p>Step 2: Input data</text:p>
          </table:table-cell>
          <table:table-cell table:style-name="ce28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table:style-name="ce156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27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56" office:value-type="string">
            <text:p>WCM\SEO\Metadata</text:p>
          </table:table-cell>
          <table:table-cell table:style-name="ce97" office:value-type="string">
            <text:p>Check metadata through View Page Source when user input value for Description (1)</text:p>
          </table:table-cell>
          <table:table-cell table:style-name="ce156"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6">
          <table:table-cell table:style-name="ce270"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009</text:p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56" office:value-type="string">
            <text:p>WCM\SEO\Metadata</text:p>
          </table:table-cell>
          <table:table-cell table:style-name="ce78" office:value-type="string">
            <text:p>Check metadata through View Page Source</text:p>
            <text:p>when user input value for Description (2)</text:p>
          </table:table-cell>
          <table:table-cell table:style-name="ce156" office:value-type="string">
            <text:p>Step 1: Login</text:p>
          </table:table-cell>
          <table:table-cell table:style-name="ce97" office:value-type="string">
            <text:p>- Login as root, goto acme homepage</text:p>
            <text:p>- Select SEO Management beside username</text:p>
          </table:table-cell>
          <table:table-cell table:style-name="ce156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style-name="ce270"/>
          <table:table-cell table:style-name="ce172" office:value-type="string">
            <text:p>FNC_ECMS_WCM_SEO_02</text:p>
          </table:table-cell>
          <table:table-cell table:style-name="ce279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56" office:value-type="string">
            <text:p>WCM\SEO\Metadata</text:p>
          </table:table-cell>
          <table:table-cell table:style-name="ce97" office:value-type="string">
            <text:p>Check metadata through View Page Source</text:p>
            <text:p>when user input value for Description (2)</text:p>
          </table:table-cell>
          <table:table-cell table:style-name="ce156"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table:style-name="ce156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270"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56" office:value-type="string">
            <text:p>WCM\SEO\Metadata</text:p>
          </table:table-cell>
          <table:table-cell table:style-name="ce97" office:value-type="string">
            <text:p>Check metadata through View Page Source</text:p>
            <text:p>when user input value for Description (2)</text:p>
          </table:table-cell>
          <table:table-cell table:style-name="ce156"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6">
          <table:table-cell table:style-name="ce270"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56" office:value-type="string">
            <text:p>WCM\SEO\Metadata</text:p>
          </table:table-cell>
          <table:table-cell table:style-name="ce83" office:value-type="string">
            <text:p>Check metadata through View Page Source</text:p>
            <text:p>when user input value for Description (3)</text:p>
          </table:table-cell>
          <table:table-cell table:style-name="ce156" office:value-type="string">
            <text:p>Step 1: Login</text:p>
          </table:table-cell>
          <table:table-cell table:style-name="ce97" office:value-type="string">
            <text:p>- Login as root, goto acme homepage</text:p>
            <text:p>- Select SEO Management beside username</text:p>
          </table:table-cell>
          <table:table-cell table:style-name="ce156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style-name="ce27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56" office:value-type="string">
            <text:p>WCM\SEO\Metadata</text:p>
          </table:table-cell>
          <table:table-cell table:style-name="ce156" office:value-type="string">
            <text:p>Check metadata through View Page Source</text:p>
            <text:p>when user input value for Description (3)</text:p>
          </table:table-cell>
          <table:table-cell table:style-name="ce156"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table:style-name="ce156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style-name="ce27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156" office:value-type="string">
            <text:p>WCM\SEO\Metadata</text:p>
          </table:table-cell>
          <table:table-cell table:style-name="ce156" office:value-type="string">
            <text:p>Check metadata through View Page Source</text:p>
            <text:p>when user input value for Description (3)</text:p>
          </table:table-cell>
          <table:table-cell table:style-name="ce156"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6">
          <table:table-cell table:style-name="ce270"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56" office:value-type="string">
            <text:p>WCM\SEO\Metadata</text:p>
          </table:table-cell>
          <table:table-cell table:style-name="ce82" office:value-type="string">
            <text:p>Check metadata through View Page Source</text:p>
            <text:p>when user input value for Description (4)</text:p>
          </table:table-cell>
          <table:table-cell table:style-name="ce156" office:value-type="string">
            <text:p>Step 1: Login</text:p>
          </table:table-cell>
          <table:table-cell table:style-name="ce97" office:value-type="string">
            <text:p>- Login as root, goto acme homepage</text:p>
            <text:p>- Select SEO Management beside username</text:p>
          </table:table-cell>
          <table:table-cell table:style-name="ce156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style-name="ce27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56"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Description (4)</text:p>
          </table:table-cell>
          <table:table-cell table:style-name="ce156"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table:style-name="ce156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style-name="ce27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156"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Description (4)</text:p>
          </table:table-cell>
          <table:table-cell table:style-name="ce156"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6">
          <table:table-cell table:style-name="ce270"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56" office:value-type="string">
            <text:p>WCM\SEO\Metadata</text:p>
          </table:table-cell>
          <table:table-cell table:style-name="ce82" office:value-type="string">
            <text:p>Check metadata through View Page Source</text:p>
            <text:p>when user input value for Keywords (1)</text:p>
          </table:table-cell>
          <table:table-cell table:style-name="ce156" office:value-type="string">
            <text:p>Step 1: Login</text:p>
          </table:table-cell>
          <table:table-cell table:style-name="ce97" office:value-type="string">
            <text:p>- Login as root, goto acme homepage</text:p>
            <text:p>- Select SEO Management beside username</text:p>
          </table:table-cell>
          <table:table-cell table:style-name="ce156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style-name="ce27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56"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1)</text:p>
          </table:table-cell>
          <table:table-cell table:style-name="ce156"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table:style-name="ce156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style-name="ce27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table:style-name="ce156"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1)</text:p>
          </table:table-cell>
          <table:table-cell table:style-name="ce156"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6">
          <table:table-cell table:style-name="ce270"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56" office:value-type="string">
            <text:p>WCM\SEO\Metadata</text:p>
          </table:table-cell>
          <table:table-cell table:style-name="ce82" office:value-type="string">
            <text:p>Check metadata through View Page Source</text:p>
            <text:p>when user input value for Keywords (2)</text:p>
          </table:table-cell>
          <table:table-cell table:style-name="ce156" office:value-type="string">
            <text:p>Step 1: Login</text:p>
          </table:table-cell>
          <table:table-cell table:style-name="ce97" office:value-type="string">
            <text:p>- Login as root, goto acme homepage</text:p>
            <text:p>- Select SEO Management beside username</text:p>
          </table:table-cell>
          <table:table-cell table:style-name="ce156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style-name="ce27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156"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2)</text:p>
          </table:table-cell>
          <table:table-cell table:style-name="ce156"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table:style-name="ce156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style-name="ce27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table:style-name="ce156"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2)</text:p>
          </table:table-cell>
          <table:table-cell table:style-name="ce156"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6">
          <table:table-cell table:style-name="ce270"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014</text:p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56" office:value-type="string">
            <text:p>WCM\SEO\Metadata</text:p>
          </table:table-cell>
          <table:table-cell table:style-name="ce89" office:value-type="string">
            <text:p>Check metadata through View Page Source</text:p>
            <text:p>when user input value for Keywords (3)</text:p>
          </table:table-cell>
          <table:table-cell table:style-name="ce156" office:value-type="string">
            <text:p>Step 1: Login</text:p>
          </table:table-cell>
          <table:table-cell table:style-name="ce97" office:value-type="string">
            <text:p>- Login as root, goto acme homepage</text:p>
            <text:p>- Select SEO Management beside username</text:p>
          </table:table-cell>
          <table:table-cell table:style-name="ce156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style-name="ce270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156" office:value-type="string">
            <text:p>WCM\SEO\Metadata</text:p>
          </table:table-cell>
          <table:table-cell table:style-name="ce175" office:value-type="string">
            <text:p>Check metadata through View Page Source</text:p>
            <text:p>when user input value for Keywords (3)</text:p>
          </table:table-cell>
          <table:table-cell table:style-name="ce156"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table:style-name="ce156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style-name="ce27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table:style-name="ce156" office:value-type="string">
            <text:p>WCM\SEO\Metadata</text:p>
          </table:table-cell>
          <table:table-cell table:style-name="ce175" office:value-type="string">
            <text:p>Check metadata through View Page Source</text:p>
            <text:p>when user input value for Keywords (3)</text:p>
          </table:table-cell>
          <table:table-cell table:style-name="ce156"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6">
          <table:table-cell table:style-name="ce270"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015</text:p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table:style-name="ce156" office:value-type="string">
            <text:p>WCM\SEO\Metadata</text:p>
          </table:table-cell>
          <table:table-cell table:style-name="ce103" office:value-type="string">
            <text:p>Check metadata through View Page Source</text:p>
            <text:p>when user input value for Keywords (4)</text:p>
          </table:table-cell>
          <table:table-cell table:style-name="ce156" office:value-type="string">
            <text:p>Step 1: Login</text:p>
          </table:table-cell>
          <table:table-cell table:style-name="ce97" office:value-type="string">
            <text:p>- Login as root, goto acme homepage</text:p>
            <text:p>- Select SEO Management beside username</text:p>
          </table:table-cell>
          <table:table-cell table:style-name="ce156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style-name="ce27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table:style-name="ce156"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Keywords (4)</text:p>
          </table:table-cell>
          <table:table-cell table:style-name="ce156"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table:style-name="ce156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style-name="ce270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table:style-name="ce156"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Keywords (4)</text:p>
          </table:table-cell>
          <table:table-cell table:style-name="ce156"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6">
          <table:table-cell table:style-name="ce270"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156" office:value-type="string">
            <text:p>WCM\SEO\Metadata</text:p>
          </table:table-cell>
          <table:table-cell table:style-name="ce103" office:value-type="string">
            <text:p>Check metadata through View Page Source</text:p>
            <text:p>when user input value for both Description &amp; Keywords <text:s/>(1)</text:p>
          </table:table-cell>
          <table:table-cell table:style-name="ce156" office:value-type="string">
            <text:p>Step 1: Login</text:p>
          </table:table-cell>
          <table:table-cell table:style-name="ce97" office:value-type="string">
            <text:p>- Login as root, goto acme homepage</text:p>
            <text:p>- Select SEO Management beside username</text:p>
          </table:table-cell>
          <table:table-cell table:style-name="ce156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style-name="ce270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table:style-name="ce156"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<text:s/>(1)</text:p>
          </table:table-cell>
          <table:table-cell table:style-name="ce156"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table:style-name="ce156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style-name="ce27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table:style-name="ce156"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<text:s/>(1)</text:p>
          </table:table-cell>
          <table:table-cell table:style-name="ce156"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6">
          <table:table-cell table:style-name="ce270"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017</text:p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156" office:value-type="string">
            <text:p>WCM\SEO\Metadata</text:p>
          </table:table-cell>
          <table:table-cell table:style-name="ce103" office:value-type="string">
            <text:p>Check metadata through View Page Source</text:p>
            <text:p>when user input value for both Description &amp; Keywords <text:s/>(2)</text:p>
          </table:table-cell>
          <table:table-cell table:style-name="ce156" office:value-type="string">
            <text:p>Step 1: Login</text:p>
          </table:table-cell>
          <table:table-cell table:style-name="ce97" office:value-type="string">
            <text:p>- Login as root, goto acme homepage</text:p>
            <text:p>- Select SEO Management beside username</text:p>
          </table:table-cell>
          <table:table-cell table:style-name="ce156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style-name="ce270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156"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<text:s/>(2)</text:p>
          </table:table-cell>
          <table:table-cell table:style-name="ce156"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table:style-name="ce156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style-name="ce27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table:style-name="ce156"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<text:s/>(2)</text:p>
          </table:table-cell>
          <table:table-cell table:style-name="ce156"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6">
          <table:table-cell table:style-name="ce270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156" office:value-type="string">
            <text:p>WCM\SEO\Metadata</text:p>
          </table:table-cell>
          <table:table-cell table:style-name="ce103" office:value-type="string">
            <text:p>Check metadata through View Page Source</text:p>
            <text:p>when user input value for both Description &amp; Keywords (3)</text:p>
          </table:table-cell>
          <table:table-cell table:style-name="ce156" office:value-type="string">
            <text:p>Step 1: Login</text:p>
          </table:table-cell>
          <table:table-cell table:style-name="ce97" office:value-type="string">
            <text:p>- Login as root, goto acme homepage</text:p>
            <text:p>- Select SEO Management beside username</text:p>
          </table:table-cell>
          <table:table-cell table:style-name="ce156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style-name="ce270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156"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(3)</text:p>
          </table:table-cell>
          <table:table-cell table:style-name="ce156"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table:style-name="ce156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style-name="ce27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156"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(3)</text:p>
          </table:table-cell>
          <table:table-cell table:style-name="ce156"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6">
          <table:table-cell table:style-name="ce270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156" office:value-type="string">
            <text:p>WCM\SEO\Metadata</text:p>
          </table:table-cell>
          <table:table-cell table:style-name="ce103" office:value-type="string">
            <text:p>Check metadata through View Page Source</text:p>
            <text:p>when user input value for both Description &amp; Keywords (4)</text:p>
          </table:table-cell>
          <table:table-cell table:style-name="ce156" office:value-type="string">
            <text:p>Step 1: Login</text:p>
          </table:table-cell>
          <table:table-cell table:style-name="ce97" office:value-type="string">
            <text:p>- Login as root, goto acme homepage</text:p>
            <text:p>- Select SEO Management beside username</text:p>
          </table:table-cell>
          <table:table-cell table:style-name="ce156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style-name="ce27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156"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(4)</text:p>
          </table:table-cell>
          <table:table-cell table:style-name="ce156"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table:style-name="ce156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style-name="ce270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72" office:value-type="string">
            <text:p>FNC_ECMS_WCM_SEO_02</text:p>
          </table:table-cell>
          <table:table-cell table:style-name="ce279"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table:style-name="ce156"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(4)</text:p>
          </table:table-cell>
          <table:table-cell table:style-name="ce156"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270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173" office:value-type="string">
            <text:p>FNC_ECMS_WCM_SEO_03</text:p>
          </table:table-cell>
          <table:table-cell table:style-name="ce279" office:value-type="float" office:value="1">
            <text:p>001</text:p>
          </table:table-cell>
          <table:table-cell table:style-name="ce83" office:value-type="string">
            <text:p>WCM\SEO\Site Map</text:p>
          </table:table-cell>
          <table:table-cell table:style-name="ce103" office:value-type="string">
            <text:p>Check default of Sitemap </text:p>
          </table:table-cell>
          <table:table-cell table:style-name="ce156" office:value-type="string">
            <text:p>Step 1: Login</text:p>
          </table:table-cell>
          <table:table-cell table:style-name="ce97" office:value-type="string">
            <text:p>- Login as root, goto acme homepage</text:p>
            <text:p>- Select SEO Management beside username</text:p>
          </table:table-cell>
          <table:table-cell table:style-name="ce156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8">
          <table:table-cell table:style-name="ce270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56" office:value-type="string">
            <text:p>WCM\SEO\Site Map</text:p>
          </table:table-cell>
          <table:table-cell table:style-name="ce177" office:value-type="string">
            <text:p>Check default of Sitemap </text:p>
          </table:table-cell>
          <table:table-cell table:style-name="ce156"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table:style-name="ce156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27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56" office:value-type="string">
            <text:p>WCM\SEO\Site Map</text:p>
          </table:table-cell>
          <table:table-cell table:style-name="ce177" office:value-type="string">
            <text:p>Check default of Sitemap </text:p>
          </table:table-cell>
          <table:table-cell table:style-name="ce156" office:value-type="string">
            <text:p>Step 3: Check file sitemap.xml</text:p>
          </table:table-cell>
          <table:table-cell table:style-name="ce162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2" office:value-type="string">
            <text:p>Infor of Location, Frenquency, Priority won't be created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270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156" office:value-type="string">
            <text:p>WCM\SEO\Site Map</text:p>
          </table:table-cell>
          <table:table-cell table:style-name="ce104" office:value-type="string">
            <text:p>Check Sitemap (1)</text:p>
          </table:table-cell>
          <table:table-cell table:style-name="ce156" office:value-type="string">
            <text:p>Step 1: Login</text:p>
          </table:table-cell>
          <table:table-cell table:style-name="ce97" office:value-type="string">
            <text:p>- Login as root, goto acme homepage</text:p>
            <text:p>- Select SEO Management beside username</text:p>
          </table:table-cell>
          <table:table-cell table:style-name="ce156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style-name="ce270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156" office:value-type="string">
            <text:p>WCM\SEO\Site Map</text:p>
          </table:table-cell>
          <table:table-cell table:style-name="ce174" office:value-type="string">
            <text:p>Check Sitemap (1)</text:p>
          </table:table-cell>
          <table:table-cell table:style-name="ce156"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table:style-name="ce156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270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156" office:value-type="string">
            <text:p>WCM\SEO\Site Map</text:p>
          </table:table-cell>
          <table:table-cell table:style-name="ce174" office:value-type="string">
            <text:p>Check Sitemap (1)</text:p>
          </table:table-cell>
          <table:table-cell table:style-name="ce156" office:value-type="string">
            <text:p>Step 3: Check file sitemap.xml</text:p>
          </table:table-cell>
          <table:table-cell table:style-name="ce162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2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270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table:style-name="ce156" office:value-type="string">
            <text:p>WCM\SEO\Site Map</text:p>
          </table:table-cell>
          <table:table-cell table:style-name="ce104" office:value-type="string">
            <text:p>Check Sitemap (2)</text:p>
          </table:table-cell>
          <table:table-cell table:style-name="ce156" office:value-type="string">
            <text:p>Step 1: Login</text:p>
          </table:table-cell>
          <table:table-cell table:style-name="ce97" office:value-type="string">
            <text:p>- Login as root, goto acme homepage</text:p>
            <text:p>- Select SEO Management beside username</text:p>
          </table:table-cell>
          <table:table-cell table:style-name="ce156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style-name="ce270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table:style-name="ce156" office:value-type="string">
            <text:p>WCM\SEO\Site Map</text:p>
          </table:table-cell>
          <table:table-cell table:style-name="ce174" office:value-type="string">
            <text:p>Check Sitemap (2)</text:p>
          </table:table-cell>
          <table:table-cell table:style-name="ce156"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table:style-name="ce156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270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table:style-name="ce156" office:value-type="string">
            <text:p>WCM\SEO\Site Map</text:p>
          </table:table-cell>
          <table:table-cell table:style-name="ce174" office:value-type="string">
            <text:p>Check Sitemap (2)</text:p>
          </table:table-cell>
          <table:table-cell table:style-name="ce156" office:value-type="string">
            <text:p>Step 3: Check file sitemap.xml</text:p>
          </table:table-cell>
          <table:table-cell table:style-name="ce162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2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270"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023</text:p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table:style-name="ce156" office:value-type="string">
            <text:p>WCM\SEO\Site Map</text:p>
          </table:table-cell>
          <table:table-cell table:style-name="ce104" office:value-type="string">
            <text:p>Check Sitemap (3)</text:p>
          </table:table-cell>
          <table:table-cell table:style-name="ce156" office:value-type="string">
            <text:p>Step 1: Login</text:p>
          </table:table-cell>
          <table:table-cell table:style-name="ce97" office:value-type="string">
            <text:p>- Login as root, goto acme homepage</text:p>
            <text:p>- Select SEO Management beside username</text:p>
          </table:table-cell>
          <table:table-cell table:style-name="ce156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style-name="ce270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table:style-name="ce156" office:value-type="string">
            <text:p>WCM\SEO\Site Map</text:p>
          </table:table-cell>
          <table:table-cell table:style-name="ce174" office:value-type="string">
            <text:p>Check Sitemap (3)</text:p>
          </table:table-cell>
          <table:table-cell table:style-name="ce156"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table:style-name="ce156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270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table:style-name="ce156" office:value-type="string">
            <text:p>WCM\SEO\Site Map</text:p>
          </table:table-cell>
          <table:table-cell table:style-name="ce174" office:value-type="string">
            <text:p>Check Sitemap (3)</text:p>
          </table:table-cell>
          <table:table-cell table:style-name="ce156" office:value-type="string">
            <text:p>Step 3: Check file sitemap.xml</text:p>
          </table:table-cell>
          <table:table-cell table:style-name="ce162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2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270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156" office:value-type="string">
            <text:p>WCM\SEO\Site Map</text:p>
          </table:table-cell>
          <table:table-cell table:style-name="ce104" office:value-type="string">
            <text:p>Check Sitemap (4)</text:p>
          </table:table-cell>
          <table:table-cell table:style-name="ce156" office:value-type="string">
            <text:p>Step 1: Login</text:p>
          </table:table-cell>
          <table:table-cell table:style-name="ce97" office:value-type="string">
            <text:p>- Login as root, goto acme homepage</text:p>
            <text:p>- Select SEO Management beside username</text:p>
          </table:table-cell>
          <table:table-cell table:style-name="ce156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style-name="ce270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156" office:value-type="string">
            <text:p>WCM\SEO\Site Map</text:p>
          </table:table-cell>
          <table:table-cell table:style-name="ce174" office:value-type="string">
            <text:p>Check Sitemap (4)</text:p>
          </table:table-cell>
          <table:table-cell table:style-name="ce156"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table:style-name="ce156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270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table:style-name="ce156" office:value-type="string">
            <text:p>WCM\SEO\Site Map</text:p>
          </table:table-cell>
          <table:table-cell table:style-name="ce174" office:value-type="string">
            <text:p>Check Sitemap (4)</text:p>
          </table:table-cell>
          <table:table-cell table:style-name="ce156" office:value-type="string">
            <text:p>Step 3: Check file sitemap.xml</text:p>
          </table:table-cell>
          <table:table-cell table:style-name="ce162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2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270"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025</text:p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156" office:value-type="string">
            <text:p>WCM\SEO\Site Map</text:p>
          </table:table-cell>
          <table:table-cell table:style-name="ce104" office:value-type="string">
            <text:p>Check Sitemap (5)</text:p>
          </table:table-cell>
          <table:table-cell table:style-name="ce156" office:value-type="string">
            <text:p>Step 1: Login</text:p>
          </table:table-cell>
          <table:table-cell table:style-name="ce97" office:value-type="string">
            <text:p>- Login as root, goto acme homepage</text:p>
            <text:p>- Select SEO Management beside username</text:p>
          </table:table-cell>
          <table:table-cell table:style-name="ce156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style-name="ce270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156" office:value-type="string">
            <text:p>WCM\SEO\Site Map</text:p>
          </table:table-cell>
          <table:table-cell table:style-name="ce174" office:value-type="string">
            <text:p>Check Sitemap (5)</text:p>
          </table:table-cell>
          <table:table-cell table:style-name="ce156"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table:style-name="ce156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270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table:style-name="ce156" office:value-type="string">
            <text:p>WCM\SEO\Site Map</text:p>
          </table:table-cell>
          <table:table-cell table:style-name="ce174" office:value-type="string">
            <text:p>Check Sitemap (5)</text:p>
          </table:table-cell>
          <table:table-cell table:style-name="ce156" office:value-type="string">
            <text:p>Step 3: Check file sitemap.xml</text:p>
          </table:table-cell>
          <table:table-cell table:style-name="ce162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2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270"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026</text:p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156" office:value-type="string">
            <text:p>WCM\SEO\Site Map</text:p>
          </table:table-cell>
          <table:table-cell table:style-name="ce104" office:value-type="string">
            <text:p>Check Sitemap (6)</text:p>
          </table:table-cell>
          <table:table-cell table:style-name="ce156" office:value-type="string">
            <text:p>Step 1: Login</text:p>
          </table:table-cell>
          <table:table-cell table:style-name="ce97" office:value-type="string">
            <text:p>- Login as root, goto acme homepage</text:p>
            <text:p>- Select SEO Management beside username</text:p>
          </table:table-cell>
          <table:table-cell table:style-name="ce156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style-name="ce270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156" office:value-type="string">
            <text:p>WCM\SEO\Site Map</text:p>
          </table:table-cell>
          <table:table-cell table:style-name="ce174" office:value-type="string">
            <text:p>Check Sitemap (6)</text:p>
          </table:table-cell>
          <table:table-cell table:style-name="ce156"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table:style-name="ce156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270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table:style-name="ce156" office:value-type="string">
            <text:p>WCM\SEO\Site Map</text:p>
          </table:table-cell>
          <table:table-cell table:style-name="ce174" office:value-type="string">
            <text:p>Check Sitemap (6)</text:p>
          </table:table-cell>
          <table:table-cell table:style-name="ce156" office:value-type="string">
            <text:p>Step 3: Check file sitemap.xml</text:p>
          </table:table-cell>
          <table:table-cell table:style-name="ce162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2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270"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156" office:value-type="string">
            <text:p>WCM\SEO\Site Map</text:p>
          </table:table-cell>
          <table:table-cell table:style-name="ce104" office:value-type="string">
            <text:p>Check Sitemap (7)</text:p>
          </table:table-cell>
          <table:table-cell table:style-name="ce156" office:value-type="string">
            <text:p>Step 1: Login</text:p>
          </table:table-cell>
          <table:table-cell table:style-name="ce97" office:value-type="string">
            <text:p>- Login as root, goto acme homepage</text:p>
            <text:p>- Select SEO Management beside username</text:p>
          </table:table-cell>
          <table:table-cell table:style-name="ce156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style-name="ce270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156" office:value-type="string">
            <text:p>WCM\SEO\Site Map</text:p>
          </table:table-cell>
          <table:table-cell table:style-name="ce174" office:value-type="string">
            <text:p>Check Sitemap (7)</text:p>
          </table:table-cell>
          <table:table-cell table:style-name="ce156"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table:style-name="ce156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270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table:style-name="ce156" office:value-type="string">
            <text:p>WCM\SEO\Site Map</text:p>
          </table:table-cell>
          <table:table-cell table:style-name="ce174" office:value-type="string">
            <text:p>Check Sitemap (7)</text:p>
          </table:table-cell>
          <table:table-cell table:style-name="ce156" office:value-type="string">
            <text:p>Step 3: Check file sitemap.xml</text:p>
          </table:table-cell>
          <table:table-cell table:style-name="ce162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2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270"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028</text:p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156" office:value-type="string">
            <text:p>WCM\SEO\Site Map</text:p>
          </table:table-cell>
          <table:table-cell table:style-name="ce78" office:value-type="string">
            <text:p>Alert message when user input invalid data </text:p>
          </table:table-cell>
          <table:table-cell table:style-name="ce156" office:value-type="string">
            <text:p>Step 1: Login</text:p>
          </table:table-cell>
          <table:table-cell table:style-name="ce97" office:value-type="string">
            <text:p>- Login as root, goto acme homepage</text:p>
            <text:p>- Select SEO Management beside username</text:p>
          </table:table-cell>
          <table:table-cell table:style-name="ce156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style-name="ce270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72" office:value-type="string">
            <text:p>FNC_ECMS_WCM_SEO_03</text:p>
          </table:table-cell>
          <table:table-cell table:style-name="ce279"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156" office:value-type="string">
            <text:p>WCM\SEO\Site Map</text:p>
          </table:table-cell>
          <table:table-cell table:style-name="ce97" office:value-type="string">
            <text:p>Alert message when user input invalid data </text:p>
          </table:table-cell>
          <table:table-cell table:style-name="ce156"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table:style-name="ce156" office:value-type="string">
            <text:p>Alert message</text:p>
            <text:p>"The field Priority is invalid float number. Valid values range from 0.0 to 1.0."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6"/>
          <table:table-cell table:style-name="ce162" table:number-columns-repeated="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6" table:number-columns-repeated="2"/>
          <table:table-cell table:style-name="ce16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 table:number-columns-repeated="5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7"/>
          <table:table-cell table:style-name="ce156" table:number-columns-repeated="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7"/>
          <table:table-cell table:style-name="ce156"/>
          <table:table-cell table:style-name="ce16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 table:number-columns-repeated="5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152"/>
          <table:table-cell table:style-name="ce156"/>
          <table:table-cell table:style-name="ce191"/>
          <table:table-cell table:style-name="ce156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152"/>
          <table:table-cell table:style-name="ce156" table:number-columns-repeated="2"/>
          <table:table-cell table:style-name="ce16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152"/>
          <table:table-cell table:style-name="ce97" table:number-columns-repeated="4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152"/>
          <table:table-cell table:style-name="ce157"/>
          <table:table-cell table:style-name="ce156" table:number-columns-repeated="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152"/>
          <table:table-cell table:style-name="ce157"/>
          <table:table-cell table:style-name="ce156"/>
          <table:table-cell table:style-name="ce16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152"/>
          <table:table-cell table:style-name="ce97" table:number-columns-repeated="2"/>
          <table:table-cell table:style-name="ce156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3"/>
          <table:table-cell table:style-name="ce279"/>
          <table:table-cell table:style-name="ce83"/>
          <table:table-cell table:style-name="ce156" table:number-columns-repeated="4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4"/>
          <table:table-cell table:style-name="ce16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2"/>
          <table:table-cell table:style-name="ce97" table:number-columns-repeated="4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5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4"/>
          <table:table-cell table:style-name="ce16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2"/>
          <table:table-cell table:style-name="ce97" table:number-columns-repeated="4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5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4"/>
          <table:table-cell table:style-name="ce16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2"/>
          <table:table-cell table:style-name="ce97" table:number-columns-repeated="4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5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4"/>
          <table:table-cell table:style-name="ce16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2"/>
          <table:table-cell table:style-name="ce97" table:number-columns-repeated="4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6" table:number-columns-repeated="3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6" table:number-columns-repeated="2"/>
          <table:table-cell table:style-name="ce16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 table:number-columns-repeated="5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5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4"/>
          <table:table-cell table:style-name="ce16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2"/>
          <table:table-cell table:style-name="ce97" table:number-columns-repeated="4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5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4"/>
          <table:table-cell table:style-name="ce16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2"/>
          <table:table-cell table:style-name="ce97" table:number-columns-repeated="4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5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4"/>
          <table:table-cell table:style-name="ce16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2"/>
          <table:table-cell table:style-name="ce97" table:number-columns-repeated="4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5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4"/>
          <table:table-cell table:style-name="ce16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2"/>
          <table:table-cell table:style-name="ce97" table:number-columns-repeated="4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5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4"/>
          <table:table-cell table:style-name="ce16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2"/>
          <table:table-cell table:style-name="ce97" table:number-columns-repeated="4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5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4"/>
          <table:table-cell table:style-name="ce16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2"/>
          <table:table-cell table:style-name="ce97" table:number-columns-repeated="4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5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4"/>
          <table:table-cell table:style-name="ce16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2"/>
          <table:table-cell table:style-name="ce97" table:number-columns-repeated="4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5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4"/>
          <table:table-cell table:style-name="ce16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2"/>
          <table:table-cell table:style-name="ce97" table:number-columns-repeated="4"/>
          <table:table-cell table:number-columns-repeated="1015"/>
        </table:table-row>
        <table:table-row table:style-name="ro31">
          <table:table-cell table:style-name="ce270"/>
          <table:table-cell table:style-name="ce173"/>
          <table:table-cell table:style-name="ce279"/>
          <table:table-cell table:style-name="ce83"/>
          <table:table-cell table:style-name="ce156" table:number-columns-repeated="4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5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3"/>
          <table:table-cell table:style-name="ce97" table:number-columns-repeated="3"/>
          <table:table-cell table:number-columns-repeated="1015"/>
        </table:table-row>
        <table:table-row table:style-name="ro31" table:number-rows-repeated="2">
          <table:table-cell table:style-name="ce270"/>
          <table:table-cell table:style-name="ce172"/>
          <table:table-cell table:style-name="ce279"/>
          <table:table-cell table:style-name="ce156" table:number-columns-repeated="5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 table:number-columns-repeated="3"/>
          <table:table-cell table:style-name="ce97" table:number-columns-repeated="3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6"/>
          <table:table-cell table:style-name="ce152"/>
          <table:table-cell table:style-name="ce156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8"/>
          <table:table-cell table:style-name="ce157" table:number-columns-repeated="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8"/>
          <table:table-cell table:style-name="ce183"/>
          <table:table-cell table:style-name="ce185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8"/>
          <table:table-cell table:style-name="ce157"/>
          <table:table-cell table:style-name="ce185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6"/>
          <table:table-cell table:style-name="ce152"/>
          <table:table-cell table:style-name="ce156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8"/>
          <table:table-cell table:style-name="ce157" table:number-columns-repeated="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8"/>
          <table:table-cell table:style-name="ce183"/>
          <table:table-cell table:style-name="ce185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8"/>
          <table:table-cell table:style-name="ce157" table:number-columns-repeated="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6"/>
          <table:table-cell table:style-name="ce152"/>
          <table:table-cell table:style-name="ce156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8"/>
          <table:table-cell table:style-name="ce183"/>
          <table:table-cell table:style-name="ce185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8"/>
          <table:table-cell table:style-name="ce157"/>
          <table:table-cell table:style-name="ce185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6"/>
          <table:table-cell table:style-name="ce152"/>
          <table:table-cell table:style-name="ce156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8"/>
          <table:table-cell table:style-name="ce157" table:number-columns-repeated="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80"/>
          <table:table-cell table:style-name="ce183"/>
          <table:table-cell table:style-name="ce185"/>
          <table:table-cell table:style-name="ce97"/>
          <table:table-cell table:number-columns-repeated="1015"/>
        </table:table-row>
        <table:table-row table:style-name="ro31" table:number-rows-repeated="5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8"/>
          <table:table-cell table:style-name="ce157" table:number-columns-repeated="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 table:number-columns-repeated="3"/>
          <table:table-cell table:style-name="ce157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 table:number-columns-repeated="2"/>
          <table:table-cell table:style-name="ce157"/>
          <table:table-cell table:style-name="ce97" table:number-columns-repeated="2"/>
          <table:table-cell table:number-columns-repeated="1015"/>
        </table:table-row>
        <table:table-row table:style-name="ro31" table:number-rows-repeated="3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8"/>
          <table:table-cell table:style-name="ce157" table:number-columns-repeated="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 table:number-columns-repeated="2"/>
          <table:table-cell table:style-name="ce157" table:number-columns-repeated="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8"/>
          <table:table-cell table:style-name="ce157" table:number-columns-repeated="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81"/>
          <table:table-cell table:style-name="ce184"/>
          <table:table-cell table:style-name="ce18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8"/>
          <table:table-cell table:style-name="ce157" table:number-columns-repeated="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81"/>
          <table:table-cell table:style-name="ce184"/>
          <table:table-cell table:style-name="ce18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8"/>
          <table:table-cell table:style-name="ce157" table:number-columns-repeated="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82"/>
          <table:table-cell table:style-name="ce184"/>
          <table:table-cell table:style-name="ce18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81"/>
          <table:table-cell table:style-name="ce184"/>
          <table:table-cell table:style-name="ce18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58"/>
          <table:table-cell table:style-name="ce157" table:number-columns-repeated="2"/>
          <table:table-cell table:style-name="ce97"/>
          <table:table-cell table:number-columns-repeated="1015"/>
        </table:table-row>
        <table:table-row table:style-name="ro31">
          <table:table-cell table:style-name="ce270"/>
          <table:table-cell table:style-name="ce172"/>
          <table:table-cell table:style-name="ce279"/>
          <table:table-cell table:style-name="ce156"/>
          <table:table-cell table:style-name="ce97"/>
          <table:table-cell table:style-name="ce182"/>
          <table:table-cell table:style-name="ce184"/>
          <table:table-cell table:style-name="ce182"/>
          <table:table-cell table:style-name="ce97"/>
          <table:table-cell table:number-columns-repeated="1015"/>
        </table:table-row>
        <table:table-row table:style-name="ro10">
          <table:table-cell table:style-name="ce270"/>
          <table:table-cell table:style-name="ce67"/>
          <table:table-cell table:style-name="ce279"/>
          <table:table-cell table:style-name="ce98"/>
          <table:table-cell table:style-name="ce152"/>
          <table:table-cell table:style-name="ce97"/>
          <table:table-cell table:style-name="ce98"/>
          <table:table-cell table:style-name="ce97" table:number-columns-repeated="2"/>
          <table:table-cell table:number-columns-repeated="1015"/>
        </table:table-row>
        <table:table-row table:style-name="ro10" table:number-rows-repeated="5">
          <table:table-cell table:style-name="ce270"/>
          <table:table-cell table:style-name="ce67"/>
          <table:table-cell table:style-name="ce279"/>
          <table:table-cell table:style-name="ce98"/>
          <table:table-cell table:style-name="ce152"/>
          <table:table-cell table:style-name="ce97" table:number-columns-repeated="4"/>
          <table:table-cell table:number-columns-repeated="1015"/>
        </table:table-row>
        <table:table-row table:style-name="ro10">
          <table:table-cell table:style-name="ce270"/>
          <table:table-cell table:style-name="ce67"/>
          <table:table-cell table:style-name="ce279"/>
          <table:table-cell table:style-name="ce98"/>
          <table:table-cell table:style-name="ce152"/>
          <table:table-cell table:style-name="ce97"/>
          <table:table-cell table:style-name="ce98"/>
          <table:table-cell table:style-name="ce97" table:number-columns-repeated="2"/>
          <table:table-cell table:number-columns-repeated="1015"/>
        </table:table-row>
        <table:table-row table:style-name="ro10">
          <table:table-cell table:style-name="ce270"/>
          <table:table-cell table:style-name="ce67"/>
          <table:table-cell table:style-name="ce279"/>
          <table:table-cell table:style-name="ce98"/>
          <table:table-cell table:style-name="ce152"/>
          <table:table-cell table:style-name="ce97" table:number-columns-repeated="4"/>
          <table:table-cell table:number-columns-repeated="1015"/>
        </table:table-row>
        <table:table-row table:style-name="ro10">
          <table:table-cell table:style-name="ce270"/>
          <table:table-cell table:style-name="ce67"/>
          <table:table-cell table:style-name="ce279"/>
          <table:table-cell table:style-name="ce98"/>
          <table:table-cell table:style-name="ce152"/>
          <table:table-cell table:style-name="ce97"/>
          <table:table-cell table:style-name="ce98"/>
          <table:table-cell table:style-name="ce97" table:number-columns-repeated="2"/>
          <table:table-cell table:number-columns-repeated="1015"/>
        </table:table-row>
        <table:table-row table:style-name="ro10" table:number-rows-repeated="7">
          <table:table-cell table:style-name="ce270"/>
          <table:table-cell table:style-name="ce67"/>
          <table:table-cell table:style-name="ce279"/>
          <table:table-cell table:style-name="ce98"/>
          <table:table-cell table:style-name="ce152"/>
          <table:table-cell table:style-name="ce97" table:number-columns-repeated="4"/>
          <table:table-cell table:number-columns-repeated="1015"/>
        </table:table-row>
        <table:table-row table:style-name="ro10">
          <table:table-cell table:style-name="ce270"/>
          <table:table-cell table:style-name="ce67"/>
          <table:table-cell table:style-name="ce279"/>
          <table:table-cell table:style-name="ce98"/>
          <table:table-cell table:style-name="ce152"/>
          <table:table-cell table:style-name="ce97" table:number-columns-repeated="2"/>
          <table:table-cell table:style-name="ce98"/>
          <table:table-cell table:style-name="ce97"/>
          <table:table-cell table:number-columns-repeated="1015"/>
        </table:table-row>
        <table:table-row table:style-name="ro17" table:number-rows-repeated="11">
          <table:table-cell table:style-name="ce143" table:number-columns-repeated="4"/>
          <table:table-cell table:style-name="ce189"/>
          <table:table-cell table:style-name="ce143"/>
          <table:table-cell table:style-name="ce189"/>
          <table:table-cell table:style-name="ce143" table:number-columns-repeated="1017"/>
        </table:table-row>
        <table:table-row table:style-name="ro10" table:number-rows-repeated="104837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Other_Actions" table:style-name="ta8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0" table:default-cell-style-name="Default"/>
        <table:table-column table:style-name="co55" table:default-cell-style-name="Default"/>
        <table:table-column table:style-name="co58" table:default-cell-style-name="Default"/>
        <table:table-column table:style-name="co3" table:visibility="collapse" table:default-cell-style-name="Default"/>
        <table:table-column table:style-name="co3" table:number-columns-repeated="246" table:default-cell-style-name="Default"/>
        <table:table-row table:style-name="ro23">
          <table:table-cell/>
          <table:table-cell table:style-name="ce287" office:value-type="string" table:number-columns-spanned="4" table:number-rows-spanned="1">
            <text:p>TEST CASES</text:p>
          </table:table-cell>
          <table:covered-table-cell table:number-columns-repeated="3" table:style-name="ce287"/>
          <table:table-cell/>
          <table:table-cell table:style-name="ce199" table:number-columns-repeated="4"/>
          <table:table-cell table:style-name="ce168" office:value-type="string">
            <text:p>Passed</text:p>
          </table:table-cell>
          <table:table-cell table:style-name="ce168" table:formula="of:=COUNTIF([.L$7:.L$1008];[.$K1])" office:value-type="float" office:value="0">
            <text:p>0</text:p>
          </table:table-cell>
          <table:table-cell table:style-name="ce168" table:formula="of:=COUNTIF([.M$7:.M$1008];[.$K1])" office:value-type="float" office:value="0">
            <text:p>0</text:p>
          </table:table-cell>
          <table:table-cell table:style-name="ce168" table:formula="of:=COUNTIF([.N$7:.N$1008];[.$K1])" office:value-type="float" office:value="0">
            <text:p>0</text:p>
          </table:table-cell>
          <table:table-cell table:style-name="ce168" table:formula="of:=COUNTIF([.O$7:.O$1008];[.$K1])" office:value-type="float" office:value="0">
            <text:p>0</text:p>
          </table:table-cell>
          <table:table-cell table:style-name="ce199"/>
          <table:table-cell table:style-name="ce297" table:number-columns-repeated="205"/>
          <table:table-cell table:number-columns-repeated="35"/>
        </table:table-row>
        <table:table-row table:style-name="ro23">
          <table:table-cell/>
          <table:table-cell table:style-name="ce288"/>
          <table:table-cell table:style-name="ce195"/>
          <table:table-cell table:style-name="ce199" table:number-columns-repeated="2"/>
          <table:table-cell/>
          <table:table-cell table:style-name="ce19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008];[.$K2])" office:value-type="float" office:value="0">
            <text:p>0</text:p>
          </table:table-cell>
          <table:table-cell table:style-name="ce168" table:formula="of:=COUNTIF([.M$7:.M$1008];[.$K2])" office:value-type="float" office:value="0">
            <text:p>0</text:p>
          </table:table-cell>
          <table:table-cell table:style-name="ce168" table:formula="of:=COUNTIF([.N$7:.N$1008];[.$K2])" office:value-type="float" office:value="0">
            <text:p>0</text:p>
          </table:table-cell>
          <table:table-cell table:style-name="ce168" table:formula="of:=COUNTIF([.O$7:.O$1008];[.$K2])" office:value-type="float" office:value="0">
            <text:p>0</text:p>
          </table:table-cell>
          <table:table-cell table:style-name="ce199"/>
          <table:table-cell table:style-name="ce297" table:number-columns-repeated="205"/>
          <table:table-cell table:number-columns-repeated="35"/>
        </table:table-row>
        <table:table-row table:style-name="ro32">
          <table:table-cell/>
          <table:table-cell table:style-name="ce289" office:value-type="string">
            <text:p>Functions list</text:p>
          </table:table-cell>
          <table:table-cell table:style-name="ce291" office:value-type="string" table:number-columns-spanned="3" table:number-rows-spanned="1">
            <text:p>Check something on program</text:p>
          </table:table-cell>
          <table:covered-table-cell table:number-columns-repeated="2" table:style-name="ce291"/>
          <table:table-cell/>
          <table:table-cell table:style-name="ce119"/>
          <table:table-cell table:style-name="ce206"/>
          <table:table-cell table:style-name="ce209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008];[.$K3])" office:value-type="float" office:value="0">
            <text:p>0</text:p>
          </table:table-cell>
          <table:table-cell table:style-name="ce168" table:formula="of:=COUNTIF([.M$7:.M$1008];[.$K3])" office:value-type="float" office:value="0">
            <text:p>0</text:p>
          </table:table-cell>
          <table:table-cell table:style-name="ce168" table:formula="of:=COUNTIF([.N$7:.N$1008];[.$K3])" office:value-type="float" office:value="0">
            <text:p>0</text:p>
          </table:table-cell>
          <table:table-cell table:style-name="ce168" table:formula="of:=COUNTIF([.O$7:.O$1008];[.$K3])" office:value-type="float" office:value="0">
            <text:p>0</text:p>
          </table:table-cell>
          <table:table-cell table:style-name="ce206"/>
          <table:table-cell table:style-name="ce297" table:number-columns-repeated="205"/>
          <table:table-cell table:number-columns-repeated="35"/>
        </table:table-row>
        <table:table-row table:style-name="ro13">
          <table:table-cell/>
          <table:table-cell table:style-name="ce289" office:value-type="string">
            <text:p>Total Main Cases</text:p>
          </table:table-cell>
          <table:table-cell table:style-name="ce147" table:formula="of:=MAX([.A7:.A999])" office:value-type="float" office:value="2" table:number-columns-spanned="3" table:number-rows-spanned="1">
            <text:p>2</text:p>
          </table:table-cell>
          <table:covered-table-cell table:number-columns-repeated="2" table:style-name="ce147"/>
          <table:table-cell/>
          <table:table-cell table:style-name="ce119"/>
          <table:table-cell table:style-name="ce206"/>
          <table:table-cell table:style-name="ce210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008];[.$K4])" office:value-type="float" office:value="0">
            <text:p>0</text:p>
          </table:table-cell>
          <table:table-cell table:style-name="ce168" table:formula="of:=COUNTIF([.M$7:.M$1008];[.$K4])" office:value-type="float" office:value="0">
            <text:p>0</text:p>
          </table:table-cell>
          <table:table-cell table:style-name="ce168" table:formula="of:=COUNTIF([.N$7:.N$1008];[.$K4])" office:value-type="float" office:value="0">
            <text:p>0</text:p>
          </table:table-cell>
          <table:table-cell table:style-name="ce168" table:formula="of:=COUNTIF([.O$7:.O$1008];[.$K4])" office:value-type="float" office:value="0">
            <text:p>0</text:p>
          </table:table-cell>
          <table:table-cell table:style-name="ce206"/>
          <table:table-cell table:style-name="ce297" table:number-columns-repeated="205"/>
          <table:table-cell table:number-columns-repeated="35"/>
        </table:table-row>
        <table:table-row table:style-name="ro23">
          <table:table-cell/>
          <table:table-cell table:style-name="ce290"/>
          <table:table-cell table:style-name="ce292"/>
          <table:table-cell table:number-columns-repeated="6"/>
          <table:table-cell table:style-name="ce169"/>
          <table:table-cell office:value-type="string">
            <text:p>N/A</text:p>
          </table:table-cell>
          <table:table-cell table:style-name="ce168" table:formula="of:=COUNTIF([.L$7:.L$1008];[.$K5])" office:value-type="float" office:value="0">
            <text:p>0</text:p>
          </table:table-cell>
          <table:table-cell table:style-name="ce168" table:formula="of:=COUNTIF([.M$7:.M$1008];[.$K5])" office:value-type="float" office:value="0">
            <text:p>0</text:p>
          </table:table-cell>
          <table:table-cell table:style-name="ce168" table:formula="of:=COUNTIF([.N$7:.N$1008];[.$K5])" office:value-type="float" office:value="0">
            <text:p>0</text:p>
          </table:table-cell>
          <table:table-cell table:style-name="ce168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4"/>
          <table:table-cell table:style-name="ce229" table:number-columns-repeated="4"/>
          <table:table-cell table:style-name="ce232" table:number-columns-repeated="11"/>
          <table:table-cell table:style-name="ce138" table:number-columns-repeated="13"/>
          <table:table-cell table:style-name="ce233" table:number-columns-repeated="208"/>
          <table:table-cell table:style-name="ce138" table:number-columns-repeated="2"/>
        </table:table-row>
        <table:table-row table:style-name="ro20">
          <table:table-cell table:style-name="ce286" office:value-type="float" office:value="1">
            <text:p>001</text:p>
          </table:table-cell>
          <table:table-cell table:style-name="ce243" office:value-type="string">
            <text:p>FNC_ECMS_WCM_MICS_01.001</text:p>
          </table:table-cell>
          <table:table-cell table:style-name="ce293" office:value-type="float" office:value="1">
            <text:p>001</text:p>
          </table:table-cell>
          <table:table-cell table:style-name="ce294" office:value-type="string">
            <text:p>WCM\Site Admin Toolbar\Edit Mode</text:p>
          </table:table-cell>
          <table:table-cell table:style-name="ce107" office:value-type="string">
            <text:p>Display edit mode </text:p>
          </table:table-cell>
          <table:table-cell table:style-name="ce94" office:value-type="string">
            <text:p>Step 1: Access WCM program</text:p>
          </table:table-cell>
          <table:table-cell table:style-name="ce295" office:value-type="string">
            <text:p>- Login with user is advanced user</text:p>
          </table:table-cell>
          <table:table-cell table:style-name="ce295" office:value-type="string">
            <text:p>- Login successfully</text:p>
          </table:table-cell>
          <table:table-cell table:style-name="ce121" office:value-type="string">
            <text:p>High</text:p>
          </table:table-cell>
          <table:table-cell table:style-name="ce296" table:number-columns-repeated="6"/>
          <table:table-cell table:style-name="ce122" table:number-columns-repeated="3"/>
          <table:table-cell table:style-name="ce119" table:number-columns-repeated="203"/>
          <table:table-cell table:number-columns-repeated="35"/>
        </table:table-row>
        <table:table-row table:style-name="ro20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5" office:value-type="string">
            <text:p>FNC_ECMS_WCM_MICS_01.0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94" office:value-type="string">
            <text:p>WCM\Site Admin Toolbar\Edit Mode</text:p>
          </table:table-cell>
          <table:table-cell table:style-name="ce294" office:value-type="string">
            <text:p>Display edit mode </text:p>
            <text:p><text:s/></text:p>
          </table:table-cell>
          <table:table-cell table:style-name="ce94" office:value-type="string">
            <text:p>Step 2: Display edit mode</text:p>
          </table:table-cell>
          <table:table-cell table:style-name="ce295" office:value-type="string">
            <text:p>- Select <text:span text:style-name="T8">Edit</text:span> mode <text:span text:style-name="T21">at the </text:span><text:span text:style-name="T21">top right </text:span><text:span text:style-name="T21">corner</text:span></text:p>
          </table:table-cell>
          <table:table-cell table:style-name="ce295" office:value-type="string">
            <text:p>- Display edit mode, which display <text:s/>all quick edit icons</text:p>
          </table:table-cell>
          <table:table-cell table:style-name="ce121" office:value-type="string">
            <text:p>High</text:p>
          </table:table-cell>
          <table:table-cell table:style-name="ce296" table:number-columns-repeated="6"/>
          <table:table-cell table:style-name="ce122" table:number-columns-repeated="3"/>
          <table:table-cell table:style-name="ce119" table:number-columns-repeated="203"/>
          <table:table-cell table:number-columns-repeated="35"/>
        </table:table-row>
        <table:table-row table:style-name="ro54">
          <table:table-cell table:style-name="ce13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5" office:value-type="string">
            <text:p>FNC_ECMS_WCM_MICS_01.001</text:p>
          </table:table-cell>
          <table:table-cell table:style-name="ce148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94" office:value-type="string">
            <text:p>WCM\Site Admin Toolbar\Edit Mode</text:p>
          </table:table-cell>
          <table:table-cell table:style-name="ce107" office:value-type="string">
            <text:p>Display live mode </text:p>
          </table:table-cell>
          <table:table-cell table:style-name="ce94" office:value-type="string">
            <text:p>Step 1: Access WCM program</text:p>
          </table:table-cell>
          <table:table-cell table:style-name="ce295" office:value-type="string">
            <text:p>- Login with user is advanced user</text:p>
          </table:table-cell>
          <table:table-cell table:style-name="ce295" office:value-type="string">
            <text:p>- Login successfully</text:p>
            <text:p><text:span text:style-name="T26">- Display live </text:span><text:span text:style-name="T26">mode, which </text:span><text:span text:style-name="T26">disappear all </text:span><text:span text:style-name="T26">quick edit </text:span><text:span text:style-name="T26">icons</text:span></text:p>
          </table:table-cell>
          <table:table-cell table:style-name="ce121" office:value-type="string">
            <text:p>High</text:p>
          </table:table-cell>
          <table:table-cell table:style-name="ce296" table:number-columns-repeated="6"/>
          <table:table-cell table:style-name="ce122" table:number-columns-repeated="3"/>
          <table:table-cell table:style-name="ce119" table:number-columns-repeated="203"/>
          <table:table-cell table:number-columns-repeated="35"/>
        </table:table-row>
        <table:table-row table:style-name="ro54">
          <table:table-cell table:style-name="ce13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5" office:value-type="string">
            <text:p>FNC_ECMS_WCM_MICS_01.0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94" office:value-type="string">
            <text:p>WCM\Site Admin Toolbar\Edit Mode</text:p>
          </table:table-cell>
          <table:table-cell table:style-name="ce294" office:value-type="string">
            <text:p>Display live mode </text:p>
          </table:table-cell>
          <table:table-cell table:style-name="ce94" office:value-type="string">
            <text:p>Step 2: Display live mode</text:p>
          </table:table-cell>
          <table:table-cell table:style-name="ce295" office:value-type="string">
            <text:p>- Select <text:span text:style-name="T8">Publish</text:span> mode <text:span text:style-name="T21">at the </text:span><text:span text:style-name="T21">top right </text:span><text:span text:style-name="T21">corner</text:span></text:p>
          </table:table-cell>
          <table:table-cell table:style-name="ce295" office:value-type="string">
            <text:p>- Display publish mode, no quick edit icon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54" table:number-rows-repeated="11">
          <table:table-cell table:number-columns-repeated="2"/>
          <table:table-cell table:style-name="ce292"/>
          <table:table-cell table:number-columns-repeated="253"/>
        </table:table-row>
        <table:table-row table:style-name="ro10" table:number-rows-repeated="1048554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Newsletter" table:style-name="ta4" table:print="false">
        <office:forms form:automatic-focus="false" form:apply-design-mode="false"/>
        <table:table-column table:style-name="co59" table:default-cell-style-name="Default"/>
        <table:table-column table:style-name="co47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48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58" table:default-cell-style-name="Default"/>
        <table:table-column table:style-name="co65" table:visibility="collapse" table:default-cell-style-name="Default"/>
        <table:table-column table:style-name="co8" table:default-cell-style-name="Default"/>
        <table:table-column table:style-name="co70" table:default-cell-style-name="Default"/>
        <table:table-column table:style-name="co8" table:number-columns-repeated="244" table:default-cell-style-name="Default"/>
        <table:table-row table:style-name="ro23">
          <table:table-cell table:style-name="ce138"/>
          <table:table-cell table:style-name="ce139" office:value-type="string">
            <text:p>TEST CASES</text:p>
          </table:table-cell>
          <table:table-cell table:style-name="ce144"/>
          <table:table-cell table:style-name="ce139" table:number-columns-repeated="2"/>
          <table:table-cell table:style-name="ce143"/>
          <table:table-cell table:style-name="ce149" table:number-columns-repeated="4"/>
          <table:table-cell table:style-name="ce168" office:value-type="string">
            <text:p>Passed</text:p>
          </table:table-cell>
          <table:table-cell table:style-name="ce168" table:formula="of:=COUNTIF([.L$7:.L$1010];[.$K1])" office:value-type="float" office:value="0">
            <text:p>0</text:p>
          </table:table-cell>
          <table:table-cell table:style-name="ce168" table:formula="of:=COUNTIF([.M$7:.M$1010];[.$K1])" office:value-type="float" office:value="0">
            <text:p>0</text:p>
          </table:table-cell>
          <table:table-cell table:style-name="ce168" table:formula="of:=COUNTIF([.N$7:.N$1010];[.$K1])" office:value-type="float" office:value="0">
            <text:p>0</text:p>
          </table:table-cell>
          <table:table-cell table:style-name="ce168" table:formula="of:=COUNTIF([.O$7:.O$1010];[.$K1])" office:value-type="float" office:value="0">
            <text:p>0</text:p>
          </table:table-cell>
          <table:table-cell table:style-name="ce149"/>
          <table:table-cell table:number-columns-repeated="30"/>
          <table:table-cell table:style-name="ce167" table:number-columns-repeated="208"/>
          <table:table-cell table:number-columns-repeated="2"/>
        </table:table-row>
        <table:table-row table:style-name="ro23" table:visibility="filter">
          <table:table-cell table:style-name="ce138"/>
          <table:table-cell table:style-name="ce149"/>
          <table:table-cell table:style-name="ce145"/>
          <table:table-cell table:style-name="ce149" table:number-columns-repeated="2"/>
          <table:table-cell table:style-name="ce143"/>
          <table:table-cell table:style-name="ce14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010];[.$K2])" office:value-type="float" office:value="0">
            <text:p>0</text:p>
          </table:table-cell>
          <table:table-cell table:style-name="ce168" table:formula="of:=COUNTIF([.M$7:.M$1010];[.$K2])" office:value-type="float" office:value="0">
            <text:p>0</text:p>
          </table:table-cell>
          <table:table-cell table:style-name="ce168" table:formula="of:=COUNTIF([.N$7:.N$1010];[.$K2])" office:value-type="float" office:value="0">
            <text:p>0</text:p>
          </table:table-cell>
          <table:table-cell table:style-name="ce168" table:formula="of:=COUNTIF([.O$7:.O$1010];[.$K2])" office:value-type="float" office:value="0">
            <text:p>0</text:p>
          </table:table-cell>
          <table:table-cell table:style-name="ce149"/>
          <table:table-cell table:number-columns-repeated="30"/>
          <table:table-cell table:style-name="ce167" table:number-columns-repeated="208"/>
          <table:table-cell table:number-columns-repeated="2"/>
        </table:table-row>
        <table:table-row table:style-name="ro32" table:visibility="filter">
          <table:table-cell table:style-name="ce138"/>
          <table:table-cell table:style-name="ce242" office:value-type="string">
            <text:p>Functions list</text:p>
          </table:table-cell>
          <table:table-cell table:style-name="ce156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number-columns-repeated="2"/>
          <table:table-cell table:style-name="ce143"/>
          <table:table-cell table:style-name="ce65"/>
          <table:table-cell table:style-name="ce161"/>
          <table:table-cell table:style-name="ce163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010];[.$K3])" office:value-type="float" office:value="0">
            <text:p>0</text:p>
          </table:table-cell>
          <table:table-cell table:style-name="ce168" table:formula="of:=COUNTIF([.M$7:.M$1010];[.$K3])" office:value-type="float" office:value="0">
            <text:p>0</text:p>
          </table:table-cell>
          <table:table-cell table:style-name="ce168" table:formula="of:=COUNTIF([.N$7:.N$1010];[.$K3])" office:value-type="float" office:value="0">
            <text:p>0</text:p>
          </table:table-cell>
          <table:table-cell table:style-name="ce168" table:formula="of:=COUNTIF([.O$7:.O$1010];[.$K3])" office:value-type="float" office:value="0">
            <text:p>0</text:p>
          </table:table-cell>
          <table:table-cell table:style-name="ce161"/>
          <table:table-cell table:style-name="ce261"/>
          <table:table-cell table:style-name="ce262" table:number-columns-repeated="5"/>
          <table:table-cell table:number-columns-repeated="2"/>
          <table:table-cell table:style-name="ce261"/>
          <table:table-cell table:style-name="ce262" table:number-columns-repeated="6"/>
          <table:table-cell table:number-columns-repeated="15"/>
          <table:table-cell table:style-name="ce167" table:number-columns-repeated="208"/>
          <table:table-cell table:number-columns-repeated="2"/>
        </table:table-row>
        <table:table-row table:style-name="ro23" table:visibility="filter">
          <table:table-cell table:style-name="ce138"/>
          <table:table-cell table:style-name="ce242" office:value-type="string">
            <text:p>Total Main Cases</text:p>
          </table:table-cell>
          <table:table-cell table:style-name="ce147" table:formula="of:=MAX([.A7:.A6534])" office:value-type="float" office:value="81" table:number-columns-spanned="3" table:number-rows-spanned="1">
            <text:p>81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4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010];[.$K4])" office:value-type="float" office:value="0">
            <text:p>0</text:p>
          </table:table-cell>
          <table:table-cell table:style-name="ce168" table:formula="of:=COUNTIF([.M$7:.M$1010];[.$K4])" office:value-type="float" office:value="0">
            <text:p>0</text:p>
          </table:table-cell>
          <table:table-cell table:style-name="ce168" table:formula="of:=COUNTIF([.N$7:.N$1010];[.$K4])" office:value-type="float" office:value="0">
            <text:p>0</text:p>
          </table:table-cell>
          <table:table-cell table:style-name="ce168" table:formula="of:=COUNTIF([.O$7:.O$1010];[.$K4])" office:value-type="float" office:value="0">
            <text:p>0</text:p>
          </table:table-cell>
          <table:table-cell table:style-name="ce161"/>
          <table:table-cell table:style-name="ce261" table:number-columns-repeated="6"/>
          <table:table-cell table:number-columns-repeated="2"/>
          <table:table-cell table:style-name="ce261" table:number-columns-repeated="7"/>
          <table:table-cell table:number-columns-repeated="15"/>
          <table:table-cell table:style-name="ce167" table:number-columns-repeated="208"/>
          <table:table-cell table:number-columns-repeated="2"/>
        </table:table-row>
        <table:table-row table:style-name="ro23" table:visibility="filter">
          <table:table-cell table:style-name="ce138"/>
          <table:table-cell table:style-name="ce243"/>
          <table:table-cell table:style-name="ce138"/>
          <table:table-cell table:style-name="ce143" table:number-columns-repeated="6"/>
          <table:table-cell table:style-name="ce169"/>
          <table:table-cell office:value-type="string">
            <text:p>N/A</text:p>
          </table:table-cell>
          <table:table-cell table:style-name="ce168" table:formula="of:=COUNTIF([.L$7:.L$1010];[.$K5])" office:value-type="float" office:value="0">
            <text:p>0</text:p>
          </table:table-cell>
          <table:table-cell table:style-name="ce168" table:formula="of:=COUNTIF([.M$7:.M$1010];[.$K5])" office:value-type="float" office:value="0">
            <text:p>0</text:p>
          </table:table-cell>
          <table:table-cell table:style-name="ce168" table:formula="of:=COUNTIF([.N$7:.N$1010];[.$K5])" office:value-type="float" office:value="0">
            <text:p>0</text:p>
          </table:table-cell>
          <table:table-cell table:style-name="ce168" table:formula="of:=COUNTIF([.O$7:.O$1010];[.$K5])" office:value-type="float" office:value="0">
            <text:p>0</text:p>
          </table:table-cell>
          <table:table-cell table:number-columns-repeated="241"/>
        </table:table-row>
        <table:table-row table:style-name="ro13" table:visibility="filter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4"/>
          <table:table-cell table:style-name="ce229" table:number-columns-repeated="4"/>
          <table:table-cell table:style-name="ce232" table:number-columns-repeated="11"/>
          <table:table-cell table:style-name="ce138" table:number-columns-repeated="13"/>
          <table:table-cell table:style-name="ce233" table:number-columns-repeated="208"/>
          <table:table-cell table:style-name="ce138" table:number-columns-repeated="2"/>
        </table:table-row>
        <table:table-row table:style-name="ro20" table:visibility="filter">
          <table:table-cell table:style-name="ce298" office:value-type="float" office:value="1">
            <text:p>001</text:p>
          </table:table-cell>
          <table:table-cell table:style-name="ce243" office:value-type="string">
            <text:p>FNC_ECMS_WCM_NEWS_01</text:p>
          </table:table-cell>
          <table:table-cell table:style-name="ce300" office:value-type="float" office:value="1">
            <text:p>001</text:p>
          </table:table-cell>
          <table:table-cell table:style-name="ce156" office:value-type="string">
            <text:p>WCM\Newsletter\Viewer</text:p>
          </table:table-cell>
          <table:table-cell table:style-name="ce109" office:value-type="string">
            <text:p>Subscribe <text:s/>a newsletter when put value in all required filed</text:p>
          </table:table-cell>
          <table:table-cell table:style-name="ce156" office:value-type="string">
            <text:p>Step 1: Open form to Subscribe a newsletter</text:p>
          </table:table-cell>
          <table:table-cell table:style-name="ce156" office:value-type="string">
            <text:p>- Log in Acme</text:p>
            <text:p>- Select <text:span text:style-name="T10">Newsletters </text:span><text:span text:style-name="T4">page in </text:span><text:span text:style-name="T4">navigation </text:span><text:span text:style-name="T4">bar</text:span></text:p>
          </table:table-cell>
          <table:table-cell table:style-name="ce156" office:value-type="string">
            <text:p>Newsletter Viewer portlet appears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4" table:visibility="filter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5" office:value-type="string">
            <text:p>FNC_ECMS_WCM_NEWS_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6" office:value-type="string">
            <text:p>WCM\Newsletter\Viewer</text:p>
          </table:table-cell>
          <table:table-cell table:style-name="ce302" office:value-type="string">
            <text:p>Subscribe <text:s/>a newsletter when put value in all required filed</text:p>
          </table:table-cell>
          <table:table-cell table:style-name="ce152" office:value-type="string">
            <text:p>Step 2: Put your email</text:p>
          </table:table-cell>
          <table:table-cell table:style-name="ce152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52" office:value-type="string">
            <text:p>- Show email field is empty</text:p>
            <text:p>- Your email address is inputted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5" office:value-type="string">
            <text:p>FNC_ECMS_WCM_NEWS_01</text:p>
          </table:table-cell>
          <table:table-cell table:style-name="ce14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6" office:value-type="string">
            <text:p>WCM\Newsletter\Viewer</text:p>
          </table:table-cell>
          <table:table-cell table:style-name="ce302" office:value-type="string">
            <text:p>Subscribe <text:s/>a newsletter when put value in all required filed</text:p>
          </table:table-cell>
          <table:table-cell table:style-name="ce152" office:value-type="string">
            <text:p>Step 3: Select subscription</text:p>
          </table:table-cell>
          <table:table-cell table:style-name="ce157" office:value-type="string">
            <text:p>Tick on check-box of at least one subscription in each category </text:p>
          </table:table-cell>
          <table:table-cell table:style-name="ce157" office:value-type="string">
            <text:p>Subscription(s) is checked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5" table:visibility="filter">
          <table:table-cell table:style-name="ce13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5" office:value-type="string">
            <text:p>FNC_ECMS_WCM_NEWS_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56" office:value-type="string">
            <text:p>WCM\Newsletter\Viewer</text:p>
          </table:table-cell>
          <table:table-cell table:style-name="ce302" office:value-type="string">
            <text:p>Subscribe <text:s/>a newsletter when put value in all required filed</text:p>
          </table:table-cell>
          <table:table-cell table:style-name="ce152" office:value-type="string">
            <text:p>Step 4: Subscribe a newsletter</text:p>
          </table:table-cell>
          <table:table-cell table:style-name="ce152" office:value-type="string">
            <text:p>Click on <text:span text:style-name="T10">Subscribe</text:span> button</text:p>
          </table:table-cell>
          <table:table-cell table:style-name="ce157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5" office:value-type="string">
            <text:p>FNC_ECMS_WCM_NEWS_01</text:p>
          </table:table-cell>
          <table:table-cell table:style-name="ce14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6" office:value-type="string">
            <text:p>WCM\Newsletter\Viewer</text:p>
          </table:table-cell>
          <table:table-cell table:style-name="ce109" office:value-type="string">
            <text:p>Subscribe <text:s/>a newsletter when 'Your Email' field is blank</text:p>
          </table:table-cell>
          <table:table-cell table:style-name="ce156" office:value-type="string">
            <text:p>Step 1: Open form to Subscribe a newsletter</text:p>
          </table:table-cell>
          <table:table-cell table:style-name="ce156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56" office:value-type="string">
            <text:p>Newsletter Viewer portlet appears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8" table:visibility="filter">
          <table:table-cell table:style-name="ce13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5" office:value-type="string">
            <text:p>FNC_ECMS_WCM_NEWS_01</text:p>
          </table:table-cell>
          <table:table-cell table:style-name="ce148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56" office:value-type="string">
            <text:p>WCM\Newsletter\Viewer</text:p>
          </table:table-cell>
          <table:table-cell table:style-name="ce302" office:value-type="string">
            <text:p>Subscribe <text:s/>a newsletter when 'Your Email' field is blank</text:p>
          </table:table-cell>
          <table:table-cell table:style-name="ce152" office:value-type="string">
            <text:p>Step 2: Subscribe newsletter without put email address</text:p>
          </table:table-cell>
          <table:table-cell table:style-name="ce152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52" office:value-type="string">
            <text:p>- Show email field is empty</text:p>
            <text:p>- Show message to alert that you must put your email address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5" office:value-type="string">
            <text:p>FNC_ECMS_WCM_NEWS_01</text:p>
          </table:table-cell>
          <table:table-cell table:style-name="ce148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56" office:value-type="string">
            <text:p>WCM\Newsletter\Viewer</text:p>
          </table:table-cell>
          <table:table-cell table:style-name="ce109" office:value-type="string">
            <text:p>Subscribe <text:s/>a newsletter email address is not right format (abc@def.com)</text:p>
          </table:table-cell>
          <table:table-cell table:style-name="ce156" office:value-type="string">
            <text:p>Step 1: Open form to Subscribe a newsletter</text:p>
          </table:table-cell>
          <table:table-cell table:style-name="ce156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56" office:value-type="string">
            <text:p>Newsletter Viewer portlet appears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30" table:visibility="filter">
          <table:table-cell table:style-name="ce13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5" office:value-type="string">
            <text:p>FNC_ECMS_WCM_NEWS_01</text:p>
          </table:table-cell>
          <table:table-cell table:style-name="ce148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56" office:value-type="string">
            <text:p>WCM\Newsletter\Viewer</text:p>
          </table:table-cell>
          <table:table-cell table:style-name="ce302" office:value-type="string">
            <text:p>Subscribe <text:s/>a newsletter email address is not right format (abc@def.com)</text:p>
          </table:table-cell>
          <table:table-cell table:style-name="ce152" office:value-type="string">
            <text:p>Step 2: Subscribe newsletter without put email address</text:p>
          </table:table-cell>
          <table:table-cell table:style-name="ce152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52" office:value-type="string">
            <text:p>- Show email field is empty</text:p>
            <text:p>- Show message to alert that your email address is not valid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65" office:value-type="string">
            <text:p>FNC_ECMS_WCM_NEWS_01</text:p>
          </table:table-cell>
          <table:table-cell table:style-name="ce148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56" office:value-type="string">
            <text:p>WCM\Newsletter\Viewer</text:p>
          </table:table-cell>
          <table:table-cell table:style-name="ce109" office:value-type="string">
            <text:p>Subscribe <text:s/>a newsletter when do not select any category</text:p>
          </table:table-cell>
          <table:table-cell table:style-name="ce156" office:value-type="string">
            <text:p>Step 1: Open form to Subscribe a newsletter</text:p>
          </table:table-cell>
          <table:table-cell table:style-name="ce156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56" office:value-type="string">
            <text:p>Newsletter Viewer portlet appears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4" table:visibility="filter">
          <table:table-cell table:style-name="ce13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5" office:value-type="string">
            <text:p>FNC_ECMS_WCM_NEWS_01</text:p>
          </table:table-cell>
          <table:table-cell table:style-name="ce148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56" office:value-type="string">
            <text:p>WCM\Newsletter\Viewer</text:p>
          </table:table-cell>
          <table:table-cell table:style-name="ce302" office:value-type="string">
            <text:p>Subscribe <text:s/>a newsletter when do not select any category</text:p>
          </table:table-cell>
          <table:table-cell table:style-name="ce152" office:value-type="string">
            <text:p>Step 2: Put your email</text:p>
          </table:table-cell>
          <table:table-cell table:style-name="ce152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52" office:value-type="string">
            <text:p>- Show email field is empty</text:p>
            <text:p>- Your email address is inputted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5" office:value-type="string">
            <text:p>FNC_ECMS_WCM_NEWS_01</text:p>
          </table:table-cell>
          <table:table-cell table:style-name="ce148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56" office:value-type="string">
            <text:p>WCM\Newsletter\Viewer</text:p>
          </table:table-cell>
          <table:table-cell table:style-name="ce302" office:value-type="string">
            <text:p>Subscribe <text:s/>a newsletter when do not select any category</text:p>
          </table:table-cell>
          <table:table-cell table:style-name="ce152" office:value-type="string">
            <text:p>Step 3: Select category</text:p>
          </table:table-cell>
          <table:table-cell table:style-name="ce157" office:value-type="string">
            <text:p>Do not tick on check-box of any subscription which you want to receipt in 'Your status' column</text:p>
          </table:table-cell>
          <table:table-cell table:style-name="ce157" office:value-type="string">
            <text:p>Subscription(s) is not checked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5" office:value-type="string">
            <text:p>FNC_ECMS_WCM_NEWS_01</text:p>
          </table:table-cell>
          <table:table-cell table:style-name="ce148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56" office:value-type="string">
            <text:p>WCM\Newsletter\Viewer</text:p>
          </table:table-cell>
          <table:table-cell table:style-name="ce302" office:value-type="string">
            <text:p>Subscribe <text:s/>a newsletter when do not select any category</text:p>
          </table:table-cell>
          <table:table-cell table:style-name="ce152" office:value-type="string">
            <text:p>Step 4: Subscribe a newsletter</text:p>
          </table:table-cell>
          <table:table-cell table:style-name="ce152" office:value-type="string">
            <text:p>Click on Subscribe button</text:p>
          </table:table-cell>
          <table:table-cell table:style-name="ce157" office:value-type="string">
            <text:p>Show message to alert that you must select at least one categor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65" office:value-type="string">
            <text:p>FNC_ECMS_WCM_NEWS_01</text:p>
          </table:table-cell>
          <table:table-cell table:style-name="ce148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56" office:value-type="string">
            <text:p>WCM\Newsletter\Viewer</text:p>
          </table:table-cell>
          <table:table-cell table:style-name="ce109" office:value-type="string">
            <text:p>Subscribe a newsletter email when input more than one email address in Your Email field</text:p>
          </table:table-cell>
          <table:table-cell table:style-name="ce156" office:value-type="string">
            <text:p>Step 1: Open form to Subscribe a newsletter</text:p>
          </table:table-cell>
          <table:table-cell table:style-name="ce156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56" office:value-type="string">
            <text:p>Newsletter Viewer portlet appears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30" table:visibility="filter">
          <table:table-cell table:style-name="ce13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5" office:value-type="string">
            <text:p>FNC_ECMS_WCM_NEWS_01</text:p>
          </table:table-cell>
          <table:table-cell table:style-name="ce148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56" office:value-type="string">
            <text:p>WCM\Newsletter\Viewer</text:p>
          </table:table-cell>
          <table:table-cell table:style-name="ce302" office:value-type="string">
            <text:p>Subscribe a newsletter email when input more than one email address in Your Email field</text:p>
          </table:table-cell>
          <table:table-cell table:style-name="ce152" office:value-type="string">
            <text:p>Step 2: Put more than one email address</text:p>
          </table:table-cell>
          <table:table-cell table:style-name="ce152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57" office:value-type="string">
            <text:p>- Show email field is empty</text:p>
            <text:p>- Show message to alert that email address is invalid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30" table:visibility="filter">
          <table:table-cell table:style-name="ce137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65" office:value-type="string">
            <text:p>FNC_ECMS_WCM_NEWS_01</text:p>
          </table:table-cell>
          <table:table-cell table:style-name="ce148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56" office:value-type="string">
            <text:p>WCM\Newsletter\Viewer</text:p>
          </table:table-cell>
          <table:table-cell table:style-name="ce111" office:value-type="string">
            <text:p>Change the subscription directly</text:p>
          </table:table-cell>
          <table:table-cell table:style-name="ce152" office:value-type="string">
            <text:p>Step 1: Subscribe a newsletter</text:p>
          </table:table-cell>
          <table:table-cell table:style-name="ce305" office:value-type="string">
            <text:p><text:span text:style-name="T27">- Log in </text:span><text:span text:style-name="T27">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</text:span><text:span text:style-name="T29">bar</text:span></text:p>
            <text:p><text:span text:style-name="T29">- Click Forgot </text:span><text:span text:style-name="T29">this email </text:span><text:span text:style-name="T29">button to </text:span><text:span text:style-name="T29">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7" office:value-type="string">
            <text:p>- Show email field is empty</text:p>
            <text:p>- A newsletter is subscribed</text:p>
            <text:p>Confirm letter is sent to your email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5" office:value-type="string">
            <text:p>FNC_ECMS_WCM_NEWS_01</text:p>
          </table:table-cell>
          <table:table-cell table:style-name="ce148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56" office:value-type="string">
            <text:p>WCM\Newsletter\Viewer</text:p>
          </table:table-cell>
          <table:table-cell table:style-name="ce204" office:value-type="string">
            <text:p>Change the subscription directly</text:p>
          </table:table-cell>
          <table:table-cell table:style-name="ce157" office:value-type="string">
            <text:p>Step 2: Change the subscription</text:p>
          </table:table-cell>
          <table:table-cell table:style-name="ce157" office:value-type="string">
            <text:p>- Check\uncheck on subscriptions you want</text:p>
            <text:p>- Click on Change your subscriptions button</text:p>
          </table:table-cell>
          <table:table-cell table:style-name="ce157" office:value-type="string">
            <text:p>Your subscriptions are changed successful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30" table:visibility="filter">
          <table:table-cell table:style-name="ce137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5" office:value-type="string">
            <text:p>FNC_ECMS_WCM_NEWS_01</text:p>
          </table:table-cell>
          <table:table-cell table:style-name="ce148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56" office:value-type="string">
            <text:p>WCM\Newsletter\Viewer</text:p>
          </table:table-cell>
          <table:table-cell table:style-name="ce111" office:value-type="string">
            <text:p>Change the subscription from link in the confirmation letter</text:p>
          </table:table-cell>
          <table:table-cell table:style-name="ce152" office:value-type="string">
            <text:p>Step 1: Subscribe a newsletter</text:p>
          </table:table-cell>
          <table:table-cell table:style-name="ce305" office:value-type="string">
            <text:p><text:span text:style-name="T27">- Log in </text:span><text:span text:style-name="T27">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</text:span><text:span text:style-name="T29">bar</text:span></text:p>
            <text:p><text:span text:style-name="T29">- Click Forgot </text:span><text:span text:style-name="T29">this email </text:span><text:span text:style-name="T29">button to </text:span><text:span text:style-name="T29">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7" office:value-type="string">
            <text:p>- Show email field is empty</text:p>
            <text:p>- A newsletter is subscribed</text:p>
            <text:p>Confirm letter is sent to your email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30" table:visibility="filter">
          <table:table-cell table:style-name="ce13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5" office:value-type="string">
            <text:p>FNC_ECMS_WCM_NEWS_01</text:p>
          </table:table-cell>
          <table:table-cell table:style-name="ce148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156" office:value-type="string">
            <text:p>WCM\Newsletter\Viewer</text:p>
          </table:table-cell>
          <table:table-cell table:style-name="ce204" office:value-type="string">
            <text:p>Change the subscription from link in the confirmation letter</text:p>
          </table:table-cell>
          <table:table-cell table:style-name="ce157" office:value-type="string">
            <text:p>Step 2: Change the subscription </text:p>
          </table:table-cell>
          <table:table-cell table:style-name="ce157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57" office:value-type="string">
            <text:p>Your subscriptions are changed successful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30" table:visibility="filter">
          <table:table-cell table:style-name="ce137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65" office:value-type="string">
            <text:p>FNC_ECMS_WCM_NEWS_01</text:p>
          </table:table-cell>
          <table:table-cell table:style-name="ce148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56" office:value-type="string">
            <text:p>WCM\Newsletter\Viewer</text:p>
          </table:table-cell>
          <table:table-cell table:style-name="ce111" office:value-type="string">
            <text:p>No receipt email</text:p>
          </table:table-cell>
          <table:table-cell table:style-name="ce152" office:value-type="string">
            <text:p>Step 1: Subscribe a newsletter</text:p>
          </table:table-cell>
          <table:table-cell table:style-name="ce305" office:value-type="string">
            <text:p><text:span text:style-name="T27">- Log in </text:span><text:span text:style-name="T27">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</text:span><text:span text:style-name="T29">bar</text:span></text:p>
            <text:p><text:span text:style-name="T29">- Click Forgot </text:span><text:span text:style-name="T29">this email </text:span><text:span text:style-name="T29">button to </text:span><text:span text:style-name="T29">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7" office:value-type="string">
            <text:p>- Show email field is empty</text:p>
            <text:p>- A newsletter is subscribed</text:p>
            <text:p>Confirm letter is sent to your email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5" office:value-type="string">
            <text:p>FNC_ECMS_WCM_NEWS_01</text:p>
          </table:table-cell>
          <table:table-cell table:style-name="ce148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56" office:value-type="string">
            <text:p>WCM\Newsletter\Viewer</text:p>
          </table:table-cell>
          <table:table-cell table:style-name="ce204" office:value-type="string">
            <text:p>No receipt email</text:p>
          </table:table-cell>
          <table:table-cell table:style-name="ce152" office:value-type="string">
            <text:p>Step 2: No receipt email</text:p>
          </table:table-cell>
          <table:table-cell table:style-name="ce152" office:value-type="string">
            <text:p>Click on Forget this email button near 'Your Email' field</text:p>
          </table:table-cell>
          <table:table-cell table:style-name="ce157" office:value-type="string">
            <text:p>- 'Your Email' field is blank. After that, you cannot receive any letter relating to the subscription you selected before.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5" office:value-type="string">
            <text:p>FNC_ECMS_WCM_NEWS_01</text:p>
          </table:table-cell>
          <table:table-cell table:style-name="ce148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56" office:value-type="string">
            <text:p>WCM\Newsletter\Viewer</text:p>
          </table:table-cell>
          <table:table-cell table:style-name="ce109" office:value-type="string">
            <text:p>Subscribe <text:s/>a newsletter email address have special character (!@#$%^&amp;*()&lt;&gt;?|”) </text:p>
          </table:table-cell>
          <table:table-cell table:style-name="ce156" office:value-type="string">
            <text:p>Step 1: Open form to Subscribe a newsletter</text:p>
          </table:table-cell>
          <table:table-cell table:style-name="ce156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56" office:value-type="string">
            <text:p>Newsletter Viewer portlet appears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30" table:visibility="filter">
          <table:table-cell table:style-name="ce13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5" office:value-type="string">
            <text:p>FNC_ECMS_WCM_NEWS_01</text:p>
          </table:table-cell>
          <table:table-cell table:style-name="ce148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56" office:value-type="string">
            <text:p>WCM\Newsletter\Viewer</text:p>
          </table:table-cell>
          <table:table-cell table:style-name="ce303" office:value-type="string">
            <text:p>Subscribe <text:s/>a newsletter email address have special character (!@#$%^&amp;*()&lt;&gt;?|”) </text:p>
          </table:table-cell>
          <table:table-cell table:style-name="ce152" office:value-type="string">
            <text:p>Step 2: Subscribe newsletter without put email address</text:p>
          </table:table-cell>
          <table:table-cell table:style-name="ce152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52" office:value-type="string">
            <text:p>- Show email field is empty</text:p>
            <text:p>- Show message to alert that your email address is not valid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243" office:value-type="string">
            <text:p>FNC_ECMS_WCM_NEWS_02</text:p>
          </table:table-cell>
          <table:table-cell table:style-name="ce148" office:value-type="float" office:value="1">
            <text:p>001</text:p>
          </table:table-cell>
          <table:table-cell table:style-name="ce301" office:value-type="string">
            <text:p>WCM\Newsletter\Management\Category</text:p>
          </table:table-cell>
          <table:table-cell table:style-name="ce111" office:value-type="string">
            <text:p>Check create new category when put value in required fields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Acme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56" office:value-type="string">
            <text:p>WCM\Newsletter\Management\Category</text:p>
          </table:table-cell>
          <table:table-cell table:style-name="ce204" office:value-type="string">
            <text:p>Check create new category when put value in required fields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<text:span text:style-name="T10">New</text:span> <text:span text:style-name="T10">Category</text:span>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4" table:visibility="filter">
          <table:table-cell table:style-name="ce13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56" office:value-type="string">
            <text:p>WCM\Newsletter\Management\Category</text:p>
          </table:table-cell>
          <table:table-cell table:style-name="ce204" office:value-type="string">
            <text:p>Check create new category when put value in required fields</text:p>
          </table:table-cell>
          <table:table-cell table:style-name="ce156" office:value-type="string">
            <text:p>Step 3: Create new category with correct title and name</text:p>
          </table:table-cell>
          <table:table-cell table:style-name="ce156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56" office:value-type="string">
            <text:p>- Category is created successful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156" office:value-type="string">
            <text:p>WCM\Newsletter\Management\Category</text:p>
          </table:table-cell>
          <table:table-cell table:style-name="ce111" office:value-type="string">
            <text:p>Check create new category with blank title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156" office:value-type="string">
            <text:p>WCM\Newsletter\Management\Category</text:p>
          </table:table-cell>
          <table:table-cell table:style-name="ce204" office:value-type="string">
            <text:p>Check create new category with blank title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156" office:value-type="string">
            <text:p>WCM\Newsletter\Management\Category</text:p>
          </table:table-cell>
          <table:table-cell table:style-name="ce204" office:value-type="string">
            <text:p>Check create new category with blank title</text:p>
          </table:table-cell>
          <table:table-cell table:style-name="ce157" office:value-type="string">
            <text:p>Step 3: Create new category with blank title</text:p>
          </table:table-cell>
          <table:table-cell table:style-name="ce157" office:value-type="string">
            <text:p>- Leave Title field is blank</text:p>
            <text:p>- Click [<text:span text:style-name="T10">Save</text:span>] button</text:p>
          </table:table-cell>
          <table:table-cell table:style-name="ce157" office:value-type="string">
            <text:p>- Display message to confirm that we can not create category with blank title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156" office:value-type="string">
            <text:p>WCM\Newsletter\Management\Category</text:p>
          </table:table-cell>
          <table:table-cell table:style-name="ce111" office:value-type="string">
            <text:p>Check create new category with blank name 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156" office:value-type="string">
            <text:p>WCM\Newsletter\Management\Category</text:p>
          </table:table-cell>
          <table:table-cell table:style-name="ce204" office:value-type="string">
            <text:p>Check create new category with blank name 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table:style-name="ce156" office:value-type="string">
            <text:p>WCM\Newsletter\Management\Category</text:p>
          </table:table-cell>
          <table:table-cell table:style-name="ce204" office:value-type="string">
            <text:p>Check create new category with blank name </text:p>
          </table:table-cell>
          <table:table-cell table:style-name="ce157" office:value-type="string">
            <text:p>Step 3: Create new category with blank name</text:p>
          </table:table-cell>
          <table:table-cell table:style-name="ce157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57" office:value-type="string">
            <text:p>- Display message to confirm that we can not create category with blank name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156" office:value-type="string">
            <text:p>WCM\Newsletter\Management\Category</text:p>
          </table:table-cell>
          <table:table-cell table:style-name="ce111" office:value-type="string">
            <text:p>Check create new category without permission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table:style-name="ce156" office:value-type="string">
            <text:p>WCM\Newsletter\Management\Category</text:p>
          </table:table-cell>
          <table:table-cell table:style-name="ce204" office:value-type="string">
            <text:p>Check create new category without permission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table:style-name="ce156" office:value-type="string">
            <text:p>WCM\Newsletter\Management\Category</text:p>
          </table:table-cell>
          <table:table-cell table:style-name="ce204" office:value-type="string">
            <text:p>Check create new category without permission</text:p>
          </table:table-cell>
          <table:table-cell table:style-name="ce157" office:value-type="string">
            <text:p>Step 3: Create new category without permission</text:p>
          </table:table-cell>
          <table:table-cell table:style-name="ce157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57" office:value-type="string">
            <text:p>- Display message to inform that you can not leave blank moderator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table:style-name="ce156" office:value-type="string">
            <text:p>WCM\Newsletter\Management\Category</text:p>
          </table:table-cell>
          <table:table-cell table:style-name="ce111" office:value-type="string">
            <text:p>Check create new category have space letter on name field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table:style-name="ce156" office:value-type="string">
            <text:p>WCM\Newsletter\Management\Category</text:p>
          </table:table-cell>
          <table:table-cell table:style-name="ce204" office:value-type="string">
            <text:p>Check create new category have space on name field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table:style-name="ce156" office:value-type="string">
            <text:p>WCM\Newsletter\Management\Category</text:p>
          </table:table-cell>
          <table:table-cell table:style-name="ce204" office:value-type="string">
            <text:p>Check create new category have space on name field</text:p>
          </table:table-cell>
          <table:table-cell table:style-name="ce157" office:value-type="string">
            <text:p>Step 3: Create new category have space on name field</text:p>
          </table:table-cell>
          <table:table-cell table:style-name="ce157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57" office:value-type="string">
            <text:p>- Display message to inform that you can not input space letter on name field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table:style-name="ce156" office:value-type="string">
            <text:p>WCM\Newsletter\Management\Category</text:p>
          </table:table-cell>
          <table:table-cell table:style-name="ce111" office:value-type="string">
            <text:p>Check create new category have space letter on title field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table:style-name="ce156" office:value-type="string">
            <text:p>WCM\Newsletter\Management\Category</text:p>
          </table:table-cell>
          <table:table-cell table:style-name="ce204" office:value-type="string">
            <text:p>Check create new category have space letter on title field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4" table:visibility="filter">
          <table:table-cell table:style-name="ce13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table:style-name="ce156" office:value-type="string">
            <text:p>WCM\Newsletter\Management\Category</text:p>
          </table:table-cell>
          <table:table-cell table:style-name="ce204" office:value-type="string">
            <text:p>Check create new category have space letter on title field</text:p>
          </table:table-cell>
          <table:table-cell table:style-name="ce152" office:value-type="string">
            <text:p>Step 3: Create new category have space letter on title field</text:p>
          </table:table-cell>
          <table:table-cell table:style-name="ce152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57" office:value-type="string">
            <text:p>- New category created successful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table:style-name="ce156" office:value-type="string">
            <text:p>WCM\Newsletter\Management\Category</text:p>
          </table:table-cell>
          <table:table-cell table:style-name="ce111" office:value-type="string">
            <text:p>Check create new category have special character (!@#$%^&amp;*()&lt;&gt;?|”) on name field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table:style-name="ce156" office:value-type="string">
            <text:p>WCM\Newsletter\Management\Category</text:p>
          </table:table-cell>
          <table:table-cell table:style-name="ce204" office:value-type="string">
            <text:p>Check create new category have special character (!@#$%^&amp;*()&lt;&gt;?|”) on name field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8" table:visibility="filter">
          <table:table-cell table:style-name="ce13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table:style-name="ce156" office:value-type="string">
            <text:p>WCM\Newsletter\Management\Category</text:p>
          </table:table-cell>
          <table:table-cell table:style-name="ce204" office:value-type="string">
            <text:p>Check create new category have special character (!@#$%^&amp;*()&lt;&gt;?|”) on name field</text:p>
          </table:table-cell>
          <table:table-cell table:style-name="ce152" office:value-type="string">
            <text:p>Step 3: Create new category have special character on name field</text:p>
          </table:table-cell>
          <table:table-cell table:style-name="ce152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57" office:value-type="string">
            <text:p>- Display message to inform we can not create new category with special character on name field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table:style-name="ce156" office:value-type="string">
            <text:p>WCM\Newsletter\Management\Category</text:p>
          </table:table-cell>
          <table:table-cell table:style-name="ce111" office:value-type="string">
            <text:p>Check create new category have special character (!@#$%^&amp;*()&lt;&gt;?|”) on title field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table:style-name="ce156" office:value-type="string">
            <text:p>WCM\Newsletter\Management\Category</text:p>
          </table:table-cell>
          <table:table-cell table:style-name="ce204" office:value-type="string">
            <text:p>Check create new category have special character (!@#$%^&amp;*()&lt;&gt;?|”) on title field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8" table:visibility="filter">
          <table:table-cell table:style-name="ce13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table:style-name="ce156" office:value-type="string">
            <text:p>WCM\Newsletter\Management\Category</text:p>
          </table:table-cell>
          <table:table-cell table:style-name="ce204" office:value-type="string">
            <text:p>Check create new category have special character (!@#$%^&amp;*()&lt;&gt;?|”) on title field</text:p>
          </table:table-cell>
          <table:table-cell table:style-name="ce152" office:value-type="string">
            <text:p>Step 3: Create new category have space letter on title field</text:p>
          </table:table-cell>
          <table:table-cell table:style-name="ce152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57" office:value-type="string">
            <text:p>- New category was created successful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table:style-name="ce156" office:value-type="string">
            <text:p>WCM\Newsletter\Management\Category</text:p>
          </table:table-cell>
          <table:table-cell table:style-name="ce111" office:value-type="string">
            <text:p>Create new category has the same name with existing categories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table:style-name="ce156" office:value-type="string">
            <text:p>WCM\Newsletter\Management\Category</text:p>
          </table:table-cell>
          <table:table-cell table:style-name="ce204" office:value-type="string">
            <text:p>Create new category has the same name with existing categories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8" table:visibility="filter">
          <table:table-cell table:style-name="ce13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table:style-name="ce156" office:value-type="string">
            <text:p>WCM\Newsletter\Management\Category</text:p>
          </table:table-cell>
          <table:table-cell table:style-name="ce204" office:value-type="string">
            <text:p>Create new category has the same name with existing categories</text:p>
          </table:table-cell>
          <table:table-cell table:style-name="ce152" office:value-type="string">
            <text:p>Step 3: Create new category has the same name with existing categories</text:p>
          </table:table-cell>
          <table:table-cell table:style-name="ce152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57" office:value-type="string">
            <text:p>Display message alert that the category name is existing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table:style-name="ce156" office:value-type="string">
            <text:p>WCM\Newsletter\Management\Category</text:p>
          </table:table-cell>
          <table:table-cell table:style-name="ce111" office:value-type="string">
            <text:p>Create new category has the same title with existing categories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table:style-name="ce156" office:value-type="string">
            <text:p>WCM\Newsletter\Management\Category</text:p>
          </table:table-cell>
          <table:table-cell table:style-name="ce204" office:value-type="string">
            <text:p>Create new category has the same title with existing categories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8" table:visibility="filter">
          <table:table-cell table:style-name="ce13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table:style-name="ce156" office:value-type="string">
            <text:p>WCM\Newsletter\Management\Category</text:p>
          </table:table-cell>
          <table:table-cell table:style-name="ce204" office:value-type="string">
            <text:p>Create new category has the same title with existing categories</text:p>
          </table:table-cell>
          <table:table-cell table:style-name="ce152" office:value-type="string">
            <text:p>Step 3: Create new category has the same name with existing categories</text:p>
          </table:table-cell>
          <table:table-cell table:style-name="ce152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57" office:value-type="string">
            <text:p>Category is created successful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4" table:visibility="filter">
          <table:table-cell table:style-name="ce137"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table:style-name="ce156" office:value-type="string">
            <text:p>WCM\Newsletter\Management\Category</text:p>
          </table:table-cell>
          <table:table-cell table:style-name="ce111" office:value-type="string">
            <text:p>Check filtering user list when select moderator while adding new category</text:p>
          </table:table-cell>
          <table:table-cell table:style-name="ce152" office:value-type="string">
            <text:p>Step 1: Show add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<text:span text:style-name="T30">- Click </text:span><text:span text:style-name="T31">New </text:span><text:span text:style-name="T31">Category</text:span></text:p>
          </table:table-cell>
          <table:table-cell table:style-name="ce157" office:value-type="string">
            <text:p>Add new category form is shown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table:style-name="ce156" office:value-type="string">
            <text:p>WCM\Newsletter\Management\Category</text:p>
          </table:table-cell>
          <table:table-cell table:style-name="ce158" office:value-type="string">
            <text:p>Check filtering user list when select moderator while adding new category</text:p>
          </table:table-cell>
          <table:table-cell table:style-name="ce152" office:value-type="string">
            <text:p>Step 2: Show select user form</text:p>
          </table:table-cell>
          <table:table-cell table:style-name="ce157" office:value-type="string">
            <text:p>Click Select user icon in Moderator field</text:p>
          </table:table-cell>
          <table:table-cell table:style-name="ce157" office:value-type="string">
            <text:p>Select user form i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table:style-name="ce156" office:value-type="string">
            <text:p>WCM\Newsletter\Management\Category</text:p>
          </table:table-cell>
          <table:table-cell table:style-name="ce158" office:value-type="string">
            <text:p>Check filtering user list when select moderator while adding new category</text:p>
          </table:table-cell>
          <table:table-cell table:style-name="ce152" office:value-type="string">
            <text:p>Step 3: Check filter user by input group directly</text:p>
          </table:table-cell>
          <table:table-cell table:style-name="ce152" office:value-type="string">
            <text:p>Input group name or group path into Group field &amp; hit Enter</text:p>
          </table:table-cell>
          <table:table-cell table:style-name="ce157" office:value-type="string">
            <text:p>Users of that group are shown in list, otherwise, the user list is blank if input group is incorrect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table:style-name="ce156" office:value-type="string">
            <text:p>WCM\Newsletter\Management\Category</text:p>
          </table:table-cell>
          <table:table-cell table:style-name="ce158" office:value-type="string">
            <text:p>Check filtering user list when select moderator while adding new category</text:p>
          </table:table-cell>
          <table:table-cell table:style-name="ce152" office:value-type="string">
            <text:p>Step 4: Check filter user by using search group icon</text:p>
          </table:table-cell>
          <table:table-cell table:style-name="ce152" office:value-type="string">
            <text:p>- Click Search group icon in Select User form</text:p>
            <text:p>- Select specific group in Select group form</text:p>
          </table:table-cell>
          <table:table-cell table:style-name="ce157" office:value-type="string">
            <text:p>- Selected group is displayed in Group field</text:p>
            <text:p>- Users of that group are shown in list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8" table:visibility="filter">
          <table:table-cell table:style-name="ce13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table:style-name="ce156" office:value-type="string">
            <text:p>WCM\Newsletter\Management\Category</text:p>
          </table:table-cell>
          <table:table-cell table:style-name="ce158" office:value-type="string">
            <text:p>Check filtering user list when select moderator while adding new category</text:p>
          </table:table-cell>
          <table:table-cell table:style-name="ce152" office:value-type="string">
            <text:p>Step 5: Check filter by Username/LastName/FirstName/Email</text:p>
          </table:table-cell>
          <table:table-cell table:style-name="ce152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57" office:value-type="string">
            <text:p>Users that match search condition at selected group &amp; Username/LastName/FirstName/Email are returned in list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4" table:visibility="filter">
          <table:table-cell table:style-name="ce137"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table:style-name="ce156" office:value-type="string">
            <text:p>WCM\Newsletter\Management\Category</text:p>
          </table:table-cell>
          <table:table-cell table:style-name="ce111" office:value-type="string">
            <text:p>Check when select user as moderator while adding new category</text:p>
          </table:table-cell>
          <table:table-cell table:style-name="ce152" office:value-type="string">
            <text:p>Step 1: Show add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<text:span text:style-name="T30">- Click </text:span><text:span text:style-name="T31">New </text:span><text:span text:style-name="T31">Category</text:span></text:p>
          </table:table-cell>
          <table:table-cell table:style-name="ce157" office:value-type="string">
            <text:p>Add new category form is shown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table:style-name="ce156" office:value-type="string">
            <text:p>WCM\Newsletter\Management\Category</text:p>
          </table:table-cell>
          <table:table-cell table:style-name="ce158" office:value-type="string">
            <text:p>Check when select user as moderator while adding new category</text:p>
          </table:table-cell>
          <table:table-cell table:style-name="ce152" office:value-type="string">
            <text:p>Step 2: Show form to choose user to assign moderator right</text:p>
          </table:table-cell>
          <table:table-cell table:style-name="ce152" office:value-type="string">
            <text:p>Click <text:span text:style-name="T8">Select </text:span><text:span text:style-name="T8">use</text:span>r icon in Moderator field</text:p>
          </table:table-cell>
          <table:table-cell table:style-name="ce157" office:value-type="string">
            <text:p>Add user form i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table:style-name="ce156" office:value-type="string">
            <text:p>WCM\Newsletter\Management\Category</text:p>
          </table:table-cell>
          <table:table-cell table:style-name="ce158" office:value-type="string">
            <text:p>Check when select user as moderator while adding new category</text:p>
          </table:table-cell>
          <table:table-cell table:style-name="ce152" office:value-type="string">
            <text:p>Step 3: Check select user</text:p>
          </table:table-cell>
          <table:table-cell table:style-name="ce152" office:value-type="string">
            <text:p>Filter user then click icon for corresponding user in Action column</text:p>
          </table:table-cell>
          <table:table-cell table:style-name="ce157" office:value-type="string">
            <text:p>- Select user form is closed</text:p>
            <text:p>- Selected user's username is displayed in Moderator field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4" table:visibility="filter">
          <table:table-cell table:style-name="ce137"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table:style-name="ce156" office:value-type="string">
            <text:p>WCM\Newsletter\Management\Category</text:p>
          </table:table-cell>
          <table:table-cell table:style-name="ce111" office:value-type="string">
            <text:p>Check when select group to be moderator while adding new category</text:p>
          </table:table-cell>
          <table:table-cell table:style-name="ce152" office:value-type="string">
            <text:p>Step 1: Show add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<text:span text:style-name="T30">- Click </text:span><text:span text:style-name="T31">New </text:span><text:span text:style-name="T31">Category</text:span></text:p>
          </table:table-cell>
          <table:table-cell table:style-name="ce157" office:value-type="string">
            <text:p>Add new category form is shown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table:style-name="ce156" office:value-type="string">
            <text:p>WCM\Newsletter\Management\Category</text:p>
          </table:table-cell>
          <table:table-cell table:style-name="ce158" office:value-type="string">
            <text:p>Check when select group to be moderator while adding new category</text:p>
          </table:table-cell>
          <table:table-cell table:style-name="ce152" office:value-type="string">
            <text:p>Step 2: Show form to choose user to assign moderator right</text:p>
          </table:table-cell>
          <table:table-cell table:style-name="ce152" office:value-type="string">
            <text:p>Click <text:span text:style-name="T8">Select </text:span><text:span text:style-name="T8">group</text:span> icon in Moderator field</text:p>
          </table:table-cell>
          <table:table-cell table:style-name="ce157" office:value-type="string">
            <text:p>Add user form i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table:style-name="ce156" office:value-type="string">
            <text:p>WCM\Newsletter\Management\Category</text:p>
          </table:table-cell>
          <table:table-cell table:style-name="ce158" office:value-type="string">
            <text:p>Check when select group to be moderator while adding new category</text:p>
          </table:table-cell>
          <table:table-cell table:style-name="ce152" office:value-type="string">
            <text:p>Step 3: Check select user</text:p>
          </table:table-cell>
          <table:table-cell table:style-name="ce152" office:value-type="string">
            <text:p>Filter user then click icon for corresponding user in Action column</text:p>
          </table:table-cell>
          <table:table-cell table:style-name="ce157" office:value-type="string">
            <text:p>- Select user form is closed</text:p>
            <text:p>- Selected user's username is displayed in Moderator field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4" table:visibility="filter">
          <table:table-cell table:style-name="ce137"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table:style-name="ce156" office:value-type="string">
            <text:p>WCM\Newsletter\Management\Category</text:p>
          </table:table-cell>
          <table:table-cell table:style-name="ce111" office:value-type="string">
            <text:p>Check when select multi-moderator while adding new category</text:p>
          </table:table-cell>
          <table:table-cell table:style-name="ce152" office:value-type="string">
            <text:p>Step 1: Show add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<text:span text:style-name="T30">- Click </text:span><text:span text:style-name="T31">New </text:span><text:span text:style-name="T31">Category</text:span></text:p>
          </table:table-cell>
          <table:table-cell table:style-name="ce157" office:value-type="string">
            <text:p>Add new category form is shown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table:style-name="ce156" office:value-type="string">
            <text:p>WCM\Newsletter\Management\Category</text:p>
          </table:table-cell>
          <table:table-cell table:style-name="ce158" office:value-type="string">
            <text:p>Check when select multi-moderator while adding new category</text:p>
          </table:table-cell>
          <table:table-cell table:style-name="ce152" office:value-type="string">
            <text:p>Step 2: Select multi moderators</text:p>
          </table:table-cell>
          <table:table-cell table:style-name="ce152" office:value-type="string">
            <text:p>- Select different users, group for moderator field</text:p>
          </table:table-cell>
          <table:table-cell table:style-name="ce157" office:value-type="string">
            <text:p>Selected users, group are displayed in Moderator field, separated by coma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4" table:visibility="filter">
          <table:table-cell table:style-name="ce137"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table:style-name="ce156" office:value-type="string">
            <text:p>WCM\Newsletter\Management\Category</text:p>
          </table:table-cell>
          <table:table-cell table:style-name="ce111" office:value-type="string">
            <text:p>Check removing added moderator while adding new category</text:p>
          </table:table-cell>
          <table:table-cell table:style-name="ce152" office:value-type="string">
            <text:p>Step 1: Show add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<text:span text:style-name="T30">- Click </text:span><text:span text:style-name="T31">New </text:span><text:span text:style-name="T31">Category</text:span></text:p>
          </table:table-cell>
          <table:table-cell table:style-name="ce157" office:value-type="string">
            <text:p>Add new category form is shown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table:style-name="ce156" office:value-type="string">
            <text:p>WCM\Newsletter\Management\Category</text:p>
          </table:table-cell>
          <table:table-cell table:style-name="ce158" office:value-type="string">
            <text:p>Check removing added moderator while adding new category</text:p>
          </table:table-cell>
          <table:table-cell table:style-name="ce152" office:value-type="string">
            <text:p>Step 2: Check Delete icon when there's no moderator yet</text:p>
          </table:table-cell>
          <table:table-cell table:style-name="ce157" office:value-type="string">
            <text:p>In add new category form: click Delete icon when there's no one for Moderator field</text:p>
          </table:table-cell>
          <table:table-cell table:style-name="ce157" office:value-type="string">
            <text:p>Nothing happens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table:style-name="ce156" office:value-type="string">
            <text:p>WCM\Newsletter\Management\Category</text:p>
          </table:table-cell>
          <table:table-cell table:style-name="ce158" office:value-type="string">
            <text:p>Check removing added moderator while adding new category</text:p>
          </table:table-cell>
          <table:table-cell table:style-name="ce152" office:value-type="string">
            <text:p>Step 3: Add moderator</text:p>
          </table:table-cell>
          <table:table-cell table:style-name="ce157" office:value-type="string">
            <text:p>Select user/group for Moderator field</text:p>
          </table:table-cell>
          <table:table-cell table:style-name="ce157" office:value-type="string">
            <text:p>Selected users, group are displayed in Moderator field, separated by coma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table:style-name="ce156" office:value-type="string">
            <text:p>WCM\Newsletter\Management\Category</text:p>
          </table:table-cell>
          <table:table-cell table:style-name="ce158" office:value-type="string">
            <text:p>Check removing added moderator while adding new category</text:p>
          </table:table-cell>
          <table:table-cell table:style-name="ce152" office:value-type="string">
            <text:p>Step 4: Show form to delete moderator</text:p>
          </table:table-cell>
          <table:table-cell table:style-name="ce152" office:value-type="string">
            <text:p>Click Delete icon in Moderator field</text:p>
          </table:table-cell>
          <table:table-cell table:style-name="ce157" office:value-type="string">
            <text:p>Show form list all selected user/group for Moderator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table:style-name="ce156" office:value-type="string">
            <text:p>WCM\Newsletter\Management\Category</text:p>
          </table:table-cell>
          <table:table-cell table:style-name="ce158" office:value-type="string">
            <text:p>Check removing added moderator while adding new category</text:p>
          </table:table-cell>
          <table:table-cell table:style-name="ce152" office:value-type="string">
            <text:p>Step 5: Check Delete moderator</text:p>
          </table:table-cell>
          <table:table-cell table:style-name="ce152" office:value-type="string">
            <text:p>Check the check box of user/group in Remove moderator form then click Remove button</text:p>
          </table:table-cell>
          <table:table-cell table:style-name="ce157" office:value-type="string">
            <text:p>- Remove moderator form is closed</text:p>
            <text:p>- Checked user/group is removed from Moderator field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8" table:visibility="filter">
          <table:table-cell table:style-name="ce137"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65" office:value-type="string">
            <text:p>FNC_ECMS_WCM_NEWS_02</text:p>
          </table:table-cell>
          <table:table-cell table:style-name="ce148" office:value-type="float" office:value="16">
            <text:p>016</text:p>
          </table:table-cell>
          <table:table-cell table:style-name="ce156" office:value-type="string">
            <text:p>WCM\Newsletter\Management\Category</text:p>
          </table:table-cell>
          <table:table-cell table:style-name="ce111" office:value-type="string">
            <text:p>Edit existing categories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- Click on one category, which you want to manage on table of newsletter management form</text:p>
          </table:table-cell>
          <table:table-cell table:style-name="ce152" office:value-type="string">
            <text:p>- Show manage category form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table:style-name="ce156" office:value-type="string">
            <text:p>WCM\Newsletter\Management\Category</text:p>
          </table:table-cell>
          <table:table-cell table:style-name="ce204" office:value-type="string">
            <text:p>Edit existing categories</text:p>
          </table:table-cell>
          <table:table-cell table:style-name="ce158" office:value-type="string">
            <text:p>Step 2: Display menu to edit category</text:p>
          </table:table-cell>
          <table:table-cell table:style-name="ce157" office:value-type="string">
            <text:p>- Click on <text:span text:style-name="T10">Administrati</text:span><text:span text:style-name="T10">on</text:span> button on the right corner of table and select 'Edit Category'</text:p>
          </table:table-cell>
          <table:table-cell table:style-name="ce152" office:value-type="string">
            <text:p>Category form' appears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table:style-name="ce156" office:value-type="string">
            <text:p>WCM\Newsletter\Management\Category</text:p>
          </table:table-cell>
          <table:table-cell table:style-name="ce204" office:value-type="string">
            <text:p>Edit existing categories</text:p>
          </table:table-cell>
          <table:table-cell table:style-name="ce158" office:value-type="string">
            <text:p>Step 3: Edit category</text:p>
          </table:table-cell>
          <table:table-cell table:style-name="ce157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52" office:value-type="string">
            <text:p>Category is changed with new value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8" table:visibility="filter">
          <table:table-cell table:style-name="ce137"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65" office:value-type="string">
            <text:p>FNC_ECMS_WCM_NEWS_02</text:p>
          </table:table-cell>
          <table:table-cell table:style-name="ce148" office:value-type="float" office:value="17">
            <text:p>017</text:p>
          </table:table-cell>
          <table:table-cell table:style-name="ce156" office:value-type="string">
            <text:p>WCM\Newsletter\Management\Category</text:p>
          </table:table-cell>
          <table:table-cell table:style-name="ce111" office:value-type="string">
            <text:p>Delete category when accept confirm messag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- Click on one category, which you want to manage on table of newsletter management form</text:p>
          </table:table-cell>
          <table:table-cell table:style-name="ce152" office:value-type="string">
            <text:p>- Show manage category form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4" table:visibility="filter">
          <table:table-cell table:style-name="ce137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table:style-name="ce156" office:value-type="string">
            <text:p>WCM\Newsletter\Management\Category</text:p>
          </table:table-cell>
          <table:table-cell table:style-name="ce204" office:value-type="string">
            <text:p>Delete category when accept confirm message</text:p>
          </table:table-cell>
          <table:table-cell table:style-name="ce158" office:value-type="string">
            <text:p>Step 2: Delete category</text:p>
          </table:table-cell>
          <table:table-cell table:style-name="ce157" office:value-type="string">
            <text:p>- Click on <text:span text:style-name="T10">Administrati</text:span><text:span text:style-name="T10">on</text:span> button on the right corner of table and select 'Delete Category'</text:p>
            <text:p>- Click OK on confirm message </text:p>
          </table:table-cell>
          <table:table-cell table:style-name="ce152" office:value-type="string">
            <text:p>Category is deleted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8" table:visibility="filter">
          <table:table-cell table:style-name="ce137"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table:style-name="ce156" office:value-type="string">
            <text:p>WCM\Newsletter\Management\Category</text:p>
          </table:table-cell>
          <table:table-cell table:style-name="ce111" office:value-type="string">
            <text:p>Delete category when do not accept confirm messag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- Click on one category, which you want to manage on table of newsletter management form</text:p>
          </table:table-cell>
          <table:table-cell table:style-name="ce152" office:value-type="string">
            <text:p>- Show manage category form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4" table:visibility="filter">
          <table:table-cell table:style-name="ce137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5" office:value-type="string">
            <text:p>FNC_ECMS_WCM_NEWS_02</text:p>
          </table:table-cell>
          <table:table-cell table:style-name="ce148" table:formula="of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table:style-name="ce156" office:value-type="string">
            <text:p>WCM\Newsletter\Management\Category</text:p>
          </table:table-cell>
          <table:table-cell table:style-name="ce158" office:value-type="string">
            <text:p>Delete category when do not accept confirm message</text:p>
          </table:table-cell>
          <table:table-cell table:style-name="ce158" office:value-type="string">
            <text:p>Step 2: Delete category</text:p>
          </table:table-cell>
          <table:table-cell table:style-name="ce157" office:value-type="string">
            <text:p>- Click on <text:span text:style-name="T10">Administrati</text:span><text:span text:style-name="T10">on</text:span> button on the right corner of table and select 'Delete Category'</text:p>
            <text:p>- Click Cancel on confirm message </text:p>
          </table:table-cell>
          <table:table-cell table:style-name="ce152" office:value-type="string">
            <text:p>Category is not deleted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243" office:value-type="string">
            <text:p>FNC_ECMS_WCM_NEWS_03</text:p>
          </table:table-cell>
          <table:table-cell table:style-name="ce148" office:value-type="float" office:value="1">
            <text:p>001</text:p>
          </table:table-cell>
          <table:table-cell table:style-name="ce156" office:value-type="string">
            <text:p>WCM\Newsletter\Management Subscription</text:p>
          </table:table-cell>
          <table:table-cell table:style-name="ce111" office:value-type="string">
            <text:p>Check create new subscription when put valid data in all required fields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5" office:value-type="string">
            <text:p>FNC_ECMS_WCM_NEWS_03</text:p>
          </table:table-cell>
          <table:table-cell table:style-name="ce148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156" office:value-type="string">
            <text:p>WCM\Newsletter\Management Subscription</text:p>
          </table:table-cell>
          <table:table-cell table:style-name="ce204" office:value-type="string">
            <text:p>Check create new subscription when put valid data in all required filed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8" table:visibility="filter">
          <table:table-cell table:style-name="ce137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156" office:value-type="string">
            <text:p>WCM\Newsletter\Management Subscription</text:p>
          </table:table-cell>
          <table:table-cell table:style-name="ce204" office:value-type="string">
            <text:p>Check create new subscription when put valid data in all required filed</text:p>
          </table:table-cell>
          <table:table-cell table:style-name="ce156" office:value-type="string">
            <text:p>Step 3: Create new subscription with correct title</text:p>
          </table:table-cell>
          <table:table-cell table:style-name="ce156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56" office:value-type="string">
            <text:p>- New subscription was created successfully and belong to chosen categor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4" table:visibility="filter">
          <table:table-cell table:style-name="ce137"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156" office:value-type="string">
            <text:p>WCM\Newsletter\Management Subscription</text:p>
          </table:table-cell>
          <table:table-cell table:style-name="ce111" office:value-type="string">
            <text:p>Check create new subscription in specify category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<text:span text:style-name="T10">- </text:span><text:span text:style-name="T4">Select one </text:span><text:span text:style-name="T4">category</text:span></text:p>
          </table:table-cell>
          <table:table-cell table:style-name="ce152" office:value-type="string">
            <text:p>- Display manage category form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156" office:value-type="string">
            <text:p>WCM\Newsletter\Management Subscription</text:p>
          </table:table-cell>
          <table:table-cell table:style-name="ce204" office:value-type="string">
            <text:p>Check create new subscription in specify category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  <text:p>- Category is selected and cannot change it.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4" table:visibility="filter">
          <table:table-cell table:style-name="ce137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156" office:value-type="string">
            <text:p>WCM\Newsletter\Management Subscription</text:p>
          </table:table-cell>
          <table:table-cell table:style-name="ce204" office:value-type="string">
            <text:p>Check create new subscription in specify category</text:p>
          </table:table-cell>
          <table:table-cell table:style-name="ce156" office:value-type="string">
            <text:p>Step 3: Create new subscription with correct title</text:p>
          </table:table-cell>
          <table:table-cell table:style-name="ce156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56" office:value-type="string">
            <text:p>- New subscription was created successfully 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156" office:value-type="string">
            <text:p>WCM\Newsletter\Management Subscription</text:p>
          </table:table-cell>
          <table:table-cell table:style-name="ce111" office:value-type="string">
            <text:p>Check create new subscription didn't choose category, which you want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156" office:value-type="string">
            <text:p>WCM\Newsletter\Management Subscription</text:p>
          </table:table-cell>
          <table:table-cell table:style-name="ce204" office:value-type="string">
            <text:p>Check create new subscription didn't choose category, which you want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55" table:visibility="filter">
          <table:table-cell table:style-name="ce137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table:style-name="ce156" office:value-type="string">
            <text:p>WCM\Newsletter\Management Subscription</text:p>
          </table:table-cell>
          <table:table-cell table:style-name="ce204" office:value-type="string">
            <text:p>Check create new subscription didn't choose category, which you want</text:p>
          </table:table-cell>
          <table:table-cell table:style-name="ce156" office:value-type="string">
            <text:p>Step 3: Create new subscription but do not choose category</text:p>
          </table:table-cell>
          <table:table-cell table:style-name="ce156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56" office:value-type="string">
            <text:p>- New subscription was created successfully and this belong to the first category on categories list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table:style-name="ce156" office:value-type="string">
            <text:p>WCM\Newsletter\Management Subscription</text:p>
          </table:table-cell>
          <table:table-cell table:style-name="ce111" office:value-type="string">
            <text:p>Check create new subscription with blank name field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table:style-name="ce156" office:value-type="string">
            <text:p>WCM\Newsletter\Management Subscription</text:p>
          </table:table-cell>
          <table:table-cell table:style-name="ce204" office:value-type="string">
            <text:p>Check create new subscription with blank name field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56" table:visibility="filter">
          <table:table-cell table:style-name="ce137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table:style-name="ce156" office:value-type="string">
            <text:p>WCM\Newsletter\Management Subscription</text:p>
          </table:table-cell>
          <table:table-cell table:style-name="ce204" office:value-type="string">
            <text:p>Check create new subscription with blank name field</text:p>
          </table:table-cell>
          <table:table-cell table:style-name="ce158" office:value-type="string">
            <text:p>Step 3: Create new subscription with blank name field</text:p>
          </table:table-cell>
          <table:table-cell table:style-name="ce156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52" office:value-type="string">
            <text:p>- Display message to inform that we can not create new subscription with blank name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table:style-name="ce156" office:value-type="string">
            <text:p>WCM\Newsletter\Management Subscription</text:p>
          </table:table-cell>
          <table:table-cell table:style-name="ce111" office:value-type="string">
            <text:p>Check create new subscription with blank title field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table:style-name="ce156" office:value-type="string">
            <text:p>WCM\Newsletter\Management Subscription</text:p>
          </table:table-cell>
          <table:table-cell table:style-name="ce204" office:value-type="string">
            <text:p>Check create new subscription with blank title field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56" office:value-type="string">
            <text:p>WCM\Newsletter\Management Subscription</text:p>
          </table:table-cell>
          <table:table-cell table:style-name="ce204" office:value-type="string">
            <text:p>Check create new subscription with blank title field</text:p>
          </table:table-cell>
          <table:table-cell table:style-name="ce158" office:value-type="string">
            <text:p>Step 3: Create new subscription with blank title field</text:p>
          </table:table-cell>
          <table:table-cell table:style-name="ce156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52" office:value-type="string">
            <text:p>- Display message to inform that we can not create new subscription with blank title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table:style-name="ce156" office:value-type="string">
            <text:p>WCM\Newsletter\Management Subscription</text:p>
          </table:table-cell>
          <table:table-cell table:style-name="ce111" office:value-type="string">
            <text:p>Check create new subscription contain special character (!@#$%^&amp;*()&lt;&gt;?|”) on name field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table:style-name="ce156" office:value-type="string">
            <text:p>WCM\Newsletter\Management Subscription</text:p>
          </table:table-cell>
          <table:table-cell table:style-name="ce204" office:value-type="string">
            <text:p>Check create new subscription contain special character (!@#$%^&amp;*()&lt;&gt;?|”) on name field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table:style-name="ce156" office:value-type="string">
            <text:p>WCM\Newsletter\Management Subscription</text:p>
          </table:table-cell>
          <table:table-cell table:style-name="ce204" office:value-type="string">
            <text:p>Check create new subscription contain special character (!@#$%^&amp;*()&lt;&gt;?|”) on name field</text:p>
          </table:table-cell>
          <table:table-cell table:style-name="ce158" office:value-type="string">
            <text:p>Step 3: Create new subscription contain special character(!@#$%^&amp;*()&lt;&gt;?|”) on name field</text:p>
          </table:table-cell>
          <table:table-cell table:style-name="ce156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52" office:value-type="string">
            <text:p>- Display message to inform that you can not create new subscription with special character name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table:style-name="ce156" office:value-type="string">
            <text:p>WCM\Newsletter\Management Subscription</text:p>
          </table:table-cell>
          <table:table-cell table:style-name="ce111" office:value-type="string">
            <text:p>Check create new subscription contain special character (!@#$%^&amp;*()&lt;&gt;?|”) on title field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table:style-name="ce156" office:value-type="string">
            <text:p>WCM\Newsletter\Management Subscription</text:p>
          </table:table-cell>
          <table:table-cell table:style-name="ce204" office:value-type="string">
            <text:p>Check create new subscription contain special character (!@#$%^&amp;*()&lt;&gt;?|”) on title field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table:style-name="ce156" office:value-type="string">
            <text:p>WCM\Newsletter\Management Subscription</text:p>
          </table:table-cell>
          <table:table-cell table:style-name="ce204" office:value-type="string">
            <text:p>Check create new subscription contain special character (!@#$%^&amp;*()&lt;&gt;?|”) on title field</text:p>
          </table:table-cell>
          <table:table-cell table:style-name="ce158" office:value-type="string">
            <text:p>Step 3: Create new subscription contain special character(!@#$%^&amp;*()&lt;&gt;?|”) on title field</text:p>
          </table:table-cell>
          <table:table-cell table:style-name="ce156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52" office:value-type="string">
            <text:p>- New subscription was created successful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table:style-name="ce156" office:value-type="string">
            <text:p>WCM\Newsletter\Management Subscription</text:p>
          </table:table-cell>
          <table:table-cell table:style-name="ce99" office:value-type="string">
            <text:p>Create new subscription has the same name with existing subscriptions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Create new subscription has the same name with existing subscriptions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30" table:visibility="filter">
          <table:table-cell table:style-name="ce137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Create new subscription has the same name with existing subscriptions</text:p>
          </table:table-cell>
          <table:table-cell table:style-name="ce156" office:value-type="string">
            <text:p>Step 3: Create new subscription with correct title</text:p>
          </table:table-cell>
          <table:table-cell table:style-name="ce156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56" office:value-type="string">
            <text:p>Show message alert that name of subscription is existing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table:style-name="ce156" office:value-type="string">
            <text:p>WCM\Newsletter\Management Subscription</text:p>
          </table:table-cell>
          <table:table-cell table:style-name="ce99" office:value-type="string">
            <text:p>Create new subscription with blank redacto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57" table:visibility="filter">
          <table:table-cell table:style-name="ce137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Create new subscription with blank redactor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44" table:visibility="filter">
          <table:table-cell table:style-name="ce137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Create new subscription with blank redactor</text:p>
          </table:table-cell>
          <table:table-cell table:style-name="ce156" office:value-type="string">
            <text:p>Step 3: Create new subscription with blank redactor</text:p>
          </table:table-cell>
          <table:table-cell table:style-name="ce156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56" office:value-type="string">
            <text:p>Show alert message to request user select redactor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table:style-name="ce156" office:value-type="string">
            <text:p>WCM\Newsletter\Management Subscription</text:p>
          </table:table-cell>
          <table:table-cell table:style-name="ce99" office:value-type="string">
            <text:p>Create new subscription with multiple redactors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58" table:visibility="filter">
          <table:table-cell table:style-name="ce137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Create new subscription with multiple redactors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8" table:visibility="filter">
          <table:table-cell table:style-name="ce137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Create new subscription with multiple redactors</text:p>
          </table:table-cell>
          <table:table-cell table:style-name="ce156" office:value-type="string">
            <text:p>Step 3: Create new subscription with multiple redactor</text:p>
          </table:table-cell>
          <table:table-cell table:style-name="ce156" office:value-type="string">
            <text:p>- Select a category</text:p>
            <text:p>- Input valid data in Name and Title fields</text:p>
            <text:p>- Click [<text:span text:style-name="T10">Select </text:span><text:span text:style-name="T10">User</text:span>] or [<text:span text:style-name="T10">Select </text:span><text:span text:style-name="T10">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56" office:value-type="string">
            <text:p>A Subscription with many redactors is created successfully.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57" table:visibility="filter">
          <table:table-cell table:style-name="ce137"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table:style-name="ce156" office:value-type="string">
            <text:p>WCM\Newsletter\Management Subscription</text:p>
          </table:table-cell>
          <table:table-cell table:style-name="ce99" office:value-type="string">
            <text:p>Check when remove redactor in a subscription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3" table:visibility="filter">
          <table:table-cell table:style-name="ce137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Check when remove redactor in a subscription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4" table:visibility="filter">
          <table:table-cell table:style-name="ce137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Check when remove redactor in a subscription</text:p>
          </table:table-cell>
          <table:table-cell table:style-name="ce152" office:value-type="string">
            <text:p>Step 3: Create new subscription </text:p>
          </table:table-cell>
          <table:table-cell table:style-name="ce152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7" office:value-type="string">
            <text:p>New subscription is created with some redactor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47" table:visibility="filter">
          <table:table-cell table:style-name="ce137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Check when remove redactor in a subscription</text:p>
          </table:table-cell>
          <table:table-cell table:style-name="ce152" office:value-type="string">
            <text:p>Step 4: Show edit form of a subscription</text:p>
          </table:table-cell>
          <table:table-cell table:style-name="ce152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</text:span><text:span text:style-name="T10">ion</text:span>] button then click [<text:span text:style-name="T10">Edit</text:span>]</text:p>
            <text:p/>
          </table:table-cell>
          <table:table-cell table:style-name="ce157" office:value-type="string">
            <text:p>A form is displayed to edit subscription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59" table:visibility="filter">
          <table:table-cell table:style-name="ce137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Check when remove redactor in a subscription</text:p>
          </table:table-cell>
          <table:table-cell table:style-name="ce152" office:value-type="string">
            <text:p>Step 5: Delete a redactor</text:p>
          </table:table-cell>
          <table:table-cell table:style-name="ce152" office:value-type="string">
            <text:p>- Click [<text:span text:style-name="T10">Delete </text:span><text:span text:style-name="T10">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57" office:value-type="string">
            <text:p>The selected user is deleted from Redactor field.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60" table:visibility="filter">
          <table:table-cell table:style-name="ce137"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table:style-name="ce156" office:value-type="string">
            <text:p>WCM\Newsletter\Management Subscription</text:p>
          </table:table-cell>
          <table:table-cell table:style-name="ce99" office:value-type="string">
            <text:p>Check when remove all redactors in a subscription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3" table:visibility="filter">
          <table:table-cell table:style-name="ce137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Check when remove all redactors in a subscription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4" table:visibility="filter">
          <table:table-cell table:style-name="ce137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Check when remove all redactors in a subscription</text:p>
          </table:table-cell>
          <table:table-cell table:style-name="ce152" office:value-type="string">
            <text:p>Step 3: Create new subscription </text:p>
          </table:table-cell>
          <table:table-cell table:style-name="ce152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7" office:value-type="string">
            <text:p>New subscription is created with some redactor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4" table:visibility="filter">
          <table:table-cell table:style-name="ce137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Check when remove all redactors in a subscription</text:p>
          </table:table-cell>
          <table:table-cell table:style-name="ce152" office:value-type="string">
            <text:p>Step 4: Show edit form of a subscription</text:p>
          </table:table-cell>
          <table:table-cell table:style-name="ce152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</text:span><text:span text:style-name="T10">ion</text:span>] button then click [<text:span text:style-name="T10">Edit</text:span>]</text:p>
            <text:p/>
          </table:table-cell>
          <table:table-cell table:style-name="ce157" office:value-type="string">
            <text:p>A form is displayed to edit subscription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61" table:visibility="filter">
          <table:table-cell table:style-name="ce137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Check when remove all redactors in a subscription</text:p>
          </table:table-cell>
          <table:table-cell table:style-name="ce152" office:value-type="string">
            <text:p>Step 5: Delete all redactors</text:p>
          </table:table-cell>
          <table:table-cell table:style-name="ce152" office:value-type="string">
            <text:p>- Click [<text:span text:style-name="T10">Delete </text:span><text:span text:style-name="T10">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57" office:value-type="string">
            <text:p>Show an alert message to request user add redactor. <text:s/>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table:style-name="ce156" office:value-type="string">
            <text:p>WCM\Newsletter\Management Subscription</text:p>
          </table:table-cell>
          <table:table-cell table:style-name="ce99" office:value-type="string">
            <text:p>Check when remove redactors in subscription without checking users in Remove Redactor form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62" table:visibility="filter">
          <table:table-cell table:style-name="ce137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Check when remove redactors in subscription without checking users in Remove Redactor form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63" table:visibility="filter">
          <table:table-cell table:style-name="ce137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Check when remove redactors in subscription without checking users in Remove Redactor form</text:p>
          </table:table-cell>
          <table:table-cell table:style-name="ce152" office:value-type="string">
            <text:p>Step 3: Create new subscription </text:p>
          </table:table-cell>
          <table:table-cell table:style-name="ce152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7" office:value-type="string">
            <text:p>New subscription is created with some redactor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63" table:visibility="filter">
          <table:table-cell table:style-name="ce137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Check when remove redactors in subscription without checking users in Remove Redactor form</text:p>
          </table:table-cell>
          <table:table-cell table:style-name="ce152" office:value-type="string">
            <text:p>Step 4: Show edit form of a subscription</text:p>
          </table:table-cell>
          <table:table-cell table:style-name="ce152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</text:span><text:span text:style-name="T10">ion</text:span>] button then click [<text:span text:style-name="T10">Edit</text:span>]</text:p>
            <text:p/>
          </table:table-cell>
          <table:table-cell table:style-name="ce157" office:value-type="string">
            <text:p>A form is displayed to edit subscription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64" table:visibility="filter">
          <table:table-cell table:style-name="ce137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Check when remove redactors in subscription without checking users in Remove Redactor form</text:p>
          </table:table-cell>
          <table:table-cell table:style-name="ce152" office:value-type="string">
            <text:p>Step 5: Delete all redactors</text:p>
          </table:table-cell>
          <table:table-cell table:style-name="ce152" office:value-type="string">
            <text:p>- Click [<text:span text:style-name="T10">Delete </text:span><text:span text:style-name="T10">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57" office:value-type="string">
            <text:p>Show an alert message to request user select some user/group to remove <text:s/>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table:style-name="ce156" office:value-type="string">
            <text:p>WCM\Newsletter\Management Subscription</text:p>
          </table:table-cell>
          <table:table-cell table:style-name="ce99" office:value-type="string">
            <text:p>Check when cancel removing redactor in subscription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Check when cancel removing redactor in subscription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4" table:visibility="filter">
          <table:table-cell table:style-name="ce137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Check when cancel removing redactor in subscription</text:p>
          </table:table-cell>
          <table:table-cell table:style-name="ce152" office:value-type="string">
            <text:p>Step 3: Create new subscription </text:p>
          </table:table-cell>
          <table:table-cell table:style-name="ce152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7" office:value-type="string">
            <text:p>New subscription is created with some redactor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4" table:visibility="filter">
          <table:table-cell table:style-name="ce137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Check when cancel removing redactor in subscription</text:p>
          </table:table-cell>
          <table:table-cell table:style-name="ce152" office:value-type="string">
            <text:p>Step 4: Show edit form of a subscription</text:p>
          </table:table-cell>
          <table:table-cell table:style-name="ce152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</text:span><text:span text:style-name="T10">ion</text:span>] button then click [<text:span text:style-name="T10">Edit</text:span>]</text:p>
            <text:p/>
          </table:table-cell>
          <table:table-cell table:style-name="ce157" office:value-type="string">
            <text:p>A form is displayed to edit subscription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30" table:visibility="filter">
          <table:table-cell table:style-name="ce137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Check when cancel removing redactor in subscription</text:p>
          </table:table-cell>
          <table:table-cell table:style-name="ce152" office:value-type="string">
            <text:p>Step 5: Cancel removing redactors</text:p>
          </table:table-cell>
          <table:table-cell table:style-name="ce152" office:value-type="string">
            <text:p>- Click [<text:span text:style-name="T10">Delete </text:span><text:span text:style-name="T10">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57" office:value-type="string">
            <text:p>Still keep redactor list 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67" office:value-type="string">
            <text:p>FNC_ECMS_WCM_NEWS_03</text:p>
          </table:table-cell>
          <table:table-cell table:style-name="ce148" office:value-type="float" office:value="15">
            <text:p>015</text:p>
          </table:table-cell>
          <table:table-cell table:style-name="ce156" office:value-type="string">
            <text:p>WCM\Newsletter\Management Subscription</text:p>
          </table:table-cell>
          <table:table-cell table:style-name="ce99" office:value-type="string">
            <text:p>Check open an existing subscription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8" table:visibility="filter">
          <table:table-cell table:style-name="ce137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Check open an existing subscription</text:p>
          </table:table-cell>
          <table:table-cell table:style-name="ce245" office:value-type="string">
            <text:p>Step 2: Open an existing subscription</text:p>
          </table:table-cell>
          <table:table-cell table:style-name="ce245"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52" office:value-type="string">
            <text:p>- Display manage subscription form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8" table:visibility="filter">
          <table:table-cell table:style-name="ce137"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table:style-name="ce156" office:value-type="string">
            <text:p>WCM\Newsletter\Management Subscription</text:p>
          </table:table-cell>
          <table:table-cell table:style-name="ce99" office:value-type="string">
            <text:p>View a subscription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View a subscription but do not select any</text:p>
          </table:table-cell>
          <table:table-cell table:style-name="ce245" office:value-type="string">
            <text:p>Step 2: Open an existing subscription</text:p>
          </table:table-cell>
          <table:table-cell table:style-name="ce245" office:value-type="string">
            <text:p>- Select one category</text:p>
            <text:p>- Click on Administration button and select 'Open' action</text:p>
          </table:table-cell>
          <table:table-cell table:style-name="ce152" office:value-type="string">
            <text:p>Show message that you must select one subscription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table:style-name="ce67" office:value-type="string">
            <text:p>FNC_ECMS_WCM_NEWS_03</text:p>
          </table:table-cell>
          <table:table-cell table:style-name="ce148" office:value-type="float" office:value="17">
            <text:p>017</text:p>
          </table:table-cell>
          <table:table-cell table:style-name="ce156" office:value-type="string">
            <text:p>WCM\Newsletter\Management Subscription</text:p>
          </table:table-cell>
          <table:table-cell table:style-name="ce99" office:value-type="string">
            <text:p>Edit existing subscription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4" table:visibility="filter">
          <table:table-cell table:style-name="ce137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Edit existing subscription</text:p>
          </table:table-cell>
          <table:table-cell table:style-name="ce245" office:value-type="string">
            <text:p>Step 2: Open form to edit subscription</text:p>
          </table:table-cell>
          <table:table-cell table:style-name="ce245"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52" office:value-type="string">
            <text:p>Subscription form appears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Edit existing subscription</text:p>
          </table:table-cell>
          <table:table-cell table:style-name="ce245" office:value-type="string">
            <text:p>Step 3: Edit subscription</text:p>
          </table:table-cell>
          <table:table-cell table:style-name="ce245" office:value-type="string">
            <text:p>- In Subscription form, edit properties you want</text:p>
            <text:p>- Click Save button</text:p>
          </table:table-cell>
          <table:table-cell table:style-name="ce245" office:value-type="string">
            <text:p>Properties of subscription is edited 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table:style-name="ce156" office:value-type="string">
            <text:p>WCM\Newsletter\Management Subscription</text:p>
          </table:table-cell>
          <table:table-cell table:style-name="ce99" office:value-type="string">
            <text:p>Edit existing subscription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Edit existing subscription but do not select any</text:p>
          </table:table-cell>
          <table:table-cell table:style-name="ce245" office:value-type="string">
            <text:p>Step 2: Open form to edit subscription</text:p>
          </table:table-cell>
          <table:table-cell table:style-name="ce245" office:value-type="string">
            <text:p>- Select one category</text:p>
            <text:p>- Click on Administration button and select 'Edit' action</text:p>
          </table:table-cell>
          <table:table-cell table:style-name="ce152" office:value-type="string">
            <text:p>Show message that you must select one subscription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67" office:value-type="string">
            <text:p>FNC_ECMS_WCM_NEWS_03</text:p>
          </table:table-cell>
          <table:table-cell table:style-name="ce148" office:value-type="float" office:value="19">
            <text:p>019</text:p>
          </table:table-cell>
          <table:table-cell table:style-name="ce156" office:value-type="string">
            <text:p>WCM\Newsletter\Management Subscription</text:p>
          </table:table-cell>
          <table:table-cell table:style-name="ce99" office:value-type="string">
            <text:p>Delete subscription of category when click OK on confirm messag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8" table:visibility="filter">
          <table:table-cell table:style-name="ce137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Delete subscription of category when click OK on confirm message</text:p>
          </table:table-cell>
          <table:table-cell table:style-name="ce245" office:value-type="string">
            <text:p>Step 2: Delete subscription</text:p>
          </table:table-cell>
          <table:table-cell table:style-name="ce245"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52" office:value-type="string">
            <text:p>Subscription is deleted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table:style-name="ce156" office:value-type="string">
            <text:p>WCM\Newsletter\Management Subscription</text:p>
          </table:table-cell>
          <table:table-cell table:style-name="ce99" office:value-type="string">
            <text:p>Delete subscription of category when click Cancel on confirm messag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8" table:visibility="filter">
          <table:table-cell table:style-name="ce137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Delete subscription of category when click Cancel on confirm message</text:p>
          </table:table-cell>
          <table:table-cell table:style-name="ce245" office:value-type="string">
            <text:p>Step 2: Delete subscription</text:p>
          </table:table-cell>
          <table:table-cell table:style-name="ce245"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52" office:value-type="string">
            <text:p>Subscription is not deleted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table:style-name="ce156" office:value-type="string">
            <text:p>WCM\Newsletter\Management Subscription</text:p>
          </table:table-cell>
          <table:table-cell table:style-name="ce99" office:value-type="string">
            <text:p>Delete subscription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67" office:value-type="string">
            <text:p>FNC_ECMS_WCM_NEWS_03</text:p>
          </table:table-cell>
          <table:table-cell table:style-name="ce148" table:formula="of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table:style-name="ce156" office:value-type="string">
            <text:p>WCM\Newsletter\Management Subscription</text:p>
          </table:table-cell>
          <table:table-cell table:style-name="ce250" office:value-type="string">
            <text:p>Delete subscription but do not select any</text:p>
          </table:table-cell>
          <table:table-cell table:style-name="ce245" office:value-type="string">
            <text:p>Step 2: Delete subscription</text:p>
          </table:table-cell>
          <table:table-cell table:style-name="ce245" office:value-type="string">
            <text:p>- Select one category</text:p>
            <text:p>- Click on Administration button and select 'Delete' action</text:p>
            <text:p/>
          </table:table-cell>
          <table:table-cell table:style-name="ce152" office:value-type="string">
            <text:p>Show message that you must select one subscription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>
          <table:table-cell table:style-name="ce137"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72" office:value-type="string">
            <text:p>FNC_ECMS_WCM_NEWS_04</text:p>
          </table:table-cell>
          <table:table-cell table:style-name="ce148" office:value-type="float" office:value="1">
            <text:p>001</text:p>
          </table:table-cell>
          <table:table-cell table:style-name="ce301" office:value-type="string">
            <text:p>WCM\Newsletter\Management New Letter</text:p>
          </table:table-cell>
          <table:table-cell table:style-name="ce99" office:value-type="string">
            <text:p>Create new letter when put valid value in all required fields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 office:value-type="string">
            <text:p>thu.nguyen</text:p>
          </table:table-cell>
          <table:table-cell table:style-name="ce143" table:number-columns-repeated="245"/>
        </table:table-row>
        <table:table-row table:style-name="ro20">
          <table:table-cell table:style-name="ce137"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Create new letter when put valid value in all required fields</text:p>
          </table:table-cell>
          <table:table-cell table:style-name="ce245" office:value-type="string">
            <text:p>Step 2: Open form to create new letter</text:p>
          </table:table-cell>
          <table:table-cell table:style-name="ce245" office:value-type="string">
            <text:p>- Click on New Letter </text:p>
          </table:table-cell>
          <table:table-cell table:style-name="ce245" office:value-type="string">
            <text:p>New Letter Entry form appears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 office:value-type="string">
            <text:p>thu.nguyen</text:p>
          </table:table-cell>
          <table:table-cell table:style-name="ce143" table:number-columns-repeated="245"/>
        </table:table-row>
        <table:table-row table:style-name="ro65">
          <table:table-cell table:style-name="ce137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Create new letter when put valid value in all required fields</text:p>
          </table:table-cell>
          <table:table-cell table:style-name="ce245" office:value-type="string">
            <text:p>Step 3: Create a new letter</text:p>
          </table:table-cell>
          <table:table-cell table:style-name="ce245"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table:style-name="ce245" office:value-type="string">
            <text:p>A newsletter is created successfully. The status of this letter is draft. You can see it in form of subscription 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 office:value-type="string">
            <text:p>thu.nguyen</text:p>
          </table:table-cell>
          <table:table-cell table:style-name="ce143" table:number-columns-repeated="245"/>
        </table:table-row>
        <table:table-row table:style-name="ro26">
          <table:table-cell table:style-name="ce137"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table:style-name="ce156" office:value-type="string">
            <text:p>WCM\Newsletter\Management New Letter</text:p>
          </table:table-cell>
          <table:table-cell table:style-name="ce99" office:value-type="string">
            <text:p>Create new letter in specify subscription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 office:value-type="string">
            <text:p>thu.nguyen</text:p>
          </table:table-cell>
          <table:table-cell table:style-name="ce143" table:number-columns-repeated="245"/>
        </table:table-row>
        <table:table-row table:style-name="ro16">
          <table:table-cell table:style-name="ce137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Create new letter in specify subscription</text:p>
          </table:table-cell>
          <table:table-cell table:style-name="ce245" office:value-type="string">
            <text:p>Step 2: Open form to create new letter</text:p>
          </table:table-cell>
          <table:table-cell table:style-name="ce245" office:value-type="string">
            <text:p>- Select one category</text:p>
            <text:p>- Select on subscription</text:p>
            <text:p>- Click on New Letter</text:p>
          </table:table-cell>
          <table:table-cell table:style-name="ce245" office:value-type="string">
            <text:p>- New Letter Entry form appears</text:p>
            <text:p>- Category and Subscription are selected and disable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 office:value-type="string">
            <text:p>thu.nguyen</text:p>
          </table:table-cell>
          <table:table-cell table:style-name="ce143" table:number-columns-repeated="245"/>
        </table:table-row>
        <table:table-row table:style-name="ro29">
          <table:table-cell table:style-name="ce137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Create new letter in specify subscription</text:p>
          </table:table-cell>
          <table:table-cell table:style-name="ce245" office:value-type="string">
            <text:p>Step 3: Create a new letter</text:p>
          </table:table-cell>
          <table:table-cell table:style-name="ce245" office:value-type="string">
            <text:p>- Select template for the letter</text:p>
            <text:p>- Select valid time to send letter in Send date field (time format: DD/MM/YYYY hh:mm:ss)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table:style-name="ce245" office:value-type="string">
            <text:p>A newsletter is created successfully. The status of this letter is draft. You can see it in form of subscription 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 office:value-type="string">
            <text:p>thu.nguyen</text:p>
          </table:table-cell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table:style-name="ce156" office:value-type="string">
            <text:p>WCM\Newsletter\Management New Letter</text:p>
          </table:table-cell>
          <table:table-cell table:style-name="ce99" office:value-type="string">
            <text:p>Create new letter in specify subscription when send date field is blank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Create new letter in specify subscription when send date field is blank</text:p>
          </table:table-cell>
          <table:table-cell table:style-name="ce245" office:value-type="string">
            <text:p>Step 2: Open form to create new letter</text:p>
          </table:table-cell>
          <table:table-cell table:style-name="ce245" office:value-type="string">
            <text:p>- Select one category</text:p>
            <text:p>- Select on subscription</text:p>
            <text:p>- Click on New Letter</text:p>
          </table:table-cell>
          <table:table-cell table:style-name="ce245" office:value-type="string">
            <text:p>- New Letter Entry form appears</text:p>
            <text:p>- Category and Subscription are selected and disable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Create new letter in specify subscription when send date field is blank</text:p>
          </table:table-cell>
          <table:table-cell table:style-name="ce245" office:value-type="string">
            <text:p>Step 3: Create a new letter</text:p>
          </table:table-cell>
          <table:table-cell table:style-name="ce245" office:value-type="string">
            <text:p>- Do not select time to send letter</text:p>
            <text:p>- Click [<text:span text:style-name="T10">Update </text:span><text:span text:style-name="T10">sending </text:span><text:span text:style-name="T10">parameters</text:span>] button</text:p>
          </table:table-cell>
          <table:table-cell table:style-name="ce245" office:value-type="string">
            <text:p>Show message alert that you must select time to send letter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156" office:value-type="string">
            <text:p>WCM\Newsletter\Management New Letter</text:p>
          </table:table-cell>
          <table:table-cell table:style-name="ce99" office:value-type="string">
            <text:p>Create new letter in specify subscription when do not update sending parameters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Create new letter in specify subscription when do not update sending parameters</text:p>
          </table:table-cell>
          <table:table-cell table:style-name="ce245" office:value-type="string">
            <text:p>Step 2: Open form to create new letter</text:p>
          </table:table-cell>
          <table:table-cell table:style-name="ce245" office:value-type="string">
            <text:p>- Select one category</text:p>
            <text:p>- Select on subscription</text:p>
            <text:p>- Click on New Letter</text:p>
          </table:table-cell>
          <table:table-cell table:style-name="ce245" office:value-type="string">
            <text:p>- New Letter Entry form appears</text:p>
            <text:p>- Category and Subscription are selected and disable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Create new letter in specify subscription when do not update sending parameters</text:p>
          </table:table-cell>
          <table:table-cell table:style-name="ce245" office:value-type="string">
            <text:p>Step 3: Create a new letter</text:p>
          </table:table-cell>
          <table:table-cell table:style-name="ce245"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table:style-name="ce245" office:value-type="string">
            <text:p>Show message alert that you must update newsletter's parameters before saving or sending a letter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156" office:value-type="string">
            <text:p>WCM\Newsletter\Management New Letter</text:p>
          </table:table-cell>
          <table:table-cell table:style-name="ce99" office:value-type="string">
            <text:p>Send a new letter when <text:s/>chosen time is equal or less than current tim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Send a new letter when <text:s/>chosen time is equal or less than current time</text:p>
          </table:table-cell>
          <table:table-cell table:style-name="ce245" office:value-type="string">
            <text:p>Step 2: Open form to create new letter</text:p>
          </table:table-cell>
          <table:table-cell table:style-name="ce245" office:value-type="string">
            <text:p>- Select one category</text:p>
            <text:p>- Select one subscription</text:p>
            <text:p>- Click on New Letter</text:p>
          </table:table-cell>
          <table:table-cell table:style-name="ce245" office:value-type="string">
            <text:p>- New Letter Entry form appears</text:p>
            <text:p>- Category and Subscription are selected and disable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7" table:visibility="filter">
          <table:table-cell table:style-name="ce137"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Send a new letter when <text:s/>chosen time is equal or less than current time</text:p>
          </table:table-cell>
          <table:table-cell table:style-name="ce245" office:value-type="string">
            <text:p>Step 3: Create a new letter</text:p>
          </table:table-cell>
          <table:table-cell table:style-name="ce245" office:value-type="string">
            <text:p>- Select time which is equal to current time or less than current time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table:style-name="ce245"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156" office:value-type="string">
            <text:p>WCM\Newsletter\Management New Letter</text:p>
          </table:table-cell>
          <table:table-cell table:style-name="ce99" office:value-type="string">
            <text:p>Send a new letter when chosen time is greater than current tim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Send a new letter when chosen time is greater than current time</text:p>
          </table:table-cell>
          <table:table-cell table:style-name="ce245" office:value-type="string">
            <text:p>Step 2: Open form to create new letter</text:p>
          </table:table-cell>
          <table:table-cell table:style-name="ce245" office:value-type="string">
            <text:p>- Select one category</text:p>
            <text:p>- Select on subscription</text:p>
            <text:p>- Click on New Letter</text:p>
          </table:table-cell>
          <table:table-cell table:style-name="ce245" office:value-type="string">
            <text:p>- New Letter Entry form appears</text:p>
            <text:p>- Category and Subscription are selected and disable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5" table:visibility="filter">
          <table:table-cell table:style-name="ce137"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Send a new letter when chosen time is greater than current time</text:p>
          </table:table-cell>
          <table:table-cell table:style-name="ce245" office:value-type="string">
            <text:p>Step 3: Create a new letter</text:p>
          </table:table-cell>
          <table:table-cell table:style-name="ce245" office:value-type="string">
            <text:p>- Select time which is greater than current time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table:style-name="ce245"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156" office:value-type="string">
            <text:p>WCM\Newsletter\Management New Letter</text:p>
          </table:table-cell>
          <table:table-cell table:style-name="ce99" office:value-type="string">
            <text:p>Cannot receive a letter if user has not confirmed yet</text:p>
          </table:table-cell>
          <table:table-cell table:style-name="ce156" office:value-type="string">
            <text:p>Step 1: Open form to Subscribe a newsletter</text:p>
          </table:table-cell>
          <table:table-cell table:style-name="ce156" office:value-type="string">
            <text:p>- Log in Acme</text:p>
            <text:p>- Select <text:span text:style-name="T10">Newsletters </text:span><text:span text:style-name="T4">page in </text:span><text:span text:style-name="T4">navigation </text:span><text:span text:style-name="T4">bar</text:span></text:p>
          </table:table-cell>
          <table:table-cell table:style-name="ce156" office:value-type="string">
            <text:p>Newsletter Viewer portlet appears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9" table:visibility="filter">
          <table:table-cell table:style-name="ce137"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Cannot receive a letter if user has not confirmed yet</text:p>
          </table:table-cell>
          <table:table-cell table:style-name="ce152" office:value-type="string">
            <text:p>Step 2: Subscribe newsletter </text:p>
          </table:table-cell>
          <table:table-cell table:style-name="ce152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52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Cannot receive a letter if user has not confirmed yet</text:p>
          </table:table-cell>
          <table:table-cell table:style-name="ce152" office:value-type="string">
            <text:p>Step 3: Not confirm the letter</text:p>
          </table:table-cell>
          <table:table-cell table:style-name="ce152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52" office:value-type="string">
            <text:p>User has not confirmed the letter yet.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Cannot receive a letter if user has not confirmed yet</text:p>
          </table:table-cell>
          <table:table-cell table:style-name="ce245" office:value-type="string">
            <text:p>Step 4: Open Newsletter manager form</text:p>
          </table:table-cell>
          <table:table-cell table:style-name="ce245" office:value-type="string">
            <text:p>- Log in Acme by Administrator</text:p>
            <text:p>- Select <text:span text:style-name="T10">Groups/New</text:span><text:span text:style-name="T10">sletter </text:span><text:span text:style-name="T10">Manager</text:span></text:p>
            <text:p/>
          </table:table-cell>
          <table:table-cell table:style-name="ce245" office:value-type="string">
            <text:p>Newsletter Manager portlet appears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9" table:visibility="filter">
          <table:table-cell table:style-name="ce137"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Cannot receive a letter if user has not confirmed yet</text:p>
          </table:table-cell>
          <table:table-cell table:style-name="ce245" office:value-type="string">
            <text:p>Step 5: Create a new letter</text:p>
          </table:table-cell>
          <table:table-cell table:style-name="ce245" office:value-type="string">
            <text:p>- Click [<text:span text:style-name="T10">New </text:span><text:span text:style-name="T10">letter</text:span>] action in the action bar</text:p>
            <text:p>- Select the same subscription to a selected one in step 2</text:p>
            <text:p>- Input valid date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table:style-name="ce245" office:value-type="string">
            <text:p>A letter will be sent. However, the user who has the email address in step 2 will not received it because he has not comfirmed yet.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>
          <table:table-cell table:style-name="ce137"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table:style-name="ce67" office:value-type="string">
            <text:p>FNC_ECMS_WCM_NEWS_04</text:p>
          </table:table-cell>
          <table:table-cell table:style-name="ce148" office:value-type="float" office:value="8">
            <text:p>008</text:p>
          </table:table-cell>
          <table:table-cell table:style-name="ce156" office:value-type="string">
            <text:p>WCM\Newsletter\Management New Letter</text:p>
          </table:table-cell>
          <table:table-cell table:style-name="ce99" office:value-type="string">
            <text:p>View an existing lett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 office:value-type="string">
            <text:p>thu.nguyen</text:p>
          </table:table-cell>
          <table:table-cell table:style-name="ce143" table:number-columns-repeated="245"/>
        </table:table-row>
        <table:table-row table:style-name="ro26">
          <table:table-cell table:style-name="ce137"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View an existing letter</text:p>
          </table:table-cell>
          <table:table-cell table:style-name="ce245" office:value-type="string">
            <text:p>Step 2: View a letter</text:p>
          </table:table-cell>
          <table:table-cell table:style-name="ce245"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table:style-name="ce245" office:value-type="string">
            <text:p>The content of this letter is displayed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 office:value-type="string">
            <text:p>thu.nguyen</text:p>
          </table:table-cell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table:style-name="ce156" office:value-type="string">
            <text:p>WCM\Newsletter\Management New Letter</text:p>
          </table:table-cell>
          <table:table-cell table:style-name="ce99" office:value-type="string">
            <text:p>View an existing letter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View an existing letter but do not select any</text:p>
          </table:table-cell>
          <table:table-cell table:style-name="ce245" office:value-type="string">
            <text:p>Step 2: View a letter</text:p>
          </table:table-cell>
          <table:table-cell table:style-name="ce245" office:value-type="string">
            <text:p>- Select one subscription </text:p>
            <text:p>- Click on Moderator button and select 'Open' action</text:p>
          </table:table-cell>
          <table:table-cell table:style-name="ce245" office:value-type="string">
            <text:p>Show message that you must select one letter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table:style-name="ce67" office:value-type="string">
            <text:p>FNC_ECMS_WCM_NEWS_04</text:p>
          </table:table-cell>
          <table:table-cell table:style-name="ce148" office:value-type="float" office:value="10">
            <text:p>010</text:p>
          </table:table-cell>
          <table:table-cell table:style-name="ce156" office:value-type="string">
            <text:p>WCM\Newsletter\Management New Letter</text:p>
          </table:table-cell>
          <table:table-cell table:style-name="ce99" office:value-type="string">
            <text:p>Edit an existing letter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Edit an existing letter but do not select any</text:p>
          </table:table-cell>
          <table:table-cell table:style-name="ce245" office:value-type="string">
            <text:p>Step 2: Edit a letter</text:p>
          </table:table-cell>
          <table:table-cell table:style-name="ce245" office:value-type="string">
            <text:p>- Select one subscription </text:p>
            <text:p>- Click on Moderator button and select 'Edit' action</text:p>
          </table:table-cell>
          <table:table-cell table:style-name="ce245" office:value-type="string">
            <text:p>Show message that you must select one letter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table:style-name="ce156" office:value-type="string">
            <text:p>WCM\Newsletter\Management New Letter</text:p>
          </table:table-cell>
          <table:table-cell table:style-name="ce99" office:value-type="string">
            <text:p>Edit an existing letter which has draft status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Edit an existing letter which has draft status</text:p>
          </table:table-cell>
          <table:table-cell table:style-name="ce245" office:value-type="string">
            <text:p>Step 2: Show form to edit a letter</text:p>
          </table:table-cell>
          <table:table-cell table:style-name="ce245"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table:style-name="ce245" office:value-type="string">
            <text:p>Form to edit letter appears. 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8" table:visibility="filter">
          <table:table-cell table:style-name="ce137"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Edit an existing letter which has draft status</text:p>
          </table:table-cell>
          <table:table-cell table:style-name="ce245" office:value-type="string">
            <text:p>Step 3: Edit a letter</text:p>
          </table:table-cell>
          <table:table-cell table:style-name="ce245" office:value-type="string">
            <text:p>- Change template</text:p>
            <text:p>- Change time in Send date</text:p>
            <text:p>- Click [<text:span text:style-name="T10">Update </text:span><text:span text:style-name="T10">sending </text:span><text:span text:style-name="T10">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table:style-name="ce245" office:value-type="string">
            <text:p>The letter is updated following any changes. </text:p>
            <text:p>Its status is draft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table:style-name="ce156" office:value-type="string">
            <text:p>WCM\Newsletter\Management New Letter</text:p>
          </table:table-cell>
          <table:table-cell table:style-name="ce99" office:value-type="string">
            <text:p>Change letter status from draft to sent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Change letter status from draft to sent</text:p>
          </table:table-cell>
          <table:table-cell table:style-name="ce245" office:value-type="string">
            <text:p>Step 2: Show form to edit a letter</text:p>
          </table:table-cell>
          <table:table-cell table:style-name="ce245"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table:style-name="ce245" office:value-type="string">
            <text:p>Form to edit letter appears. 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8" table:visibility="filter">
          <table:table-cell table:style-name="ce137"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Change letter status from draft to sent</text:p>
          </table:table-cell>
          <table:table-cell table:style-name="ce245" office:value-type="string">
            <text:p>Step 3: Change letter status</text:p>
          </table:table-cell>
          <table:table-cell table:style-name="ce245" office:value-type="string">
            <text:p>- Change time in Send date into the current time or less than the current tim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table:style-name="ce245" office:value-type="string">
            <text:p>- A letter is sent to users who subscribed the same subscription to this letter</text:p>
            <text:p>- Its status is changed from draft to sent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table:style-name="ce156" office:value-type="string">
            <text:p>WCM\Newsletter\Management New Letter</text:p>
          </table:table-cell>
          <table:table-cell table:style-name="ce99" office:value-type="string">
            <text:p>Change letter status from draft to awaiting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Change letter status from draft to awaiting</text:p>
          </table:table-cell>
          <table:table-cell table:style-name="ce245" office:value-type="string">
            <text:p>Step 2: Show form to edit a letter</text:p>
          </table:table-cell>
          <table:table-cell table:style-name="ce245"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table:style-name="ce245" office:value-type="string">
            <text:p>Form to edit letter appears. 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7" table:visibility="filter">
          <table:table-cell table:style-name="ce137"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Change letter status from draft to awaiting</text:p>
          </table:table-cell>
          <table:table-cell table:style-name="ce245" office:value-type="string">
            <text:p>Step 3: Change letter status</text:p>
          </table:table-cell>
          <table:table-cell table:style-name="ce245" office:value-type="string">
            <text:p>- Change time in Send date into greater than the current tim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table:style-name="ce245"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table:style-name="ce156" office:value-type="string">
            <text:p>WCM\Newsletter\Management New Letter</text:p>
          </table:table-cell>
          <table:table-cell table:style-name="ce115" office:value-type="string">
            <text:p>Click [Save] button after editing an awaiting lett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table:style-name="ce156" office:value-type="string">
            <text:p>WCM\Newsletter\Management New Letter</text:p>
          </table:table-cell>
          <table:table-cell table:style-name="ce304" office:value-type="string">
            <text:p>Click [Save] button after editing an awaiting letter</text:p>
          </table:table-cell>
          <table:table-cell table:style-name="ce245" office:value-type="string">
            <text:p>Step 2: Show form to edit a letter</text:p>
          </table:table-cell>
          <table:table-cell table:style-name="ce245"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table:style-name="ce245" office:value-type="string">
            <text:p>Form to edit letter appears. 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4" table:visibility="filter">
          <table:table-cell table:style-name="ce137"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table:style-name="ce156" office:value-type="string">
            <text:p>WCM\Newsletter\Management New Letter</text:p>
          </table:table-cell>
          <table:table-cell table:style-name="ce304" office:value-type="string">
            <text:p>Click [Save] button after editing an awaiting letter</text:p>
          </table:table-cell>
          <table:table-cell table:style-name="ce245" office:value-type="string">
            <text:p>Step 3: Edit a letter</text:p>
          </table:table-cell>
          <table:table-cell table:style-name="ce245" office:value-type="string">
            <text:p>- Update time in Send dat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ave</text:span>] button</text:p>
          </table:table-cell>
          <table:table-cell table:style-name="ce245" office:value-type="string">
            <text:p>- A letter is updated successfully</text:p>
            <text:p>- Its status is changed to Draft</text:p>
            <text:p>- No one can receive this letter 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table:style-name="ce156" office:value-type="string">
            <text:p>WCM\Newsletter\Management New Letter</text:p>
          </table:table-cell>
          <table:table-cell table:style-name="ce115" office:value-type="string">
            <text:p>Click [Send] button after editing time less than or equal the current time in an awaiting lett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table:style-name="ce156" office:value-type="string">
            <text:p>WCM\Newsletter\Management New Letter</text:p>
          </table:table-cell>
          <table:table-cell table:style-name="ce304" office:value-type="string">
            <text:p>Click [Send] button after editing time less than or equal the current time in an awaiting letter</text:p>
          </table:table-cell>
          <table:table-cell table:style-name="ce245" office:value-type="string">
            <text:p>Step 2: Show form to edit a letter</text:p>
          </table:table-cell>
          <table:table-cell table:style-name="ce245"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table:style-name="ce245" office:value-type="string">
            <text:p>Form to edit letter appears. 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30" table:visibility="filter">
          <table:table-cell table:style-name="ce137"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table:style-name="ce156" office:value-type="string">
            <text:p>WCM\Newsletter\Management New Letter</text:p>
          </table:table-cell>
          <table:table-cell table:style-name="ce304" office:value-type="string">
            <text:p>Click [Send] button after editing time less than or equal the current time in an awaiting letter</text:p>
          </table:table-cell>
          <table:table-cell table:style-name="ce245" office:value-type="string">
            <text:p>Step 3: Send a letter</text:p>
          </table:table-cell>
          <table:table-cell table:style-name="ce245" office:value-type="string">
            <text:p>- Update time in Send date less than or equal the current tim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table:style-name="ce245"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table:style-name="ce156" office:value-type="string">
            <text:p>WCM\Newsletter\Management New Letter</text:p>
          </table:table-cell>
          <table:table-cell table:style-name="ce115" office:value-type="string">
            <text:p>Click [Send] button after editing time greater than the current time in an awaiting lett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table:style-name="ce156" office:value-type="string">
            <text:p>WCM\Newsletter\Management New Letter</text:p>
          </table:table-cell>
          <table:table-cell table:style-name="ce304" office:value-type="string">
            <text:p>Click [Send] button after editing time greater than the current time in an awaiting letter</text:p>
          </table:table-cell>
          <table:table-cell table:style-name="ce245" office:value-type="string">
            <text:p>Step 2: Show form to edit a letter</text:p>
          </table:table-cell>
          <table:table-cell table:style-name="ce245"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table:style-name="ce245" office:value-type="string">
            <text:p>Form to edit letter appears. 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30" table:visibility="filter">
          <table:table-cell table:style-name="ce137"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table:style-name="ce156" office:value-type="string">
            <text:p>WCM\Newsletter\Management New Letter</text:p>
          </table:table-cell>
          <table:table-cell table:style-name="ce304" office:value-type="string">
            <text:p>Click [Send] button after editing time greater than the current time in an awaiting letter</text:p>
          </table:table-cell>
          <table:table-cell table:style-name="ce245" office:value-type="string">
            <text:p>Step 3: Send a letter</text:p>
          </table:table-cell>
          <table:table-cell table:style-name="ce245" office:value-type="string">
            <text:p>- Update time in Send date greater than the current tim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table:style-name="ce245"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table:style-name="ce156" office:value-type="string">
            <text:p>WCM\Newsletter\Management New Letter</text:p>
          </table:table-cell>
          <table:table-cell table:style-name="ce115" office:value-type="string">
            <text:p>Edit an existing letter which has Sent status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48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table:style-name="ce156" office:value-type="string">
            <text:p>WCM\Newsletter\Management New Letter</text:p>
          </table:table-cell>
          <table:table-cell table:style-name="ce304" office:value-type="string">
            <text:p>Edit an existing letter which has Sent status</text:p>
          </table:table-cell>
          <table:table-cell table:style-name="ce245" office:value-type="string">
            <text:p>Step 2: Show alert message when edit a sent letter</text:p>
          </table:table-cell>
          <table:table-cell table:style-name="ce245"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table:style-name="ce245" office:value-type="string">
            <text:p>Show alert message to inform that user cannot edit a sent letter</text:p>
          </table:table-cell>
          <table:table-cell table:style-name="ce48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>
          <table:table-cell table:style-name="ce137"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table:style-name="ce67" office:value-type="string">
            <text:p>FNC_ECMS_WCM_NEWS_04</text:p>
          </table:table-cell>
          <table:table-cell table:style-name="ce148" office:value-type="float" office:value="18">
            <text:p>018</text:p>
          </table:table-cell>
          <table:table-cell table:style-name="ce156" office:value-type="string">
            <text:p>WCM\Newsletter\Management New Letter</text:p>
          </table:table-cell>
          <table:table-cell table:style-name="ce99" office:value-type="string">
            <text:p>Delete a letter when click OK on confirm messag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 office:value-type="string">
            <text:p>thu.nguyen</text:p>
          </table:table-cell>
          <table:table-cell table:style-name="ce143" table:number-columns-repeated="245"/>
        </table:table-row>
        <table:table-row table:style-name="ro18">
          <table:table-cell table:style-name="ce137"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Delete a letter when click OK on confirm message</text:p>
          </table:table-cell>
          <table:table-cell table:style-name="ce245" office:value-type="string">
            <text:p>Step 2: Delete a letter</text:p>
          </table:table-cell>
          <table:table-cell table:style-name="ce245"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table:style-name="ce245" office:value-type="string">
            <text:p>The letter is deleted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 office:value-type="string">
            <text:p>thu.nguyen</text:p>
          </table:table-cell>
          <table:table-cell table:style-name="ce143" table:number-columns-repeated="245"/>
        </table:table-row>
        <table:table-row table:style-name="ro26">
          <table:table-cell table:style-name="ce137"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table:style-name="ce156" office:value-type="string">
            <text:p>WCM\Newsletter\Management New Letter</text:p>
          </table:table-cell>
          <table:table-cell table:style-name="ce99" office:value-type="string">
            <text:p>Delete a letter when click Cancel on confirm messag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 office:value-type="string">
            <text:p>thu.nguyen</text:p>
          </table:table-cell>
          <table:table-cell table:style-name="ce143" table:number-columns-repeated="245"/>
        </table:table-row>
        <table:table-row table:style-name="ro18">
          <table:table-cell table:style-name="ce137"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Delete a letter when click Cancel on confirm message</text:p>
          </table:table-cell>
          <table:table-cell table:style-name="ce245" office:value-type="string">
            <text:p>Step 2: Delete a letter</text:p>
          </table:table-cell>
          <table:table-cell table:style-name="ce245"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table:style-name="ce245" office:value-type="string">
            <text:p>The letter is not deleted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 office:value-type="string">
            <text:p>thu.nguyen</text:p>
          </table:table-cell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table:style-name="ce156" office:value-type="string">
            <text:p>WCM\Newsletter\Management New Letter</text:p>
          </table:table-cell>
          <table:table-cell table:style-name="ce99" office:value-type="string">
            <text:p>Delete a letter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Delete a letter but do not select any</text:p>
          </table:table-cell>
          <table:table-cell table:style-name="ce245" office:value-type="string">
            <text:p>Step 2: Delete a letter</text:p>
          </table:table-cell>
          <table:table-cell table:style-name="ce245" office:value-type="string">
            <text:p>- Select one subscription </text:p>
            <text:p>- Click on Moderator button and select 'Delete' action</text:p>
            <text:p/>
          </table:table-cell>
          <table:table-cell table:style-name="ce245" office:value-type="string">
            <text:p>Show message that you must select one letter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table:style-name="ce67" office:value-type="string">
            <text:p>FNC_ECMS_WCM_NEWS_04</text:p>
          </table:table-cell>
          <table:table-cell table:style-name="ce148" office:value-type="float" office:value="21">
            <text:p>021</text:p>
          </table:table-cell>
          <table:table-cell table:style-name="ce156" office:value-type="string">
            <text:p>WCM\Newsletter\Management New Letter</text:p>
          </table:table-cell>
          <table:table-cell table:style-name="ce99" office:value-type="string">
            <text:p>Convert a letter as templat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4" table:visibility="filter">
          <table:table-cell table:style-name="ce137"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Convert a letter as template</text:p>
          </table:table-cell>
          <table:table-cell table:style-name="ce245" office:value-type="string">
            <text:p>Step 2: Convert a letter as template</text:p>
          </table:table-cell>
          <table:table-cell table:style-name="ce245"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table:style-name="ce245" office:value-type="string">
            <text:p>When create new letter, you will see name converted letter appears in Template list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table:style-name="ce156" office:value-type="string">
            <text:p>WCM\Newsletter\Management New Letter</text:p>
          </table:table-cell>
          <table:table-cell table:style-name="ce99" office:value-type="string">
            <text:p>Convert a letter as template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67" office:value-type="string">
            <text:p>FNC_ECMS_WCM_NEWS_04</text:p>
          </table:table-cell>
          <table:table-cell table:style-name="ce148" table:formula="of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table:style-name="ce156" office:value-type="string">
            <text:p>WCM\Newsletter\Management New Letter</text:p>
          </table:table-cell>
          <table:table-cell table:style-name="ce250" office:value-type="string">
            <text:p>Convert a letter as template but do not select any</text:p>
          </table:table-cell>
          <table:table-cell table:style-name="ce245" office:value-type="string">
            <text:p>Step 2: Convert a letter as template</text:p>
          </table:table-cell>
          <table:table-cell table:style-name="ce245" office:value-type="string">
            <text:p>- Select one subscription </text:p>
            <text:p>- Click on Moderator button and select 'Convert as Template' action</text:p>
          </table:table-cell>
          <table:table-cell table:style-name="ce245" office:value-type="string">
            <text:p>Show message that you must select one letter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72" office:value-type="string">
            <text:p>FNC_ECMS_WCM_NEWS_05</text:p>
          </table:table-cell>
          <table:table-cell table:style-name="ce148" office:value-type="float" office:value="1">
            <text:p>001</text:p>
          </table:table-cell>
          <table:table-cell table:style-name="ce156" office:value-type="string">
            <text:p>WCM\Newsletter\Management\Administration</text:p>
          </table:table-cell>
          <table:table-cell table:style-name="ce99" office:value-type="string">
            <text:p>Ban public user in Newslett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Low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table:style-name="ce156" office:value-type="string">
            <text:p>WCM\Newsletter\Management\Administration</text:p>
          </table:table-cell>
          <table:table-cell table:style-name="ce250" office:value-type="string">
            <text:p>Ban public user in Newsletter</text:p>
          </table:table-cell>
          <table:table-cell table:style-name="ce245" office:value-type="string">
            <text:p>Step 2: Open form to manage public users</text:p>
          </table:table-cell>
          <table:table-cell table:style-name="ce245" office:value-type="string">
            <text:p>- Click Administration in action bar</text:p>
            <text:p>- Click on Public Users tab</text:p>
          </table:table-cell>
          <table:table-cell table:style-name="ce245" office:value-type="string">
            <text:p>- Manage Users form appears</text:p>
            <text:p>- Users are listed. You can edit, ban/unban or delete user</text:p>
          </table:table-cell>
          <table:table-cell table:style-name="ce245" office:value-type="string">
            <text:p>Low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table:style-name="ce156" office:value-type="string">
            <text:p>WCM\Newsletter\Management\Administration</text:p>
          </table:table-cell>
          <table:table-cell table:style-name="ce250" office:value-type="string">
            <text:p>Ban public user in Newsletter</text:p>
          </table:table-cell>
          <table:table-cell table:style-name="ce245" office:value-type="string">
            <text:p>Step 3: Ban public user</text:p>
          </table:table-cell>
          <table:table-cell table:style-name="ce245" office:value-type="string">
            <text:p>Click Ban icon corresponding with user you want to ban</text:p>
          </table:table-cell>
          <table:table-cell table:style-name="ce245" office:value-type="string">
            <text:p>- Value in Baned column is changed to 'true'</text:p>
            <text:p>- This email address is baned so no letter will be sent to this email address</text:p>
          </table:table-cell>
          <table:table-cell table:style-name="ce245" office:value-type="string">
            <text:p>Low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table:style-name="ce156" office:value-type="string">
            <text:p>WCM\Newsletter\Management\Administration</text:p>
          </table:table-cell>
          <table:table-cell table:style-name="ce99" office:value-type="string">
            <text:p>Unban public us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Low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table:style-name="ce156" office:value-type="string">
            <text:p>WCM\Newsletter\Management\Administration</text:p>
          </table:table-cell>
          <table:table-cell table:style-name="ce250" office:value-type="string">
            <text:p>Unban public user</text:p>
          </table:table-cell>
          <table:table-cell table:style-name="ce245" office:value-type="string">
            <text:p>Step 2: Open form to manage public users</text:p>
          </table:table-cell>
          <table:table-cell table:style-name="ce245" office:value-type="string">
            <text:p>- Click Administration in action bar</text:p>
            <text:p>- Click on Public Users tab</text:p>
          </table:table-cell>
          <table:table-cell table:style-name="ce245" office:value-type="string">
            <text:p>- Manage Users form appears</text:p>
            <text:p>- Users are listed. You can edit, ban/unban or delete user</text:p>
          </table:table-cell>
          <table:table-cell table:style-name="ce245" office:value-type="string">
            <text:p>Low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156" office:value-type="string">
            <text:p>WCM\Newsletter\Management\Administration</text:p>
          </table:table-cell>
          <table:table-cell table:style-name="ce250" office:value-type="string">
            <text:p>Unban public user</text:p>
          </table:table-cell>
          <table:table-cell table:style-name="ce245" office:value-type="string">
            <text:p>Step 3: Ban public user</text:p>
          </table:table-cell>
          <table:table-cell table:style-name="ce245" office:value-type="string">
            <text:p>Click Ban icon corresponding with user you want to ban</text:p>
          </table:table-cell>
          <table:table-cell table:style-name="ce245" office:value-type="string">
            <text:p>- Value in Baned column is changed to 'true'</text:p>
            <text:p/>
          </table:table-cell>
          <table:table-cell table:style-name="ce245" office:value-type="string">
            <text:p>Low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8" table:visibility="filter">
          <table:table-cell table:style-name="ce137"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156" office:value-type="string">
            <text:p>WCM\Newsletter\Management\Administration</text:p>
          </table:table-cell>
          <table:table-cell table:style-name="ce250" office:value-type="string">
            <text:p>Unban public user</text:p>
          </table:table-cell>
          <table:table-cell table:style-name="ce245" office:value-type="string">
            <text:p>Step 4: Unban public user</text:p>
          </table:table-cell>
          <table:table-cell table:style-name="ce245" office:value-type="string">
            <text:p>Click Unban icon corresponding with user you don't want to ban</text:p>
          </table:table-cell>
          <table:table-cell table:style-name="ce245"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table:style-name="ce245" office:value-type="string">
            <text:p>Low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table:style-name="ce156" office:value-type="string">
            <text:p>WCM\Newsletter\Management\Administration</text:p>
          </table:table-cell>
          <table:table-cell table:style-name="ce99" office:value-type="string">
            <text:p>Delete public us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156" office:value-type="string">
            <text:p>WCM\Newsletter\Management\Administration</text:p>
          </table:table-cell>
          <table:table-cell table:style-name="ce250" office:value-type="string">
            <text:p>Delete public user</text:p>
          </table:table-cell>
          <table:table-cell table:style-name="ce245" office:value-type="string">
            <text:p>Step 2: Open form to manage public users</text:p>
          </table:table-cell>
          <table:table-cell table:style-name="ce245" office:value-type="string">
            <text:p>- Click Administration in action bar</text:p>
            <text:p>- Click on Public Users tab</text:p>
          </table:table-cell>
          <table:table-cell table:style-name="ce245" office:value-type="string">
            <text:p>- Manage Users form appears</text:p>
            <text:p>- Users are listed. You can edit, ban/unban or delete user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156" office:value-type="string">
            <text:p>WCM\Newsletter\Management\Administration</text:p>
          </table:table-cell>
          <table:table-cell table:style-name="ce250" office:value-type="string">
            <text:p>Delete public user</text:p>
          </table:table-cell>
          <table:table-cell table:style-name="ce245" office:value-type="string">
            <text:p>Step 3: Delete public user</text:p>
          </table:table-cell>
          <table:table-cell table:style-name="ce245" office:value-type="string">
            <text:p>- Click Delete icon corresponding with user you want to ban</text:p>
            <text:p>- Click OK on confirm message</text:p>
          </table:table-cell>
          <table:table-cell table:style-name="ce245" office:value-type="string">
            <text:p>Email address of user is delete. No mail is sent to this email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table:style-name="ce156" office:value-type="string">
            <text:p>WCM\Newsletter\Management\Administration</text:p>
          </table:table-cell>
          <table:table-cell table:style-name="ce99" office:value-type="string">
            <text:p>Set the role administration for us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156" office:value-type="string">
            <text:p>WCM\Newsletter\Management\Administration</text:p>
          </table:table-cell>
          <table:table-cell table:style-name="ce250" office:value-type="string">
            <text:p>Set the role administration for user</text:p>
          </table:table-cell>
          <table:table-cell table:style-name="ce245" office:value-type="string">
            <text:p>Step 2: Open form to manage public users</text:p>
          </table:table-cell>
          <table:table-cell table:style-name="ce245" office:value-type="string">
            <text:p>- Click Administration in action bar</text:p>
            <text:p>- Click on Users Manager tab</text:p>
          </table:table-cell>
          <table:table-cell table:style-name="ce245" office:value-type="string">
            <text:p>- Manage Users form appears</text:p>
            <text:p>- Users are listed. You can edit, set/unset the role administration 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156" office:value-type="string">
            <text:p>WCM\Newsletter\Management\Administration</text:p>
          </table:table-cell>
          <table:table-cell table:style-name="ce250" office:value-type="string">
            <text:p>Set the role administration for user</text:p>
          </table:table-cell>
          <table:table-cell table:style-name="ce245" office:value-type="string">
            <text:p>Step 3:Set role for user</text:p>
          </table:table-cell>
          <table:table-cell table:style-name="ce245" office:value-type="string">
            <text:p>- Click 'Set as administrator of Newsletter' icon corresponding with user you want </text:p>
          </table:table-cell>
          <table:table-cell table:style-name="ce245" office:value-type="string">
            <text:p>In Role column, value is changed to Administrator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 table:visibility="filter">
          <table:table-cell table:style-name="ce137"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table:style-name="ce156" office:value-type="string">
            <text:p>WCM\Newsletter\Management\Administration</text:p>
          </table:table-cell>
          <table:table-cell table:style-name="ce99" office:value-type="string">
            <text:p>Unset the role administration for us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table:style-name="ce156" office:value-type="string">
            <text:p>WCM\Newsletter\Management\Administration</text:p>
          </table:table-cell>
          <table:table-cell table:style-name="ce250" office:value-type="string">
            <text:p>Unset the role administration for user</text:p>
          </table:table-cell>
          <table:table-cell table:style-name="ce245" office:value-type="string">
            <text:p>Step 2: Open form to manage public users</text:p>
          </table:table-cell>
          <table:table-cell table:style-name="ce245" office:value-type="string">
            <text:p>- Click Administration in action bar</text:p>
            <text:p>- Click on Users Manager tab</text:p>
          </table:table-cell>
          <table:table-cell table:style-name="ce245" office:value-type="string">
            <text:p>- Manage Users form appears</text:p>
            <text:p>- Users are listed. You can edit, set/unset the role administration 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16" table:visibility="filter">
          <table:table-cell table:style-name="ce137"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table:style-name="ce156" office:value-type="string">
            <text:p>WCM\Newsletter\Management\Administration</text:p>
          </table:table-cell>
          <table:table-cell table:style-name="ce250" office:value-type="string">
            <text:p>Unset the role administration for user</text:p>
          </table:table-cell>
          <table:table-cell table:style-name="ce245" office:value-type="string">
            <text:p>Step 3:Set role for user</text:p>
          </table:table-cell>
          <table:table-cell table:style-name="ce245" office:value-type="string">
            <text:p>- Click 'Set as administrator of Newsletter' icon corresponding with user you want </text:p>
          </table:table-cell>
          <table:table-cell table:style-name="ce245" office:value-type="string">
            <text:p>In Role column, value is changed to Administrator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0" table:visibility="filter">
          <table:table-cell table:style-name="ce137"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table:style-name="ce156" office:value-type="string">
            <text:p>WCM\Newsletter\Management\Administration</text:p>
          </table:table-cell>
          <table:table-cell table:style-name="ce250" office:value-type="string">
            <text:p>Unset the role administration for user</text:p>
          </table:table-cell>
          <table:table-cell table:style-name="ce245" office:value-type="string">
            <text:p>Step 4: Unset the role</text:p>
          </table:table-cell>
          <table:table-cell table:style-name="ce245" office:value-type="string">
            <text:p>- Click 'Delete administrator' icon corresponding with user you want </text:p>
          </table:table-cell>
          <table:table-cell table:style-name="ce245" office:value-type="string">
            <text:p>In Role column, value is changed to User</text:p>
          </table:table-cell>
          <table:table-cell table:style-name="ce245" office:value-type="string">
            <text:p>Medium</text:p>
          </table:table-cell>
          <table:table-cell table:style-name="ce143"/>
          <table:table-cell table:style-name="ce143" table:content-validation-name="val3"/>
          <table:table-cell table:style-name="ce143" table:number-columns-repeated="245"/>
        </table:table-row>
        <table:table-row table:style-name="ro26">
          <table:table-cell table:style-name="ce137"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table:style-name="ce67" office:value-type="string">
            <text:p>FNC_ECMS_WCM_NEWS_05</text:p>
          </table:table-cell>
          <table:table-cell table:style-name="ce148" office:value-type="float" office:value="6">
            <text:p>006</text:p>
          </table:table-cell>
          <table:table-cell table:style-name="ce156" office:value-type="string">
            <text:p>WCM\Newsletter\Management\Administration</text:p>
          </table:table-cell>
          <table:table-cell table:style-name="ce99" office:value-type="string">
            <text:p>Show action bar in Newsletter Manager when log in by Moderator </text:p>
          </table:table-cell>
          <table:table-cell table:style-name="ce245" office:value-type="string">
            <text:p>Step 1: Display manage category form</text:p>
          </table:table-cell>
          <table:table-cell table:style-name="ce245" office:value-type="string">
            <text:p>- Log in acme by Administrator (e.g: root)</text:p>
            <text:p>- Select Groups/Newsletter Manager</text:p>
          </table:table-cell>
          <table:table-cell table:style-name="ce245" office:value-type="string">
            <text:p>- Newsletter Viewer portlet appears</text:p>
            <text:p>- Have New Letter, New Subscription, New Category and Manage User actions 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 office:value-type="string">
            <text:p>thu.nguyen</text:p>
          </table:table-cell>
          <table:table-cell table:style-name="ce143" table:number-columns-repeated="245"/>
        </table:table-row>
        <table:table-row table:style-name="ro66">
          <table:table-cell table:style-name="ce137"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table:style-name="ce156" office:value-type="string">
            <text:p>WCM\Newsletter\Management\Administration</text:p>
          </table:table-cell>
          <table:table-cell table:style-name="ce250" office:value-type="string">
            <text:p>Show action bar in Newsletter Manager when log in by Moderator </text:p>
          </table:table-cell>
          <table:table-cell table:style-name="ce245" office:value-type="string">
            <text:p>Step 2: Show form to edit category</text:p>
          </table:table-cell>
          <table:table-cell table:style-name="ce245" office:value-type="string">
            <text:p>- Select a category</text:p>
            <text:p>- Click [Administration] button</text:p>
            <text:p>- Select [Edit Category] action</text:p>
          </table:table-cell>
          <table:table-cell table:style-name="ce245" office:value-type="string">
            <text:p>Form is shown to edit a categor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 office:value-type="string">
            <text:p>thu.nguyen</text:p>
          </table:table-cell>
          <table:table-cell table:style-name="ce143" table:number-columns-repeated="245"/>
        </table:table-row>
        <table:table-row table:style-name="ro67">
          <table:table-cell table:style-name="ce137"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table:style-name="ce156" office:value-type="string">
            <text:p>WCM\Newsletter\Management\Administration</text:p>
          </table:table-cell>
          <table:table-cell table:style-name="ce250" office:value-type="string">
            <text:p>Show action bar in Newsletter Manager when log in by Moderator </text:p>
          </table:table-cell>
          <table:table-cell table:style-name="ce245" office:value-type="string">
            <text:p>Step 3: Assign moderator for a category</text:p>
          </table:table-cell>
          <table:table-cell table:style-name="ce245"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table:style-name="ce245" office:value-type="string">
            <text:p>The selected user is moderator of the selected category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 office:value-type="string">
            <text:p>thu.nguyen</text:p>
          </table:table-cell>
          <table:table-cell table:style-name="ce143" table:number-columns-repeated="245"/>
        </table:table-row>
        <table:table-row table:style-name="ro68">
          <table:table-cell table:style-name="ce137"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table:style-name="ce156" office:value-type="string">
            <text:p>WCM\Newsletter\Management\Administration</text:p>
          </table:table-cell>
          <table:table-cell table:style-name="ce250" office:value-type="string">
            <text:p>Show action bar in Newsletter Manager when log in by Moderator </text:p>
          </table:table-cell>
          <table:table-cell table:style-name="ce245" office:value-type="string">
            <text:p>Step 4: Shown Newsletter Manager form when user=moderator</text:p>
          </table:table-cell>
          <table:table-cell table:style-name="ce245" office:value-type="string">
            <text:p>- Log in Acme by the moderator who has just been assigned in step 3</text:p>
            <text:p>- Select Groups/Newsletter Manager</text:p>
          </table:table-cell>
          <table:table-cell table:style-name="ce245"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 office:value-type="string">
            <text:p>thu.nguyen</text:p>
          </table:table-cell>
          <table:table-cell table:style-name="ce143" table:number-columns-repeated="245"/>
        </table:table-row>
        <table:table-row table:style-name="ro68">
          <table:table-cell table:style-name="ce137"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table:style-name="ce156" office:value-type="string">
            <text:p>WCM\Newsletter\Management\Administration</text:p>
          </table:table-cell>
          <table:table-cell table:style-name="ce250" office:value-type="string">
            <text:p>Show action bar in Newsletter Manager when log in by Moderator </text:p>
          </table:table-cell>
          <table:table-cell table:style-name="ce245" office:value-type="string">
            <text:p>Step 5: View actions which moderator can do</text:p>
          </table:table-cell>
          <table:table-cell table:style-name="ce245" office:value-type="string">
            <text:p>- Select a category </text:p>
          </table:table-cell>
          <table:table-cell table:style-name="ce245" office:value-type="string">
            <text:p>Action bar is displayed including New Letter, New Subscription actions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 office:value-type="string">
            <text:p>thu.nguyen</text:p>
          </table:table-cell>
          <table:table-cell table:style-name="ce143" table:number-columns-repeated="245"/>
        </table:table-row>
        <table:table-row table:style-name="ro51">
          <table:table-cell table:style-name="ce137"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table:style-name="ce156" office:value-type="string">
            <text:p>WCM\Newsletter\Management\Administration</text:p>
          </table:table-cell>
          <table:table-cell table:style-name="ce99" office:value-type="string">
            <text:p>Show action bar in Newsletter Manager form when log in by Redactor</text:p>
          </table:table-cell>
          <table:table-cell table:style-name="ce245" office:value-type="string">
            <text:p>Step 1: Display manage category form</text:p>
          </table:table-cell>
          <table:table-cell table:style-name="ce245" office:value-type="string">
            <text:p>- Log in acme by Administrator (e.g: root)</text:p>
            <text:p>- Select Groups/Newsletter Manager</text:p>
          </table:table-cell>
          <table:table-cell table:style-name="ce245" office:value-type="string">
            <text:p>- Newsletter Viewer portlet appears</text:p>
            <text:p>- Have New Letter, New Subscription, New Category and Manage User actions 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 office:value-type="string">
            <text:p>thu.nguyen</text:p>
          </table:table-cell>
          <table:table-cell table:style-name="ce143" table:number-columns-repeated="245"/>
        </table:table-row>
        <table:table-row table:style-name="ro69">
          <table:table-cell table:style-name="ce137"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table:style-name="ce156" office:value-type="string">
            <text:p>WCM\Newsletter\Management\Administration</text:p>
          </table:table-cell>
          <table:table-cell table:style-name="ce250" office:value-type="string">
            <text:p>Show action bar in Newsletter Manager form when log in by Redactor</text:p>
          </table:table-cell>
          <table:table-cell table:style-name="ce245" office:value-type="string">
            <text:p>Step 2: Show form to edit a subscription</text:p>
          </table:table-cell>
          <table:table-cell table:style-name="ce245"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table:style-name="ce245" office:value-type="string">
            <text:p>Form is shown to edit a subscription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 office:value-type="string">
            <text:p>thu.nguyen</text:p>
          </table:table-cell>
          <table:table-cell table:style-name="ce143" table:number-columns-repeated="245"/>
        </table:table-row>
        <table:table-row table:style-name="ro66">
          <table:table-cell table:style-name="ce137"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table:style-name="ce156" office:value-type="string">
            <text:p>WCM\Newsletter\Management\Administration</text:p>
          </table:table-cell>
          <table:table-cell table:style-name="ce250" office:value-type="string">
            <text:p>Show action bar in Newsletter Manager form when log in by Redactor</text:p>
          </table:table-cell>
          <table:table-cell table:style-name="ce245" office:value-type="string">
            <text:p>Step 3: Assign redactor for a subscription</text:p>
          </table:table-cell>
          <table:table-cell table:style-name="ce245"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table:style-name="ce245" office:value-type="string">
            <text:p>The selected user is redactor of the subscription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 office:value-type="string">
            <text:p>thu.nguyen</text:p>
          </table:table-cell>
          <table:table-cell table:style-name="ce143" table:number-columns-repeated="245"/>
        </table:table-row>
        <table:table-row table:style-name="ro70">
          <table:table-cell table:style-name="ce137"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table:style-name="ce156" office:value-type="string">
            <text:p>WCM\Newsletter\Management\Administration</text:p>
          </table:table-cell>
          <table:table-cell table:style-name="ce250" office:value-type="string">
            <text:p>Show action bar in Newsletter Manager form when log in by Redactor</text:p>
          </table:table-cell>
          <table:table-cell table:style-name="ce245" office:value-type="string">
            <text:p>Step 4: Shown Newsletter Manager form when user=redactor</text:p>
          </table:table-cell>
          <table:table-cell table:style-name="ce245" office:value-type="string">
            <text:p>- Log in Acme by the moderator who has just been assigned in step 3</text:p>
            <text:p>- Select Groups/Newsletter Manager</text:p>
          </table:table-cell>
          <table:table-cell table:style-name="ce245"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 office:value-type="string">
            <text:p>thu.nguyen</text:p>
          </table:table-cell>
          <table:table-cell table:style-name="ce143" table:number-columns-repeated="245"/>
        </table:table-row>
        <table:table-row table:style-name="ro12">
          <table:table-cell table:style-name="ce137"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table:style-name="ce156" office:value-type="string">
            <text:p>WCM\Newsletter\Management\Administration</text:p>
          </table:table-cell>
          <table:table-cell table:style-name="ce250" office:value-type="string">
            <text:p>Show action bar in Newsletter Manager form when log in by Redactor</text:p>
          </table:table-cell>
          <table:table-cell table:style-name="ce245" office:value-type="string">
            <text:p>Step 5: View action which redactor can do</text:p>
          </table:table-cell>
          <table:table-cell table:style-name="ce245" office:value-type="string">
            <text:p>- Select a subscription </text:p>
          </table:table-cell>
          <table:table-cell table:style-name="ce245" office:value-type="string">
            <text:p>Action bar is displayed.</text:p>
            <text:p>There is only one action (New Letter) in this bar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table:content-validation-name="val3" office:value-type="string">
            <text:p>thu.nguyen</text:p>
          </table:table-cell>
          <table:table-cell table:style-name="ce143" table:number-columns-repeated="245"/>
        </table:table-row>
        <table:table-row table:style-name="ro26">
          <table:table-cell table:style-name="ce137"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table:style-name="ce156" office:value-type="string">
            <text:p>WCM\Newsletter\Management\Administration</text:p>
          </table:table-cell>
          <table:table-cell table:style-name="ce99" office:value-type="string">
            <text:p>Check edit category right of Moderator role in Newsletter</text:p>
          </table:table-cell>
          <table:table-cell table:style-name="ce245" office:value-type="string">
            <text:p>Step 1: Display manage category form</text:p>
          </table:table-cell>
          <table:table-cell table:style-name="ce245" office:value-type="string">
            <text:p>- Log in WCM (Acme) by a moderator </text:p>
            <text:p>- Select Groups/Newsletter Manager</text:p>
          </table:table-cell>
          <table:table-cell table:style-name="ce245" office:value-type="string">
            <text:p>- Newsletter Viewer portlet appears</text:p>
            <text:p>- Have no New Letter, New Subscription, New Category and Manage User actions 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office:value-type="string">
            <text:p>thu.nguyen</text:p>
          </table:table-cell>
          <table:table-cell table:style-name="ce143" table:number-columns-repeated="245"/>
        </table:table-row>
        <table:table-row table:style-name="ro13">
          <table:table-cell table:style-name="ce137"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table:style-name="ce156" office:value-type="string">
            <text:p>WCM\Newsletter\Management\Administration</text:p>
          </table:table-cell>
          <table:table-cell table:style-name="ce245" office:value-type="string">
            <text:p>Check edit category right of Moderator role in Newsletter</text:p>
          </table:table-cell>
          <table:table-cell table:style-name="ce245" office:value-type="string">
            <text:p>Step 2: Check edit category right</text:p>
          </table:table-cell>
          <table:table-cell table:style-name="ce245" office:value-type="string">
            <text:p>Refer to [<text:a xlink:href="#WCM_18_01_02_001">detail</text:a>] to check edit right </text:p>
          </table:table-cell>
          <table:table-cell table:style-name="ce245" office:value-type="string">
            <text:p>- Moderator can edit categories which he has right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office:value-type="string">
            <text:p>thu.nguyen</text:p>
          </table:table-cell>
          <table:table-cell table:style-name="ce143" table:number-columns-repeated="245"/>
        </table:table-row>
        <table:table-row table:style-name="ro16">
          <table:table-cell table:style-name="ce137"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table:style-name="ce156" office:value-type="string">
            <text:p>WCM\Newsletter\Management\Administration</text:p>
          </table:table-cell>
          <table:table-cell table:style-name="ce99" office:value-type="string">
            <text:p>Check create new subscription right of Moderator role in Newsletter</text:p>
          </table:table-cell>
          <table:table-cell table:style-name="ce245" office:value-type="string">
            <text:p>Step 1: Display manage category form</text:p>
          </table:table-cell>
          <table:table-cell table:style-name="ce245" office:value-type="string">
            <text:p>- Log in WCM (Acme) by a moderator </text:p>
            <text:p>- Select Groups/Newsletter Manager</text:p>
          </table:table-cell>
          <table:table-cell table:style-name="ce245" office:value-type="string">
            <text:p>Newsletter Viewer portlet appears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office:value-type="string">
            <text:p>thu.nguyen</text:p>
          </table:table-cell>
          <table:table-cell table:style-name="ce143" table:number-columns-repeated="245"/>
        </table:table-row>
        <table:table-row table:style-name="ro16">
          <table:table-cell table:style-name="ce137"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table:style-name="ce156" office:value-type="string">
            <text:p>WCM\Newsletter\Management\Administration</text:p>
          </table:table-cell>
          <table:table-cell table:style-name="ce250" office:value-type="string">
            <text:p>Check create new subscription right of Moderator role in Newsletter</text:p>
          </table:table-cell>
          <table:table-cell table:style-name="ce245" office:value-type="string">
            <text:p>Step 2: Check create new subscription right</text:p>
          </table:table-cell>
          <table:table-cell table:style-name="ce245"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table:style-name="ce245" office:value-type="string">
            <text:p>Moderator can all rights in Subscription form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office:value-type="string">
            <text:p>thu.nguyen</text:p>
          </table:table-cell>
          <table:table-cell table:style-name="ce143" table:number-columns-repeated="245"/>
        </table:table-row>
        <table:table-row table:style-name="ro16">
          <table:table-cell table:style-name="ce137"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table:style-name="ce156" office:value-type="string">
            <text:p>WCM\Newsletter\Management\Administration</text:p>
          </table:table-cell>
          <table:table-cell table:style-name="ce99" office:value-type="string">
            <text:p>Check edit subscription right of Redactor role in Newsletter</text:p>
          </table:table-cell>
          <table:table-cell table:style-name="ce245" office:value-type="string">
            <text:p>Step 1: Display manage subscription form</text:p>
          </table:table-cell>
          <table:table-cell table:style-name="ce245" office:value-type="string">
            <text:p>- Log in WCM (Acme) by a moderator </text:p>
            <text:p>- Select Groups/Newsletter Manager</text:p>
          </table:table-cell>
          <table:table-cell table:style-name="ce245" office:value-type="string">
            <text:p>Newsletter Viewer portlet appears</text:p>
            <text:p/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office:value-type="string">
            <text:p>thu.nguyen</text:p>
          </table:table-cell>
          <table:table-cell table:style-name="ce143" table:number-columns-repeated="245"/>
        </table:table-row>
        <table:table-row table:style-name="ro16">
          <table:table-cell table:style-name="ce137"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table:style-name="ce156" office:value-type="string">
            <text:p>WCM\Newsletter\Management\Administration</text:p>
          </table:table-cell>
          <table:table-cell table:style-name="ce250" office:value-type="string">
            <text:p>Check edit subscription right of Redactor role in Newsletter</text:p>
          </table:table-cell>
          <table:table-cell table:style-name="ce245" office:value-type="string">
            <text:p>Step 2: Check edit subscription right</text:p>
          </table:table-cell>
          <table:table-cell table:style-name="ce245"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table:style-name="ce245" office:value-type="string">
            <text:p>Redactor can edit subscriptions which he has right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office:value-type="string">
            <text:p>thu.nguyen</text:p>
          </table:table-cell>
          <table:table-cell table:style-name="ce143" table:number-columns-repeated="245"/>
        </table:table-row>
        <table:table-row table:style-name="ro26">
          <table:table-cell table:style-name="ce137"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table:style-name="ce156" office:value-type="string">
            <text:p>WCM\Newsletter\Management\Administration</text:p>
          </table:table-cell>
          <table:table-cell table:style-name="ce99" office:value-type="string">
            <text:p>Check create new/view/edit/delete letter rights of Moderator or Redactor role in Newsletter</text:p>
          </table:table-cell>
          <table:table-cell table:style-name="ce245" office:value-type="string">
            <text:p>Step 1: Display manage category form</text:p>
          </table:table-cell>
          <table:table-cell table:style-name="ce245" office:value-type="string">
            <text:p>- Log in Acme by a moderator or a redactor</text:p>
            <text:p>- Select Groups/Newsletter Manager</text:p>
          </table:table-cell>
          <table:table-cell table:style-name="ce245" office:value-type="string">
            <text:p>New Letter Entry form appears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office:value-type="string">
            <text:p>thu.nguyen</text:p>
          </table:table-cell>
          <table:table-cell table:style-name="ce143" table:number-columns-repeated="245"/>
        </table:table-row>
        <table:table-row table:style-name="ro16">
          <table:table-cell table:style-name="ce137"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67" office:value-type="string">
            <text:p>FNC_ECMS_WCM_NEWS_05</text:p>
          </table:table-cell>
          <table:table-cell table:style-name="ce148" table:formula="of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table:style-name="ce156" office:value-type="string">
            <text:p>WCM\Newsletter\Management\Administration</text:p>
          </table:table-cell>
          <table:table-cell table:style-name="ce250" office:value-type="string">
            <text:p>Check create new/view/edit/delete letter rights of Moderator or Redactor role in Newsletter</text:p>
          </table:table-cell>
          <table:table-cell table:style-name="ce245" office:value-type="string">
            <text:p>Step 2: Check create new letter right</text:p>
          </table:table-cell>
          <table:table-cell table:style-name="ce245" office:value-type="string">
            <text:p>Execute all steps except step 1 in cases from</text:p>
          </table:table-cell>
          <table:table-cell table:style-name="ce245" office:value-type="string">
            <text:p>Moderator and redactor can create new/view/edit/delete a letter</text:p>
          </table:table-cell>
          <table:table-cell table:style-name="ce245" office:value-type="string">
            <text:p>High</text:p>
          </table:table-cell>
          <table:table-cell table:style-name="ce143"/>
          <table:table-cell table:style-name="ce143" office:value-type="string">
            <text:p>thu.nguyen</text:p>
          </table:table-cell>
          <table:table-cell table:style-name="ce143" table:number-columns-repeated="245"/>
        </table:table-row>
        <table:table-row table:style-name="ro10" table:number-rows-repeated="118">
          <table:table-cell table:style-name="ce299"/>
          <table:table-cell table:style-name="ce245"/>
          <table:table-cell table:style-name="ce299"/>
          <table:table-cell table:style-name="ce245" table:number-columns-repeated="6"/>
          <table:table-cell table:style-name="ce143" table:number-columns-repeated="247"/>
        </table:table-row>
        <table:table-row table:style-name="ro10" table:number-rows-repeated="11">
          <table:table-cell table:style-name="ce138"/>
          <table:table-cell table:style-name="ce143"/>
          <table:table-cell table:style-name="ce138"/>
          <table:table-cell table:style-name="ce143" table:number-columns-repeated="253"/>
        </table:table-row>
        <table:table-row table:style-name="ro10" table:number-rows-repeated="1048204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Form_Generator" table:style-name="ta4" table:print="false"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52" table:default-cell-style-name="Default"/>
        <table:table-column table:style-name="co8" table:number-columns-repeated="247" table:default-cell-style-name="Default"/>
        <table:table-row table:style-name="ro23">
          <table:table-cell table:style-name="ce138"/>
          <table:table-cell table:style-name="ce139" office:value-type="string">
            <text:p>TEST CASES</text:p>
          </table:table-cell>
          <table:table-cell table:style-name="ce144"/>
          <table:table-cell table:style-name="ce139" table:number-columns-repeated="2"/>
          <table:table-cell table:style-name="ce143"/>
          <table:table-cell table:style-name="ce149" table:number-columns-repeated="4"/>
          <table:table-cell table:style-name="ce168" office:value-type="string">
            <text:p>Passed</text:p>
          </table:table-cell>
          <table:table-cell table:style-name="ce168" table:formula="of:=COUNTIF([.L$7:.L$1009];[.$K1])" office:value-type="float" office:value="0">
            <text:p>0</text:p>
          </table:table-cell>
          <table:table-cell table:style-name="ce168" table:formula="of:=COUNTIF([.M$7:.M$1009];[.$K1])" office:value-type="float" office:value="0">
            <text:p>0</text:p>
          </table:table-cell>
          <table:table-cell table:style-name="ce168" table:formula="of:=COUNTIF([.N$7:.N$1009];[.$K1])" office:value-type="float" office:value="0">
            <text:p>0</text:p>
          </table:table-cell>
          <table:table-cell table:style-name="ce168" table:formula="of:=COUNTIF([.O$7:.O$1009];[.$K1])" office:value-type="float" office:value="0">
            <text:p>0</text:p>
          </table:table-cell>
          <table:table-cell table:style-name="ce149"/>
          <table:table-cell table:number-columns-repeated="30"/>
          <table:table-cell table:style-name="ce167" table:number-columns-repeated="208"/>
          <table:table-cell table:number-columns-repeated="2"/>
        </table:table-row>
        <table:table-row table:style-name="ro23">
          <table:table-cell table:style-name="ce138"/>
          <table:table-cell table:style-name="ce149"/>
          <table:table-cell table:style-name="ce145"/>
          <table:table-cell table:style-name="ce149" table:number-columns-repeated="2"/>
          <table:table-cell table:style-name="ce143"/>
          <table:table-cell table:style-name="ce14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009];[.$K2])" office:value-type="float" office:value="0">
            <text:p>0</text:p>
          </table:table-cell>
          <table:table-cell table:style-name="ce168" table:formula="of:=COUNTIF([.M$7:.M$1009];[.$K2])" office:value-type="float" office:value="0">
            <text:p>0</text:p>
          </table:table-cell>
          <table:table-cell table:style-name="ce168" table:formula="of:=COUNTIF([.N$7:.N$1009];[.$K2])" office:value-type="float" office:value="0">
            <text:p>0</text:p>
          </table:table-cell>
          <table:table-cell table:style-name="ce168" table:formula="of:=COUNTIF([.O$7:.O$1009];[.$K2])" office:value-type="float" office:value="0">
            <text:p>0</text:p>
          </table:table-cell>
          <table:table-cell table:style-name="ce149"/>
          <table:table-cell table:number-columns-repeated="30"/>
          <table:table-cell table:style-name="ce167" table:number-columns-repeated="208"/>
          <table:table-cell table:number-columns-repeated="2"/>
        </table:table-row>
        <table:table-row table:style-name="ro32">
          <table:table-cell table:style-name="ce138"/>
          <table:table-cell table:style-name="ce242" office:value-type="string">
            <text:p>Functions list</text:p>
          </table:table-cell>
          <table:table-cell table:style-name="ce156" office:value-type="string" table:number-columns-spanned="3" table:number-rows-spanned="1">
            <text:p>Create new node type and dialog</text:p>
          </table:table-cell>
          <table:covered-table-cell table:number-columns-repeated="2" table:style-name="ce165"/>
          <table:table-cell table:style-name="ce143"/>
          <table:table-cell table:style-name="ce65"/>
          <table:table-cell table:style-name="ce161"/>
          <table:table-cell table:style-name="ce163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009];[.$K3])" office:value-type="float" office:value="0">
            <text:p>0</text:p>
          </table:table-cell>
          <table:table-cell table:style-name="ce168" table:formula="of:=COUNTIF([.M$7:.M$1009];[.$K3])" office:value-type="float" office:value="0">
            <text:p>0</text:p>
          </table:table-cell>
          <table:table-cell table:style-name="ce168" table:formula="of:=COUNTIF([.N$7:.N$1009];[.$K3])" office:value-type="float" office:value="0">
            <text:p>0</text:p>
          </table:table-cell>
          <table:table-cell table:style-name="ce168" table:formula="of:=COUNTIF([.O$7:.O$1009];[.$K3])" office:value-type="float" office:value="0">
            <text:p>0</text:p>
          </table:table-cell>
          <table:table-cell table:style-name="ce161"/>
          <table:table-cell table:style-name="ce261"/>
          <table:table-cell table:style-name="ce262" table:number-columns-repeated="5"/>
          <table:table-cell table:number-columns-repeated="2"/>
          <table:table-cell table:style-name="ce261"/>
          <table:table-cell table:style-name="ce262" table:number-columns-repeated="6"/>
          <table:table-cell table:number-columns-repeated="15"/>
          <table:table-cell table:style-name="ce167" table:number-columns-repeated="208"/>
          <table:table-cell table:number-columns-repeated="2"/>
        </table:table-row>
        <table:table-row table:style-name="ro23">
          <table:table-cell table:style-name="ce138"/>
          <table:table-cell table:style-name="ce242" office:value-type="string">
            <text:p>Total Main Cases</text:p>
          </table:table-cell>
          <table:table-cell table:style-name="ce147" table:formula="of:=MAX([.A7:.A6465])" office:value-type="float" office:value="22" table:number-columns-spanned="3" table:number-rows-spanned="1">
            <text:p>22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4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009];[.$K4])" office:value-type="float" office:value="0">
            <text:p>0</text:p>
          </table:table-cell>
          <table:table-cell table:style-name="ce168" table:formula="of:=COUNTIF([.M$7:.M$1009];[.$K4])" office:value-type="float" office:value="0">
            <text:p>0</text:p>
          </table:table-cell>
          <table:table-cell table:style-name="ce168" table:formula="of:=COUNTIF([.N$7:.N$1009];[.$K4])" office:value-type="float" office:value="0">
            <text:p>0</text:p>
          </table:table-cell>
          <table:table-cell table:style-name="ce168" table:formula="of:=COUNTIF([.O$7:.O$1009];[.$K4])" office:value-type="float" office:value="0">
            <text:p>0</text:p>
          </table:table-cell>
          <table:table-cell table:style-name="ce161"/>
          <table:table-cell table:style-name="ce261" table:number-columns-repeated="6"/>
          <table:table-cell table:number-columns-repeated="2"/>
          <table:table-cell table:style-name="ce261" table:number-columns-repeated="7"/>
          <table:table-cell table:number-columns-repeated="15"/>
          <table:table-cell table:style-name="ce167" table:number-columns-repeated="208"/>
          <table:table-cell table:number-columns-repeated="2"/>
        </table:table-row>
        <table:table-row table:style-name="ro23">
          <table:table-cell table:style-name="ce138"/>
          <table:table-cell table:style-name="ce243"/>
          <table:table-cell table:style-name="ce138"/>
          <table:table-cell table:style-name="ce143" table:number-columns-repeated="6"/>
          <table:table-cell table:style-name="ce169"/>
          <table:table-cell office:value-type="string">
            <text:p>N/A</text:p>
          </table:table-cell>
          <table:table-cell table:style-name="ce168" table:formula="of:=COUNTIF([.L$7:.L$1009];[.$K5])" office:value-type="float" office:value="0">
            <text:p>0</text:p>
          </table:table-cell>
          <table:table-cell table:style-name="ce168" table:formula="of:=COUNTIF([.M$7:.M$1009];[.$K5])" office:value-type="float" office:value="0">
            <text:p>0</text:p>
          </table:table-cell>
          <table:table-cell table:style-name="ce168" table:formula="of:=COUNTIF([.N$7:.N$1009];[.$K5])" office:value-type="float" office:value="0">
            <text:p>0</text:p>
          </table:table-cell>
          <table:table-cell table:style-name="ce168" table:formula="of:=COUNTIF([.O$7:.O$1009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4"/>
          <table:table-cell table:style-name="ce229" table:number-columns-repeated="4"/>
          <table:table-cell table:style-name="ce232" table:number-columns-repeated="11"/>
          <table:table-cell table:style-name="ce138" table:number-columns-repeated="13"/>
          <table:table-cell table:style-name="ce233" table:number-columns-repeated="208"/>
          <table:table-cell table:style-name="ce138" table:number-columns-repeated="2"/>
        </table:table-row>
        <table:table-row table:style-name="ro20">
          <table:table-cell table:style-name="ce298" office:value-type="float" office:value="1">
            <text:p>001</text:p>
          </table:table-cell>
          <table:table-cell table:style-name="ce243" office:value-type="string">
            <text:p>FNC_ECMS_WCM_FORM_01</text:p>
          </table:table-cell>
          <table:table-cell table:style-name="ce300" office:value-type="float" office:value="1">
            <text:p>001</text:p>
          </table:table-cell>
          <table:table-cell table:style-name="ce301" office:value-type="string">
            <text:p>WCM\Form Generator</text:p>
          </table:table-cell>
          <table:table-cell table:style-name="ce99" office:value-type="string">
            <text:p>Create new node type when put valid data in all required field</text:p>
          </table:table-cell>
          <table:table-cell table:style-name="ce245" office:value-type="string">
            <text:p>Step 1: Open form to create new node type</text:p>
          </table:table-cell>
          <table:table-cell table:style-name="ce245" office:value-type="string">
            <text:p>- Log in acme by admin</text:p>
            <text:p>- Select <text:span text:style-name="T10">Groups/For</text:span><text:span text:style-name="T10">m Generator</text:span> </text:p>
          </table:table-cell>
          <table:table-cell table:style-name="ce245" office:value-type="string">
            <text:p>Form Generator portlet appears</text:p>
          </table:table-cell>
          <table:table-cell table:style-name="ce245" office:value-type="string">
            <text:p>High</text:p>
          </table:table-cell>
          <table:table-cell table:style-name="ce143" table:number-columns-repeated="247"/>
        </table:table-row>
        <table:table-row table:style-name="ro16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6" office:value-type="string">
            <text:p>WCM\Form Generator</text:p>
          </table:table-cell>
          <table:table-cell table:style-name="ce306" office:value-type="string">
            <text:p>Create new node type when put valid data in all required field</text:p>
          </table:table-cell>
          <table:table-cell table:style-name="ce245" office:value-type="string">
            <text:p>Step 2: Create general information node type</text:p>
          </table:table-cell>
          <table:table-cell table:style-name="ce245"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table:style-name="ce245" office:value-type="string">
            <text:p>Fields are inputed</text:p>
          </table:table-cell>
          <table:table-cell table:style-name="ce245" office:value-type="string">
            <text:p>High</text:p>
          </table:table-cell>
          <table:table-cell table:style-name="ce143" table:number-columns-repeated="247"/>
        </table:table-row>
        <table:table-row table:style-name="ro16">
          <table:table-cell table:style-name="ce13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6" office:value-type="string">
            <text:p>WCM\Form Generator</text:p>
          </table:table-cell>
          <table:table-cell table:style-name="ce306" office:value-type="string">
            <text:p>Create new node type when put valid data in all required field</text:p>
          </table:table-cell>
          <table:table-cell table:style-name="ce245" office:value-type="string">
            <text:p>Step 3: Create dialog for node type</text:p>
          </table:table-cell>
          <table:table-cell table:style-name="ce245" office:value-type="string">
            <text:p>- Select <text:span text:style-name="T8">Form </text:span><text:span text:style-name="T8">Builder</text:span> portlet</text:p>
            <text:p>- Click on item you want to add for dialog of this node type</text:p>
            <text:p>- Click <text:span text:style-name="T8">Save</text:span> button</text:p>
          </table:table-cell>
          <table:table-cell table:style-name="ce245" office:value-type="string">
            <text:p>Fields of dialog form is created</text:p>
          </table:table-cell>
          <table:table-cell table:style-name="ce245" office:value-type="string">
            <text:p>High</text:p>
          </table:table-cell>
          <table:table-cell table:style-name="ce143" table:number-columns-repeated="247"/>
        </table:table-row>
        <table:table-row table:style-name="ro13">
          <table:table-cell table:style-name="ce13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Create new node type when name is blank </text:p>
          </table:table-cell>
          <table:table-cell table:style-name="ce245" office:value-type="string">
            <text:p>Step 1: Open form to create new node type</text:p>
          </table:table-cell>
          <table:table-cell table:style-name="ce245" office:value-type="string">
            <text:p>- Log in acme by admin</text:p>
            <text:p>- Select <text:span text:style-name="T10">Groups/For</text:span><text:span text:style-name="T10">m Generator</text:span> </text:p>
          </table:table-cell>
          <table:table-cell table:style-name="ce245" office:value-type="string">
            <text:p>Form Generator portlet appears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20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reate new node type when name is blank </text:p>
          </table:table-cell>
          <table:table-cell table:style-name="ce245" office:value-type="string">
            <text:p>Step 2: Create general information node type</text:p>
          </table:table-cell>
          <table:table-cell table:style-name="ce245"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table:style-name="ce245" office:value-type="string">
            <text:p>Show message alert that you must put value in the name field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16">
          <table:table-cell table:style-name="ce137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Create new node type when name content special characters (#,$,%,&amp;,*..)</text:p>
          </table:table-cell>
          <table:table-cell table:style-name="ce245" office:value-type="string">
            <text:p>Step 1: Open form to create new node type</text:p>
          </table:table-cell>
          <table:table-cell table:style-name="ce245" office:value-type="string">
            <text:p>- Log in acme by admin</text:p>
            <text:p>- Select <text:span text:style-name="T10">Groups/For</text:span><text:span text:style-name="T10">m Generator</text:span> </text:p>
          </table:table-cell>
          <table:table-cell table:style-name="ce245" office:value-type="string">
            <text:p>Form Generator portlet appears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16">
          <table:table-cell table:style-name="ce13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reate new node type when name content special characters (#,$,%,&amp;,*..)</text:p>
          </table:table-cell>
          <table:table-cell table:style-name="ce245" office:value-type="string">
            <text:p>Step 2: Create general information node type</text:p>
          </table:table-cell>
          <table:table-cell table:style-name="ce245"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table:style-name="ce245" office:value-type="string">
            <text:p>Show message alert that the name can not contain special character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20">
          <table:table-cell table:style-name="ce137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Create new node type has the same name with existing node types</text:p>
          </table:table-cell>
          <table:table-cell table:style-name="ce245" office:value-type="string">
            <text:p>Step 1: Open form to create new node type</text:p>
          </table:table-cell>
          <table:table-cell table:style-name="ce245" office:value-type="string">
            <text:p>- Log in acme by admin</text:p>
            <text:p>- Select <text:span text:style-name="T10">Groups/For</text:span><text:span text:style-name="T10">m Generator</text:span> </text:p>
          </table:table-cell>
          <table:table-cell table:style-name="ce245" office:value-type="string">
            <text:p>Form Generator portlet appears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26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reate new node type has the same name with existing node types</text:p>
          </table:table-cell>
          <table:table-cell table:style-name="ce245" office:value-type="string">
            <text:p>Step 2: Create general information node type</text:p>
          </table:table-cell>
          <table:table-cell table:style-name="ce245"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table:style-name="ce245" office:value-type="string">
            <text:p>Show message alert that node type is existing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20">
          <table:table-cell table:style-name="ce137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Create new node type which has some duplicated field label</text:p>
          </table:table-cell>
          <table:table-cell table:style-name="ce245" office:value-type="string">
            <text:p>Step 1: Open form to create new node type</text:p>
          </table:table-cell>
          <table:table-cell table:style-name="ce245" office:value-type="string">
            <text:p>- Log in acme by admin</text:p>
            <text:p>- Select <text:span text:style-name="T10">Groups/For</text:span><text:span text:style-name="T10">m Generator</text:span> </text:p>
          </table:table-cell>
          <table:table-cell table:style-name="ce245" office:value-type="string">
            <text:p>Form Generator portlet appears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16">
          <table:table-cell table:style-name="ce13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reate new node type which has some duplicated field label</text:p>
          </table:table-cell>
          <table:table-cell table:style-name="ce245" office:value-type="string">
            <text:p>Step 2: Create general information node type</text:p>
          </table:table-cell>
          <table:table-cell table:style-name="ce245"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table:style-name="ce245" office:value-type="string">
            <text:p>Fields are inputed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18">
          <table:table-cell table:style-name="ce13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reate new node type which has some duplicated field label</text:p>
          </table:table-cell>
          <table:table-cell table:style-name="ce245" office:value-type="string">
            <text:p>Step 3: Create dialog for node type</text:p>
          </table:table-cell>
          <table:table-cell table:style-name="ce245" office:value-type="string">
            <text:p>- Select <text:span text:style-name="T8">Form </text:span><text:span text:style-name="T8">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table:style-name="ce245" office:value-type="string">
            <text:p>Show message alert that node type has some duplicated field labels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20">
          <table:table-cell table:style-name="ce137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Create new node type which has select box without the default value</text:p>
          </table:table-cell>
          <table:table-cell table:style-name="ce245" office:value-type="string">
            <text:p>Step 1: Open form to create new node type</text:p>
          </table:table-cell>
          <table:table-cell table:style-name="ce245" office:value-type="string">
            <text:p>- Log in acme by admin</text:p>
            <text:p>- Select <text:span text:style-name="T10">Groups/For</text:span><text:span text:style-name="T10">m Generator</text:span> </text:p>
          </table:table-cell>
          <table:table-cell table:style-name="ce245" office:value-type="string">
            <text:p>Form Generator portlet appears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16">
          <table:table-cell table:style-name="ce13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reate new node type which has select box without the default value</text:p>
          </table:table-cell>
          <table:table-cell table:style-name="ce245" office:value-type="string">
            <text:p>Step 2: Create general information node type</text:p>
          </table:table-cell>
          <table:table-cell table:style-name="ce245"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table:style-name="ce245" office:value-type="string">
            <text:p>Fields are inputed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20">
          <table:table-cell table:style-name="ce13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reate new node type which has select box without the default value</text:p>
          </table:table-cell>
          <table:table-cell table:style-name="ce245" office:value-type="string">
            <text:p>Step 3: Create dialog for node type</text:p>
          </table:table-cell>
          <table:table-cell table:style-name="ce245" office:value-type="string">
            <text:p>- Select <text:span text:style-name="T8">Form </text:span><text:span text:style-name="T8">Builder</text:span> portlet</text:p>
            <text:p>- Choose Select box item</text:p>
            <text:p>- Click <text:span text:style-name="T10">Save</text:span> button</text:p>
          </table:table-cell>
          <table:table-cell table:style-name="ce245" office:value-type="string">
            <text:p>Show message alert that Select box component has to be set default values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13">
          <table:table-cell table:style-name="ce137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Reset information of node type </text:p>
          </table:table-cell>
          <table:table-cell table:style-name="ce245" office:value-type="string">
            <text:p>Step 1: Open form to create new node type</text:p>
          </table:table-cell>
          <table:table-cell table:style-name="ce245" office:value-type="string">
            <text:p>- Log in acme by admin</text:p>
            <text:p>- Select <text:span text:style-name="T10">Groups/For</text:span><text:span text:style-name="T10">m Generator</text:span> </text:p>
          </table:table-cell>
          <table:table-cell table:style-name="ce245" office:value-type="string">
            <text:p>Form Generator portlet appears</text:p>
          </table:table-cell>
          <table:table-cell table:style-name="ce245" office:value-type="string">
            <text:p>Low</text:p>
          </table:table-cell>
          <table:table-cell table:style-name="ce143" table:number-columns-repeated="247"/>
        </table:table-row>
        <table:table-row table:style-name="ro24">
          <table:table-cell table:style-name="ce13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Reset information of node type </text:p>
          </table:table-cell>
          <table:table-cell table:style-name="ce245" office:value-type="string">
            <text:p>Step 2: Create general information node type</text:p>
          </table:table-cell>
          <table:table-cell table:style-name="ce245" office:value-type="string">
            <text:p>- Select <text:span text:style-name="T8">General</text:span> tab</text:p>
            <text:p>- Put values in fields</text:p>
            <text:p>- Select <text:span text:style-name="T8">Form </text:span><text:span text:style-name="T8">builder</text:span> tab and choose some components</text:p>
            <text:p>- Return <text:span text:style-name="T8">General</text:span> tab to click <text:span text:style-name="T8">Reset</text:span> button</text:p>
          </table:table-cell>
          <table:table-cell table:style-name="ce245" office:value-type="string">
            <text:p>General and Form builder tabs are blank to ready for creating new node type</text:p>
          </table:table-cell>
          <table:table-cell table:style-name="ce245" office:value-type="string">
            <text:p>Low</text:p>
          </table:table-cell>
          <table:table-cell table:style-name="ce143" table:number-columns-repeated="247"/>
        </table:table-row>
        <table:table-row table:style-name="ro13">
          <table:table-cell table:style-name="ce137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Arrange position of component</text:p>
          </table:table-cell>
          <table:table-cell table:style-name="ce245" office:value-type="string">
            <text:p>Step 1: Open form to create new node type</text:p>
          </table:table-cell>
          <table:table-cell table:style-name="ce245" office:value-type="string">
            <text:p>- Log in acme by admin</text:p>
            <text:p>- Select <text:span text:style-name="T10">Groups/For</text:span><text:span text:style-name="T10">m Generator</text:span> </text:p>
          </table:table-cell>
          <table:table-cell table:style-name="ce245" office:value-type="string">
            <text:p>Form Generator portlet appears</text:p>
          </table:table-cell>
          <table:table-cell table:style-name="ce245" office:value-type="string">
            <text:p>Low</text:p>
          </table:table-cell>
          <table:table-cell table:style-name="ce143" table:number-columns-repeated="247"/>
        </table:table-row>
        <table:table-row table:style-name="ro16">
          <table:table-cell table:style-name="ce13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Arrange position of component</text:p>
          </table:table-cell>
          <table:table-cell table:style-name="ce245" office:value-type="string">
            <text:p>Step 2: Create general information node type</text:p>
          </table:table-cell>
          <table:table-cell table:style-name="ce245"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table:style-name="ce245" office:value-type="string">
            <text:p>Fields are inputed value</text:p>
          </table:table-cell>
          <table:table-cell table:style-name="ce245" office:value-type="string">
            <text:p>Low</text:p>
          </table:table-cell>
          <table:table-cell table:style-name="ce143" table:number-columns-repeated="247"/>
        </table:table-row>
        <table:table-row table:style-name="ro26">
          <table:table-cell table:style-name="ce13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Arrange position of component</text:p>
          </table:table-cell>
          <table:table-cell table:style-name="ce245" office:value-type="string">
            <text:p>Step 3: Create dialog for node type</text:p>
          </table:table-cell>
          <table:table-cell table:style-name="ce245" office:value-type="string">
            <text:p>- Select <text:span text:style-name="T8">Form </text:span><text:span text:style-name="T8">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table:style-name="ce245" office:value-type="string">
            <text:p>Components are rearranged</text:p>
          </table:table-cell>
          <table:table-cell table:style-name="ce245" office:value-type="string">
            <text:p>Low</text:p>
          </table:table-cell>
          <table:table-cell table:style-name="ce143" table:number-columns-repeated="247"/>
        </table:table-row>
        <table:table-row table:style-name="ro13">
          <table:table-cell table:style-name="ce137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Edit information of component </text:p>
          </table:table-cell>
          <table:table-cell table:style-name="ce245" office:value-type="string">
            <text:p>Step 1: Open form to create new node type</text:p>
          </table:table-cell>
          <table:table-cell table:style-name="ce245" office:value-type="string">
            <text:p>- Log in acme by admin</text:p>
            <text:p>- Select <text:span text:style-name="T10">Groups/For</text:span><text:span text:style-name="T10">m Generator</text:span> </text:p>
          </table:table-cell>
          <table:table-cell table:style-name="ce245" office:value-type="string">
            <text:p>Form Generator portlet appears</text:p>
          </table:table-cell>
          <table:table-cell table:style-name="ce245" office:value-type="string">
            <text:p>Low</text:p>
          </table:table-cell>
          <table:table-cell table:style-name="ce143" table:number-columns-repeated="247"/>
        </table:table-row>
        <table:table-row table:style-name="ro20">
          <table:table-cell table:style-name="ce13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Edit information of component </text:p>
          </table:table-cell>
          <table:table-cell table:style-name="ce245" office:value-type="string">
            <text:p>Step 2: Create general information node type</text:p>
          </table:table-cell>
          <table:table-cell table:style-name="ce245"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table:style-name="ce245" office:value-type="string">
            <text:p>Fields are inputed value</text:p>
          </table:table-cell>
          <table:table-cell table:style-name="ce245" office:value-type="string">
            <text:p>Low</text:p>
          </table:table-cell>
          <table:table-cell table:style-name="ce143" table:number-columns-repeated="247"/>
        </table:table-row>
        <table:table-row table:style-name="ro26">
          <table:table-cell table:style-name="ce13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Edit information of component </text:p>
          </table:table-cell>
          <table:table-cell table:style-name="ce245" office:value-type="string">
            <text:p>Step 3: Create dialog for node type</text:p>
          </table:table-cell>
          <table:table-cell table:style-name="ce245" office:value-type="string">
            <text:p>- Select <text:span text:style-name="T8">Form </text:span><text:span text:style-name="T8">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table:style-name="ce245" office:value-type="string">
            <text:p>A form appear allow you to edit information of this component, width, height, Default Value, <text:tab/></text:p>
            <text:p>Guidelines for User</text:p>
          </table:table-cell>
          <table:table-cell table:style-name="ce245" office:value-type="string">
            <text:p>Low</text:p>
          </table:table-cell>
          <table:table-cell table:style-name="ce143" table:number-columns-repeated="247"/>
        </table:table-row>
        <table:table-row table:style-name="ro13">
          <table:table-cell table:style-name="ce137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Remove the component</text:p>
          </table:table-cell>
          <table:table-cell table:style-name="ce245" office:value-type="string">
            <text:p>Step 1: Open form to create new node type</text:p>
          </table:table-cell>
          <table:table-cell table:style-name="ce245" office:value-type="string">
            <text:p>- Log in acme by admin</text:p>
            <text:p>- Select <text:span text:style-name="T10">Groups/For</text:span><text:span text:style-name="T10">m Generator</text:span> </text:p>
          </table:table-cell>
          <table:table-cell table:style-name="ce245" office:value-type="string">
            <text:p>Form Generator portlet appears</text:p>
          </table:table-cell>
          <table:table-cell table:style-name="ce245" office:value-type="string">
            <text:p>Low</text:p>
          </table:table-cell>
          <table:table-cell table:style-name="ce143" table:number-columns-repeated="247"/>
        </table:table-row>
        <table:table-row table:style-name="ro71">
          <table:table-cell table:style-name="ce13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Remove the component</text:p>
          </table:table-cell>
          <table:table-cell table:style-name="ce245" office:value-type="string">
            <text:p>Step 2: Create general information node type</text:p>
          </table:table-cell>
          <table:table-cell table:style-name="ce245"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table:style-name="ce245" office:value-type="string">
            <text:p>Fields are inputed value</text:p>
          </table:table-cell>
          <table:table-cell table:style-name="ce245" office:value-type="string">
            <text:p>Low</text:p>
          </table:table-cell>
          <table:table-cell table:style-name="ce143" table:number-columns-repeated="247"/>
        </table:table-row>
        <table:table-row table:style-name="ro24">
          <table:table-cell table:style-name="ce13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Remove the component</text:p>
          </table:table-cell>
          <table:table-cell table:style-name="ce245" office:value-type="string">
            <text:p>Step 3: Create dialog for node type</text:p>
          </table:table-cell>
          <table:table-cell table:style-name="ce245" office:value-type="string">
            <text:p>- Select <text:span text:style-name="T8">Form </text:span><text:span text:style-name="T8">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table:style-name="ce245" office:value-type="string">
            <text:p>The component is removed</text:p>
          </table:table-cell>
          <table:table-cell table:style-name="ce245" office:value-type="string">
            <text:p>Low</text:p>
          </table:table-cell>
          <table:table-cell table:style-name="ce143" table:number-columns-repeated="247"/>
        </table:table-row>
        <table:table-row table:style-name="ro13">
          <table:table-cell table:style-name="ce137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Check the displaying of new node type in DMS</text:p>
          </table:table-cell>
          <table:table-cell table:style-name="ce245" office:value-type="string">
            <text:p>Step 1: Create new node type</text:p>
          </table:table-cell>
          <table:table-cell table:style-name="ce245" office:value-type="string">
            <text:p>Create new node type</text:p>
            <text:p>[<text:a xlink:href="#WCM_20_001">detail</text:a>]</text:p>
          </table:table-cell>
          <table:table-cell table:style-name="ce245" office:value-type="string">
            <text:p>Node type is created successfully</text:p>
          </table:table-cell>
          <table:table-cell table:style-name="ce245" office:value-type="string">
            <text:p>High</text:p>
          </table:table-cell>
          <table:table-cell table:style-name="ce143" table:number-columns-repeated="247"/>
        </table:table-row>
        <table:table-row table:style-name="ro72">
          <table:table-cell table:style-name="ce13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heck the displaying of new node type in DMS</text:p>
          </table:table-cell>
          <table:table-cell table:style-name="ce245" office:value-type="string">
            <text:p>Step 2: Check the displaying of new node type in DMS</text:p>
          </table:table-cell>
          <table:table-cell table:style-name="ce245" office:value-type="string">
            <text:p>- Go to <text:span text:style-name="T10">Groups-&gt; </text:span><text:span text:style-name="T10">Sites </text:span><text:span text:style-name="T10">Administrati</text:span><text:span text:style-name="T10">on</text:span></text:p>
            <text:p>- Select <text:span text:style-name="T10">Type of </text:span><text:span text:style-name="T10">Content-&gt; </text:span><text:span text:style-name="T10">Manage </text:span><text:span text:style-name="T10">Node Type</text:span></text:p>
          </table:table-cell>
          <table:table-cell table:style-name="ce245" office:value-type="string">
            <text:p>You will see node type created in Form Generator is listed. The name of new node type start with exo:fg_n_</text:p>
          </table:table-cell>
          <table:table-cell table:style-name="ce245" office:value-type="string">
            <text:p>High</text:p>
          </table:table-cell>
          <table:table-cell table:style-name="ce143" table:number-columns-repeated="247"/>
        </table:table-row>
        <table:table-row table:style-name="ro20">
          <table:table-cell table:style-name="ce137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Check the displaying of new node type when create new document</text:p>
          </table:table-cell>
          <table:table-cell table:style-name="ce245" office:value-type="string">
            <text:p>Step 1: Create new node type</text:p>
          </table:table-cell>
          <table:table-cell table:style-name="ce245" office:value-type="string">
            <text:p>Create new node type</text:p>
            <text:p>[<text:a xlink:href="#WCM_20_001">detail</text:a>]</text:p>
          </table:table-cell>
          <table:table-cell table:style-name="ce245" office:value-type="string">
            <text:p>Node type is created successfully</text:p>
          </table:table-cell>
          <table:table-cell table:style-name="ce245" office:value-type="string">
            <text:p>High</text:p>
          </table:table-cell>
          <table:table-cell table:style-name="ce143" table:number-columns-repeated="247"/>
        </table:table-row>
        <table:table-row table:style-name="ro20">
          <table:table-cell table:style-name="ce13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heck the displaying of new node type when create new document</text:p>
          </table:table-cell>
          <table:table-cell table:style-name="ce245" office:value-type="string">
            <text:p>Step 2: Check the displaying of new node type when create new document</text:p>
          </table:table-cell>
          <table:table-cell table:style-name="ce245" office:value-type="string">
            <text:p>- Go to <text:span text:style-name="T10">Groups-&gt; </text:span><text:span text:style-name="T10">Sites </text:span><text:span text:style-name="T10">Explorer</text:span></text:p>
            <text:p>- Open form to create new document</text:p>
          </table:table-cell>
          <table:table-cell table:style-name="ce245" office:value-type="string">
            <text:p>You will see the new node type is listed in list template</text:p>
          </table:table-cell>
          <table:table-cell table:style-name="ce245" office:value-type="string">
            <text:p>High</text:p>
          </table:table-cell>
          <table:table-cell table:style-name="ce143" table:number-columns-repeated="247"/>
        </table:table-row>
        <table:table-row table:style-name="ro30">
          <table:table-cell table:style-name="ce137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67" office:value-type="string">
            <text:p>FNC_ECMS_WCM_FORM_02</text:p>
          </table:table-cell>
          <table:table-cell table:style-name="ce148" office:value-type="float" office:value="1">
            <text:p>001</text:p>
          </table:table-cell>
          <table:table-cell table:style-name="ce156" office:value-type="string">
            <text:p>WCM\FCC portlet</text:p>
          </table:table-cell>
          <table:table-cell table:style-name="ce116" office:value-type="string">
            <text:p>Check when change the Location to save</text:p>
          </table:table-cell>
          <table:table-cell table:style-name="ce245" office:value-type="string">
            <text:p>Step 1: Open form to create new configuration</text:p>
          </table:table-cell>
          <table:table-cell table:style-name="ce245"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table:style-name="ce245" office:value-type="string">
            <text:p>Form to edit Fast Content Creator appears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20">
          <table:table-cell table:style-name="ce13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heck when change the Location to save</text:p>
          </table:table-cell>
          <table:table-cell table:style-name="ce245" office:value-type="string">
            <text:p>Step 2: Choose location to save</text:p>
          </table:table-cell>
          <table:table-cell table:style-name="ce245"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table:style-name="ce245" office:value-type="string">
            <text:p>When document is created, it will be stored in the location you chosen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30">
          <table:table-cell table:style-name="ce137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56" office:value-type="string">
            <text:p>WCM\FCC portlet</text:p>
          </table:table-cell>
          <table:table-cell table:style-name="ce116" office:value-type="string">
            <text:p>Check when change the template</text:p>
          </table:table-cell>
          <table:table-cell table:style-name="ce245" office:value-type="string">
            <text:p>Step 1: Open form to create new configuration</text:p>
          </table:table-cell>
          <table:table-cell table:style-name="ce245"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table:style-name="ce245" office:value-type="string">
            <text:p>Form to edit Fast Content Creator appears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13">
          <table:table-cell table:style-name="ce13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heck when change the template</text:p>
          </table:table-cell>
          <table:table-cell table:style-name="ce245" office:value-type="string">
            <text:p>Step 2: Change the template of document</text:p>
          </table:table-cell>
          <table:table-cell table:style-name="ce245" office:value-type="string">
            <text:p>- Select <text:span text:style-name="T8">Template</text:span> for document</text:p>
            <text:p>- Click <text:span text:style-name="T8">Save</text:span></text:p>
          </table:table-cell>
          <table:table-cell table:style-name="ce245" office:value-type="string">
            <text:p>New template is changed successful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30">
          <table:table-cell table:style-name="ce137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015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156" office:value-type="string">
            <text:p>WCM\FCC portlet</text:p>
          </table:table-cell>
          <table:table-cell table:style-name="ce116" office:value-type="string">
            <text:p>Check when change the Custom save field</text:p>
          </table:table-cell>
          <table:table-cell table:style-name="ce245" office:value-type="string">
            <text:p>Step 1: Open form to create new configuration</text:p>
          </table:table-cell>
          <table:table-cell table:style-name="ce245"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table:style-name="ce245" office:value-type="string">
            <text:p>Form to edit Fast Content Creator appears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20">
          <table:table-cell table:style-name="ce13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heck when change the Custom save field</text:p>
          </table:table-cell>
          <table:table-cell table:style-name="ce245" office:value-type="string">
            <text:p>Step 2: Change the Custom save button field</text:p>
          </table:table-cell>
          <table:table-cell table:style-name="ce245" office:value-type="string">
            <text:p>- Change value in <text:span text:style-name="T8">Custom </text:span><text:span text:style-name="T8">Save button</text:span></text:p>
            <text:p>- Click <text:span text:style-name="T8">Save</text:span></text:p>
          </table:table-cell>
          <table:table-cell table:style-name="ce245" office:value-type="string">
            <text:p><text:span text:style-name="T8">Custom </text:span><text:span text:style-name="T8">save button</text:span> is changed successful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30">
          <table:table-cell table:style-name="ce137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016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156" office:value-type="string">
            <text:p>WCM\FCC portlet</text:p>
          </table:table-cell>
          <table:table-cell table:style-name="ce99" office:value-type="string">
            <text:p>Create new configuration when Custom save button field is blank </text:p>
          </table:table-cell>
          <table:table-cell table:style-name="ce245" office:value-type="string">
            <text:p>Step 1: Open form to create new configuration</text:p>
          </table:table-cell>
          <table:table-cell table:style-name="ce245"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table:style-name="ce245" office:value-type="string">
            <text:p>Form to edit Fast Content Creator appears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16">
          <table:table-cell table:style-name="ce13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56" office:value-type="string">
            <text:p>WCM\FCC portlet</text:p>
          </table:table-cell>
          <table:table-cell table:style-name="ce250" office:value-type="string">
            <text:p>Create new configuration when Custom save button field is blank </text:p>
          </table:table-cell>
          <table:table-cell table:style-name="ce245" office:value-type="string">
            <text:p>Step 2: Choose location to save</text:p>
          </table:table-cell>
          <table:table-cell table:style-name="ce245" office:value-type="string">
            <text:p>- Click <text:span text:style-name="T8">Select path</text:span> icon to choose the path you want to store document</text:p>
          </table:table-cell>
          <table:table-cell table:style-name="ce245" office:value-type="string">
            <text:p>Fields are inputed value. When document is created successfully, it will be stored in the location you chosen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18">
          <table:table-cell table:style-name="ce13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table:style-name="ce156" office:value-type="string">
            <text:p>WCM\FCC portlet</text:p>
          </table:table-cell>
          <table:table-cell table:style-name="ce250" office:value-type="string">
            <text:p>Create new configuration when Custom save button field is blank </text:p>
          </table:table-cell>
          <table:table-cell table:style-name="ce245" office:value-type="string">
            <text:p>Step 3: Choose the template option</text:p>
          </table:table-cell>
          <table:table-cell table:style-name="ce245" office:value-type="string">
            <text:p>- Select template of document you want to create in the list template</text:p>
            <text:p>- Leave the <text:s/><text:span text:style-name="T8">Custom </text:span><text:span text:style-name="T8">save button</text:span> field is blank</text:p>
            <text:p>- Click <text:span text:style-name="T8">Save</text:span> button</text:p>
            <text:p/>
            <text:p/>
          </table:table-cell>
          <table:table-cell table:style-name="ce245" office:value-type="string">
            <text:p>Portlet preferences is saved successful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30">
          <table:table-cell table:style-name="ce137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017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156" office:value-type="string">
            <text:p>WCM\FCC portlet</text:p>
          </table:table-cell>
          <table:table-cell table:style-name="ce116" office:value-type="string">
            <text:p>Check when change the Custom save message</text:p>
          </table:table-cell>
          <table:table-cell table:style-name="ce245" office:value-type="string">
            <text:p>Step 1: Open form to create new configuration</text:p>
          </table:table-cell>
          <table:table-cell table:style-name="ce245"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table:style-name="ce245" office:value-type="string">
            <text:p>Form to edit Fast Content Creator appears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16">
          <table:table-cell table:style-name="ce13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heck when change the Custom save message</text:p>
          </table:table-cell>
          <table:table-cell table:style-name="ce245" office:value-type="string">
            <text:p>Step 2: Change the Custom save button field</text:p>
          </table:table-cell>
          <table:table-cell table:style-name="ce245" office:value-type="string">
            <text:p>- Change value in <text:span text:style-name="T8">Custom </text:span><text:span text:style-name="T8">Save </text:span><text:span text:style-name="T8">message</text:span></text:p>
            <text:p>- Click <text:span text:style-name="T8">Save</text:span></text:p>
          </table:table-cell>
          <table:table-cell table:style-name="ce245" office:value-type="string">
            <text:p><text:span text:style-name="T8">Custom </text:span><text:span text:style-name="T8">save button</text:span> is changed successful. After creating document, the message is shown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30">
          <table:table-cell table:style-name="ce137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156" office:value-type="string">
            <text:p>WCM\FCC portlet</text:p>
          </table:table-cell>
          <table:table-cell table:style-name="ce99" office:value-type="string">
            <text:p>Create new configuration when Custom save message field is blank </text:p>
          </table:table-cell>
          <table:table-cell table:style-name="ce245" office:value-type="string">
            <text:p>Step 1: Open form to create new configuration</text:p>
          </table:table-cell>
          <table:table-cell table:style-name="ce245"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table:style-name="ce245" office:value-type="string">
            <text:p>Form to edit Fast Content Creator appears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16">
          <table:table-cell table:style-name="ce13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156" office:value-type="string">
            <text:p>WCM\FCC portlet</text:p>
          </table:table-cell>
          <table:table-cell table:style-name="ce250" office:value-type="string">
            <text:p>Create new configuration when Custom save message field is blank </text:p>
          </table:table-cell>
          <table:table-cell table:style-name="ce245" office:value-type="string">
            <text:p>Step 2: Choose location to save</text:p>
          </table:table-cell>
          <table:table-cell table:style-name="ce245" office:value-type="string">
            <text:p>- Click <text:span text:style-name="T8">Select path</text:span> icon to choose the path you want to store document</text:p>
          </table:table-cell>
          <table:table-cell table:style-name="ce245" office:value-type="string">
            <text:p>Fields are inputed value. When document is created successfully, it will be stored in the location you chosen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18">
          <table:table-cell table:style-name="ce13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156" office:value-type="string">
            <text:p>WCM\FCC portlet</text:p>
          </table:table-cell>
          <table:table-cell table:style-name="ce250" office:value-type="string">
            <text:p>Create new configuration when Custom save message field is blank </text:p>
          </table:table-cell>
          <table:table-cell table:style-name="ce245" office:value-type="string">
            <text:p>Step 3: Choose the template option</text:p>
          </table:table-cell>
          <table:table-cell table:style-name="ce245" office:value-type="string">
            <text:p>- Select template of document you want to create in the list template</text:p>
            <text:p>- Leave the <text:s/><text:span text:style-name="T8">Custom </text:span><text:span text:style-name="T8">save </text:span><text:span text:style-name="T8">message</text:span> field is blank</text:p>
            <text:p>- Click <text:span text:style-name="T8">Save</text:span> button</text:p>
            <text:p/>
            <text:p/>
          </table:table-cell>
          <table:table-cell table:style-name="ce245" office:value-type="string">
            <text:p>Portlet preferences is saved successful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30">
          <table:table-cell table:style-name="ce137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156" office:value-type="string">
            <text:p>WCM\FCC portlet</text:p>
          </table:table-cell>
          <table:table-cell table:style-name="ce99" office:value-type="string">
            <text:p>Create new configuration when tick on Redirect check-box</text:p>
          </table:table-cell>
          <table:table-cell table:style-name="ce245" office:value-type="string">
            <text:p>Step 1: Open form to create new configuration</text:p>
          </table:table-cell>
          <table:table-cell table:style-name="ce245"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table:style-name="ce245" office:value-type="string">
            <text:p>Form to edit Fast Content Creator appears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16">
          <table:table-cell table:style-name="ce13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156" office:value-type="string">
            <text:p>WCM\FCC portlet</text:p>
          </table:table-cell>
          <table:table-cell table:style-name="ce250" office:value-type="string">
            <text:p>Create new configuration when tick on Redirect check-box</text:p>
          </table:table-cell>
          <table:table-cell table:style-name="ce245" office:value-type="string">
            <text:p>Step 2: Choose location to save</text:p>
          </table:table-cell>
          <table:table-cell table:style-name="ce245" office:value-type="string">
            <text:p>- Click <text:span text:style-name="T8">Select path</text:span> icon to choose the path you want to store document</text:p>
          </table:table-cell>
          <table:table-cell table:style-name="ce245" office:value-type="string">
            <text:p>Fields are inputed value. When document is created successfully, it will be stored in the location you chosen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28">
          <table:table-cell table:style-name="ce13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56" office:value-type="string">
            <text:p>WCM\FCC portlet</text:p>
          </table:table-cell>
          <table:table-cell table:style-name="ce250" office:value-type="string">
            <text:p>Create new configuration when tick on Redirect check-box</text:p>
          </table:table-cell>
          <table:table-cell table:style-name="ce245" office:value-type="string">
            <text:p>Step 3: Choose the template option</text:p>
          </table:table-cell>
          <table:table-cell table:style-name="ce245"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table:style-name="ce245" office:value-type="string">
            <text:p>After creating document, a page with URL in Redirect path appears 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30">
          <table:table-cell table:style-name="ce137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table:style-name="ce156" office:value-type="string">
            <text:p>WCM\FCC portlet</text:p>
          </table:table-cell>
          <table:table-cell table:style-name="ce99" office:value-type="string">
            <text:p>Create new configuration when tick on Redirect check-box but Redirect path is blank</text:p>
          </table:table-cell>
          <table:table-cell table:style-name="ce245" office:value-type="string">
            <text:p>Step 1: Open form to create new configuration</text:p>
          </table:table-cell>
          <table:table-cell table:style-name="ce245"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table:style-name="ce245" office:value-type="string">
            <text:p>Form to edit Fast Content Creator appears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16">
          <table:table-cell table:style-name="ce13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table:style-name="ce156" office:value-type="string">
            <text:p>WCM\FCC portlet</text:p>
          </table:table-cell>
          <table:table-cell table:style-name="ce250" office:value-type="string">
            <text:p>Create new configuration when tick on Redirect check-box but Redirect path is blank</text:p>
          </table:table-cell>
          <table:table-cell table:style-name="ce245" office:value-type="string">
            <text:p>Step 2: Choose location to save</text:p>
          </table:table-cell>
          <table:table-cell table:style-name="ce245" office:value-type="string">
            <text:p>- Click <text:span text:style-name="T8">Select path</text:span> icon to choose the path you want to store document</text:p>
          </table:table-cell>
          <table:table-cell table:style-name="ce245" office:value-type="string">
            <text:p>Fields are inputed value. When document is created successfully, it will be stored in the location you chosen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28">
          <table:table-cell table:style-name="ce13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56" office:value-type="string">
            <text:p>WCM\FCC portlet</text:p>
          </table:table-cell>
          <table:table-cell table:style-name="ce250" office:value-type="string">
            <text:p>Create new configuration when tick on Redirect check-box but Redirect path is blank</text:p>
          </table:table-cell>
          <table:table-cell table:style-name="ce245" office:value-type="string">
            <text:p>Step 3: Choose the template option</text:p>
          </table:table-cell>
          <table:table-cell table:style-name="ce245"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table:style-name="ce245" office:value-type="string">
            <text:p>Show message that you must put value in Redirect path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30">
          <table:table-cell table:style-name="ce137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table:style-name="ce156" office:value-type="string">
            <text:p>WCM\FCC portlet</text:p>
          </table:table-cell>
          <table:table-cell table:style-name="ce116" office:value-type="string">
            <text:p>Create new configuration when there is no action</text:p>
          </table:table-cell>
          <table:table-cell table:style-name="ce245" office:value-type="string">
            <text:p>Step 1: Open form to create new configuration</text:p>
          </table:table-cell>
          <table:table-cell table:style-name="ce245"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table:style-name="ce245" office:value-type="string">
            <text:p>Form to edit Fast Content Creator appears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16">
          <table:table-cell table:style-name="ce13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8];6;FIND(&quot;:&quot;;[.F58];1)-FIND(&quot; &quot;;[.F58];1)-1))&gt;VALUE(MID([.F57];6;FIND(&quot;:&quot;;[.F57];1)-FIND(&quot; &quot;;[.F57];1)-1));[.C57];[.C57]+1)" office:value-type="float" office:value="9">
            <text:p>009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reate new configuration when there is no action</text:p>
          </table:table-cell>
          <table:table-cell table:style-name="ce245" office:value-type="string">
            <text:p>Step 2: Choose location to save</text:p>
          </table:table-cell>
          <table:table-cell table:style-name="ce245" office:value-type="string">
            <text:p>- Click 'Select path' icon to choose the path you want to store document</text:p>
          </table:table-cell>
          <table:table-cell table:style-name="ce245" office:value-type="string">
            <text:p>Fields are inputed value. When document is created successfully, it will be stored in the location you chosen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27">
          <table:table-cell table:style-name="ce13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reate new configuration when there is no action</text:p>
          </table:table-cell>
          <table:table-cell table:style-name="ce245" office:value-type="string">
            <text:p>Step 3: Choose the template option</text:p>
          </table:table-cell>
          <table:table-cell table:style-name="ce245"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table:style-name="ce245" office:value-type="string">
            <text:p>Show message that you must add action 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30">
          <table:table-cell table:style-name="ce137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table:style-name="ce156" office:value-type="string">
            <text:p>WCM\FCC portlet</text:p>
          </table:table-cell>
          <table:table-cell table:style-name="ce99" office:value-type="string">
            <text:p>Create new document after configuration</text:p>
          </table:table-cell>
          <table:table-cell table:style-name="ce245" office:value-type="string">
            <text:p>Step 1: Open form to create new configuration</text:p>
          </table:table-cell>
          <table:table-cell table:style-name="ce245"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table:style-name="ce245" office:value-type="string">
            <text:p>Form to edit Fast Content Creator appears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13">
          <table:table-cell table:style-name="ce13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reate new document after configuration</text:p>
          </table:table-cell>
          <table:table-cell table:style-name="ce245" office:value-type="string">
            <text:p>Step 2: Configuration for FCC portlet</text:p>
          </table:table-cell>
          <table:table-cell table:style-name="ce245" office:value-type="string">
            <text:p>- Configuration for FCC portlet</text:p>
          </table:table-cell>
          <table:table-cell table:style-name="ce245" office:value-type="string">
            <text:p>Fast Content Creator is configured successfully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13">
          <table:table-cell table:style-name="ce13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reate new document after configuration</text:p>
          </table:table-cell>
          <table:table-cell table:style-name="ce245" office:value-type="string">
            <text:p>Step 3: Create document after configuration</text:p>
          </table:table-cell>
          <table:table-cell table:style-name="ce307" office:value-type="string">
            <text:p>- Put value in all required field</text:p>
            <text:p>- Click <text:span text:style-name="T8">Save</text:span> button</text:p>
          </table:table-cell>
          <table:table-cell table:style-name="ce308" office:value-type="string">
            <text:p>Document is created successful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20">
          <table:table-cell table:style-name="ce13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reate new document after configuration</text:p>
          </table:table-cell>
          <table:table-cell table:style-name="ce245" office:value-type="string">
            <text:p>Step 4: Check the displaying of document</text:p>
          </table:table-cell>
          <table:table-cell table:style-name="ce307" office:value-type="string">
            <text:p>- Go to <text:span text:style-name="T8">Site </text:span><text:span text:style-name="T8">Explorer</text:span></text:p>
            <text:p><text:span text:style-name="T7">- Select path </text:span><text:span text:style-name="T7">that you </text:span><text:span text:style-name="T7">store </text:span><text:span text:style-name="T7">document</text:span></text:p>
          </table:table-cell>
          <table:table-cell table:style-name="ce308" office:value-type="string">
            <text:p>The document is displayed</text:p>
          </table:table-cell>
          <table:table-cell table:style-name="ce245" office:value-type="string">
            <text:p>Medium</text:p>
          </table:table-cell>
          <table:table-cell table:style-name="ce143" table:number-columns-repeated="247"/>
        </table:table-row>
        <table:table-row table:style-name="ro10">
          <table:table-cell table:style-name="ce137"/>
          <table:table-cell table:style-name="ce99"/>
          <table:table-cell table:style-name="ce148"/>
          <table:table-cell table:style-name="ce156"/>
          <table:table-cell table:style-name="ce250"/>
          <table:table-cell table:style-name="ce245"/>
          <table:table-cell table:style-name="ce307" table:number-columns-repeated="2"/>
          <table:table-cell table:style-name="ce245"/>
          <table:table-cell table:style-name="ce143" table:number-columns-repeated="247"/>
        </table:table-row>
        <table:table-row table:style-name="ro73" table:number-rows-repeated="136">
          <table:table-cell table:style-name="ce299"/>
          <table:table-cell table:style-name="ce245"/>
          <table:table-cell table:style-name="ce299"/>
          <table:table-cell table:style-name="ce245" table:number-columns-repeated="6"/>
          <table:table-cell table:style-name="ce143" table:number-columns-repeated="247"/>
        </table:table-row>
        <table:table-row table:style-name="ro73" table:number-rows-repeated="11">
          <table:table-cell table:style-name="ce138"/>
          <table:table-cell table:style-name="ce143"/>
          <table:table-cell table:style-name="ce138"/>
          <table:table-cell table:style-name="ce143" table:number-columns-repeated="253"/>
        </table:table-row>
        <table:table-row table:style-name="ro10" table:number-rows-repeated="1048364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ategories" table:style-name="ta4" table:print="false"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56" table:default-cell-style-name="Default"/>
        <table:table-column table:style-name="co8" table:default-cell-style-name="Default"/>
        <table:table-column table:style-name="co8" table:visibility="collapse" table:default-cell-style-name="Default"/>
        <table:table-column table:style-name="co8" table:number-columns-repeated="246" table:default-cell-style-name="Default"/>
        <table:table-row table:style-name="ro23">
          <table:table-cell table:style-name="ce165"/>
          <table:table-cell table:style-name="ce139" office:value-type="string">
            <text:p>TEST CASES</text:p>
          </table:table-cell>
          <table:table-cell table:style-name="ce144"/>
          <table:table-cell table:style-name="ce139" table:number-columns-repeated="2"/>
          <table:table-cell table:style-name="ce143"/>
          <table:table-cell table:style-name="ce149" table:number-columns-repeated="4"/>
          <table:table-cell table:style-name="ce168" office:value-type="string">
            <text:p>Passed</text:p>
          </table:table-cell>
          <table:table-cell table:style-name="ce168" table:formula="of:=COUNTIF([.L$7:.L$1100];[.$K1])" office:value-type="float" office:value="0">
            <text:p>0</text:p>
          </table:table-cell>
          <table:table-cell table:style-name="ce168" table:formula="of:=COUNTIF([.M$7:.M$1100];[.$K1])" office:value-type="float" office:value="0">
            <text:p>0</text:p>
          </table:table-cell>
          <table:table-cell table:style-name="ce168" table:formula="of:=COUNTIF([.N$7:.N$1100];[.$K1])" office:value-type="float" office:value="0">
            <text:p>0</text:p>
          </table:table-cell>
          <table:table-cell table:style-name="ce168" table:formula="of:=COUNTIF([.O$7:.O$1100];[.$K1])" office:value-type="float" office:value="0">
            <text:p>0</text:p>
          </table:table-cell>
          <table:table-cell table:style-name="ce149"/>
          <table:table-cell table:number-columns-repeated="30"/>
          <table:table-cell table:style-name="ce167" table:number-columns-repeated="208"/>
          <table:table-cell table:number-columns-repeated="2"/>
        </table:table-row>
        <table:table-row table:style-name="ro23" table:visibility="filter">
          <table:table-cell table:style-name="ce165"/>
          <table:table-cell table:style-name="ce149"/>
          <table:table-cell table:style-name="ce145"/>
          <table:table-cell table:style-name="ce149" table:number-columns-repeated="2"/>
          <table:table-cell table:style-name="ce143"/>
          <table:table-cell table:style-name="ce14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100];[.$K2])" office:value-type="float" office:value="0">
            <text:p>0</text:p>
          </table:table-cell>
          <table:table-cell table:style-name="ce168" table:formula="of:=COUNTIF([.M$7:.M$1100];[.$K2])" office:value-type="float" office:value="0">
            <text:p>0</text:p>
          </table:table-cell>
          <table:table-cell table:style-name="ce168" table:formula="of:=COUNTIF([.N$7:.N$1100];[.$K2])" office:value-type="float" office:value="0">
            <text:p>0</text:p>
          </table:table-cell>
          <table:table-cell table:style-name="ce168" table:formula="of:=COUNTIF([.O$7:.O$1100];[.$K2])" office:value-type="float" office:value="0">
            <text:p>0</text:p>
          </table:table-cell>
          <table:table-cell table:style-name="ce149"/>
          <table:table-cell table:number-columns-repeated="30"/>
          <table:table-cell table:style-name="ce167" table:number-columns-repeated="208"/>
          <table:table-cell table:number-columns-repeated="2"/>
        </table:table-row>
        <table:table-row table:style-name="ro32" table:visibility="filter">
          <table:table-cell table:style-name="ce165"/>
          <table:table-cell table:style-name="ce242" office:value-type="string">
            <text:p>Functions list</text:p>
          </table:table-cell>
          <table:table-cell table:style-name="ce156" office:value-type="string" table:number-columns-spanned="3" table:number-rows-spanned="1">
            <text:p>Create/Edit/View taxonomy tree</text:p>
            <text:p>View content in PCLV</text:p>
          </table:table-cell>
          <table:covered-table-cell table:number-columns-repeated="2" table:style-name="ce165"/>
          <table:table-cell table:style-name="ce143"/>
          <table:table-cell table:style-name="ce65"/>
          <table:table-cell table:style-name="ce161"/>
          <table:table-cell table:style-name="ce163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100];[.$K3])" office:value-type="float" office:value="0">
            <text:p>0</text:p>
          </table:table-cell>
          <table:table-cell table:style-name="ce168" table:formula="of:=COUNTIF([.M$7:.M$1100];[.$K3])" office:value-type="float" office:value="0">
            <text:p>0</text:p>
          </table:table-cell>
          <table:table-cell table:style-name="ce168" table:formula="of:=COUNTIF([.N$7:.N$1100];[.$K3])" office:value-type="float" office:value="0">
            <text:p>0</text:p>
          </table:table-cell>
          <table:table-cell table:style-name="ce168" table:formula="of:=COUNTIF([.O$7:.O$1100];[.$K3])" office:value-type="float" office:value="0">
            <text:p>0</text:p>
          </table:table-cell>
          <table:table-cell table:style-name="ce161"/>
          <table:table-cell table:style-name="ce261"/>
          <table:table-cell table:style-name="ce262" table:number-columns-repeated="5"/>
          <table:table-cell table:number-columns-repeated="2"/>
          <table:table-cell table:style-name="ce261"/>
          <table:table-cell table:style-name="ce262" table:number-columns-repeated="6"/>
          <table:table-cell table:number-columns-repeated="15"/>
          <table:table-cell table:style-name="ce167" table:number-columns-repeated="208"/>
          <table:table-cell table:number-columns-repeated="2"/>
        </table:table-row>
        <table:table-row table:style-name="ro23" table:visibility="filter">
          <table:table-cell table:style-name="ce165"/>
          <table:table-cell table:style-name="ce242" office:value-type="string">
            <text:p>Total Main Cases</text:p>
          </table:table-cell>
          <table:table-cell table:style-name="ce147" table:formula="of:=MAX([.A7:.A6555])" office:value-type="float" office:value="64" table:number-columns-spanned="3" table:number-rows-spanned="1">
            <text:p>64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4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100];[.$K4])" office:value-type="float" office:value="0">
            <text:p>0</text:p>
          </table:table-cell>
          <table:table-cell table:style-name="ce168" table:formula="of:=COUNTIF([.M$7:.M$1100];[.$K4])" office:value-type="float" office:value="0">
            <text:p>0</text:p>
          </table:table-cell>
          <table:table-cell table:style-name="ce168" table:formula="of:=COUNTIF([.N$7:.N$1100];[.$K4])" office:value-type="float" office:value="0">
            <text:p>0</text:p>
          </table:table-cell>
          <table:table-cell table:style-name="ce168" table:formula="of:=COUNTIF([.O$7:.O$1100];[.$K4])" office:value-type="float" office:value="0">
            <text:p>0</text:p>
          </table:table-cell>
          <table:table-cell table:style-name="ce161"/>
          <table:table-cell table:style-name="ce261" table:number-columns-repeated="6"/>
          <table:table-cell table:number-columns-repeated="2"/>
          <table:table-cell table:style-name="ce261" table:number-columns-repeated="7"/>
          <table:table-cell table:number-columns-repeated="15"/>
          <table:table-cell table:style-name="ce167" table:number-columns-repeated="208"/>
          <table:table-cell table:number-columns-repeated="2"/>
        </table:table-row>
        <table:table-row table:style-name="ro23" table:visibility="filter">
          <table:table-cell table:style-name="ce165"/>
          <table:table-cell table:style-name="ce243"/>
          <table:table-cell table:style-name="ce138"/>
          <table:table-cell table:style-name="ce143" table:number-columns-repeated="6"/>
          <table:table-cell table:style-name="ce169"/>
          <table:table-cell office:value-type="string">
            <text:p>N/A</text:p>
          </table:table-cell>
          <table:table-cell table:style-name="ce168" table:formula="of:=COUNTIF([.L$7:.L$1100];[.$K5])" office:value-type="float" office:value="0">
            <text:p>0</text:p>
          </table:table-cell>
          <table:table-cell table:style-name="ce168" table:formula="of:=COUNTIF([.M$7:.M$1100];[.$K5])" office:value-type="float" office:value="0">
            <text:p>0</text:p>
          </table:table-cell>
          <table:table-cell table:style-name="ce168" table:formula="of:=COUNTIF([.N$7:.N$1100];[.$K5])" office:value-type="float" office:value="0">
            <text:p>0</text:p>
          </table:table-cell>
          <table:table-cell table:style-name="ce168" table:formula="of:=COUNTIF([.O$7:.O$1100];[.$K5])" office:value-type="float" office:value="0">
            <text:p>0</text:p>
          </table:table-cell>
          <table:table-cell table:number-columns-repeated="241"/>
        </table:table-row>
        <table:table-row table:style-name="ro13" table:visibility="filter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4"/>
          <table:table-cell table:style-name="ce229" table:number-columns-repeated="4"/>
          <table:table-cell table:style-name="ce232" table:number-columns-repeated="11"/>
          <table:table-cell table:style-name="ce138" table:number-columns-repeated="13"/>
          <table:table-cell table:style-name="ce233" table:number-columns-repeated="208"/>
          <table:table-cell table:style-name="ce138" table:number-columns-repeated="2"/>
        </table:table-row>
        <table:table-row table:style-name="ro30" table:visibility="filter">
          <table:table-cell table:style-name="ce298" office:value-type="float" office:value="1">
            <text:p>001</text:p>
          </table:table-cell>
          <table:table-cell table:style-name="ce243" office:value-type="string">
            <text:p>FNC_ECMS_WCM_CAT_01</text:p>
          </table:table-cell>
          <table:table-cell table:style-name="ce300" office:value-type="float" office:value="1">
            <text:p>001</text:p>
          </table:table-cell>
          <table:table-cell table:style-name="ce301" office:value-type="string">
            <text:p>WCM\Categories\Category Navigation</text:p>
          </table:table-cell>
          <table:table-cell table:style-name="ce99" office:value-type="string">
            <text:p>Check the displaying of new categories</text:p>
          </table:table-cell>
          <table:table-cell table:style-name="ce245" office:value-type="string">
            <text:p>Step 1: Open form to create category</text:p>
          </table:table-cell>
          <table:table-cell table:style-name="ce245" office:value-type="string">
            <text:p>- Log in acme by administrator</text:p>
            <text:p>- Select <text:span text:style-name="T10">Groups</text:span>-&gt;<text:span text:style-name="T10">Sites </text:span><text:span text:style-name="T10">Administrati</text:span><text:span text:style-name="T10">on</text:span></text:p>
            <text:p><text:span text:style-name="T10">- </text:span><text:span text:style-name="T4">Go to </text:span></text:p>
            <text:p><text:span text:style-name="T8">Categories </text:span><text:span text:style-name="T8">&amp; Tags</text:span><text:span text:style-name="T4"> </text:span><text:span text:style-name="T10">-&gt;Manage </text:span><text:span text:style-name="T10">Categories</text:span></text:p>
            <text:p><text:span text:style-name="T4">- Click Edit </text:span><text:span text:style-name="T4">icon on </text:span><text:span text:style-name="T4">Acme </text:span><text:span text:style-name="T4">Category </text:span><text:span text:style-name="T4">tree </text:span></text:p>
          </table:table-cell>
          <table:table-cell table:style-name="ce245" office:value-type="string">
            <text:p>Edit Category form appears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the displaying of new categories</text:p>
          </table:table-cell>
          <table:table-cell table:style-name="ce245" office:value-type="string">
            <text:p>Step 2: Add category in taxonomy tree</text:p>
          </table:table-cell>
          <table:table-cell table:style-name="ce245" office:value-type="string">
            <text:p>- Select path to create new category</text:p>
            <text:p>- Click on Add icon</text:p>
            <text:p>- Put category name in <text:span text:style-name="T8">Category</text:span><text:span text:style-name="T10"> </text:span><text:span text:style-name="T10">name</text:span> field</text:p>
            <text:p>- Click <text:span text:style-name="T10">Save</text:span> button</text:p>
          </table:table-cell>
          <table:table-cell table:style-name="ce245" office:value-type="string">
            <text:p>New category is created in selected taxonomy tree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the displaying of new categories</text:p>
          </table:table-cell>
          <table:table-cell table:style-name="ce245" office:value-type="string">
            <text:p>Step 3: Check the displaying of new category </text:p>
          </table:table-cell>
          <table:table-cell table:style-name="ce245" office:value-type="string">
            <text:p>- Select <text:span text:style-name="T10">Sites/Acme/</text:span><text:span text:style-name="T10">News</text:span></text:p>
            <text:p>- Select path that created category at step 2</text:p>
          </table:table-cell>
          <table:table-cell table:style-name="ce245" office:value-type="string">
            <text:p>New category is displayed 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56" office:value-type="string">
            <text:p>WCM\Categories\Category Navigation</text:p>
          </table:table-cell>
          <table:table-cell table:style-name="ce99" office:value-type="string">
            <text:p>Check change the category's title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hange the category's title</text:p>
          </table:table-cell>
          <table:table-cell table:style-name="ce245" office:value-type="string">
            <text:p>Step 2: Check change the path of category</text:p>
          </table:table-cell>
          <table:table-cell table:style-name="ce245" office:value-type="string">
            <text:p>- In form to config, change the header</text:p>
            <text:p>- Click <text:span text:style-name="T8">Save</text:span></text:p>
            <text:p/>
          </table:table-cell>
          <table:table-cell table:style-name="ce245" office:value-type="string">
            <text:p>The header is changed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56" office:value-type="string">
            <text:p>WCM\Categories\Category Navigation</text:p>
          </table:table-cell>
          <table:table-cell table:style-name="ce99" office:value-type="string">
            <text:p>Check the displaying of categories when change the taxonomy tree 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56" office:value-type="string">
            <text:p>WCM\Categories\Category Navigation</text:p>
          </table:table-cell>
          <table:table-cell table:style-name="ce250" office:value-type="string">
            <text:p>Check the displaying of categories when change the taxonomy tree </text:p>
          </table:table-cell>
          <table:table-cell table:style-name="ce245" office:value-type="string">
            <text:p>Step 2: Check categories when change the taxonomy tree</text:p>
          </table:table-cell>
          <table:table-cell table:style-name="ce245"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table:style-name="ce245" office:value-type="string">
            <text:p>All categories corresponding with taxonomy are listed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categories when sorted by Title and Ascendant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ategories when sorted by Title and Ascendant</text:p>
          </table:table-cell>
          <table:table-cell table:style-name="ce245" office:value-type="string">
            <text:p>Step 2: Check categories are sorted by title</text:p>
          </table:table-cell>
          <table:table-cell table:style-name="ce245"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categories are sorted by title and A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categories when sorted by Title and Descendant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ategories when sorted by Title and Descendant</text:p>
          </table:table-cell>
          <table:table-cell table:style-name="ce245" office:value-type="string">
            <text:p>Step 2: Check categories are sorted by title</text:p>
          </table:table-cell>
          <table:table-cell table:style-name="ce245" office:value-type="string">
            <text:p>- Choose Order by: Title</text:p>
            <text:p>- ChooseDe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categories are sorted by title and De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categories when sorted by Created Date and Ascendant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ategories when sorted by Created Date and Ascendant</text:p>
          </table:table-cell>
          <table:table-cell table:style-name="ce245" office:value-type="string">
            <text:p>Step 2: Check categories are sorted by Created Date</text:p>
          </table:table-cell>
          <table:table-cell table:style-name="ce245"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categories are sorted by Created Date and A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categories when sorted by Created Date and Descendant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ategories when sorted by Created Date and Descendant</text:p>
          </table:table-cell>
          <table:table-cell table:style-name="ce245" office:value-type="string">
            <text:p>Step 2: Check categories are sorted by Created Date</text:p>
          </table:table-cell>
          <table:table-cell table:style-name="ce245"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categories are sorted by Created Date and De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categories when sorted by Modified Date and Ascendant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ategories when sorted by Modified Date and Ascendant</text:p>
          </table:table-cell>
          <table:table-cell table:style-name="ce245" office:value-type="string">
            <text:p>Step 2: Check categories are sorted by Modified Date</text:p>
          </table:table-cell>
          <table:table-cell table:style-name="ce245"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categories are sorted by Modified Date and A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categories when sorted by Modified Date and Descendant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ategories when sorted by Modified Date and Descendant</text:p>
          </table:table-cell>
          <table:table-cell table:style-name="ce245" office:value-type="string">
            <text:p>Step 2: Check categories are sorted by Modified Date</text:p>
          </table:table-cell>
          <table:table-cell table:style-name="ce245"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categories are sorted by Modified Date and De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categories when sorted by Published Date and Ascendant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ategories when sorted by Published Date and Ascendant</text:p>
          </table:table-cell>
          <table:table-cell table:style-name="ce245" office:value-type="string">
            <text:p>Step 2: Check categories are sorted by Published Date</text:p>
          </table:table-cell>
          <table:table-cell table:style-name="ce245"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categories are sorted by Published Date and A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28];6;FIND(&quot;:&quot;;[.F28];1)-FIND(&quot; &quot;;[.F28];1)-1))&gt;VALUE(MID([.F27];6;FIND(&quot;:&quot;;[.F27];1)-FIND(&quot; &quot;;[.F27];1)-1));&quot;&quot;;MAX([.A$7:.A27])+1)" office:value-type="float" office:value="11">
            <text:p>011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28];6;FIND(&quot;:&quot;;[.F28];1)-FIND(&quot; &quot;;[.F28];1)-1))&gt;VALUE(MID([.F27];6;FIND(&quot;:&quot;;[.F27];1)-FIND(&quot; &quot;;[.F27];1)-1));[.C27];[.C27]+1)" office:value-type="float" office:value="11">
            <text:p>011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categories when sorted by Published Date and Descendant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29];6;FIND(&quot;:&quot;;[.F29];1)-FIND(&quot; &quot;;[.F29];1)-1))&gt;VALUE(MID([.F28];6;FIND(&quot;:&quot;;[.F28];1)-FIND(&quot; &quot;;[.F28];1)-1));[.C28];[.C28]+1)" office:value-type="float" office:value="11">
            <text:p>011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ategories when sorted by Published Date and Descendant</text:p>
          </table:table-cell>
          <table:table-cell table:style-name="ce245" office:value-type="string">
            <text:p>Step 2: Check categories are sorted by Published Date</text:p>
          </table:table-cell>
          <table:table-cell table:style-name="ce245"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categories are sorted by Published Date and De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30];6;FIND(&quot;:&quot;;[.F30];1)-FIND(&quot; &quot;;[.F30];1)-1))&gt;VALUE(MID([.F29];6;FIND(&quot;:&quot;;[.F29];1)-FIND(&quot; &quot;;[.F29];1)-1));[.C29];[.C29]+1)" office:value-type="float" office:value="12">
            <text:p>012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categories when sorted by Event Date and Ascendant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31];6;FIND(&quot;:&quot;;[.F31];1)-FIND(&quot; &quot;;[.F31];1)-1))&gt;VALUE(MID([.F30];6;FIND(&quot;:&quot;;[.F30];1)-FIND(&quot; &quot;;[.F30];1)-1));[.C30];[.C30]+1)" office:value-type="float" office:value="12">
            <text:p>012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ategories when sorted by Event Date and Ascendant</text:p>
          </table:table-cell>
          <table:table-cell table:style-name="ce245" office:value-type="string">
            <text:p>Step 2: Check categories are sorted by Event Date</text:p>
          </table:table-cell>
          <table:table-cell table:style-name="ce245"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categories are sorted by Event Date and A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013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32];6;FIND(&quot;:&quot;;[.F32];1)-FIND(&quot; &quot;;[.F32];1)-1))&gt;VALUE(MID([.F31];6;FIND(&quot;:&quot;;[.F31];1)-FIND(&quot; &quot;;[.F31];1)-1));[.C31];[.C31]+1)" office:value-type="float" office:value="13">
            <text:p>013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categories when sorted by Event Date and Descendant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33];6;FIND(&quot;:&quot;;[.F33];1)-FIND(&quot; &quot;;[.F33];1)-1))&gt;VALUE(MID([.F32];6;FIND(&quot;:&quot;;[.F32];1)-FIND(&quot; &quot;;[.F32];1)-1));[.C32];[.C32]+1)" office:value-type="float" office:value="13">
            <text:p>013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ategories when sorted by Event Date and Descendant</text:p>
          </table:table-cell>
          <table:table-cell table:style-name="ce245" office:value-type="string">
            <text:p>Step 2: Check categories are sorted by Event Date</text:p>
          </table:table-cell>
          <table:table-cell table:style-name="ce245"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categories are sorted by Event Date and De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014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34];6;FIND(&quot;:&quot;;[.F34];1)-FIND(&quot; &quot;;[.F34];1)-1))&gt;VALUE(MID([.F33];6;FIND(&quot;:&quot;;[.F33];1)-FIND(&quot; &quot;;[.F33];1)-1));[.C33];[.C33]+1)" office:value-type="float" office:value="14">
            <text:p>014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categories when sorted by Index and Ascendant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35];6;FIND(&quot;:&quot;;[.F35];1)-FIND(&quot; &quot;;[.F35];1)-1))&gt;VALUE(MID([.F34];6;FIND(&quot;:&quot;;[.F34];1)-FIND(&quot; &quot;;[.F34];1)-1));[.C34];[.C34]+1)" office:value-type="float" office:value="14">
            <text:p>014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ategories when sorted by Index and Ascendant</text:p>
          </table:table-cell>
          <table:table-cell table:style-name="ce245" office:value-type="string">
            <text:p>Step 2: Check categories are sorted by Index</text:p>
          </table:table-cell>
          <table:table-cell table:style-name="ce245"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categories are sorted by Index and A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015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36];6;FIND(&quot;:&quot;;[.F36];1)-FIND(&quot; &quot;;[.F36];1)-1))&gt;VALUE(MID([.F35];6;FIND(&quot;:&quot;;[.F35];1)-FIND(&quot; &quot;;[.F35];1)-1));[.C35];[.C35]+1)" office:value-type="float" office:value="15">
            <text:p>015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categories when sorted by Index and Descendant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37];6;FIND(&quot;:&quot;;[.F37];1)-FIND(&quot; &quot;;[.F37];1)-1))&gt;VALUE(MID([.F36];6;FIND(&quot;:&quot;;[.F36];1)-FIND(&quot; &quot;;[.F36];1)-1));[.C36];[.C36]+1)" office:value-type="float" office:value="15">
            <text:p>015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ategories when sorted by Index and Descendant</text:p>
          </table:table-cell>
          <table:table-cell table:style-name="ce245" office:value-type="string">
            <text:p>Step 2: Check categories are sorted by Index</text:p>
          </table:table-cell>
          <table:table-cell table:style-name="ce245"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categories are sorted by Index and De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38];6;FIND(&quot;:&quot;;[.F38];1)-FIND(&quot; &quot;;[.F38];1)-1))&gt;VALUE(MID([.F37];6;FIND(&quot;:&quot;;[.F37];1)-FIND(&quot; &quot;;[.F37];1)-1));&quot;&quot;;MAX([.A$7:.A37])+1)" office:value-type="float" office:value="16">
            <text:p>016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38];6;FIND(&quot;:&quot;;[.F38];1)-FIND(&quot; &quot;;[.F38];1)-1))&gt;VALUE(MID([.F37];6;FIND(&quot;:&quot;;[.F37];1)-FIND(&quot; &quot;;[.F37];1)-1));[.C37];[.C37]+1)" office:value-type="float" office:value="16">
            <text:p>016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the displaying when change the Tree Viewer template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39];6;FIND(&quot;:&quot;;[.F39];1)-FIND(&quot; &quot;;[.F39];1)-1))&gt;VALUE(MID([.F38];6;FIND(&quot;:&quot;;[.F38];1)-FIND(&quot; &quot;;[.F38];1)-1));[.C38];[.C38]+1)" office:value-type="float" office:value="16">
            <text:p>016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the displaying when change the Tree Viewer template</text:p>
          </table:table-cell>
          <table:table-cell table:style-name="ce245" office:value-type="string">
            <text:p>Step 2: Check categories when change the taxonomy tree</text:p>
          </table:table-cell>
          <table:table-cell table:style-name="ce245"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table:style-name="ce245" office:value-type="string">
            <text:p>Viewer template is changed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137" table:formula="of:=IF(VALUE(MID([.F40];6;FIND(&quot;:&quot;;[.F40];1)-FIND(&quot; &quot;;[.F40];1)-1))&gt;VALUE(MID([.F39];6;FIND(&quot;:&quot;;[.F39];1)-FIND(&quot; &quot;;[.F39];1)-1));&quot;&quot;;MAX([.A$7:.A39])+1)" office:value-type="float" office:value="17">
            <text:p>017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40];6;FIND(&quot;:&quot;;[.F40];1)-FIND(&quot; &quot;;[.F40];1)-1))&gt;VALUE(MID([.F39];6;FIND(&quot;:&quot;;[.F39];1)-FIND(&quot; &quot;;[.F39];1)-1));[.C39];[.C39]+1)" office:value-type="float" office:value="17">
            <text:p>017</text:p>
          </table:table-cell>
          <table:table-cell table:style-name="ce156" office:value-type="string">
            <text:p>WCM\Categories\Category Navigation</text:p>
          </table:table-cell>
          <table:table-cell table:style-name="ce99" office:value-type="string">
            <text:p>Check the displaying of document/web content when change target path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45"/>
        </table:table-row>
        <table:table-row table:style-name="ro26">
          <table:table-cell table:style-name="ce13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41];6;FIND(&quot;:&quot;;[.F41];1)-FIND(&quot; &quot;;[.F41];1)-1))&gt;VALUE(MID([.F40];6;FIND(&quot;:&quot;;[.F40];1)-FIND(&quot; &quot;;[.F40];1)-1));[.C40];[.C40]+1)" office:value-type="float" office:value="17">
            <text:p>017</text:p>
          </table:table-cell>
          <table:table-cell table:style-name="ce156" office:value-type="string">
            <text:p>WCM\Categories\Category Navigation</text:p>
          </table:table-cell>
          <table:table-cell table:style-name="ce250" office:value-type="string">
            <text:p>Check the displaying of document/web content when change target path</text:p>
          </table:table-cell>
          <table:table-cell table:style-name="ce245" office:value-type="string">
            <text:p>Step 2: Check categories when change the target path</text:p>
          </table:table-cell>
          <table:table-cell table:style-name="ce245" office:value-type="string">
            <text:p>- In form to config Category Navigation portlet, change Folder path (e.g: classic category)</text:p>
            <text:p>- Go to <text:span text:style-name="T10">Category </text:span><text:span text:style-name="T10">Navigation </text:span><text:span text:style-name="T4">in News </text:span><text:span text:style-name="T4">page</text:span> again, then click any category </text:p>
          </table:table-cell>
          <table:table-cell table:style-name="ce245" office:value-type="string">
            <text:p>Return the new page which has been selected in Target path. 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45"/>
        </table:table-row>
        <table:table-row table:style-name="ro26" table:visibility="filter">
          <table:table-cell table:style-name="ce137" table:formula="of:=IF(VALUE(MID([.F42];6;FIND(&quot;:&quot;;[.F42];1)-FIND(&quot; &quot;;[.F42];1)-1))&gt;VALUE(MID([.F41];6;FIND(&quot;:&quot;;[.F41];1)-FIND(&quot; &quot;;[.F41];1)-1));&quot;&quot;;MAX([.A$7:.A41])+1)" office:value-type="float" office:value="18">
            <text:p>018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42];6;FIND(&quot;:&quot;;[.F42];1)-FIND(&quot; &quot;;[.F42];1)-1))&gt;VALUE(MID([.F41];6;FIND(&quot;:&quot;;[.F41];1)-FIND(&quot; &quot;;[.F41];1)-1));[.C41];[.C41]+1)" office:value-type="float" office:value="18">
            <text:p>018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Add category using Manage Content function of Category portal</text:p>
          </table:table-cell>
          <table:table-cell table:style-name="ce245" office:value-type="string">
            <text:p>Step 1: Open form to add new category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Manage </text:span><text:span text:style-name="T8">Contents</text:span> of Categories</text:p>
          </table:table-cell>
          <table:table-cell table:style-name="ce245" office:value-type="string">
            <text:p>Go to acme/categories/acme of Collaboration drive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43];6;FIND(&quot;:&quot;;[.F43];1)-FIND(&quot; &quot;;[.F43];1)-1))&gt;VALUE(MID([.F42];6;FIND(&quot;:&quot;;[.F42];1)-FIND(&quot; &quot;;[.F42];1)-1));[.C42];[.C42]+1)" office:value-type="float" office:value="18">
            <text:p>018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Add category using Manage Content function of Category portal</text:p>
          </table:table-cell>
          <table:table-cell table:style-name="ce245" office:value-type="string">
            <text:p>Step 2: Add category <text:s/></text:p>
          </table:table-cell>
          <table:table-cell table:style-name="ce245" office:value-type="string">
            <text:p>- Click on Add Category icon in action bar</text:p>
            <text:p>- Put category's name</text:p>
            <text:p>- Save</text:p>
          </table:table-cell>
          <table:table-cell table:style-name="ce245" office:value-type="string">
            <text:p>New category is created successfully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44];6;FIND(&quot;:&quot;;[.F44];1)-FIND(&quot; &quot;;[.F44];1)-1))&gt;VALUE(MID([.F43];6;FIND(&quot;:&quot;;[.F43];1)-FIND(&quot; &quot;;[.F43];1)-1));[.C43];[.C43]+1)" office:value-type="float" office:value="18">
            <text:p>018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Add category using Manage Content function of Category portal</text:p>
          </table:table-cell>
          <table:table-cell table:style-name="ce245" office:value-type="string">
            <text:p>Step 3: Check the displaying of new category </text:p>
          </table:table-cell>
          <table:table-cell table:style-name="ce245" office:value-type="string">
            <text:p>- Click on Back icon</text:p>
          </table:table-cell>
          <table:table-cell table:style-name="ce245" office:value-type="string">
            <text:p>New category is listed in Category portle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019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45];6;FIND(&quot;:&quot;;[.F45];1)-FIND(&quot; &quot;;[.F45];1)-1))&gt;VALUE(MID([.F44];6;FIND(&quot;:&quot;;[.F44];1)-FIND(&quot; &quot;;[.F44];1)-1));[.C44];[.C44]+1)" office:value-type="float" office:value="19">
            <text:p>019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Add content using Manage Content function of Category portal</text:p>
          </table:table-cell>
          <table:table-cell table:style-name="ce245" office:value-type="string">
            <text:p>Step 1: Open form to add new conten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Manage </text:span><text:span text:style-name="T8">Contents</text:span> of Categories</text:p>
          </table:table-cell>
          <table:table-cell table:style-name="ce245" office:value-type="string">
            <text:p>Go to acme/categories/acme of Collaboration drive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46];6;FIND(&quot;:&quot;;[.F46];1)-FIND(&quot; &quot;;[.F46];1)-1))&gt;VALUE(MID([.F45];6;FIND(&quot;:&quot;;[.F45];1)-FIND(&quot; &quot;;[.F45];1)-1));[.C45];[.C45]+1)" office:value-type="float" office:value="19">
            <text:p>019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Add content using Manage Content function of Category portal</text:p>
          </table:table-cell>
          <table:table-cell table:style-name="ce245" office:value-type="string">
            <text:p>Step 2: Add content</text:p>
          </table:table-cell>
          <table:table-cell table:style-name="ce245"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table:style-name="ce245" office:value-type="string">
            <text:p>New content is created successfully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47];6;FIND(&quot;:&quot;;[.F47];1)-FIND(&quot; &quot;;[.F47];1)-1))&gt;VALUE(MID([.F46];6;FIND(&quot;:&quot;;[.F46];1)-FIND(&quot; &quot;;[.F46];1)-1));[.C46];[.C46]+1)" office:value-type="float" office:value="19">
            <text:p>019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Add content using Manage Content function of Category portal</text:p>
          </table:table-cell>
          <table:table-cell table:style-name="ce245" office:value-type="string">
            <text:p>Step 3: Check the displaying of new content</text:p>
          </table:table-cell>
          <table:table-cell table:style-name="ce245" office:value-type="string">
            <text:p>- Click on Back icon</text:p>
          </table:table-cell>
          <table:table-cell table:style-name="ce245" office:value-type="string">
            <text:p>New content is listed in Top News <text:s/>portle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020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48];6;FIND(&quot;:&quot;;[.F48];1)-FIND(&quot; &quot;;[.F48];1)-1))&gt;VALUE(MID([.F47];6;FIND(&quot;:&quot;;[.F47];1)-FIND(&quot; &quot;;[.F47];1)-1));[.C47];[.C47]+1)" office:value-type="float" office:value="20">
            <text:p>020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Add content using Add Content function of Category portal</text:p>
          </table:table-cell>
          <table:table-cell table:style-name="ce245" office:value-type="string">
            <text:p>Step 1: Open form to add new conten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Manage </text:span><text:span text:style-name="T8">Contents</text:span> of Categories</text:p>
          </table:table-cell>
          <table:table-cell table:style-name="ce245" office:value-type="string">
            <text:p>Go to acme/categories/acme of Collaboration drive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49];6;FIND(&quot;:&quot;;[.F49];1)-FIND(&quot; &quot;;[.F49];1)-1))&gt;VALUE(MID([.F48];6;FIND(&quot;:&quot;;[.F48];1)-FIND(&quot; &quot;;[.F48];1)-1));[.C48];[.C48]+1)" office:value-type="float" office:value="20">
            <text:p>020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Add content using Add Content function of Category portal</text:p>
          </table:table-cell>
          <table:table-cell table:style-name="ce245" office:value-type="string">
            <text:p>Step 2: Add content</text:p>
          </table:table-cell>
          <table:table-cell table:style-name="ce245"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table:style-name="ce245" office:value-type="string">
            <text:p>New content is created successfully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Add content using Add Content function of Category portal</text:p>
          </table:table-cell>
          <table:table-cell table:style-name="ce245" office:value-type="string">
            <text:p>Step 3: Check the displaying of new content</text:p>
          </table:table-cell>
          <table:table-cell table:style-name="ce245" office:value-type="string">
            <text:p>- Click on Back icon</text:p>
          </table:table-cell>
          <table:table-cell table:style-name="ce245" office:value-type="string">
            <text:p>New content is listed in Top News <text:s/>portle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37"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021</text:p>
          </table:table-cell>
          <table:table-cell table:style-name="ce243" office:value-type="string">
            <text:p>FNC_ECMS_WCM_CAT_02</text:p>
          </table:table-cell>
          <table:table-cell table:style-name="ce148" office:value-type="float" office:value="1">
            <text:p>001</text:p>
          </table:table-cell>
          <table:table-cell table:style-name="ce301" office:value-type="string">
            <text:p>WCM\Categories\PCLV</text:p>
          </table:table-cell>
          <table:table-cell table:style-name="ce99" office:value-type="string">
            <text:p>Check the displaying of document/web content in Parameterized Content List Viewer</text:p>
          </table:table-cell>
          <table:table-cell table:style-name="ce245" office:value-type="string">
            <text:p>Step 1: Open form to create document</text:p>
          </table:table-cell>
          <table:table-cell table:style-name="ce245" office:value-type="string">
            <text:p>- Log in acme by administrator</text:p>
            <text:p>- Go to <text:span text:style-name="T10">Groups-</text:span><text:span text:style-name="T10">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table:style-name="ce245" office:value-type="string">
            <text:p>Form to create new document appears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45"/>
        </table:table-row>
        <table:table-row table:style-name="ro16">
          <table:table-cell table:style-name="ce13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heck the displaying of document/web content in Parameterized Content List Viewer</text:p>
          </table:table-cell>
          <table:table-cell table:style-name="ce245" office:value-type="string">
            <text:p>Step 2: Create new document</text:p>
          </table:table-cell>
          <table:table-cell table:style-name="ce245" office:value-type="string">
            <text:p>- Select template to create document</text:p>
            <text:p>- Put value in required fields</text:p>
            <text:p>- Click Save button</text:p>
          </table:table-cell>
          <table:table-cell table:style-name="ce245" office:value-type="string">
            <text:p>New document is created successfully. Document is displayed as a symlink node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45"/>
        </table:table-row>
        <table:table-row table:style-name="ro28">
          <table:table-cell table:style-name="ce13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heck the displaying of document/web content in Parameterized Content List Viewer</text:p>
          </table:table-cell>
          <table:table-cell table:style-name="ce245" office:value-type="string">
            <text:p>Step 3: Config Category Navigation </text:p>
          </table:table-cell>
          <table:table-cell table:style-name="ce245"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table:style-name="ce245" office:value-type="string">
            <text:p>Category navigation portlet in News page is configed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45"/>
        </table:table-row>
        <table:table-row table:style-name="ro74">
          <table:table-cell table:style-name="ce13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heck the displaying of document/web content in Parameterized Content List Viewer</text:p>
          </table:table-cell>
          <table:table-cell table:style-name="ce245" office:value-type="string">
            <text:p>Step 4: Config Parameterized Content List Viewer (PCLV) portlet</text:p>
          </table:table-cell>
          <table:table-cell table:style-name="ce245"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table:style-name="ce245" office:value-type="string">
            <text:p>PCLV portlet in News page is configed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45"/>
        </table:table-row>
        <table:table-row table:style-name="ro24">
          <table:table-cell table:style-name="ce13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heck the displaying of document/web content in Parameterized Content List Viewer</text:p>
          </table:table-cell>
          <table:table-cell table:style-name="ce245" office:value-type="string">
            <text:p>Step 5: Check the displaying of document/web content in PCLV</text:p>
          </table:table-cell>
          <table:table-cell table:style-name="ce245" office:value-type="string">
            <text:p>- Select <text:span text:style-name="T10">Sites/Acme/</text:span><text:span text:style-name="T10">News </text:span></text:p>
            <text:p>- Select category contains document/web content at step 2</text:p>
          </table:table-cell>
          <table:table-cell table:style-name="ce245" office:value-type="string">
            <text:p>Document/ web content is displayed in PCLV following <text:s/>edit mode or live mode (display draft content in edit mode and published content in Live mode)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45"/>
        </table:table-row>
        <table:table-row table:style-name="ro24">
          <table:table-cell table:style-name="ce137" table:formula="of:=IF(VALUE(MID([.F56];6;FIND(&quot;:&quot;;[.F56];1)-FIND(&quot; &quot;;[.F56];1)-1))&gt;VALUE(MID([.F55];6;FIND(&quot;:&quot;;[.F55];1)-FIND(&quot; &quot;;[.F55];1)-1));&quot;&quot;;MAX([.A$7:.A55])+1)" office:value-type="float" office:value="22">
            <text:p>022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the displaying of document/web content when user does not have permission to view</text:p>
          </table:table-cell>
          <table:table-cell table:style-name="ce245" office:value-type="string">
            <text:p>Step 1: Open form to create document</text:p>
          </table:table-cell>
          <table:table-cell table:style-name="ce245" office:value-type="string">
            <text:p>- Log in acme by administrator</text:p>
            <text:p>- Go to <text:span text:style-name="T10">Groups-</text:span><text:span text:style-name="T10">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table:style-name="ce245" office:value-type="string">
            <text:p>Form to create new document appears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45"/>
        </table:table-row>
        <table:table-row table:style-name="ro26">
          <table:table-cell table:style-name="ce13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the displaying of document/web content when user does not have permission to view</text:p>
          </table:table-cell>
          <table:table-cell table:style-name="ce245" office:value-type="string">
            <text:p>Step 2: Create new document</text:p>
          </table:table-cell>
          <table:table-cell table:style-name="ce245"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table:style-name="ce245" office:value-type="string">
            <text:p>New document is created successfully. Document is displayed as a symlink node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45"/>
        </table:table-row>
        <table:table-row table:style-name="ro28">
          <table:table-cell table:style-name="ce13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the displaying of document/web content when user does not have permission to view</text:p>
          </table:table-cell>
          <table:table-cell table:style-name="ce245" office:value-type="string">
            <text:p>Step 3: Config Category Navigation </text:p>
          </table:table-cell>
          <table:table-cell table:style-name="ce245"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table:style-name="ce245" office:value-type="string">
            <text:p>Category navigation portlet in News page is configed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45"/>
        </table:table-row>
        <table:table-row table:style-name="ro30">
          <table:table-cell table:style-name="ce13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the displaying of document/web content when user does not have permission to view</text:p>
          </table:table-cell>
          <table:table-cell table:style-name="ce245" office:value-type="string">
            <text:p>Step 4: Config Parameterized Content List Viewer (PCLV) portlet</text:p>
          </table:table-cell>
          <table:table-cell table:style-name="ce245"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table:style-name="ce245" office:value-type="string">
            <text:p>PCLV portlet in News page is configed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45"/>
        </table:table-row>
        <table:table-row table:style-name="ro24">
          <table:table-cell table:style-name="ce137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the displaying of document/web content when user does not have permission to view</text:p>
          </table:table-cell>
          <table:table-cell table:style-name="ce245" office:value-type="string">
            <text:p>Step 5: Check the displaying of document/web content in PCLV</text:p>
          </table:table-cell>
          <table:table-cell table:style-name="ce245" office:value-type="string">
            <text:p>- Login by user that does not have permission to view document at step 2</text:p>
            <text:p>- Select <text:span text:style-name="T10">Sites/Acme/</text:span><text:span text:style-name="T10">News </text:span></text:p>
            <text:p>- Select category contains document/web content at step 2</text:p>
          </table:table-cell>
          <table:table-cell table:style-name="ce245" office:value-type="string">
            <text:p>All document/ web content is displayed in PCLV following <text:s/>edit mode or live mode except document created at step 2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45"/>
        </table:table-row>
        <table:table-row table:style-name="ro24">
          <table:table-cell table:style-name="ce137" table:formula="of:=IF(VALUE(MID([.F61];6;FIND(&quot;:&quot;;[.F61];1)-FIND(&quot; &quot;;[.F61];1)-1))&gt;VALUE(MID([.F60];6;FIND(&quot;:&quot;;[.F60];1)-FIND(&quot; &quot;;[.F60];1)-1));&quot;&quot;;MAX([.A$7:.A60])+1)" office:value-type="float" office:value="23">
            <text:p>023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View content of document/web content in Parameterized Content List Viewer</text:p>
          </table:table-cell>
          <table:table-cell table:style-name="ce245" office:value-type="string">
            <text:p>Step 1: Check the displaying of document/web content in PCLV</text:p>
          </table:table-cell>
          <table:table-cell table:style-name="ce245" office:value-type="string">
            <text:p>Execute test case <text:a xlink:href="#WCM_23_001">WCM_23_001</text:a></text:p>
          </table:table-cell>
          <table:table-cell table:style-name="ce245" office:value-type="string">
            <text:p>Document/ web content is displayed in PCLV following <text:s/>edit mode or live mode (display draft content in edit mode and published content in Live mode)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45"/>
        </table:table-row>
        <table:table-row table:style-name="ro16">
          <table:table-cell table:style-name="ce13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View content of document/web content in Parameterized Content List Viewer</text:p>
          </table:table-cell>
          <table:table-cell table:style-name="ce245" office:value-type="string">
            <text:p>Step 2: View content of document</text:p>
          </table:table-cell>
          <table:table-cell table:style-name="ce245" office:value-type="string">
            <text:p>Click on the title or click on illustration of document/web content you want to view content</text:p>
          </table:table-cell>
          <table:table-cell table:style-name="ce245" office:value-type="string">
            <text:p>Content of document/ web is displayed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45"/>
        </table:table-row>
        <table:table-row table:style-name="ro24" table:visibility="filter">
          <table:table-cell table:style-name="ce137" table:formula="of:=IF(VALUE(MID([.F63];6;FIND(&quot;:&quot;;[.F63];1)-FIND(&quot; &quot;;[.F63];1)-1))&gt;VALUE(MID([.F62];6;FIND(&quot;:&quot;;[.F62];1)-FIND(&quot; &quot;;[.F62];1)-1));&quot;&quot;;MAX([.A$7:.A62])+1)" office:value-type="float" office:value="24">
            <text:p>024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Back to PCLV after viewing content of document/web content</text:p>
          </table:table-cell>
          <table:table-cell table:style-name="ce245" office:value-type="string">
            <text:p>Step 1: Check the displaying of document/web content in PCLV</text:p>
          </table:table-cell>
          <table:table-cell table:style-name="ce245" office:value-type="string">
            <text:p>Execute test case <text:a xlink:href="#WCM_23_001">WCM_23_001</text:a></text:p>
          </table:table-cell>
          <table:table-cell table:style-name="ce245" office:value-type="string">
            <text:p>Document/ web content is displayed in PCLV following <text:s/>edit mode or live mode (display draft content in edit mode and published content in Live mode)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Back to PCLV after viewing content of document/web content</text:p>
          </table:table-cell>
          <table:table-cell table:style-name="ce245" office:value-type="string">
            <text:p>Step 2: View content of document</text:p>
          </table:table-cell>
          <table:table-cell table:style-name="ce245" office:value-type="string">
            <text:p>Click on the title or click on illustration of document/web content you want to view content</text:p>
          </table:table-cell>
          <table:table-cell table:style-name="ce245" office:value-type="string">
            <text:p>Content of document/ web is displayed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Back to PCLV after viewing content of document/web content</text:p>
          </table:table-cell>
          <table:table-cell table:style-name="ce245" office:value-type="string">
            <text:p>Step 3: Back to PCLV portlet after viewing content</text:p>
          </table:table-cell>
          <table:table-cell table:style-name="ce245" office:value-type="string">
            <text:p>Click on <text:span text:style-name="T8">Back</text:span> icon</text:p>
          </table:table-cell>
          <table:table-cell table:style-name="ce245" office:value-type="string">
            <text:p><text:span text:style-name="T8">News</text:span> page is displayed 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 table:visibility="filter">
          <table:table-cell table:style-name="ce137" table:formula="of:=IF(VALUE(MID([.F66];6;FIND(&quot;:&quot;;[.F66];1)-FIND(&quot; &quot;;[.F66];1)-1))&gt;VALUE(MID([.F65];6;FIND(&quot;:&quot;;[.F65];1)-FIND(&quot; &quot;;[.F65];1)-1));&quot;&quot;;MAX([.A$7:.A65])+1)" office:value-type="float" office:value="25">
            <text:p>025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Print content of document/web content</text:p>
          </table:table-cell>
          <table:table-cell table:style-name="ce245" office:value-type="string">
            <text:p>Step 1: Check the displaying of document/web content in PCLV</text:p>
          </table:table-cell>
          <table:table-cell table:style-name="ce245" office:value-type="string">
            <text:p>Execute test case <text:a xlink:href="#WCM_23_001">WCM_23_001</text:a></text:p>
          </table:table-cell>
          <table:table-cell table:style-name="ce245" office:value-type="string">
            <text:p>Document/ web content is displayed in PCLV following <text:s/>edit mode or live mode (display draft content in edit mode and published content in Live mode)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Print content of document/web content</text:p>
          </table:table-cell>
          <table:table-cell table:style-name="ce245" office:value-type="string">
            <text:p>Step 2: View content of document</text:p>
          </table:table-cell>
          <table:table-cell table:style-name="ce245" office:value-type="string">
            <text:p>Click on the title or click on illustration of document/web content you want to view content</text:p>
          </table:table-cell>
          <table:table-cell table:style-name="ce245" office:value-type="string">
            <text:p>Content of document/ web is displayed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style-name="ce13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Print content of document/web content</text:p>
          </table:table-cell>
          <table:table-cell table:style-name="ce245" office:value-type="string">
            <text:p>Step 3: Show form to print content</text:p>
          </table:table-cell>
          <table:table-cell table:style-name="ce245" office:value-type="string">
            <text:p>Click on <text:span text:style-name="T8">Print</text:span> icon</text:p>
          </table:table-cell>
          <table:table-cell table:style-name="ce245" office:value-type="string">
            <text:p>Show form to do print content of document/web conte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style-name="ce137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69];6;FIND(&quot;:&quot;;[.F69];1)-FIND(&quot; &quot;;[.F69];1)-1))&gt;VALUE(MID([.F68];6;FIND(&quot;:&quot;;[.F68];1)-FIND(&quot; &quot;;[.F68];1)-1));[.C68];[.C68]+1)" office:value-type="float" office:value="5">
            <text:p>005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Print content of document/web content</text:p>
          </table:table-cell>
          <table:table-cell table:style-name="ce245" office:value-type="string">
            <text:p>Step 4: Print content</text:p>
          </table:table-cell>
          <table:table-cell table:style-name="ce245" office:value-type="string">
            <text:p>- Click on <text:span text:style-name="T8">Print</text:span> icon</text:p>
            <text:p>- Do actions to print</text:p>
          </table:table-cell>
          <table:table-cell table:style-name="ce245" office:value-type="string">
            <text:p>Content of document/web content is printed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 table:visibility="filter">
          <table:table-cell table:style-name="ce137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lose form to print content</text:p>
          </table:table-cell>
          <table:table-cell table:style-name="ce245" office:value-type="string">
            <text:p>Step 1: Check the displaying of document/web content in PCLV</text:p>
          </table:table-cell>
          <table:table-cell table:style-name="ce245" office:value-type="string">
            <text:p>Execute test case <text:a xlink:href="#WCM_23_001">WCM_23_001</text:a></text:p>
          </table:table-cell>
          <table:table-cell table:style-name="ce245" office:value-type="string">
            <text:p>Document/ web content is displayed in PCLV following <text:s/>edit mode or live mode (display draft content in edit mode and published content in Live mode)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lose form to print content</text:p>
          </table:table-cell>
          <table:table-cell table:style-name="ce245" office:value-type="string">
            <text:p>Step 2: View content of document</text:p>
          </table:table-cell>
          <table:table-cell table:style-name="ce245" office:value-type="string">
            <text:p>Click on the title or click on illustration of document/web content you want to view content</text:p>
          </table:table-cell>
          <table:table-cell table:style-name="ce245" office:value-type="string">
            <text:p>Content of document/ web is displayed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style-name="ce13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72];6;FIND(&quot;:&quot;;[.F72];1)-FIND(&quot; &quot;;[.F72];1)-1))&gt;VALUE(MID([.F71];6;FIND(&quot;:&quot;;[.F71];1)-FIND(&quot; &quot;;[.F71];1)-1));[.C71];[.C71]+1)" office:value-type="float" office:value="6">
            <text:p>006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lose form to print content</text:p>
          </table:table-cell>
          <table:table-cell table:style-name="ce245" office:value-type="string">
            <text:p>Step 3: Show form to print content</text:p>
          </table:table-cell>
          <table:table-cell table:style-name="ce245" office:value-type="string">
            <text:p>Click on <text:span text:style-name="T8">Print</text:span> icon</text:p>
          </table:table-cell>
          <table:table-cell table:style-name="ce245" office:value-type="string">
            <text:p>Show form to do print content of document/web conte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lose form to print content</text:p>
          </table:table-cell>
          <table:table-cell table:style-name="ce245" office:value-type="string">
            <text:p>Step 4: Close form to print content</text:p>
          </table:table-cell>
          <table:table-cell table:style-name="ce245" office:value-type="string">
            <text:p>- Click on <text:span text:style-name="T8">Close</text:span> icon</text:p>
            <text:p/>
          </table:table-cell>
          <table:table-cell table:style-name="ce245" office:value-type="string">
            <text:p>Back to form displaying content of document/web conte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 table:visibility="filter">
          <table:table-cell table:style-name="ce137" table:formula="of:=IF(VALUE(MID([.F74];6;FIND(&quot;:&quot;;[.F74];1)-FIND(&quot; &quot;;[.F74];1)-1))&gt;VALUE(MID([.F73];6;FIND(&quot;:&quot;;[.F73];1)-FIND(&quot; &quot;;[.F73];1)-1));&quot;&quot;;MAX([.A$7:.A73])+1)" office:value-type="float" office:value="27">
            <text:p>027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Download uploaded file</text:p>
          </table:table-cell>
          <table:table-cell table:style-name="ce245" office:value-type="string">
            <text:p>Step 1: Check the displaying of document/web content in PCLV</text:p>
          </table:table-cell>
          <table:table-cell table:style-name="ce245" office:value-type="string">
            <text:p>Execute test case <text:a xlink:href="#WCM_23_001">WCM_23_001</text:a> (with upload file)</text:p>
          </table:table-cell>
          <table:table-cell table:style-name="ce245" office:value-type="string">
            <text:p>Document/ web content is displayed in PCLV following <text:s/>edit mode or live mode (display draft content in edit mode and published content in Live mode)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75];6;FIND(&quot;:&quot;;[.F75];1)-FIND(&quot; &quot;;[.F75];1)-1))&gt;VALUE(MID([.F74];6;FIND(&quot;:&quot;;[.F74];1)-FIND(&quot; &quot;;[.F74];1)-1));[.C74];[.C74]+1)" office:value-type="float" office:value="7">
            <text:p>007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Download uploaded file</text:p>
          </table:table-cell>
          <table:table-cell table:style-name="ce245" office:value-type="string">
            <text:p>Step 2: View content of document</text:p>
          </table:table-cell>
          <table:table-cell table:style-name="ce245" office:value-type="string">
            <text:p>Click on the title or click on illustration of uploaded file you want to view content</text:p>
          </table:table-cell>
          <table:table-cell table:style-name="ce245" office:value-type="string">
            <text:p>Content of uploaded file is displayed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style-name="ce137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76];6;FIND(&quot;:&quot;;[.F76];1)-FIND(&quot; &quot;;[.F76];1)-1))&gt;VALUE(MID([.F75];6;FIND(&quot;:&quot;;[.F75];1)-FIND(&quot; &quot;;[.F75];1)-1));[.C75];[.C75]+1)" office:value-type="float" office:value="7">
            <text:p>007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Download uploaded file</text:p>
          </table:table-cell>
          <table:table-cell table:style-name="ce245" office:value-type="string">
            <text:p>Step 3: Download uploaded file</text:p>
          </table:table-cell>
          <table:table-cell table:style-name="ce245" office:value-type="string">
            <text:p>Click on <text:span text:style-name="T8">Download </text:span><text:span text:style-name="T8">this file</text:span> icon</text:p>
          </table:table-cell>
          <table:table-cell table:style-name="ce245" office:value-type="string">
            <text:p>Form to download this file is displayed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37"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028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hange the order of document in PCLV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 </text:p>
            <text:p>- In Acme/News, click Preference icon of PCLV</text:p>
            <text:p/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45"/>
        </table:table-row>
        <table:table-row table:style-name="ro37">
          <table:table-cell table:style-name="ce137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78];6;FIND(&quot;:&quot;;[.F78];1)-FIND(&quot; &quot;;[.F78];1)-1))&gt;VALUE(MID([.F77];6;FIND(&quot;:&quot;;[.F77];1)-FIND(&quot; &quot;;[.F77];1)-1));[.C77];[.C77]+1)" office:value-type="float" office:value="8">
            <text:p>008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hange the order of document in PCLV</text:p>
          </table:table-cell>
          <table:table-cell table:style-name="ce245" office:value-type="string">
            <text:p>Step 2: Change order of document</text:p>
          </table:table-cell>
          <table:table-cell table:style-name="ce245" office:value-type="string">
            <text:p>- Select Order by</text:p>
            <text:p>- Select Descendant or Ascendant</text:p>
            <text:p>- Click Save button</text:p>
          </table:table-cell>
          <table:table-cell table:style-name="ce245" office:value-type="string">
            <text:p>Documents are listed in descendant or ascendant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45"/>
        </table:table-row>
        <table:table-row table:style-name="ro75" table:visibility="filter">
          <table:table-cell table:style-name="ce137" table:formula="of:=IF(VALUE(MID([.F79];6;FIND(&quot;:&quot;;[.F79];1)-FIND(&quot; &quot;;[.F79];1)-1))&gt;VALUE(MID([.F78];6;FIND(&quot;:&quot;;[.F78];1)-FIND(&quot; &quot;;[.F78];1)-1));&quot;&quot;;MAX([.A$7:.A78])+1)" office:value-type="float" office:value="29">
            <text:p>029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documents when sorted by Title and Ascendant</text:p>
          </table:table-cell>
          <table:table-cell table:style-name="ce245" office:value-type="string">
            <text:p>Step 1: Open form to config PCLV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table:style-name="ce245" office:value-type="string">
            <text:p>Form to config PCLV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6" table:visibility="filter">
          <table:table-cell table:style-name="ce137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80];6;FIND(&quot;:&quot;;[.F80];1)-FIND(&quot; &quot;;[.F80];1)-1))&gt;VALUE(MID([.F79];6;FIND(&quot;:&quot;;[.F79];1)-FIND(&quot; &quot;;[.F79];1)-1));[.C79];[.C79]+1)" office:value-type="float" office:value="9">
            <text:p>009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documents when sorted by Title and Ascendant</text:p>
          </table:table-cell>
          <table:table-cell table:style-name="ce245" office:value-type="string">
            <text:p>Step 2: Check documents are sorted by title</text:p>
          </table:table-cell>
          <table:table-cell table:style-name="ce245"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documents are sorted by title and A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2" table:visibility="filter">
          <table:table-cell table:style-name="ce137" table:formula="of:=IF(VALUE(MID([.F81];6;FIND(&quot;:&quot;;[.F81];1)-FIND(&quot; &quot;;[.F81];1)-1))&gt;VALUE(MID([.F80];6;FIND(&quot;:&quot;;[.F80];1)-FIND(&quot; &quot;;[.F80];1)-1));&quot;&quot;;MAX([.A$7:.A80])+1)" office:value-type="float" office:value="30">
            <text:p>030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categories when sorted by Title and Descendant</text:p>
          </table:table-cell>
          <table:table-cell table:style-name="ce245" office:value-type="string">
            <text:p>Step 1: Open form to config PCLV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table:style-name="ce245" office:value-type="string">
            <text:p>Form to config PCLV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style-name="ce137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82];6;FIND(&quot;:&quot;;[.F82];1)-FIND(&quot; &quot;;[.F82];1)-1))&gt;VALUE(MID([.F81];6;FIND(&quot;:&quot;;[.F81];1)-FIND(&quot; &quot;;[.F81];1)-1));[.C81];[.C81]+1)" office:value-type="float" office:value="10">
            <text:p>010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categories when sorted by Title and Descendant</text:p>
          </table:table-cell>
          <table:table-cell table:style-name="ce245" office:value-type="string">
            <text:p>Step 2: Check documents are sorted by title</text:p>
          </table:table-cell>
          <table:table-cell table:style-name="ce245" office:value-type="string">
            <text:p>- Choose Order by: Title</text:p>
            <text:p>- Choose De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documents are sorted by title and De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style-name="ce137" table:formula="of:=IF(VALUE(MID([.F83];6;FIND(&quot;:&quot;;[.F83];1)-FIND(&quot; &quot;;[.F83];1)-1))&gt;VALUE(MID([.F82];6;FIND(&quot;:&quot;;[.F82];1)-FIND(&quot; &quot;;[.F82];1)-1));&quot;&quot;;MAX([.A$7:.A82])+1)" office:value-type="float" office:value="31">
            <text:p>031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83];6;FIND(&quot;:&quot;;[.F83];1)-FIND(&quot; &quot;;[.F83];1)-1))&gt;VALUE(MID([.F82];6;FIND(&quot;:&quot;;[.F82];1)-FIND(&quot; &quot;;[.F82];1)-1));[.C82];[.C82]+1)" office:value-type="float" office:value="11">
            <text:p>011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documents when sorted by Created Date and Ascendant</text:p>
          </table:table-cell>
          <table:table-cell table:style-name="ce245" office:value-type="string">
            <text:p>Step 1: Open form to config PCLV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table:style-name="ce245" office:value-type="string">
            <text:p>Form to config PCLV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style-name="ce137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84];6;FIND(&quot;:&quot;;[.F84];1)-FIND(&quot; &quot;;[.F84];1)-1))&gt;VALUE(MID([.F83];6;FIND(&quot;:&quot;;[.F83];1)-FIND(&quot; &quot;;[.F83];1)-1));[.C83];[.C83]+1)" office:value-type="float" office:value="11">
            <text:p>011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documents when sorted by Created Date and Ascendant</text:p>
          </table:table-cell>
          <table:table-cell table:style-name="ce245" office:value-type="string">
            <text:p>Step 2: Check documents are sorted by title</text:p>
          </table:table-cell>
          <table:table-cell table:style-name="ce245"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documents are sorted by Created Date and A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style-name="ce137" table:formula="of:=IF(VALUE(MID([.F85];6;FIND(&quot;:&quot;;[.F85];1)-FIND(&quot; &quot;;[.F85];1)-1))&gt;VALUE(MID([.F84];6;FIND(&quot;:&quot;;[.F84];1)-FIND(&quot; &quot;;[.F84];1)-1));&quot;&quot;;MAX([.A$7:.A84])+1)" office:value-type="float" office:value="32">
            <text:p>032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85];6;FIND(&quot;:&quot;;[.F85];1)-FIND(&quot; &quot;;[.F85];1)-1))&gt;VALUE(MID([.F84];6;FIND(&quot;:&quot;;[.F84];1)-FIND(&quot; &quot;;[.F84];1)-1));[.C84];[.C84]+1)" office:value-type="float" office:value="12">
            <text:p>012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categories when sorted by Created Date and Descendant</text:p>
          </table:table-cell>
          <table:table-cell table:style-name="ce245" office:value-type="string">
            <text:p>Step 1: Open form to config PCLV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table:style-name="ce245" office:value-type="string">
            <text:p>Form to config PCLV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style-name="ce137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86];6;FIND(&quot;:&quot;;[.F86];1)-FIND(&quot; &quot;;[.F86];1)-1))&gt;VALUE(MID([.F85];6;FIND(&quot;:&quot;;[.F85];1)-FIND(&quot; &quot;;[.F85];1)-1));[.C85];[.C85]+1)" office:value-type="float" office:value="12">
            <text:p>012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categories when sorted by Created Date and Descendant</text:p>
          </table:table-cell>
          <table:table-cell table:style-name="ce245" office:value-type="string">
            <text:p>Step 2: Check documents are sorted by title</text:p>
          </table:table-cell>
          <table:table-cell table:style-name="ce245"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documents are sorted by Created Date and De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style-name="ce137" table:formula="of:=IF(VALUE(MID([.F87];6;FIND(&quot;:&quot;;[.F87];1)-FIND(&quot; &quot;;[.F87];1)-1))&gt;VALUE(MID([.F86];6;FIND(&quot;:&quot;;[.F86];1)-FIND(&quot; &quot;;[.F86];1)-1));&quot;&quot;;MAX([.A$7:.A86])+1)" office:value-type="float" office:value="33">
            <text:p>033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87];6;FIND(&quot;:&quot;;[.F87];1)-FIND(&quot; &quot;;[.F87];1)-1))&gt;VALUE(MID([.F86];6;FIND(&quot;:&quot;;[.F86];1)-FIND(&quot; &quot;;[.F86];1)-1));[.C86];[.C86]+1)" office:value-type="float" office:value="13">
            <text:p>013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documents when sorted by Modified Date and Ascendant</text:p>
          </table:table-cell>
          <table:table-cell table:style-name="ce245" office:value-type="string">
            <text:p>Step 1: Open form to config PCLV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table:style-name="ce245" office:value-type="string">
            <text:p>Form to config PCLV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style-name="ce137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88];6;FIND(&quot;:&quot;;[.F88];1)-FIND(&quot; &quot;;[.F88];1)-1))&gt;VALUE(MID([.F87];6;FIND(&quot;:&quot;;[.F87];1)-FIND(&quot; &quot;;[.F87];1)-1));[.C87];[.C87]+1)" office:value-type="float" office:value="13">
            <text:p>013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documents when sorted by Modified Date and Ascendant</text:p>
          </table:table-cell>
          <table:table-cell table:style-name="ce245" office:value-type="string">
            <text:p>Step 2: Check documents are sorted by title</text:p>
          </table:table-cell>
          <table:table-cell table:style-name="ce245"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documents are sorted by Modified Date and A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style-name="ce137"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89];6;FIND(&quot;:&quot;;[.F89];1)-FIND(&quot; &quot;;[.F89];1)-1))&gt;VALUE(MID([.F88];6;FIND(&quot;:&quot;;[.F88];1)-FIND(&quot; &quot;;[.F88];1)-1));[.C88];[.C88]+1)" office:value-type="float" office:value="14">
            <text:p>014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categories when sorted by Modified Date and Descendant</text:p>
          </table:table-cell>
          <table:table-cell table:style-name="ce245" office:value-type="string">
            <text:p>Step 1: Open form to config PCLV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table:style-name="ce245" office:value-type="string">
            <text:p>Form to config PCLV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style-name="ce137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90];6;FIND(&quot;:&quot;;[.F90];1)-FIND(&quot; &quot;;[.F90];1)-1))&gt;VALUE(MID([.F89];6;FIND(&quot;:&quot;;[.F89];1)-FIND(&quot; &quot;;[.F89];1)-1));[.C89];[.C89]+1)" office:value-type="float" office:value="14">
            <text:p>014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categories when sorted by Modified Date and Descendant</text:p>
          </table:table-cell>
          <table:table-cell table:style-name="ce245" office:value-type="string">
            <text:p>Step 2: Check documents are sorted by title</text:p>
          </table:table-cell>
          <table:table-cell table:style-name="ce245"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documents are sorted by Modified Date and De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style-name="ce137" table:formula="of:=IF(VALUE(MID([.F91];6;FIND(&quot;:&quot;;[.F91];1)-FIND(&quot; &quot;;[.F91];1)-1))&gt;VALUE(MID([.F90];6;FIND(&quot;:&quot;;[.F90];1)-FIND(&quot; &quot;;[.F90];1)-1));&quot;&quot;;MAX([.A$7:.A90])+1)" office:value-type="float" office:value="35">
            <text:p>035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91];6;FIND(&quot;:&quot;;[.F91];1)-FIND(&quot; &quot;;[.F91];1)-1))&gt;VALUE(MID([.F90];6;FIND(&quot;:&quot;;[.F90];1)-FIND(&quot; &quot;;[.F90];1)-1));[.C90];[.C90]+1)" office:value-type="float" office:value="15">
            <text:p>015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documents when sorted by Published Date and Ascendant</text:p>
          </table:table-cell>
          <table:table-cell table:style-name="ce245" office:value-type="string">
            <text:p>Step 1: Open form to config PCLV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table:style-name="ce245" office:value-type="string">
            <text:p>Form to config PCLV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style-name="ce137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92];6;FIND(&quot;:&quot;;[.F92];1)-FIND(&quot; &quot;;[.F92];1)-1))&gt;VALUE(MID([.F91];6;FIND(&quot;:&quot;;[.F91];1)-FIND(&quot; &quot;;[.F91];1)-1));[.C91];[.C91]+1)" office:value-type="float" office:value="15">
            <text:p>015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documents when sorted by Published Date and Ascendant</text:p>
          </table:table-cell>
          <table:table-cell table:style-name="ce245" office:value-type="string">
            <text:p>Step 2: Check documents are sorted by title</text:p>
          </table:table-cell>
          <table:table-cell table:style-name="ce245"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documents are sorted by Published Date and A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style-name="ce137" table:formula="of:=IF(VALUE(MID([.F93];6;FIND(&quot;:&quot;;[.F93];1)-FIND(&quot; &quot;;[.F93];1)-1))&gt;VALUE(MID([.F92];6;FIND(&quot;:&quot;;[.F92];1)-FIND(&quot; &quot;;[.F92];1)-1));&quot;&quot;;MAX([.A$7:.A92])+1)" office:value-type="float" office:value="36">
            <text:p>036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93];6;FIND(&quot;:&quot;;[.F93];1)-FIND(&quot; &quot;;[.F93];1)-1))&gt;VALUE(MID([.F92];6;FIND(&quot;:&quot;;[.F92];1)-FIND(&quot; &quot;;[.F92];1)-1));[.C92];[.C92]+1)" office:value-type="float" office:value="16">
            <text:p>016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categories when sorted by Published Date and Descendant</text:p>
          </table:table-cell>
          <table:table-cell table:style-name="ce245" office:value-type="string">
            <text:p>Step 1: Open form to config PCLV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table:style-name="ce245" office:value-type="string">
            <text:p>Form to config PCLV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style-name="ce137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94];6;FIND(&quot;:&quot;;[.F94];1)-FIND(&quot; &quot;;[.F94];1)-1))&gt;VALUE(MID([.F93];6;FIND(&quot;:&quot;;[.F93];1)-FIND(&quot; &quot;;[.F93];1)-1));[.C93];[.C93]+1)" office:value-type="float" office:value="16">
            <text:p>016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categories when sorted by Published Date and Descendant</text:p>
          </table:table-cell>
          <table:table-cell table:style-name="ce245" office:value-type="string">
            <text:p>Step 2: Check documents are sorted by title</text:p>
          </table:table-cell>
          <table:table-cell table:style-name="ce245"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documents are sorted by Published Date and De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style-name="ce137" table:formula="of:=IF(VALUE(MID([.F95];6;FIND(&quot;:&quot;;[.F95];1)-FIND(&quot; &quot;;[.F95];1)-1))&gt;VALUE(MID([.F94];6;FIND(&quot;:&quot;;[.F94];1)-FIND(&quot; &quot;;[.F94];1)-1));&quot;&quot;;MAX([.A$7:.A94])+1)" office:value-type="float" office:value="37">
            <text:p>037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95];6;FIND(&quot;:&quot;;[.F95];1)-FIND(&quot; &quot;;[.F95];1)-1))&gt;VALUE(MID([.F94];6;FIND(&quot;:&quot;;[.F94];1)-FIND(&quot; &quot;;[.F94];1)-1));[.C94];[.C94]+1)" office:value-type="float" office:value="17">
            <text:p>017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documents when sorted by Event Date and Ascendant</text:p>
          </table:table-cell>
          <table:table-cell table:style-name="ce245" office:value-type="string">
            <text:p>Step 1: Open form to config PCLV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table:style-name="ce245" office:value-type="string">
            <text:p>Form to config PCLV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style-name="ce137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96];6;FIND(&quot;:&quot;;[.F96];1)-FIND(&quot; &quot;;[.F96];1)-1))&gt;VALUE(MID([.F95];6;FIND(&quot;:&quot;;[.F95];1)-FIND(&quot; &quot;;[.F95];1)-1));[.C95];[.C95]+1)" office:value-type="float" office:value="17">
            <text:p>017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documents when sorted by Event Date and Ascendant</text:p>
          </table:table-cell>
          <table:table-cell table:style-name="ce245" office:value-type="string">
            <text:p>Step 2: Check documents are sorted by title</text:p>
          </table:table-cell>
          <table:table-cell table:style-name="ce245"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documents are sorted by Event Date and A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style-name="ce137" table:formula="of:=IF(VALUE(MID([.F97];6;FIND(&quot;:&quot;;[.F97];1)-FIND(&quot; &quot;;[.F97];1)-1))&gt;VALUE(MID([.F96];6;FIND(&quot;:&quot;;[.F96];1)-FIND(&quot; &quot;;[.F96];1)-1));&quot;&quot;;MAX([.A$7:.A96])+1)" office:value-type="float" office:value="38">
            <text:p>038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97];6;FIND(&quot;:&quot;;[.F97];1)-FIND(&quot; &quot;;[.F97];1)-1))&gt;VALUE(MID([.F96];6;FIND(&quot;:&quot;;[.F96];1)-FIND(&quot; &quot;;[.F96];1)-1));[.C96];[.C96]+1)" office:value-type="float" office:value="18">
            <text:p>018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categories when sorted by Event Date and Descendant</text:p>
          </table:table-cell>
          <table:table-cell table:style-name="ce245" office:value-type="string">
            <text:p>Step 1: Open form to config PCLV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table:style-name="ce245" office:value-type="string">
            <text:p>Form to config PCLV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style-name="ce137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98];6;FIND(&quot;:&quot;;[.F98];1)-FIND(&quot; &quot;;[.F98];1)-1))&gt;VALUE(MID([.F97];6;FIND(&quot;:&quot;;[.F97];1)-FIND(&quot; &quot;;[.F97];1)-1));[.C97];[.C97]+1)" office:value-type="float" office:value="18">
            <text:p>018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categories when sorted by Event Date and Descendant</text:p>
          </table:table-cell>
          <table:table-cell table:style-name="ce245" office:value-type="string">
            <text:p>Step 2: Check documents are sorted by title</text:p>
          </table:table-cell>
          <table:table-cell table:style-name="ce245"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documents are sorted by Event Date and De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 table:visibility="filter">
          <table:table-cell table:style-name="ce137" table:formula="of:=IF(VALUE(MID([.F99];6;FIND(&quot;:&quot;;[.F99];1)-FIND(&quot; &quot;;[.F99];1)-1))&gt;VALUE(MID([.F98];6;FIND(&quot;:&quot;;[.F98];1)-FIND(&quot; &quot;;[.F98];1)-1));&quot;&quot;;MAX([.A$7:.A98])+1)" office:value-type="float" office:value="39">
            <text:p>039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99];6;FIND(&quot;:&quot;;[.F99];1)-FIND(&quot; &quot;;[.F99];1)-1))&gt;VALUE(MID([.F98];6;FIND(&quot;:&quot;;[.F98];1)-FIND(&quot; &quot;;[.F98];1)-1));[.C98];[.C98]+1)" office:value-type="float" office:value="19">
            <text:p>019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documents when sorted by Index and Ascendant</text:p>
          </table:table-cell>
          <table:table-cell table:style-name="ce245" office:value-type="string">
            <text:p>Step 1: Open form to config PCLV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table:style-name="ce245" office:value-type="string">
            <text:p>Form to config PCLV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00];6;FIND(&quot;:&quot;;[.F100];1)-FIND(&quot; &quot;;[.F100];1)-1))&gt;VALUE(MID([.F99];6;FIND(&quot;:&quot;;[.F99];1)-FIND(&quot; &quot;;[.F99];1)-1));[.C99];[.C99]+1)" office:value-type="float" office:value="19">
            <text:p>019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documents when sorted by Index and Ascendant</text:p>
          </table:table-cell>
          <table:table-cell table:style-name="ce245" office:value-type="string">
            <text:p>Step 2: Check documents are sorted by title</text:p>
          </table:table-cell>
          <table:table-cell table:style-name="ce245"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documents are sorted by Index and A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101];6;FIND(&quot;:&quot;;[.F101];1)-FIND(&quot; &quot;;[.F101];1)-1))&gt;VALUE(MID([.F100];6;FIND(&quot;:&quot;;[.F100];1)-FIND(&quot; &quot;;[.F100];1)-1));&quot;&quot;;MAX([.A$7:.A100])+1)" office:value-type="float" office:value="40">
            <text:p>040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01];6;FIND(&quot;:&quot;;[.F101];1)-FIND(&quot; &quot;;[.F101];1)-1))&gt;VALUE(MID([.F100];6;FIND(&quot;:&quot;;[.F100];1)-FIND(&quot; &quot;;[.F100];1)-1));[.C100];[.C100]+1)" office:value-type="float" office:value="20">
            <text:p>020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categories when sorted by Index and Descendant</text:p>
          </table:table-cell>
          <table:table-cell table:style-name="ce245" office:value-type="string">
            <text:p>Step 1: Open form to config PCLV portle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table:style-name="ce245" office:value-type="string">
            <text:p>Form to config PCLV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02];6;FIND(&quot;:&quot;;[.F102];1)-FIND(&quot; &quot;;[.F102];1)-1))&gt;VALUE(MID([.F101];6;FIND(&quot;:&quot;;[.F101];1)-FIND(&quot; &quot;;[.F101];1)-1));[.C101];[.C101]+1)" office:value-type="float" office:value="20">
            <text:p>020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categories when sorted by Index and Descendant</text:p>
          </table:table-cell>
          <table:table-cell table:style-name="ce245" office:value-type="string">
            <text:p>Step 2: Check documents are sorted by title</text:p>
          </table:table-cell>
          <table:table-cell table:style-name="ce245"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documents are sorted by Index and De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03];6;FIND(&quot;:&quot;;[.F103];1)-FIND(&quot; &quot;;[.F103];1)-1))&gt;VALUE(MID([.F102];6;FIND(&quot;:&quot;;[.F102];1)-FIND(&quot; &quot;;[.F102];1)-1));&quot;&quot;;MAX([.A$7:.A102])+1)" office:value-type="float" office:value="41">
            <text:p>041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03];6;FIND(&quot;:&quot;;[.F103];1)-FIND(&quot; &quot;;[.F103];1)-1))&gt;VALUE(MID([.F102];6;FIND(&quot;:&quot;;[.F102];1)-FIND(&quot; &quot;;[.F102];1)-1));[.C102];[.C102]+1)" office:value-type="float" office:value="21">
            <text:p>021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when change the header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04];6;FIND(&quot;:&quot;;[.F104];1)-FIND(&quot; &quot;;[.F104];1)-1))&gt;VALUE(MID([.F103];6;FIND(&quot;:&quot;;[.F103];1)-FIND(&quot; &quot;;[.F103];1)-1));[.C103];[.C103]+1)" office:value-type="float" office:value="21">
            <text:p>021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when change the header</text:p>
          </table:table-cell>
          <table:table-cell table:style-name="ce245" office:value-type="string">
            <text:p>Step 2: Check when change the header</text:p>
          </table:table-cell>
          <table:table-cell table:style-name="ce245" office:value-type="string">
            <text:p>- Change the header</text:p>
            <text:p>- Click Save button</text:p>
          </table:table-cell>
          <table:table-cell table:style-name="ce245" office:value-type="string">
            <text:p>The header is changed successful. New header is displayed in the top of PCLV portle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05];6;FIND(&quot;:&quot;;[.F105];1)-FIND(&quot; &quot;;[.F105];1)-1))&gt;VALUE(MID([.F104];6;FIND(&quot;:&quot;;[.F104];1)-FIND(&quot; &quot;;[.F104];1)-1));&quot;&quot;;MAX([.A$7:.A104])+1)" office:value-type="float" office:value="42">
            <text:p>042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05];6;FIND(&quot;:&quot;;[.F105];1)-FIND(&quot; &quot;;[.F105];1)-1))&gt;VALUE(MID([.F104];6;FIND(&quot;:&quot;;[.F104];1)-FIND(&quot; &quot;;[.F104];1)-1));[.C104];[.C104]+1)" office:value-type="float" office:value="22">
            <text:p>022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when the header is blank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style-name="ce137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06];6;FIND(&quot;:&quot;;[.F106];1)-FIND(&quot; &quot;;[.F106];1)-1))&gt;VALUE(MID([.F105];6;FIND(&quot;:&quot;;[.F105];1)-FIND(&quot; &quot;;[.F105];1)-1));[.C105];[.C105]+1)" office:value-type="float" office:value="22">
            <text:p>022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when the header is blank</text:p>
          </table:table-cell>
          <table:table-cell table:style-name="ce245" office:value-type="string">
            <text:p>Step 2: Check when change the header</text:p>
          </table:table-cell>
          <table:table-cell table:style-name="ce245" office:value-type="string">
            <text:p>- Leave the header is blank</text:p>
            <text:p>- Click Save button</text:p>
          </table:table-cell>
          <table:table-cell table:style-name="ce245" office:value-type="string">
            <text:p>The header <text:s/>is not displayed in the top of PCLV portle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07];6;FIND(&quot;:&quot;;[.F107];1)-FIND(&quot; &quot;;[.F107];1)-1))&gt;VALUE(MID([.F106];6;FIND(&quot;:&quot;;[.F106];1)-FIND(&quot; &quot;;[.F106];1)-1));&quot;&quot;;MAX([.A$7:.A106])+1)" office:value-type="float" office:value="43">
            <text:p>043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07];6;FIND(&quot;:&quot;;[.F107];1)-FIND(&quot; &quot;;[.F107];1)-1))&gt;VALUE(MID([.F106];6;FIND(&quot;:&quot;;[.F106];1)-FIND(&quot; &quot;;[.F106];1)-1));[.C106];[.C106]+1)" office:value-type="float" office:value="23">
            <text:p>023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when change the viewer template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08];6;FIND(&quot;:&quot;;[.F108];1)-FIND(&quot; &quot;;[.F108];1)-1))&gt;VALUE(MID([.F107];6;FIND(&quot;:&quot;;[.F107];1)-FIND(&quot; &quot;;[.F107];1)-1));[.C107];[.C107]+1)" office:value-type="float" office:value="23">
            <text:p>023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when change the viewer template</text:p>
          </table:table-cell>
          <table:table-cell table:style-name="ce245" office:value-type="string">
            <text:p>Step 2: Check when change the viewer template</text:p>
          </table:table-cell>
          <table:table-cell table:style-name="ce245" office:value-type="string">
            <text:p>- Change Viewer template</text:p>
            <text:p>- Click <text:span text:style-name="T8">Save</text:span> button</text:p>
          </table:table-cell>
          <table:table-cell table:style-name="ce245" office:value-type="string">
            <text:p>The PCLV portlet is displayed depend on the viewer template you choose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09];6;FIND(&quot;:&quot;;[.F109];1)-FIND(&quot; &quot;;[.F109];1)-1))&gt;VALUE(MID([.F108];6;FIND(&quot;:&quot;;[.F108];1)-FIND(&quot; &quot;;[.F108];1)-1));&quot;&quot;;MAX([.A$7:.A108])+1)" office:value-type="float" office:value="44">
            <text:p>044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09];6;FIND(&quot;:&quot;;[.F109];1)-FIND(&quot; &quot;;[.F109];1)-1))&gt;VALUE(MID([.F108];6;FIND(&quot;:&quot;;[.F108];1)-FIND(&quot; &quot;;[.F108];1)-1));[.C108];[.C108]+1)" office:value-type="float" office:value="24">
            <text:p>024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when change the taxonomy tree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10];6;FIND(&quot;:&quot;;[.F110];1)-FIND(&quot; &quot;;[.F110];1)-1))&gt;VALUE(MID([.F109];6;FIND(&quot;:&quot;;[.F109];1)-FIND(&quot; &quot;;[.F109];1)-1));[.C109];[.C109]+1)" office:value-type="float" office:value="24">
            <text:p>024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when change the taxonomy tree</text:p>
          </table:table-cell>
          <table:table-cell table:style-name="ce245" office:value-type="string">
            <text:p>Step 2: Check when change the taxonomy tree</text:p>
          </table:table-cell>
          <table:table-cell table:style-name="ce245" office:value-type="string">
            <text:p>- Change taxonomy tree</text:p>
            <text:p>- Click <text:span text:style-name="T8">Save</text:span> button</text:p>
          </table:table-cell>
          <table:table-cell table:style-name="ce245" office:value-type="string">
            <text:p>Documents/ web contents are displayed in PCLV depend on the taxonomy tree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11];6;FIND(&quot;:&quot;;[.F111];1)-FIND(&quot; &quot;;[.F111];1)-1))&gt;VALUE(MID([.F110];6;FIND(&quot;:&quot;;[.F110];1)-FIND(&quot; &quot;;[.F110];1)-1));&quot;&quot;;MAX([.A$7:.A110])+1)" office:value-type="float" office:value="45">
            <text:p>045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11];6;FIND(&quot;:&quot;;[.F111];1)-FIND(&quot; &quot;;[.F111];1)-1))&gt;VALUE(MID([.F110];6;FIND(&quot;:&quot;;[.F110];1)-FIND(&quot; &quot;;[.F110];1)-1));[.C110];[.C110]+1)" office:value-type="float" office:value="25">
            <text:p>025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onfig PCLV when Item per page field is blank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12];6;FIND(&quot;:&quot;;[.F112];1)-FIND(&quot; &quot;;[.F112];1)-1))&gt;VALUE(MID([.F111];6;FIND(&quot;:&quot;;[.F111];1)-FIND(&quot; &quot;;[.F111];1)-1));[.C111];[.C111]+1)" office:value-type="float" office:value="25">
            <text:p>025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Item per page field is blank</text:p>
          </table:table-cell>
          <table:table-cell table:style-name="ce245" office:value-type="string">
            <text:p>Step 2: Leave Item per page blank</text:p>
          </table:table-cell>
          <table:table-cell table:style-name="ce245" office:value-type="string">
            <text:p>- Leave Item per page is blank</text:p>
            <text:p>- Click Save button</text:p>
          </table:table-cell>
          <table:table-cell table:style-name="ce245" office:value-type="string">
            <text:p>Show message alert that you must put value in Number per page field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 table:visibility="filter">
          <table:table-cell table:style-name="ce137" table:formula="of:=IF(VALUE(MID([.F113];6;FIND(&quot;:&quot;;[.F113];1)-FIND(&quot; &quot;;[.F113];1)-1))&gt;VALUE(MID([.F112];6;FIND(&quot;:&quot;;[.F112];1)-FIND(&quot; &quot;;[.F112];1)-1));&quot;&quot;;MAX([.A$7:.A112])+1)" office:value-type="float" office:value="46">
            <text:p>046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13];6;FIND(&quot;:&quot;;[.F113];1)-FIND(&quot; &quot;;[.F113];1)-1))&gt;VALUE(MID([.F112];6;FIND(&quot;:&quot;;[.F112];1)-FIND(&quot; &quot;;[.F112];1)-1));[.C112];[.C112]+1)" office:value-type="float" office:value="26">
            <text:p>026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onfig PCLV when put invalid value in Item per page field 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14];6;FIND(&quot;:&quot;;[.F114];1)-FIND(&quot; &quot;;[.F114];1)-1))&gt;VALUE(MID([.F113];6;FIND(&quot;:&quot;;[.F113];1)-FIND(&quot; &quot;;[.F113];1)-1));[.C113];[.C113]+1)" office:value-type="float" office:value="26">
            <text:p>026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put invalid value in Item per page field </text:p>
          </table:table-cell>
          <table:table-cell table:style-name="ce245" office:value-type="string">
            <text:p>Step 2: Put invalid value in Item per page field</text:p>
          </table:table-cell>
          <table:table-cell table:style-name="ce245" office:value-type="string">
            <text:p>- Put string in Item per page field</text:p>
            <text:p>- Click Save button</text:p>
          </table:table-cell>
          <table:table-cell table:style-name="ce245" office:value-type="string">
            <text:p>Show message alert that you must put the numbe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 table:visibility="filter">
          <table:table-cell table:style-name="ce137" table:formula="of:=IF(VALUE(MID([.F115];6;FIND(&quot;:&quot;;[.F115];1)-FIND(&quot; &quot;;[.F115];1)-1))&gt;VALUE(MID([.F114];6;FIND(&quot;:&quot;;[.F114];1)-FIND(&quot; &quot;;[.F114];1)-1));&quot;&quot;;MAX([.A$7:.A114])+1)" office:value-type="float" office:value="47">
            <text:p>047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15];6;FIND(&quot;:&quot;;[.F115];1)-FIND(&quot; &quot;;[.F115];1)-1))&gt;VALUE(MID([.F114];6;FIND(&quot;:&quot;;[.F114];1)-FIND(&quot; &quot;;[.F114];1)-1));[.C114];[.C114]+1)" office:value-type="float" office:value="27">
            <text:p>027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onfig PCLV when check/uncheck in Show title check-box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16];6;FIND(&quot;:&quot;;[.F116];1)-FIND(&quot; &quot;;[.F116];1)-1))&gt;VALUE(MID([.F115];6;FIND(&quot;:&quot;;[.F115];1)-FIND(&quot; &quot;;[.F115];1)-1));[.C115];[.C115]+1)" office:value-type="float" office:value="27">
            <text:p>027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check/uncheck in Show title check-box</text:p>
          </table:table-cell>
          <table:table-cell table:style-name="ce245" office:value-type="string">
            <text:p>Step 2: Check/uncheck in Show title check-box</text:p>
          </table:table-cell>
          <table:table-cell table:style-name="ce245" office:value-type="string">
            <text:p>- Check or uncheck in Show title check-box</text:p>
            <text:p>- Click Save button</text:p>
          </table:table-cell>
          <table:table-cell table:style-name="ce245" office:value-type="string">
            <text:p>The title of document is shown or no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 table:visibility="filter">
          <table:table-cell table:style-name="ce137" table:formula="of:=IF(VALUE(MID([.F117];6;FIND(&quot;:&quot;;[.F117];1)-FIND(&quot; &quot;;[.F117];1)-1))&gt;VALUE(MID([.F116];6;FIND(&quot;:&quot;;[.F116];1)-FIND(&quot; &quot;;[.F116];1)-1));&quot;&quot;;MAX([.A$7:.A116])+1)" office:value-type="float" office:value="48">
            <text:p>048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17];6;FIND(&quot;:&quot;;[.F117];1)-FIND(&quot; &quot;;[.F117];1)-1))&gt;VALUE(MID([.F116];6;FIND(&quot;:&quot;;[.F116];1)-FIND(&quot; &quot;;[.F116];1)-1));[.C116];[.C116]+1)" office:value-type="float" office:value="28">
            <text:p>028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onfig PCLV when check/uncheck in Show header check-box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18];6;FIND(&quot;:&quot;;[.F118];1)-FIND(&quot; &quot;;[.F118];1)-1))&gt;VALUE(MID([.F117];6;FIND(&quot;:&quot;;[.F117];1)-FIND(&quot; &quot;;[.F117];1)-1));[.C117];[.C117]+1)" office:value-type="float" office:value="28">
            <text:p>028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check/uncheck in Show header check-box</text:p>
          </table:table-cell>
          <table:table-cell table:style-name="ce245" office:value-type="string">
            <text:p>Step 2: Check/uncheck in Show header check-box</text:p>
          </table:table-cell>
          <table:table-cell table:style-name="ce245" office:value-type="string">
            <text:p>- Check or uncheck in Show header check-box</text:p>
            <text:p>- Click Save button</text:p>
          </table:table-cell>
          <table:table-cell table:style-name="ce245" office:value-type="string">
            <text:p>The header of PCLV is shown or not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4" table:visibility="filter">
          <table:table-cell table:style-name="ce137" table:formula="of:=IF(VALUE(MID([.F119];6;FIND(&quot;:&quot;;[.F119];1)-FIND(&quot; &quot;;[.F119];1)-1))&gt;VALUE(MID([.F118];6;FIND(&quot;:&quot;;[.F118];1)-FIND(&quot; &quot;;[.F118];1)-1));&quot;&quot;;MAX([.A$7:.A118])+1)" office:value-type="float" office:value="49">
            <text:p>049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19];6;FIND(&quot;:&quot;;[.F119];1)-FIND(&quot; &quot;;[.F119];1)-1))&gt;VALUE(MID([.F118];6;FIND(&quot;:&quot;;[.F118];1)-FIND(&quot; &quot;;[.F118];1)-1));[.C118];[.C118]+1)" office:value-type="float" office:value="29">
            <text:p>029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onfig PCLV when check/uncheck in Show <text:s/>Refresh button check-box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20];6;FIND(&quot;:&quot;;[.F120];1)-FIND(&quot; &quot;;[.F120];1)-1))&gt;VALUE(MID([.F119];6;FIND(&quot;:&quot;;[.F119];1)-FIND(&quot; &quot;;[.F119];1)-1));[.C119];[.C119]+1)" office:value-type="float" office:value="29">
            <text:p>029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check/uncheck in Show <text:s/>Refresh button check-box</text:p>
          </table:table-cell>
          <table:table-cell table:style-name="ce245" office:value-type="string">
            <text:p>Step 2: Check/uncheck in Show Refresh button check-box</text:p>
          </table:table-cell>
          <table:table-cell table:style-name="ce245" office:value-type="string">
            <text:p>- Check or uncheck in Show refresh check-box</text:p>
            <text:p>- Click Save button</text:p>
          </table:table-cell>
          <table:table-cell table:style-name="ce245" office:value-type="string">
            <text:p>The Refresh button is displayed or not in PCLV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4" table:visibility="filter">
          <table:table-cell table:style-name="ce137" table:formula="of:=IF(VALUE(MID([.F121];6;FIND(&quot;:&quot;;[.F121];1)-FIND(&quot; &quot;;[.F121];1)-1))&gt;VALUE(MID([.F120];6;FIND(&quot;:&quot;;[.F120];1)-FIND(&quot; &quot;;[.F120];1)-1));&quot;&quot;;MAX([.A$7:.A120])+1)" office:value-type="float" office:value="50">
            <text:p>050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21];6;FIND(&quot;:&quot;;[.F121];1)-FIND(&quot; &quot;;[.F121];1)-1))&gt;VALUE(MID([.F120];6;FIND(&quot;:&quot;;[.F120];1)-FIND(&quot; &quot;;[.F120];1)-1));[.C120];[.C120]+1)" office:value-type="float" office:value="30">
            <text:p>030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onfig PCLV when check/uncheck in Show image check-box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22];6;FIND(&quot;:&quot;;[.F122];1)-FIND(&quot; &quot;;[.F122];1)-1))&gt;VALUE(MID([.F121];6;FIND(&quot;:&quot;;[.F121];1)-FIND(&quot; &quot;;[.F121];1)-1));[.C121];[.C121]+1)" office:value-type="float" office:value="30">
            <text:p>030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check/uncheck in Show image check-box</text:p>
          </table:table-cell>
          <table:table-cell table:style-name="ce245" office:value-type="string">
            <text:p>Step 2: Check/uncheck in Show image check-box</text:p>
          </table:table-cell>
          <table:table-cell table:style-name="ce245" office:value-type="string">
            <text:p>- Check or uncheck in Show image check-box</text:p>
            <text:p>- Click Save button</text:p>
          </table:table-cell>
          <table:table-cell table:style-name="ce245" office:value-type="string">
            <text:p>The image of document is shown or not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23];6;FIND(&quot;:&quot;;[.F123];1)-FIND(&quot; &quot;;[.F123];1)-1))&gt;VALUE(MID([.F122];6;FIND(&quot;:&quot;;[.F122];1)-FIND(&quot; &quot;;[.F122];1)-1));&quot;&quot;;MAX([.A$7:.A122])+1)" office:value-type="float" office:value="51">
            <text:p>051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23];6;FIND(&quot;:&quot;;[.F123];1)-FIND(&quot; &quot;;[.F123];1)-1))&gt;VALUE(MID([.F122];6;FIND(&quot;:&quot;;[.F122];1)-FIND(&quot; &quot;;[.F122];1)-1));[.C122];[.C122]+1)" office:value-type="float" office:value="31">
            <text:p>031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onfig PCLV when check/uncheck in Show date created check-box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24];6;FIND(&quot;:&quot;;[.F124];1)-FIND(&quot; &quot;;[.F124];1)-1))&gt;VALUE(MID([.F123];6;FIND(&quot;:&quot;;[.F123];1)-FIND(&quot; &quot;;[.F123];1)-1));[.C123];[.C123]+1)" office:value-type="float" office:value="31">
            <text:p>031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check/uncheck in Show date created check-box</text:p>
          </table:table-cell>
          <table:table-cell table:style-name="ce245" office:value-type="string">
            <text:p>Step 2: Check/uncheck in Show Date created check-box</text:p>
          </table:table-cell>
          <table:table-cell table:style-name="ce245" office:value-type="string">
            <text:p>- Check or uncheck in Show Date created check-box</text:p>
            <text:p>- Click Save button</text:p>
          </table:table-cell>
          <table:table-cell table:style-name="ce245" office:value-type="string">
            <text:p>The created date of document is shown or not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25];6;FIND(&quot;:&quot;;[.F125];1)-FIND(&quot; &quot;;[.F125];1)-1))&gt;VALUE(MID([.F124];6;FIND(&quot;:&quot;;[.F124];1)-FIND(&quot; &quot;;[.F124];1)-1));&quot;&quot;;MAX([.A$7:.A124])+1)" office:value-type="float" office:value="52">
            <text:p>052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25];6;FIND(&quot;:&quot;;[.F125];1)-FIND(&quot; &quot;;[.F125];1)-1))&gt;VALUE(MID([.F124];6;FIND(&quot;:&quot;;[.F124];1)-FIND(&quot; &quot;;[.F124];1)-1));[.C124];[.C124]+1)" office:value-type="float" office:value="32">
            <text:p>032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onfig PCLV when check/uncheck in Show more link check-box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26];6;FIND(&quot;:&quot;;[.F126];1)-FIND(&quot; &quot;;[.F126];1)-1))&gt;VALUE(MID([.F125];6;FIND(&quot;:&quot;;[.F125];1)-FIND(&quot; &quot;;[.F125];1)-1));[.C125];[.C125]+1)" office:value-type="float" office:value="32">
            <text:p>032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check/uncheck in Show more link check-box</text:p>
          </table:table-cell>
          <table:table-cell table:style-name="ce245" office:value-type="string">
            <text:p>Step 2: Check/uncheck in Show more link check-box</text:p>
          </table:table-cell>
          <table:table-cell table:style-name="ce245" office:value-type="string">
            <text:p>- Check or uncheck in Show more link check-box</text:p>
            <text:p>- Click Save button</text:p>
          </table:table-cell>
          <table:table-cell table:style-name="ce245" office:value-type="string">
            <text:p>Links of document are shown or not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27];6;FIND(&quot;:&quot;;[.F127];1)-FIND(&quot; &quot;;[.F127];1)-1))&gt;VALUE(MID([.F126];6;FIND(&quot;:&quot;;[.F126];1)-FIND(&quot; &quot;;[.F126];1)-1));&quot;&quot;;MAX([.A$7:.A126])+1)" office:value-type="float" office:value="53">
            <text:p>053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27];6;FIND(&quot;:&quot;;[.F127];1)-FIND(&quot; &quot;;[.F127];1)-1))&gt;VALUE(MID([.F126];6;FIND(&quot;:&quot;;[.F126];1)-FIND(&quot; &quot;;[.F126];1)-1));[.C126];[.C126]+1)" office:value-type="float" office:value="33">
            <text:p>033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onfig PCLV when check/uncheck in Show summary check-box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28];6;FIND(&quot;:&quot;;[.F128];1)-FIND(&quot; &quot;;[.F128];1)-1))&gt;VALUE(MID([.F127];6;FIND(&quot;:&quot;;[.F127];1)-FIND(&quot; &quot;;[.F127];1)-1));[.C127];[.C127]+1)" office:value-type="float" office:value="33">
            <text:p>033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check/uncheck in Show summary check-box</text:p>
          </table:table-cell>
          <table:table-cell table:style-name="ce245" office:value-type="string">
            <text:p>Step 2: Check/uncheck in Show summary check-box</text:p>
          </table:table-cell>
          <table:table-cell table:style-name="ce245" office:value-type="string">
            <text:p>- Check or uncheck in Show summary check-box</text:p>
            <text:p>- Click Save button</text:p>
          </table:table-cell>
          <table:table-cell table:style-name="ce245" office:value-type="string">
            <text:p>The summary of document is shown or not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29];6;FIND(&quot;:&quot;;[.F129];1)-FIND(&quot; &quot;;[.F129];1)-1))&gt;VALUE(MID([.F128];6;FIND(&quot;:&quot;;[.F128];1)-FIND(&quot; &quot;;[.F128];1)-1));&quot;&quot;;MAX([.A$7:.A128])+1)" office:value-type="float" office:value="54">
            <text:p>054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29];6;FIND(&quot;:&quot;;[.F129];1)-FIND(&quot; &quot;;[.F129];1)-1))&gt;VALUE(MID([.F128];6;FIND(&quot;:&quot;;[.F128];1)-FIND(&quot; &quot;;[.F128];1)-1));[.C128];[.C128]+1)" office:value-type="float" office:value="34">
            <text:p>034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onfig PCLV when check/uncheck in Show link check-box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30];6;FIND(&quot;:&quot;;[.F130];1)-FIND(&quot; &quot;;[.F130];1)-1))&gt;VALUE(MID([.F129];6;FIND(&quot;:&quot;;[.F129];1)-FIND(&quot; &quot;;[.F129];1)-1));[.C129];[.C129]+1)" office:value-type="float" office:value="34">
            <text:p>034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check/uncheck in Show link check-box</text:p>
          </table:table-cell>
          <table:table-cell table:style-name="ce245" office:value-type="string">
            <text:p>Step 2: Check/uncheck in Show link check-box</text:p>
          </table:table-cell>
          <table:table-cell table:style-name="ce245" office:value-type="string">
            <text:p>- Check or uncheck in Show link check-box</text:p>
            <text:p>- Click Save button</text:p>
          </table:table-cell>
          <table:table-cell table:style-name="ce245" office:value-type="string">
            <text:p>The link of title of document is shown or not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31];6;FIND(&quot;:&quot;;[.F131];1)-FIND(&quot; &quot;;[.F131];1)-1))&gt;VALUE(MID([.F130];6;FIND(&quot;:&quot;;[.F130];1)-FIND(&quot; &quot;;[.F130];1)-1));&quot;&quot;;MAX([.A$7:.A130])+1)" office:value-type="float" office:value="55">
            <text:p>055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31];6;FIND(&quot;:&quot;;[.F131];1)-FIND(&quot; &quot;;[.F131];1)-1))&gt;VALUE(MID([.F130];6;FIND(&quot;:&quot;;[.F130];1)-FIND(&quot; &quot;;[.F130];1)-1));[.C130];[.C130]+1)" office:value-type="float" office:value="35">
            <text:p>035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onfig PCLV when check/uncheck in Show Rss link check-box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32];6;FIND(&quot;:&quot;;[.F132];1)-FIND(&quot; &quot;;[.F132];1)-1))&gt;VALUE(MID([.F131];6;FIND(&quot;:&quot;;[.F131];1)-FIND(&quot; &quot;;[.F131];1)-1));[.C131];[.C131]+1)" office:value-type="float" office:value="35">
            <text:p>035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check/uncheck in Show Rss link check-box</text:p>
          </table:table-cell>
          <table:table-cell table:style-name="ce245" office:value-type="string">
            <text:p>Step 2: Check/uncheck in Show Rss link check-box</text:p>
          </table:table-cell>
          <table:table-cell table:style-name="ce245" office:value-type="string">
            <text:p>- Check or uncheck in Show Rss link check-box</text:p>
            <text:p>- Click Save button</text:p>
          </table:table-cell>
          <table:table-cell table:style-name="ce245" office:value-type="string">
            <text:p>Rss link is shown or not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33];6;FIND(&quot;:&quot;;[.F133];1)-FIND(&quot; &quot;;[.F133];1)-1))&gt;VALUE(MID([.F132];6;FIND(&quot;:&quot;;[.F132];1)-FIND(&quot; &quot;;[.F132];1)-1));&quot;&quot;;MAX([.A$7:.A132])+1)" office:value-type="float" office:value="56">
            <text:p>056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33];6;FIND(&quot;:&quot;;[.F133];1)-FIND(&quot; &quot;;[.F133];1)-1))&gt;VALUE(MID([.F132];6;FIND(&quot;:&quot;;[.F132];1)-FIND(&quot; &quot;;[.F132];1)-1));[.C132];[.C132]+1)" office:value-type="float" office:value="36">
            <text:p>036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when click on RSS button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style-name="ce137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34];6;FIND(&quot;:&quot;;[.F134];1)-FIND(&quot; &quot;;[.F134];1)-1))&gt;VALUE(MID([.F133];6;FIND(&quot;:&quot;;[.F133];1)-FIND(&quot; &quot;;[.F133];1)-1));[.C133];[.C133]+1)" office:value-type="float" office:value="36">
            <text:p>036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when click on RSS button</text:p>
          </table:table-cell>
          <table:table-cell table:style-name="ce245" office:value-type="string">
            <text:p>Step 2: Check in Show Rss link check-box</text:p>
          </table:table-cell>
          <table:table-cell table:style-name="ce245" office:value-type="string">
            <text:p>- Check in Show Rss link check-box</text:p>
            <text:p>- Click Save button</text:p>
          </table:table-cell>
          <table:table-cell table:style-name="ce245" office:value-type="string">
            <text:p>Rss link is shown 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style-name="ce137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35];6;FIND(&quot;:&quot;;[.F135];1)-FIND(&quot; &quot;;[.F135];1)-1))&gt;VALUE(MID([.F134];6;FIND(&quot;:&quot;;[.F134];1)-FIND(&quot; &quot;;[.F134];1)-1));[.C134];[.C134]+1)" office:value-type="float" office:value="36">
            <text:p>036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when click on RSS button</text:p>
          </table:table-cell>
          <table:table-cell table:style-name="ce245" office:value-type="string">
            <text:p>Step 3: Check when click on RSS link</text:p>
          </table:table-cell>
          <table:table-cell table:style-name="ce245" office:value-type="string">
            <text:p>Click on RSS button</text:p>
          </table:table-cell>
          <table:table-cell table:style-name="ce245" office:value-type="string">
            <text:p>RSS feed is shown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36];6;FIND(&quot;:&quot;;[.F136];1)-FIND(&quot; &quot;;[.F136];1)-1))&gt;VALUE(MID([.F135];6;FIND(&quot;:&quot;;[.F135];1)-FIND(&quot; &quot;;[.F135];1)-1));&quot;&quot;;MAX([.A$7:.A135])+1)" office:value-type="float" office:value="57">
            <text:p>057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36];6;FIND(&quot;:&quot;;[.F136];1)-FIND(&quot; &quot;;[.F136];1)-1))&gt;VALUE(MID([.F135];6;FIND(&quot;:&quot;;[.F135];1)-FIND(&quot; &quot;;[.F135];1)-1));[.C135];[.C135]+1)" office:value-type="float" office:value="37">
            <text:p>037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onfig PCLV when change target page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37];6;FIND(&quot;:&quot;;[.F137];1)-FIND(&quot; &quot;;[.F137];1)-1))&gt;VALUE(MID([.F136];6;FIND(&quot;:&quot;;[.F136];1)-FIND(&quot; &quot;;[.F136];1)-1));[.C136];[.C136]+1)" office:value-type="float" office:value="37">
            <text:p>037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change target page</text:p>
          </table:table-cell>
          <table:table-cell table:style-name="ce245" office:value-type="string">
            <text:p>Step 2: Change target page</text:p>
          </table:table-cell>
          <table:table-cell table:style-name="ce245" office:value-type="string">
            <text:p>- Click <text:span text:style-name="T8">Select </text:span><text:span text:style-name="T8">Target Page</text:span> icon to change target page (e.g: Overview)</text:p>
            <text:p>- Click Save button</text:p>
          </table:table-cell>
          <table:table-cell table:style-name="ce245" office:value-type="string">
            <text:p>The target page of PCV is changed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38];6;FIND(&quot;:&quot;;[.F138];1)-FIND(&quot; &quot;;[.F138];1)-1))&gt;VALUE(MID([.F137];6;FIND(&quot;:&quot;;[.F137];1)-FIND(&quot; &quot;;[.F137];1)-1));[.C137];[.C137]+1)" office:value-type="float" office:value="37">
            <text:p>037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change target page</text:p>
          </table:table-cell>
          <table:table-cell table:style-name="ce245" office:value-type="string">
            <text:p>Step 3: View content after <text:s/>changing target page</text:p>
          </table:table-cell>
          <table:table-cell table:style-name="ce245"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table:style-name="ce245" office:value-type="string">
            <text:p>Return Overview page (not show content)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39];6;FIND(&quot;:&quot;;[.F139];1)-FIND(&quot; &quot;;[.F139];1)-1))&gt;VALUE(MID([.F138];6;FIND(&quot;:&quot;;[.F138];1)-FIND(&quot; &quot;;[.F138];1)-1));&quot;&quot;;MAX([.A$7:.A138])+1)" office:value-type="float" office:value="58">
            <text:p>058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39];6;FIND(&quot;:&quot;;[.F139];1)-FIND(&quot; &quot;;[.F139];1)-1))&gt;VALUE(MID([.F138];6;FIND(&quot;:&quot;;[.F138];1)-FIND(&quot; &quot;;[.F138];1)-1));[.C138];[.C138]+1)" office:value-type="float" office:value="38">
            <text:p>038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Add category using Manage Content function of Top News</text:p>
          </table:table-cell>
          <table:table-cell table:style-name="ce245" office:value-type="string">
            <text:p>Step 1: Open form to add new category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Manage </text:span><text:span text:style-name="T8">Contents</text:span> of Top News</text:p>
          </table:table-cell>
          <table:table-cell table:style-name="ce245" office:value-type="string">
            <text:p>Go to acme/categories/acme of Collaboration drive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40];6;FIND(&quot;:&quot;;[.F140];1)-FIND(&quot; &quot;;[.F140];1)-1))&gt;VALUE(MID([.F139];6;FIND(&quot;:&quot;;[.F139];1)-FIND(&quot; &quot;;[.F139];1)-1));[.C139];[.C139]+1)" office:value-type="float" office:value="38">
            <text:p>038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Add category using Manage Content function of Top News</text:p>
          </table:table-cell>
          <table:table-cell table:style-name="ce245" office:value-type="string">
            <text:p>Step 2: Add category <text:s/></text:p>
          </table:table-cell>
          <table:table-cell table:style-name="ce245" office:value-type="string">
            <text:p>- Click on Add Category icon in action bar</text:p>
            <text:p>- Put category's name</text:p>
            <text:p>- Save</text:p>
          </table:table-cell>
          <table:table-cell table:style-name="ce245" office:value-type="string">
            <text:p>New category is created successfully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41];6;FIND(&quot;:&quot;;[.F141];1)-FIND(&quot; &quot;;[.F141];1)-1))&gt;VALUE(MID([.F140];6;FIND(&quot;:&quot;;[.F140];1)-FIND(&quot; &quot;;[.F140];1)-1));[.C140];[.C140]+1)" office:value-type="float" office:value="38">
            <text:p>038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Add category using Manage Content function of Top News</text:p>
          </table:table-cell>
          <table:table-cell table:style-name="ce245" office:value-type="string">
            <text:p>Step 3: Check the displaying of new category </text:p>
          </table:table-cell>
          <table:table-cell table:style-name="ce245" office:value-type="string">
            <text:p>- Click on Back icon</text:p>
          </table:table-cell>
          <table:table-cell table:style-name="ce245" office:value-type="string">
            <text:p>New category is listed in Category portle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42];6;FIND(&quot;:&quot;;[.F142];1)-FIND(&quot; &quot;;[.F142];1)-1))&gt;VALUE(MID([.F141];6;FIND(&quot;:&quot;;[.F141];1)-FIND(&quot; &quot;;[.F141];1)-1));&quot;&quot;;MAX([.A$7:.A141])+1)" office:value-type="float" office:value="59">
            <text:p>059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42];6;FIND(&quot;:&quot;;[.F142];1)-FIND(&quot; &quot;;[.F142];1)-1))&gt;VALUE(MID([.F141];6;FIND(&quot;:&quot;;[.F141];1)-FIND(&quot; &quot;;[.F141];1)-1));[.C141];[.C141]+1)" office:value-type="float" office:value="39">
            <text:p>039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Add content using Manage Content function of Top News</text:p>
          </table:table-cell>
          <table:table-cell table:style-name="ce245" office:value-type="string">
            <text:p>Step 1: Open form to add new conten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Manage </text:span><text:span text:style-name="T8">Contents</text:span> of Top News</text:p>
          </table:table-cell>
          <table:table-cell table:style-name="ce245" office:value-type="string">
            <text:p>Go to acme/categories/acme of Collaboration drive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43];6;FIND(&quot;:&quot;;[.F143];1)-FIND(&quot; &quot;;[.F143];1)-1))&gt;VALUE(MID([.F142];6;FIND(&quot;:&quot;;[.F142];1)-FIND(&quot; &quot;;[.F142];1)-1));[.C142];[.C142]+1)" office:value-type="float" office:value="39">
            <text:p>039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Add content using Manage Content function of Top News</text:p>
          </table:table-cell>
          <table:table-cell table:style-name="ce245" office:value-type="string">
            <text:p>Step 2: Add content</text:p>
          </table:table-cell>
          <table:table-cell table:style-name="ce245"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table:style-name="ce245" office:value-type="string">
            <text:p>New content is created successfully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44];6;FIND(&quot;:&quot;;[.F144];1)-FIND(&quot; &quot;;[.F144];1)-1))&gt;VALUE(MID([.F143];6;FIND(&quot;:&quot;;[.F143];1)-FIND(&quot; &quot;;[.F143];1)-1));[.C143];[.C143]+1)" office:value-type="float" office:value="39">
            <text:p>039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Add content using Manage Content function of Top News</text:p>
          </table:table-cell>
          <table:table-cell table:style-name="ce245" office:value-type="string">
            <text:p>Step 3: Check the displaying of new content</text:p>
          </table:table-cell>
          <table:table-cell table:style-name="ce245" office:value-type="string">
            <text:p>- Click on Back icon</text:p>
          </table:table-cell>
          <table:table-cell table:style-name="ce245" office:value-type="string">
            <text:p>New content is listed in Top News <text:s/>portle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45];6;FIND(&quot;:&quot;;[.F145];1)-FIND(&quot; &quot;;[.F145];1)-1))&gt;VALUE(MID([.F144];6;FIND(&quot;:&quot;;[.F144];1)-FIND(&quot; &quot;;[.F144];1)-1));&quot;&quot;;MAX([.A$7:.A144])+1)" office:value-type="float" office:value="60">
            <text:p>060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45];6;FIND(&quot;:&quot;;[.F145];1)-FIND(&quot; &quot;;[.F145];1)-1))&gt;VALUE(MID([.F144];6;FIND(&quot;:&quot;;[.F144];1)-FIND(&quot; &quot;;[.F144];1)-1));[.C144];[.C144]+1)" office:value-type="float" office:value="40">
            <text:p>040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Add content using Add Content function of Top News</text:p>
          </table:table-cell>
          <table:table-cell table:style-name="ce245" office:value-type="string">
            <text:p>Step 1: Open form to add new content</text:p>
          </table:table-cell>
          <table:table-cell table:style-name="ce245"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Manage </text:span><text:span text:style-name="T8">Contents</text:span> of Top News</text:p>
          </table:table-cell>
          <table:table-cell table:style-name="ce245" office:value-type="string">
            <text:p>Go to acme/categories/acme of Collaboration drive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46];6;FIND(&quot;:&quot;;[.F146];1)-FIND(&quot; &quot;;[.F146];1)-1))&gt;VALUE(MID([.F145];6;FIND(&quot;:&quot;;[.F145];1)-FIND(&quot; &quot;;[.F145];1)-1));[.C145];[.C145]+1)" office:value-type="float" office:value="40">
            <text:p>040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Add content using Add Content function of Top News</text:p>
          </table:table-cell>
          <table:table-cell table:style-name="ce245" office:value-type="string">
            <text:p>Step 2: Add content</text:p>
          </table:table-cell>
          <table:table-cell table:style-name="ce245"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table:style-name="ce245" office:value-type="string">
            <text:p>New content is created successfully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47];6;FIND(&quot;:&quot;;[.F147];1)-FIND(&quot; &quot;;[.F147];1)-1))&gt;VALUE(MID([.F146];6;FIND(&quot;:&quot;;[.F146];1)-FIND(&quot; &quot;;[.F146];1)-1));[.C146];[.C146]+1)" office:value-type="float" office:value="40">
            <text:p>040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Add content using Add Content function of Top News</text:p>
          </table:table-cell>
          <table:table-cell table:style-name="ce245" office:value-type="string">
            <text:p>Step 3: Check the displaying of new content</text:p>
          </table:table-cell>
          <table:table-cell table:style-name="ce245" office:value-type="string">
            <text:p>- Click on Back icon</text:p>
          </table:table-cell>
          <table:table-cell table:style-name="ce245" office:value-type="string">
            <text:p>New content is listed in Top News <text:s/>portle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37" table:formula="of:=IF(VALUE(MID([.F148];6;FIND(&quot;:&quot;;[.F148];1)-FIND(&quot; &quot;;[.F148];1)-1))&gt;VALUE(MID([.F147];6;FIND(&quot;:&quot;;[.F147];1)-FIND(&quot; &quot;;[.F147];1)-1));&quot;&quot;;MAX([.A$7:.A147])+1)" office:value-type="float" office:value="61">
            <text:p>061</text:p>
          </table:table-cell>
          <table:table-cell table:style-name="ce243" office:value-type="string">
            <text:p>FNC_ECMS_WCM_CAT_03</text:p>
          </table:table-cell>
          <table:table-cell table:style-name="ce148" office:value-type="float" office:value="1">
            <text:p>001</text:p>
          </table:table-cell>
          <table:table-cell table:style-name="ce83" office:value-type="string">
            <text:p>WCM\Categories\Tags</text:p>
          </table:table-cell>
          <table:table-cell table:style-name="ce116" office:value-type="string">
            <text:p>Check the displaying of private tag</text:p>
          </table:table-cell>
          <table:table-cell table:style-name="ce245" office:value-type="string">
            <text:p>Step 1: Create private tag</text:p>
          </table:table-cell>
          <table:table-cell table:style-name="ce245" office:value-type="string">
            <text:p>- Go to Site Explorer, create 1 document</text:p>
            <text:p>- Add 1 private tag for this document</text:p>
          </table:table-cell>
          <table:table-cell table:style-name="ce245" office:value-type="string">
            <text:p>Tag is added for document</text:p>
          </table:table-cell>
          <table:table-cell table:style-name="ce245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45"/>
        </table:table-row>
        <table:table-row table:style-name="ro13">
          <table:table-cell table:style-name="ce137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65" office:value-type="string">
            <text:p>FNC_ECMS_WCM_CAT_03</text:p>
          </table:table-cell>
          <table:table-cell table:style-name="ce148"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table:style-name="ce156" office:value-type="string">
            <text:p>WCM\Categories\Tags</text:p>
          </table:table-cell>
          <table:table-cell table:style-name="ce306" office:value-type="string">
            <text:p>Check the displaying of private tag</text:p>
          </table:table-cell>
          <table:table-cell table:style-name="ce245" office:value-type="string">
            <text:p>Step 2: Check the displaying of private tag in News page</text:p>
          </table:table-cell>
          <table:table-cell table:style-name="ce245" office:value-type="string">
            <text:p>- Go to News page</text:p>
          </table:table-cell>
          <table:table-cell table:style-name="ce245" office:value-type="string">
            <text:p>Private tag is not displayed</text:p>
          </table:table-cell>
          <table:table-cell table:style-name="ce245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45"/>
        </table:table-row>
        <table:table-row table:style-name="ro20">
          <table:table-cell table:style-name="ce137" table:formula="of:=IF(VALUE(MID([.F150];6;FIND(&quot;:&quot;;[.F150];1)-FIND(&quot; &quot;;[.F150];1)-1))&gt;VALUE(MID([.F149];6;FIND(&quot;:&quot;;[.F149];1)-FIND(&quot; &quot;;[.F149];1)-1));&quot;&quot;;MAX([.A$7:.A149])+1)" office:value-type="float" office:value="62">
            <text:p>062</text:p>
          </table:table-cell>
          <table:table-cell table:style-name="ce65" office:value-type="string">
            <text:p>FNC_ECMS_WCM_CAT_03</text:p>
          </table:table-cell>
          <table:table-cell table:style-name="ce148"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table:style-name="ce156" office:value-type="string">
            <text:p>WCM\Categories\Tags</text:p>
          </table:table-cell>
          <table:table-cell table:style-name="ce116" office:value-type="string">
            <text:p>Check the displaying of public tag</text:p>
          </table:table-cell>
          <table:table-cell table:style-name="ce245" office:value-type="string">
            <text:p>Step 1: Create public tag</text:p>
          </table:table-cell>
          <table:table-cell table:style-name="ce245" office:value-type="string">
            <text:p>- Go to Site Explorer, create 1 document</text:p>
            <text:p>- Add 1 public tag for this document</text:p>
          </table:table-cell>
          <table:table-cell table:style-name="ce245" office:value-type="string">
            <text:p>Tag is added for document</text:p>
          </table:table-cell>
          <table:table-cell table:style-name="ce245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45"/>
        </table:table-row>
        <table:table-row table:style-name="ro13">
          <table:table-cell table:style-name="ce137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65" office:value-type="string">
            <text:p>FNC_ECMS_WCM_CAT_03</text:p>
          </table:table-cell>
          <table:table-cell table:style-name="ce148"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table:style-name="ce156" office:value-type="string">
            <text:p>WCM\Categories\Tags</text:p>
          </table:table-cell>
          <table:table-cell table:style-name="ce306" office:value-type="string">
            <text:p>Check the displaying of public tag</text:p>
          </table:table-cell>
          <table:table-cell table:style-name="ce245" office:value-type="string">
            <text:p>Step 2: Check the displaying of public tag in News page</text:p>
          </table:table-cell>
          <table:table-cell table:style-name="ce245" office:value-type="string">
            <text:p>- Go to News page</text:p>
          </table:table-cell>
          <table:table-cell table:style-name="ce245" office:value-type="string">
            <text:p>Public tag is displayed</text:p>
          </table:table-cell>
          <table:table-cell table:style-name="ce245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45"/>
        </table:table-row>
        <table:table-row table:style-name="ro20">
          <table:table-cell table:style-name="ce137" table:formula="of:=IF(VALUE(MID([.F152];6;FIND(&quot;:&quot;;[.F152];1)-FIND(&quot; &quot;;[.F152];1)-1))&gt;VALUE(MID([.F151];6;FIND(&quot;:&quot;;[.F151];1)-FIND(&quot; &quot;;[.F151];1)-1));&quot;&quot;;MAX([.A$7:.A151])+1)" office:value-type="float" office:value="63">
            <text:p>063</text:p>
          </table:table-cell>
          <table:table-cell table:style-name="ce65" office:value-type="string">
            <text:p>FNC_ECMS_WCM_CAT_03</text:p>
          </table:table-cell>
          <table:table-cell table:style-name="ce148" table:formula="of:=IF(VALUE(MID([.F152];6;FIND(&quot;:&quot;;[.F152];1)-FIND(&quot; &quot;;[.F152];1)-1))&gt;VALUE(MID([.F151];6;FIND(&quot;:&quot;;[.F151];1)-FIND(&quot; &quot;;[.F151];1)-1));[.C151];[.C151]+1)" office:value-type="float" office:value="3">
            <text:p>003</text:p>
          </table:table-cell>
          <table:table-cell table:style-name="ce156" office:value-type="string">
            <text:p>WCM\Categories\Tags</text:p>
          </table:table-cell>
          <table:table-cell table:style-name="ce116" office:value-type="string">
            <text:p>View document/web content using tag</text:p>
          </table:table-cell>
          <table:table-cell table:style-name="ce245" office:value-type="string">
            <text:p>Step 1: Create public tag</text:p>
          </table:table-cell>
          <table:table-cell table:style-name="ce245" office:value-type="string">
            <text:p>- Go to Site Explorer, create 1 document</text:p>
            <text:p>- Add 1 public tag for this document</text:p>
          </table:table-cell>
          <table:table-cell table:style-name="ce245" office:value-type="string">
            <text:p>Tag is added for document</text:p>
          </table:table-cell>
          <table:table-cell table:style-name="ce245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45"/>
        </table:table-row>
        <table:table-row table:style-name="ro13">
          <table:table-cell table:style-name="ce137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65" office:value-type="string">
            <text:p>FNC_ECMS_WCM_CAT_03</text:p>
          </table:table-cell>
          <table:table-cell table:style-name="ce148"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table:style-name="ce156" office:value-type="string">
            <text:p>WCM\Categories\Tags</text:p>
          </table:table-cell>
          <table:table-cell table:style-name="ce306" office:value-type="string">
            <text:p>View document/web content using tag</text:p>
          </table:table-cell>
          <table:table-cell table:style-name="ce245" office:value-type="string">
            <text:p>Step 2: Check the displaying of public tag in News page</text:p>
          </table:table-cell>
          <table:table-cell table:style-name="ce245" office:value-type="string">
            <text:p>- Go to News page</text:p>
          </table:table-cell>
          <table:table-cell table:style-name="ce245" office:value-type="string">
            <text:p>Public tag is displayed</text:p>
          </table:table-cell>
          <table:table-cell table:style-name="ce245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45"/>
        </table:table-row>
        <table:table-row table:style-name="ro13">
          <table:table-cell table:style-name="ce137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65" office:value-type="string">
            <text:p>FNC_ECMS_WCM_CAT_03</text:p>
          </table:table-cell>
          <table:table-cell table:style-name="ce148"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table:style-name="ce156" office:value-type="string">
            <text:p>WCM\Categories\Tags</text:p>
          </table:table-cell>
          <table:table-cell table:style-name="ce306" office:value-type="string">
            <text:p>View document/web content using tag</text:p>
          </table:table-cell>
          <table:table-cell table:style-name="ce245" office:value-type="string">
            <text:p>Step 3: View document/web content</text:p>
          </table:table-cell>
          <table:table-cell table:style-name="ce245" office:value-type="string">
            <text:p>- Click on public tag</text:p>
          </table:table-cell>
          <table:table-cell table:style-name="ce245" office:value-type="string">
            <text:p>Document/web content is displayed</text:p>
          </table:table-cell>
          <table:table-cell table:style-name="ce245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45"/>
        </table:table-row>
        <table:table-row table:style-name="ro16">
          <table:table-cell table:style-name="ce137" table:formula="of:=IF(VALUE(MID([.F155];6;FIND(&quot;:&quot;;[.F155];1)-FIND(&quot; &quot;;[.F155];1)-1))&gt;VALUE(MID([.F154];6;FIND(&quot;:&quot;;[.F154];1)-FIND(&quot; &quot;;[.F154];1)-1));&quot;&quot;;MAX([.A$7:.A154])+1)" office:value-type="float" office:value="64">
            <text:p>064</text:p>
          </table:table-cell>
          <table:table-cell table:style-name="ce65" office:value-type="string">
            <text:p>FNC_ECMS_WCM_CAT_03</text:p>
          </table:table-cell>
          <table:table-cell table:style-name="ce148" table:formula="of:=IF(VALUE(MID([.F155];6;FIND(&quot;:&quot;;[.F155];1)-FIND(&quot; &quot;;[.F155];1)-1))&gt;VALUE(MID([.F154];6;FIND(&quot;:&quot;;[.F154];1)-FIND(&quot; &quot;;[.F154];1)-1));[.C154];[.C154]+1)" office:value-type="float" office:value="4">
            <text:p>004</text:p>
          </table:table-cell>
          <table:table-cell table:style-name="ce156" office:value-type="string">
            <text:p>WCM\Categories\Tags</text:p>
          </table:table-cell>
          <table:table-cell table:style-name="ce116" office:value-type="string">
            <text:p>View document/web content while user doesn't have permission to view</text:p>
          </table:table-cell>
          <table:table-cell table:style-name="ce245" office:value-type="string">
            <text:p>Step 1: Create public tag</text:p>
          </table:table-cell>
          <table:table-cell table:style-name="ce245" office:value-type="string">
            <text:p>- Go to Site Explorer, create 1 document</text:p>
            <text:p>- Add 1 public tag for this document</text:p>
          </table:table-cell>
          <table:table-cell table:style-name="ce245" office:value-type="string">
            <text:p>Tag is added for document</text:p>
          </table:table-cell>
          <table:table-cell table:style-name="ce245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45"/>
        </table:table-row>
        <table:table-row table:style-name="ro20">
          <table:table-cell table:style-name="ce137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65" office:value-type="string">
            <text:p>FNC_ECMS_WCM_CAT_03</text:p>
          </table:table-cell>
          <table:table-cell table:style-name="ce148"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table:style-name="ce156" office:value-type="string">
            <text:p>WCM\Categories\Tags</text:p>
          </table:table-cell>
          <table:table-cell table:style-name="ce306" office:value-type="string">
            <text:p>View document/web content while user doesn't have permission to view</text:p>
          </table:table-cell>
          <table:table-cell table:style-name="ce245" office:value-type="string">
            <text:p>Step 2: Check the displaying of public tag in News page</text:p>
          </table:table-cell>
          <table:table-cell table:style-name="ce245" office:value-type="string">
            <text:p>- Go to News page</text:p>
          </table:table-cell>
          <table:table-cell table:style-name="ce245" office:value-type="string">
            <text:p>Public tag is displayed</text:p>
          </table:table-cell>
          <table:table-cell table:style-name="ce245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45"/>
        </table:table-row>
        <table:table-row table:style-name="ro16">
          <table:table-cell table:style-name="ce137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65" office:value-type="string">
            <text:p>FNC_ECMS_WCM_CAT_03</text:p>
          </table:table-cell>
          <table:table-cell table:style-name="ce148"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table:style-name="ce156" office:value-type="string">
            <text:p>WCM\Categories\Tags</text:p>
          </table:table-cell>
          <table:table-cell table:style-name="ce306" office:value-type="string">
            <text:p>View document/web content while user doesn't have permission to view</text:p>
          </table:table-cell>
          <table:table-cell table:style-name="ce245" office:value-type="string">
            <text:p>Step 3: View document/web content</text:p>
          </table:table-cell>
          <table:table-cell table:style-name="ce245" office:value-type="string">
            <text:p>- Login by user who does not have permission to view content of document at step 1</text:p>
            <text:p>- Click on public tag</text:p>
          </table:table-cell>
          <table:table-cell table:style-name="ce245" office:value-type="string">
            <text:p>No document is displayed</text:p>
          </table:table-cell>
          <table:table-cell table:style-name="ce245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45"/>
        </table:table-row>
        <table:table-row table:style-name="ro10" table:number-rows-repeated="108">
          <table:table-cell table:style-name="ce245" table:number-columns-repeated="2"/>
          <table:table-cell table:style-name="ce299"/>
          <table:table-cell table:style-name="ce245" table:number-columns-repeated="6"/>
          <table:table-cell table:number-columns-repeated="247"/>
        </table:table-row>
        <table:table-row table:style-name="ro10" table:number-rows-repeated="11">
          <table:table-cell table:style-name="ce143" table:number-columns-repeated="2"/>
          <table:table-cell table:style-name="ce138"/>
          <table:table-cell table:style-name="ce143" table:number-columns-repeated="253"/>
        </table:table-row>
        <table:table-row table:style-name="ro10" table:number-rows-repeated="1048299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Summary_Report" table:style-name="ta7" table:print="false">
        <table:table-column table:style-name="co66" table:default-cell-style-name="ce272"/>
        <table:table-column table:style-name="co67" table:default-cell-style-name="ce272"/>
        <table:table-column table:style-name="co68" table:default-cell-style-name="ce272"/>
        <table:table-column table:style-name="co67" table:default-cell-style-name="ce272"/>
        <table:table-column table:style-name="co69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8" table:default-cell-style-name="ce272"/>
        <table:table-row table:style-name="ro17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8" table:number-columns-repeated="245"/>
          <table:table-cell/>
        </table:table-row>
        <table:table-row table:style-name="ro79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80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13">
          <table:table-cell table:style-name="ce215" office:value-type="string">
            <text:p>FNC_ECMS_WCM_SCV_01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Select content to add for single content viewer </text:p>
          </table:table-cell>
          <table:table-cell table:style-name="ce273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2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for SCV page</text:p>
          </table:table-cell>
          <table:table-cell table:style-name="ce273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3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action</text:p>
          </table:table-cell>
          <table:table-cell table:style-name="ce273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4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7])*([$Single_Content_Viewer.A$7:.A$1041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5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8])*([$Single_Content_Viewer.A$7:.A$104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1</text:p>
          </table:table-cell>
          <table:table-cell table:style-name="ce54" office:value-type="string">
            <text:p>Viewers\Content list viewer</text:p>
          </table:table-cell>
          <table:table-cell table:style-name="ce73" office:value-type="string">
            <text:p>Add new\Select_Folder</text:p>
          </table:table-cell>
          <table:table-cell table:style-name="ce73" office:value-type="string">
            <text:p>Create new CLV page using folder</text:p>
          </table:table-cell>
          <table:table-cell table:style-name="ce273" table:formula="of:=SUMPRODUCT(([$Content_List_Viewer.B$7:.B$1139]=[.$A9])*([$Content_List_Viewer.A$7:.A$1139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2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Add new\Select_Content</text:p>
          </table:table-cell>
          <table:table-cell table:style-name="ce73" office:value-type="string">
            <text:p>Create new CLV page using content</text:p>
          </table:table-cell>
          <table:table-cell table:style-name="ce273" table:formula="of:=SUMPRODUCT(([$Content_List_Viewer.B$7:.B$1139]=[.$A10])*([$Content_List_Viewer.A$7:.A$1139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3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display content by content list viewer </text:p>
          </table:table-cell>
          <table:table-cell table:style-name="ce273" table:formula="of:=SUMPRODUCT(([$Content_List_Viewer.B$7:.B$1139]=[.$A11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4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Edit content after display on content list viewer</text:p>
          </table:table-cell>
          <table:table-cell table:style-name="ce273" table:formula="of:=SUMPRODUCT(([$Content_List_Viewer.B$7:.B$1139]=[.$A12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5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3])*([$Content_List_Viewer.A$7:.A$1139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6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4])*([$Content_List_Viewer.A$7:.A$1139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CBQ_01</text:p>
          </table:table-cell>
          <table:table-cell table:style-name="ce59" office:value-type="string">
            <text:p>WCM\Viewers\Contents Query</text:p>
          </table:table-cell>
          <table:table-cell table:style-name="ce73" office:value-type="string">
            <text:p>Content by query</text:p>
          </table:table-cell>
          <table:table-cell table:style-name="ce73" office:value-type="string">
            <text:p>Search content using query</text:p>
          </table:table-cell>
          <table:table-cell table:style-name="ce273" table:formula="of:=SUMPRODUCT(([$Content_By_Query.B$7:.B$1139]=[.$A15])*([$Content_By_Query.A$7:.A$1139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1</text:p>
          </table:table-cell>
          <table:table-cell table:style-name="ce54" office:value-type="string">
            <text:p>Banner\Edit</text:p>
          </table:table-cell>
          <table:table-cell table:style-name="ce73" office:value-type="string">
            <text:p>Edit banner</text:p>
          </table:table-cell>
          <table:table-cell table:style-name="ce73" office:value-type="string">
            <text:p>Edit information on banner site_sites.</text:p>
          </table:table-cell>
          <table:table-cell table:style-name="ce273" table:formula="of:=SUMPRODUCT(([$Banner_Footer.B$7:.B$1001]=[.$A16])*([$Banner_Footer.A$7:.A$100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2</text:p>
          </table:table-cell>
          <table:table-cell table:style-name="ce54" office:value-type="string">
            <text:p>Footer\Edit</text:p>
          </table:table-cell>
          <table:table-cell table:style-name="ce73" office:value-type="string">
            <text:p>Edit footer</text:p>
          </table:table-cell>
          <table:table-cell table:style-name="ce73" office:value-type="string">
            <text:p>Edit footer of site</text:p>
          </table:table-cell>
          <table:table-cell table:style-name="ce273" table:formula="of:=SUMPRODUCT(([$Banner_Footer.B$7:.B$1001]=[.$A17])*([$Banner_Footer.A$7:.A$1001]&lt;&gt;&quot;&quot;))" office:value-type="float" office:value="5">
            <text:p>5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3</text:p>
          </table:table-cell>
          <table:table-cell table:style-name="ce54" office:value-type="string">
            <text:p>Homepage\Edit</text:p>
          </table:table-cell>
          <table:table-cell table:style-name="ce73" office:value-type="string">
            <text:p>Edit homepage</text:p>
          </table:table-cell>
          <table:table-cell table:style-name="ce73" office:value-type="string">
            <text:p>Edit homepage of site</text:p>
          </table:table-cell>
          <table:table-cell table:style-name="ce273" table:formula="of:=SUMPRODUCT(([$Banner_Footer.B$7:.B$1001]=[.$A18])*([$Banner_Footer.A$7:.A$100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1</text:p>
          </table:table-cell>
          <table:table-cell table:style-name="ce54" office:value-type="string">
            <text:p>Search</text:p>
          </table:table-cell>
          <table:table-cell table:style-name="ce73" office:value-type="string">
            <text:p>Page</text:p>
          </table:table-cell>
          <table:table-cell table:style-name="ce73" office:value-type="string">
            <text:p>Simple search by search portlet</text:p>
          </table:table-cell>
          <table:table-cell table:style-name="ce273" table:formula="of:=SUMPRODUCT(([$Search.B$7:.B$1080]=[.$A19])*([$Search.A$7:.A$1080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2</text:p>
          </table:table-cell>
          <table:table-cell table:style-name="ce124" office:value-type="string">
            <text:p>Search</text:p>
          </table:table-cell>
          <table:table-cell table:style-name="ce256" office:value-type="string">
            <text:p>Setting</text:p>
          </table:table-cell>
          <table:table-cell table:style-name="ce73" office:value-type="string">
            <text:p>Setting to display search results</text:p>
          </table:table-cell>
          <table:table-cell table:style-name="ce273" table:formula="of:=SUMPRODUCT(([$Search.B$7:.B$1080]=[.$A20])*([$Search.A$7:.A$1080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3</text:p>
          </table:table-cell>
          <table:table-cell table:style-name="ce124" office:value-type="string">
            <text:p>Search</text:p>
          </table:table-cell>
          <table:table-cell table:style-name="ce73" office:value-type="string">
            <text:p>Textbox</text:p>
          </table:table-cell>
          <table:table-cell table:style-name="ce73" office:value-type="string">
            <text:p>Use textbox to search without login</text:p>
          </table:table-cell>
          <table:table-cell table:style-name="ce273" table:formula="of:=SUMPRODUCT(([$Search.B$7:.B$1080]=[.$A21])*([$Search.A$7:.A$1080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1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Appearance</text:p>
          </table:table-cell>
          <table:table-cell table:style-name="ce73" office:value-type="string">
            <text:p>Appearance</text:p>
          </table:table-cell>
          <table:table-cell table:style-name="ce273" table:formula="of:=SUMPRODUCT(([$SEO.B$7:.B$1087]=[.$A22])*([$SEO.A$7:.A$1087]&lt;&gt;&quot;&quot;))" office:value-type="float" office:value="6">
            <text:p>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2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Metadata</text:p>
          </table:table-cell>
          <table:table-cell table:style-name="ce73" office:value-type="string">
            <text:p>Metadata</text:p>
          </table:table-cell>
          <table:table-cell table:style-name="ce273" table:formula="of:=SUMPRODUCT(([$SEO.B$7:.B$1087]=[.$A23])*([$SEO.A$7:.A$1087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3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Site Map</text:p>
          </table:table-cell>
          <table:table-cell table:style-name="ce73" office:value-type="string">
            <text:p>Site Map</text:p>
          </table:table-cell>
          <table:table-cell table:style-name="ce273" table:formula="of:=SUMPRODUCT(([$SEO.B$7:.B$1087]=[.$A24])*([$SEO.A$7:.A$1087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MICS_01.001</text:p>
          </table:table-cell>
          <table:table-cell table:style-name="ce124" office:value-type="string">
            <text:p>Others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check</text:p>
          </table:table-cell>
          <table:table-cell table:style-name="ce273" table:formula="of:=SUMPRODUCT(([$Other_Actions.B$7:.B$1094]=[.$A25])*([$Other_Actions.A$7:.A$1094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1</text:p>
          </table:table-cell>
          <table:table-cell table:style-name="ce54" office:value-type="string">
            <text:p>Newsletter\Viewer</text:p>
          </table:table-cell>
          <table:table-cell table:style-name="ce73" office:value-type="string">
            <text:p>Newsletter Viewer</text:p>
          </table:table-cell>
          <table:table-cell table:style-name="ce73" office:value-type="string">
            <text:p>Subscribe a newsletter</text:p>
          </table:table-cell>
          <table:table-cell table:style-name="ce273" table:formula="of:=SUMPRODUCT(([$Newsletter.B$7:.B$1169]=[.$A26])*([$Newsletter.A$7:.A$1169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2</text:p>
          </table:table-cell>
          <table:table-cell table:style-name="ce263" office:value-type="string">
            <text:p>Newsletter\Management </text:p>
          </table:table-cell>
          <table:table-cell table:style-name="ce73" office:value-type="string">
            <text:p>Category <text:s/></text:p>
          </table:table-cell>
          <table:table-cell table:style-name="ce73" office:value-type="string">
            <text:p>Manage category</text:p>
          </table:table-cell>
          <table:table-cell table:style-name="ce273" table:formula="of:=SUMPRODUCT(([$Newsletter.B$7:.B$1169]=[.$A27])*([$Newsletter.A$7:.A$1169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3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Subscription</text:p>
          </table:table-cell>
          <table:table-cell table:style-name="ce73" office:value-type="string">
            <text:p>Manage subsciption</text:p>
          </table:table-cell>
          <table:table-cell table:style-name="ce273" table:formula="of:=SUMPRODUCT(([$Newsletter.B$7:.B$1169]=[.$A28])*([$Newsletter.A$7:.A$1169]&lt;&gt;&quot;&quot;))" office:value-type="float" office:value="21">
            <text:p>2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4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Newsletter <text:s/></text:p>
          </table:table-cell>
          <table:table-cell table:style-name="ce73" office:value-type="string">
            <text:p>Manage newsletter</text:p>
          </table:table-cell>
          <table:table-cell table:style-name="ce273" table:formula="of:=SUMPRODUCT(([$Newsletter.B$7:.B$1169]=[.$A29])*([$Newsletter.A$7:.A$1169]&lt;&gt;&quot;&quot;))" office:value-type="float" office:value="22">
            <text:p>2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5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Administration</text:p>
          </table:table-cell>
          <table:table-cell table:style-name="ce73" office:value-type="string">
            <text:p>Manage users who registered to receive newsletter</text:p>
          </table:table-cell>
          <table:table-cell table:style-name="ce273" table:formula="of:=SUMPRODUCT(([$Newsletter.B$7:.B$1169]=[.$A30])*([$Newsletter.A$7:.A$1169]&lt;&gt;&quot;&quot;))" office:value-type="float" office:value="11">
            <text:p>1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1</text:p>
          </table:table-cell>
          <table:table-cell table:style-name="ce129" office:value-type="string">
            <text:p>Form Generato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new node type and dialog form</text:p>
          </table:table-cell>
          <table:table-cell table:style-name="ce273" table:formula="of:=SUMPRODUCT(([$Form_Generator.B$7:.B$1099]=[.$A31])*([$Form_Generator.A$7:.A$1099]&lt;&gt;&quot;&quot;))" office:value-type="float" office:value="12">
            <text:p>1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2</text:p>
          </table:table-cell>
          <table:table-cell table:style-name="ce129" office:value-type="string">
            <text:p>FCC 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document using Fast Content Creator</text:p>
          </table:table-cell>
          <table:table-cell table:style-name="ce273" table:formula="of:=SUMPRODUCT(([$Form_Generator.B$7:.B$1099]=[.$A32])*([$Form_Generator.A$7:.A$1099]&lt;&gt;&quot;&quot;))" office:value-type="float" office:value="10">
            <text:p>1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1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Category Navigation</text:p>
          </table:table-cell>
          <table:table-cell table:style-name="ce73" office:value-type="string">
            <text:p>Edit category portlet</text:p>
          </table:table-cell>
          <table:table-cell table:style-name="ce273" table:formula="of:=SUMPRODUCT(([$Categories.B$7:.B$1123]=[.$A33])*([$Categories.A$7:.A$1123]&lt;&gt;&quot;&quot;))" office:value-type="float" office:value="20">
            <text:p>2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2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PCLV</text:p>
          </table:table-cell>
          <table:table-cell table:style-name="ce73" office:value-type="string">
            <text:p>List document/web content follow by the selected category</text:p>
          </table:table-cell>
          <table:table-cell table:style-name="ce273" table:formula="of:=SUMPRODUCT(([$Categories.B$7:.B$1123]=[.$A34])*([$Categories.A$7:.A$1123]&lt;&gt;&quot;&quot;))" office:value-type="float" office:value="40">
            <text:p>4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3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Tag</text:p>
          </table:table-cell>
          <table:table-cell table:style-name="ce73" office:value-type="string">
            <text:p>List document/web content using tag</text:p>
          </table:table-cell>
          <table:table-cell table:style-name="ce273" table:formula="of:=SUMPRODUCT(([$Categories.B$7:.B$1123]=[.$A35])*([$Categories.A$7:.A$1123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0">
          <table:table-cell table:style-name="ce271" office:value-type="string">
            <text:p>TOTAL</text:p>
          </table:table-cell>
          <table:table-cell table:style-name="ce271" table:number-columns-repeated="3"/>
          <table:table-cell table:style-name="ce274" table:formula="of:=SUM([.E4:.E35])" office:value-type="float" office:value="323">
            <text:p>323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0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Content_By_Query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  <table:database-ranges>
        <table:database-range table:name="__Anonymous_Sheet_DB__2" table:target-range-address="Single_Content_Viewer.K1:Single_Content_Viewer.K6" table:display-filter-buttons="true" table:orientation="column"/>
        <table:database-range table:name="__Anonymous_Sheet_DB__3" table:target-range-address="Content_List_Viewer.K1:Content_List_Viewer.K37" table:display-filter-buttons="true" table:orientation="column">
          <table:filter>
            <table:filter-or>
              <table:filter-condition table:field-number="10" table:value="thu.nguyen" table:operator="="/>
            </table:filter-or>
          </table:filter>
        </table:database-range>
        <table:database-range table:name="__Anonymous_Sheet_DB__4" table:target-range-address="Content_By_Query.K1:Content_By_Query.K34" table:display-filter-buttons="true" table:orientation="column"/>
        <table:database-range table:name="__Anonymous_Sheet_DB__9" table:target-range-address="Newsletter.K1:Newsletter.K242" table:display-filter-buttons="true" table:orientation="column">
          <table:filter>
            <table:filter-or>
              <table:filter-condition table:field-number="10" table:value="thu.nguyen" table:operator="="/>
            </table:filter-or>
          </table:filter>
        </table:database-range>
        <table:database-range table:name="__Anonymous_Sheet_DB__10" table:target-range-address="Form_Generator.K1:Form_Generator.K6" table:display-filter-buttons="true" table:orientation="column"/>
        <table:database-range table:name="__Anonymous_Sheet_DB__11" table:target-range-address="Categories.K1:Categories.K157" table:display-filter-buttons="true" table:orientation="column">
          <table:filter>
            <table:filter-or>
              <table:filter-condition table:field-number="10" table:value="thu.nguyen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date-style style:name="N126">
      <number:day/>
      <number:text>-</number:text>
      <number:month number:textual="true"/>
      <number:text>-</number:text>
      <number:year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 number:title="User-defined">
      <number:number number:decimal-places="0" number:min-integer-digits="3"/>
    </number:number-style>
    <number:date-style style:name="N130">
      <number:day number:style="long"/>
      <number:text>-</number:text>
      <number:month number:textual="true"/>
      <number:text>-</number:text>
      <number:year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date-style style:name="N201P0" style:volatile="true">
      <number:month/>
      <number:text>/</number:text>
      <number:day/>
      <number:text>/</number:text>
      <number:year/>
    </number:date-style>
    <number:text-style style:name="N201">
      <number:text-content/>
      <style:map style:condition="value()&gt;=0" style:apply-style-name="N201P0"/>
    </number:text-style>
    <number:number-style style:name="N202">
      <number:number number:decimal-places="0" number:min-integer-digits="4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12P0" style:volatile="true">
      <number:number number:decimal-places="0" number:min-integer-digits="1" number:grouping="true"/>
      <number:text> € </number:text>
    </number:number-style>
    <number:number-style style:name="N212P1" style:volatile="true">
      <number:text>-</number:text>
      <number:number number:decimal-places="0" number:min-integer-digits="1" number:grouping="true"/>
      <number:text> € </number:text>
    </number:number-style>
    <number:number-style style:name="N212P2" style:volatile="true">
      <number:text> - €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0" number:min-integer-digits="1" number:grouping="true"/>
      <number:text>    </number:text>
    </number:number-style>
    <number:number-style style:name="N216P1" style:volatile="true">
      <number:text>-</number:text>
      <number:number number:decimal-places="0" number:min-integer-digits="1" number:grouping="true"/>
      <number:text>    </number:text>
    </number:number-style>
    <number:number-style style:name="N216P2" style:volatile="true">
      <number:text> -   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€ </number:text>
    </number:number-style>
    <number:number-style style:name="N220P1" style:volatile="true">
      <number:text>-</number:text>
      <number:number number:decimal-places="2" number:min-integer-digits="1" number:grouping="true"/>
      <number:text> € </number:text>
    </number:number-style>
    <number:number-style style:name="N220P2" style:volatile="true">
      <number:text> -</number:text>
      <number:number number:decimal-places="0" number:min-integer-digits="0"/>
      <number:text>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   </number:text>
    </number:number-style>
    <number:number-style style:name="N224P1" style:volatile="true">
      <number:text>-</number:text>
      <number:number number:decimal-places="2" number:min-integer-digits="1" number:grouping="true"/>
      <number:text>    </number:text>
    </number:number-style>
    <number:number-style style:name="N224P2" style:volatile="true">
      <number:text> -</number:text>
      <number:number number:decimal-places="0" number:min-integer-digits="0"/>
      <number:text>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6P0"/>
    </number:currency-style>
    <number:date-style style:name="N227">
      <number:month number:style="long"/>
      <number:text>/</number:text>
      <number:day number:style="long"/>
    </number:date-style>
    <number:date-style style:name="N228">
      <number:month/>
      <number:text>/</number:text>
      <number:day/>
      <number:text>/</number:text>
      <number:year number:style="long"/>
    </number:date-style>
    <number:date-style style:name="N229">
      <number:day/>
      <number:text>-</number:text>
      <number:month number:textual="true"/>
    </number:date-style>
    <number:date-style style:name="N230">
      <number:day number:style="long"/>
      <number:text>/</number:text>
      <number:month number:style="long"/>
      <number:text>/</number:text>
      <number:year/>
    </number:date-style>
    <number:currency-style style:name="N23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2P0"/>
    </number:currency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currency-style style:name="N235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5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5P0"/>
    </number:currency-style>
    <number:number-style style:name="N236">
      <number:text>12344.1</number:text>
    </number:number-style>
    <number:number-style style:name="N237">
      <number:text>2</number:text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="0.7874in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11-16T08:33:40</meta:creation-date>
    <dc:date>2012-10-23T16:24:00</dc:date>
    <meta:editing-cycles>454</meta:editing-cycles>
    <meta:editing-duration>P5DT8H52M52S</meta:editing-duration>
    <dc:creator>exoplatform </dc:creator>
    <meta:document-statistic meta:table-count="13" meta:cell-count="10667" meta:object-count="2"/>
    <meta:user-defined meta:name="Info 1"/>
    <meta:user-defined meta:name="Info 2"/>
    <meta:user-defined meta:name="Info 3"/>
    <meta:user-defined meta:name="Info 4"/>
  </office:meta>
</office:document-meta>
</file>